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7.332cm"/>
    </style:style>
    <style:style style:name="co3" style:family="table-column">
      <style:table-column-properties fo:break-before="auto" style:column-width="39.536cm"/>
    </style:style>
    <style:style style:name="co4" style:family="table-column">
      <style:table-column-properties fo:break-before="auto" style:column-width="0.744cm"/>
    </style:style>
    <style:style style:name="co5" style:family="table-column">
      <style:table-column-properties fo:break-before="auto" style:column-width="1.07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981-0385</text:p>
          </table:table-cell>
          <table:table-cell office:value-type="string">
            <text:p>INTERDISCIPLINAR <text:s text:c="33"/></text:p>
          </table:table-cell>
          <table:table-cell office:value-type="string">
            <text:p>Geografias (Feira de Santa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3015</text:p>
          </table:table-cell>
          <table:table-cell office:value-type="string">
            <text:p>INTERDISCIPLINAR <text:s text:c="33"/></text:p>
          </table:table-cell>
          <table:table-cell office:value-type="string">
            <text:p>The International Journal of Advanced Manufacturing Technology (Interne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528</text:p>
          </table:table-cell>
          <table:table-cell office:value-type="string">
            <text:p>INTERDISCIPLINAR <text:s text:c="33"/></text:p>
          </table:table-cell>
          <table:table-cell office:value-type="string">
            <text:p>@rquivos da Fundação Otorrinolaring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856</text:p>
          </table:table-cell>
          <table:table-cell office:value-type="string">
            <text:p>INTERDISCIPLINAR <text:s text:c="33"/></text:p>
          </table:table-cell>
          <table:table-cell office:value-type="string">
            <text:p>@rquivos internacionais de otorrinolaringologi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30X</text:p>
          </table:table-cell>
          <table:table-cell office:value-type="string">
            <text:p>INTERDISCIPLINAR <text:s text:c="33"/></text:p>
          </table:table-cell>
          <table:table-cell office:value-type="string">
            <text:p>19&amp;20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922</text:p>
          </table:table-cell>
          <table:table-cell office:value-type="string">
            <text:p>INTERDISCIPLINAR <text:s text:c="33"/></text:p>
          </table:table-cell>
          <table:table-cell office:value-type="string">
            <text:p>A Agua em Rev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973</text:p>
          </table:table-cell>
          <table:table-cell office:value-type="string">
            <text:p>INTERDISCIPLINAR <text:s text:c="33"/></text:p>
          </table:table-cell>
          <table:table-cell office:value-type="string">
            <text:p>A Cor das Letras (UEF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7641</text:p>
          </table:table-cell>
          <table:table-cell office:value-type="string">
            <text:p>INTERDISCIPLINAR <text:s text:c="33"/></text:p>
          </table:table-cell>
          <table:table-cell office:value-type="string">
            <text:p>A Defesa Nac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430</text:p>
          </table:table-cell>
          <table:table-cell office:value-type="string">
            <text:p>INTERDISCIPLINAR <text:s text:c="33"/></text:p>
          </table:table-cell>
          <table:table-cell office:value-type="string">
            <text:p>A Física na Escol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163</text:p>
          </table:table-cell>
          <table:table-cell office:value-type="string">
            <text:p>INTERDISCIPLINAR <text:s text:c="33"/></text:p>
          </table:table-cell>
          <table:table-cell office:value-type="string">
            <text:p>A Hora Veteriná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9135</text:p>
          </table:table-cell>
          <table:table-cell office:value-type="string">
            <text:p>INTERDISCIPLINAR <text:s text:c="33"/></text:p>
          </table:table-cell>
          <table:table-cell office:value-type="string">
            <text:p>A Lavoura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336</text:p>
          </table:table-cell>
          <table:table-cell office:value-type="string">
            <text:p>INTERDISCIPLINAR <text:s text:c="33"/></text:p>
          </table:table-cell>
          <table:table-cell office:value-type="string">
            <text:p>A Terceira Ida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1423</text:p>
          </table:table-cell>
          <table:table-cell office:value-type="string">
            <text:p>INTERDISCIPLINAR <text:s text:c="33"/></text:p>
          </table:table-cell>
          <table:table-cell office:value-type="string">
            <text:p>AAPG Bulleti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202</text:p>
          </table:table-cell>
          <table:table-cell office:value-type="string">
            <text:p>INTERDISCIPLINAR <text:s text:c="33"/></text:p>
          </table:table-cell>
          <table:table-cell office:value-type="string">
            <text:p>Abc Educatio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720</text:p>
          </table:table-cell>
          <table:table-cell office:value-type="string">
            <text:p>INTERDISCIPLINAR <text:s text:c="33"/></text:p>
          </table:table-cell>
          <table:table-cell office:value-type="string">
            <text:p>ABCD. Arquivos Brasileiros de Cirurgia Digestiv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56</text:p>
          </table:table-cell>
          <table:table-cell office:value-type="string">
            <text:p>INTERDISCIPLINAR <text:s text:c="33"/></text:p>
          </table:table-cell>
          <table:table-cell office:value-type="string">
            <text:p>ABCDes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2731</text:p>
          </table:table-cell>
          <table:table-cell office:value-type="string">
            <text:p>INTERDISCIPLINAR <text:s text:c="33"/></text:p>
          </table:table-cell>
          <table:table-cell office:value-type="string">
            <text:p>ABO. Revista de Medicina Transfus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792</text:p>
          </table:table-cell>
          <table:table-cell office:value-type="string">
            <text:p>INTERDISCIPLINAR <text:s text:c="33"/></text:p>
          </table:table-cell>
          <table:table-cell office:value-type="string">
            <text:p>Abstracta : linguagem, mente e ação (Niterói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604</text:p>
          </table:table-cell>
          <table:table-cell office:value-type="string">
            <text:p>INTERDISCIPLINAR <text:s text:c="33"/></text:p>
          </table:table-cell>
          <table:table-cell office:value-type="string">
            <text:p>Academos (São Bernardo do Camp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436</text:p>
          </table:table-cell>
          <table:table-cell office:value-type="string">
            <text:p>INTERDISCIPLINAR <text:s text:c="33"/></text:p>
          </table:table-cell>
          <table:table-cell office:value-type="string">
            <text:p>Ação &amp; Movimento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552</text:p>
          </table:table-cell>
          <table:table-cell office:value-type="string">
            <text:p>INTERDISCIPLINAR <text:s text:c="33"/></text:p>
          </table:table-cell>
          <table:table-cell office:value-type="string">
            <text:p>Ação Ambiental (UFV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8-2678</text:p>
          </table:table-cell>
          <table:table-cell office:value-type="string">
            <text:p>INTERDISCIPLINAR <text:s text:c="33"/></text:p>
          </table:table-cell>
          <table:table-cell office:value-type="string">
            <text:p>Acción Crí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9-1775</text:p>
          </table:table-cell>
          <table:table-cell office:value-type="string">
            <text:p>INTERDISCIPLINAR <text:s text:c="33"/></text:p>
          </table:table-cell>
          <table:table-cell office:value-type="string">
            <text:p>Accreditation and Quality Assura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00X</text:p>
          </table:table-cell>
          <table:table-cell office:value-type="string">
            <text:p>INTERDISCIPLINAR <text:s text:c="33"/></text:p>
          </table:table-cell>
          <table:table-cell office:value-type="string">
            <text:p>Acervo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67X</text:p>
          </table:table-cell>
          <table:table-cell office:value-type="string">
            <text:p>INTERDISCIPLINAR <text:s text:c="33"/></text:p>
          </table:table-cell>
          <table:table-cell office:value-type="string">
            <text:p>Acervo On-line de Mídia Regional (UNITAU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855</text:p>
          </table:table-cell>
          <table:table-cell office:value-type="string">
            <text:p>INTERDISCIPLINAR <text:s text:c="33"/></text:p>
          </table:table-cell>
          <table:table-cell office:value-type="string">
            <text:p>Achegas.ne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3241</text:p>
          </table:table-cell>
          <table:table-cell office:value-type="string">
            <text:p>INTERDISCIPLINAR <text:s text:c="33"/></text:p>
          </table:table-cell>
          <table:table-cell office:value-type="string">
            <text:p>ACI Structural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9293</text:p>
          </table:table-cell>
          <table:table-cell office:value-type="string">
            <text:p>INTERDISCIPLINAR <text:s text:c="33"/></text:p>
          </table:table-cell>
          <table:table-cell office:value-type="string">
            <text:p>ACIS International Journal of Computer and Information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0300</text:p>
          </table:table-cell>
          <table:table-cell office:value-type="string">
            <text:p>INTERDISCIPLINAR <text:s text:c="33"/></text:p>
          </table:table-cell>
          <table:table-cell office:value-type="string">
            <text:p>ACM Computing Survey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4-6654</text:p>
          </table:table-cell>
          <table:table-cell office:value-type="string">
            <text:p>INTERDISCIPLINAR <text:s text:c="33"/></text:p>
          </table:table-cell>
          <table:table-cell office:value-type="string">
            <text:p>ACM Journal of Experimental Algorith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3500</text:p>
          </table:table-cell>
          <table:table-cell office:value-type="string">
            <text:p>INTERDISCIPLINAR <text:s text:c="33"/></text:p>
          </table:table-cell>
          <table:table-cell office:value-type="string">
            <text:p>ACM Transactions on Mathematical Softwa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686</text:p>
          </table:table-cell>
          <table:table-cell office:value-type="string">
            <text:p>INTERDISCIPLINAR <text:s text:c="33"/></text:p>
          </table:table-cell>
          <table:table-cell office:value-type="string">
            <text:p>Acolhendo a Alfabetização nos Países de Língua Portuguesa (U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5967</text:p>
          </table:table-cell>
          <table:table-cell office:value-type="string">
            <text:p>INTERDISCIPLINAR <text:s text:c="33"/></text:p>
          </table:table-cell>
          <table:table-cell office:value-type="string">
            <text:p>Acta Amazonica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298</text:p>
          </table:table-cell>
          <table:table-cell office:value-type="string">
            <text:p>INTERDISCIPLINAR <text:s text:c="33"/></text:p>
          </table:table-cell>
          <table:table-cell office:value-type="string">
            <text:p>Acta Ambiental Catarinens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019</text:p>
          </table:table-cell>
          <table:table-cell office:value-type="string">
            <text:p>INTERDISCIPLINAR <text:s text:c="33"/></text:p>
          </table:table-cell>
          <table:table-cell office:value-type="string">
            <text:p>Acta Applicandae Mathematica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5765</text:p>
          </table:table-cell>
          <table:table-cell office:value-type="string">
            <text:p>INTERDISCIPLINAR <text:s text:c="33"/></text:p>
          </table:table-cell>
          <table:table-cell office:value-type="string">
            <text:p>Acta Astronaut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55X</text:p>
          </table:table-cell>
          <table:table-cell office:value-type="string">
            <text:p>INTERDISCIPLINAR <text:s text:c="33"/></text:p>
          </table:table-cell>
          <table:table-cell office:value-type="string">
            <text:p>Acta AWHO (Impresso) (Cessou em 2001. Cont. ISSN 1678-2143 Acta AWHO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548X</text:p>
          </table:table-cell>
          <table:table-cell office:value-type="string">
            <text:p>INTERDISCIPLINAR <text:s text:c="33"/></text:p>
          </table:table-cell>
          <table:table-cell office:value-type="string">
            <text:p>Acta Biologica Colombian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354</text:p>
          </table:table-cell>
          <table:table-cell office:value-type="string">
            <text:p>INTERDISCIPLINAR <text:s text:c="33"/></text:p>
          </table:table-cell>
          <table:table-cell office:value-type="string">
            <text:p>Acta Biologica Leopoldensia (Cessou em 2006. Cont. ISSN 1809-9939 Neotropical Biology and Conservatio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306</text:p>
          </table:table-cell>
          <table:table-cell office:value-type="string">
            <text:p>INTERDISCIPLINAR <text:s text:c="33"/></text:p>
          </table:table-cell>
          <table:table-cell office:value-type="string">
            <text:p>Acta Botanica Brasílic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9506</text:p>
          </table:table-cell>
          <table:table-cell office:value-type="string">
            <text:p>INTERDISCIPLINAR <text:s text:c="33"/></text:p>
          </table:table-cell>
          <table:table-cell office:value-type="string">
            <text:p>Acta Botánica Malacit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650</text:p>
          </table:table-cell>
          <table:table-cell office:value-type="string">
            <text:p>INTERDISCIPLINAR <text:s text:c="33"/></text:p>
          </table:table-cell>
          <table:table-cell office:value-type="string">
            <text:p>Acta Cirúrgica Brasileir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0-5368</text:p>
          </table:table-cell>
          <table:table-cell office:value-type="string">
            <text:p>INTERDISCIPLINAR <text:s text:c="33"/></text:p>
          </table:table-cell>
          <table:table-cell office:value-type="string">
            <text:p>Acta Crystallographica. Section 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547</text:p>
          </table:table-cell>
          <table:table-cell office:value-type="string">
            <text:p>INTERDISCIPLINAR <text:s text:c="33"/></text:p>
          </table:table-cell>
          <table:table-cell office:value-type="string">
            <text:p>Acta Cytolog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2383</text:p>
          </table:table-cell>
          <table:table-cell office:value-type="string">
            <text:p>INTERDISCIPLINAR <text:s text:c="33"/></text:p>
          </table:table-cell>
          <table:table-cell office:value-type="string">
            <text:p>Acta Farmacéutica Bonaeren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795</text:p>
          </table:table-cell>
          <table:table-cell office:value-type="string">
            <text:p>INTERDISCIPLINAR <text:s text:c="33"/></text:p>
          </table:table-cell>
          <table:table-cell office:value-type="string">
            <text:p>Acta Fisiatrica (U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772</text:p>
          </table:table-cell>
          <table:table-cell office:value-type="string">
            <text:p>INTERDISCIPLINAR <text:s text:c="33"/></text:p>
          </table:table-cell>
          <table:table-cell office:value-type="string">
            <text:p>Acta Geográfica (UFR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1-1125</text:p>
          </table:table-cell>
          <table:table-cell office:value-type="string">
            <text:p>INTERDISCIPLINAR <text:s text:c="33"/></text:p>
          </table:table-cell>
          <table:table-cell office:value-type="string">
            <text:p>Acta Geotechnica (Berlin. 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1281</text:p>
          </table:table-cell>
          <table:table-cell office:value-type="string">
            <text:p>INTERDISCIPLINAR <text:s text:c="33"/></text:p>
          </table:table-cell>
          <table:table-cell office:value-type="string">
            <text:p>Acta Histochemic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7-7572</text:p>
          </table:table-cell>
          <table:table-cell office:value-type="string">
            <text:p>INTERDISCIPLINAR <text:s text:c="33"/></text:p>
          </table:table-cell>
          <table:table-cell office:value-type="string">
            <text:p>Acta Horticultura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712</text:p>
          </table:table-cell>
          <table:table-cell office:value-type="string">
            <text:p>INTERDISCIPLINAR <text:s text:c="33"/></text:p>
          </table:table-cell>
          <table:table-cell office:value-type="string">
            <text:p>Acta Limnológica Brasiliens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6454</text:p>
          </table:table-cell>
          <table:table-cell office:value-type="string">
            <text:p>INTERDISCIPLINAR <text:s text:c="33"/></text:p>
          </table:table-cell>
          <table:table-cell office:value-type="string">
            <text:p>Acta Materialia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37</text:p>
          </table:table-cell>
          <table:table-cell office:value-type="string">
            <text:p>INTERDISCIPLINAR <text:s text:c="33"/></text:p>
          </table:table-cell>
          <table:table-cell office:value-type="string">
            <text:p>Acta Médica (Porto Alegr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399X</text:p>
          </table:table-cell>
          <table:table-cell office:value-type="string">
            <text:p>INTERDISCIPLINAR <text:s text:c="33"/></text:p>
          </table:table-cell>
          <table:table-cell office:value-type="string">
            <text:p>Acta Médica Portugues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2708</text:p>
          </table:table-cell>
          <table:table-cell office:value-type="string">
            <text:p>INTERDISCIPLINAR <text:s text:c="33"/></text:p>
          </table:table-cell>
          <table:table-cell office:value-type="string">
            <text:p>Acta Neuropsychiatr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46-609X</text:p>
          </table:table-cell>
          <table:table-cell office:value-type="string">
            <text:p>INTERDISCIPLINAR <text:s text:c="33"/></text:p>
          </table:table-cell>
          <table:table-cell office:value-type="string">
            <text:p>Acta Oecologica (Montroug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5-3907</text:p>
          </table:table-cell>
          <table:table-cell office:value-type="string">
            <text:p>INTERDISCIPLINAR <text:s text:c="33"/></text:p>
          </table:table-cell>
          <table:table-cell office:value-type="string">
            <text:p>Acta Ophthalmologica Scandinavica (Cessou em 2007. Cont. ISSN 1755-375X Acta Ophthalmologica (2008. 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770</text:p>
          </table:table-cell>
          <table:table-cell office:value-type="string">
            <text:p>INTERDISCIPLINAR <text:s text:c="33"/></text:p>
          </table:table-cell>
          <table:table-cell office:value-type="string">
            <text:p>Acta OR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852</text:p>
          </table:table-cell>
          <table:table-cell office:value-type="string">
            <text:p>INTERDISCIPLINAR <text:s text:c="33"/></text:p>
          </table:table-cell>
          <table:table-cell office:value-type="string">
            <text:p>Acta Ortopédica Brasileir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489</text:p>
          </table:table-cell>
          <table:table-cell office:value-type="string">
            <text:p>INTERDISCIPLINAR <text:s text:c="33"/></text:p>
          </table:table-cell>
          <table:table-cell office:value-type="string">
            <text:p>Acta Oto-Laryngolog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03-5253</text:p>
          </table:table-cell>
          <table:table-cell office:value-type="string">
            <text:p>INTERDISCIPLINAR <text:s text:c="33"/></text:p>
          </table:table-cell>
          <table:table-cell office:value-type="string">
            <text:p>Acta Paediatrica (Osl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0-2821</text:p>
          </table:table-cell>
          <table:table-cell office:value-type="string">
            <text:p>INTERDISCIPLINAR <text:s text:c="33"/></text:p>
          </table:table-cell>
          <table:table-cell office:value-type="string">
            <text:p>Acta Parasitolog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100</text:p>
          </table:table-cell>
          <table:table-cell office:value-type="string">
            <text:p>INTERDISCIPLINAR <text:s text:c="33"/></text:p>
          </table:table-cell>
          <table:table-cell office:value-type="string">
            <text:p>Acta Paulista de Enfermagem (UNIFE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19-7580</text:p>
          </table:table-cell>
          <table:table-cell office:value-type="string">
            <text:p>INTERDISCIPLINAR <text:s text:c="33"/></text:p>
          </table:table-cell>
          <table:table-cell office:value-type="string">
            <text:p>Acta Physica Hungarica. Heavy Ion Phys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7-5881</text:p>
          </table:table-cell>
          <table:table-cell office:value-type="string">
            <text:p>INTERDISCIPLINAR <text:s text:c="33"/></text:p>
          </table:table-cell>
          <table:table-cell office:value-type="string">
            <text:p>Acta Physiologiae Plantaru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90X</text:p>
          </table:table-cell>
          <table:table-cell office:value-type="string">
            <text:p>INTERDISCIPLINAR <text:s text:c="33"/></text:p>
          </table:table-cell>
          <table:table-cell office:value-type="string">
            <text:p>Acta Psychiatrica Scandinavic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492</text:p>
          </table:table-cell>
          <table:table-cell office:value-type="string">
            <text:p>INTERDISCIPLINAR <text:s text:c="33"/></text:p>
          </table:table-cell>
          <table:table-cell office:value-type="string">
            <text:p>Acta Scientiae (ULBR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345</text:p>
          </table:table-cell>
          <table:table-cell office:value-type="string">
            <text:p>INTERDISCIPLINAR <text:s text:c="33"/></text:p>
          </table:table-cell>
          <table:table-cell office:value-type="string">
            <text:p>Acta Scientiae Veterinariae (UFRGS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814</text:p>
          </table:table-cell>
          <table:table-cell office:value-type="string">
            <text:p>INTERDISCIPLINAR <text:s text:c="33"/></text:p>
          </table:table-cell>
          <table:table-cell office:value-type="string">
            <text:p>Acta Scientiarum (UEM) (Cessou em 2002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75</text:p>
          </table:table-cell>
          <table:table-cell office:value-type="string">
            <text:p>INTERDISCIPLINAR <text:s text:c="33"/></text:p>
          </table:table-cell>
          <table:table-cell office:value-type="string">
            <text:p>Acta Scientiarum. Agronom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21</text:p>
          </table:table-cell>
          <table:table-cell office:value-type="string">
            <text:p>INTERDISCIPLINAR <text:s text:c="33"/></text:p>
          </table:table-cell>
          <table:table-cell office:value-type="string">
            <text:p>Acta Scientiarum. Agronom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72</text:p>
          </table:table-cell>
          <table:table-cell office:value-type="string">
            <text:p>INTERDISCIPLINAR <text:s text:c="33"/></text:p>
          </table:table-cell>
          <table:table-cell office:value-type="string">
            <text:p>Acta Scientiarum. Animal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83</text:p>
          </table:table-cell>
          <table:table-cell office:value-type="string">
            <text:p>INTERDISCIPLINAR <text:s text:c="33"/></text:p>
          </table:table-cell>
          <table:table-cell office:value-type="string">
            <text:p>Acta Scientiarum. Biological Science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3X</text:p>
          </table:table-cell>
          <table:table-cell office:value-type="string">
            <text:p>INTERDISCIPLINAR <text:s text:c="33"/></text:p>
          </table:table-cell>
          <table:table-cell office:value-type="string">
            <text:p>Acta Scientiarum. Biological Science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91</text:p>
          </table:table-cell>
          <table:table-cell office:value-type="string">
            <text:p>INTERDISCIPLINAR <text:s text:c="33"/></text:p>
          </table:table-cell>
          <table:table-cell office:value-type="string">
            <text:p>Acta Scientiarum. Health Science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361</text:p>
          </table:table-cell>
          <table:table-cell office:value-type="string">
            <text:p>INTERDISCIPLINAR <text:s text:c="33"/></text:p>
          </table:table-cell>
          <table:table-cell office:value-type="string">
            <text:p>Acta Scientiarum. Human and Social Sciences (Impresso) (Cessou em 2007. Cont. ISSN 1983-4675 Acta Scientiarum. Language and Culture (Impresso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56</text:p>
          </table:table-cell>
          <table:table-cell office:value-type="string">
            <text:p>INTERDISCIPLINAR <text:s text:c="33"/></text:p>
          </table:table-cell>
          <table:table-cell office:value-type="string">
            <text:p>Acta Scientiarum. Human and Social Sciences (Online) (Cessou em 2007. Cont. ISSN 1983-4683 Acta Scientiarum. Language and Culture (Online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563</text:p>
          </table:table-cell>
          <table:table-cell office:value-type="string">
            <text:p>INTERDISCIPLINAR <text:s text:c="33"/></text:p>
          </table:table-cell>
          <table:table-cell office:value-type="string">
            <text:p>Acta Scientiarum. Techn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264</text:p>
          </table:table-cell>
          <table:table-cell office:value-type="string">
            <text:p>INTERDISCIPLINAR <text:s text:c="33"/></text:p>
          </table:table-cell>
          <table:table-cell office:value-type="string">
            <text:p>Acta Semiótica et Linguíst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1-2098</text:p>
          </table:table-cell>
          <table:table-cell office:value-type="string">
            <text:p>INTERDISCIPLINAR <text:s text:c="33"/></text:p>
          </table:table-cell>
          <table:table-cell office:value-type="string">
            <text:p>Acta Technologiae et Legis Medicamenti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9286</text:p>
          </table:table-cell>
          <table:table-cell office:value-type="string">
            <text:p>INTERDISCIPLINAR <text:s text:c="33"/></text:p>
          </table:table-cell>
          <table:table-cell office:value-type="string">
            <text:p>Acta Toxicológica Argentin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06X</text:p>
          </table:table-cell>
          <table:table-cell office:value-type="string">
            <text:p>INTERDISCIPLINAR <text:s text:c="33"/></text:p>
          </table:table-cell>
          <table:table-cell office:value-type="string">
            <text:p>Acta Tropic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272</text:p>
          </table:table-cell>
          <table:table-cell office:value-type="string">
            <text:p>INTERDISCIPLINAR <text:s text:c="33"/></text:p>
          </table:table-cell>
          <table:table-cell office:value-type="string">
            <text:p>Acta Zoologica (Stockhol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0-2032</text:p>
          </table:table-cell>
          <table:table-cell office:value-type="string">
            <text:p>INTERDISCIPLINAR <text:s text:c="33"/></text:p>
          </table:table-cell>
          <table:table-cell office:value-type="string">
            <text:p>Actas de Diseñ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272</text:p>
          </table:table-cell>
          <table:table-cell office:value-type="string">
            <text:p>INTERDISCIPLINAR <text:s text:c="33"/></text:p>
          </table:table-cell>
          <table:table-cell office:value-type="string">
            <text:p>Actas Freudian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7-0076</text:p>
          </table:table-cell>
          <table:table-cell office:value-type="string">
            <text:p>INTERDISCIPLINAR <text:s text:c="33"/></text:p>
          </table:table-cell>
          <table:table-cell office:value-type="string">
            <text:p>Actes des Colloques Insectes Sociaux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81-5597</text:p>
          </table:table-cell>
          <table:table-cell office:value-type="string">
            <text:p>INTERDISCIPLINAR <text:s text:c="33"/></text:p>
          </table:table-cell>
          <table:table-cell office:value-type="string">
            <text:p>Actes du GERPI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204</text:p>
          </table:table-cell>
          <table:table-cell office:value-type="string">
            <text:p>INTERDISCIPLINAR <text:s text:c="33"/></text:p>
          </table:table-cell>
          <table:table-cell office:value-type="string">
            <text:p>Activity Report (Laboratório Nacional de Luz Síncrotro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438</text:p>
          </table:table-cell>
          <table:table-cell office:value-type="string">
            <text:p>INTERDISCIPLINAR <text:s text:c="33"/></text:p>
          </table:table-cell>
          <table:table-cell office:value-type="string">
            <text:p>Adcontar (UNAM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457</text:p>
          </table:table-cell>
          <table:table-cell office:value-type="string">
            <text:p>INTERDISCIPLINAR <text:s text:c="33"/></text:p>
          </table:table-cell>
          <table:table-cell office:value-type="string">
            <text:p>Administração de Empresas em Revis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657</text:p>
          </table:table-cell>
          <table:table-cell office:value-type="string">
            <text:p>INTERDISCIPLINAR <text:s text:c="33"/></text:p>
          </table:table-cell>
          <table:table-cell office:value-type="string">
            <text:p>Administração em Debate (Campo Grand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779</text:p>
          </table:table-cell>
          <table:table-cell office:value-type="string">
            <text:p>INTERDISCIPLINAR <text:s text:c="33"/></text:p>
          </table:table-cell>
          <table:table-cell office:value-type="string">
            <text:p>Administração em Diálog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51-7696</text:p>
          </table:table-cell>
          <table:table-cell office:value-type="string">
            <text:p>INTERDISCIPLINAR <text:s text:c="33"/></text:p>
          </table:table-cell>
          <table:table-cell office:value-type="string">
            <text:p>Adolescence (Par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5607</text:p>
          </table:table-cell>
          <table:table-cell office:value-type="string">
            <text:p>INTERDISCIPLINAR <text:s text:c="33"/></text:p>
          </table:table-cell>
          <table:table-cell office:value-type="string">
            <text:p>Adsorption (Bost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10-2251</text:p>
          </table:table-cell>
          <table:table-cell office:value-type="string">
            <text:p>INTERDISCIPLINAR <text:s text:c="33"/></text:p>
          </table:table-cell>
          <table:table-cell office:value-type="string">
            <text:p>Advanced Technology for Learn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8858</text:p>
          </table:table-cell>
          <table:table-cell office:value-type="string">
            <text:p>INTERDISCIPLINAR <text:s text:c="33"/></text:p>
          </table:table-cell>
          <table:table-cell office:value-type="string">
            <text:p>Advances in Applied Mathemat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7197</text:p>
          </table:table-cell>
          <table:table-cell office:value-type="string">
            <text:p>INTERDISCIPLINAR <text:s text:c="33"/></text:p>
          </table:table-cell>
          <table:table-cell office:value-type="string">
            <text:p>Advances in Cement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9389</text:p>
          </table:table-cell>
          <table:table-cell office:value-type="string">
            <text:p>INTERDISCIPLINAR <text:s text:c="33"/></text:p>
          </table:table-cell>
          <table:table-cell office:value-type="string">
            <text:p>Advances in Differential Equ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9978</text:p>
          </table:table-cell>
          <table:table-cell office:value-type="string">
            <text:p>INTERDISCIPLINAR <text:s text:c="33"/></text:p>
          </table:table-cell>
          <table:table-cell office:value-type="string">
            <text:p>Advances in Engineering Software (1992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7340</text:p>
          </table:table-cell>
          <table:table-cell office:value-type="string">
            <text:p>INTERDISCIPLINAR <text:s text:c="33"/></text:p>
          </table:table-cell>
          <table:table-cell office:value-type="string">
            <text:p>Advances in Geoscienc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3952</text:p>
          </table:table-cell>
          <table:table-cell office:value-type="string">
            <text:p>INTERDISCIPLINAR <text:s text:c="33"/></text:p>
          </table:table-cell>
          <table:table-cell office:value-type="string">
            <text:p>Advances in Neu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97-8554</text:p>
          </table:table-cell>
          <table:table-cell office:value-type="string">
            <text:p>INTERDISCIPLINAR <text:s text:c="33"/></text:p>
          </table:table-cell>
          <table:table-cell office:value-type="string">
            <text:p>Advances in Peritoneal Dialy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1177</text:p>
          </table:table-cell>
          <table:table-cell office:value-type="string">
            <text:p>INTERDISCIPLINAR <text:s text:c="33"/></text:p>
          </table:table-cell>
          <table:table-cell office:value-type="string">
            <text:p>Advances in Spac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1708</text:p>
          </table:table-cell>
          <table:table-cell office:value-type="string">
            <text:p>INTERDISCIPLINAR <text:s text:c="33"/></text:p>
          </table:table-cell>
          <table:table-cell office:value-type="string">
            <text:p>Advances in Water Resour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153</text:p>
          </table:table-cell>
          <table:table-cell office:value-type="string">
            <text:p>INTERDISCIPLINAR <text:s text:c="33"/></text:p>
          </table:table-cell>
          <table:table-cell office:value-type="string">
            <text:p>África (U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1-637X</text:p>
          </table:table-cell>
          <table:table-cell office:value-type="string">
            <text:p>INTERDISCIPLINAR <text:s text:c="33"/></text:p>
          </table:table-cell>
          <table:table-cell office:value-type="string">
            <text:p>African Journal of Agricultural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4-5315</text:p>
          </table:table-cell>
          <table:table-cell office:value-type="string">
            <text:p>INTERDISCIPLINAR <text:s text:c="33"/></text:p>
          </table:table-cell>
          <table:table-cell office:value-type="string">
            <text:p>African Journal of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4-232X</text:p>
          </table:table-cell>
          <table:table-cell office:value-type="string">
            <text:p>INTERDISCIPLINAR <text:s text:c="33"/></text:p>
          </table:table-cell>
          <table:table-cell office:value-type="string">
            <text:p>African Journal of Marine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0206</text:p>
          </table:table-cell>
          <table:table-cell office:value-type="string">
            <text:p>INTERDISCIPLINAR <text:s text:c="33"/></text:p>
          </table:table-cell>
          <table:table-cell office:value-type="string">
            <text:p>African Studies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2375</text:p>
          </table:table-cell>
          <table:table-cell office:value-type="string">
            <text:p>INTERDISCIPLINAR <text:s text:c="33"/></text:p>
          </table:table-cell>
          <table:table-cell office:value-type="string">
            <text:p>Africana Stud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0591</text:p>
          </table:table-cell>
          <table:table-cell office:value-type="string">
            <text:p>INTERDISCIPLINAR <text:s text:c="33"/></text:p>
          </table:table-cell>
          <table:table-cell office:value-type="string">
            <text:p>Afro-Ásia (UFBA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554</text:p>
          </table:table-cell>
          <table:table-cell office:value-type="string">
            <text:p>INTERDISCIPLINAR <text:s text:c="33"/></text:p>
          </table:table-cell>
          <table:table-cell office:value-type="string">
            <text:p>Agathos (Idaia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862</text:p>
          </table:table-cell>
          <table:table-cell office:value-type="string">
            <text:p>INTERDISCIPLINAR <text:s text:c="33"/></text:p>
          </table:table-cell>
          <table:table-cell office:value-type="string">
            <text:p>Agenda Social (UENF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278X</text:p>
          </table:table-cell>
          <table:table-cell office:value-type="string">
            <text:p>INTERDISCIPLINAR <text:s text:c="33"/></text:p>
          </table:table-cell>
          <table:table-cell office:value-type="string">
            <text:p>AGHE Exchang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96-9580</text:p>
          </table:table-cell>
          <table:table-cell office:value-type="string">
            <text:p>INTERDISCIPLINAR <text:s text:c="33"/></text:p>
          </table:table-cell>
          <table:table-cell office:value-type="string">
            <text:p>Agora (Edmonto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454</text:p>
          </table:table-cell>
          <table:table-cell office:value-type="string">
            <text:p>INTERDISCIPLINAR <text:s text:c="33"/></text:p>
          </table:table-cell>
          <table:table-cell office:value-type="string">
            <text:p>Ágora (UNIS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385</text:p>
          </table:table-cell>
          <table:table-cell office:value-type="string">
            <text:p>INTERDISCIPLINAR <text:s text:c="33"/></text:p>
          </table:table-cell>
          <table:table-cell office:value-type="string">
            <text:p>Ágora Filosófica (UNICA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997</text:p>
          </table:table-cell>
          <table:table-cell office:value-type="string">
            <text:p>INTERDISCIPLINAR <text:s text:c="33"/></text:p>
          </table:table-cell>
          <table:table-cell office:value-type="string">
            <text:p>Agrária (Recife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150</text:p>
          </table:table-cell>
          <table:table-cell office:value-type="string">
            <text:p>INTERDISCIPLINAR <text:s text:c="33"/></text:p>
          </table:table-cell>
          <table:table-cell office:value-type="string">
            <text:p>Agrária (São Paulo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160</text:p>
          </table:table-cell>
          <table:table-cell office:value-type="string">
            <text:p>INTERDISCIPLINAR <text:s text:c="33"/></text:p>
          </table:table-cell>
          <table:table-cell office:value-type="string">
            <text:p>Agrária (UFPE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34X</text:p>
          </table:table-cell>
          <table:table-cell office:value-type="string">
            <text:p>INTERDISCIPLINAR <text:s text:c="33"/></text:p>
          </table:table-cell>
          <table:table-cell office:value-type="string">
            <text:p>Agricultura Biodinâm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923</text:p>
          </table:table-cell>
          <table:table-cell office:value-type="string">
            <text:p>INTERDISCIPLINAR <text:s text:c="33"/></text:p>
          </table:table-cell>
          <table:table-cell office:value-type="string">
            <text:p>Agricultural and Forest Meteor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5150</text:p>
          </table:table-cell>
          <table:table-cell office:value-type="string">
            <text:p>INTERDISCIPLINAR <text:s text:c="33"/></text:p>
          </table:table-cell>
          <table:table-cell office:value-type="string">
            <text:p>Agricultural Econ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521X</text:p>
          </table:table-cell>
          <table:table-cell office:value-type="string">
            <text:p>INTERDISCIPLINAR <text:s text:c="33"/></text:p>
          </table:table-cell>
          <table:table-cell office:value-type="string">
            <text:p>Agricultural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3774</text:p>
          </table:table-cell>
          <table:table-cell office:value-type="string">
            <text:p>INTERDISCIPLINAR <text:s text:c="33"/></text:p>
          </table:table-cell>
          <table:table-cell office:value-type="string">
            <text:p>Agricultural Water Management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809</text:p>
          </table:table-cell>
          <table:table-cell office:value-type="string">
            <text:p>INTERDISCIPLINAR <text:s text:c="33"/></text:p>
          </table:table-cell>
          <table:table-cell office:value-type="string">
            <text:p>Agriculture, Ecosystems &amp; Environment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298</text:p>
          </table:table-cell>
          <table:table-cell office:value-type="string">
            <text:p>INTERDISCIPLINAR <text:s text:c="33"/></text:p>
          </table:table-cell>
          <table:table-cell office:value-type="string">
            <text:p>Agroanalysis (FGV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7482</text:p>
          </table:table-cell>
          <table:table-cell office:value-type="string">
            <text:p>INTERDISCIPLINAR <text:s text:c="33"/></text:p>
          </table:table-cell>
          <table:table-cell office:value-type="string">
            <text:p>Agroforestería en las Amér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366</text:p>
          </table:table-cell>
          <table:table-cell office:value-type="string">
            <text:p>INTERDISCIPLINAR <text:s text:c="33"/></text:p>
          </table:table-cell>
          <table:table-cell office:value-type="string">
            <text:p>Agroforestry System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1962</text:p>
          </table:table-cell>
          <table:table-cell office:value-type="string">
            <text:p>INTERDISCIPLINAR <text:s text:c="33"/></text:p>
          </table:table-cell>
          <table:table-cell office:value-type="string">
            <text:p>Agronomy Journ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779</text:p>
          </table:table-cell>
          <table:table-cell office:value-type="string">
            <text:p>INTERDISCIPLINAR <text:s text:c="33"/></text:p>
          </table:table-cell>
          <table:table-cell office:value-type="string">
            <text:p>Agropecuária Catarinens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467</text:p>
          </table:table-cell>
          <table:table-cell office:value-type="string">
            <text:p>INTERDISCIPLINAR <text:s text:c="33"/></text:p>
          </table:table-cell>
          <table:table-cell office:value-type="string">
            <text:p>Agropecuária Técnica (UFPB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816</text:p>
          </table:table-cell>
          <table:table-cell office:value-type="string">
            <text:p>INTERDISCIPLINAR <text:s text:c="33"/></text:p>
          </table:table-cell>
          <table:table-cell office:value-type="string">
            <text:p>Agrotrópica (Itabun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004</text:p>
          </table:table-cell>
          <table:table-cell office:value-type="string">
            <text:p>INTERDISCIPLINAR <text:s text:c="33"/></text:p>
          </table:table-cell>
          <table:table-cell office:value-type="string">
            <text:p>Águas Subterrâneas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1541</text:p>
          </table:table-cell>
          <table:table-cell office:value-type="string">
            <text:p>INTERDISCIPLINAR <text:s text:c="33"/></text:p>
          </table:table-cell>
          <table:table-cell office:value-type="string">
            <text:p>AIChE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9370</text:p>
          </table:table-cell>
          <table:table-cell office:value-type="string">
            <text:p>INTERDISCIPLINAR <text:s text:c="33"/></text:p>
          </table:table-cell>
          <table:table-cell office:value-type="string">
            <text:p>AIDS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7165</text:p>
          </table:table-cell>
          <table:table-cell office:value-type="string">
            <text:p>INTERDISCIPLINAR <text:s text:c="33"/></text:p>
          </table:table-cell>
          <table:table-cell office:value-type="string">
            <text:p>AIDS and Behavio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3254</text:p>
          </table:table-cell>
          <table:table-cell office:value-type="string">
            <text:p>INTERDISCIPLINAR <text:s text:c="33"/></text:p>
          </table:table-cell>
          <table:table-cell office:value-type="string">
            <text:p>AIDS and Behavior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2229</text:p>
          </table:table-cell>
          <table:table-cell office:value-type="string">
            <text:p>INTERDISCIPLINAR <text:s text:c="33"/></text:p>
          </table:table-cell>
          <table:table-cell office:value-type="string">
            <text:p>AIDS Research and Human Retrovirus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243X</text:p>
          </table:table-cell>
          <table:table-cell office:value-type="string">
            <text:p>INTERDISCIPLINAR <text:s text:c="33"/></text:p>
          </table:table-cell>
          <table:table-cell office:value-type="string">
            <text:p>AIP Conference Proceeding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3-9837</text:p>
          </table:table-cell>
          <table:table-cell office:value-type="string">
            <text:p>INTERDISCIPLINAR <text:s text:c="33"/></text:p>
          </table:table-cell>
          <table:table-cell office:value-type="string">
            <text:p>Alambique (Barcelon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1-7145</text:p>
          </table:table-cell>
          <table:table-cell office:value-type="string">
            <text:p>INTERDISCIPLINAR <text:s text:c="33"/></text:p>
          </table:table-cell>
          <table:table-cell office:value-type="string">
            <text:p>Alambre (Buenos Air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591</text:p>
          </table:table-cell>
          <table:table-cell office:value-type="string">
            <text:p>INTERDISCIPLINAR <text:s text:c="33"/></text:p>
          </table:table-cell>
          <table:table-cell office:value-type="string">
            <text:p>Alcance (UNIVALI) (Cessou em 2007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28</text:p>
          </table:table-cell>
          <table:table-cell office:value-type="string">
            <text:p>INTERDISCIPLINAR <text:s text:c="33"/></text:p>
          </table:table-cell>
          <table:table-cell office:value-type="string">
            <text:p>Alceu (PUCRJ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0414</text:p>
          </table:table-cell>
          <table:table-cell office:value-type="string">
            <text:p>INTERDISCIPLINAR <text:s text:c="33"/></text:p>
          </table:table-cell>
          <table:table-cell office:value-type="string">
            <text:p>Alcohol and Alcoholism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394</text:p>
          </table:table-cell>
          <table:table-cell office:value-type="string">
            <text:p>INTERDISCIPLINAR <text:s text:c="33"/></text:p>
          </table:table-cell>
          <table:table-cell office:value-type="string">
            <text:p>Aletheia (ULBR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153</text:p>
          </table:table-cell>
          <table:table-cell office:value-type="string">
            <text:p>INTERDISCIPLINAR <text:s text:c="33"/></text:p>
          </table:table-cell>
          <table:table-cell office:value-type="string">
            <text:p>Alexandria (UFSC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9787</text:p>
          </table:table-cell>
          <table:table-cell office:value-type="string">
            <text:p>INTERDISCIPLINAR <text:s text:c="33"/></text:p>
          </table:table-cell>
          <table:table-cell office:value-type="string">
            <text:p>Aligarh Bulletin of Mathema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235</text:p>
          </table:table-cell>
          <table:table-cell office:value-type="string">
            <text:p>INTERDISCIPLINAR <text:s text:c="33"/></text:p>
          </table:table-cell>
          <table:table-cell office:value-type="string">
            <text:p>Alimentos e Nutrição (UNESP. Marili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4693</text:p>
          </table:table-cell>
          <table:table-cell office:value-type="string">
            <text:p>INTERDISCIPLINAR <text:s text:c="33"/></text:p>
          </table:table-cell>
          <table:table-cell office:value-type="string">
            <text:p>Allelopathy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433</text:p>
          </table:table-cell>
          <table:table-cell office:value-type="string">
            <text:p>INTERDISCIPLINAR <text:s text:c="33"/></text:p>
          </table:table-cell>
          <table:table-cell office:value-type="string">
            <text:p>Almanaque Unigranrio de Pesqui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655</text:p>
          </table:table-cell>
          <table:table-cell office:value-type="string">
            <text:p>INTERDISCIPLINAR <text:s text:c="33"/></text:p>
          </table:table-cell>
          <table:table-cell office:value-type="string">
            <text:p>Alter: Revista de Estudos Psicanalític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7017</text:p>
          </table:table-cell>
          <table:table-cell office:value-type="string">
            <text:p>INTERDISCIPLINAR <text:s text:c="33"/></text:p>
          </table:table-cell>
          <table:table-cell office:value-type="string">
            <text:p>Alteridades (El Parqu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8064</text:p>
          </table:table-cell>
          <table:table-cell office:value-type="string">
            <text:p>INTERDISCIPLINAR <text:s text:c="33"/></text:p>
          </table:table-cell>
          <table:table-cell office:value-type="string">
            <text:p>Alternativas. Serie: Espacio Pedagógic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0341</text:p>
          </table:table-cell>
          <table:table-cell office:value-type="string">
            <text:p>INTERDISCIPLINAR <text:s text:c="33"/></text:p>
          </table:table-cell>
          <table:table-cell office:value-type="string">
            <text:p>Alzheimer Disease and Associated Disord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5260</text:p>
          </table:table-cell>
          <table:table-cell office:value-type="string">
            <text:p>INTERDISCIPLINAR <text:s text:c="33"/></text:p>
          </table:table-cell>
          <table:table-cell office:value-type="string">
            <text:p>Alzheimer's &amp; Dement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4-5841</text:p>
          </table:table-cell>
          <table:table-cell office:value-type="string">
            <text:p>INTERDISCIPLINAR <text:s text:c="33"/></text:p>
          </table:table-cell>
          <table:table-cell office:value-type="string">
            <text:p>AMA. Agricultural Mechanization in Asia, Africa and Latin Amer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058</text:p>
          </table:table-cell>
          <table:table-cell office:value-type="string">
            <text:p>INTERDISCIPLINAR <text:s text:c="33"/></text:p>
          </table:table-cell>
          <table:table-cell office:value-type="string">
            <text:p>Amazônia (Banco da Amazônia. 2005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52X</text:p>
          </table:table-cell>
          <table:table-cell office:value-type="string">
            <text:p>INTERDISCIPLINAR <text:s text:c="33"/></text:p>
          </table:table-cell>
          <table:table-cell office:value-type="string">
            <text:p>Amazônia em Cadern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127</text:p>
          </table:table-cell>
          <table:table-cell office:value-type="string">
            <text:p>INTERDISCIPLINAR <text:s text:c="33"/></text:p>
          </table:table-cell>
          <table:table-cell office:value-type="string">
            <text:p>Amazônida (UFA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251</text:p>
          </table:table-cell>
          <table:table-cell office:value-type="string">
            <text:p>INTERDISCIPLINAR <text:s text:c="33"/></text:p>
          </table:table-cell>
          <table:table-cell office:value-type="string">
            <text:p>Ambiência (UNICENT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638</text:p>
          </table:table-cell>
          <table:table-cell office:value-type="string">
            <text:p>INTERDISCIPLINAR <text:s text:c="33"/></text:p>
          </table:table-cell>
          <table:table-cell office:value-type="string">
            <text:p>Ambiente &amp; Educação (FUR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422</text:p>
          </table:table-cell>
          <table:table-cell office:value-type="string">
            <text:p>INTERDISCIPLINAR <text:s text:c="33"/></text:p>
          </table:table-cell>
          <table:table-cell office:value-type="string">
            <text:p>Ambiente &amp; Sociedad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621</text:p>
          </table:table-cell>
          <table:table-cell office:value-type="string">
            <text:p>INTERDISCIPLINAR <text:s text:c="33"/></text:p>
          </table:table-cell>
          <table:table-cell office:value-type="string">
            <text:p>Ambiente Construído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53X</text:p>
          </table:table-cell>
          <table:table-cell office:value-type="string">
            <text:p>INTERDISCIPLINAR <text:s text:c="33"/></text:p>
          </table:table-cell>
          <table:table-cell office:value-type="string">
            <text:p>Ambiente e Sociedade (Campina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7447</text:p>
          </table:table-cell>
          <table:table-cell office:value-type="string">
            <text:p>INTERDISCIPLINAR <text:s text:c="33"/></text:p>
          </table:table-cell>
          <table:table-cell office:value-type="string">
            <text:p>Ambio (Osl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0-3722</text:p>
          </table:table-cell>
          <table:table-cell office:value-type="string">
            <text:p>INTERDISCIPLINAR <text:s text:c="33"/></text:p>
          </table:table-cell>
          <table:table-cell office:value-type="string">
            <text:p>AMBIOS-Cultura Ambi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60</text:p>
          </table:table-cell>
          <table:table-cell office:value-type="string">
            <text:p>INTERDISCIPLINAR <text:s text:c="33"/></text:p>
          </table:table-cell>
          <table:table-cell office:value-type="string">
            <text:p>Âmbito Juríd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6980</text:p>
          </table:table-cell>
          <table:table-cell office:value-type="string">
            <text:p>INTERDISCIPLINAR <text:s text:c="33"/></text:p>
          </table:table-cell>
          <table:table-cell office:value-type="string">
            <text:p>Ambix (Cambridg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0-1230</text:p>
          </table:table-cell>
          <table:table-cell office:value-type="string">
            <text:p>INTERDISCIPLINAR <text:s text:c="33"/></text:p>
          </table:table-cell>
          <table:table-cell office:value-type="string">
            <text:p>America Latina en Movimi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7812</text:p>
          </table:table-cell>
          <table:table-cell office:value-type="string">
            <text:p>INTERDISCIPLINAR <text:s text:c="33"/></text:p>
          </table:table-cell>
          <table:table-cell office:value-type="string">
            <text:p>American Ceramic Society Bullet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0496</text:p>
          </table:table-cell>
          <table:table-cell office:value-type="string">
            <text:p>INTERDISCIPLINAR <text:s text:c="33"/></text:p>
          </table:table-cell>
          <table:table-cell office:value-type="string">
            <text:p>American Ethnologis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7-4989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Agricultural and Biological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092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Agricultural Econom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5161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Bioeth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122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Botan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173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Clinical Pat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0533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Human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297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Human Gen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7061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Hypertens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6553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Infection Contro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7299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Medical Genetics (Print) (Cessou em 2002. Foi desdobrado em três: ISSN 1552-4825, 1552-4841 e 1552-4868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825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Medical Genetics. Part 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378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Obstetrics and Gyne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483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Physical Anthrop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135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Physiology. Heart and Circulatory Phys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2-5853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Political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5-2565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Primat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0036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Public Health (1971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449X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Respiratory and Critical Care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45</text:p>
          </table:table-cell>
          <table:table-cell office:value-type="string">
            <text:p>INTERDISCIPLINAR <text:s text:c="33"/></text:p>
          </table:table-cell>
          <table:table-cell office:value-type="string">
            <text:p>American Journal of Veterinary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082</text:p>
          </table:table-cell>
          <table:table-cell office:value-type="string">
            <text:p>INTERDISCIPLINAR <text:s text:c="33"/></text:p>
          </table:table-cell>
          <table:table-cell office:value-type="string">
            <text:p>American Museum Novitat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9-4076</text:p>
          </table:table-cell>
          <table:table-cell office:value-type="string">
            <text:p>INTERDISCIPLINAR <text:s text:c="33"/></text:p>
          </table:table-cell>
          <table:table-cell office:value-type="string">
            <text:p>AMIA ... Annual Symposium proceeding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090</text:p>
          </table:table-cell>
          <table:table-cell office:value-type="string">
            <text:p>INTERDISCIPLINAR <text:s text:c="33"/></text:p>
          </table:table-cell>
          <table:table-cell office:value-type="string">
            <text:p>Amicus Curiae (UNES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4451</text:p>
          </table:table-cell>
          <table:table-cell office:value-type="string">
            <text:p>INTERDISCIPLINAR <text:s text:c="33"/></text:p>
          </table:table-cell>
          <table:table-cell office:value-type="string">
            <text:p>Amino Acids (Wien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3-5373</text:p>
          </table:table-cell>
          <table:table-cell office:value-type="string">
            <text:p>INTERDISCIPLINAR <text:s text:c="33"/></text:p>
          </table:table-cell>
          <table:table-cell office:value-type="string">
            <text:p>Amphibia-Reptil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563</text:p>
          </table:table-cell>
          <table:table-cell office:value-type="string">
            <text:p>INTERDISCIPLINAR <text:s text:c="33"/></text:p>
          </table:table-cell>
          <table:table-cell office:value-type="string">
            <text:p>Anais (Simpósio Nacional de Geografia Agrária ... Simpósio Internacional de Geografia Agrária. CD-Ro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755</text:p>
          </table:table-cell>
          <table:table-cell office:value-type="string">
            <text:p>INTERDISCIPLINAR <text:s text:c="33"/></text:p>
          </table:table-cell>
          <table:table-cell office:value-type="string">
            <text:p>Anais - Encontro Nacional de Turismo com Base Loc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653</text:p>
          </table:table-cell>
          <table:table-cell office:value-type="string">
            <text:p>INTERDISCIPLINAR <text:s text:c="33"/></text:p>
          </table:table-cell>
          <table:table-cell office:value-type="string">
            <text:p>Anais ... Simpósio Brasileiro de Engenharia Ambient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596</text:p>
          </table:table-cell>
          <table:table-cell office:value-type="string">
            <text:p>INTERDISCIPLINAR <text:s text:c="33"/></text:p>
          </table:table-cell>
          <table:table-cell office:value-type="string">
            <text:p>Anais Brasileiros de Dermat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9999-9994</text:p>
          </table:table-cell>
          <table:table-cell office:value-type="string">
            <text:p>INTERDISCIPLINAR <text:s text:c="33"/></text:p>
          </table:table-cell>
          <table:table-cell office:value-type="string">
            <text:p>Anais da 25a RBA Saberes e práticas antropológicas desafios para o século XXI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3765</text:p>
          </table:table-cell>
          <table:table-cell office:value-type="string">
            <text:p>INTERDISCIPLINAR <text:s text:c="33"/></text:p>
          </table:table-cell>
          <table:table-cell office:value-type="string">
            <text:p>Anais da Academia Brasileira de Ciências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2954</text:p>
          </table:table-cell>
          <table:table-cell office:value-type="string">
            <text:p>INTERDISCIPLINAR <text:s text:c="33"/></text:p>
          </table:table-cell>
          <table:table-cell office:value-type="string">
            <text:p>Anais da Faculdade de Odontologia de Ribeirão Preto da Universidade de São Paul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613</text:p>
          </table:table-cell>
          <table:table-cell office:value-type="string">
            <text:p>INTERDISCIPLINAR <text:s text:c="33"/></text:p>
          </table:table-cell>
          <table:table-cell office:value-type="string">
            <text:p>Anais de Pesquisa da Universidade de Ribeirão Pret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INTERDISCIPLINAR <text:s text:c="33"/></text:p>
          </table:table-cell>
          <table:table-cell office:value-type="string">
            <text:p>Anais do 59 Congresso Brasileiro de Botân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997</text:p>
          </table:table-cell>
          <table:table-cell office:value-type="string">
            <text:p>INTERDISCIPLINAR <text:s text:c="33"/></text:p>
          </table:table-cell>
          <table:table-cell office:value-type="string">
            <text:p>Anais do Conselho Regional de Medicina do Estado do Piauí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803</text:p>
          </table:table-cell>
          <table:table-cell office:value-type="string">
            <text:p>INTERDISCIPLINAR <text:s text:c="33"/></text:p>
          </table:table-cell>
          <table:table-cell office:value-type="string">
            <text:p>Anais do Museu Histórico Nac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714</text:p>
          </table:table-cell>
          <table:table-cell office:value-type="string">
            <text:p>INTERDISCIPLINAR <text:s text:c="33"/></text:p>
          </table:table-cell>
          <table:table-cell office:value-type="string">
            <text:p>Anais do Museu Paulist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680</text:p>
          </table:table-cell>
          <table:table-cell office:value-type="string">
            <text:p>INTERDISCIPLINAR <text:s text:c="33"/></text:p>
          </table:table-cell>
          <table:table-cell office:value-type="string">
            <text:p>Análise (PUCR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924</text:p>
          </table:table-cell>
          <table:table-cell office:value-type="string">
            <text:p>INTERDISCIPLINAR <text:s text:c="33"/></text:p>
          </table:table-cell>
          <table:table-cell office:value-type="string">
            <text:p>Análise Econômica (UFRG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09-4650</text:p>
          </table:table-cell>
          <table:table-cell office:value-type="string">
            <text:p>INTERDISCIPLINAR <text:s text:c="33"/></text:p>
          </table:table-cell>
          <table:table-cell office:value-type="string">
            <text:p>Analityka (Warszaw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055</text:p>
          </table:table-cell>
          <table:table-cell office:value-type="string">
            <text:p>INTERDISCIPLINAR <text:s text:c="33"/></text:p>
          </table:table-cell>
          <table:table-cell office:value-type="string">
            <text:p>Analytica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70</text:p>
          </table:table-cell>
          <table:table-cell office:value-type="string">
            <text:p>INTERDISCIPLINAR <text:s text:c="33"/></text:p>
          </table:table-cell>
          <table:table-cell office:value-type="string">
            <text:p>Analytica Chimica Acta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2642</text:p>
          </table:table-cell>
          <table:table-cell office:value-type="string">
            <text:p>INTERDISCIPLINAR <text:s text:c="33"/></text:p>
          </table:table-cell>
          <table:table-cell office:value-type="string">
            <text:p>Analytical and Bioanalytical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719</text:p>
          </table:table-cell>
          <table:table-cell office:value-type="string">
            <text:p>INTERDISCIPLINAR <text:s text:c="33"/></text:p>
          </table:table-cell>
          <table:table-cell office:value-type="string">
            <text:p>Analytical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2096</text:p>
          </table:table-cell>
          <table:table-cell office:value-type="string">
            <text:p>INTERDISCIPLINAR <text:s text:c="33"/></text:p>
          </table:table-cell>
          <table:table-cell office:value-type="string">
            <text:p>Anatomia, Histologia, Embryolog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4569</text:p>
          </table:table-cell>
          <table:table-cell office:value-type="string">
            <text:p>INTERDISCIPLINAR <text:s text:c="33"/></text:p>
          </table:table-cell>
          <table:table-cell office:value-type="string">
            <text:p>Andrologia (Berli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91X</text:p>
          </table:table-cell>
          <table:table-cell office:value-type="string">
            <text:p>INTERDISCIPLINAR <text:s text:c="33"/></text:p>
          </table:table-cell>
          <table:table-cell office:value-type="string">
            <text:p>Ângulo (FATEA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606</text:p>
          </table:table-cell>
          <table:table-cell office:value-type="string">
            <text:p>INTERDISCIPLINAR <text:s text:c="33"/></text:p>
          </table:table-cell>
          <table:table-cell office:value-type="string">
            <text:p>Animador Sociocultur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3472</text:p>
          </table:table-cell>
          <table:table-cell office:value-type="string">
            <text:p>INTERDISCIPLINAR <text:s text:c="33"/></text:p>
          </table:table-cell>
          <table:table-cell office:value-type="string">
            <text:p>Animal Behaviou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8-665X</text:p>
          </table:table-cell>
          <table:table-cell office:value-type="string">
            <text:p>INTERDISCIPLINAR <text:s text:c="33"/></text:p>
          </table:table-cell>
          <table:table-cell office:value-type="string">
            <text:p>Animal Biodiversity and Conserv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320</text:p>
          </table:table-cell>
          <table:table-cell office:value-type="string">
            <text:p>INTERDISCIPLINAR <text:s text:c="33"/></text:p>
          </table:table-cell>
          <table:table-cell office:value-type="string">
            <text:p>Animal Reproduction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07X</text:p>
          </table:table-cell>
          <table:table-cell office:value-type="string">
            <text:p>INTERDISCIPLINAR <text:s text:c="33"/></text:p>
          </table:table-cell>
          <table:table-cell office:value-type="string">
            <text:p>Animus (Santa Mar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5-2649</text:p>
          </table:table-cell>
          <table:table-cell office:value-type="string">
            <text:p>INTERDISCIPLINAR <text:s text:c="33"/></text:p>
          </table:table-cell>
          <table:table-cell office:value-type="string">
            <text:p>Annales (Pari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4-2707</text:p>
          </table:table-cell>
          <table:table-cell office:value-type="string">
            <text:p>INTERDISCIPLINAR <text:s text:c="33"/></text:p>
          </table:table-cell>
          <table:table-cell office:value-type="string">
            <text:p>Annali dell'Università di Ferrara. Sezione: Museologia Scientifica e Naturalis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1-1206</text:p>
          </table:table-cell>
          <table:table-cell office:value-type="string">
            <text:p>INTERDISCIPLINAR <text:s text:c="33"/></text:p>
          </table:table-cell>
          <table:table-cell office:value-type="string">
            <text:p>Annals of Allergy, Asthma &amp;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746</text:p>
          </table:table-cell>
          <table:table-cell office:value-type="string">
            <text:p>INTERDISCIPLINAR <text:s text:c="33"/></text:p>
          </table:table-cell>
          <table:table-cell office:value-type="string">
            <text:p>Annals of Applied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364</text:p>
          </table:table-cell>
          <table:table-cell office:value-type="string">
            <text:p>INTERDISCIPLINAR <text:s text:c="33"/></text:p>
          </table:table-cell>
          <table:table-cell office:value-type="string">
            <text:p>Annals of Botan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0006</text:p>
          </table:table-cell>
          <table:table-cell office:value-type="string">
            <text:p>INTERDISCIPLINAR <text:s text:c="33"/></text:p>
          </table:table-cell>
          <table:table-cell office:value-type="string">
            <text:p>Annals of Combinator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2797</text:p>
          </table:table-cell>
          <table:table-cell office:value-type="string">
            <text:p>INTERDISCIPLINAR <text:s text:c="33"/></text:p>
          </table:table-cell>
          <table:table-cell office:value-type="string">
            <text:p>Annals of Epidem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460</text:p>
          </table:table-cell>
          <table:table-cell office:value-type="string">
            <text:p>INTERDISCIPLINAR <text:s text:c="33"/></text:p>
          </table:table-cell>
          <table:table-cell office:value-type="string">
            <text:p>Annals of Human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549</text:p>
          </table:table-cell>
          <table:table-cell office:value-type="string">
            <text:p>INTERDISCIPLINAR <text:s text:c="33"/></text:p>
          </table:table-cell>
          <table:table-cell office:value-type="string">
            <text:p>Annals of Nuclear Ener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5330</text:p>
          </table:table-cell>
          <table:table-cell office:value-type="string">
            <text:p>INTERDISCIPLINAR <text:s text:c="33"/></text:p>
          </table:table-cell>
          <table:table-cell office:value-type="string">
            <text:p>Annals of Operatio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3157</text:p>
          </table:table-cell>
          <table:table-cell office:value-type="string">
            <text:p>INTERDISCIPLINAR <text:s text:c="33"/></text:p>
          </table:table-cell>
          <table:table-cell office:value-type="string">
            <text:p>Annals of the Institute of Statistical Mathema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7-8923</text:p>
          </table:table-cell>
          <table:table-cell office:value-type="string">
            <text:p>INTERDISCIPLINAR <text:s text:c="33"/></text:p>
          </table:table-cell>
          <table:table-cell office:value-type="string">
            <text:p>Annals of the New York Academy of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7383</text:p>
          </table:table-cell>
          <table:table-cell office:value-type="string">
            <text:p>INTERDISCIPLINAR <text:s text:c="33"/></text:p>
          </table:table-cell>
          <table:table-cell office:value-type="string">
            <text:p>Annals of Tourism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983</text:p>
          </table:table-cell>
          <table:table-cell office:value-type="string">
            <text:p>INTERDISCIPLINAR <text:s text:c="33"/></text:p>
          </table:table-cell>
          <table:table-cell office:value-type="string">
            <text:p>Annals of Tropical Medicine and Parasi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936</text:p>
          </table:table-cell>
          <table:table-cell office:value-type="string">
            <text:p>INTERDISCIPLINAR <text:s text:c="33"/></text:p>
          </table:table-cell>
          <table:table-cell office:value-type="string">
            <text:p>Annals of Tropical Paediatr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3-592X</text:p>
          </table:table-cell>
          <table:table-cell office:value-type="string">
            <text:p>INTERDISCIPLINAR <text:s text:c="33"/></text:p>
          </table:table-cell>
          <table:table-cell office:value-type="string">
            <text:p>Annual Review of Ecology, Evolution, and Systema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5788</text:p>
          </table:table-cell>
          <table:table-cell office:value-type="string">
            <text:p>INTERDISCIPLINAR <text:s text:c="33"/></text:p>
          </table:table-cell>
          <table:table-cell office:value-type="string">
            <text:p>Annual Reviews in Contro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02-8997</text:p>
          </table:table-cell>
          <table:table-cell office:value-type="string">
            <text:p>INTERDISCIPLINAR <text:s text:c="33"/></text:p>
          </table:table-cell>
          <table:table-cell office:value-type="string">
            <text:p>Anthropologie et Société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846-5047</text:p>
          </table:table-cell>
          <table:table-cell office:value-type="string">
            <text:p>INTERDISCIPLINAR <text:s text:c="33"/></text:p>
          </table:table-cell>
          <table:table-cell office:value-type="string">
            <text:p>Anthropot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7005</text:p>
          </table:table-cell>
          <table:table-cell office:value-type="string">
            <text:p>INTERDISCIPLINAR <text:s text:c="33"/></text:p>
          </table:table-cell>
          <table:table-cell office:value-type="string">
            <text:p>Anticancer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964</text:p>
          </table:table-cell>
          <table:table-cell office:value-type="string">
            <text:p>INTERDISCIPLINAR <text:s text:c="33"/></text:p>
          </table:table-cell>
          <table:table-cell office:value-type="string">
            <text:p>Antídoto (UF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4804</text:p>
          </table:table-cell>
          <table:table-cell office:value-type="string">
            <text:p>INTERDISCIPLINAR <text:s text:c="33"/></text:p>
          </table:table-cell>
          <table:table-cell office:value-type="string">
            <text:p>Antimicrobial Agents and Chemotherap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072</text:p>
          </table:table-cell>
          <table:table-cell office:value-type="string">
            <text:p>INTERDISCIPLINAR <text:s text:c="33"/></text:p>
          </table:table-cell>
          <table:table-cell office:value-type="string">
            <text:p>Antonie van Leeuwenhoek (Gedruk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2-9883</text:p>
          </table:table-cell>
          <table:table-cell office:value-type="string">
            <text:p>INTERDISCIPLINAR <text:s text:c="33"/></text:p>
          </table:table-cell>
          <table:table-cell office:value-type="string">
            <text:p>Antrópolis (La Paz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378</text:p>
          </table:table-cell>
          <table:table-cell office:value-type="string">
            <text:p>INTERDISCIPLINAR <text:s text:c="33"/></text:p>
          </table:table-cell>
          <table:table-cell office:value-type="string">
            <text:p>Antropolítica (UFF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174</text:p>
          </table:table-cell>
          <table:table-cell office:value-type="string">
            <text:p>INTERDISCIPLINAR <text:s text:c="33"/></text:p>
          </table:table-cell>
          <table:table-cell office:value-type="string">
            <text:p>Antropologia em Primeira M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523</text:p>
          </table:table-cell>
          <table:table-cell office:value-type="string">
            <text:p>INTERDISCIPLINAR <text:s text:c="33"/></text:p>
          </table:table-cell>
          <table:table-cell office:value-type="string">
            <text:p>Anuário ABED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302</text:p>
          </table:table-cell>
          <table:table-cell office:value-type="string">
            <text:p>INTERDISCIPLINAR <text:s text:c="33"/></text:p>
          </table:table-cell>
          <table:table-cell office:value-type="string">
            <text:p>Anuário Antropológic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484</text:p>
          </table:table-cell>
          <table:table-cell office:value-type="string">
            <text:p>INTERDISCIPLINAR <text:s text:c="33"/></text:p>
          </table:table-cell>
          <table:table-cell office:value-type="string">
            <text:p>Anuário Brasileiro de Direito Intern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5186</text:p>
          </table:table-cell>
          <table:table-cell office:value-type="string">
            <text:p>INTERDISCIPLINAR <text:s text:c="33"/></text:p>
          </table:table-cell>
          <table:table-cell office:value-type="string">
            <text:p>Anuario de Estudios de Antropología Soci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988X</text:p>
          </table:table-cell>
          <table:table-cell office:value-type="string">
            <text:p>INTERDISCIPLINAR <text:s text:c="33"/></text:p>
          </table:table-cell>
          <table:table-cell office:value-type="string">
            <text:p>Anuário Estatístico do Café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671</text:p>
          </table:table-cell>
          <table:table-cell office:value-type="string">
            <text:p>INTERDISCIPLINAR <text:s text:c="33"/></text:p>
          </table:table-cell>
          <table:table-cell office:value-type="string">
            <text:p>Anuário Estatístico dos Transpor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731</text:p>
          </table:table-cell>
          <table:table-cell office:value-type="string">
            <text:p>INTERDISCIPLINAR <text:s text:c="33"/></text:p>
          </table:table-cell>
          <table:table-cell office:value-type="string">
            <text:p>Anuário Evangél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8435</text:p>
          </table:table-cell>
          <table:table-cell office:value-type="string">
            <text:p>INTERDISCIPLINAR <text:s text:c="33"/></text:p>
          </table:table-cell>
          <table:table-cell office:value-type="string">
            <text:p>Apidologie (Cell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5-1219</text:p>
          </table:table-cell>
          <table:table-cell office:value-type="string">
            <text:p>INTERDISCIPLINAR <text:s text:c="33"/></text:p>
          </table:table-cell>
          <table:table-cell office:value-type="string">
            <text:p>Aportes (Puebl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663</text:p>
          </table:table-cell>
          <table:table-cell office:value-type="string">
            <text:p>INTERDISCIPLINAR <text:s text:c="33"/></text:p>
          </table:table-cell>
          <table:table-cell office:value-type="string">
            <text:p>Appetite (London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38-6807</text:p>
          </table:table-cell>
          <table:table-cell office:value-type="string">
            <text:p>INTERDISCIPLINAR <text:s text:c="33"/></text:p>
          </table:table-cell>
          <table:table-cell office:value-type="string">
            <text:p>Appita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82X</text:p>
          </table:table-cell>
          <table:table-cell office:value-type="string">
            <text:p>INTERDISCIPLINAR <text:s text:c="33"/></text:p>
          </table:table-cell>
          <table:table-cell office:value-type="string">
            <text:p>Applied Acous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5336</text:p>
          </table:table-cell>
          <table:table-cell office:value-type="string">
            <text:p>INTERDISCIPLINAR <text:s text:c="33"/></text:p>
          </table:table-cell>
          <table:table-cell office:value-type="string">
            <text:p>Applied and Environmental Microbi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9-2240</text:p>
          </table:table-cell>
          <table:table-cell office:value-type="string">
            <text:p>INTERDISCIPLINAR <text:s text:c="33"/></text:p>
          </table:table-cell>
          <table:table-cell office:value-type="string">
            <text:p>Applied and Environmental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9514</text:p>
          </table:table-cell>
          <table:table-cell office:value-type="string">
            <text:p>INTERDISCIPLINAR <text:s text:c="33"/></text:p>
          </table:table-cell>
          <table:table-cell office:value-type="string">
            <text:p>Applied Artificial Intellig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2289</text:p>
          </table:table-cell>
          <table:table-cell office:value-type="string">
            <text:p>INTERDISCIPLINAR <text:s text:c="33"/></text:p>
          </table:table-cell>
          <table:table-cell office:value-type="string">
            <text:p>Applied Biochemistry and Bio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6-2322</text:p>
          </table:table-cell>
          <table:table-cell office:value-type="string">
            <text:p>INTERDISCIPLINAR <text:s text:c="33"/></text:p>
          </table:table-cell>
          <table:table-cell office:value-type="string">
            <text:p>Applied Bionics and Biomechan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512</text:p>
          </table:table-cell>
          <table:table-cell office:value-type="string">
            <text:p>INTERDISCIPLINAR <text:s text:c="33"/></text:p>
          </table:table-cell>
          <table:table-cell office:value-type="string">
            <text:p>Applied Cancer Research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860X</text:p>
          </table:table-cell>
          <table:table-cell office:value-type="string">
            <text:p>INTERDISCIPLINAR <text:s text:c="33"/></text:p>
          </table:table-cell>
          <table:table-cell office:value-type="string">
            <text:p>Applied Catalysis. A, Gener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3373</text:p>
          </table:table-cell>
          <table:table-cell office:value-type="string">
            <text:p>INTERDISCIPLINAR <text:s text:c="33"/></text:p>
          </table:table-cell>
          <table:table-cell office:value-type="string">
            <text:p>Applied Catalysis. B, Environment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2927</text:p>
          </table:table-cell>
          <table:table-cell office:value-type="string">
            <text:p>INTERDISCIPLINAR <text:s text:c="33"/></text:p>
          </table:table-cell>
          <table:table-cell office:value-type="string">
            <text:p>Applied Geo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6228</text:p>
          </table:table-cell>
          <table:table-cell office:value-type="string">
            <text:p>INTERDISCIPLINAR <text:s text:c="33"/></text:p>
          </table:table-cell>
          <table:table-cell office:value-type="string">
            <text:p>Applied Geography (Sevenoaks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904X</text:p>
          </table:table-cell>
          <table:table-cell office:value-type="string">
            <text:p>INTERDISCIPLINAR <text:s text:c="33"/></text:p>
          </table:table-cell>
          <table:table-cell office:value-type="string">
            <text:p>Applied Mathematical Modell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6-3003</text:p>
          </table:table-cell>
          <table:table-cell office:value-type="string">
            <text:p>INTERDISCIPLINAR <text:s text:c="33"/></text:p>
          </table:table-cell>
          <table:table-cell office:value-type="string">
            <text:p>Applied Mathematics and Compu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9659</text:p>
          </table:table-cell>
          <table:table-cell office:value-type="string">
            <text:p>INTERDISCIPLINAR <text:s text:c="33"/></text:p>
          </table:table-cell>
          <table:table-cell office:value-type="string">
            <text:p>Applied Mathematics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5-7598</text:p>
          </table:table-cell>
          <table:table-cell office:value-type="string">
            <text:p>INTERDISCIPLINAR <text:s text:c="33"/></text:p>
          </table:table-cell>
          <table:table-cell office:value-type="string">
            <text:p>Applied Microbiology and Bio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274</text:p>
          </table:table-cell>
          <table:table-cell office:value-type="string">
            <text:p>INTERDISCIPLINAR <text:s text:c="33"/></text:p>
          </table:table-cell>
          <table:table-cell office:value-type="string">
            <text:p>Applied Numerical Mathema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2605</text:p>
          </table:table-cell>
          <table:table-cell office:value-type="string">
            <text:p>INTERDISCIPLINAR <text:s text:c="33"/></text:p>
          </table:table-cell>
          <table:table-cell office:value-type="string">
            <text:p>Applied Organometallic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951</text:p>
          </table:table-cell>
          <table:table-cell office:value-type="string">
            <text:p>INTERDISCIPLINAR <text:s text:c="33"/></text:p>
          </table:table-cell>
          <table:table-cell office:value-type="string">
            <text:p>Applied Physics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8396</text:p>
          </table:table-cell>
          <table:table-cell office:value-type="string">
            <text:p>INTERDISCIPLINAR <text:s text:c="33"/></text:p>
          </table:table-cell>
          <table:table-cell office:value-type="string">
            <text:p>Applied Physics. A, Materials Science &amp; Process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8043</text:p>
          </table:table-cell>
          <table:table-cell office:value-type="string">
            <text:p>INTERDISCIPLINAR <text:s text:c="33"/></text:p>
          </table:table-cell>
          <table:table-cell office:value-type="string">
            <text:p>Applied Radiation and Isotop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70-4928</text:p>
          </table:table-cell>
          <table:table-cell office:value-type="string">
            <text:p>INTERDISCIPLINAR <text:s text:c="33"/></text:p>
          </table:table-cell>
          <table:table-cell office:value-type="string">
            <text:p>Applied Spectroscopy Reviews (Softcover e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4332</text:p>
          </table:table-cell>
          <table:table-cell office:value-type="string">
            <text:p>INTERDISCIPLINAR <text:s text:c="33"/></text:p>
          </table:table-cell>
          <table:table-cell office:value-type="string">
            <text:p>Applied Surface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1267</text:p>
          </table:table-cell>
          <table:table-cell office:value-type="string">
            <text:p>INTERDISCIPLINAR <text:s text:c="33"/></text:p>
          </table:table-cell>
          <table:table-cell office:value-type="string">
            <text:p>Aprender (Port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8486</text:p>
          </table:table-cell>
          <table:table-cell office:value-type="string">
            <text:p>INTERDISCIPLINAR <text:s text:c="33"/></text:p>
          </table:table-cell>
          <table:table-cell office:value-type="string">
            <text:p>Aquaculture (Amsterdam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7305</text:p>
          </table:table-cell>
          <table:table-cell office:value-type="string">
            <text:p>INTERDISCIPLINAR <text:s text:c="33"/></text:p>
          </table:table-cell>
          <table:table-cell office:value-type="string">
            <text:p>Aquaculture Economics &amp; Management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6120</text:p>
          </table:table-cell>
          <table:table-cell office:value-type="string">
            <text:p>INTERDISCIPLINAR <text:s text:c="33"/></text:p>
          </table:table-cell>
          <table:table-cell office:value-type="string">
            <text:p>Aquaculture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5773</text:p>
          </table:table-cell>
          <table:table-cell office:value-type="string">
            <text:p>INTERDISCIPLINAR <text:s text:c="33"/></text:p>
          </table:table-cell>
          <table:table-cell office:value-type="string">
            <text:p>Aquaculture Nutri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557X</text:p>
          </table:table-cell>
          <table:table-cell office:value-type="string">
            <text:p>INTERDISCIPLINAR <text:s text:c="33"/></text:p>
          </table:table-cell>
          <table:table-cell office:value-type="string">
            <text:p>Aquaculture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770</text:p>
          </table:table-cell>
          <table:table-cell office:value-type="string">
            <text:p>INTERDISCIPLINAR <text:s text:c="33"/></text:p>
          </table:table-cell>
          <table:table-cell office:value-type="string">
            <text:p>Aquatic Botan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2-7613</text:p>
          </table:table-cell>
          <table:table-cell office:value-type="string">
            <text:p>INTERDISCIPLINAR <text:s text:c="33"/></text:p>
          </table:table-cell>
          <table:table-cell office:value-type="string">
            <text:p>Aquatic Conserva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4988</text:p>
          </table:table-cell>
          <table:table-cell office:value-type="string">
            <text:p>INTERDISCIPLINAR <text:s text:c="33"/></text:p>
          </table:table-cell>
          <table:table-cell office:value-type="string">
            <text:p>Aquatic Ecosystem Health &amp; Manag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0-7440</text:p>
          </table:table-cell>
          <table:table-cell office:value-type="string">
            <text:p>INTERDISCIPLINAR <text:s text:c="33"/></text:p>
          </table:table-cell>
          <table:table-cell office:value-type="string">
            <text:p>Aquatic Living Resour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427</text:p>
          </table:table-cell>
          <table:table-cell office:value-type="string">
            <text:p>INTERDISCIPLINAR <text:s text:c="33"/></text:p>
          </table:table-cell>
          <table:table-cell office:value-type="string">
            <text:p>Aquatic Mamm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1621</text:p>
          </table:table-cell>
          <table:table-cell office:value-type="string">
            <text:p>INTERDISCIPLINAR <text:s text:c="33"/></text:p>
          </table:table-cell>
          <table:table-cell office:value-type="string">
            <text:p>Aquatic Sciences (Printed ed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733</text:p>
          </table:table-cell>
          <table:table-cell office:value-type="string">
            <text:p>INTERDISCIPLINAR <text:s text:c="33"/></text:p>
          </table:table-cell>
          <table:table-cell office:value-type="string">
            <text:p>Aquinate (Niteró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5047</text:p>
          </table:table-cell>
          <table:table-cell office:value-type="string">
            <text:p>INTERDISCIPLINAR <text:s text:c="33"/></text:p>
          </table:table-cell>
          <table:table-cell office:value-type="string">
            <text:p>ARARA (Colchester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657</text:p>
          </table:table-cell>
          <table:table-cell office:value-type="string">
            <text:p>INTERDISCIPLINAR <text:s text:c="33"/></text:p>
          </table:table-cell>
          <table:table-cell office:value-type="string">
            <text:p>Ararajuba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1963</text:p>
          </table:table-cell>
          <table:table-cell office:value-type="string">
            <text:p>INTERDISCIPLINAR <text:s text:c="33"/></text:p>
          </table:table-cell>
          <table:table-cell office:value-type="string">
            <text:p>Arbor (Madrid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8-303X</text:p>
          </table:table-cell>
          <table:table-cell office:value-type="string">
            <text:p>INTERDISCIPLINAR <text:s text:c="33"/></text:p>
          </table:table-cell>
          <table:table-cell office:value-type="string">
            <text:p>Arbor (Madrid. Interne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027</text:p>
          </table:table-cell>
          <table:table-cell office:value-type="string">
            <text:p>INTERDISCIPLINAR <text:s text:c="33"/></text:p>
          </table:table-cell>
          <table:table-cell office:value-type="string">
            <text:p>Arca da Uni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8622</text:p>
          </table:table-cell>
          <table:table-cell office:value-type="string">
            <text:p>INTERDISCIPLINAR <text:s text:c="33"/></text:p>
          </table:table-cell>
          <table:table-cell office:value-type="string">
            <text:p>Archaeologi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1-2198</text:p>
          </table:table-cell>
          <table:table-cell office:value-type="string">
            <text:p>INTERDISCIPLINAR <text:s text:c="33"/></text:p>
          </table:table-cell>
          <table:table-cell office:value-type="string">
            <text:p>Archimed (Par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136</text:p>
          </table:table-cell>
          <table:table-cell office:value-type="string">
            <text:p>INTERDISCIPLINAR <text:s text:c="33"/></text:p>
          </table:table-cell>
          <table:table-cell office:value-type="string">
            <text:p>Archiv für Hydrobiologie (Cessou em 2006. Cont. ISSN 1863-9135 Fundamental and Applied Limnology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3-5846</text:p>
          </table:table-cell>
          <table:table-cell office:value-type="string">
            <text:p>INTERDISCIPLINAR <text:s text:c="33"/></text:p>
          </table:table-cell>
          <table:table-cell office:value-type="string">
            <text:p>Archive for Mathematical Logic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1921</text:p>
          </table:table-cell>
          <table:table-cell office:value-type="string">
            <text:p>INTERDISCIPLINAR <text:s text:c="33"/></text:p>
          </table:table-cell>
          <table:table-cell office:value-type="string">
            <text:p>Archive of Fishery and Marine Research (Cessou em 2004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4341</text:p>
          </table:table-cell>
          <table:table-cell office:value-type="string">
            <text:p>INTERDISCIPLINAR <text:s text:c="33"/></text:p>
          </table:table-cell>
          <table:table-cell office:value-type="string">
            <text:p>Archives of Environmental Contamination and Toxi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067</text:p>
          </table:table-cell>
          <table:table-cell office:value-type="string">
            <text:p>INTERDISCIPLINAR <text:s text:c="33"/></text:p>
          </table:table-cell>
          <table:table-cell office:value-type="string">
            <text:p>Archives of Gynecology and Obstetr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9-4462</text:p>
          </table:table-cell>
          <table:table-cell office:value-type="string">
            <text:p>INTERDISCIPLINAR <text:s text:c="33"/></text:p>
          </table:table-cell>
          <table:table-cell office:value-type="string">
            <text:p>Archives of Insect Biochemistry and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8933</text:p>
          </table:table-cell>
          <table:table-cell office:value-type="string">
            <text:p>INTERDISCIPLINAR <text:s text:c="33"/></text:p>
          </table:table-cell>
          <table:table-cell office:value-type="string">
            <text:p>Archives of Micro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42</text:p>
          </table:table-cell>
          <table:table-cell office:value-type="string">
            <text:p>INTERDISCIPLINAR <text:s text:c="33"/></text:p>
          </table:table-cell>
          <table:table-cell office:value-type="string">
            <text:p>Archives of Neurology (Chicag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69</text:p>
          </table:table-cell>
          <table:table-cell office:value-type="string">
            <text:p>INTERDISCIPLINAR <text:s text:c="33"/></text:p>
          </table:table-cell>
          <table:table-cell office:value-type="string">
            <text:p>Archives of Oral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84X</text:p>
          </table:table-cell>
          <table:table-cell office:value-type="string">
            <text:p>INTERDISCIPLINAR <text:s text:c="33"/></text:p>
          </table:table-cell>
          <table:table-cell office:value-type="string">
            <text:p>Archives of Veterinary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8608</text:p>
          </table:table-cell>
          <table:table-cell office:value-type="string">
            <text:p>INTERDISCIPLINAR <text:s text:c="33"/></text:p>
          </table:table-cell>
          <table:table-cell office:value-type="string">
            <text:p>Archives of Vi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592</text:p>
          </table:table-cell>
          <table:table-cell office:value-type="string">
            <text:p>INTERDISCIPLINAR <text:s text:c="33"/></text:p>
          </table:table-cell>
          <table:table-cell office:value-type="string">
            <text:p>Archivos de Zootecn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641</text:p>
          </table:table-cell>
          <table:table-cell office:value-type="string">
            <text:p>INTERDISCIPLINAR <text:s text:c="33"/></text:p>
          </table:table-cell>
          <table:table-cell office:value-type="string">
            <text:p>Areia &amp; Bri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627</text:p>
          </table:table-cell>
          <table:table-cell office:value-type="string">
            <text:p>INTERDISCIPLINAR <text:s text:c="33"/></text:p>
          </table:table-cell>
          <table:table-cell office:value-type="string">
            <text:p>Argumentos (Unimonte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3327</text:p>
          </table:table-cell>
          <table:table-cell office:value-type="string">
            <text:p>INTERDISCIPLINAR <text:s text:c="33"/></text:p>
          </table:table-cell>
          <table:table-cell office:value-type="string">
            <text:p>Argumentos de Razón Técn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253</text:p>
          </table:table-cell>
          <table:table-cell office:value-type="string">
            <text:p>INTERDISCIPLINAR <text:s text:c="33"/></text:p>
          </table:table-cell>
          <table:table-cell office:value-type="string">
            <text:p>Ariús: Revista de Ciências Humanas e Artes (UFC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6376</text:p>
          </table:table-cell>
          <table:table-cell office:value-type="string">
            <text:p>INTERDISCIPLINAR <text:s text:c="33"/></text:p>
          </table:table-cell>
          <table:table-cell office:value-type="string">
            <text:p>ARKIVOC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8-3520</text:p>
          </table:table-cell>
          <table:table-cell office:value-type="string">
            <text:p>INTERDISCIPLINAR <text:s text:c="33"/></text:p>
          </table:table-cell>
          <table:table-cell office:value-type="string">
            <text:p>Armées d'Aujourd'hui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38X</text:p>
          </table:table-cell>
          <table:table-cell office:value-type="string">
            <text:p>INTERDISCIPLINAR <text:s text:c="33"/></text:p>
          </table:table-cell>
          <table:table-cell office:value-type="string">
            <text:p>Arqtexto (UFRG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908</text:p>
          </table:table-cell>
          <table:table-cell office:value-type="string">
            <text:p>INTERDISCIPLINAR <text:s text:c="33"/></text:p>
          </table:table-cell>
          <table:table-cell office:value-type="string">
            <text:p>Arquitetura &amp; Construca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741</text:p>
          </table:table-cell>
          <table:table-cell office:value-type="string">
            <text:p>INTERDISCIPLINAR <text:s text:c="33"/></text:p>
          </table:table-cell>
          <table:table-cell office:value-type="string">
            <text:p>Arquiteturarevista (UNISINO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9-2939</text:p>
          </table:table-cell>
          <table:table-cell office:value-type="string">
            <text:p>INTERDISCIPLINAR <text:s text:c="33"/></text:p>
          </table:table-cell>
          <table:table-cell office:value-type="string">
            <text:p>Arquitextos (Lim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298</text:p>
          </table:table-cell>
          <table:table-cell office:value-type="string">
            <text:p>INTERDISCIPLINAR <text:s text:c="33"/></text:p>
          </table:table-cell>
          <table:table-cell office:value-type="string">
            <text:p>Arquitextos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935</text:p>
          </table:table-cell>
          <table:table-cell office:value-type="string">
            <text:p>INTERDISCIPLINAR <text:s text:c="33"/></text:p>
          </table:table-cell>
          <table:table-cell office:value-type="string">
            <text:p>Arquivo Brasileiro de Medicina Veterinária e Zootecn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162</text:p>
          </table:table-cell>
          <table:table-cell office:value-type="string">
            <text:p>INTERDISCIPLINAR <text:s text:c="33"/></text:p>
          </table:table-cell>
          <table:table-cell office:value-type="string">
            <text:p>Arquivo Brasileiro de Medicina Veterinária e Zootecni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782X</text:p>
          </table:table-cell>
          <table:table-cell office:value-type="string">
            <text:p>INTERDISCIPLINAR <text:s text:c="33"/></text:p>
          </table:table-cell>
          <table:table-cell office:value-type="string">
            <text:p>Arquivos Brasileiros de Cardiolog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30</text:p>
          </table:table-cell>
          <table:table-cell office:value-type="string">
            <text:p>INTERDISCIPLINAR <text:s text:c="33"/></text:p>
          </table:table-cell>
          <table:table-cell office:value-type="string">
            <text:p>Arquivos Brasileiros de Endocrinologia e Metabolog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355</text:p>
          </table:table-cell>
          <table:table-cell office:value-type="string">
            <text:p>INTERDISCIPLINAR <text:s text:c="33"/></text:p>
          </table:table-cell>
          <table:table-cell office:value-type="string">
            <text:p>Arquivos Brasileiros de Neurocirur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49</text:p>
          </table:table-cell>
          <table:table-cell office:value-type="string">
            <text:p>INTERDISCIPLINAR <text:s text:c="33"/></text:p>
          </table:table-cell>
          <table:table-cell office:value-type="string">
            <text:p>Arquivos Brasileiros de Oftalm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456</text:p>
          </table:table-cell>
          <table:table-cell office:value-type="string">
            <text:p>INTERDISCIPLINAR <text:s text:c="33"/></text:p>
          </table:table-cell>
          <table:table-cell office:value-type="string">
            <text:p>Arquivos Brasileiros de Paralisia Cerebr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692</text:p>
          </table:table-cell>
          <table:table-cell office:value-type="string">
            <text:p>INTERDISCIPLINAR <text:s text:c="33"/></text:p>
          </table:table-cell>
          <table:table-cell office:value-type="string">
            <text:p>Arquivos Brasileiros de Psicologia (Rio de Janeiro. 1979) (Cessou em 2002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267</text:p>
          </table:table-cell>
          <table:table-cell office:value-type="string">
            <text:p>INTERDISCIPLINAR <text:s text:c="33"/></text:p>
          </table:table-cell>
          <table:table-cell office:value-type="string">
            <text:p>Arquivos Brasileiros de Psicologia (UFRJ. 2003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327</text:p>
          </table:table-cell>
          <table:table-cell office:value-type="string">
            <text:p>INTERDISCIPLINAR <text:s text:c="33"/></text:p>
          </table:table-cell>
          <table:table-cell office:value-type="string">
            <text:p>Arquivos Brasileiros de Psiquiatria, Neurologia e Medicina Legal (1999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73</text:p>
          </table:table-cell>
          <table:table-cell office:value-type="string">
            <text:p>INTERDISCIPLINAR <text:s text:c="33"/></text:p>
          </table:table-cell>
          <table:table-cell office:value-type="string">
            <text:p>Arquivos Catarinenses de Medicin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280</text:p>
          </table:table-cell>
          <table:table-cell office:value-type="string">
            <text:p>INTERDISCIPLINAR <text:s text:c="33"/></text:p>
          </table:table-cell>
          <table:table-cell office:value-type="string">
            <text:p>Arquivos Catarinenses de Medicin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149</text:p>
          </table:table-cell>
          <table:table-cell office:value-type="string">
            <text:p>INTERDISCIPLINAR <text:s text:c="33"/></text:p>
          </table:table-cell>
          <table:table-cell office:value-type="string">
            <text:p>Arquivos da APADEC (Cessou em 2005. Cont. ISSN 1980-959X Arquivos do Mud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979</text:p>
          </table:table-cell>
          <table:table-cell office:value-type="string">
            <text:p>INTERDISCIPLINAR <text:s text:c="33"/></text:p>
          </table:table-cell>
          <table:table-cell office:value-type="string">
            <text:p>Arquivos de Biologia e Tecnologia (Cessou em 1997. Cont. ISSN 1516-8913 Brazilian Archives of Biology and Technology (Impresso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325</text:p>
          </table:table-cell>
          <table:table-cell office:value-type="string">
            <text:p>INTERDISCIPLINAR <text:s text:c="33"/></text:p>
          </table:table-cell>
          <table:table-cell office:value-type="string">
            <text:p>Arquivos de Ciências da Saúde (FAMER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4-5686</text:p>
          </table:table-cell>
          <table:table-cell office:value-type="string">
            <text:p>INTERDISCIPLINAR <text:s text:c="33"/></text:p>
          </table:table-cell>
          <table:table-cell office:value-type="string">
            <text:p>Arquivos de Ciências do Ma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167</text:p>
          </table:table-cell>
          <table:table-cell office:value-type="string">
            <text:p>INTERDISCIPLINAR <text:s text:c="33"/></text:p>
          </table:table-cell>
          <table:table-cell office:value-type="string">
            <text:p>Arquivos de Ciências Veterinárias e Zoologia da UNIPAR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14X</text:p>
          </table:table-cell>
          <table:table-cell office:value-type="string">
            <text:p>INTERDISCIPLINAR <text:s text:c="33"/></text:p>
          </table:table-cell>
          <table:table-cell office:value-type="string">
            <text:p>Arquivos de Direit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219</text:p>
          </table:table-cell>
          <table:table-cell office:value-type="string">
            <text:p>INTERDISCIPLINAR <text:s text:c="33"/></text:p>
          </table:table-cell>
          <table:table-cell office:value-type="string">
            <text:p>Arquivos de Gastroenterologi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82X</text:p>
          </table:table-cell>
          <table:table-cell office:value-type="string">
            <text:p>INTERDISCIPLINAR <text:s text:c="33"/></text:p>
          </table:table-cell>
          <table:table-cell office:value-type="string">
            <text:p>Arquivos de Neuro-Psiquiatr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3653</text:p>
          </table:table-cell>
          <table:table-cell office:value-type="string">
            <text:p>INTERDISCIPLINAR <text:s text:c="33"/></text:p>
          </table:table-cell>
          <table:table-cell office:value-type="string">
            <text:p>Arquivos do Instituto Biológic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657</text:p>
          </table:table-cell>
          <table:table-cell office:value-type="string">
            <text:p>INTERDISCIPLINAR <text:s text:c="33"/></text:p>
          </table:table-cell>
          <table:table-cell office:value-type="string">
            <text:p>Arquivos do Instituto Biológico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4508</text:p>
          </table:table-cell>
          <table:table-cell office:value-type="string">
            <text:p>INTERDISCIPLINAR <text:s text:c="33"/></text:p>
          </table:table-cell>
          <table:table-cell office:value-type="string">
            <text:p>Arquivos do Museu Nac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901</text:p>
          </table:table-cell>
          <table:table-cell office:value-type="string">
            <text:p>INTERDISCIPLINAR <text:s text:c="33"/></text:p>
          </table:table-cell>
          <table:table-cell office:value-type="string">
            <text:p>Arquivos em Movimento (UFRJ. Impresso) (Cessou em 2005. Cont. ISSN 1809-9556 Arquivos em Movimento (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939</text:p>
          </table:table-cell>
          <table:table-cell office:value-type="string">
            <text:p>INTERDISCIPLINAR <text:s text:c="33"/></text:p>
          </table:table-cell>
          <table:table-cell office:value-type="string">
            <text:p>Arquivos em Odontologia (UFM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018</text:p>
          </table:table-cell>
          <table:table-cell office:value-type="string">
            <text:p>INTERDISCIPLINAR <text:s text:c="33"/></text:p>
          </table:table-cell>
          <table:table-cell office:value-type="string">
            <text:p>Arquivos Médicos da Universidade Luterana do Brasi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992</text:p>
          </table:table-cell>
          <table:table-cell office:value-type="string">
            <text:p>INTERDISCIPLINAR <text:s text:c="33"/></text:p>
          </table:table-cell>
          <table:table-cell office:value-type="string">
            <text:p>Arquivos Médicos do ABC (Cessou em 2007. Cont. ISSN 1983-2451 Arquivos Brasileiros de Ciências da Saúd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067</text:p>
          </table:table-cell>
          <table:table-cell office:value-type="string">
            <text:p>INTERDISCIPLINAR <text:s text:c="33"/></text:p>
          </table:table-cell>
          <table:table-cell office:value-type="string">
            <text:p>Arquivos Médicos dos Hospitais e da Faculdade de Ciências Médicas da Santa Casa de São Paul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320</text:p>
          </table:table-cell>
          <table:table-cell office:value-type="string">
            <text:p>INTERDISCIPLINAR <text:s text:c="33"/></text:p>
          </table:table-cell>
          <table:table-cell office:value-type="string">
            <text:p>ARS (São Paul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380</text:p>
          </table:table-cell>
          <table:table-cell office:value-type="string">
            <text:p>INTERDISCIPLINAR <text:s text:c="33"/></text:p>
          </table:table-cell>
          <table:table-cell office:value-type="string">
            <text:p>ARS Veterinár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2-1744</text:p>
          </table:table-cell>
          <table:table-cell office:value-type="string">
            <text:p>INTERDISCIPLINAR <text:s text:c="33"/></text:p>
          </table:table-cell>
          <table:table-cell office:value-type="string">
            <text:p>Art Nexus Interna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3463</text:p>
          </table:table-cell>
          <table:table-cell office:value-type="string">
            <text:p>INTERDISCIPLINAR <text:s text:c="33"/></text:p>
          </table:table-cell>
          <table:table-cell office:value-type="string">
            <text:p>ARTCIENCIA.CO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603</text:p>
          </table:table-cell>
          <table:table-cell office:value-type="string">
            <text:p>INTERDISCIPLINAR <text:s text:c="33"/></text:p>
          </table:table-cell>
          <table:table-cell office:value-type="string">
            <text:p>ArtCultura (UFU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508</text:p>
          </table:table-cell>
          <table:table-cell office:value-type="string">
            <text:p>INTERDISCIPLINAR <text:s text:c="33"/></text:p>
          </table:table-cell>
          <table:table-cell office:value-type="string">
            <text:p>Arte e Cultura da America Lat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05X</text:p>
          </table:table-cell>
          <table:table-cell office:value-type="string">
            <text:p>INTERDISCIPLINAR <text:s text:c="33"/></text:p>
          </table:table-cell>
          <table:table-cell office:value-type="string">
            <text:p>Arte e Educação em Revis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274</text:p>
          </table:table-cell>
          <table:table-cell office:value-type="string">
            <text:p>INTERDISCIPLINAR <text:s text:c="33"/></text:p>
          </table:table-cell>
          <table:table-cell office:value-type="string">
            <text:p>Artefilosofia (UFO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3591</text:p>
          </table:table-cell>
          <table:table-cell office:value-type="string">
            <text:p>INTERDISCIPLINAR <text:s text:c="33"/></text:p>
          </table:table-cell>
          <table:table-cell office:value-type="string">
            <text:p>Arthritis and Rheumatis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2-8855</text:p>
          </table:table-cell>
          <table:table-cell office:value-type="string">
            <text:p>INTERDISCIPLINAR <text:s text:c="33"/></text:p>
          </table:table-cell>
          <table:table-cell office:value-type="string">
            <text:p>Arthropod-Plant Interaction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4-8339</text:p>
          </table:table-cell>
          <table:table-cell office:value-type="string">
            <text:p>INTERDISCIPLINAR <text:s text:c="33"/></text:p>
          </table:table-cell>
          <table:table-cell office:value-type="string">
            <text:p>Ärztezeitschrift für Naturheilverfahren und Regulationsmedizin (Cessou em 2006. Cont. ISSN 1863-8678 Komplementäre und Integrative Medizi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4466</text:p>
          </table:table-cell>
          <table:table-cell office:value-type="string">
            <text:p>INTERDISCIPLINAR <text:s text:c="33"/></text:p>
          </table:table-cell>
          <table:table-cell office:value-type="string">
            <text:p>Asclepio (Madrid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3-7368</text:p>
          </table:table-cell>
          <table:table-cell office:value-type="string">
            <text:p>INTERDISCIPLINAR <text:s text:c="33"/></text:p>
          </table:table-cell>
          <table:table-cell office:value-type="string">
            <text:p>Asian Pacific Journal of Cancer Preven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253X</text:p>
          </table:table-cell>
          <table:table-cell office:value-type="string">
            <text:p>INTERDISCIPLINAR <text:s text:c="33"/></text:p>
          </table:table-cell>
          <table:table-cell office:value-type="string">
            <text:p>ASLIB Proceeding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432</text:p>
          </table:table-cell>
          <table:table-cell office:value-type="string">
            <text:p>INTERDISCIPLINAR <text:s text:c="33"/></text:p>
          </table:table-cell>
          <table:table-cell office:value-type="string">
            <text:p>Assentamentos Humanos (Mar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138</text:p>
          </table:table-cell>
          <table:table-cell office:value-type="string">
            <text:p>INTERDISCIPLINAR <text:s text:c="33"/></text:p>
          </table:table-cell>
          <table:table-cell office:value-type="string">
            <text:p>Astronomy &amp; Astrophysics. Supplement Series (Print) (Cessou em 2000. Foi absorvido pelo ISSN 0004-6361 Astronomy &amp; Astrophysics (Berlin. 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6505</text:p>
          </table:table-cell>
          <table:table-cell office:value-type="string">
            <text:p>INTERDISCIPLINAR <text:s text:c="33"/></text:p>
          </table:table-cell>
          <table:table-cell office:value-type="string">
            <text:p>Astroparticle Phys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7134</text:p>
          </table:table-cell>
          <table:table-cell office:value-type="string">
            <text:p>INTERDISCIPLINAR <text:s text:c="33"/></text:p>
          </table:table-cell>
          <table:table-cell office:value-type="string">
            <text:p>Asymptotic Analy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956</text:p>
          </table:table-cell>
          <table:table-cell office:value-type="string">
            <text:p>INTERDISCIPLINAR <text:s text:c="33"/></text:p>
          </table:table-cell>
          <table:table-cell office:value-type="string">
            <text:p>Ateliê Geográfico (UF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378</text:p>
          </table:table-cell>
          <table:table-cell office:value-type="string">
            <text:p>INTERDISCIPLINAR <text:s text:c="33"/></text:p>
          </table:table-cell>
          <table:table-cell office:value-type="string">
            <text:p>Athena (Curiti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150</text:p>
          </table:table-cell>
          <table:table-cell office:value-type="string">
            <text:p>INTERDISCIPLINAR <text:s text:c="33"/></text:p>
          </table:table-cell>
          <table:table-cell office:value-type="string">
            <text:p>Atherosclerosis (Amsterdam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1929</text:p>
          </table:table-cell>
          <table:table-cell office:value-type="string">
            <text:p>INTERDISCIPLINAR <text:s text:c="33"/></text:p>
          </table:table-cell>
          <table:table-cell office:value-type="string">
            <text:p>ATLA. Alternatives to Laboratory Animal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4254</text:p>
          </table:table-cell>
          <table:table-cell office:value-type="string">
            <text:p>INTERDISCIPLINAR <text:s text:c="33"/></text:p>
          </table:table-cell>
          <table:table-cell office:value-type="string">
            <text:p>Atlantic Economic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656</text:p>
          </table:table-cell>
          <table:table-cell office:value-type="string">
            <text:p>INTERDISCIPLINAR <text:s text:c="33"/></text:p>
          </table:table-cell>
          <table:table-cell office:value-type="string">
            <text:p>Atlân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6876</text:p>
          </table:table-cell>
          <table:table-cell office:value-type="string">
            <text:p>INTERDISCIPLINAR <text:s text:c="33"/></text:p>
          </table:table-cell>
          <table:table-cell office:value-type="string">
            <text:p>Atlántida (Madrid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7324</text:p>
          </table:table-cell>
          <table:table-cell office:value-type="string">
            <text:p>INTERDISCIPLINAR <text:s text:c="33"/></text:p>
          </table:table-cell>
          <table:table-cell office:value-type="string">
            <text:p>Atmospheric Chemistry and Physic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7316</text:p>
          </table:table-cell>
          <table:table-cell office:value-type="string">
            <text:p>INTERDISCIPLINAR <text:s text:c="33"/></text:p>
          </table:table-cell>
          <table:table-cell office:value-type="string">
            <text:p>Atmospheric Chemistry and Phys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7375</text:p>
          </table:table-cell>
          <table:table-cell office:value-type="string">
            <text:p>INTERDISCIPLINAR <text:s text:c="33"/></text:p>
          </table:table-cell>
          <table:table-cell office:value-type="string">
            <text:p>Atmospheric Chemistry and Physics Discussion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2-2310</text:p>
          </table:table-cell>
          <table:table-cell office:value-type="string">
            <text:p>INTERDISCIPLINAR <text:s text:c="33"/></text:p>
          </table:table-cell>
          <table:table-cell office:value-type="string">
            <text:p>Atmospheric Environment (1994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8095</text:p>
          </table:table-cell>
          <table:table-cell office:value-type="string">
            <text:p>INTERDISCIPLINAR <text:s text:c="33"/></text:p>
          </table:table-cell>
          <table:table-cell office:value-type="string">
            <text:p>Atmospheric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2-640X</text:p>
          </table:table-cell>
          <table:table-cell office:value-type="string">
            <text:p>INTERDISCIPLINAR <text:s text:c="33"/></text:p>
          </table:table-cell>
          <table:table-cell office:value-type="string">
            <text:p>Atomic Data and Nuclear Data Tabl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998</text:p>
          </table:table-cell>
          <table:table-cell office:value-type="string">
            <text:p>INTERDISCIPLINAR <text:s text:c="33"/></text:p>
          </table:table-cell>
          <table:table-cell office:value-type="string">
            <text:p>Atualidades Jurídicas (Jaboticaba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2386</text:p>
          </table:table-cell>
          <table:table-cell office:value-type="string">
            <text:p>INTERDISCIPLINAR <text:s text:c="33"/></text:p>
          </table:table-cell>
          <table:table-cell office:value-type="string">
            <text:p>Atualidades Ornitológica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979</text:p>
          </table:table-cell>
          <table:table-cell office:value-type="string">
            <text:p>INTERDISCIPLINAR <text:s text:c="33"/></text:p>
          </table:table-cell>
          <table:table-cell office:value-type="string">
            <text:p>AU. Arquitetura e Urbanism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597</text:p>
          </table:table-cell>
          <table:table-cell office:value-type="string">
            <text:p>INTERDISCIPLINAR <text:s text:c="33"/></text:p>
          </table:table-cell>
          <table:table-cell office:value-type="string">
            <text:p>Augusto Guzzo Revista Acadêmic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8-3948</text:p>
          </table:table-cell>
          <table:table-cell office:value-type="string">
            <text:p>INTERDISCIPLINAR <text:s text:c="33"/></text:p>
          </table:table-cell>
          <table:table-cell office:value-type="string">
            <text:p>Aula Magna (Caraca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672</text:p>
          </table:table-cell>
          <table:table-cell office:value-type="string">
            <text:p>INTERDISCIPLINAR <text:s text:c="33"/></text:p>
          </table:table-cell>
          <table:table-cell office:value-type="string">
            <text:p>Aurora (PUCSP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2-9985</text:p>
          </table:table-cell>
          <table:table-cell office:value-type="string">
            <text:p>INTERDISCIPLINAR <text:s text:c="33"/></text:p>
          </table:table-cell>
          <table:table-cell office:value-type="string">
            <text:p>Austral E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8402</text:p>
          </table:table-cell>
          <table:table-cell office:value-type="string">
            <text:p>INTERDISCIPLINAR <text:s text:c="33"/></text:p>
          </table:table-cell>
          <table:table-cell office:value-type="string">
            <text:p>Australasian Journal of Philosoph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39-8562</text:p>
          </table:table-cell>
          <table:table-cell office:value-type="string">
            <text:p>INTERDISCIPLINAR <text:s text:c="33"/></text:p>
          </table:table-cell>
          <table:table-cell office:value-type="string">
            <text:p>Australasian Psychia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8674</text:p>
          </table:table-cell>
          <table:table-cell office:value-type="string">
            <text:p>INTERDISCIPLINAR <text:s text:c="33"/></text:p>
          </table:table-cell>
          <table:table-cell office:value-type="string">
            <text:p>Australian and New Zealand Journal of Psychia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9573</text:p>
          </table:table-cell>
          <table:table-cell office:value-type="string">
            <text:p>INTERDISCIPLINAR <text:s text:c="33"/></text:p>
          </table:table-cell>
          <table:table-cell office:value-type="string">
            <text:p>Australian Journal of Soi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959X</text:p>
          </table:table-cell>
          <table:table-cell office:value-type="string">
            <text:p>INTERDISCIPLINAR <text:s text:c="33"/></text:p>
          </table:table-cell>
          <table:table-cell office:value-type="string">
            <text:p>Australian Journal of Zo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0423</text:p>
          </table:table-cell>
          <table:table-cell office:value-type="string">
            <text:p>INTERDISCIPLINAR <text:s text:c="33"/></text:p>
          </table:table-cell>
          <table:table-cell office:value-type="string">
            <text:p>Australian Veterinary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1098</text:p>
          </table:table-cell>
          <table:table-cell office:value-type="string">
            <text:p>INTERDISCIPLINAR <text:s text:c="33"/></text:p>
          </table:table-cell>
          <table:table-cell office:value-type="string">
            <text:p>Automatica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8665</text:p>
          </table:table-cell>
          <table:table-cell office:value-type="string">
            <text:p>INTERDISCIPLINAR <text:s text:c="33"/></text:p>
          </table:table-cell>
          <table:table-cell office:value-type="string">
            <text:p>Autonomic &amp; Autacoid Pharmac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0702</text:p>
          </table:table-cell>
          <table:table-cell office:value-type="string">
            <text:p>INTERDISCIPLINAR <text:s text:c="33"/></text:p>
          </table:table-cell>
          <table:table-cell office:value-type="string">
            <text:p>Autonomic Neuroscience: Basic &amp; Clinic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765</text:p>
          </table:table-cell>
          <table:table-cell office:value-type="string">
            <text:p>INTERDISCIPLINAR <text:s text:c="33"/></text:p>
          </table:table-cell>
          <table:table-cell office:value-type="string">
            <text:p>Avaliação (UFJF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077</text:p>
          </table:table-cell>
          <table:table-cell office:value-type="string">
            <text:p>INTERDISCIPLINAR <text:s text:c="33"/></text:p>
          </table:table-cell>
          <table:table-cell office:value-type="string">
            <text:p>Avaliação (UNICAM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71</text:p>
          </table:table-cell>
          <table:table-cell office:value-type="string">
            <text:p>INTERDISCIPLINAR <text:s text:c="33"/></text:p>
          </table:table-cell>
          <table:table-cell office:value-type="string">
            <text:p>Avaliação Psicológ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1565</text:p>
          </table:table-cell>
          <table:table-cell office:value-type="string">
            <text:p>INTERDISCIPLINAR <text:s text:c="33"/></text:p>
          </table:table-cell>
          <table:table-cell office:value-type="string">
            <text:p>Avances en Análisis por Técnicas de Rayos X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5184</text:p>
          </table:table-cell>
          <table:table-cell office:value-type="string">
            <text:p>INTERDISCIPLINAR <text:s text:c="33"/></text:p>
          </table:table-cell>
          <table:table-cell office:value-type="string">
            <text:p>Avances en Energías Renovables y Medio Ambien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09-0056</text:p>
          </table:table-cell>
          <table:table-cell office:value-type="string">
            <text:p>INTERDISCIPLINAR <text:s text:c="33"/></text:p>
          </table:table-cell>
          <table:table-cell office:value-type="string">
            <text:p>Avances en Sistemas e Informa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415</text:p>
          </table:table-cell>
          <table:table-cell office:value-type="string">
            <text:p>INTERDISCIPLINAR <text:s text:c="33"/></text:p>
          </table:table-cell>
          <table:table-cell office:value-type="string">
            <text:p>Aventuras na Histó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105</text:p>
          </table:table-cell>
          <table:table-cell office:value-type="string">
            <text:p>INTERDISCIPLINAR <text:s text:c="33"/></text:p>
          </table:table-cell>
          <table:table-cell office:value-type="string">
            <text:p>Avicultura Industrial (Porto Feliz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0390</text:p>
          </table:table-cell>
          <table:table-cell office:value-type="string">
            <text:p>INTERDISCIPLINAR <text:s text:c="33"/></text:p>
          </table:table-cell>
          <table:table-cell office:value-type="string">
            <text:p>BAG. Journal of Basic and Applied Genet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518</text:p>
          </table:table-cell>
          <table:table-cell office:value-type="string">
            <text:p>INTERDISCIPLINAR <text:s text:c="33"/></text:p>
          </table:table-cell>
          <table:table-cell office:value-type="string">
            <text:p>Bagoas : Revista de Estudos Gay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2368</text:p>
          </table:table-cell>
          <table:table-cell office:value-type="string">
            <text:p>INTERDISCIPLINAR <text:s text:c="33"/></text:p>
          </table:table-cell>
          <table:table-cell office:value-type="string">
            <text:p>Bahia Agrícol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117</text:p>
          </table:table-cell>
          <table:table-cell office:value-type="string">
            <text:p>INTERDISCIPLINAR <text:s text:c="33"/></text:p>
          </table:table-cell>
          <table:table-cell office:value-type="string">
            <text:p>Bahia Analise &amp; Dad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845</text:p>
          </table:table-cell>
          <table:table-cell office:value-type="string">
            <text:p>INTERDISCIPLINAR <text:s text:c="33"/></text:p>
          </table:table-cell>
          <table:table-cell office:value-type="string">
            <text:p>Banas Qualidade (Cessou em 2003. Cont. ISSN 1679-9690 Falando em Qualidad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692</text:p>
          </table:table-cell>
          <table:table-cell office:value-type="string">
            <text:p>INTERDISCIPLINAR <text:s text:c="33"/></text:p>
          </table:table-cell>
          <table:table-cell office:value-type="string">
            <text:p>BAR. Brazilian Administration Review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54X</text:p>
          </table:table-cell>
          <table:table-cell office:value-type="string">
            <text:p>INTERDISCIPLINAR <text:s text:c="33"/></text:p>
          </table:table-cell>
          <table:table-cell office:value-type="string">
            <text:p>Base (UNISINO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7835</text:p>
          </table:table-cell>
          <table:table-cell office:value-type="string">
            <text:p>INTERDISCIPLINAR <text:s text:c="33"/></text:p>
          </table:table-cell>
          <table:table-cell office:value-type="string">
            <text:p>Basic &amp; Clinical Pharmacology &amp; Toxi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5-421X</text:p>
          </table:table-cell>
          <table:table-cell office:value-type="string">
            <text:p>INTERDISCIPLINAR <text:s text:c="33"/></text:p>
          </table:table-cell>
          <table:table-cell office:value-type="string">
            <text:p>Bastidiana (Brionne) (Cessou em 2006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1-5445</text:p>
          </table:table-cell>
          <table:table-cell office:value-type="string">
            <text:p>INTERDISCIPLINAR <text:s text:c="33"/></text:p>
          </table:table-cell>
          <table:table-cell office:value-type="string">
            <text:p>Bauphysik (Berli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34X</text:p>
          </table:table-cell>
          <table:table-cell office:value-type="string">
            <text:p>INTERDISCIPLINAR <text:s text:c="33"/></text:p>
          </table:table-cell>
          <table:table-cell office:value-type="string">
            <text:p>BBR. Brazilian Business Review (Edição em português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386</text:p>
          </table:table-cell>
          <table:table-cell office:value-type="string">
            <text:p>INTERDISCIPLINAR <text:s text:c="33"/></text:p>
          </table:table-cell>
          <table:table-cell office:value-type="string">
            <text:p>BBR. Brazilian Business Review (English Edition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522</text:p>
          </table:table-cell>
          <table:table-cell office:value-type="string">
            <text:p>INTERDISCIPLINAR <text:s text:c="33"/></text:p>
          </table:table-cell>
          <table:table-cell office:value-type="string">
            <text:p>BD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5443</text:p>
          </table:table-cell>
          <table:table-cell office:value-type="string">
            <text:p>INTERDISCIPLINAR <text:s text:c="33"/></text:p>
          </table:table-cell>
          <table:table-cell office:value-type="string">
            <text:p>Behavioral Ecology and Soci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4328</text:p>
          </table:table-cell>
          <table:table-cell office:value-type="string">
            <text:p>INTERDISCIPLINAR <text:s text:c="33"/></text:p>
          </table:table-cell>
          <table:table-cell office:value-type="string">
            <text:p>Behavioural Brain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8810</text:p>
          </table:table-cell>
          <table:table-cell office:value-type="string">
            <text:p>INTERDISCIPLINAR <text:s text:c="33"/></text:p>
          </table:table-cell>
          <table:table-cell office:value-type="string">
            <text:p>Behavioural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6-6357</text:p>
          </table:table-cell>
          <table:table-cell office:value-type="string">
            <text:p>INTERDISCIPLINAR <text:s text:c="33"/></text:p>
          </table:table-cell>
          <table:table-cell office:value-type="string">
            <text:p>Behavioural Process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7-6276</text:p>
          </table:table-cell>
          <table:table-cell office:value-type="string">
            <text:p>INTERDISCIPLINAR <text:s text:c="33"/></text:p>
          </table:table-cell>
          <table:table-cell office:value-type="string">
            <text:p>Belgian Journal of Zo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339</text:p>
          </table:table-cell>
          <table:table-cell office:value-type="string">
            <text:p>INTERDISCIPLINAR <text:s text:c="33"/></text:p>
          </table:table-cell>
          <table:table-cell office:value-type="string">
            <text:p>Benjamin Constant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23X</text:p>
          </table:table-cell>
          <table:table-cell office:value-type="string">
            <text:p>INTERDISCIPLINAR <text:s text:c="33"/></text:p>
          </table:table-cell>
          <table:table-cell office:value-type="string">
            <text:p>BEPA. Boletim Epidemiológico Paulist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085</text:p>
          </table:table-cell>
          <table:table-cell office:value-type="string">
            <text:p>INTERDISCIPLINAR <text:s text:c="33"/></text:p>
          </table:table-cell>
          <table:table-cell office:value-type="string">
            <text:p>BIB. Revista Brasileira de Informação Bibliográfica em Ciências Socia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9796</text:p>
          </table:table-cell>
          <table:table-cell office:value-type="string">
            <text:p>INTERDISCIPLINAR <text:s text:c="33"/></text:p>
          </table:table-cell>
          <table:table-cell office:value-type="string">
            <text:p>Biblio 3w (Barcelon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388</text:p>
          </table:table-cell>
          <table:table-cell office:value-type="string">
            <text:p>INTERDISCIPLINAR <text:s text:c="33"/></text:p>
          </table:table-cell>
          <table:table-cell office:value-type="string">
            <text:p>Biblos (Rio Grand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60</text:p>
          </table:table-cell>
          <table:table-cell office:value-type="string">
            <text:p>INTERDISCIPLINAR <text:s text:c="33"/></text:p>
          </table:table-cell>
          <table:table-cell office:value-type="string">
            <text:p>BioAssay (Piracica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1X</text:p>
          </table:table-cell>
          <table:table-cell office:value-type="string">
            <text:p>INTERDISCIPLINAR <text:s text:c="33"/></text:p>
          </table:table-cell>
          <table:table-cell office:value-type="string">
            <text:p>Biochemical and Biophysical Research Communicatio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703X</text:p>
          </table:table-cell>
          <table:table-cell office:value-type="string">
            <text:p>INTERDISCIPLINAR <text:s text:c="33"/></text:p>
          </table:table-cell>
          <table:table-cell office:value-type="string">
            <text:p>Biochemical Engineering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28</text:p>
          </table:table-cell>
          <table:table-cell office:value-type="string">
            <text:p>INTERDISCIPLINAR <text:s text:c="33"/></text:p>
          </table:table-cell>
          <table:table-cell office:value-type="string">
            <text:p>Biochemical Ge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6021</text:p>
          </table:table-cell>
          <table:table-cell office:value-type="string">
            <text:p>INTERDISCIPLINAR <text:s text:c="33"/></text:p>
          </table:table-cell>
          <table:table-cell office:value-type="string">
            <text:p>Biochemical Journal (London. 1984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52</text:p>
          </table:table-cell>
          <table:table-cell office:value-type="string">
            <text:p>INTERDISCIPLINAR <text:s text:c="33"/></text:p>
          </table:table-cell>
          <table:table-cell office:value-type="string">
            <text:p>Biochemical 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978</text:p>
          </table:table-cell>
          <table:table-cell office:value-type="string">
            <text:p>INTERDISCIPLINAR <text:s text:c="33"/></text:p>
          </table:table-cell>
          <table:table-cell office:value-type="string">
            <text:p>Biochemical Systematics and E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8175</text:p>
          </table:table-cell>
          <table:table-cell office:value-type="string">
            <text:p>INTERDISCIPLINAR <text:s text:c="33"/></text:p>
          </table:table-cell>
          <table:table-cell office:value-type="string">
            <text:p>Biochemistry and Molecular Biology Educ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2736</text:p>
          </table:table-cell>
          <table:table-cell office:value-type="string">
            <text:p>INTERDISCIPLINAR <text:s text:c="33"/></text:p>
          </table:table-cell>
          <table:table-cell office:value-type="string">
            <text:p>Biochimica et Biophysica Acta. Biomembran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084</text:p>
          </table:table-cell>
          <table:table-cell office:value-type="string">
            <text:p>INTERDISCIPLINAR <text:s text:c="33"/></text:p>
          </table:table-cell>
          <table:table-cell office:value-type="string">
            <text:p>Biochimie (Paris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115</text:p>
          </table:table-cell>
          <table:table-cell office:value-type="string">
            <text:p>INTERDISCIPLINAR <text:s text:c="33"/></text:p>
          </table:table-cell>
          <table:table-cell office:value-type="string">
            <text:p>Biodiversity and Conserv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9952</text:p>
          </table:table-cell>
          <table:table-cell office:value-type="string">
            <text:p>INTERDISCIPLINAR <text:s text:c="33"/></text:p>
          </table:table-cell>
          <table:table-cell office:value-type="string">
            <text:p>Biodiversity Letters (Cessou em 1996. Cont. ISSN 1366-9516 Diversity and Dstributions (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9702</text:p>
          </table:table-cell>
          <table:table-cell office:value-type="string">
            <text:p>INTERDISCIPLINAR <text:s text:c="33"/></text:p>
          </table:table-cell>
          <table:table-cell office:value-type="string">
            <text:p>Bioethics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254</text:p>
          </table:table-cell>
          <table:table-cell office:value-type="string">
            <text:p>INTERDISCIPLINAR <text:s text:c="33"/></text:p>
          </table:table-cell>
          <table:table-cell office:value-type="string">
            <text:p>Bioethikós (Centro Universitário São Cami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401</text:p>
          </table:table-cell>
          <table:table-cell office:value-type="string">
            <text:p>INTERDISCIPLINAR <text:s text:c="33"/></text:p>
          </table:table-cell>
          <table:table-cell office:value-type="string">
            <text:p>Bioética (Brasília) (Cessou em 2006. Cont. ISSN 1983-8042 Revista Bioética (Impresso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209</text:p>
          </table:table-cell>
          <table:table-cell office:value-type="string">
            <text:p>INTERDISCIPLINAR <text:s text:c="33"/></text:p>
          </table:table-cell>
          <table:table-cell office:value-type="string">
            <text:p>Biofar: Revista de Biologia e Farmá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104X</text:p>
          </table:table-cell>
          <table:table-cell office:value-type="string">
            <text:p>INTERDISCIPLINAR <text:s text:c="33"/></text:p>
          </table:table-cell>
          <table:table-cell office:value-type="string">
            <text:p>Biofuels, Bioproducts &amp; Biorefin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2563</text:p>
          </table:table-cell>
          <table:table-cell office:value-type="string">
            <text:p>INTERDISCIPLINAR <text:s text:c="33"/></text:p>
          </table:table-cell>
          <table:table-cell office:value-type="string">
            <text:p>Biogeochemistry (Dordrech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6-4170</text:p>
          </table:table-cell>
          <table:table-cell office:value-type="string">
            <text:p>INTERDISCIPLINAR <text:s text:c="33"/></text:p>
          </table:table-cell>
          <table:table-cell office:value-type="string">
            <text:p>Biogeosciences (Katlenburg-Lindau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0-6285</text:p>
          </table:table-cell>
          <table:table-cell office:value-type="string">
            <text:p>INTERDISCIPLINAR <text:s text:c="33"/></text:p>
          </table:table-cell>
          <table:table-cell office:value-type="string">
            <text:p>Biogeosciences Discussion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5729</text:p>
          </table:table-cell>
          <table:table-cell office:value-type="string">
            <text:p>INTERDISCIPLINAR <text:s text:c="33"/></text:p>
          </table:table-cell>
          <table:table-cell office:value-type="string">
            <text:p>Biogerontology (Dordrech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4803</text:p>
          </table:table-cell>
          <table:table-cell office:value-type="string">
            <text:p>INTERDISCIPLINAR <text:s text:c="33"/></text:p>
          </table:table-cell>
          <table:table-cell office:value-type="string">
            <text:p>Bioinformatics (Oxfor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982</text:p>
          </table:table-cell>
          <table:table-cell office:value-type="string">
            <text:p>INTERDISCIPLINAR <text:s text:c="33"/></text:p>
          </table:table-cell>
          <table:table-cell office:value-type="string">
            <text:p>Biologia Geral e Experiment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134</text:p>
          </table:table-cell>
          <table:table-cell office:value-type="string">
            <text:p>INTERDISCIPLINAR <text:s text:c="33"/></text:p>
          </table:table-cell>
          <table:table-cell office:value-type="string">
            <text:p>Biologia Plantarum (Prah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8-6158</text:p>
          </table:table-cell>
          <table:table-cell office:value-type="string">
            <text:p>INTERDISCIPLINAR <text:s text:c="33"/></text:p>
          </table:table-cell>
          <table:table-cell office:value-type="string">
            <text:p>Biological &amp; Pharmaceutical Bullet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207</text:p>
          </table:table-cell>
          <table:table-cell office:value-type="string">
            <text:p>INTERDISCIPLINAR <text:s text:c="33"/></text:p>
          </table:table-cell>
          <table:table-cell office:value-type="string">
            <text:p>Biological Conserv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9644</text:p>
          </table:table-cell>
          <table:table-cell office:value-type="string">
            <text:p>INTERDISCIPLINAR <text:s text:c="33"/></text:p>
          </table:table-cell>
          <table:table-cell office:value-type="string">
            <text:p>Biological Contro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4066</text:p>
          </table:table-cell>
          <table:table-cell office:value-type="string">
            <text:p>INTERDISCIPLINAR <text:s text:c="33"/></text:p>
          </table:table-cell>
          <table:table-cell office:value-type="string">
            <text:p>Biological Journal of the Linnean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223</text:p>
          </table:table-cell>
          <table:table-cell office:value-type="string">
            <text:p>INTERDISCIPLINAR <text:s text:c="33"/></text:p>
          </table:table-cell>
          <table:table-cell office:value-type="string">
            <text:p>Biological Psychiatry (1969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5365</text:p>
          </table:table-cell>
          <table:table-cell office:value-type="string">
            <text:p>INTERDISCIPLINAR <text:s text:c="33"/></text:p>
          </table:table-cell>
          <table:table-cell office:value-type="string">
            <text:p>Biological Sciences Review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4984</text:p>
          </table:table-cell>
          <table:table-cell office:value-type="string">
            <text:p>INTERDISCIPLINAR <text:s text:c="33"/></text:p>
          </table:table-cell>
          <table:table-cell office:value-type="string">
            <text:p>Biological Trace Element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1056</text:p>
          </table:table-cell>
          <table:table-cell office:value-type="string">
            <text:p>INTERDISCIPLINAR <text:s text:c="33"/></text:p>
          </table:table-cell>
          <table:table-cell office:value-type="string">
            <text:p>Biologicals (Londo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8-2762</text:p>
          </table:table-cell>
          <table:table-cell office:value-type="string">
            <text:p>INTERDISCIPLINAR <text:s text:c="33"/></text:p>
          </table:table-cell>
          <table:table-cell office:value-type="string">
            <text:p>Biology and Fertility of Soil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9561</text:p>
          </table:table-cell>
          <table:table-cell office:value-type="string">
            <text:p>INTERDISCIPLINAR <text:s text:c="33"/></text:p>
          </table:table-cell>
          <table:table-cell office:value-type="string">
            <text:p>Biology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0-021X</text:p>
          </table:table-cell>
          <table:table-cell office:value-type="string">
            <text:p>INTERDISCIPLINAR <text:s text:c="33"/></text:p>
          </table:table-cell>
          <table:table-cell office:value-type="string">
            <text:p>Biology of Spor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9534</text:p>
          </table:table-cell>
          <table:table-cell office:value-type="string">
            <text:p>INTERDISCIPLINAR <text:s text:c="33"/></text:p>
          </table:table-cell>
          <table:table-cell office:value-type="string">
            <text:p>Biomass &amp; Bioener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810</text:p>
          </table:table-cell>
          <table:table-cell office:value-type="string">
            <text:p>INTERDISCIPLINAR <text:s text:c="33"/></text:p>
          </table:table-cell>
          <table:table-cell office:value-type="string">
            <text:p>Biomassa &amp; Energia (Viço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65X</text:p>
          </table:table-cell>
          <table:table-cell office:value-type="string">
            <text:p>INTERDISCIPLINAR <text:s text:c="33"/></text:p>
          </table:table-cell>
          <table:table-cell office:value-type="string">
            <text:p>Biomatemática (UNI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2176</text:p>
          </table:table-cell>
          <table:table-cell office:value-type="string">
            <text:p>INTERDISCIPLINAR <text:s text:c="33"/></text:p>
          </table:table-cell>
          <table:table-cell office:value-type="string">
            <text:p>Biomedical Microdevic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5585</text:p>
          </table:table-cell>
          <table:table-cell office:value-type="string">
            <text:p>INTERDISCIPLINAR <text:s text:c="33"/></text:p>
          </table:table-cell>
          <table:table-cell office:value-type="string">
            <text:p>Biomedizinische Technik (Berlin. Zeitschrif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41X</text:p>
          </table:table-cell>
          <table:table-cell office:value-type="string">
            <text:p>INTERDISCIPLINAR <text:s text:c="33"/></text:p>
          </table:table-cell>
          <table:table-cell office:value-type="string">
            <text:p>Biometrics (Washingt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0896</text:p>
          </table:table-cell>
          <table:table-cell office:value-type="string">
            <text:p>INTERDISCIPLINAR <text:s text:c="33"/></text:p>
          </table:table-cell>
          <table:table-cell office:value-type="string">
            <text:p>Bioorganic &amp; Medicinal Chemis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4X</text:p>
          </table:table-cell>
          <table:table-cell office:value-type="string">
            <text:p>INTERDISCIPLINAR <text:s text:c="33"/></text:p>
          </table:table-cell>
          <table:table-cell office:value-type="string">
            <text:p>Bioorganic &amp; Medicinal Chemistry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622</text:p>
          </table:table-cell>
          <table:table-cell office:value-type="string">
            <text:p>INTERDISCIPLINAR <text:s text:c="33"/></text:p>
          </table:table-cell>
          <table:table-cell office:value-type="string">
            <text:p>Biophysical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495</text:p>
          </table:table-cell>
          <table:table-cell office:value-type="string">
            <text:p>INTERDISCIPLINAR <text:s text:c="33"/></text:p>
          </table:table-cell>
          <table:table-cell office:value-type="string">
            <text:p>Biophysical Journ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509</text:p>
          </table:table-cell>
          <table:table-cell office:value-type="string">
            <text:p>INTERDISCIPLINAR <text:s text:c="33"/></text:p>
          </table:table-cell>
          <table:table-cell office:value-type="string">
            <text:p>Biophysics (Oxfor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524</text:p>
          </table:table-cell>
          <table:table-cell office:value-type="string">
            <text:p>INTERDISCIPLINAR <text:s text:c="33"/></text:p>
          </table:table-cell>
          <table:table-cell office:value-type="string">
            <text:p>Bioresource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0-2126</text:p>
          </table:table-cell>
          <table:table-cell office:value-type="string">
            <text:p>INTERDISCIPLINAR <text:s text:c="33"/></text:p>
          </table:table-cell>
          <table:table-cell office:value-type="string">
            <text:p>Bioresources (Raleigh, N.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55X</text:p>
          </table:table-cell>
          <table:table-cell office:value-type="string">
            <text:p>INTERDISCIPLINAR <text:s text:c="33"/></text:p>
          </table:table-cell>
          <table:table-cell office:value-type="string">
            <text:p>Biorheology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568</text:p>
          </table:table-cell>
          <table:table-cell office:value-type="string">
            <text:p>INTERDISCIPLINAR <text:s text:c="33"/></text:p>
          </table:table-cell>
          <table:table-cell office:value-type="string">
            <text:p>Bioscience (Washingto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725</text:p>
          </table:table-cell>
          <table:table-cell office:value-type="string">
            <text:p>INTERDISCIPLINAR <text:s text:c="33"/></text:p>
          </table:table-cell>
          <table:table-cell office:value-type="string">
            <text:p>Bioscience Journal (UFU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5663</text:p>
          </table:table-cell>
          <table:table-cell office:value-type="string">
            <text:p>INTERDISCIPLINAR <text:s text:c="33"/></text:p>
          </table:table-cell>
          <table:table-cell office:value-type="string">
            <text:p>Biosensors &amp; Bioelectron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2647</text:p>
          </table:table-cell>
          <table:table-cell office:value-type="string">
            <text:p>INTERDISCIPLINAR <text:s text:c="33"/></text:p>
          </table:table-cell>
          <table:table-cell office:value-type="string">
            <text:p>Biosystems (Amsterdam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5110</text:p>
          </table:table-cell>
          <table:table-cell office:value-type="string">
            <text:p>INTERDISCIPLINAR <text:s text:c="33"/></text:p>
          </table:table-cell>
          <table:table-cell office:value-type="string">
            <text:p>Biosystems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603</text:p>
          </table:table-cell>
          <table:table-cell office:value-type="string">
            <text:p>INTERDISCIPLINAR <text:s text:c="33"/></text:p>
          </table:table-cell>
          <table:table-cell office:value-type="string">
            <text:p>Biota Neopropica (Edição em Português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424</text:p>
          </table:table-cell>
          <table:table-cell office:value-type="string">
            <text:p>INTERDISCIPLINAR <text:s text:c="33"/></text:p>
          </table:table-cell>
          <table:table-cell office:value-type="string">
            <text:p>Biota Neotropica (Edição em português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611</text:p>
          </table:table-cell>
          <table:table-cell office:value-type="string">
            <text:p>INTERDISCIPLINAR <text:s text:c="33"/></text:p>
          </table:table-cell>
          <table:table-cell office:value-type="string">
            <text:p>Biota Neotropica (Online. Edição em Inglê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0-6768</text:p>
          </table:table-cell>
          <table:table-cell office:value-type="string">
            <text:p>INTERDISCIPLINAR <text:s text:c="33"/></text:p>
          </table:table-cell>
          <table:table-cell office:value-type="string">
            <text:p>Biotechnology Journal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5492</text:p>
          </table:table-cell>
          <table:table-cell office:value-type="string">
            <text:p>INTERDISCIPLINAR <text:s text:c="33"/></text:p>
          </table:table-cell>
          <table:table-cell office:value-type="string">
            <text:p>Biotechnology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6-7938</text:p>
          </table:table-cell>
          <table:table-cell office:value-type="string">
            <text:p>INTERDISCIPLINAR <text:s text:c="33"/></text:p>
          </table:table-cell>
          <table:table-cell office:value-type="string">
            <text:p>Biotechnology Progres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522</text:p>
          </table:table-cell>
          <table:table-cell office:value-type="string">
            <text:p>INTERDISCIPLINAR <text:s text:c="33"/></text:p>
          </table:table-cell>
          <table:table-cell office:value-type="string">
            <text:p>Biotecnologia Ciência &amp; Desenvolviment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347</text:p>
          </table:table-cell>
          <table:table-cell office:value-type="string">
            <text:p>INTERDISCIPLINAR <text:s text:c="33"/></text:p>
          </table:table-cell>
          <table:table-cell office:value-type="string">
            <text:p>Biotecnologia Ciência &amp; Desenvolvimento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43</text:p>
          </table:table-cell>
          <table:table-cell office:value-type="string">
            <text:p>INTERDISCIPLINAR <text:s text:c="33"/></text:p>
          </table:table-cell>
          <table:table-cell office:value-type="string">
            <text:p>Biotemas (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606</text:p>
          </table:table-cell>
          <table:table-cell office:value-type="string">
            <text:p>INTERDISCIPLINAR <text:s text:c="33"/></text:p>
          </table:table-cell>
          <table:table-cell office:value-type="string">
            <text:p>Biotropica (Lawrence, K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2709</text:p>
          </table:table-cell>
          <table:table-cell office:value-type="string">
            <text:p>INTERDISCIPLINAR <text:s text:c="33"/></text:p>
          </table:table-cell>
          <table:table-cell office:value-type="string">
            <text:p>Bird Conservation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812</text:p>
          </table:table-cell>
          <table:table-cell office:value-type="string">
            <text:p>INTERDISCIPLINAR <text:s text:c="33"/></text:p>
          </table:table-cell>
          <table:table-cell office:value-type="string">
            <text:p>BIS. Boletim do Instituto de Saúd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4096</text:p>
          </table:table-cell>
          <table:table-cell office:value-type="string">
            <text:p>INTERDISCIPLINAR <text:s text:c="33"/></text:p>
          </table:table-cell>
          <table:table-cell office:value-type="string">
            <text:p>BJU Internatio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9796</text:p>
          </table:table-cell>
          <table:table-cell office:value-type="string">
            <text:p>INTERDISCIPLINAR <text:s text:c="33"/></text:p>
          </table:table-cell>
          <table:table-cell office:value-type="string">
            <text:p>Blood Cells, Molecules &amp; Diseas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091</text:p>
          </table:table-cell>
          <table:table-cell office:value-type="string">
            <text:p>INTERDISCIPLINAR <text:s text:c="33"/></text:p>
          </table:table-cell>
          <table:table-cell office:value-type="string">
            <text:p>BMC Biochemistr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05</text:p>
          </table:table-cell>
          <table:table-cell office:value-type="string">
            <text:p>INTERDISCIPLINAR <text:s text:c="33"/></text:p>
          </table:table-cell>
          <table:table-cell office:value-type="string">
            <text:p>BMC Bioinforma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407</text:p>
          </table:table-cell>
          <table:table-cell office:value-type="string">
            <text:p>INTERDISCIPLINAR <text:s text:c="33"/></text:p>
          </table:table-cell>
          <table:table-cell office:value-type="string">
            <text:p>BMC Cancer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64</text:p>
          </table:table-cell>
          <table:table-cell office:value-type="string">
            <text:p>INTERDISCIPLINAR <text:s text:c="33"/></text:p>
          </table:table-cell>
          <table:table-cell office:value-type="string">
            <text:p>BMC Geno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80</text:p>
          </table:table-cell>
          <table:table-cell office:value-type="string">
            <text:p>INTERDISCIPLINAR <text:s text:c="33"/></text:p>
          </table:table-cell>
          <table:table-cell office:value-type="string">
            <text:p>BMC Microbiolog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807</text:p>
          </table:table-cell>
          <table:table-cell office:value-type="string">
            <text:p>INTERDISCIPLINAR <text:s text:c="33"/></text:p>
          </table:table-cell>
          <table:table-cell office:value-type="string">
            <text:p>BMC Structural Bi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2-0509</text:p>
          </table:table-cell>
          <table:table-cell office:value-type="string">
            <text:p>INTERDISCIPLINAR <text:s text:c="33"/></text:p>
          </table:table-cell>
          <table:table-cell office:value-type="string">
            <text:p>BMC Systems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535X</text:p>
          </table:table-cell>
          <table:table-cell office:value-type="string">
            <text:p>INTERDISCIPLINAR <text:s text:c="33"/></text:p>
          </table:table-cell>
          <table:table-cell office:value-type="string">
            <text:p>BMJ. British Medical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8146</text:p>
          </table:table-cell>
          <table:table-cell office:value-type="string">
            <text:p>INTERDISCIPLINAR <text:s text:c="33"/></text:p>
          </table:table-cell>
          <table:table-cell office:value-type="string">
            <text:p>BMJ. British Medical Journal (International ed.) (Cessou em 2008. Fundiu-se com ISSN 0959-535X BMJ. British Medical Journal e ISSN 1759-2151 BMJ (Overseas and Retired Dctors ed.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834</text:p>
          </table:table-cell>
          <table:table-cell office:value-type="string">
            <text:p>INTERDISCIPLINAR <text:s text:c="33"/></text:p>
          </table:table-cell>
          <table:table-cell office:value-type="string">
            <text:p>BNB Conjuntura Econôm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3137</text:p>
          </table:table-cell>
          <table:table-cell office:value-type="string">
            <text:p>INTERDISCIPLINAR <text:s text:c="33"/></text:p>
          </table:table-cell>
          <table:table-cell office:value-type="string">
            <text:p>BOCC. Biblioteca On-line de Ciências da Comunic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579X</text:p>
          </table:table-cell>
          <table:table-cell office:value-type="string">
            <text:p>INTERDISCIPLINAR <text:s text:c="33"/></text:p>
          </table:table-cell>
          <table:table-cell office:value-type="string">
            <text:p>Bois et Forêts des Tropiqu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504</text:p>
          </table:table-cell>
          <table:table-cell office:value-type="string">
            <text:p>INTERDISCIPLINAR <text:s text:c="33"/></text:p>
          </table:table-cell>
          <table:table-cell office:value-type="string">
            <text:p>Boitatá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36X</text:p>
          </table:table-cell>
          <table:table-cell office:value-type="string">
            <text:p>INTERDISCIPLINAR <text:s text:c="33"/></text:p>
          </table:table-cell>
          <table:table-cell office:value-type="string">
            <text:p>Bolema. Boletim de Educação Matemática (UNESP. Rio Claro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254</text:p>
          </table:table-cell>
          <table:table-cell office:value-type="string">
            <text:p>INTERDISCIPLINAR <text:s text:c="33"/></text:p>
          </table:table-cell>
          <table:table-cell office:value-type="string">
            <text:p>Boletim Arte na Escol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245</text:p>
          </table:table-cell>
          <table:table-cell office:value-type="string">
            <text:p>INTERDISCIPLINAR <text:s text:c="33"/></text:p>
          </table:table-cell>
          <table:table-cell office:value-type="string">
            <text:p>Boletim Brasileiro de Educação Física (Bras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781</text:p>
          </table:table-cell>
          <table:table-cell office:value-type="string">
            <text:p>INTERDISCIPLINAR <text:s text:c="33"/></text:p>
          </table:table-cell>
          <table:table-cell office:value-type="string">
            <text:p>Boletim Científico da Escola Superior do Ministério Público da Uni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781</text:p>
          </table:table-cell>
          <table:table-cell office:value-type="string">
            <text:p>INTERDISCIPLINAR <text:s text:c="33"/></text:p>
          </table:table-cell>
          <table:table-cell office:value-type="string">
            <text:p>Boletim da Comissão Maranhense de Folclor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637</text:p>
          </table:table-cell>
          <table:table-cell office:value-type="string">
            <text:p>INTERDISCIPLINAR <text:s text:c="33"/></text:p>
          </table:table-cell>
          <table:table-cell office:value-type="string">
            <text:p>Boletim da Sociedade Brasileira de Ciência e Tecnologia de Aliment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072</text:p>
          </table:table-cell>
          <table:table-cell office:value-type="string">
            <text:p>INTERDISCIPLINAR <text:s text:c="33"/></text:p>
          </table:table-cell>
          <table:table-cell office:value-type="string">
            <text:p>Boletim da Sociedade Brasileira de Economia Ecológ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569</text:p>
          </table:table-cell>
          <table:table-cell office:value-type="string">
            <text:p>INTERDISCIPLINAR <text:s text:c="33"/></text:p>
          </table:table-cell>
          <table:table-cell office:value-type="string">
            <text:p>Boletim da Sociedade Brasileira de Matemática (Cessou em 2001. Cont. ISSN 1678-7544 Bulletin Brazilian Mathematical Society (Impresso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14X</text:p>
          </table:table-cell>
          <table:table-cell office:value-type="string">
            <text:p>INTERDISCIPLINAR <text:s text:c="33"/></text:p>
          </table:table-cell>
          <table:table-cell office:value-type="string">
            <text:p>Boletim da Sociedade Brasileira de Meteor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3672</text:p>
          </table:table-cell>
          <table:table-cell office:value-type="string">
            <text:p>INTERDISCIPLINAR <text:s text:c="33"/></text:p>
          </table:table-cell>
          <table:table-cell office:value-type="string">
            <text:p>Boletim da Sociedade Portuguesa de Matemá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2439</text:p>
          </table:table-cell>
          <table:table-cell office:value-type="string">
            <text:p>INTERDISCIPLINAR <text:s text:c="33"/></text:p>
          </table:table-cell>
          <table:table-cell office:value-type="string">
            <text:p>Boletim de Botân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853</text:p>
          </table:table-cell>
          <table:table-cell office:value-type="string">
            <text:p>INTERDISCIPLINAR <text:s text:c="33"/></text:p>
          </table:table-cell>
          <table:table-cell office:value-type="string">
            <text:p>Boletim de Ciências Geodésica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7-9615</text:p>
          </table:table-cell>
          <table:table-cell office:value-type="string">
            <text:p>INTERDISCIPLINAR <text:s text:c="33"/></text:p>
          </table:table-cell>
          <table:table-cell office:value-type="string">
            <text:p>Boletim de Indústria Anim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303</text:p>
          </table:table-cell>
          <table:table-cell office:value-type="string">
            <text:p>INTERDISCIPLINAR <text:s text:c="33"/></text:p>
          </table:table-cell>
          <table:table-cell office:value-type="string">
            <text:p>Boletim de Iniciação Científica em Psic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265</text:p>
          </table:table-cell>
          <table:table-cell office:value-type="string">
            <text:p>INTERDISCIPLINAR <text:s text:c="33"/></text:p>
          </table:table-cell>
          <table:table-cell office:value-type="string">
            <text:p>Boletim de Pesquisa e Desenvolvimento (Embrapa Amazônia Oriental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709</text:p>
          </table:table-cell>
          <table:table-cell office:value-type="string">
            <text:p>INTERDISCIPLINAR <text:s text:c="33"/></text:p>
          </table:table-cell>
          <table:table-cell office:value-type="string">
            <text:p>Boletim de Pesquisa e Desenvolvimento - Embrapa Agrobi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371</text:p>
          </table:table-cell>
          <table:table-cell office:value-type="string">
            <text:p>INTERDISCIPLINAR <text:s text:c="33"/></text:p>
          </table:table-cell>
          <table:table-cell office:value-type="string">
            <text:p>Boletim de Pesquisa Florestal. Embrapa Florestas (Cessou em 2004. Cont. ISSN 1809-3647 Pesquisa Florestal Brasileira (Impresso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81</text:p>
          </table:table-cell>
          <table:table-cell office:value-type="string">
            <text:p>INTERDISCIPLINAR <text:s text:c="33"/></text:p>
          </table:table-cell>
          <table:table-cell office:value-type="string">
            <text:p>Boletim de Pesquisa. Embrapa Pantanal (Cessou em 2001. Cont. ISSN 1679-026X Boletim de Pesquisa e Desenvolvimento (Centro de Pesquisa Agropecuária do Pantanal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5943</text:p>
          </table:table-cell>
          <table:table-cell office:value-type="string">
            <text:p>INTERDISCIPLINAR <text:s text:c="33"/></text:p>
          </table:table-cell>
          <table:table-cell office:value-type="string">
            <text:p>Boletim de Psic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323</text:p>
          </table:table-cell>
          <table:table-cell office:value-type="string">
            <text:p>INTERDISCIPLINAR <text:s text:c="33"/></text:p>
          </table:table-cell>
          <table:table-cell office:value-type="string">
            <text:p>Boletim do Centro de Pesquisa e Processamento de Alimento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693</text:p>
          </table:table-cell>
          <table:table-cell office:value-type="string">
            <text:p>INTERDISCIPLINAR <text:s text:c="33"/></text:p>
          </table:table-cell>
          <table:table-cell office:value-type="string">
            <text:p>Boletim do CPA (UNICAM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9939</text:p>
          </table:table-cell>
          <table:table-cell office:value-type="string">
            <text:p>INTERDISCIPLINAR <text:s text:c="33"/></text:p>
          </table:table-cell>
          <table:table-cell office:value-type="string">
            <text:p>Boletim do Instituto de Pesca (Impresso) (Cessou em 1982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305</text:p>
          </table:table-cell>
          <table:table-cell office:value-type="string">
            <text:p>INTERDISCIPLINAR <text:s text:c="33"/></text:p>
          </table:table-cell>
          <table:table-cell office:value-type="string">
            <text:p>Boletim do Instituto de Pesc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337</text:p>
          </table:table-cell>
          <table:table-cell office:value-type="string">
            <text:p>INTERDISCIPLINAR <text:s text:c="33"/></text:p>
          </table:table-cell>
          <table:table-cell office:value-type="string">
            <text:p>Boletim do Laboratório de Hidrobiologia (UFAM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121</text:p>
          </table:table-cell>
          <table:table-cell office:value-type="string">
            <text:p>INTERDISCIPLINAR <text:s text:c="33"/></text:p>
          </table:table-cell>
          <table:table-cell office:value-type="string">
            <text:p>Boletim do Museu de Biologia Mello Leita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3197</text:p>
          </table:table-cell>
          <table:table-cell office:value-type="string">
            <text:p>INTERDISCIPLINAR <text:s text:c="33"/></text:p>
          </table:table-cell>
          <table:table-cell office:value-type="string">
            <text:p>Boletim do Museu Nacional. Botânica (Cessou em 1995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22-7291</text:p>
          </table:table-cell>
          <table:table-cell office:value-type="string">
            <text:p>INTERDISCIPLINAR <text:s text:c="33"/></text:p>
          </table:table-cell>
          <table:table-cell office:value-type="string">
            <text:p>Boletim do Museu Paraense Emilio Goeldi. Antropologia (Cessou em 2002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278</text:p>
          </table:table-cell>
          <table:table-cell office:value-type="string">
            <text:p>INTERDISCIPLINAR <text:s text:c="33"/></text:p>
          </table:table-cell>
          <table:table-cell office:value-type="string">
            <text:p>Boletim do Museu Paraense Emílio Goeldi. Série Ciências da Terr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401</text:p>
          </table:table-cell>
          <table:table-cell office:value-type="string">
            <text:p>INTERDISCIPLINAR <text:s text:c="33"/></text:p>
          </table:table-cell>
          <table:table-cell office:value-type="string">
            <text:p>Boletim do Museu Paraense Emílio Goeldi. Série Ciências Naturais (Cessou em 2005. Cont. ISSN 1981-8114 Boletim do Museu Paraense Emílio Goeldi. Ciências Naturai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7-2232</text:p>
          </table:table-cell>
          <table:table-cell office:value-type="string">
            <text:p>INTERDISCIPLINAR <text:s text:c="33"/></text:p>
          </table:table-cell>
          <table:table-cell office:value-type="string">
            <text:p>Boletim do Museu Paraense Emílio Goeldi. Zo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197</text:p>
          </table:table-cell>
          <table:table-cell office:value-type="string">
            <text:p>INTERDISCIPLINAR <text:s text:c="33"/></text:p>
          </table:table-cell>
          <table:table-cell office:value-type="string">
            <text:p>Boletim do Observatório Ambiental Alberto Ribeiro Lameg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08X</text:p>
          </table:table-cell>
          <table:table-cell office:value-type="string">
            <text:p>INTERDISCIPLINAR <text:s text:c="33"/></text:p>
          </table:table-cell>
          <table:table-cell office:value-type="string">
            <text:p>Boletim Goiano de Geograf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661</text:p>
          </table:table-cell>
          <table:table-cell office:value-type="string">
            <text:p>INTERDISCIPLINAR <text:s text:c="33"/></text:p>
          </table:table-cell>
          <table:table-cell office:value-type="string">
            <text:p>Boletim IBCCRI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355</text:p>
          </table:table-cell>
          <table:table-cell office:value-type="string">
            <text:p>INTERDISCIPLINAR <text:s text:c="33"/></text:p>
          </table:table-cell>
          <table:table-cell office:value-type="string">
            <text:p>Boletim Infopetr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008</text:p>
          </table:table-cell>
          <table:table-cell office:value-type="string">
            <text:p>INTERDISCIPLINAR <text:s text:c="33"/></text:p>
          </table:table-cell>
          <table:table-cell office:value-type="string">
            <text:p>Boletim Jurídico (Uberaba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7-964X</text:p>
          </table:table-cell>
          <table:table-cell office:value-type="string">
            <text:p>INTERDISCIPLINAR <text:s text:c="33"/></text:p>
          </table:table-cell>
          <table:table-cell office:value-type="string">
            <text:p>Boletim Paranaense de Geociênci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374</text:p>
          </table:table-cell>
          <table:table-cell office:value-type="string">
            <text:p>INTERDISCIPLINAR <text:s text:c="33"/></text:p>
          </table:table-cell>
          <table:table-cell office:value-type="string">
            <text:p>Boletim SBMAC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411</text:p>
          </table:table-cell>
          <table:table-cell office:value-type="string">
            <text:p>INTERDISCIPLINAR <text:s text:c="33"/></text:p>
          </table:table-cell>
          <table:table-cell office:value-type="string">
            <text:p>Boletim Técnico Científico do CEPE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830</text:p>
          </table:table-cell>
          <table:table-cell office:value-type="string">
            <text:p>INTERDISCIPLINAR <text:s text:c="33"/></text:p>
          </table:table-cell>
          <table:table-cell office:value-type="string">
            <text:p>Boletim Técnico da Escola Politécnica da USP. BT/PCC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214</text:p>
          </table:table-cell>
          <table:table-cell office:value-type="string">
            <text:p>INTERDISCIPLINAR <text:s text:c="33"/></text:p>
          </table:table-cell>
          <table:table-cell office:value-type="string">
            <text:p>Boletim Técnico da Escola Politécnica da USP. BT/PE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082</text:p>
          </table:table-cell>
          <table:table-cell office:value-type="string">
            <text:p>INTERDISCIPLINAR <text:s text:c="33"/></text:p>
          </table:table-cell>
          <table:table-cell office:value-type="string">
            <text:p>Boletim Técnico da Faculdade de Tecnologia de São Paul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49X</text:p>
          </table:table-cell>
          <table:table-cell office:value-type="string">
            <text:p>INTERDISCIPLINAR <text:s text:c="33"/></text:p>
          </table:table-cell>
          <table:table-cell office:value-type="string">
            <text:p>Boletim Técnico do SENAC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304</text:p>
          </table:table-cell>
          <table:table-cell office:value-type="string">
            <text:p>INTERDISCIPLINAR <text:s text:c="33"/></text:p>
          </table:table-cell>
          <table:table-cell office:value-type="string">
            <text:p>Boletim Técnico Organização &amp; Estraté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64</text:p>
          </table:table-cell>
          <table:table-cell office:value-type="string">
            <text:p>INTERDISCIPLINAR <text:s text:c="33"/></text:p>
          </table:table-cell>
          <table:table-cell office:value-type="string">
            <text:p>Boletim Técnico-Científico do CEPNO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3-580X</text:p>
          </table:table-cell>
          <table:table-cell office:value-type="string">
            <text:p>INTERDISCIPLINAR <text:s text:c="33"/></text:p>
          </table:table-cell>
          <table:table-cell office:value-type="string">
            <text:p>Boletín de la Sociedad Argentina de Botánica (I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1644</text:p>
          </table:table-cell>
          <table:table-cell office:value-type="string">
            <text:p>INTERDISCIPLINAR <text:s text:c="33"/></text:p>
          </table:table-cell>
          <table:table-cell office:value-type="string">
            <text:p>Boletín de la Sociedad Chilena de Química (Impresa) (Cessou em 2002. Cont. ISSN 0717-9324 Journal of the Chilean Chemical Society (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6910</text:p>
          </table:table-cell>
          <table:table-cell office:value-type="string">
            <text:p>INTERDISCIPLINAR <text:s text:c="33"/></text:p>
          </table:table-cell>
          <table:table-cell office:value-type="string">
            <text:p>Boletín de Sanidad Vegetal. Plag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INTERDISCIPLINAR <text:s text:c="33"/></text:p>
          </table:table-cell>
          <table:table-cell office:value-type="string">
            <text:p>Boletín Encuentr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7917</text:p>
          </table:table-cell>
          <table:table-cell office:value-type="string">
            <text:p>INTERDISCIPLINAR <text:s text:c="33"/></text:p>
          </table:table-cell>
          <table:table-cell office:value-type="string">
            <text:p>Boletín Latinoamericano y del Caribe de Plantas Medicinales y Aromát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6648</text:p>
          </table:table-cell>
          <table:table-cell office:value-type="string">
            <text:p>INTERDISCIPLINAR <text:s text:c="33"/></text:p>
          </table:table-cell>
          <table:table-cell office:value-type="string">
            <text:p>Bollettino Chimico Farmaceutico (Milan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7084</text:p>
          </table:table-cell>
          <table:table-cell office:value-type="string">
            <text:p>INTERDISCIPLINAR <text:s text:c="33"/></text:p>
          </table:table-cell>
          <table:table-cell office:value-type="string">
            <text:p>Bollettino della Unione Matematica Italiana (1922) (Cessou em 1975. Desdobrado em dois: ISSN 0392-4033 Bollettino della Unione Matematica Italiana. A e ISSN 0392-4041Bollettino della Unione Matematica Italiana. B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314</text:p>
          </table:table-cell>
          <table:table-cell office:value-type="string">
            <text:p>INTERDISCIPLINAR <text:s text:c="33"/></text:p>
          </table:table-cell>
          <table:table-cell office:value-type="string">
            <text:p>Boundary - Layer Meteo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4-800X</text:p>
          </table:table-cell>
          <table:table-cell office:value-type="string">
            <text:p>INTERDISCIPLINAR <text:s text:c="33"/></text:p>
          </table:table-cell>
          <table:table-cell office:value-type="string">
            <text:p>Bradea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705</text:p>
          </table:table-cell>
          <table:table-cell office:value-type="string">
            <text:p>INTERDISCIPLINAR <text:s text:c="33"/></text:p>
          </table:table-cell>
          <table:table-cell office:value-type="string">
            <text:p>Bragantia (São Paulo, 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7-7604</text:p>
          </table:table-cell>
          <table:table-cell office:value-type="string">
            <text:p>INTERDISCIPLINAR <text:s text:c="33"/></text:p>
          </table:table-cell>
          <table:table-cell office:value-type="string">
            <text:p>Brain &amp; Development (Tokyo. 1979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993</text:p>
          </table:table-cell>
          <table:table-cell office:value-type="string">
            <text:p>INTERDISCIPLINAR <text:s text:c="33"/></text:p>
          </table:table-cell>
          <table:table-cell office:value-type="string">
            <text:p>Brain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9230</text:p>
          </table:table-cell>
          <table:table-cell office:value-type="string">
            <text:p>INTERDISCIPLINAR <text:s text:c="33"/></text:p>
          </table:table-cell>
          <table:table-cell office:value-type="string">
            <text:p>Brain Research Bullet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5-861X</text:p>
          </table:table-cell>
          <table:table-cell office:value-type="string">
            <text:p>INTERDISCIPLINAR <text:s text:c="33"/></text:p>
          </table:table-cell>
          <table:table-cell office:value-type="string">
            <text:p>Brain Stimul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134</text:p>
          </table:table-cell>
          <table:table-cell office:value-type="string">
            <text:p>INTERDISCIPLINAR <text:s text:c="33"/></text:p>
          </table:table-cell>
          <table:table-cell office:value-type="string">
            <text:p>Brasil de Fato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728</text:p>
          </table:table-cell>
          <table:table-cell office:value-type="string">
            <text:p>INTERDISCIPLINAR <text:s text:c="33"/></text:p>
          </table:table-cell>
          <table:table-cell office:value-type="string">
            <text:p>Brasil Mineral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24-2053</text:p>
          </table:table-cell>
          <table:table-cell office:value-type="string">
            <text:p>INTERDISCIPLINAR <text:s text:c="33"/></text:p>
          </table:table-cell>
          <table:table-cell office:value-type="string">
            <text:p>Brasília Méd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3-6582</text:p>
          </table:table-cell>
          <table:table-cell office:value-type="string">
            <text:p>INTERDISCIPLINAR <text:s text:c="33"/></text:p>
          </table:table-cell>
          <table:table-cell office:value-type="string">
            <text:p>Brasilien-Nachrichte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Archives of Biology and Techn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440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Dental Journ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014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Anesthes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035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Aquatic Science and Techn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984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Bi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632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Chemical Engineering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21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Ecology (Disquet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868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Ec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275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food techn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645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Food Technology. Preprint Seri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004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Materials Science and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382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Microbi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759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Oceanograph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171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Operations and Production Manage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217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Oral Science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225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Oral Science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33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Physic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20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Plant Physi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596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 of Veterinary Research and Animal Science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079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Journalism Research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324</text:p>
          </table:table-cell>
          <table:table-cell office:value-type="string">
            <text:p>INTERDISCIPLINAR <text:s text:c="33"/></text:p>
          </table:table-cell>
          <table:table-cell office:value-type="string">
            <text:p>Brazilian Oral Research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806</text:p>
          </table:table-cell>
          <table:table-cell office:value-type="string">
            <text:p>INTERDISCIPLINAR <text:s text:c="33"/></text:p>
          </table:table-cell>
          <table:table-cell office:value-type="string">
            <text:p>Breast Cancer Research and Treat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1926</text:p>
          </table:table-cell>
          <table:table-cell office:value-type="string">
            <text:p>INTERDISCIPLINAR <text:s text:c="33"/></text:p>
          </table:table-cell>
          <table:table-cell office:value-type="string">
            <text:p>British Educational Research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0-8460</text:p>
          </table:table-cell>
          <table:table-cell office:value-type="string">
            <text:p>INTERDISCIPLINAR <text:s text:c="33"/></text:p>
          </table:table-cell>
          <table:table-cell office:value-type="string">
            <text:p>British Journal of Hospital Medicine (2005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45</text:p>
          </table:table-cell>
          <table:table-cell office:value-type="string">
            <text:p>INTERDISCIPLINAR <text:s text:c="33"/></text:p>
          </table:table-cell>
          <table:table-cell office:value-type="string">
            <text:p>British Journal of Nutri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61</text:p>
          </table:table-cell>
          <table:table-cell office:value-type="string">
            <text:p>INTERDISCIPLINAR <text:s text:c="33"/></text:p>
          </table:table-cell>
          <table:table-cell office:value-type="string">
            <text:p>British Journal of Ophthalm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88</text:p>
          </table:table-cell>
          <table:table-cell office:value-type="string">
            <text:p>INTERDISCIPLINAR <text:s text:c="33"/></text:p>
          </table:table-cell>
          <table:table-cell office:value-type="string">
            <text:p>British Journal of 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1465</text:p>
          </table:table-cell>
          <table:table-cell office:value-type="string">
            <text:p>INTERDISCIPLINAR <text:s text:c="33"/></text:p>
          </table:table-cell>
          <table:table-cell office:value-type="string">
            <text:p>British Journal of Psychiatry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250</text:p>
          </table:table-cell>
          <table:table-cell office:value-type="string">
            <text:p>INTERDISCIPLINAR <text:s text:c="33"/></text:p>
          </table:table-cell>
          <table:table-cell office:value-type="string">
            <text:p>British Journal of Psychia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3674</text:p>
          </table:table-cell>
          <table:table-cell office:value-type="string">
            <text:p>INTERDISCIPLINAR <text:s text:c="33"/></text:p>
          </table:table-cell>
          <table:table-cell office:value-type="string">
            <text:p>British Journal of Sports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96X</text:p>
          </table:table-cell>
          <table:table-cell office:value-type="string">
            <text:p>INTERDISCIPLINAR <text:s text:c="33"/></text:p>
          </table:table-cell>
          <table:table-cell office:value-type="string">
            <text:p>Brittonia (Bronx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1323</text:p>
          </table:table-cell>
          <table:table-cell office:value-type="string">
            <text:p>INTERDISCIPLINAR <text:s text:c="33"/></text:p>
          </table:table-cell>
          <table:table-cell office:value-type="string">
            <text:p>Building and Environ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53-2601</text:p>
          </table:table-cell>
          <table:table-cell office:value-type="string">
            <text:p>INTERDISCIPLINAR <text:s text:c="33"/></text:p>
          </table:table-cell>
          <table:table-cell office:value-type="string">
            <text:p>Bulletin de Droit Comparé du Travail et de la Sécurité Social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5322</text:p>
          </table:table-cell>
          <table:table-cell office:value-type="string">
            <text:p>INTERDISCIPLINAR <text:s text:c="33"/></text:p>
          </table:table-cell>
          <table:table-cell office:value-type="string">
            <text:p>Bulletin de l'Association de Géographes França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9085</text:p>
          </table:table-cell>
          <table:table-cell office:value-type="string">
            <text:p>INTERDISCIPLINAR <text:s text:c="33"/></text:p>
          </table:table-cell>
          <table:table-cell office:value-type="string">
            <text:p>Bulletin de la Société de Pathologie Exotiqu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4693</text:p>
          </table:table-cell>
          <table:table-cell office:value-type="string">
            <text:p>INTERDISCIPLINAR <text:s text:c="33"/></text:p>
          </table:table-cell>
          <table:table-cell office:value-type="string">
            <text:p>Bulletin du Groupement International pour la Recherche Scientifique en Stomatologie &amp; Odontologi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4861</text:p>
          </table:table-cell>
          <table:table-cell office:value-type="string">
            <text:p>INTERDISCIPLINAR <text:s text:c="33"/></text:p>
          </table:table-cell>
          <table:table-cell office:value-type="string">
            <text:p>Bulletin of Environmental Contamination and Toxi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3050</text:p>
          </table:table-cell>
          <table:table-cell office:value-type="string">
            <text:p>INTERDISCIPLINAR <text:s text:c="33"/></text:p>
          </table:table-cell>
          <table:table-cell office:value-type="string">
            <text:p>Bulletin of Latin American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4977</text:p>
          </table:table-cell>
          <table:table-cell office:value-type="string">
            <text:p>INTERDISCIPLINAR <text:s text:c="33"/></text:p>
          </table:table-cell>
          <table:table-cell office:value-type="string">
            <text:p>Bulletin of Marine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2-8240</text:p>
          </table:table-cell>
          <table:table-cell office:value-type="string">
            <text:p>INTERDISCIPLINAR <text:s text:c="33"/></text:p>
          </table:table-cell>
          <table:table-cell office:value-type="string">
            <text:p>Bulletin of Mathematical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007</text:p>
          </table:table-cell>
          <table:table-cell office:value-type="string">
            <text:p>INTERDISCIPLINAR <text:s text:c="33"/></text:p>
          </table:table-cell>
          <table:table-cell office:value-type="string">
            <text:p>Bulletin of the American Meteorological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6-3402</text:p>
          </table:table-cell>
          <table:table-cell office:value-type="string">
            <text:p>INTERDISCIPLINAR <text:s text:c="33"/></text:p>
          </table:table-cell>
          <table:table-cell office:value-type="string">
            <text:p>Bulletin of the Atomic Scientists (Cessou em 2008. Cont. ISSN 1938-3282 Bulletin of the Atomic Scientists (Online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8-0680</text:p>
          </table:table-cell>
          <table:table-cell office:value-type="string">
            <text:p>INTERDISCIPLINAR <text:s text:c="33"/></text:p>
          </table:table-cell>
          <table:table-cell office:value-type="string">
            <text:p>Bulletin of the Section of Logic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9686</text:p>
          </table:table-cell>
          <table:table-cell office:value-type="string">
            <text:p>INTERDISCIPLINAR <text:s text:c="33"/></text:p>
          </table:table-cell>
          <table:table-cell office:value-type="string">
            <text:p>Bulletin of the World Health Organiza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4179</text:p>
          </table:table-cell>
          <table:table-cell office:value-type="string">
            <text:p>INTERDISCIPLINAR <text:s text:c="33"/></text:p>
          </table:table-cell>
          <table:table-cell office:value-type="string">
            <text:p>Burns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543</text:p>
          </table:table-cell>
          <table:table-cell office:value-type="string">
            <text:p>INTERDISCIPLINAR <text:s text:c="33"/></text:p>
          </table:table-cell>
          <table:table-cell office:value-type="string">
            <text:p>C&amp;T. Revista Militar de Ciência e Tecn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334</text:p>
          </table:table-cell>
          <table:table-cell office:value-type="string">
            <text:p>INTERDISCIPLINAR <text:s text:c="33"/></text:p>
          </table:table-cell>
          <table:table-cell office:value-type="string">
            <text:p>Caderno Brasileiro de Ensino de Fís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979</text:p>
          </table:table-cell>
          <table:table-cell office:value-type="string">
            <text:p>INTERDISCIPLINAR <text:s text:c="33"/></text:p>
          </table:table-cell>
          <table:table-cell office:value-type="string">
            <text:p>Caderno CRH (UFBA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113</text:p>
          </table:table-cell>
          <table:table-cell office:value-type="string">
            <text:p>INTERDISCIPLINAR <text:s text:c="33"/></text:p>
          </table:table-cell>
          <table:table-cell office:value-type="string">
            <text:p>Caderno da ... Jornada do Centro Internacional de Estudos Peircean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666</text:p>
          </table:table-cell>
          <table:table-cell office:value-type="string">
            <text:p>INTERDISCIPLINAR <text:s text:c="33"/></text:p>
          </table:table-cell>
          <table:table-cell office:value-type="string">
            <text:p>Caderno de Cultura do Estudante (UF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278</text:p>
          </table:table-cell>
          <table:table-cell office:value-type="string">
            <text:p>INTERDISCIPLINAR <text:s text:c="33"/></text:p>
          </table:table-cell>
          <table:table-cell office:value-type="string">
            <text:p>Caderno de Estatísticas Sócio-Econôm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251</text:p>
          </table:table-cell>
          <table:table-cell office:value-type="string">
            <text:p>INTERDISCIPLINAR <text:s text:c="33"/></text:p>
          </table:table-cell>
          <table:table-cell office:value-type="string">
            <text:p>Caderno de Estudos (USP) (Cessou em 2000. Cont. ISSN 1519-7077 Revista Contabilidade &amp; Finanças (Impresso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27</text:p>
          </table:table-cell>
          <table:table-cell office:value-type="string">
            <text:p>INTERDISCIPLINAR <text:s text:c="33"/></text:p>
          </table:table-cell>
          <table:table-cell office:value-type="string">
            <text:p>Caderno de Geografia (PUCMG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501</text:p>
          </table:table-cell>
          <table:table-cell office:value-type="string">
            <text:p>INTERDISCIPLINAR <text:s text:c="33"/></text:p>
          </table:table-cell>
          <table:table-cell office:value-type="string">
            <text:p>Caderno de Idé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272</text:p>
          </table:table-cell>
          <table:table-cell office:value-type="string">
            <text:p>INTERDISCIPLINAR <text:s text:c="33"/></text:p>
          </table:table-cell>
          <table:table-cell office:value-type="string">
            <text:p>Caderno de Iniciação à Pesquisa (UNIVILL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28</text:p>
          </table:table-cell>
          <table:table-cell office:value-type="string">
            <text:p>INTERDISCIPLINAR <text:s text:c="33"/></text:p>
          </table:table-cell>
          <table:table-cell office:value-type="string">
            <text:p>Caderno de Iniciação Científica - FAE Business Schoo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20X</text:p>
          </table:table-cell>
          <table:table-cell office:value-type="string">
            <text:p>INTERDISCIPLINAR <text:s text:c="33"/></text:p>
          </table:table-cell>
          <table:table-cell office:value-type="string">
            <text:p>Caderno de Pesquisa (São Caetano do Sul) (Cessou em 2005. Cont. ISSN 1809-1644 Caderno de Gestão &amp; Regionalidad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414</text:p>
          </table:table-cell>
          <table:table-cell office:value-type="string">
            <text:p>INTERDISCIPLINAR <text:s text:c="33"/></text:p>
          </table:table-cell>
          <table:table-cell office:value-type="string">
            <text:p>Caderno de pesquisa do Programa de Mestrado Profissionalizante em Gestão de Políticas Públicas (UNIVALI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920</text:p>
          </table:table-cell>
          <table:table-cell office:value-type="string">
            <text:p>INTERDISCIPLINAR <text:s text:c="33"/></text:p>
          </table:table-cell>
          <table:table-cell office:value-type="string">
            <text:p>Caderno de Resumos (Seminário Internacional Archai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411</text:p>
          </table:table-cell>
          <table:table-cell office:value-type="string">
            <text:p>INTERDISCIPLINAR <text:s text:c="33"/></text:p>
          </table:table-cell>
          <table:table-cell office:value-type="string">
            <text:p>Caderno Didático Institucional (UNICRUZ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082</text:p>
          </table:table-cell>
          <table:table-cell office:value-type="string">
            <text:p>INTERDISCIPLINAR <text:s text:c="33"/></text:p>
          </table:table-cell>
          <table:table-cell office:value-type="string">
            <text:p>Caderno Espaço Feminino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600</text:p>
          </table:table-cell>
          <table:table-cell office:value-type="string">
            <text:p>INTERDISCIPLINAR <text:s text:c="33"/></text:p>
          </table:table-cell>
          <table:table-cell office:value-type="string">
            <text:p>Caderno Pedagógico (Lajead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492</text:p>
          </table:table-cell>
          <table:table-cell office:value-type="string">
            <text:p>INTERDISCIPLINAR <text:s text:c="33"/></text:p>
          </table:table-cell>
          <table:table-cell office:value-type="string">
            <text:p>Caderno Pós Ciências Sociais (UFMA) (Cessou em 2005. Cont. 1983-4527 Revista Pós Ciências Sociais (UFMA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142</text:p>
          </table:table-cell>
          <table:table-cell office:value-type="string">
            <text:p>INTERDISCIPLINAR <text:s text:c="33"/></text:p>
          </table:table-cell>
          <table:table-cell office:value-type="string">
            <text:p>Caderno Seminal Digital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83X</text:p>
          </table:table-cell>
          <table:table-cell office:value-type="string">
            <text:p>INTERDISCIPLINAR <text:s text:c="33"/></text:p>
          </table:table-cell>
          <table:table-cell office:value-type="string">
            <text:p>Caderno Sustent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976</text:p>
          </table:table-cell>
          <table:table-cell office:value-type="string">
            <text:p>INTERDISCIPLINAR <text:s text:c="33"/></text:p>
          </table:table-cell>
          <table:table-cell office:value-type="string">
            <text:p>Caderno Virtual de Turismo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865</text:p>
          </table:table-cell>
          <table:table-cell office:value-type="string">
            <text:p>INTERDISCIPLINAR <text:s text:c="33"/></text:p>
          </table:table-cell>
          <table:table-cell office:value-type="string">
            <text:p>Cadernos - Faculdades Integradas Sao Camilo (Cessou em 1997. Cont. ISSN 1980-329X Cadernos - Centro Universitário São Cami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142</text:p>
          </table:table-cell>
          <table:table-cell office:value-type="string">
            <text:p>INTERDISCIPLINAR <text:s text:c="33"/></text:p>
          </table:table-cell>
          <table:table-cell office:value-type="string">
            <text:p>Cadernos ABES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951</text:p>
          </table:table-cell>
          <table:table-cell office:value-type="string">
            <text:p>INTERDISCIPLINAR <text:s text:c="33"/></text:p>
          </table:table-cell>
          <table:table-cell office:value-type="string">
            <text:p>Cadernos ADENAUER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802</text:p>
          </table:table-cell>
          <table:table-cell office:value-type="string">
            <text:p>INTERDISCIPLINAR <text:s text:c="33"/></text:p>
          </table:table-cell>
          <table:table-cell office:value-type="string">
            <text:p>Cadernos ANPA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119</text:p>
          </table:table-cell>
          <table:table-cell office:value-type="string">
            <text:p>INTERDISCIPLINAR <text:s text:c="33"/></text:p>
          </table:table-cell>
          <table:table-cell office:value-type="string">
            <text:p>Cadernos ANPEd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95</text:p>
          </table:table-cell>
          <table:table-cell office:value-type="string">
            <text:p>INTERDISCIPLINAR <text:s text:c="33"/></text:p>
          </table:table-cell>
          <table:table-cell office:value-type="string">
            <text:p>Cadernos Camilliani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613</text:p>
          </table:table-cell>
          <table:table-cell office:value-type="string">
            <text:p>INTERDISCIPLINAR <text:s text:c="33"/></text:p>
          </table:table-cell>
          <table:table-cell office:value-type="string">
            <text:p>Cadernos Cárit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262</text:p>
          </table:table-cell>
          <table:table-cell office:value-type="string">
            <text:p>INTERDISCIPLINAR <text:s text:c="33"/></text:p>
          </table:table-cell>
          <table:table-cell office:value-type="string">
            <text:p>Cadernos CEDE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519</text:p>
          </table:table-cell>
          <table:table-cell office:value-type="string">
            <text:p>INTERDISCIPLINAR <text:s text:c="33"/></text:p>
          </table:table-cell>
          <table:table-cell office:value-type="string">
            <text:p>Cadernos Ceru (U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451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a AMEP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933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a Escola de Direito e Relações Internacionais da Uni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206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a Escola de Educação da Uni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804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Bioética (PUCM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096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Ciência &amp; Tecn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102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Ciências Sociais Aplicadas (UESB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861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Cultura e Ciência (URC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939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Economia (UNOESC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349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Educação (Duque de Caxi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371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Educação (UFP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133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Educação (UNI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277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Educação Escolar Indíge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000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Educação Especial (Cessou em 2003. Cont. ISSN 1808-270X Revista Educação Especial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852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Ensaios e Pesquisas (UFF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758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Estudos - Secretaria de Avaliação e Gestão da Inform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893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Estudos Avançad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758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Estudos e Pesquisas (Universidade Salgado Olivei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248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Estudos Socia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128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Ética e Filosofia Política (U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520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Extensão (UFR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860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Filosofia Alemã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415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Gênero e Tecnologia (CEFET/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859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História da Educação (UFU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32X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Informática (UFRG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53X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Letras da UFF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574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Pesquisa (Fundação Carlos Chagas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285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Pesquisa (UNIRIO) (Cessou em 2001. Cont. ISSN 1809-6107 Revista de Pesquisa: Cuidado é Fundamental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180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Pesquisa - UF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175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Pesquisa - Universidade Federal do Maranh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5698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Pesquisa das Faculdades IBTA e Uirapuru Superio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30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Pesquisa Interdisciplinar em Ciências Humanas (UFSC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137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Pesquisas em Linguística (PUCR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322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Pós-Graduação em Administração de Empresas (São Paulo) (Cessou em 200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679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Pós-graduação em Arquitetura e Urbanismo (MACKENZIE. Impresso) (Cessou em 200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307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Pós-Graduação em Distúrbios do Desenvolvimento (Cessou em 2002. Cont. ISSN 1809-4139 Cadernos de Pós Graduação em Distúrbios do Desenvolvimento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76X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Pós-graduação em Educação, Arte e História da Cultura (Mackenzie) (Cessou em 2002. Cont. ISSN 1809-4147 Cadernos de Pós Graduação em Educação, Arte e História da Cultura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04X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Pós-Graduação em Engenharia Elétrica (Universidade Mackenzie) (Cessou em 200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295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Psicanálise (Círculo Psicanalítico/RJ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Saúde Pública (EN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512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 Sistemas de Informação (F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776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esenvolvimento e Meio Ambiente (Cessou em 1996. Cont. ISSN 1518-952X Desenvolvimento e Meio Ambie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041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o Aplicação (UFRG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10X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o CEAM (UnB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711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o CE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409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o CEOM (UNOES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09X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o CES (UFF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782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o CNLF (CiFEFi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9650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o CR Campeiro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43X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o Curso de Direito (Teresópol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515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o ICHF. Série Estudos e Pesquisas (UF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022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o IME. Série Estatís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014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o IME. Série Informá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118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o LEPAARQ (UFPE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125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o LOGEPA. Série Texto Didático (UFPB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029</text:p>
          </table:table-cell>
          <table:table-cell office:value-type="string">
            <text:p>INTERDISCIPLINAR <text:s text:c="33"/></text:p>
          </table:table-cell>
          <table:table-cell office:value-type="string">
            <text:p>Cadernos do Programa de Pós-Graduação em Direito - PPGDir./UFRG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951</text:p>
          </table:table-cell>
          <table:table-cell office:value-type="string">
            <text:p>INTERDISCIPLINAR <text:s text:c="33"/></text:p>
          </table:table-cell>
          <table:table-cell office:value-type="string">
            <text:p>Cadernos EBAPE.BR (FGV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893</text:p>
          </table:table-cell>
          <table:table-cell office:value-type="string">
            <text:p>INTERDISCIPLINAR <text:s text:c="33"/></text:p>
          </table:table-cell>
          <table:table-cell office:value-type="string">
            <text:p>Cadernos ESP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349</text:p>
          </table:table-cell>
          <table:table-cell office:value-type="string">
            <text:p>INTERDISCIPLINAR <text:s text:c="33"/></text:p>
          </table:table-cell>
          <table:table-cell office:value-type="string">
            <text:p>Cadernos FAFIRE (Recife) (Cessou em 2006. Cont. 1982-5854 Revista FAFIRE (Recife. 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977</text:p>
          </table:table-cell>
          <table:table-cell office:value-type="string">
            <text:p>INTERDISCIPLINAR <text:s text:c="33"/></text:p>
          </table:table-cell>
          <table:table-cell office:value-type="string">
            <text:p>Cadernos Feministas de Economia e Polí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03X</text:p>
          </table:table-cell>
          <table:table-cell office:value-type="string">
            <text:p>INTERDISCIPLINAR <text:s text:c="33"/></text:p>
          </table:table-cell>
          <table:table-cell office:value-type="string">
            <text:p>Cadernos IHU (UNISINO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862</text:p>
          </table:table-cell>
          <table:table-cell office:value-type="string">
            <text:p>INTERDISCIPLINAR <text:s text:c="33"/></text:p>
          </table:table-cell>
          <table:table-cell office:value-type="string">
            <text:p>Cadernos IHU em Formação (UNISIN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316</text:p>
          </table:table-cell>
          <table:table-cell office:value-type="string">
            <text:p>INTERDISCIPLINAR <text:s text:c="33"/></text:p>
          </table:table-cell>
          <table:table-cell office:value-type="string">
            <text:p>Cadernos IHU Idéias (UNISINO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030</text:p>
          </table:table-cell>
          <table:table-cell office:value-type="string">
            <text:p>INTERDISCIPLINAR <text:s text:c="33"/></text:p>
          </table:table-cell>
          <table:table-cell office:value-type="string">
            <text:p>Cadernos IME. Série Matemá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160</text:p>
          </table:table-cell>
          <table:table-cell office:value-type="string">
            <text:p>INTERDISCIPLINAR <text:s text:c="33"/></text:p>
          </table:table-cell>
          <table:table-cell office:value-type="string">
            <text:p>Cadernos IPUB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422</text:p>
          </table:table-cell>
          <table:table-cell office:value-type="string">
            <text:p>INTERDISCIPLINAR <text:s text:c="33"/></text:p>
          </table:table-cell>
          <table:table-cell office:value-type="string">
            <text:p>Cadernos Metrópole (PUC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588</text:p>
          </table:table-cell>
          <table:table-cell office:value-type="string">
            <text:p>INTERDISCIPLINAR <text:s text:c="33"/></text:p>
          </table:table-cell>
          <table:table-cell office:value-type="string">
            <text:p>Cadernos NA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33</text:p>
          </table:table-cell>
          <table:table-cell office:value-type="string">
            <text:p>INTERDISCIPLINAR <text:s text:c="33"/></text:p>
          </table:table-cell>
          <table:table-cell office:value-type="string">
            <text:p>Cadernos Pagu (UNICAM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288</text:p>
          </table:table-cell>
          <table:table-cell office:value-type="string">
            <text:p>INTERDISCIPLINAR <text:s text:c="33"/></text:p>
          </table:table-cell>
          <table:table-cell office:value-type="string">
            <text:p>Cadernos PROLAM/USP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988</text:p>
          </table:table-cell>
          <table:table-cell office:value-type="string">
            <text:p>INTERDISCIPLINAR <text:s text:c="33"/></text:p>
          </table:table-cell>
          <table:table-cell office:value-type="string">
            <text:p>Cadernos PUR/UFRJ (Cessou em 1989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62X</text:p>
          </table:table-cell>
          <table:table-cell office:value-type="string">
            <text:p>INTERDISCIPLINAR <text:s text:c="33"/></text:p>
          </table:table-cell>
          <table:table-cell office:value-type="string">
            <text:p>Cadernos Saúde Coletiva (UF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024</text:p>
          </table:table-cell>
          <table:table-cell office:value-type="string">
            <text:p>INTERDISCIPLINAR <text:s text:c="33"/></text:p>
          </table:table-cell>
          <table:table-cell office:value-type="string">
            <text:p>Cadernos Técnicos de Veterinária e Zootecnia (UFM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694</text:p>
          </table:table-cell>
          <table:table-cell office:value-type="string">
            <text:p>INTERDISCIPLINAR <text:s text:c="33"/></text:p>
          </table:table-cell>
          <table:table-cell office:value-type="string">
            <text:p>Cadernos Temático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475</text:p>
          </table:table-cell>
          <table:table-cell office:value-type="string">
            <text:p>INTERDISCIPLINAR <text:s text:c="33"/></text:p>
          </table:table-cell>
          <table:table-cell office:value-type="string">
            <text:p>Cadernos UniFO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480</text:p>
          </table:table-cell>
          <table:table-cell office:value-type="string">
            <text:p>INTERDISCIPLINAR <text:s text:c="33"/></text:p>
          </table:table-cell>
          <table:table-cell office:value-type="string">
            <text:p>Caesura (ULBR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6-2115</text:p>
          </table:table-cell>
          <table:table-cell office:value-type="string">
            <text:p>INTERDISCIPLINAR <text:s text:c="33"/></text:p>
          </table:table-cell>
          <table:table-cell office:value-type="string">
            <text:p>Cahier. Club Demeter (Cessou em 199u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9804</text:p>
          </table:table-cell>
          <table:table-cell office:value-type="string">
            <text:p>INTERDISCIPLINAR <text:s text:c="33"/></text:p>
          </table:table-cell>
          <table:table-cell office:value-type="string">
            <text:p>Cahiers de la Document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41-7161</text:p>
          </table:table-cell>
          <table:table-cell office:value-type="string">
            <text:p>INTERDISCIPLINAR <text:s text:c="33"/></text:p>
          </table:table-cell>
          <table:table-cell office:value-type="string">
            <text:p>Cahiers des Amériques Latines (Par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89-5191</text:p>
          </table:table-cell>
          <table:table-cell office:value-type="string">
            <text:p>INTERDISCIPLINAR <text:s text:c="33"/></text:p>
          </table:table-cell>
          <table:table-cell office:value-type="string">
            <text:p>Cahiers du Brésil Contemporai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0276</text:p>
          </table:table-cell>
          <table:table-cell office:value-type="string">
            <text:p>INTERDISCIPLINAR <text:s text:c="33"/></text:p>
          </table:table-cell>
          <table:table-cell office:value-type="string">
            <text:p>Cahiers Internationaux de Sociologi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9-1921</text:p>
          </table:table-cell>
          <table:table-cell office:value-type="string">
            <text:p>INTERDISCIPLINAR <text:s text:c="33"/></text:p>
          </table:table-cell>
          <table:table-cell office:value-type="string">
            <text:p>Cahiers Lautréamont (Par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820</text:p>
          </table:table-cell>
          <table:table-cell office:value-type="string">
            <text:p>INTERDISCIPLINAR <text:s text:c="33"/></text:p>
          </table:table-cell>
          <table:table-cell office:value-type="string">
            <text:p>Caligrama (ECA/USP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1-2985</text:p>
          </table:table-cell>
          <table:table-cell office:value-type="string">
            <text:p>INTERDISCIPLINAR <text:s text:c="33"/></text:p>
          </table:table-cell>
          <table:table-cell office:value-type="string">
            <text:p>Camillianum (Rom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78X</text:p>
          </table:table-cell>
          <table:table-cell office:value-type="string">
            <text:p>INTERDISCIPLINAR <text:s text:c="33"/></text:p>
          </table:table-cell>
          <table:table-cell office:value-type="string">
            <text:p>Caminhos (Goiânia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771</text:p>
          </table:table-cell>
          <table:table-cell office:value-type="string">
            <text:p>INTERDISCIPLINAR <text:s text:c="33"/></text:p>
          </table:table-cell>
          <table:table-cell office:value-type="string">
            <text:p>Caminhos da História (UNIMONT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343</text:p>
          </table:table-cell>
          <table:table-cell office:value-type="string">
            <text:p>INTERDISCIPLINAR <text:s text:c="33"/></text:p>
          </table:table-cell>
          <table:table-cell office:value-type="string">
            <text:p>Caminhos de Geografia (UFU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271</text:p>
          </table:table-cell>
          <table:table-cell office:value-type="string">
            <text:p>INTERDISCIPLINAR <text:s text:c="33"/></text:p>
          </table:table-cell>
          <table:table-cell office:value-type="string">
            <text:p>Campo - Territóri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538</text:p>
          </table:table-cell>
          <table:table-cell office:value-type="string">
            <text:p>INTERDISCIPLINAR <text:s text:c="33"/></text:p>
          </table:table-cell>
          <table:table-cell office:value-type="string">
            <text:p>Campos (UFPR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268</text:p>
          </table:table-cell>
          <table:table-cell office:value-type="string">
            <text:p>INTERDISCIPLINAR <text:s text:c="33"/></text:p>
          </table:table-cell>
          <table:table-cell office:value-type="string">
            <text:p>Canadar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1-6659</text:p>
          </table:table-cell>
          <table:table-cell office:value-type="string">
            <text:p>INTERDISCIPLINAR <text:s text:c="33"/></text:p>
          </table:table-cell>
          <table:table-cell office:value-type="string">
            <text:p>Canadian Acous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92-9058</text:p>
          </table:table-cell>
          <table:table-cell office:value-type="string">
            <text:p>INTERDISCIPLINAR <text:s text:c="33"/></text:p>
          </table:table-cell>
          <table:table-cell office:value-type="string">
            <text:p>Canadian Biosystems Engineering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3674</text:p>
          </table:table-cell>
          <table:table-cell office:value-type="string">
            <text:p>INTERDISCIPLINAR <text:s text:c="33"/></text:p>
          </table:table-cell>
          <table:table-cell office:value-type="string">
            <text:p>Canadian Geotechnical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5-6685</text:p>
          </table:table-cell>
          <table:table-cell office:value-type="string">
            <text:p>INTERDISCIPLINAR <text:s text:c="33"/></text:p>
          </table:table-cell>
          <table:table-cell office:value-type="string">
            <text:p>Canadian Journal of Analytical Sciences and Spectrosco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5-5352</text:p>
          </table:table-cell>
          <table:table-cell office:value-type="string">
            <text:p>INTERDISCIPLINAR <text:s text:c="33"/></text:p>
          </table:table-cell>
          <table:table-cell office:value-type="string">
            <text:p>Canadian Journal of Environmental Educ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06-652X</text:p>
          </table:table-cell>
          <table:table-cell office:value-type="string">
            <text:p>INTERDISCIPLINAR <text:s text:c="33"/></text:p>
          </table:table-cell>
          <table:table-cell office:value-type="string">
            <text:p>Canadian Journal of Fisheries and Aquatic Scienc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166</text:p>
          </table:table-cell>
          <table:table-cell office:value-type="string">
            <text:p>INTERDISCIPLINAR <text:s text:c="33"/></text:p>
          </table:table-cell>
          <table:table-cell office:value-type="string">
            <text:p>Canadian Journal of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182</text:p>
          </table:table-cell>
          <table:table-cell office:value-type="string">
            <text:p>INTERDISCIPLINAR <text:s text:c="33"/></text:p>
          </table:table-cell>
          <table:table-cell office:value-type="string">
            <text:p>Canadian Journal of Ophthalm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212</text:p>
          </table:table-cell>
          <table:table-cell office:value-type="string">
            <text:p>INTERDISCIPLINAR <text:s text:c="33"/></text:p>
          </table:table-cell>
          <table:table-cell office:value-type="string">
            <text:p>Canadian Journal of Physiology and Pharma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220</text:p>
          </table:table-cell>
          <table:table-cell office:value-type="string">
            <text:p>INTERDISCIPLINAR <text:s text:c="33"/></text:p>
          </table:table-cell>
          <table:table-cell office:value-type="string">
            <text:p>Canadian Journal of Plant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19-5724</text:p>
          </table:table-cell>
          <table:table-cell office:value-type="string">
            <text:p>INTERDISCIPLINAR <text:s text:c="33"/></text:p>
          </table:table-cell>
          <table:table-cell office:value-type="string">
            <text:p>Canadian Journal of Statis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301</text:p>
          </table:table-cell>
          <table:table-cell office:value-type="string">
            <text:p>INTERDISCIPLINAR <text:s text:c="33"/></text:p>
          </table:table-cell>
          <table:table-cell office:value-type="string">
            <text:p>Canadian Journal of Zo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492</text:p>
          </table:table-cell>
          <table:table-cell office:value-type="string">
            <text:p>INTERDISCIPLINAR <text:s text:c="33"/></text:p>
          </table:table-cell>
          <table:table-cell office:value-type="string">
            <text:p>Canadian Mining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543X</text:p>
          </table:table-cell>
          <table:table-cell office:value-type="string">
            <text:p>INTERDISCIPLINAR <text:s text:c="33"/></text:p>
          </table:table-cell>
          <table:table-cell office:value-type="string">
            <text:p>Cancer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8-4047</text:p>
          </table:table-cell>
          <table:table-cell office:value-type="string">
            <text:p>INTERDISCIPLINAR <text:s text:c="33"/></text:p>
          </table:table-cell>
          <table:table-cell office:value-type="string">
            <text:p>Cancer Biology &amp; Thera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35</text:p>
          </table:table-cell>
          <table:table-cell office:value-type="string">
            <text:p>INTERDISCIPLINAR <text:s text:c="33"/></text:p>
          </table:table-cell>
          <table:table-cell office:value-type="string">
            <text:p>Cancer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5472</text:p>
          </table:table-cell>
          <table:table-cell office:value-type="string">
            <text:p>INTERDISCIPLINAR <text:s text:c="33"/></text:p>
          </table:table-cell>
          <table:table-cell office:value-type="string">
            <text:p>Cancer Research (Chicago, Ill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514</text:p>
          </table:table-cell>
          <table:table-cell office:value-type="string">
            <text:p>INTERDISCIPLINAR <text:s text:c="33"/></text:p>
          </table:table-cell>
          <table:table-cell office:value-type="string">
            <text:p>Candeia (Goiân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170</text:p>
          </table:table-cell>
          <table:table-cell office:value-type="string">
            <text:p>INTERDISCIPLINAR <text:s text:c="33"/></text:p>
          </table:table-cell>
          <table:table-cell office:value-type="string">
            <text:p>Candelári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76X</text:p>
          </table:table-cell>
          <table:table-cell office:value-type="string">
            <text:p>INTERDISCIPLINAR <text:s text:c="33"/></text:p>
          </table:table-cell>
          <table:table-cell office:value-type="string">
            <text:p>Canindé (MAX/UF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916</text:p>
          </table:table-cell>
          <table:table-cell office:value-type="string">
            <text:p>INTERDISCIPLINAR <text:s text:c="33"/></text:p>
          </table:table-cell>
          <table:table-cell office:value-type="string">
            <text:p>CAOS. Revista Eletrônica de Ciências Soci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489</text:p>
          </table:table-cell>
          <table:table-cell office:value-type="string">
            <text:p>INTERDISCIPLINAR <text:s text:c="33"/></text:p>
          </table:table-cell>
          <table:table-cell office:value-type="string">
            <text:p>CAP Accounting and Management (UFS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47-6753</text:p>
          </table:table-cell>
          <table:table-cell office:value-type="string">
            <text:p>INTERDISCIPLINAR <text:s text:c="33"/></text:p>
          </table:table-cell>
          <table:table-cell office:value-type="string">
            <text:p>Caravelle (Toulous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617</text:p>
          </table:table-cell>
          <table:table-cell office:value-type="string">
            <text:p>INTERDISCIPLINAR <text:s text:c="33"/></text:p>
          </table:table-cell>
          <table:table-cell office:value-type="string">
            <text:p>Carbohydrate Polym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215</text:p>
          </table:table-cell>
          <table:table-cell office:value-type="string">
            <text:p>INTERDISCIPLINAR <text:s text:c="33"/></text:p>
          </table:table-cell>
          <table:table-cell office:value-type="string">
            <text:p>Carbohydrate Research (Chicago, Ill.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223</text:p>
          </table:table-cell>
          <table:table-cell office:value-type="string">
            <text:p>INTERDISCIPLINAR <text:s text:c="33"/></text:p>
          </table:table-cell>
          <table:table-cell office:value-type="string">
            <text:p>Carbon (New York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3334</text:p>
          </table:table-cell>
          <table:table-cell office:value-type="string">
            <text:p>INTERDISCIPLINAR <text:s text:c="33"/></text:p>
          </table:table-cell>
          <table:table-cell office:value-type="string">
            <text:p>Carcinogenesis (New York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1-5257</text:p>
          </table:table-cell>
          <table:table-cell office:value-type="string">
            <text:p>INTERDISCIPLINAR <text:s text:c="33"/></text:p>
          </table:table-cell>
          <table:table-cell office:value-type="string">
            <text:p>Cardiovascular &amp; Hematological Agents in Medicinal 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221X</text:p>
          </table:table-cell>
          <table:table-cell office:value-type="string">
            <text:p>INTERDISCIPLINAR <text:s text:c="33"/></text:p>
          </table:table-cell>
          <table:table-cell office:value-type="string">
            <text:p>Caros Amig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012</text:p>
          </table:table-cell>
          <table:table-cell office:value-type="string">
            <text:p>INTERDISCIPLINAR <text:s text:c="33"/></text:p>
          </table:table-cell>
          <table:table-cell office:value-type="string">
            <text:p>Carta Capital na Escol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532</text:p>
          </table:table-cell>
          <table:table-cell office:value-type="string">
            <text:p>INTERDISCIPLINAR <text:s text:c="33"/></text:p>
          </table:table-cell>
          <table:table-cell office:value-type="string">
            <text:p>Carta CEPR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315</text:p>
          </table:table-cell>
          <table:table-cell office:value-type="string">
            <text:p>INTERDISCIPLINAR <text:s text:c="33"/></text:p>
          </table:table-cell>
          <table:table-cell office:value-type="string">
            <text:p>Carta Mensal - Conselho Técnico da Confederação Nacional do Comérci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7-2992</text:p>
          </table:table-cell>
          <table:table-cell office:value-type="string">
            <text:p>INTERDISCIPLINAR <text:s text:c="33"/></text:p>
          </table:table-cell>
          <table:table-cell office:value-type="string">
            <text:p>Cat News (Bougy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7367</text:p>
          </table:table-cell>
          <table:table-cell office:value-type="string">
            <text:p>INTERDISCIPLINAR <text:s text:c="33"/></text:p>
          </table:table-cell>
          <table:table-cell office:value-type="string">
            <text:p>Catalysis Communication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1-372X</text:p>
          </table:table-cell>
          <table:table-cell office:value-type="string">
            <text:p>INTERDISCIPLINAR <text:s text:c="33"/></text:p>
          </table:table-cell>
          <table:table-cell office:value-type="string">
            <text:p>Catalysis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5861</text:p>
          </table:table-cell>
          <table:table-cell office:value-type="string">
            <text:p>INTERDISCIPLINAR <text:s text:c="33"/></text:p>
          </table:table-cell>
          <table:table-cell office:value-type="string">
            <text:p>Catalysis Toda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7-5734</text:p>
          </table:table-cell>
          <table:table-cell office:value-type="string">
            <text:p>INTERDISCIPLINAR <text:s text:c="33"/></text:p>
          </table:table-cell>
          <table:table-cell office:value-type="string">
            <text:p>Cayapa. Revista Venezolana de Economia Soci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5243</text:p>
          </table:table-cell>
          <table:table-cell office:value-type="string">
            <text:p>INTERDISCIPLINAR <text:s text:c="33"/></text:p>
          </table:table-cell>
          <table:table-cell office:value-type="string">
            <text:p>CCC. Cancer Causes &amp; Contro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2958</text:p>
          </table:table-cell>
          <table:table-cell office:value-type="string">
            <text:p>INTERDISCIPLINAR <text:s text:c="33"/></text:p>
          </table:table-cell>
          <table:table-cell office:value-type="string">
            <text:p>Celestial Mechanics &amp; Dynamical Astronom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766X</text:p>
          </table:table-cell>
          <table:table-cell office:value-type="string">
            <text:p>INTERDISCIPLINAR <text:s text:c="33"/></text:p>
          </table:table-cell>
          <table:table-cell office:value-type="string">
            <text:p>Cell and Tissue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6484</text:p>
          </table:table-cell>
          <table:table-cell office:value-type="string">
            <text:p>INTERDISCIPLINAR <text:s text:c="33"/></text:p>
          </table:table-cell>
          <table:table-cell office:value-type="string">
            <text:p>Cell Biochemistry and Func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7509</text:p>
          </table:table-cell>
          <table:table-cell office:value-type="string">
            <text:p>INTERDISCIPLINAR <text:s text:c="33"/></text:p>
          </table:table-cell>
          <table:table-cell office:value-type="string">
            <text:p>Cell Biology Edu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5-6995</text:p>
          </table:table-cell>
          <table:table-cell office:value-type="string">
            <text:p>INTERDISCIPLINAR <text:s text:c="33"/></text:p>
          </table:table-cell>
          <table:table-cell office:value-type="string">
            <text:p>Cell Biology Internatio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1544</text:p>
          </table:table-cell>
          <table:table-cell office:value-type="string">
            <text:p>INTERDISCIPLINAR <text:s text:c="33"/></text:p>
          </table:table-cell>
          <table:table-cell office:value-type="string">
            <text:p>Cell Motility and the Cytoskelet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7722</text:p>
          </table:table-cell>
          <table:table-cell office:value-type="string">
            <text:p>INTERDISCIPLINAR <text:s text:c="33"/></text:p>
          </table:table-cell>
          <table:table-cell office:value-type="string">
            <text:p>Cell Prolifer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340</text:p>
          </table:table-cell>
          <table:table-cell office:value-type="string">
            <text:p>INTERDISCIPLINAR <text:s text:c="33"/></text:p>
          </table:table-cell>
          <table:table-cell office:value-type="string">
            <text:p>Cellular and Molecular Neu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6568</text:p>
          </table:table-cell>
          <table:table-cell office:value-type="string">
            <text:p>INTERDISCIPLINAR <text:s text:c="33"/></text:p>
          </table:table-cell>
          <table:table-cell office:value-type="string">
            <text:p>Cellular Signall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0239</text:p>
          </table:table-cell>
          <table:table-cell office:value-type="string">
            <text:p>INTERDISCIPLINAR <text:s text:c="33"/></text:p>
          </table:table-cell>
          <table:table-cell office:value-type="string">
            <text:p>Cellulose (Lond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8846</text:p>
          </table:table-cell>
          <table:table-cell office:value-type="string">
            <text:p>INTERDISCIPLINAR <text:s text:c="33"/></text:p>
          </table:table-cell>
          <table:table-cell office:value-type="string">
            <text:p>Cement and Concrete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200</text:p>
          </table:table-cell>
          <table:table-cell office:value-type="string">
            <text:p>INTERDISCIPLINAR <text:s text:c="33"/></text:p>
          </table:table-cell>
          <table:table-cell office:value-type="string">
            <text:p>Cena Internacional (UnB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4-3608</text:p>
          </table:table-cell>
          <table:table-cell office:value-type="string">
            <text:p>INTERDISCIPLINAR <text:s text:c="33"/></text:p>
          </table:table-cell>
          <table:table-cell office:value-type="string">
            <text:p>Central European Journal of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471</text:p>
          </table:table-cell>
          <table:table-cell office:value-type="string">
            <text:p>INTERDISCIPLINAR <text:s text:c="33"/></text:p>
          </table:table-cell>
          <table:table-cell office:value-type="string">
            <text:p>CEPPG Revista (Catalã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6913</text:p>
          </table:table-cell>
          <table:table-cell office:value-type="string">
            <text:p>INTERDISCIPLINAR <text:s text:c="33"/></text:p>
          </table:table-cell>
          <table:table-cell office:value-type="string">
            <text:p>Cerâmica (São Paulo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608</text:p>
          </table:table-cell>
          <table:table-cell office:value-type="string">
            <text:p>INTERDISCIPLINAR <text:s text:c="33"/></text:p>
          </table:table-cell>
          <table:table-cell office:value-type="string">
            <text:p>Cerâmica Industri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8842</text:p>
          </table:table-cell>
          <table:table-cell office:value-type="string">
            <text:p>INTERDISCIPLINAR <text:s text:c="33"/></text:p>
          </table:table-cell>
          <table:table-cell office:value-type="string">
            <text:p>Ceramics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760</text:p>
          </table:table-cell>
          <table:table-cell office:value-type="string">
            <text:p>INTERDISCIPLINAR <text:s text:c="33"/></text:p>
          </table:table-cell>
          <table:table-cell office:value-type="string">
            <text:p>CERNE (UFL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249</text:p>
          </table:table-cell>
          <table:table-cell office:value-type="string">
            <text:p>INTERDISCIPLINAR <text:s text:c="33"/></text:p>
          </table:table-cell>
          <table:table-cell office:value-type="string">
            <text:p>Cerrados (Campo Grand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927</text:p>
          </table:table-cell>
          <table:table-cell office:value-type="string">
            <text:p>INTERDISCIPLINAR <text:s text:c="33"/></text:p>
          </table:table-cell>
          <table:table-cell office:value-type="string">
            <text:p>Cerrados (UnB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049</text:p>
          </table:table-cell>
          <table:table-cell office:value-type="string">
            <text:p>INTERDISCIPLINAR <text:s text:c="33"/></text:p>
          </table:table-cell>
          <table:table-cell office:value-type="string">
            <text:p>CETEC. Revista de Ciência, Empreendedorismo e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3-9913</text:p>
          </table:table-cell>
          <table:table-cell office:value-type="string">
            <text:p>INTERDISCIPLINAR <text:s text:c="33"/></text:p>
          </table:table-cell>
          <table:table-cell office:value-type="string">
            <text:p>CFI. Ceramic Forum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0779</text:p>
          </table:table-cell>
          <table:table-cell office:value-type="string">
            <text:p>INTERDISCIPLINAR <text:s text:c="33"/></text:p>
          </table:table-cell>
          <table:table-cell office:value-type="string">
            <text:p>Chaos, Solitons and Fractal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27X</text:p>
          </table:table-cell>
          <table:table-cell office:value-type="string">
            <text:p>INTERDISCIPLINAR <text:s text:c="33"/></text:p>
          </table:table-cell>
          <table:table-cell office:value-type="string">
            <text:p>Check List (São Paulo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8443</text:p>
          </table:table-cell>
          <table:table-cell office:value-type="string">
            <text:p>INTERDISCIPLINAR <text:s text:c="33"/></text:p>
          </table:table-cell>
          <table:table-cell office:value-type="string">
            <text:p>Chelonian Conservation and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223</text:p>
          </table:table-cell>
          <table:table-cell office:value-type="string">
            <text:p>INTERDISCIPLINAR <text:s text:c="33"/></text:p>
          </table:table-cell>
          <table:table-cell office:value-type="string">
            <text:p>Chemia Analityczn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363</text:p>
          </table:table-cell>
          <table:table-cell office:value-type="string">
            <text:p>INTERDISCIPLINAR <text:s text:c="33"/></text:p>
          </table:table-cell>
          <table:table-cell office:value-type="string">
            <text:p>Chemical and Pharmaceutical Bullet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0-7516</text:p>
          </table:table-cell>
          <table:table-cell office:value-type="string">
            <text:p>INTERDISCIPLINAR <text:s text:c="33"/></text:p>
          </table:table-cell>
          <table:table-cell office:value-type="string">
            <text:p>Chemical Engineering &amp;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5-2701</text:p>
          </table:table-cell>
          <table:table-cell office:value-type="string">
            <text:p>INTERDISCIPLINAR <text:s text:c="33"/></text:p>
          </table:table-cell>
          <table:table-cell office:value-type="string">
            <text:p>Chemical Engineering and Process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8947</text:p>
          </table:table-cell>
          <table:table-cell office:value-type="string">
            <text:p>INTERDISCIPLINAR <text:s text:c="33"/></text:p>
          </table:table-cell>
          <table:table-cell office:value-type="string">
            <text:p>Chemical Engineering Journal (1996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509</text:p>
          </table:table-cell>
          <table:table-cell office:value-type="string">
            <text:p>INTERDISCIPLINAR <text:s text:c="33"/></text:p>
          </table:table-cell>
          <table:table-cell office:value-type="string">
            <text:p>Chemical Engineering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614</text:p>
          </table:table-cell>
          <table:table-cell office:value-type="string">
            <text:p>INTERDISCIPLINAR <text:s text:c="33"/></text:p>
          </table:table-cell>
          <table:table-cell office:value-type="string">
            <text:p>Chemical Physics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4-2659</text:p>
          </table:table-cell>
          <table:table-cell office:value-type="string">
            <text:p>INTERDISCIPLINAR <text:s text:c="33"/></text:p>
          </table:table-cell>
          <table:table-cell office:value-type="string">
            <text:p>Chemical Product and Process Model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228X</text:p>
          </table:table-cell>
          <table:table-cell office:value-type="string">
            <text:p>INTERDISCIPLINAR <text:s text:c="33"/></text:p>
          </table:table-cell>
          <table:table-cell office:value-type="string">
            <text:p>Chemical Research in Toxi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6352</text:p>
          </table:table-cell>
          <table:table-cell office:value-type="string">
            <text:p>INTERDISCIPLINAR <text:s text:c="33"/></text:p>
          </table:table-cell>
          <table:table-cell office:value-type="string">
            <text:p>Chemické Zvesti / Chemical Papers (Cessou em 200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797</text:p>
          </table:table-cell>
          <table:table-cell office:value-type="string">
            <text:p>INTERDISCIPLINAR <text:s text:c="33"/></text:p>
          </table:table-cell>
          <table:table-cell office:value-type="string">
            <text:p>Chemico-Biological Interaction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5-7540</text:p>
          </table:table-cell>
          <table:table-cell office:value-type="string">
            <text:p>INTERDISCIPLINAR <text:s text:c="33"/></text:p>
          </table:table-cell>
          <table:table-cell office:value-type="string">
            <text:p>Chemistry in E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3130</text:p>
          </table:table-cell>
          <table:table-cell office:value-type="string">
            <text:p>INTERDISCIPLINAR <text:s text:c="33"/></text:p>
          </table:table-cell>
          <table:table-cell office:value-type="string">
            <text:p>Chemistry of Natural Compoun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6535</text:p>
          </table:table-cell>
          <table:table-cell office:value-type="string">
            <text:p>INTERDISCIPLINAR <text:s text:c="33"/></text:p>
          </table:table-cell>
          <table:table-cell office:value-type="string">
            <text:p>Chemosphere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3157</text:p>
          </table:table-cell>
          <table:table-cell office:value-type="string">
            <text:p>INTERDISCIPLINAR <text:s text:c="33"/></text:p>
          </table:table-cell>
          <table:table-cell office:value-type="string">
            <text:p>Chemotherapy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4-6713</text:p>
          </table:table-cell>
          <table:table-cell office:value-type="string">
            <text:p>INTERDISCIPLINAR <text:s text:c="33"/></text:p>
          </table:table-cell>
          <table:table-cell office:value-type="string">
            <text:p>Childhood &amp; Philosoph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839X</text:p>
          </table:table-cell>
          <table:table-cell office:value-type="string">
            <text:p>INTERDISCIPLINAR <text:s text:c="33"/></text:p>
          </table:table-cell>
          <table:table-cell office:value-type="string">
            <text:p>Chimica Oggi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0042</text:p>
          </table:table-cell>
          <table:table-cell office:value-type="string">
            <text:p>INTERDISCIPLINAR <text:s text:c="33"/></text:p>
          </table:table-cell>
          <table:table-cell office:value-type="string">
            <text:p>Chirality (New York, N.Y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403</text:p>
          </table:table-cell>
          <table:table-cell office:value-type="string">
            <text:p>INTERDISCIPLINAR <text:s text:c="33"/></text:p>
          </table:table-cell>
          <table:table-cell office:value-type="string">
            <text:p>Chiroptera Neotropic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015</text:p>
          </table:table-cell>
          <table:table-cell office:value-type="string">
            <text:p>INTERDISCIPLINAR <text:s text:c="33"/></text:p>
          </table:table-cell>
          <table:table-cell office:value-type="string">
            <text:p>Chronos (UNIRI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756</text:p>
          </table:table-cell>
          <table:table-cell office:value-type="string">
            <text:p>INTERDISCIPLINAR <text:s text:c="33"/></text:p>
          </table:table-cell>
          <table:table-cell office:value-type="string">
            <text:p>Cibercultura (Itaú Cultur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4435</text:p>
          </table:table-cell>
          <table:table-cell office:value-type="string">
            <text:p>INTERDISCIPLINAR <text:s text:c="33"/></text:p>
          </table:table-cell>
          <table:table-cell office:value-type="string">
            <text:p>Cibertextualidades (Por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800</text:p>
          </table:table-cell>
          <table:table-cell office:value-type="string">
            <text:p>INTERDISCIPLINAR <text:s text:c="33"/></text:p>
          </table:table-cell>
          <table:table-cell office:value-type="string">
            <text:p>Ciclo de Palestras sobre Novas Tecnologias na Educ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329</text:p>
          </table:table-cell>
          <table:table-cell office:value-type="string">
            <text:p>INTERDISCIPLINAR <text:s text:c="33"/></text:p>
          </table:table-cell>
          <table:table-cell office:value-type="string">
            <text:p>Cidadania e Justiç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625</text:p>
          </table:table-cell>
          <table:table-cell office:value-type="string">
            <text:p>INTERDISCIPLINAR <text:s text:c="33"/></text:p>
          </table:table-cell>
          <table:table-cell office:value-type="string">
            <text:p>Cidades (Presidente Prudent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188</text:p>
          </table:table-cell>
          <table:table-cell office:value-type="string">
            <text:p>INTERDISCIPLINAR <text:s text:c="33"/></text:p>
          </table:table-cell>
          <table:table-cell office:value-type="string">
            <text:p>Ciência &amp; Ambient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44X</text:p>
          </table:table-cell>
          <table:table-cell office:value-type="string">
            <text:p>INTERDISCIPLINAR <text:s text:c="33"/></text:p>
          </table:table-cell>
          <table:table-cell office:value-type="string">
            <text:p>Ciência &amp; Engenharia (UFU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111</text:p>
          </table:table-cell>
          <table:table-cell office:value-type="string">
            <text:p>INTERDISCIPLINAR <text:s text:c="33"/></text:p>
          </table:table-cell>
          <table:table-cell office:value-type="string">
            <text:p>Ciência &amp; Ensino (UNICAM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629</text:p>
          </table:table-cell>
          <table:table-cell office:value-type="string">
            <text:p>INTERDISCIPLINAR <text:s text:c="33"/></text:p>
          </table:table-cell>
          <table:table-cell office:value-type="string">
            <text:p>Ciência &amp; Opiniã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561</text:p>
          </table:table-cell>
          <table:table-cell office:value-type="string">
            <text:p>INTERDISCIPLINAR <text:s text:c="33"/></text:p>
          </table:table-cell>
          <table:table-cell office:value-type="string">
            <text:p>Ciência &amp; Saúde Coletiv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0306</text:p>
          </table:table-cell>
          <table:table-cell office:value-type="string">
            <text:p>INTERDISCIPLINAR <text:s text:c="33"/></text:p>
          </table:table-cell>
          <table:table-cell office:value-type="string">
            <text:p>Ciencia &amp; Trabajo (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699</text:p>
          </table:table-cell>
          <table:table-cell office:value-type="string">
            <text:p>INTERDISCIPLINAR <text:s text:c="33"/></text:p>
          </table:table-cell>
          <table:table-cell office:value-type="string">
            <text:p>Ciencia Agricola (UFA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773</text:p>
          </table:table-cell>
          <table:table-cell office:value-type="string">
            <text:p>INTERDISCIPLINAR <text:s text:c="33"/></text:p>
          </table:table-cell>
          <table:table-cell office:value-type="string">
            <text:p>Ciencia Animal (UEC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797</text:p>
          </table:table-cell>
          <table:table-cell office:value-type="string">
            <text:p>INTERDISCIPLINAR <text:s text:c="33"/></text:p>
          </table:table-cell>
          <table:table-cell office:value-type="string">
            <text:p>Ciência Animal Brasileira (UFG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965</text:p>
          </table:table-cell>
          <table:table-cell office:value-type="string">
            <text:p>INTERDISCIPLINAR <text:s text:c="33"/></text:p>
          </table:table-cell>
          <table:table-cell office:value-type="string">
            <text:p>Ciência da Informação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353</text:p>
          </table:table-cell>
          <table:table-cell office:value-type="string">
            <text:p>INTERDISCIPLINAR <text:s text:c="33"/></text:p>
          </table:table-cell>
          <table:table-cell office:value-type="string">
            <text:p>Ciência da Informação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054</text:p>
          </table:table-cell>
          <table:table-cell office:value-type="string">
            <text:p>INTERDISCIPLINAR <text:s text:c="33"/></text:p>
          </table:table-cell>
          <table:table-cell office:value-type="string">
            <text:p>Ciência e Agrotecnologia (UFL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6725</text:p>
          </table:table-cell>
          <table:table-cell office:value-type="string">
            <text:p>INTERDISCIPLINAR <text:s text:c="33"/></text:p>
          </table:table-cell>
          <table:table-cell office:value-type="string">
            <text:p>Ciência e Cultur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13</text:p>
          </table:table-cell>
          <table:table-cell office:value-type="string">
            <text:p>INTERDISCIPLINAR <text:s text:c="33"/></text:p>
          </table:table-cell>
          <table:table-cell office:value-type="string">
            <text:p>Ciência e Educação (UNE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307</text:p>
          </table:table-cell>
          <table:table-cell office:value-type="string">
            <text:p>INTERDISCIPLINAR <text:s text:c="33"/></text:p>
          </table:table-cell>
          <table:table-cell office:value-type="string">
            <text:p>Ciência e Natu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INTERDISCIPLINAR <text:s text:c="33"/></text:p>
          </table:table-cell>
          <table:table-cell office:value-type="string">
            <text:p>Ciência e Saúde Coletiv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061</text:p>
          </table:table-cell>
          <table:table-cell office:value-type="string">
            <text:p>INTERDISCIPLINAR <text:s text:c="33"/></text:p>
          </table:table-cell>
          <table:table-cell office:value-type="string">
            <text:p>Ciência e Tecnologia de Alimento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57X</text:p>
          </table:table-cell>
          <table:table-cell office:value-type="string">
            <text:p>INTERDISCIPLINAR <text:s text:c="33"/></text:p>
          </table:table-cell>
          <table:table-cell office:value-type="string">
            <text:p>Ciência e Tecnologia de Alimento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14</text:p>
          </table:table-cell>
          <table:table-cell office:value-type="string">
            <text:p>INTERDISCIPLINAR <text:s text:c="33"/></text:p>
          </table:table-cell>
          <table:table-cell office:value-type="string">
            <text:p>Ciência em Moviment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54</text:p>
          </table:table-cell>
          <table:table-cell office:value-type="string">
            <text:p>INTERDISCIPLINAR <text:s text:c="33"/></text:p>
          </table:table-cell>
          <table:table-cell office:value-type="string">
            <text:p>Ciência Florestal (UFSM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461</text:p>
          </table:table-cell>
          <table:table-cell office:value-type="string">
            <text:p>INTERDISCIPLINAR <text:s text:c="33"/></text:p>
          </table:table-cell>
          <table:table-cell office:value-type="string">
            <text:p>Ciência Geográf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INTERDISCIPLINAR <text:s text:c="33"/></text:p>
          </table:table-cell>
          <table:table-cell office:value-type="string">
            <text:p>Ciência Hoj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074</text:p>
          </table:table-cell>
          <table:table-cell office:value-type="string">
            <text:p>INTERDISCIPLINAR <text:s text:c="33"/></text:p>
          </table:table-cell>
          <table:table-cell office:value-type="string">
            <text:p>Ciencia Jurid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046</text:p>
          </table:table-cell>
          <table:table-cell office:value-type="string">
            <text:p>INTERDISCIPLINAR <text:s text:c="33"/></text:p>
          </table:table-cell>
          <table:table-cell office:value-type="string">
            <text:p>Ciência Odontológica Brasilei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78</text:p>
          </table:table-cell>
          <table:table-cell office:value-type="string">
            <text:p>INTERDISCIPLINAR <text:s text:c="33"/></text:p>
          </table:table-cell>
          <table:table-cell office:value-type="string">
            <text:p>Ciência Rural (UFSM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5-8122</text:p>
          </table:table-cell>
          <table:table-cell office:value-type="string">
            <text:p>INTERDISCIPLINAR <text:s text:c="33"/></text:p>
          </table:table-cell>
          <table:table-cell office:value-type="string">
            <text:p>Ciencia y Tecnología Alimentar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861</text:p>
          </table:table-cell>
          <table:table-cell office:value-type="string">
            <text:p>INTERDISCIPLINAR <text:s text:c="33"/></text:p>
          </table:table-cell>
          <table:table-cell office:value-type="string">
            <text:p>Ciência, Cuidado &amp; Saúd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5566</text:p>
          </table:table-cell>
          <table:table-cell office:value-type="string">
            <text:p>INTERDISCIPLINAR <text:s text:c="33"/></text:p>
          </table:table-cell>
          <table:table-cell office:value-type="string">
            <text:p>Ciencia, Docencia y Tecnolo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821</text:p>
          </table:table-cell>
          <table:table-cell office:value-type="string">
            <text:p>INTERDISCIPLINAR <text:s text:c="33"/></text:p>
          </table:table-cell>
          <table:table-cell office:value-type="string">
            <text:p>Ciências &amp; Cognição (UF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743</text:p>
          </table:table-cell>
          <table:table-cell office:value-type="string">
            <text:p>INTERDISCIPLINAR <text:s text:c="33"/></text:p>
          </table:table-cell>
          <table:table-cell office:value-type="string">
            <text:p>Ciências Ambientais &amp; Desenvolviment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576</text:p>
          </table:table-cell>
          <table:table-cell office:value-type="string">
            <text:p>INTERDISCIPLINAR <text:s text:c="33"/></text:p>
          </table:table-cell>
          <table:table-cell office:value-type="string">
            <text:p>Ciências Ambientais &amp; Desenvolvimento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192</text:p>
          </table:table-cell>
          <table:table-cell office:value-type="string">
            <text:p>INTERDISCIPLINAR <text:s text:c="33"/></text:p>
          </table:table-cell>
          <table:table-cell office:value-type="string">
            <text:p>Ciências Humanas em Revista (UFM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3880</text:p>
          </table:table-cell>
          <table:table-cell office:value-type="string">
            <text:p>INTERDISCIPLINAR <text:s text:c="33"/></text:p>
          </table:table-cell>
          <table:table-cell office:value-type="string">
            <text:p>Ciencias Marina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665</text:p>
          </table:table-cell>
          <table:table-cell office:value-type="string">
            <text:p>INTERDISCIPLINAR <text:s text:c="33"/></text:p>
          </table:table-cell>
          <table:table-cell office:value-type="string">
            <text:p>Ciências Sociais em Perspectiv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050</text:p>
          </table:table-cell>
          <table:table-cell office:value-type="string">
            <text:p>INTERDISCIPLINAR <text:s text:c="33"/></text:p>
          </table:table-cell>
          <table:table-cell office:value-type="string">
            <text:p>Ciências Sociais Unisin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716</text:p>
          </table:table-cell>
          <table:table-cell office:value-type="string">
            <text:p>INTERDISCIPLINAR <text:s text:c="33"/></text:p>
          </table:table-cell>
          <table:table-cell office:value-type="string">
            <text:p>Ciente-fico.com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039</text:p>
          </table:table-cell>
          <table:table-cell office:value-type="string">
            <text:p>INTERDISCIPLINAR <text:s text:c="33"/></text:p>
          </table:table-cell>
          <table:table-cell office:value-type="string">
            <text:p>Científica (UNESP) (Cessou em 2006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81-6945</text:p>
          </table:table-cell>
          <table:table-cell office:value-type="string">
            <text:p>INTERDISCIPLINAR <text:s text:c="33"/></text:p>
          </table:table-cell>
          <table:table-cell office:value-type="string">
            <text:p>Cinémas (Montré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086</text:p>
          </table:table-cell>
          <table:table-cell office:value-type="string">
            <text:p>INTERDISCIPLINAR <text:s text:c="33"/></text:p>
          </table:table-cell>
          <table:table-cell office:value-type="string">
            <text:p>Circular Técnica (Embrapa Pecuária Sudeste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7330</text:p>
          </table:table-cell>
          <table:table-cell office:value-type="string">
            <text:p>INTERDISCIPLINAR <text:s text:c="33"/></text:p>
          </table:table-cell>
          <table:table-cell office:value-type="string">
            <text:p>Circulation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651</text:p>
          </table:table-cell>
          <table:table-cell office:value-type="string">
            <text:p>INTERDISCIPLINAR <text:s text:c="33"/></text:p>
          </table:table-cell>
          <table:table-cell office:value-type="string">
            <text:p>Circumscribere (PUC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6-1277</text:p>
          </table:table-cell>
          <table:table-cell office:value-type="string">
            <text:p>INTERDISCIPLINAR <text:s text:c="33"/></text:p>
          </table:table-cell>
          <table:table-cell office:value-type="string">
            <text:p>Circunstancia (Madrid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544</text:p>
          </table:table-cell>
          <table:table-cell office:value-type="string">
            <text:p>INTERDISCIPLINAR <text:s text:c="33"/></text:p>
          </table:table-cell>
          <table:table-cell office:value-type="string">
            <text:p>City &amp; Tim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3-4762</text:p>
          </table:table-cell>
          <table:table-cell office:value-type="string">
            <text:p>INTERDISCIPLINAR <text:s text:c="33"/></text:p>
          </table:table-cell>
          <table:table-cell office:value-type="string">
            <text:p>Ciudad y Territorio, Estudios Territorial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7-8611</text:p>
          </table:table-cell>
          <table:table-cell office:value-type="string">
            <text:p>INTERDISCIPLINAR <text:s text:c="33"/></text:p>
          </table:table-cell>
          <table:table-cell office:value-type="string">
            <text:p>Ciudades (Puebl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089</text:p>
          </table:table-cell>
          <table:table-cell office:value-type="string">
            <text:p>INTERDISCIPLINAR <text:s text:c="33"/></text:p>
          </table:table-cell>
          <table:table-cell office:value-type="string">
            <text:p>Civitas: Revista de Ciências Sociai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9381</text:p>
          </table:table-cell>
          <table:table-cell office:value-type="string">
            <text:p>INTERDISCIPLINAR <text:s text:c="33"/></text:p>
          </table:table-cell>
          <table:table-cell office:value-type="string">
            <text:p>Classical and Quantum Gravit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8604</text:p>
          </table:table-cell>
          <table:table-cell office:value-type="string">
            <text:p>INTERDISCIPLINAR <text:s text:c="33"/></text:p>
          </table:table-cell>
          <table:table-cell office:value-type="string">
            <text:p>Clays and Clay Mineral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1-4417</text:p>
          </table:table-cell>
          <table:table-cell office:value-type="string">
            <text:p>INTERDISCIPLINAR <text:s text:c="33"/></text:p>
          </table:table-cell>
          <table:table-cell office:value-type="string">
            <text:p>Clean Air: Environmental Combustion Technologi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5000</text:p>
          </table:table-cell>
          <table:table-cell office:value-type="string">
            <text:p>INTERDISCIPLINAR <text:s text:c="33"/></text:p>
          </table:table-cell>
          <table:table-cell office:value-type="string">
            <text:p>CLEI Electronic Jour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7137</text:p>
          </table:table-cell>
          <table:table-cell office:value-type="string">
            <text:p>INTERDISCIPLINAR <text:s text:c="33"/></text:p>
          </table:table-cell>
          <table:table-cell office:value-type="string">
            <text:p>Climacteric (Carnforth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4-9340</text:p>
          </table:table-cell>
          <table:table-cell office:value-type="string">
            <text:p>INTERDISCIPLINAR <text:s text:c="33"/></text:p>
          </table:table-cell>
          <table:table-cell office:value-type="string">
            <text:p>Climate of the Past Discussion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3062</text:p>
          </table:table-cell>
          <table:table-cell office:value-type="string">
            <text:p>INTERDISCIPLINAR <text:s text:c="33"/></text:p>
          </table:table-cell>
          <table:table-cell office:value-type="string">
            <text:p>Climate Polic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6-577X</text:p>
          </table:table-cell>
          <table:table-cell office:value-type="string">
            <text:p>INTERDISCIPLINAR <text:s text:c="33"/></text:p>
          </table:table-cell>
          <table:table-cell office:value-type="string">
            <text:p>Climate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6-1572</text:p>
          </table:table-cell>
          <table:table-cell office:value-type="string">
            <text:p>INTERDISCIPLINAR <text:s text:c="33"/></text:p>
          </table:table-cell>
          <table:table-cell office:value-type="string">
            <text:p>Climate Research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009</text:p>
          </table:table-cell>
          <table:table-cell office:value-type="string">
            <text:p>INTERDISCIPLINAR <text:s text:c="33"/></text:p>
          </table:table-cell>
          <table:table-cell office:value-type="string">
            <text:p>Climatic Chang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6-3041</text:p>
          </table:table-cell>
          <table:table-cell office:value-type="string">
            <text:p>INTERDISCIPLINAR <text:s text:c="33"/></text:p>
          </table:table-cell>
          <table:table-cell office:value-type="string">
            <text:p>Climatologie (Aix-en-Provenc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620</text:p>
          </table:table-cell>
          <table:table-cell office:value-type="string">
            <text:p>INTERDISCIPLINAR <text:s text:c="33"/></text:p>
          </table:table-cell>
          <table:table-cell office:value-type="string">
            <text:p>Clinamen (Florianópol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015</text:p>
          </table:table-cell>
          <table:table-cell office:value-type="string">
            <text:p>INTERDISCIPLINAR <text:s text:c="33"/></text:p>
          </table:table-cell>
          <table:table-cell office:value-type="string">
            <text:p>Clínica (São José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8981</text:p>
          </table:table-cell>
          <table:table-cell office:value-type="string">
            <text:p>INTERDISCIPLINAR <text:s text:c="33"/></text:p>
          </table:table-cell>
          <table:table-cell office:value-type="string">
            <text:p>Clinica Chimica Act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443</text:p>
          </table:table-cell>
          <table:table-cell office:value-type="string">
            <text:p>INTERDISCIPLINAR <text:s text:c="33"/></text:p>
          </table:table-cell>
          <table:table-cell office:value-type="string">
            <text:p>Clínica e Instituição (UFU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71X</text:p>
          </table:table-cell>
          <table:table-cell office:value-type="string">
            <text:p>INTERDISCIPLINAR <text:s text:c="33"/></text:p>
          </table:table-cell>
          <table:table-cell office:value-type="string">
            <text:p>Clínica Veterinária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0296</text:p>
          </table:table-cell>
          <table:table-cell office:value-type="string">
            <text:p>INTERDISCIPLINAR <text:s text:c="33"/></text:p>
          </table:table-cell>
          <table:table-cell office:value-type="string">
            <text:p>Clinical and Applied Thrombosis/Hemosta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04</text:p>
          </table:table-cell>
          <table:table-cell office:value-type="string">
            <text:p>INTERDISCIPLINAR <text:s text:c="33"/></text:p>
          </table:table-cell>
          <table:table-cell office:value-type="string">
            <text:p>Clinical and Experimental Immu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1-8890</text:p>
          </table:table-cell>
          <table:table-cell office:value-type="string">
            <text:p>INTERDISCIPLINAR <text:s text:c="33"/></text:p>
          </table:table-cell>
          <table:table-cell office:value-type="string">
            <text:p>Clinical and Experimental Medicine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870</text:p>
          </table:table-cell>
          <table:table-cell office:value-type="string">
            <text:p>INTERDISCIPLINAR <text:s text:c="33"/></text:p>
          </table:table-cell>
          <table:table-cell office:value-type="string">
            <text:p>Clinical and Experimental Pharmacology &amp;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6811</text:p>
          </table:table-cell>
          <table:table-cell office:value-type="string">
            <text:p>INTERDISCIPLINAR <text:s text:c="33"/></text:p>
          </table:table-cell>
          <table:table-cell office:value-type="string">
            <text:p>Clinical and Vaccine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8827</text:p>
          </table:table-cell>
          <table:table-cell office:value-type="string">
            <text:p>INTERDISCIPLINAR <text:s text:c="33"/></text:p>
          </table:table-cell>
          <table:table-cell office:value-type="string">
            <text:p>Clinical Dysmorp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4838</text:p>
          </table:table-cell>
          <table:table-cell office:value-type="string">
            <text:p>INTERDISCIPLINAR <text:s text:c="33"/></text:p>
          </table:table-cell>
          <table:table-cell office:value-type="string">
            <text:p>Clinical Infectious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98-743X</text:p>
          </table:table-cell>
          <table:table-cell office:value-type="string">
            <text:p>INTERDISCIPLINAR <text:s text:c="33"/></text:p>
          </table:table-cell>
          <table:table-cell office:value-type="string">
            <text:p>Clinical Microbiology and Infec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8467</text:p>
          </table:table-cell>
          <table:table-cell office:value-type="string">
            <text:p>INTERDISCIPLINAR <text:s text:c="33"/></text:p>
          </table:table-cell>
          <table:table-cell office:value-type="string">
            <text:p>Clinical Neurology and Neurosurgery (Dutch-Flemish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6981</text:p>
          </table:table-cell>
          <table:table-cell office:value-type="string">
            <text:p>INTERDISCIPLINAR <text:s text:c="33"/></text:p>
          </table:table-cell>
          <table:table-cell office:value-type="string">
            <text:p>Clinical Oral Investig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2155</text:p>
          </table:table-cell>
          <table:table-cell office:value-type="string">
            <text:p>INTERDISCIPLINAR <text:s text:c="33"/></text:p>
          </table:table-cell>
          <table:table-cell office:value-type="string">
            <text:p>Clinical Rehabili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0-3198</text:p>
          </table:table-cell>
          <table:table-cell office:value-type="string">
            <text:p>INTERDISCIPLINAR <text:s text:c="33"/></text:p>
          </table:table-cell>
          <table:table-cell office:value-type="string">
            <text:p>Clinical Rheumatology (Printe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5221</text:p>
          </table:table-cell>
          <table:table-cell office:value-type="string">
            <text:p>INTERDISCIPLINAR <text:s text:c="33"/></text:p>
          </table:table-cell>
          <table:table-cell office:value-type="string">
            <text:p>Clinical Science (1979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932</text:p>
          </table:table-cell>
          <table:table-cell office:value-type="string">
            <text:p>INTERDISCIPLINAR <text:s text:c="33"/></text:p>
          </table:table-cell>
          <table:table-cell office:value-type="string">
            <text:p>Clinics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0690</text:p>
          </table:table-cell>
          <table:table-cell office:value-type="string">
            <text:p>INTERDISCIPLINAR <text:s text:c="33"/></text:p>
          </table:table-cell>
          <table:table-cell office:value-type="string">
            <text:p>Clinics in Geriatric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487</text:p>
          </table:table-cell>
          <table:table-cell office:value-type="string">
            <text:p>INTERDISCIPLINAR <text:s text:c="33"/></text:p>
          </table:table-cell>
          <table:table-cell office:value-type="string">
            <text:p>Clio. Série História do Nordeste (UFP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8529</text:p>
          </table:table-cell>
          <table:table-cell office:value-type="string">
            <text:p>INTERDISCIPLINAR <text:s text:c="33"/></text:p>
          </table:table-cell>
          <table:table-cell office:value-type="string">
            <text:p>CNS Spectru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493X</text:p>
          </table:table-cell>
          <table:table-cell office:value-type="string">
            <text:p>INTERDISCIPLINAR <text:s text:c="33"/></text:p>
          </table:table-cell>
          <table:table-cell office:value-type="string">
            <text:p>Cochrane Database of Systematic Reviews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1858</text:p>
          </table:table-cell>
          <table:table-cell office:value-type="string">
            <text:p>INTERDISCIPLINAR <text:s text:c="33"/></text:p>
          </table:table-cell>
          <table:table-cell office:value-type="string">
            <text:p>Cochrane Librar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536</text:p>
          </table:table-cell>
          <table:table-cell office:value-type="string">
            <text:p>INTERDISCIPLINAR <text:s text:c="33"/></text:p>
          </table:table-cell>
          <table:table-cell office:value-type="string">
            <text:p>Cogitare Enfermagem (UFPR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187</text:p>
          </table:table-cell>
          <table:table-cell office:value-type="string">
            <text:p>INTERDISCIPLINAR <text:s text:c="33"/></text:p>
          </table:table-cell>
          <table:table-cell office:value-type="string">
            <text:p>Cognitio (PUC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28</text:p>
          </table:table-cell>
          <table:table-cell office:value-type="string">
            <text:p>INTERDISCIPLINAR <text:s text:c="33"/></text:p>
          </table:table-cell>
          <table:table-cell office:value-type="string">
            <text:p>Cognitio-Estudos (PUC-SP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3-3633</text:p>
          </table:table-cell>
          <table:table-cell office:value-type="string">
            <text:p>INTERDISCIPLINAR <text:s text:c="33"/></text:p>
          </table:table-cell>
          <table:table-cell office:value-type="string">
            <text:p>Cognitive and Behavioral Neu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6-5907</text:p>
          </table:table-cell>
          <table:table-cell office:value-type="string">
            <text:p>INTERDISCIPLINAR <text:s text:c="33"/></text:p>
          </table:table-cell>
          <table:table-cell office:value-type="string">
            <text:p>Cognitive Linguis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529</text:p>
          </table:table-cell>
          <table:table-cell office:value-type="string">
            <text:p>INTERDISCIPLINAR <text:s text:c="33"/></text:p>
          </table:table-cell>
          <table:table-cell office:value-type="string">
            <text:p>Colabor@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863</text:p>
          </table:table-cell>
          <table:table-cell office:value-type="string">
            <text:p>INTERDISCIPLINAR <text:s text:c="33"/></text:p>
          </table:table-cell>
          <table:table-cell office:value-type="string">
            <text:p>Coleção de Idéias (Universidade do Estado da Bah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313</text:p>
          </table:table-cell>
          <table:table-cell office:value-type="string">
            <text:p>INTERDISCIPLINAR <text:s text:c="33"/></text:p>
          </table:table-cell>
          <table:table-cell office:value-type="string">
            <text:p>Coleção Pesquisa em Educação Fís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7757</text:p>
          </table:table-cell>
          <table:table-cell office:value-type="string">
            <text:p>INTERDISCIPLINAR <text:s text:c="33"/></text:p>
          </table:table-cell>
          <table:table-cell office:value-type="string">
            <text:p>Colloids and Surfaces. A, Physicochemical and Engineering Aspect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5612</text:p>
          </table:table-cell>
          <table:table-cell office:value-type="string">
            <text:p>INTERDISCIPLINAR <text:s text:c="33"/></text:p>
          </table:table-cell>
          <table:table-cell office:value-type="string">
            <text:p>Colombia Internac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4328</text:p>
          </table:table-cell>
          <table:table-cell office:value-type="string">
            <text:p>INTERDISCIPLINAR <text:s text:c="33"/></text:p>
          </table:table-cell>
          <table:table-cell office:value-type="string">
            <text:p>Colóquio Internacional (Des)envolvimento Contra a Pobrez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851</text:p>
          </table:table-cell>
          <table:table-cell office:value-type="string">
            <text:p>INTERDISCIPLINAR <text:s text:c="33"/></text:p>
          </table:table-cell>
          <table:table-cell office:value-type="string">
            <text:p>Coluna/Colum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2202</text:p>
          </table:table-cell>
          <table:table-cell office:value-type="string">
            <text:p>INTERDISCIPLINAR <text:s text:c="33"/></text:p>
          </table:table-cell>
          <table:table-cell office:value-type="string">
            <text:p>Combustion Science and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54</text:p>
          </table:table-cell>
          <table:table-cell office:value-type="string">
            <text:p>INTERDISCIPLINAR <text:s text:c="33"/></text:p>
          </table:table-cell>
          <table:table-cell office:value-type="string">
            <text:p>ComCiência (UNI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0601</text:p>
          </table:table-cell>
          <table:table-cell office:value-type="string">
            <text:p>INTERDISCIPLINAR <text:s text:c="33"/></text:p>
          </table:table-cell>
          <table:table-cell office:value-type="string">
            <text:p>Comercio Exterior (Ed. español. Impres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5140</text:p>
          </table:table-cell>
          <table:table-cell office:value-type="string">
            <text:p>INTERDISCIPLINAR <text:s text:c="33"/></text:p>
          </table:table-cell>
          <table:table-cell office:value-type="string">
            <text:p>Comments on Toxic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1783</text:p>
          </table:table-cell>
          <table:table-cell office:value-type="string">
            <text:p>INTERDISCIPLINAR <text:s text:c="33"/></text:p>
          </table:table-cell>
          <table:table-cell office:value-type="string">
            <text:p>Communication &amp; Medicine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7-5704</text:p>
          </table:table-cell>
          <table:table-cell office:value-type="string">
            <text:p>INTERDISCIPLINAR <text:s text:c="33"/></text:p>
          </table:table-cell>
          <table:table-cell office:value-type="string">
            <text:p>Communications in Nonlinear Science &amp; Numerical Simul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9-8299</text:p>
          </table:table-cell>
          <table:table-cell office:value-type="string">
            <text:p>INTERDISCIPLINAR <text:s text:c="33"/></text:p>
          </table:table-cell>
          <table:table-cell office:value-type="string">
            <text:p>Communications in Numerical Methods in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3624</text:p>
          </table:table-cell>
          <table:table-cell office:value-type="string">
            <text:p>INTERDISCIPLINAR <text:s text:c="33"/></text:p>
          </table:table-cell>
          <table:table-cell office:value-type="string">
            <text:p>Communications in Soil Science and Plant Analy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0926</text:p>
          </table:table-cell>
          <table:table-cell office:value-type="string">
            <text:p>INTERDISCIPLINAR <text:s text:c="33"/></text:p>
          </table:table-cell>
          <table:table-cell office:value-type="string">
            <text:p>Communications in Statistics. Theory and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942</text:p>
          </table:table-cell>
          <table:table-cell office:value-type="string">
            <text:p>INTERDISCIPLINAR <text:s text:c="33"/></text:p>
          </table:table-cell>
          <table:table-cell office:value-type="string">
            <text:p>Communio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539X</text:p>
          </table:table-cell>
          <table:table-cell office:value-type="string">
            <text:p>INTERDISCIPLINAR <text:s text:c="33"/></text:p>
          </table:table-cell>
          <table:table-cell office:value-type="string">
            <text:p>Community Dental Heal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5661</text:p>
          </table:table-cell>
          <table:table-cell office:value-type="string">
            <text:p>INTERDISCIPLINAR <text:s text:c="33"/></text:p>
          </table:table-cell>
          <table:table-cell office:value-type="string">
            <text:p>Community Dentistry and Oral Epidem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2-2795</text:p>
          </table:table-cell>
          <table:table-cell office:value-type="string">
            <text:p>INTERDISCIPLINAR <text:s text:c="33"/></text:p>
          </table:table-cell>
          <table:table-cell office:value-type="string">
            <text:p>Community Genetics (Cessou em 2008. Cont. ISSN 1662-4246 Public Health Genomics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456</text:p>
          </table:table-cell>
          <table:table-cell office:value-type="string">
            <text:p>INTERDISCIPLINAR <text:s text:c="33"/></text:p>
          </table:table-cell>
          <table:table-cell office:value-type="string">
            <text:p>Comparative Biochemistry and Physiology. C. Toxicology &amp;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6433</text:p>
          </table:table-cell>
          <table:table-cell office:value-type="string">
            <text:p>INTERDISCIPLINAR <text:s text:c="33"/></text:p>
          </table:table-cell>
          <table:table-cell office:value-type="string">
            <text:p>Comparative Biochemistry and Physiology. Part A, Molecular &amp; Integrative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8280</text:p>
          </table:table-cell>
          <table:table-cell office:value-type="string">
            <text:p>INTERDISCIPLINAR <text:s text:c="33"/></text:p>
          </table:table-cell>
          <table:table-cell office:value-type="string">
            <text:p>Comparative Biochemistry and Physiology. Part C, Pharmacology, Toxicology &amp; Endocrinology (Cessou em 1999. Cont. ISSN 1532-0456 Comparative Biochemistry and Physiology. C. Toxicology &amp; Pharmacolog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9571</text:p>
          </table:table-cell>
          <table:table-cell office:value-type="string">
            <text:p>INTERDISCIPLINAR <text:s text:c="33"/></text:p>
          </table:table-cell>
          <table:table-cell office:value-type="string">
            <text:p>Comparative Immunology, Microbiology and Infectious Disea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6654</text:p>
          </table:table-cell>
          <table:table-cell office:value-type="string">
            <text:p>INTERDISCIPLINAR <text:s text:c="33"/></text:p>
          </table:table-cell>
          <table:table-cell office:value-type="string">
            <text:p>Comparative Labor Law &amp; Policy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2-1649</text:p>
          </table:table-cell>
          <table:table-cell office:value-type="string">
            <text:p>INTERDISCIPLINAR <text:s text:c="33"/></text:p>
          </table:table-cell>
          <table:table-cell office:value-type="string">
            <text:p>Compel (Bradfor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880</text:p>
          </table:table-cell>
          <table:table-cell office:value-type="string">
            <text:p>INTERDISCIPLINAR <text:s text:c="33"/></text:p>
          </table:table-cell>
          <table:table-cell office:value-type="string">
            <text:p>Competência (Porto Alegr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835X</text:p>
          </table:table-cell>
          <table:table-cell office:value-type="string">
            <text:p>INTERDISCIPLINAR <text:s text:c="33"/></text:p>
          </table:table-cell>
          <table:table-cell office:value-type="string">
            <text:p>Composites. Part A, Applied Science and Manufactur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40X</text:p>
          </table:table-cell>
          <table:table-cell office:value-type="string">
            <text:p>INTERDISCIPLINAR <text:s text:c="33"/></text:p>
          </table:table-cell>
          <table:table-cell office:value-type="string">
            <text:p>Comprehensive Psychia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9271</text:p>
          </table:table-cell>
          <table:table-cell office:value-type="string">
            <text:p>INTERDISCIPLINAR <text:s text:c="33"/></text:p>
          </table:table-cell>
          <table:table-cell office:value-type="string">
            <text:p>Computational Biology and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0597</text:p>
          </table:table-cell>
          <table:table-cell office:value-type="string">
            <text:p>INTERDISCIPLINAR <text:s text:c="33"/></text:p>
          </table:table-cell>
          <table:table-cell office:value-type="string">
            <text:p>Computational Geosciences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0256</text:p>
          </table:table-cell>
          <table:table-cell office:value-type="string">
            <text:p>INTERDISCIPLINAR <text:s text:c="33"/></text:p>
          </table:table-cell>
          <table:table-cell office:value-type="string">
            <text:p>Computational Materials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9473</text:p>
          </table:table-cell>
          <table:table-cell office:value-type="string">
            <text:p>INTERDISCIPLINAR <text:s text:c="33"/></text:p>
          </table:table-cell>
          <table:table-cell office:value-type="string">
            <text:p>Computational Statistics &amp; Data Analys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3-4062</text:p>
          </table:table-cell>
          <table:table-cell office:value-type="string">
            <text:p>INTERDISCIPLINAR <text:s text:c="33"/></text:p>
          </table:table-cell>
          <table:table-cell office:value-type="string">
            <text:p>Computational Statistics (Zeitschrif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3773</text:p>
          </table:table-cell>
          <table:table-cell office:value-type="string">
            <text:p>INTERDISCIPLINAR <text:s text:c="33"/></text:p>
          </table:table-cell>
          <table:table-cell office:value-type="string">
            <text:p>Computer Applications in Engineering Educ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2607</text:p>
          </table:table-cell>
          <table:table-cell office:value-type="string">
            <text:p>INTERDISCIPLINAR <text:s text:c="33"/></text:p>
          </table:table-cell>
          <table:table-cell office:value-type="string">
            <text:p>Computer Methods and Programs in Biomedic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7825</text:p>
          </table:table-cell>
          <table:table-cell office:value-type="string">
            <text:p>INTERDISCIPLINAR <text:s text:c="33"/></text:p>
          </table:table-cell>
          <table:table-cell office:value-type="string">
            <text:p>Computer Methods in Applied Mechanics and Engineer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1492</text:p>
          </table:table-cell>
          <table:table-cell office:value-type="string">
            <text:p>INTERDISCIPLINAR <text:s text:c="33"/></text:p>
          </table:table-cell>
          <table:table-cell office:value-type="string">
            <text:p>Computer Modeling in Engineering &amp; Scienc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655</text:p>
          </table:table-cell>
          <table:table-cell office:value-type="string">
            <text:p>INTERDISCIPLINAR <text:s text:c="33"/></text:p>
          </table:table-cell>
          <table:table-cell office:value-type="string">
            <text:p>Computer Physics Commun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2308</text:p>
          </table:table-cell>
          <table:table-cell office:value-type="string">
            <text:p>INTERDISCIPLINAR <text:s text:c="33"/></text:p>
          </table:table-cell>
          <table:table-cell office:value-type="string">
            <text:p>Computer Speech &amp; Languag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6192</text:p>
          </table:table-cell>
          <table:table-cell office:value-type="string">
            <text:p>INTERDISCIPLINAR <text:s text:c="33"/></text:p>
          </table:table-cell>
          <table:table-cell office:value-type="string">
            <text:p>Computer Systems Science and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3142</text:p>
          </table:table-cell>
          <table:table-cell office:value-type="string">
            <text:p>INTERDISCIPLINAR <text:s text:c="33"/></text:p>
          </table:table-cell>
          <table:table-cell office:value-type="string">
            <text:p>Computer Vision and Image Understand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6111</text:p>
          </table:table-cell>
          <table:table-cell office:value-type="string">
            <text:p>INTERDISCIPLINAR <text:s text:c="33"/></text:p>
          </table:table-cell>
          <table:table-cell office:value-type="string">
            <text:p>Computerized Medical Imaging and Graph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3004</text:p>
          </table:table-cell>
          <table:table-cell office:value-type="string">
            <text:p>INTERDISCIPLINAR <text:s text:c="33"/></text:p>
          </table:table-cell>
          <table:table-cell office:value-type="string">
            <text:p>Computers &amp; Geo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8352</text:p>
          </table:table-cell>
          <table:table-cell office:value-type="string">
            <text:p>INTERDISCIPLINAR <text:s text:c="33"/></text:p>
          </table:table-cell>
          <table:table-cell office:value-type="string">
            <text:p>Computers &amp; Industrial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0548</text:p>
          </table:table-cell>
          <table:table-cell office:value-type="string">
            <text:p>INTERDISCIPLINAR <text:s text:c="33"/></text:p>
          </table:table-cell>
          <table:table-cell office:value-type="string">
            <text:p>Computers &amp; Operations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7949</text:p>
          </table:table-cell>
          <table:table-cell office:value-type="string">
            <text:p>INTERDISCIPLINAR <text:s text:c="33"/></text:p>
          </table:table-cell>
          <table:table-cell office:value-type="string">
            <text:p>Computers &amp; Structur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1315</text:p>
          </table:table-cell>
          <table:table-cell office:value-type="string">
            <text:p>INTERDISCIPLINAR <text:s text:c="33"/></text:p>
          </table:table-cell>
          <table:table-cell office:value-type="string">
            <text:p>Computers and Educ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352X</text:p>
          </table:table-cell>
          <table:table-cell office:value-type="string">
            <text:p>INTERDISCIPLINAR <text:s text:c="33"/></text:p>
          </table:table-cell>
          <table:table-cell office:value-type="string">
            <text:p>Computers and Geotechn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8-9715</text:p>
          </table:table-cell>
          <table:table-cell office:value-type="string">
            <text:p>INTERDISCIPLINAR <text:s text:c="33"/></text:p>
          </table:table-cell>
          <table:table-cell office:value-type="string">
            <text:p>Computers, Environment and Urban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05X</text:p>
          </table:table-cell>
          <table:table-cell office:value-type="string">
            <text:p>INTERDISCIPLINAR <text:s text:c="33"/></text:p>
          </table:table-cell>
          <table:table-cell office:value-type="string">
            <text:p>Comum (FACH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437</text:p>
          </table:table-cell>
          <table:table-cell office:value-type="string">
            <text:p>INTERDISCIPLINAR <text:s text:c="33"/></text:p>
          </table:table-cell>
          <table:table-cell office:value-type="string">
            <text:p>Comunicação &amp; Comunida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842</text:p>
          </table:table-cell>
          <table:table-cell office:value-type="string">
            <text:p>INTERDISCIPLINAR <text:s text:c="33"/></text:p>
          </table:table-cell>
          <table:table-cell office:value-type="string">
            <text:p>Comunicação &amp; Informação (UF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64X</text:p>
          </table:table-cell>
          <table:table-cell office:value-type="string">
            <text:p>INTERDISCIPLINAR <text:s text:c="33"/></text:p>
          </table:table-cell>
          <table:table-cell office:value-type="string">
            <text:p>Comunicação &amp; Inov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25</text:p>
          </table:table-cell>
          <table:table-cell office:value-type="string">
            <text:p>INTERDISCIPLINAR <text:s text:c="33"/></text:p>
          </table:table-cell>
          <table:table-cell office:value-type="string">
            <text:p>Comunicação &amp; Polít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657</text:p>
          </table:table-cell>
          <table:table-cell office:value-type="string">
            <text:p>INTERDISCIPLINAR <text:s text:c="33"/></text:p>
          </table:table-cell>
          <table:table-cell office:value-type="string">
            <text:p>Comunicação &amp; Socieda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829</text:p>
          </table:table-cell>
          <table:table-cell office:value-type="string">
            <text:p>INTERDISCIPLINAR <text:s text:c="33"/></text:p>
          </table:table-cell>
          <table:table-cell office:value-type="string">
            <text:p>Comunicacao e Educacao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584</text:p>
          </table:table-cell>
          <table:table-cell office:value-type="string">
            <text:p>INTERDISCIPLINAR <text:s text:c="33"/></text:p>
          </table:table-cell>
          <table:table-cell office:value-type="string">
            <text:p>Comunicação em Ciências da Saúd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1632</text:p>
          </table:table-cell>
          <table:table-cell office:value-type="string">
            <text:p>INTERDISCIPLINAR <text:s text:c="33"/></text:p>
          </table:table-cell>
          <table:table-cell office:value-type="string">
            <text:p>Comunicação Empresar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981</text:p>
          </table:table-cell>
          <table:table-cell office:value-type="string">
            <text:p>INTERDISCIPLINAR <text:s text:c="33"/></text:p>
          </table:table-cell>
          <table:table-cell office:value-type="string">
            <text:p>Comunicação, Mídia e Consumo (São Paul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055</text:p>
          </table:table-cell>
          <table:table-cell office:value-type="string">
            <text:p>INTERDISCIPLINAR <text:s text:c="33"/></text:p>
          </table:table-cell>
          <table:table-cell office:value-type="string">
            <text:p>Comunicações do ISER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242</text:p>
          </table:table-cell>
          <table:table-cell office:value-type="string">
            <text:p>INTERDISCIPLINAR <text:s text:c="33"/></text:p>
          </table:table-cell>
          <table:table-cell office:value-type="string">
            <text:p>Comunicar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204</text:p>
          </table:table-cell>
          <table:table-cell office:value-type="string">
            <text:p>INTERDISCIPLINAR <text:s text:c="33"/></text:p>
          </table:table-cell>
          <table:table-cell office:value-type="string">
            <text:p>Conceitos (João Pesso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327</text:p>
          </table:table-cell>
          <table:table-cell office:value-type="string">
            <text:p>INTERDISCIPLINAR <text:s text:c="33"/></text:p>
          </table:table-cell>
          <table:table-cell office:value-type="string">
            <text:p>Concilium (Brasi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8-9804</text:p>
          </table:table-cell>
          <table:table-cell office:value-type="string">
            <text:p>INTERDISCIPLINAR <text:s text:c="33"/></text:p>
          </table:table-cell>
          <table:table-cell office:value-type="string">
            <text:p>Concilium (Deutsche Ausg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5-7164</text:p>
          </table:table-cell>
          <table:table-cell office:value-type="string">
            <text:p>INTERDISCIPLINAR <text:s text:c="33"/></text:p>
          </table:table-cell>
          <table:table-cell office:value-type="string">
            <text:p>Concilium (Ed. Italian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626</text:p>
          </table:table-cell>
          <table:table-cell office:value-type="string">
            <text:p>INTERDISCIPLINAR <text:s text:c="33"/></text:p>
          </table:table-cell>
          <table:table-cell office:value-type="string">
            <text:p>Concurrency and Compu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943</text:p>
          </table:table-cell>
          <table:table-cell office:value-type="string">
            <text:p>INTERDISCIPLINAR <text:s text:c="33"/></text:p>
          </table:table-cell>
          <table:table-cell office:value-type="string">
            <text:p>Conexão (UC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9030</text:p>
          </table:table-cell>
          <table:table-cell office:value-type="string">
            <text:p>INTERDISCIPLINAR <text:s text:c="33"/></text:p>
          </table:table-cell>
          <table:table-cell office:value-type="string">
            <text:p>Conexões (Campinas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381</text:p>
          </table:table-cell>
          <table:table-cell office:value-type="string">
            <text:p>INTERDISCIPLINAR <text:s text:c="33"/></text:p>
          </table:table-cell>
          <table:table-cell office:value-type="string">
            <text:p>Conexões (UNICAMP) (Cessou em 2000. Cont. ISSN 1983-9030 Conexões (Campinas. 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8-9212</text:p>
          </table:table-cell>
          <table:table-cell office:value-type="string">
            <text:p>INTERDISCIPLINAR <text:s text:c="33"/></text:p>
          </table:table-cell>
          <table:table-cell office:value-type="string">
            <text:p>Confins (Pari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403</text:p>
          </table:table-cell>
          <table:table-cell office:value-type="string">
            <text:p>INTERDISCIPLINAR <text:s text:c="33"/></text:p>
          </table:table-cell>
          <table:table-cell office:value-type="string">
            <text:p>Confluência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145</text:p>
          </table:table-cell>
          <table:table-cell office:value-type="string">
            <text:p>INTERDISCIPLINAR <text:s text:c="33"/></text:p>
          </table:table-cell>
          <table:table-cell office:value-type="string">
            <text:p>Confluências (Niterói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276</text:p>
          </table:table-cell>
          <table:table-cell office:value-type="string">
            <text:p>INTERDISCIPLINAR <text:s text:c="33"/></text:p>
          </table:table-cell>
          <table:table-cell office:value-type="string">
            <text:p>Confrari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4982</text:p>
          </table:table-cell>
          <table:table-cell office:value-type="string">
            <text:p>INTERDISCIPLINAR <text:s text:c="33"/></text:p>
          </table:table-cell>
          <table:table-cell office:value-type="string">
            <text:p>Congresso Brasileiro de Mic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INTERDISCIPLINAR <text:s text:c="33"/></text:p>
          </table:table-cell>
          <table:table-cell office:value-type="string">
            <text:p>Congresso Latino Americano de Órgãos Artificiais e Biomateri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INTERDISCIPLINAR <text:s text:c="33"/></text:p>
          </table:table-cell>
          <table:table-cell office:value-type="string">
            <text:p>Congresso Latino Americano y Argentino de Zoonos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0728</text:p>
          </table:table-cell>
          <table:table-cell office:value-type="string">
            <text:p>INTERDISCIPLINAR <text:s text:c="33"/></text:p>
          </table:table-cell>
          <table:table-cell office:value-type="string">
            <text:p>Congresso Nacional de Botân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4395</text:p>
          </table:table-cell>
          <table:table-cell office:value-type="string">
            <text:p>INTERDISCIPLINAR <text:s text:c="33"/></text:p>
          </table:table-cell>
          <table:table-cell office:value-type="string">
            <text:p>Conhecimento &amp; Inov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442</text:p>
          </table:table-cell>
          <table:table-cell office:value-type="string">
            <text:p>INTERDISCIPLINAR <text:s text:c="33"/></text:p>
          </table:table-cell>
          <table:table-cell office:value-type="string">
            <text:p>Conhecimento Interativ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536</text:p>
          </table:table-cell>
          <table:table-cell office:value-type="string">
            <text:p>INTERDISCIPLINAR <text:s text:c="33"/></text:p>
          </table:table-cell>
          <table:table-cell office:value-type="string">
            <text:p>Conjuntura &amp; Planejamen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5945</text:p>
          </table:table-cell>
          <table:table-cell office:value-type="string">
            <text:p>INTERDISCIPLINAR <text:s text:c="33"/></text:p>
          </table:table-cell>
          <table:table-cell office:value-type="string">
            <text:p>Conjuntura Economica (Rio de Janeir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36</text:p>
          </table:table-cell>
          <table:table-cell office:value-type="string">
            <text:p>INTERDISCIPLINAR <text:s text:c="33"/></text:p>
          </table:table-cell>
          <table:table-cell office:value-type="string">
            <text:p>Cons ciênci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028</text:p>
          </table:table-cell>
          <table:table-cell office:value-type="string">
            <text:p>INTERDISCIPLINAR <text:s text:c="33"/></text:p>
          </table:table-cell>
          <table:table-cell office:value-type="string">
            <text:p>ConScientiae Saúd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8892</text:p>
          </table:table-cell>
          <table:table-cell office:value-type="string">
            <text:p>INTERDISCIPLINAR <text:s text:c="33"/></text:p>
          </table:table-cell>
          <table:table-cell office:value-type="string">
            <text:p>Conservation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1739</text:p>
          </table:table-cell>
          <table:table-cell office:value-type="string">
            <text:p>INTERDISCIPLINAR <text:s text:c="33"/></text:p>
          </table:table-cell>
          <table:table-cell office:value-type="string">
            <text:p>Conservation Biolog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0621</text:p>
          </table:table-cell>
          <table:table-cell office:value-type="string">
            <text:p>INTERDISCIPLINAR <text:s text:c="33"/></text:p>
          </table:table-cell>
          <table:table-cell office:value-type="string">
            <text:p>Conservation Gene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954</text:p>
          </table:table-cell>
          <table:table-cell office:value-type="string">
            <text:p>INTERDISCIPLINAR <text:s text:c="33"/></text:p>
          </table:table-cell>
          <table:table-cell office:value-type="string">
            <text:p>Construção Psicopedagóg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0618</text:p>
          </table:table-cell>
          <table:table-cell office:value-type="string">
            <text:p>INTERDISCIPLINAR <text:s text:c="33"/></text:p>
          </table:table-cell>
          <table:table-cell office:value-type="string">
            <text:p>Construction &amp; Building Material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829</text:p>
          </table:table-cell>
          <table:table-cell office:value-type="string">
            <text:p>INTERDISCIPLINAR <text:s text:c="33"/></text:p>
          </table:table-cell>
          <table:table-cell office:value-type="string">
            <text:p>Consultor Jurídico (São Paulo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136</text:p>
          </table:table-cell>
          <table:table-cell office:value-type="string">
            <text:p>INTERDISCIPLINAR <text:s text:c="33"/></text:p>
          </table:table-cell>
          <table:table-cell office:value-type="string">
            <text:p>Contabilidade e Informação (UNIJUI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4X</text:p>
          </table:table-cell>
          <table:table-cell office:value-type="string">
            <text:p>INTERDISCIPLINAR <text:s text:c="33"/></text:p>
          </table:table-cell>
          <table:table-cell office:value-type="string">
            <text:p>Contabilidade Vista &amp; Revist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573</text:p>
          </table:table-cell>
          <table:table-cell office:value-type="string">
            <text:p>INTERDISCIPLINAR <text:s text:c="33"/></text:p>
          </table:table-cell>
          <table:table-cell office:value-type="string">
            <text:p>Contexto (Montes Claro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529</text:p>
          </table:table-cell>
          <table:table-cell office:value-type="string">
            <text:p>INTERDISCIPLINAR <text:s text:c="33"/></text:p>
          </table:table-cell>
          <table:table-cell office:value-type="string">
            <text:p>Contexto Internacional (PUCRJ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34-0679</text:p>
          </table:table-cell>
          <table:table-cell office:value-type="string">
            <text:p>INTERDISCIPLINAR <text:s text:c="33"/></text:p>
          </table:table-cell>
          <table:table-cell office:value-type="string">
            <text:p>Contexto Latinoamerican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089</text:p>
          </table:table-cell>
          <table:table-cell office:value-type="string">
            <text:p>INTERDISCIPLINAR <text:s text:c="33"/></text:p>
          </table:table-cell>
          <table:table-cell office:value-type="string">
            <text:p>Contextus (Fortalez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4343</text:p>
          </table:table-cell>
          <table:table-cell office:value-type="string">
            <text:p>INTERDISCIPLINAR <text:s text:c="33"/></text:p>
          </table:table-cell>
          <table:table-cell office:value-type="string">
            <text:p>Continental Shelf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483</text:p>
          </table:table-cell>
          <table:table-cell office:value-type="string">
            <text:p>INTERDISCIPLINAR <text:s text:c="33"/></text:p>
          </table:table-cell>
          <table:table-cell office:value-type="string">
            <text:p>Contracampo (UFF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202</text:p>
          </table:table-cell>
          <table:table-cell office:value-type="string">
            <text:p>INTERDISCIPLINAR <text:s text:c="33"/></text:p>
          </table:table-cell>
          <table:table-cell office:value-type="string">
            <text:p>Contraponto (UCSa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227</text:p>
          </table:table-cell>
          <table:table-cell office:value-type="string">
            <text:p>INTERDISCIPLINAR <text:s text:c="33"/></text:p>
          </table:table-cell>
          <table:table-cell office:value-type="string">
            <text:p>Contrapontos (UNIVALI) (Cessou em 2008. Cont. ISSN 1984-7114 Contrapontos (Online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4-8569</text:p>
          </table:table-cell>
          <table:table-cell office:value-type="string">
            <text:p>INTERDISCIPLINAR <text:s text:c="33"/></text:p>
          </table:table-cell>
          <table:table-cell office:value-type="string">
            <text:p>Control and Cyber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759</text:p>
          </table:table-cell>
          <table:table-cell office:value-type="string">
            <text:p>INTERDISCIPLINAR <text:s text:c="33"/></text:p>
          </table:table-cell>
          <table:table-cell office:value-type="string">
            <text:p>Controle &amp; Automação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345</text:p>
          </table:table-cell>
          <table:table-cell office:value-type="string">
            <text:p>INTERDISCIPLINAR <text:s text:c="33"/></text:p>
          </table:table-cell>
          <table:table-cell office:value-type="string">
            <text:p>Controle &amp; Automação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858</text:p>
          </table:table-cell>
          <table:table-cell office:value-type="string">
            <text:p>INTERDISCIPLINAR <text:s text:c="33"/></text:p>
          </table:table-cell>
          <table:table-cell office:value-type="string">
            <text:p>Controle de Contamin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253</text:p>
          </table:table-cell>
          <table:table-cell office:value-type="string">
            <text:p>INTERDISCIPLINAR <text:s text:c="33"/></text:p>
          </table:table-cell>
          <table:table-cell office:value-type="string">
            <text:p>Controvérsia (UNISINO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1435</text:p>
          </table:table-cell>
          <table:table-cell office:value-type="string">
            <text:p>INTERDISCIPLINAR <text:s text:c="33"/></text:p>
          </table:table-cell>
          <table:table-cell office:value-type="string">
            <text:p>Convergencía (Toluc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381</text:p>
          </table:table-cell>
          <table:table-cell office:value-type="string">
            <text:p>INTERDISCIPLINAR <text:s text:c="33"/></text:p>
          </table:table-cell>
          <table:table-cell office:value-type="string">
            <text:p>Convergência Lusíad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7180</text:p>
          </table:table-cell>
          <table:table-cell office:value-type="string">
            <text:p>INTERDISCIPLINAR <text:s text:c="33"/></text:p>
          </table:table-cell>
          <table:table-cell office:value-type="string">
            <text:p>Cooperativismo y Desarroll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8511</text:p>
          </table:table-cell>
          <table:table-cell office:value-type="string">
            <text:p>INTERDISCIPLINAR <text:s text:c="33"/></text:p>
          </table:table-cell>
          <table:table-cell office:value-type="string">
            <text:p>Cope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2-4028</text:p>
          </table:table-cell>
          <table:table-cell office:value-type="string">
            <text:p>INTERDISCIPLINAR <text:s text:c="33"/></text:p>
          </table:table-cell>
          <table:table-cell office:value-type="string">
            <text:p>Coral Reef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7-9232</text:p>
          </table:table-cell>
          <table:table-cell office:value-type="string">
            <text:p>INTERDISCIPLINAR <text:s text:c="33"/></text:p>
          </table:table-cell>
          <table:table-cell office:value-type="string">
            <text:p>Corporate Ownership &amp; Contro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1164</text:p>
          </table:table-cell>
          <table:table-cell office:value-type="string">
            <text:p>INTERDISCIPLINAR <text:s text:c="33"/></text:p>
          </table:table-cell>
          <table:table-cell office:value-type="string">
            <text:p>Corrosão e Protecção de Materia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938X</text:p>
          </table:table-cell>
          <table:table-cell office:value-type="string">
            <text:p>INTERDISCIPLINAR <text:s text:c="33"/></text:p>
          </table:table-cell>
          <table:table-cell office:value-type="string">
            <text:p>Corrosion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51X</text:p>
          </table:table-cell>
          <table:table-cell office:value-type="string">
            <text:p>INTERDISCIPLINAR <text:s text:c="33"/></text:p>
          </table:table-cell>
          <table:table-cell office:value-type="string">
            <text:p>Corte e Conformação de Met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8-6771</text:p>
          </table:table-cell>
          <table:table-cell office:value-type="string">
            <text:p>INTERDISCIPLINAR <text:s text:c="33"/></text:p>
          </table:table-cell>
          <table:table-cell office:value-type="string">
            <text:p>Cosmopolis (Testo stampat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985X</text:p>
          </table:table-cell>
          <table:table-cell office:value-type="string">
            <text:p>INTERDISCIPLINAR <text:s text:c="33"/></text:p>
          </table:table-cell>
          <table:table-cell office:value-type="string">
            <text:p>Cotinga (Sand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5070</text:p>
          </table:table-cell>
          <table:table-cell office:value-type="string">
            <text:p>INTERDISCIPLINAR <text:s text:c="33"/></text:p>
          </table:table-cell>
          <table:table-cell office:value-type="string">
            <text:p>Counselling Psychology Quarterl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8457</text:p>
          </table:table-cell>
          <table:table-cell office:value-type="string">
            <text:p>INTERDISCIPLINAR <text:s text:c="33"/></text:p>
          </table:table-cell>
          <table:table-cell office:value-type="string">
            <text:p>Critica (Londo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1503</text:p>
          </table:table-cell>
          <table:table-cell office:value-type="string">
            <text:p>INTERDISCIPLINAR <text:s text:c="33"/></text:p>
          </table:table-cell>
          <table:table-cell office:value-type="string">
            <text:p>Crítica (Méxic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004</text:p>
          </table:table-cell>
          <table:table-cell office:value-type="string">
            <text:p>INTERDISCIPLINAR <text:s text:c="33"/></text:p>
          </table:table-cell>
          <table:table-cell office:value-type="string">
            <text:p>Crítica (UE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493</text:p>
          </table:table-cell>
          <table:table-cell office:value-type="string">
            <text:p>INTERDISCIPLINAR <text:s text:c="33"/></text:p>
          </table:table-cell>
          <table:table-cell office:value-type="string">
            <text:p>Crítica Cultur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321</text:p>
          </table:table-cell>
          <table:table-cell office:value-type="string">
            <text:p>INTERDISCIPLINAR <text:s text:c="33"/></text:p>
          </table:table-cell>
          <table:table-cell office:value-type="string">
            <text:p>Critica Marxista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8535</text:p>
          </table:table-cell>
          <table:table-cell office:value-type="string">
            <text:p>INTERDISCIPLINAR <text:s text:c="33"/></text:p>
          </table:table-cell>
          <table:table-cell office:value-type="string">
            <text:p>Critical Care (Londo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3493</text:p>
          </table:table-cell>
          <table:table-cell office:value-type="string">
            <text:p>INTERDISCIPLINAR <text:s text:c="33"/></text:p>
          </table:table-cell>
          <table:table-cell office:value-type="string">
            <text:p>Critical Care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275X</text:p>
          </table:table-cell>
          <table:table-cell office:value-type="string">
            <text:p>INTERDISCIPLINAR <text:s text:c="33"/></text:p>
          </table:table-cell>
          <table:table-cell office:value-type="string">
            <text:p>Critique of Anthrop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689</text:p>
          </table:table-cell>
          <table:table-cell office:value-type="string">
            <text:p>INTERDISCIPLINAR <text:s text:c="33"/></text:p>
          </table:table-cell>
          <table:table-cell office:value-type="string">
            <text:p>Cronos (Natal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853</text:p>
          </table:table-cell>
          <table:table-cell office:value-type="string">
            <text:p>INTERDISCIPLINAR <text:s text:c="33"/></text:p>
          </table:table-cell>
          <table:table-cell office:value-type="string">
            <text:p>Crop Breeding and Applied Biotechn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2194</text:p>
          </table:table-cell>
          <table:table-cell office:value-type="string">
            <text:p>INTERDISCIPLINAR <text:s text:c="33"/></text:p>
          </table:table-cell>
          <table:table-cell office:value-type="string">
            <text:p>Crop Protec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216X</text:p>
          </table:table-cell>
          <table:table-cell office:value-type="string">
            <text:p>INTERDISCIPLINAR <text:s text:c="33"/></text:p>
          </table:table-cell>
          <table:table-cell office:value-type="string">
            <text:p>Crustaceana (Leide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140</text:p>
          </table:table-cell>
          <table:table-cell office:value-type="string">
            <text:p>INTERDISCIPLINAR <text:s text:c="33"/></text:p>
          </table:table-cell>
          <table:table-cell office:value-type="string">
            <text:p>CSOnline (UFJF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8-0030</text:p>
          </table:table-cell>
          <table:table-cell office:value-type="string">
            <text:p>INTERDISCIPLINAR <text:s text:c="33"/></text:p>
          </table:table-cell>
          <table:table-cell office:value-type="string">
            <text:p>CTS. Ciencia, Tecnología y Sociedad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2356</text:p>
          </table:table-cell>
          <table:table-cell office:value-type="string">
            <text:p>INTERDISCIPLINAR <text:s text:c="33"/></text:p>
          </table:table-cell>
          <table:table-cell office:value-type="string">
            <text:p>Cuadernos Americano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3776</text:p>
          </table:table-cell>
          <table:table-cell office:value-type="string">
            <text:p>INTERDISCIPLINAR <text:s text:c="33"/></text:p>
          </table:table-cell>
          <table:table-cell office:value-type="string">
            <text:p>Cuadernos de Antropología Social (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551X</text:p>
          </table:table-cell>
          <table:table-cell office:value-type="string">
            <text:p>INTERDISCIPLINAR <text:s text:c="33"/></text:p>
          </table:table-cell>
          <table:table-cell office:value-type="string">
            <text:p>Cuadernos de Herpetolo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0630</text:p>
          </table:table-cell>
          <table:table-cell office:value-type="string">
            <text:p>INTERDISCIPLINAR <text:s text:c="33"/></text:p>
          </table:table-cell>
          <table:table-cell office:value-type="string">
            <text:p>Cuadernos de Pedagogía (Ed. 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7861</text:p>
          </table:table-cell>
          <table:table-cell office:value-type="string">
            <text:p>INTERDISCIPLINAR <text:s text:c="33"/></text:p>
          </table:table-cell>
          <table:table-cell office:value-type="string">
            <text:p>Cuadernos de Turism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3525</text:p>
          </table:table-cell>
          <table:table-cell office:value-type="string">
            <text:p>INTERDISCIPLINAR <text:s text:c="33"/></text:p>
          </table:table-cell>
          <table:table-cell office:value-type="string">
            <text:p>Cuadernos Médico Social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7776</text:p>
          </table:table-cell>
          <table:table-cell office:value-type="string">
            <text:p>INTERDISCIPLINAR <text:s text:c="33"/></text:p>
          </table:table-cell>
          <table:table-cell office:value-type="string">
            <text:p>Cubo (Temuc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076</text:p>
          </table:table-cell>
          <table:table-cell office:value-type="string">
            <text:p>INTERDISCIPLINAR <text:s text:c="33"/></text:p>
          </table:table-cell>
          <table:table-cell office:value-type="string">
            <text:p>Cult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705</text:p>
          </table:table-cell>
          <table:table-cell office:value-type="string">
            <text:p>INTERDISCIPLINAR <text:s text:c="33"/></text:p>
          </table:table-cell>
          <table:table-cell office:value-type="string">
            <text:p>Cultivar Bovin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838</text:p>
          </table:table-cell>
          <table:table-cell office:value-type="string">
            <text:p>INTERDISCIPLINAR <text:s text:c="33"/></text:p>
          </table:table-cell>
          <table:table-cell office:value-type="string">
            <text:p>Cultur: Revista de Cultura e Turism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556</text:p>
          </table:table-cell>
          <table:table-cell office:value-type="string">
            <text:p>INTERDISCIPLINAR <text:s text:c="33"/></text:p>
          </table:table-cell>
          <table:table-cell office:value-type="string">
            <text:p>Cultura e Fé (Porto Alegr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368</text:p>
          </table:table-cell>
          <table:table-cell office:value-type="string">
            <text:p>INTERDISCIPLINAR <text:s text:c="33"/></text:p>
          </table:table-cell>
          <table:table-cell office:value-type="string">
            <text:p>Cultura Homeopática (Cessou em 2007. Cont. ISSN 1982-6206 International Journal of High Dilution Research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3X</text:p>
          </table:table-cell>
          <table:table-cell office:value-type="string">
            <text:p>INTERDISCIPLINAR <text:s text:c="33"/></text:p>
          </table:table-cell>
          <table:table-cell office:value-type="string">
            <text:p>Cultura Visu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1-1502</text:p>
          </table:table-cell>
          <table:table-cell office:value-type="string">
            <text:p>INTERDISCIPLINAR <text:s text:c="33"/></text:p>
          </table:table-cell>
          <table:table-cell office:value-type="string">
            <text:p>Cultural Studies of Science Educ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INTERDISCIPLINAR <text:s text:c="33"/></text:p>
          </table:table-cell>
          <table:table-cell office:value-type="string">
            <text:p>Culturas e Linguagens: Identidades, Tradição e Ruptur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067X</text:p>
          </table:table-cell>
          <table:table-cell office:value-type="string">
            <text:p>INTERDISCIPLINAR <text:s text:c="33"/></text:p>
          </table:table-cell>
          <table:table-cell office:value-type="string">
            <text:p>Culture &amp; Psych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6098</text:p>
          </table:table-cell>
          <table:table-cell office:value-type="string">
            <text:p>INTERDISCIPLINAR <text:s text:c="33"/></text:p>
          </table:table-cell>
          <table:table-cell office:value-type="string">
            <text:p>Current Aging Sc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3204</text:p>
          </table:table-cell>
          <table:table-cell office:value-type="string">
            <text:p>INTERDISCIPLINAR <text:s text:c="33"/></text:p>
          </table:table-cell>
          <table:table-cell office:value-type="string">
            <text:p>Current Anthrop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2002</text:p>
          </table:table-cell>
          <table:table-cell office:value-type="string">
            <text:p>INTERDISCIPLINAR <text:s text:c="33"/></text:p>
          </table:table-cell>
          <table:table-cell office:value-type="string">
            <text:p>Current Drug Metabolis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010X</text:p>
          </table:table-cell>
          <table:table-cell office:value-type="string">
            <text:p>INTERDISCIPLINAR <text:s text:c="33"/></text:p>
          </table:table-cell>
          <table:table-cell office:value-type="string">
            <text:p>Current Drug Targets. Inflammation &amp; Aller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8673</text:p>
          </table:table-cell>
          <table:table-cell office:value-type="string">
            <text:p>INTERDISCIPLINAR <text:s text:c="33"/></text:p>
          </table:table-cell>
          <table:table-cell office:value-type="string">
            <text:p>Current Medicinal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3-8651</text:p>
          </table:table-cell>
          <table:table-cell office:value-type="string">
            <text:p>INTERDISCIPLINAR <text:s text:c="33"/></text:p>
          </table:table-cell>
          <table:table-cell office:value-type="string">
            <text:p>Current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4-3081</text:p>
          </table:table-cell>
          <table:table-cell office:value-type="string">
            <text:p>INTERDISCIPLINAR <text:s text:c="33"/></text:p>
          </table:table-cell>
          <table:table-cell office:value-type="string">
            <text:p>Current Pain and Headache Report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2010</text:p>
          </table:table-cell>
          <table:table-cell office:value-type="string">
            <text:p>INTERDISCIPLINAR <text:s text:c="33"/></text:p>
          </table:table-cell>
          <table:table-cell office:value-type="string">
            <text:p>Current Pharmaceutical Biotech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4796</text:p>
          </table:table-cell>
          <table:table-cell office:value-type="string">
            <text:p>INTERDISCIPLINAR <text:s text:c="33"/></text:p>
          </table:table-cell>
          <table:table-cell office:value-type="string">
            <text:p>Current Topics in Phyto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8480</text:p>
          </table:table-cell>
          <table:table-cell office:value-type="string">
            <text:p>INTERDISCIPLINAR <text:s text:c="33"/></text:p>
          </table:table-cell>
          <table:table-cell office:value-type="string">
            <text:p>Current Treatment Options in Neur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2113</text:p>
          </table:table-cell>
          <table:table-cell office:value-type="string">
            <text:p>INTERDISCIPLINAR <text:s text:c="33"/></text:p>
          </table:table-cell>
          <table:table-cell office:value-type="string">
            <text:p>Currents in Theology and Miss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1384</text:p>
          </table:table-cell>
          <table:table-cell office:value-type="string">
            <text:p>INTERDISCIPLINAR <text:s text:c="33"/></text:p>
          </table:table-cell>
          <table:table-cell office:value-type="string">
            <text:p>Currículo sem Fronteira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030</text:p>
          </table:table-cell>
          <table:table-cell office:value-type="string">
            <text:p>INTERDISCIPLINAR <text:s text:c="33"/></text:p>
          </table:table-cell>
          <table:table-cell office:value-type="string">
            <text:p>Custo Bras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882</text:p>
          </table:table-cell>
          <table:table-cell office:value-type="string">
            <text:p>INTERDISCIPLINAR <text:s text:c="33"/></text:p>
          </table:table-cell>
          <table:table-cell office:value-type="string">
            <text:p>Custos e @gronegócio Onl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78-3366</text:p>
          </table:table-cell>
          <table:table-cell office:value-type="string">
            <text:p>INTERDISCIPLINAR <text:s text:c="33"/></text:p>
          </table:table-cell>
          <table:table-cell office:value-type="string">
            <text:p>Cybergeo (Pari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4227</text:p>
          </table:table-cell>
          <table:table-cell office:value-type="string">
            <text:p>INTERDISCIPLINAR <text:s text:c="33"/></text:p>
          </table:table-cell>
          <table:table-cell office:value-type="string">
            <text:p>Cybernetica (Namu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9313</text:p>
          </table:table-cell>
          <table:table-cell office:value-type="string">
            <text:p>INTERDISCIPLINAR <text:s text:c="33"/></text:p>
          </table:table-cell>
          <table:table-cell office:value-type="string">
            <text:p>Cyberpsychology &amp; Behavio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9-0974</text:p>
          </table:table-cell>
          <table:table-cell office:value-type="string">
            <text:p>INTERDISCIPLINAR <text:s text:c="33"/></text:p>
          </table:table-cell>
          <table:table-cell office:value-type="string">
            <text:p>Cybium (Par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171</text:p>
          </table:table-cell>
          <table:table-cell office:value-type="string">
            <text:p>INTERDISCIPLINAR <text:s text:c="33"/></text:p>
          </table:table-cell>
          <table:table-cell office:value-type="string">
            <text:p>Cytogenetics and Cell Genetics (Cessou em 2001. Cont. ISSN 1424-8581 Cytogenetic and Genome Research (Printed ed.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6413</text:p>
          </table:table-cell>
          <table:table-cell office:value-type="string">
            <text:p>INTERDISCIPLINAR <text:s text:c="33"/></text:p>
          </table:table-cell>
          <table:table-cell office:value-type="string">
            <text:p>CytoJournal (Londo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4666</text:p>
          </table:table-cell>
          <table:table-cell office:value-type="string">
            <text:p>INTERDISCIPLINAR <text:s text:c="33"/></text:p>
          </table:table-cell>
          <table:table-cell office:value-type="string">
            <text:p>Cytokine (Philadelphia) (Cessou em 2000. Cont. Cytokine+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4545</text:p>
          </table:table-cell>
          <table:table-cell office:value-type="string">
            <text:p>INTERDISCIPLINAR <text:s text:c="33"/></text:p>
          </table:table-cell>
          <table:table-cell office:value-type="string">
            <text:p>Cyt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432</text:p>
          </table:table-cell>
          <table:table-cell office:value-type="string">
            <text:p>INTERDISCIPLINAR <text:s text:c="33"/></text:p>
          </table:table-cell>
          <table:table-cell office:value-type="string">
            <text:p>Da Vinci (Curitib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5258</text:p>
          </table:table-cell>
          <table:table-cell office:value-type="string">
            <text:p>INTERDISCIPLINAR <text:s text:c="33"/></text:p>
          </table:table-cell>
          <table:table-cell office:value-type="string">
            <text:p>Dados (Rio de Janeiro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023X</text:p>
          </table:table-cell>
          <table:table-cell office:value-type="string">
            <text:p>INTERDISCIPLINAR <text:s text:c="33"/></text:p>
          </table:table-cell>
          <table:table-cell office:value-type="string">
            <text:p>Data &amp; Knowledge Engineer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01</text:p>
          </table:table-cell>
          <table:table-cell office:value-type="string">
            <text:p>INTERDISCIPLINAR <text:s text:c="33"/></text:p>
          </table:table-cell>
          <table:table-cell office:value-type="string">
            <text:p>Datagramazero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43X</text:p>
          </table:table-cell>
          <table:table-cell office:value-type="string">
            <text:p>INTERDISCIPLINAR <text:s text:c="33"/></text:p>
          </table:table-cell>
          <table:table-cell office:value-type="string">
            <text:p>Debates do NER (UFRGS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7242</text:p>
          </table:table-cell>
          <table:table-cell office:value-type="string">
            <text:p>INTERDISCIPLINAR <text:s text:c="33"/></text:p>
          </table:table-cell>
          <table:table-cell office:value-type="string">
            <text:p>Debates Soci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557</text:p>
          </table:table-cell>
          <table:table-cell office:value-type="string">
            <text:p>INTERDISCIPLINAR <text:s text:c="33"/></text:p>
          </table:table-cell>
          <table:table-cell office:value-type="string">
            <text:p>Dêciência (Faculdade Barão do Rio Branc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9236</text:p>
          </table:table-cell>
          <table:table-cell office:value-type="string">
            <text:p>INTERDISCIPLINAR <text:s text:c="33"/></text:p>
          </table:table-cell>
          <table:table-cell office:value-type="string">
            <text:p>Decision Support System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764</text:p>
          </table:table-cell>
          <table:table-cell office:value-type="string">
            <text:p>INTERDISCIPLINAR <text:s text:c="33"/></text:p>
          </table:table-cell>
          <table:table-cell office:value-type="string">
            <text:p>Dementia &amp; Neuropsych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3012</text:p>
          </table:table-cell>
          <table:table-cell office:value-type="string">
            <text:p>INTERDISCIPLINAR <text:s text:c="33"/></text:p>
          </table:table-cell>
          <table:table-cell office:value-type="string">
            <text:p>Dementia (Londo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8008</text:p>
          </table:table-cell>
          <table:table-cell office:value-type="string">
            <text:p>INTERDISCIPLINAR <text:s text:c="33"/></text:p>
          </table:table-cell>
          <table:table-cell office:value-type="string">
            <text:p>Dementia and Geriatric Cognitive Disord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499</text:p>
          </table:table-cell>
          <table:table-cell office:value-type="string">
            <text:p>INTERDISCIPLINAR <text:s text:c="33"/></text:p>
          </table:table-cell>
          <table:table-cell office:value-type="string">
            <text:p>Democracia Viv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9-5641</text:p>
          </table:table-cell>
          <table:table-cell office:value-type="string">
            <text:p>INTERDISCIPLINAR <text:s text:c="33"/></text:p>
          </table:table-cell>
          <table:table-cell office:value-type="string">
            <text:p>Dental Material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691</text:p>
          </table:table-cell>
          <table:table-cell office:value-type="string">
            <text:p>INTERDISCIPLINAR <text:s text:c="33"/></text:p>
          </table:table-cell>
          <table:table-cell office:value-type="string">
            <text:p>Dental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832X</text:p>
          </table:table-cell>
          <table:table-cell office:value-type="string">
            <text:p>INTERDISCIPLINAR <text:s text:c="33"/></text:p>
          </table:table-cell>
          <table:table-cell office:value-type="string">
            <text:p>Dento-Maxillo-Facial Rad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2108</text:p>
          </table:table-cell>
          <table:table-cell office:value-type="string">
            <text:p>INTERDISCIPLINAR <text:s text:c="33"/></text:p>
          </table:table-cell>
          <table:table-cell office:value-type="string">
            <text:p>Dermatology Online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821</text:p>
          </table:table-cell>
          <table:table-cell office:value-type="string">
            <text:p>INTERDISCIPLINAR <text:s text:c="33"/></text:p>
          </table:table-cell>
          <table:table-cell office:value-type="string">
            <text:p>Desafio (Campo Grand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363</text:p>
          </table:table-cell>
          <table:table-cell office:value-type="string">
            <text:p>INTERDISCIPLINAR <text:s text:c="33"/></text:p>
          </table:table-cell>
          <table:table-cell office:value-type="string">
            <text:p>Desafios do Desenvolvimen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9164</text:p>
          </table:table-cell>
          <table:table-cell office:value-type="string">
            <text:p>INTERDISCIPLINAR <text:s text:c="33"/></text:p>
          </table:table-cell>
          <table:table-cell office:value-type="string">
            <text:p>Desalination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0322</text:p>
          </table:table-cell>
          <table:table-cell office:value-type="string">
            <text:p>INTERDISCIPLINAR <text:s text:c="33"/></text:p>
          </table:table-cell>
          <table:table-cell office:value-type="string">
            <text:p>Desarrollo y Ener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56X</text:p>
          </table:table-cell>
          <table:table-cell office:value-type="string">
            <text:p>INTERDISCIPLINAR <text:s text:c="33"/></text:p>
          </table:table-cell>
          <table:table-cell office:value-type="string">
            <text:p>Desenredo (PPGL/UPF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52X</text:p>
          </table:table-cell>
          <table:table-cell office:value-type="string">
            <text:p>INTERDISCIPLINAR <text:s text:c="33"/></text:p>
          </table:table-cell>
          <table:table-cell office:value-type="string">
            <text:p>Desenvolvimento e Meio Ambiente (UFPR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855</text:p>
          </table:table-cell>
          <table:table-cell office:value-type="string">
            <text:p>INTERDISCIPLINAR <text:s text:c="33"/></text:p>
          </table:table-cell>
          <table:table-cell office:value-type="string">
            <text:p>Desenvolvimento em Quest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456</text:p>
          </table:table-cell>
          <table:table-cell office:value-type="string">
            <text:p>INTERDISCIPLINAR <text:s text:c="33"/></text:p>
          </table:table-cell>
          <table:table-cell office:value-type="string">
            <text:p>Design Gráfico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8-7136</text:p>
          </table:table-cell>
          <table:table-cell office:value-type="string">
            <text:p>INTERDISCIPLINAR <text:s text:c="33"/></text:p>
          </table:table-cell>
          <table:table-cell office:value-type="string">
            <text:p>Design Philosophy Paper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8-4223</text:p>
          </table:table-cell>
          <table:table-cell office:value-type="string">
            <text:p>INTERDISCIPLINAR <text:s text:c="33"/></text:p>
          </table:table-cell>
          <table:table-cell office:value-type="string">
            <text:p>DeSignis (Barcelon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894</text:p>
          </table:table-cell>
          <table:table-cell office:value-type="string">
            <text:p>INTERDISCIPLINAR <text:s text:c="33"/></text:p>
          </table:table-cell>
          <table:table-cell office:value-type="string">
            <text:p>Desigualdade &amp; Diversidade (PUC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8731</text:p>
          </table:table-cell>
          <table:table-cell office:value-type="string">
            <text:p>INTERDISCIPLINAR <text:s text:c="33"/></text:p>
          </table:table-cell>
          <table:table-cell office:value-type="string">
            <text:p>Developing World Bioeth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1991</text:p>
          </table:table-cell>
          <table:table-cell office:value-type="string">
            <text:p>INTERDISCIPLINAR <text:s text:c="33"/></text:p>
          </table:table-cell>
          <table:table-cell office:value-type="string">
            <text:p>Development (Cambridg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5-2328</text:p>
          </table:table-cell>
          <table:table-cell office:value-type="string">
            <text:p>INTERDISCIPLINAR <text:s text:c="33"/></text:p>
          </table:table-cell>
          <table:table-cell office:value-type="string">
            <text:p>Development Dialogu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1622</text:p>
          </table:table-cell>
          <table:table-cell office:value-type="string">
            <text:p>INTERDISCIPLINAR <text:s text:c="33"/></text:p>
          </table:table-cell>
          <table:table-cell office:value-type="string">
            <text:p>Developmental Medicine and Child Neur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6074</text:p>
          </table:table-cell>
          <table:table-cell office:value-type="string">
            <text:p>INTERDISCIPLINAR <text:s text:c="33"/></text:p>
          </table:table-cell>
          <table:table-cell office:value-type="string">
            <text:p>Developments in Biologic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428</text:p>
          </table:table-cell>
          <table:table-cell office:value-type="string">
            <text:p>INTERDISCIPLINAR <text:s text:c="33"/></text:p>
          </table:table-cell>
          <table:table-cell office:value-type="string">
            <text:p>Diabetes Clí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227</text:p>
          </table:table-cell>
          <table:table-cell office:value-type="string">
            <text:p>INTERDISCIPLINAR <text:s text:c="33"/></text:p>
          </table:table-cell>
          <table:table-cell office:value-type="string">
            <text:p>Diabetes Research and Clinical Practi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7552</text:p>
          </table:table-cell>
          <table:table-cell office:value-type="string">
            <text:p>INTERDISCIPLINAR <text:s text:c="33"/></text:p>
          </table:table-cell>
          <table:table-cell office:value-type="string">
            <text:p>Diabetes/Metabolism Research and Review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2-8893</text:p>
          </table:table-cell>
          <table:table-cell office:value-type="string">
            <text:p>INTERDISCIPLINAR <text:s text:c="33"/></text:p>
          </table:table-cell>
          <table:table-cell office:value-type="string">
            <text:p>Diagnostic Microbiology and Infectious Diseas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979</text:p>
          </table:table-cell>
          <table:table-cell office:value-type="string">
            <text:p>INTERDISCIPLINAR <text:s text:c="33"/></text:p>
          </table:table-cell>
          <table:table-cell office:value-type="string">
            <text:p>Diagnóstico &amp; Tratament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041</text:p>
          </table:table-cell>
          <table:table-cell office:value-type="string">
            <text:p>INTERDISCIPLINAR <text:s text:c="33"/></text:p>
          </table:table-cell>
          <table:table-cell office:value-type="string">
            <text:p>Dialógica (Manau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640</text:p>
          </table:table-cell>
          <table:table-cell office:value-type="string">
            <text:p>INTERDISCIPLINAR <text:s text:c="33"/></text:p>
          </table:table-cell>
          <table:table-cell office:value-type="string">
            <text:p>Diálogo (Cano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076</text:p>
          </table:table-cell>
          <table:table-cell office:value-type="string">
            <text:p>INTERDISCIPLINAR <text:s text:c="33"/></text:p>
          </table:table-cell>
          <table:table-cell office:value-type="string">
            <text:p>Diálogo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2-2218</text:p>
          </table:table-cell>
          <table:table-cell office:value-type="string">
            <text:p>INTERDISCIPLINAR <text:s text:c="33"/></text:p>
          </table:table-cell>
          <table:table-cell office:value-type="string">
            <text:p>Diálogo Científico (Cessou em 1999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314X</text:p>
          </table:table-cell>
          <table:table-cell office:value-type="string">
            <text:p>INTERDISCIPLINAR <text:s text:c="33"/></text:p>
          </table:table-cell>
          <table:table-cell office:value-type="string">
            <text:p>Diálogo Polític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197</text:p>
          </table:table-cell>
          <table:table-cell office:value-type="string">
            <text:p>INTERDISCIPLINAR <text:s text:c="33"/></text:p>
          </table:table-cell>
          <table:table-cell office:value-type="string">
            <text:p>Diálogos &amp; Ciência (FTC Feira de Santan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493</text:p>
          </table:table-cell>
          <table:table-cell office:value-type="string">
            <text:p>INTERDISCIPLINAR <text:s text:c="33"/></text:p>
          </table:table-cell>
          <table:table-cell office:value-type="string">
            <text:p>Diálogos &amp; Ciênci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945</text:p>
          </table:table-cell>
          <table:table-cell office:value-type="string">
            <text:p>INTERDISCIPLINAR <text:s text:c="33"/></text:p>
          </table:table-cell>
          <table:table-cell office:value-type="string">
            <text:p>Diálogos (Maringá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5-6630</text:p>
          </table:table-cell>
          <table:table-cell office:value-type="string">
            <text:p>INTERDISCIPLINAR <text:s text:c="33"/></text:p>
          </table:table-cell>
          <table:table-cell office:value-type="string">
            <text:p>Diálogos de la Comunicación (En líne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603</text:p>
          </table:table-cell>
          <table:table-cell office:value-type="string">
            <text:p>INTERDISCIPLINAR <text:s text:c="33"/></text:p>
          </table:table-cell>
          <table:table-cell office:value-type="string">
            <text:p>Diálogos Possíveis (FS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4-8322</text:p>
          </table:table-cell>
          <table:table-cell office:value-type="string">
            <text:p>INTERDISCIPLINAR <text:s text:c="33"/></text:p>
          </table:table-cell>
          <table:table-cell office:value-type="string">
            <text:p>Dialogues in Clinical Neuro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4983</text:p>
          </table:table-cell>
          <table:table-cell office:value-type="string">
            <text:p>INTERDISCIPLINAR <text:s text:c="33"/></text:p>
          </table:table-cell>
          <table:table-cell office:value-type="string">
            <text:p>Differential and Integral Equ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2116</text:p>
          </table:table-cell>
          <table:table-cell office:value-type="string">
            <text:p>INTERDISCIPLINAR <text:s text:c="33"/></text:p>
          </table:table-cell>
          <table:table-cell office:value-type="string">
            <text:p>Digestive Diseases and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5922</text:p>
          </table:table-cell>
          <table:table-cell office:value-type="string">
            <text:p>INTERDISCIPLINAR <text:s text:c="33"/></text:p>
          </table:table-cell>
          <table:table-cell office:value-type="string">
            <text:p>Dilemas: Revista de Estudos de Conflito e Controle Soc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898</text:p>
          </table:table-cell>
          <table:table-cell office:value-type="string">
            <text:p>INTERDISCIPLINAR <text:s text:c="33"/></text:p>
          </table:table-cell>
          <table:table-cell office:value-type="string">
            <text:p>Direcional Educador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2-704X</text:p>
          </table:table-cell>
          <table:table-cell office:value-type="string">
            <text:p>INTERDISCIPLINAR <text:s text:c="33"/></text:p>
          </table:table-cell>
          <table:table-cell office:value-type="string">
            <text:p>Direito e Cidadania (Pra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558</text:p>
          </table:table-cell>
          <table:table-cell office:value-type="string">
            <text:p>INTERDISCIPLINAR <text:s text:c="33"/></text:p>
          </table:table-cell>
          <table:table-cell office:value-type="string">
            <text:p>Direito e Justiça (URI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040</text:p>
          </table:table-cell>
          <table:table-cell office:value-type="string">
            <text:p>INTERDISCIPLINAR <text:s text:c="33"/></text:p>
          </table:table-cell>
          <table:table-cell office:value-type="string">
            <text:p>Direito em Debat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104</text:p>
          </table:table-cell>
          <table:table-cell office:value-type="string">
            <text:p>INTERDISCIPLINAR <text:s text:c="33"/></text:p>
          </table:table-cell>
          <table:table-cell office:value-type="string">
            <text:p>Direito, Estado e Sociedad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805</text:p>
          </table:table-cell>
          <table:table-cell office:value-type="string">
            <text:p>INTERDISCIPLINAR <text:s text:c="33"/></text:p>
          </table:table-cell>
          <table:table-cell office:value-type="string">
            <text:p>Direitos Cultur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7-8579</text:p>
          </table:table-cell>
          <table:table-cell office:value-type="string">
            <text:p>INTERDISCIPLINAR <text:s text:c="33"/></text:p>
          </table:table-cell>
          <table:table-cell office:value-type="string">
            <text:p>Diritto &amp; Diritti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606</text:p>
          </table:table-cell>
          <table:table-cell office:value-type="string">
            <text:p>INTERDISCIPLINAR <text:s text:c="33"/></text:p>
          </table:table-cell>
          <table:table-cell office:value-type="string">
            <text:p>Disciplinarum Scientia. Série Ciências Biológicas e da Saúde (Cessou em 2001. Cont. ISSN 1982-2111 Disciplinarum Scientia. Série Ciências da Saúd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111</text:p>
          </table:table-cell>
          <table:table-cell office:value-type="string">
            <text:p>INTERDISCIPLINAR <text:s text:c="33"/></text:p>
          </table:table-cell>
          <table:table-cell office:value-type="string">
            <text:p>Disciplinarum Scientia. Série Ciências da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0947</text:p>
          </table:table-cell>
          <table:table-cell office:value-type="string">
            <text:p>INTERDISCIPLINAR <text:s text:c="33"/></text:p>
          </table:table-cell>
          <table:table-cell office:value-type="string">
            <text:p>Discrete and Continuous Dynamical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218X</text:p>
          </table:table-cell>
          <table:table-cell office:value-type="string">
            <text:p>INTERDISCIPLINAR <text:s text:c="33"/></text:p>
          </table:table-cell>
          <table:table-cell office:value-type="string">
            <text:p>Discrete Applied Mathema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365X</text:p>
          </table:table-cell>
          <table:table-cell office:value-type="string">
            <text:p>INTERDISCIPLINAR <text:s text:c="33"/></text:p>
          </table:table-cell>
          <table:table-cell office:value-type="string">
            <text:p>Discrete Mathema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412</text:p>
          </table:table-cell>
          <table:table-cell office:value-type="string">
            <text:p>INTERDISCIPLINAR <text:s text:c="33"/></text:p>
          </table:table-cell>
          <table:table-cell office:value-type="string">
            <text:p>Discurso Juríd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88X</text:p>
          </table:table-cell>
          <table:table-cell office:value-type="string">
            <text:p>INTERDISCIPLINAR <text:s text:c="33"/></text:p>
          </table:table-cell>
          <table:table-cell office:value-type="string">
            <text:p>Discursos Sediciosos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4-8370</text:p>
          </table:table-cell>
          <table:table-cell office:value-type="string">
            <text:p>INTERDISCIPLINAR <text:s text:c="33"/></text:p>
          </table:table-cell>
          <table:table-cell office:value-type="string">
            <text:p>Discussion Paper Series - INTECH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3706</text:p>
          </table:table-cell>
          <table:table-cell office:value-type="string">
            <text:p>INTERDISCIPLINAR <text:s text:c="33"/></text:p>
          </table:table-cell>
          <table:table-cell office:value-type="string">
            <text:p>Diseases of the Colon &amp; Rectum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7025</text:p>
          </table:table-cell>
          <table:table-cell office:value-type="string">
            <text:p>INTERDISCIPLINAR <text:s text:c="33"/></text:p>
          </table:table-cell>
          <table:table-cell office:value-type="string">
            <text:p>Diseño y Sociedad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448</text:p>
          </table:table-cell>
          <table:table-cell office:value-type="string">
            <text:p>INTERDISCIPLINAR <text:s text:c="33"/></text:p>
          </table:table-cell>
          <table:table-cell office:value-type="string">
            <text:p>Dissertatio (UFP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62X</text:p>
          </table:table-cell>
          <table:table-cell office:value-type="string">
            <text:p>INTERDISCIPLINAR <text:s text:c="33"/></text:p>
          </table:table-cell>
          <table:table-cell office:value-type="string">
            <text:p>Distúrbios da Comunic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6-9516</text:p>
          </table:table-cell>
          <table:table-cell office:value-type="string">
            <text:p>INTERDISCIPLINAR <text:s text:c="33"/></text:p>
          </table:table-cell>
          <table:table-cell office:value-type="string">
            <text:p>Diversity and Distribution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383</text:p>
          </table:table-cell>
          <table:table-cell office:value-type="string">
            <text:p>INTERDISCIPLINAR <text:s text:c="33"/></text:p>
          </table:table-cell>
          <table:table-cell office:value-type="string">
            <text:p>Divulgacao em Saude para Debat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313</text:p>
          </table:table-cell>
          <table:table-cell office:value-type="string">
            <text:p>INTERDISCIPLINAR <text:s text:c="33"/></text:p>
          </table:table-cell>
          <table:table-cell office:value-type="string">
            <text:p>Dobras (Barueri, 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4212</text:p>
          </table:table-cell>
          <table:table-cell office:value-type="string">
            <text:p>INTERDISCIPLINAR <text:s text:c="33"/></text:p>
          </table:table-cell>
          <table:table-cell office:value-type="string">
            <text:p>Docencia (Santiag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79-5127</text:p>
          </table:table-cell>
          <table:table-cell office:value-type="string">
            <text:p>INTERDISCIPLINAR <text:s text:c="33"/></text:p>
          </table:table-cell>
          <table:table-cell office:value-type="string">
            <text:p>Document Numérique (Par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74X</text:p>
          </table:table-cell>
          <table:table-cell office:value-type="string">
            <text:p>INTERDISCIPLINAR <text:s text:c="33"/></text:p>
          </table:table-cell>
          <table:table-cell office:value-type="string">
            <text:p>Documenta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201</text:p>
          </table:table-cell>
          <table:table-cell office:value-type="string">
            <text:p>INTERDISCIPLINAR <text:s text:c="33"/></text:p>
          </table:table-cell>
          <table:table-cell office:value-type="string">
            <text:p>Documentos (Embrapa Amazônia Oriental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73</text:p>
          </table:table-cell>
          <table:table-cell office:value-type="string">
            <text:p>INTERDISCIPLINAR <text:s text:c="33"/></text:p>
          </table:table-cell>
          <table:table-cell office:value-type="string">
            <text:p>Documentos (Embrapa Pantanal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550</text:p>
          </table:table-cell>
          <table:table-cell office:value-type="string">
            <text:p>INTERDISCIPLINAR <text:s text:c="33"/></text:p>
          </table:table-cell>
          <table:table-cell office:value-type="string">
            <text:p>Documentos (Santa Cruz do Su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5032</text:p>
          </table:table-cell>
          <table:table-cell office:value-type="string">
            <text:p>INTERDISCIPLINAR <text:s text:c="33"/></text:p>
          </table:table-cell>
          <table:table-cell office:value-type="string">
            <text:p>Dokumentacja Geograficz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766</text:p>
          </table:table-cell>
          <table:table-cell office:value-type="string">
            <text:p>INTERDISCIPLINAR <text:s text:c="33"/></text:p>
          </table:table-cell>
          <table:table-cell office:value-type="string">
            <text:p>Domínios da Imagem (UE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489</text:p>
          </table:table-cell>
          <table:table-cell office:value-type="string">
            <text:p>INTERDISCIPLINAR <text:s text:c="33"/></text:p>
          </table:table-cell>
          <table:table-cell office:value-type="string">
            <text:p>Doutrinas Juríd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6-8716</text:p>
          </table:table-cell>
          <table:table-cell office:value-type="string">
            <text:p>INTERDISCIPLINAR <text:s text:c="33"/></text:p>
          </table:table-cell>
          <table:table-cell office:value-type="string">
            <text:p>Drug and Alcohol Depend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9045</text:p>
          </table:table-cell>
          <table:table-cell office:value-type="string">
            <text:p>INTERDISCIPLINAR <text:s text:c="33"/></text:p>
          </table:table-cell>
          <table:table-cell office:value-type="string">
            <text:p>Drug Development and Industrial Pharmac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7-3928</text:p>
          </table:table-cell>
          <table:table-cell office:value-type="string">
            <text:p>INTERDISCIPLINAR <text:s text:c="33"/></text:p>
          </table:table-cell>
          <table:table-cell office:value-type="string">
            <text:p>Drug Target Insight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65</text:p>
          </table:table-cell>
          <table:table-cell office:value-type="string">
            <text:p>INTERDISCIPLINAR <text:s text:c="33"/></text:p>
          </table:table-cell>
          <table:table-cell office:value-type="string">
            <text:p>DST. Jornal Brasileiro de Doencas Sexualmente Transmissive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7208</text:p>
          </table:table-cell>
          <table:table-cell office:value-type="string">
            <text:p>INTERDISCIPLINAR <text:s text:c="33"/></text:p>
          </table:table-cell>
          <table:table-cell office:value-type="string">
            <text:p>Dyes and Pigment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6500</text:p>
          </table:table-cell>
          <table:table-cell office:value-type="string">
            <text:p>INTERDISCIPLINAR <text:s text:c="33"/></text:p>
          </table:table-cell>
          <table:table-cell office:value-type="string">
            <text:p>Dynamic Soil, Dynamic Plan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982</text:p>
          </table:table-cell>
          <table:table-cell office:value-type="string">
            <text:p>INTERDISCIPLINAR <text:s text:c="33"/></text:p>
          </table:table-cell>
          <table:table-cell office:value-type="string">
            <text:p>E &amp; G. Economia e Gestão (Cessou em 2008. Cont. ISSN 1984-6606 Revista Economia &amp; Gestã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599</text:p>
          </table:table-cell>
          <table:table-cell office:value-type="string">
            <text:p>INTERDISCIPLINAR <text:s text:c="33"/></text:p>
          </table:table-cell>
          <table:table-cell office:value-type="string">
            <text:p>E-Compós (Brasíli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4-3706</text:p>
          </table:table-cell>
          <table:table-cell office:value-type="string">
            <text:p>INTERDISCIPLINAR <text:s text:c="33"/></text:p>
          </table:table-cell>
          <table:table-cell office:value-type="string">
            <text:p>E-misférica (New York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438</text:p>
          </table:table-cell>
          <table:table-cell office:value-type="string">
            <text:p>INTERDISCIPLINAR <text:s text:c="33"/></text:p>
          </table:table-cell>
          <table:table-cell office:value-type="string">
            <text:p>E-Premissas : Revista de Estudos Estratégicos (UNI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4991</text:p>
          </table:table-cell>
          <table:table-cell office:value-type="string">
            <text:p>INTERDISCIPLINAR <text:s text:c="33"/></text:p>
          </table:table-cell>
          <table:table-cell office:value-type="string">
            <text:p>e-SPEN (Oxfor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838</text:p>
          </table:table-cell>
          <table:table-cell office:value-type="string">
            <text:p>INTERDISCIPLINAR <text:s text:c="33"/></text:p>
          </table:table-cell>
          <table:table-cell office:value-type="string">
            <text:p>E-tech: Tecnologias para Competitividade Industr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588</text:p>
          </table:table-cell>
          <table:table-cell office:value-type="string">
            <text:p>INTERDISCIPLINAR <text:s text:c="33"/></text:p>
          </table:table-cell>
          <table:table-cell office:value-type="string">
            <text:p>E.T.C. Educação, Tecnologia e Cultu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3782</text:p>
          </table:table-cell>
          <table:table-cell office:value-type="string">
            <text:p>INTERDISCIPLINAR <text:s text:c="33"/></text:p>
          </table:table-cell>
          <table:table-cell office:value-type="string">
            <text:p>Early Human Develop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3562</text:p>
          </table:table-cell>
          <table:table-cell office:value-type="string">
            <text:p>INTERDISCIPLINAR <text:s text:c="33"/></text:p>
          </table:table-cell>
          <table:table-cell office:value-type="string">
            <text:p>Earth Interac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9337</text:p>
          </table:table-cell>
          <table:table-cell office:value-type="string">
            <text:p>INTERDISCIPLINAR <text:s text:c="33"/></text:p>
          </table:table-cell>
          <table:table-cell office:value-type="string">
            <text:p>Earth Surface Processes and Landform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49</text:p>
          </table:table-cell>
          <table:table-cell office:value-type="string">
            <text:p>INTERDISCIPLINAR <text:s text:c="33"/></text:p>
          </table:table-cell>
          <table:table-cell office:value-type="string">
            <text:p>Eccos Revista Científ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63-1197</text:p>
          </table:table-cell>
          <table:table-cell office:value-type="string">
            <text:p>INTERDISCIPLINAR <text:s text:c="33"/></text:p>
          </table:table-cell>
          <table:table-cell office:value-type="string">
            <text:p>EchoGéo (Par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670</text:p>
          </table:table-cell>
          <table:table-cell office:value-type="string">
            <text:p>INTERDISCIPLINAR <text:s text:c="33"/></text:p>
          </table:table-cell>
          <table:table-cell office:value-type="string">
            <text:p>Eclética Química (UNESP. Araraquara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160</text:p>
          </table:table-cell>
          <table:table-cell office:value-type="string">
            <text:p>INTERDISCIPLINAR <text:s text:c="33"/></text:p>
          </table:table-cell>
          <table:table-cell office:value-type="string">
            <text:p>Eco (UF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6-7590</text:p>
          </table:table-cell>
          <table:table-cell office:value-type="string">
            <text:p>INTERDISCIPLINAR <text:s text:c="33"/></text:p>
          </table:table-cell>
          <table:table-cell office:value-type="string">
            <text:p>Ecography (Copenhage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9202</text:p>
          </table:table-cell>
          <table:table-cell office:value-type="string">
            <text:p>INTERDISCIPLINAR <text:s text:c="33"/></text:p>
          </table:table-cell>
          <table:table-cell office:value-type="string">
            <text:p>EcoHealth (New York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2-3593</text:p>
          </table:table-cell>
          <table:table-cell office:value-type="string">
            <text:p>INTERDISCIPLINAR <text:s text:c="33"/></text:p>
          </table:table-cell>
          <table:table-cell office:value-type="string">
            <text:p>Ecohydrology &amp; Hydr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6-2216</text:p>
          </table:table-cell>
          <table:table-cell office:value-type="string">
            <text:p>INTERDISCIPLINAR <text:s text:c="33"/></text:p>
          </table:table-cell>
          <table:table-cell office:value-type="string">
            <text:p>Ecología Aplicad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1-0761</text:p>
          </table:table-cell>
          <table:table-cell office:value-type="string">
            <text:p>INTERDISCIPLINAR <text:s text:c="33"/></text:p>
          </table:table-cell>
          <table:table-cell office:value-type="string">
            <text:p>Ecological Applica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945X</text:p>
          </table:table-cell>
          <table:table-cell office:value-type="string">
            <text:p>INTERDISCIPLINAR <text:s text:c="33"/></text:p>
          </table:table-cell>
          <table:table-cell office:value-type="string">
            <text:p>Ecological Complexit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009</text:p>
          </table:table-cell>
          <table:table-cell office:value-type="string">
            <text:p>INTERDISCIPLINAR <text:s text:c="33"/></text:p>
          </table:table-cell>
          <table:table-cell office:value-type="string">
            <text:p>Ecological Economics (Amsterdam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6946</text:p>
          </table:table-cell>
          <table:table-cell office:value-type="string">
            <text:p>INTERDISCIPLINAR <text:s text:c="33"/></text:p>
          </table:table-cell>
          <table:table-cell office:value-type="string">
            <text:p>Ecological Entom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160X</text:p>
          </table:table-cell>
          <table:table-cell office:value-type="string">
            <text:p>INTERDISCIPLINAR <text:s text:c="33"/></text:p>
          </table:table-cell>
          <table:table-cell office:value-type="string">
            <text:p>Ecological Indicato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4-9541</text:p>
          </table:table-cell>
          <table:table-cell office:value-type="string">
            <text:p>INTERDISCIPLINAR <text:s text:c="33"/></text:p>
          </table:table-cell>
          <table:table-cell office:value-type="string">
            <text:p>Ecological Informat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00</text:p>
          </table:table-cell>
          <table:table-cell office:value-type="string">
            <text:p>INTERDISCIPLINAR <text:s text:c="33"/></text:p>
          </table:table-cell>
          <table:table-cell office:value-type="string">
            <text:p>Ecological Modell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9658</text:p>
          </table:table-cell>
          <table:table-cell office:value-type="string">
            <text:p>INTERDISCIPLINAR <text:s text:c="33"/></text:p>
          </table:table-cell>
          <table:table-cell office:value-type="string">
            <text:p>Ecology (Brooklyn, 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1-023X</text:p>
          </table:table-cell>
          <table:table-cell office:value-type="string">
            <text:p>INTERDISCIPLINAR <text:s text:c="33"/></text:p>
          </table:table-cell>
          <table:table-cell office:value-type="string">
            <text:p>Ecology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6-6691</text:p>
          </table:table-cell>
          <table:table-cell office:value-type="string">
            <text:p>INTERDISCIPLINAR <text:s text:c="33"/></text:p>
          </table:table-cell>
          <table:table-cell office:value-type="string">
            <text:p>Ecology of Freshwater Fis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51X</text:p>
          </table:table-cell>
          <table:table-cell office:value-type="string">
            <text:p>INTERDISCIPLINAR <text:s text:c="33"/></text:p>
          </table:table-cell>
          <table:table-cell office:value-type="string">
            <text:p>Economia &amp; Tecnologia (Campina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80X</text:p>
          </table:table-cell>
          <table:table-cell office:value-type="string">
            <text:p>INTERDISCIPLINAR <text:s text:c="33"/></text:p>
          </table:table-cell>
          <table:table-cell office:value-type="string">
            <text:p>Economia &amp; Tecnologia (UFPR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580</text:p>
          </table:table-cell>
          <table:table-cell office:value-type="string">
            <text:p>INTERDISCIPLINAR <text:s text:c="33"/></text:p>
          </table:table-cell>
          <table:table-cell office:value-type="string">
            <text:p>Economia (Brasíli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050</text:p>
          </table:table-cell>
          <table:table-cell office:value-type="string">
            <text:p>INTERDISCIPLINAR <text:s text:c="33"/></text:p>
          </table:table-cell>
          <table:table-cell office:value-type="string">
            <text:p>Economia Aplicad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509</text:p>
          </table:table-cell>
          <table:table-cell office:value-type="string">
            <text:p>INTERDISCIPLINAR <text:s text:c="33"/></text:p>
          </table:table-cell>
          <table:table-cell office:value-type="string">
            <text:p>Economia e Desenvolvimento (Santa Ma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6026</text:p>
          </table:table-cell>
          <table:table-cell office:value-type="string">
            <text:p>INTERDISCIPLINAR <text:s text:c="33"/></text:p>
          </table:table-cell>
          <table:table-cell office:value-type="string">
            <text:p>Economia e Sociologia (Évo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8421</text:p>
          </table:table-cell>
          <table:table-cell office:value-type="string">
            <text:p>INTERDISCIPLINAR <text:s text:c="33"/></text:p>
          </table:table-cell>
          <table:table-cell office:value-type="string">
            <text:p>Economía, Sociedad y Territori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0001</text:p>
          </table:table-cell>
          <table:table-cell office:value-type="string">
            <text:p>INTERDISCIPLINAR <text:s text:c="33"/></text:p>
          </table:table-cell>
          <table:table-cell office:value-type="string">
            <text:p>Economic Botan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0128</text:p>
          </table:table-cell>
          <table:table-cell office:value-type="string">
            <text:p>INTERDISCIPLINAR <text:s text:c="33"/></text:p>
          </table:table-cell>
          <table:table-cell office:value-type="string">
            <text:p>Economic Geology and the Bulletin of the Society of Economic Geologist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302</text:p>
          </table:table-cell>
          <table:table-cell office:value-type="string">
            <text:p>INTERDISCIPLINAR <text:s text:c="33"/></text:p>
          </table:table-cell>
          <table:table-cell office:value-type="string">
            <text:p>Econômica (Niterói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0-8801</text:p>
          </table:table-cell>
          <table:table-cell office:value-type="string">
            <text:p>INTERDISCIPLINAR <text:s text:c="33"/></text:p>
          </table:table-cell>
          <table:table-cell office:value-type="string">
            <text:p>Economie &amp; Société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0559</text:p>
          </table:table-cell>
          <table:table-cell office:value-type="string">
            <text:p>INTERDISCIPLINAR <text:s text:c="33"/></text:p>
          </table:table-cell>
          <table:table-cell office:value-type="string">
            <text:p>Economie Rurale (Par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0567</text:p>
          </table:table-cell>
          <table:table-cell office:value-type="string">
            <text:p>INTERDISCIPLINAR <text:s text:c="33"/></text:p>
          </table:table-cell>
          <table:table-cell office:value-type="string">
            <text:p>Economies et Sociétés (Pari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88X</text:p>
          </table:table-cell>
          <table:table-cell office:value-type="string">
            <text:p>INTERDISCIPLINAR <text:s text:c="33"/></text:p>
          </table:table-cell>
          <table:table-cell office:value-type="string">
            <text:p>Ecos Revis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9840</text:p>
          </table:table-cell>
          <table:table-cell office:value-type="string">
            <text:p>INTERDISCIPLINAR <text:s text:c="33"/></text:p>
          </table:table-cell>
          <table:table-cell office:value-type="string">
            <text:p>Ecosystems (New York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9292</text:p>
          </table:table-cell>
          <table:table-cell office:value-type="string">
            <text:p>INTERDISCIPLINAR <text:s text:c="33"/></text:p>
          </table:table-cell>
          <table:table-cell office:value-type="string">
            <text:p>Ecotoxicology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6513</text:p>
          </table:table-cell>
          <table:table-cell office:value-type="string">
            <text:p>INTERDISCIPLINAR <text:s text:c="33"/></text:p>
          </table:table-cell>
          <table:table-cell office:value-type="string">
            <text:p>Ecotoxicology and Environmental Saf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8-5862</text:p>
          </table:table-cell>
          <table:table-cell office:value-type="string">
            <text:p>INTERDISCIPLINAR <text:s text:c="33"/></text:p>
          </table:table-cell>
          <table:table-cell office:value-type="string">
            <text:p>ECS Transaction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411</text:p>
          </table:table-cell>
          <table:table-cell office:value-type="string">
            <text:p>INTERDISCIPLINAR <text:s text:c="33"/></text:p>
          </table:table-cell>
          <table:table-cell office:value-type="string">
            <text:p>Edentata (Belo Horizo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872</text:p>
          </table:table-cell>
          <table:table-cell office:value-type="string">
            <text:p>INTERDISCIPLINAR <text:s text:c="33"/></text:p>
          </table:table-cell>
          <table:table-cell office:value-type="string">
            <text:p>Edição especial história viv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229</text:p>
          </table:table-cell>
          <table:table-cell office:value-type="string">
            <text:p>INTERDISCIPLINAR <text:s text:c="33"/></text:p>
          </table:table-cell>
          <table:table-cell office:value-type="string">
            <text:p>Edição especial scientific American Bras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4286</text:p>
          </table:table-cell>
          <table:table-cell office:value-type="string">
            <text:p>INTERDISCIPLINAR <text:s text:c="33"/></text:p>
          </table:table-cell>
          <table:table-cell office:value-type="string">
            <text:p>Edinburgh Journal of Botan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224</text:p>
          </table:table-cell>
          <table:table-cell office:value-type="string">
            <text:p>INTERDISCIPLINAR <text:s text:c="33"/></text:p>
          </table:table-cell>
          <table:table-cell office:value-type="string">
            <text:p>Educação &amp; Imagem (UE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902</text:p>
          </table:table-cell>
          <table:table-cell office:value-type="string">
            <text:p>INTERDISCIPLINAR <text:s text:c="33"/></text:p>
          </table:table-cell>
          <table:table-cell office:value-type="string">
            <text:p>Educação &amp; Linguagem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346</text:p>
          </table:table-cell>
          <table:table-cell office:value-type="string">
            <text:p>INTERDISCIPLINAR <text:s text:c="33"/></text:p>
          </table:table-cell>
          <table:table-cell office:value-type="string">
            <text:p>Educacao &amp; Mudanca (Faculdade de Filosofia Bernardo Sayã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330</text:p>
          </table:table-cell>
          <table:table-cell office:value-type="string">
            <text:p>INTERDISCIPLINAR <text:s text:c="33"/></text:p>
          </table:table-cell>
          <table:table-cell office:value-type="string">
            <text:p>Educação &amp; Sociedade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057</text:p>
          </table:table-cell>
          <table:table-cell office:value-type="string">
            <text:p>INTERDISCIPLINAR <text:s text:c="33"/></text:p>
          </table:table-cell>
          <table:table-cell office:value-type="string">
            <text:p>Educação &amp; Tecn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65X</text:p>
          </table:table-cell>
          <table:table-cell office:value-type="string">
            <text:p>INTERDISCIPLINAR <text:s text:c="33"/></text:p>
          </table:table-cell>
          <table:table-cell office:value-type="string">
            <text:p>Educação (PUCRS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486</text:p>
          </table:table-cell>
          <table:table-cell office:value-type="string">
            <text:p>INTERDISCIPLINAR <text:s text:c="33"/></text:p>
          </table:table-cell>
          <table:table-cell office:value-type="string">
            <text:p>Educação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031</text:p>
          </table:table-cell>
          <table:table-cell office:value-type="string">
            <text:p>INTERDISCIPLINAR <text:s text:c="33"/></text:p>
          </table:table-cell>
          <table:table-cell office:value-type="string">
            <text:p>Educação (UFS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701</text:p>
          </table:table-cell>
          <table:table-cell office:value-type="string">
            <text:p>INTERDISCIPLINAR <text:s text:c="33"/></text:p>
          </table:table-cell>
          <table:table-cell office:value-type="string">
            <text:p>Educação Ambiental em 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209</text:p>
          </table:table-cell>
          <table:table-cell office:value-type="string">
            <text:p>INTERDISCIPLINAR <text:s text:c="33"/></text:p>
          </table:table-cell>
          <table:table-cell office:value-type="string">
            <text:p>Educação Brasilei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702</text:p>
          </table:table-cell>
          <table:table-cell office:value-type="string">
            <text:p>INTERDISCIPLINAR <text:s text:c="33"/></text:p>
          </table:table-cell>
          <table:table-cell office:value-type="string">
            <text:p>Educação e Pesquisa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143</text:p>
          </table:table-cell>
          <table:table-cell office:value-type="string">
            <text:p>INTERDISCIPLINAR <text:s text:c="33"/></text:p>
          </table:table-cell>
          <table:table-cell office:value-type="string">
            <text:p>Educação e Realidad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117</text:p>
          </table:table-cell>
          <table:table-cell office:value-type="string">
            <text:p>INTERDISCIPLINAR <text:s text:c="33"/></text:p>
          </table:table-cell>
          <table:table-cell office:value-type="string">
            <text:p>Educação em Debate (UF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322</text:p>
          </table:table-cell>
          <table:table-cell office:value-type="string">
            <text:p>INTERDISCIPLINAR <text:s text:c="33"/></text:p>
          </table:table-cell>
          <table:table-cell office:value-type="string">
            <text:p>Educação em Foco (Belo Horizonte. 1996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293</text:p>
          </table:table-cell>
          <table:table-cell office:value-type="string">
            <text:p>INTERDISCIPLINAR <text:s text:c="33"/></text:p>
          </table:table-cell>
          <table:table-cell office:value-type="string">
            <text:p>Educação em Foco (Juiz de For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123</text:p>
          </table:table-cell>
          <table:table-cell office:value-type="string">
            <text:p>INTERDISCIPLINAR <text:s text:c="33"/></text:p>
          </table:table-cell>
          <table:table-cell office:value-type="string">
            <text:p>Educação em Revista (Porto Alegr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698</text:p>
          </table:table-cell>
          <table:table-cell office:value-type="string">
            <text:p>INTERDISCIPLINAR <text:s text:c="33"/></text:p>
          </table:table-cell>
          <table:table-cell office:value-type="string">
            <text:p>Educação em Revista (UFMG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895</text:p>
          </table:table-cell>
          <table:table-cell office:value-type="string">
            <text:p>INTERDISCIPLINAR <text:s text:c="33"/></text:p>
          </table:table-cell>
          <table:table-cell office:value-type="string">
            <text:p>Educação Gráfica (UNESP. Bauru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221</text:p>
          </table:table-cell>
          <table:table-cell office:value-type="string">
            <text:p>INTERDISCIPLINAR <text:s text:c="33"/></text:p>
          </table:table-cell>
          <table:table-cell office:value-type="string">
            <text:p>Educação Matemática em Revista-R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388</text:p>
          </table:table-cell>
          <table:table-cell office:value-type="string">
            <text:p>INTERDISCIPLINAR <text:s text:c="33"/></text:p>
          </table:table-cell>
          <table:table-cell office:value-type="string">
            <text:p>Educação Matemática Pesquis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760</text:p>
          </table:table-cell>
          <table:table-cell office:value-type="string">
            <text:p>INTERDISCIPLINAR <text:s text:c="33"/></text:p>
          </table:table-cell>
          <table:table-cell office:value-type="string">
            <text:p>Educação On-Line (PUC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594</text:p>
          </table:table-cell>
          <table:table-cell office:value-type="string">
            <text:p>INTERDISCIPLINAR <text:s text:c="33"/></text:p>
          </table:table-cell>
          <table:table-cell office:value-type="string">
            <text:p>Educação Profissional (Brasília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7X</text:p>
          </table:table-cell>
          <table:table-cell office:value-type="string">
            <text:p>INTERDISCIPLINAR <text:s text:c="33"/></text:p>
          </table:table-cell>
          <table:table-cell office:value-type="string">
            <text:p>Educação Unisino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540</text:p>
          </table:table-cell>
          <table:table-cell office:value-type="string">
            <text:p>INTERDISCIPLINAR <text:s text:c="33"/></text:p>
          </table:table-cell>
          <table:table-cell office:value-type="string">
            <text:p>Educação, Escola e Socieda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7643</text:p>
          </table:table-cell>
          <table:table-cell office:value-type="string">
            <text:p>INTERDISCIPLINAR <text:s text:c="33"/></text:p>
          </table:table-cell>
          <table:table-cell office:value-type="string">
            <text:p>Educação, Sociedade &amp; Cultur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7-893X</text:p>
          </table:table-cell>
          <table:table-cell office:value-type="string">
            <text:p>INTERDISCIPLINAR <text:s text:c="33"/></text:p>
          </table:table-cell>
          <table:table-cell office:value-type="string">
            <text:p>Educación Quím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060</text:p>
          </table:table-cell>
          <table:table-cell office:value-type="string">
            <text:p>INTERDISCIPLINAR <text:s text:c="33"/></text:p>
          </table:table-cell>
          <table:table-cell office:value-type="string">
            <text:p>Educar em Revist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454</text:p>
          </table:table-cell>
          <table:table-cell office:value-type="string">
            <text:p>INTERDISCIPLINAR <text:s text:c="33"/></text:p>
          </table:table-cell>
          <table:table-cell office:value-type="string">
            <text:p>Educare (Montes Claro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1857</text:p>
          </table:table-cell>
          <table:table-cell office:value-type="string">
            <text:p>INTERDISCIPLINAR <text:s text:c="33"/></text:p>
          </table:table-cell>
          <table:table-cell office:value-type="string">
            <text:p>Educational Philosophy and Theo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492</text:p>
          </table:table-cell>
          <table:table-cell office:value-type="string">
            <text:p>INTERDISCIPLINAR <text:s text:c="33"/></text:p>
          </table:table-cell>
          <table:table-cell office:value-type="string">
            <text:p>Educativa (UCG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933X</text:p>
          </table:table-cell>
          <table:table-cell office:value-type="string">
            <text:p>INTERDISCIPLINAR <text:s text:c="33"/></text:p>
          </table:table-cell>
          <table:table-cell office:value-type="string">
            <text:p>EFT: Educação, Formação e Tecnologi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079</text:p>
          </table:table-cell>
          <table:table-cell office:value-type="string">
            <text:p>INTERDISCIPLINAR <text:s text:c="33"/></text:p>
          </table:table-cell>
          <table:table-cell office:value-type="string">
            <text:p>Egesta (UNISANTO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508</text:p>
          </table:table-cell>
          <table:table-cell office:value-type="string">
            <text:p>INTERDISCIPLINAR <text:s text:c="33"/></text:p>
          </table:table-cell>
          <table:table-cell office:value-type="string">
            <text:p>Einstein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415</text:p>
          </table:table-cell>
          <table:table-cell office:value-type="string">
            <text:p>INTERDISCIPLINAR <text:s text:c="33"/></text:p>
          </table:table-cell>
          <table:table-cell office:value-type="string">
            <text:p>Eisforia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0-9036</text:p>
          </table:table-cell>
          <table:table-cell office:value-type="string">
            <text:p>INTERDISCIPLINAR <text:s text:c="33"/></text:p>
          </table:table-cell>
          <table:table-cell office:value-type="string">
            <text:p>El Periplo Sustentabl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3794</text:p>
          </table:table-cell>
          <table:table-cell office:value-type="string">
            <text:p>INTERDISCIPLINAR <text:s text:c="33"/></text:p>
          </table:table-cell>
          <table:table-cell office:value-type="string">
            <text:p>Electoral Studi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7796</text:p>
          </table:table-cell>
          <table:table-cell office:value-type="string">
            <text:p>INTERDISCIPLINAR <text:s text:c="33"/></text:p>
          </table:table-cell>
          <table:table-cell office:value-type="string">
            <text:p>Electric Power Systems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0397</text:p>
          </table:table-cell>
          <table:table-cell office:value-type="string">
            <text:p>INTERDISCIPLINAR <text:s text:c="33"/></text:p>
          </table:table-cell>
          <table:table-cell office:value-type="string">
            <text:p>Electroanalysis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4686</text:p>
          </table:table-cell>
          <table:table-cell office:value-type="string">
            <text:p>INTERDISCIPLINAR <text:s text:c="33"/></text:p>
          </table:table-cell>
          <table:table-cell office:value-type="string">
            <text:p>Electrochimica Act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150X</text:p>
          </table:table-cell>
          <table:table-cell office:value-type="string">
            <text:p>INTERDISCIPLINAR <text:s text:c="33"/></text:p>
          </table:table-cell>
          <table:table-cell office:value-type="string">
            <text:p>Electromyography and Clinical Neuro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3458</text:p>
          </table:table-cell>
          <table:table-cell office:value-type="string">
            <text:p>INTERDISCIPLINAR <text:s text:c="33"/></text:p>
          </table:table-cell>
          <table:table-cell office:value-type="string">
            <text:p>Electronic Journal of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6691</text:p>
          </table:table-cell>
          <table:table-cell office:value-type="string">
            <text:p>INTERDISCIPLINAR <text:s text:c="33"/></text:p>
          </table:table-cell>
          <table:table-cell office:value-type="string">
            <text:p>Electronic Journal of Differential Equ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1-0661</text:p>
          </table:table-cell>
          <table:table-cell office:value-type="string">
            <text:p>INTERDISCIPLINAR <text:s text:c="33"/></text:p>
          </table:table-cell>
          <table:table-cell office:value-type="string">
            <text:p>Electronic Notes in Theoretical Computer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5194</text:p>
          </table:table-cell>
          <table:table-cell office:value-type="string">
            <text:p>INTERDISCIPLINAR <text:s text:c="33"/></text:p>
          </table:table-cell>
          <table:table-cell office:value-type="string">
            <text:p>Electronics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104</text:p>
          </table:table-cell>
          <table:table-cell office:value-type="string">
            <text:p>INTERDISCIPLINAR <text:s text:c="33"/></text:p>
          </table:table-cell>
          <table:table-cell office:value-type="string">
            <text:p>Eletricidade Moder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369</text:p>
          </table:table-cell>
          <table:table-cell office:value-type="string">
            <text:p>INTERDISCIPLINAR <text:s text:c="33"/></text:p>
          </table:table-cell>
          <table:table-cell office:value-type="string">
            <text:p>Em Extensão (UFU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609</text:p>
          </table:table-cell>
          <table:table-cell office:value-type="string">
            <text:p>INTERDISCIPLINAR <text:s text:c="33"/></text:p>
          </table:table-cell>
          <table:table-cell office:value-type="string">
            <text:p>Em Pauta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420</text:p>
          </table:table-cell>
          <table:table-cell office:value-type="string">
            <text:p>INTERDISCIPLINAR <text:s text:c="33"/></text:p>
          </table:table-cell>
          <table:table-cell office:value-type="string">
            <text:p>Em Pauta (UFRGS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893</text:p>
          </table:table-cell>
          <table:table-cell office:value-type="string">
            <text:p>INTERDISCIPLINAR <text:s text:c="33"/></text:p>
          </table:table-cell>
          <table:table-cell office:value-type="string">
            <text:p>Em Questão (UFRG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023</text:p>
          </table:table-cell>
          <table:table-cell office:value-type="string">
            <text:p>INTERDISCIPLINAR <text:s text:c="33"/></text:p>
          </table:table-cell>
          <table:table-cell office:value-type="string">
            <text:p>Em Tese (Florianó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11</text:p>
          </table:table-cell>
          <table:table-cell office:value-type="string">
            <text:p>INTERDISCIPLINAR <text:s text:c="33"/></text:p>
          </table:table-cell>
          <table:table-cell office:value-type="string">
            <text:p>Emancipação (UEPG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0-6040</text:p>
          </table:table-cell>
          <table:table-cell office:value-type="string">
            <text:p>INTERDISCIPLINAR <text:s text:c="33"/></text:p>
          </table:table-cell>
          <table:table-cell office:value-type="string">
            <text:p>Emerging Infectious Diseas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583</text:p>
          </table:table-cell>
          <table:table-cell office:value-type="string">
            <text:p>INTERDISCIPLINAR <text:s text:c="33"/></text:p>
          </table:table-cell>
          <table:table-cell office:value-type="string">
            <text:p>Enciclopédia Biosfe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478</text:p>
          </table:table-cell>
          <table:table-cell office:value-type="string">
            <text:p>INTERDISCIPLINAR <text:s text:c="33"/></text:p>
          </table:table-cell>
          <table:table-cell office:value-type="string">
            <text:p>Encontro (Santo André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924</text:p>
          </table:table-cell>
          <table:table-cell office:value-type="string">
            <text:p>INTERDISCIPLINAR <text:s text:c="33"/></text:p>
          </table:table-cell>
          <table:table-cell office:value-type="string">
            <text:p>Encontros Bibli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6-6389</text:p>
          </table:table-cell>
          <table:table-cell office:value-type="string">
            <text:p>INTERDISCIPLINAR <text:s text:c="33"/></text:p>
          </table:table-cell>
          <table:table-cell office:value-type="string">
            <text:p>Encuentro de la Cultura Cuba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5-3771</text:p>
          </table:table-cell>
          <table:table-cell office:value-type="string">
            <text:p>INTERDISCIPLINAR <text:s text:c="33"/></text:p>
          </table:table-cell>
          <table:table-cell office:value-type="string">
            <text:p>Encuentros (Lim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3-4796</text:p>
          </table:table-cell>
          <table:table-cell office:value-type="string">
            <text:p>INTERDISCIPLINAR <text:s text:c="33"/></text:p>
          </table:table-cell>
          <table:table-cell office:value-type="string">
            <text:p>Endangered Species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3-5407</text:p>
          </table:table-cell>
          <table:table-cell office:value-type="string">
            <text:p>INTERDISCIPLINAR <text:s text:c="33"/></text:p>
          </table:table-cell>
          <table:table-cell office:value-type="string">
            <text:p>Endangered Species Research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0088</text:p>
          </table:table-cell>
          <table:table-cell office:value-type="string">
            <text:p>INTERDISCIPLINAR <text:s text:c="33"/></text:p>
          </table:table-cell>
          <table:table-cell office:value-type="string">
            <text:p>Endocrine-Related Cance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932</text:p>
          </table:table-cell>
          <table:table-cell office:value-type="string">
            <text:p>INTERDISCIPLINAR <text:s text:c="33"/></text:p>
          </table:table-cell>
          <table:table-cell office:value-type="string">
            <text:p>Endocrinologia &amp; Diabetes Clínica e Experim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759</text:p>
          </table:table-cell>
          <table:table-cell office:value-type="string">
            <text:p>INTERDISCIPLINAR <text:s text:c="33"/></text:p>
          </table:table-cell>
          <table:table-cell office:value-type="string">
            <text:p>Energia na Agricultura (UNESP. Botucatú. CD-Ro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305X</text:p>
          </table:table-cell>
          <table:table-cell office:value-type="string">
            <text:p>INTERDISCIPLINAR <text:s text:c="33"/></text:p>
          </table:table-cell>
          <table:table-cell office:value-type="string">
            <text:p>Energy &amp; Environment (Brentwood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0624</text:p>
          </table:table-cell>
          <table:table-cell office:value-type="string">
            <text:p>INTERDISCIPLINAR <text:s text:c="33"/></text:p>
          </table:table-cell>
          <table:table-cell office:value-type="string">
            <text:p>Energy &amp; Fuel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5442</text:p>
          </table:table-cell>
          <table:table-cell office:value-type="string">
            <text:p>INTERDISCIPLINAR <text:s text:c="33"/></text:p>
          </table:table-cell>
          <table:table-cell office:value-type="string">
            <text:p>Energy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7788</text:p>
          </table:table-cell>
          <table:table-cell office:value-type="string">
            <text:p>INTERDISCIPLINAR <text:s text:c="33"/></text:p>
          </table:table-cell>
          <table:table-cell office:value-type="string">
            <text:p>Energy and Building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8904</text:p>
          </table:table-cell>
          <table:table-cell office:value-type="string">
            <text:p>INTERDISCIPLINAR <text:s text:c="33"/></text:p>
          </table:table-cell>
          <table:table-cell office:value-type="string">
            <text:p>Energy Conversion and Manage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9883</text:p>
          </table:table-cell>
          <table:table-cell office:value-type="string">
            <text:p>INTERDISCIPLINAR <text:s text:c="33"/></text:p>
          </table:table-cell>
          <table:table-cell office:value-type="string">
            <text:p>Energy Econo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215</text:p>
          </table:table-cell>
          <table:table-cell office:value-type="string">
            <text:p>INTERDISCIPLINAR <text:s text:c="33"/></text:p>
          </table:table-cell>
          <table:table-cell office:value-type="string">
            <text:p>Energy Polic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8312</text:p>
          </table:table-cell>
          <table:table-cell office:value-type="string">
            <text:p>INTERDISCIPLINAR <text:s text:c="33"/></text:p>
          </table:table-cell>
          <table:table-cell office:value-type="string">
            <text:p>Energy Sources (Cessou em 2005. Desdobrou-se em dois: ISSN 1556-7036 Energy Sources. Part A, Recovery, Utilization, and Environmental Effects e ISSN 1556-7249 Energy Sources. Part B, Economics, Planning, and Polic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0826</text:p>
          </table:table-cell>
          <table:table-cell office:value-type="string">
            <text:p>INTERDISCIPLINAR <text:s text:c="33"/></text:p>
          </table:table-cell>
          <table:table-cell office:value-type="string">
            <text:p>Energy Sustainable Develop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39X</text:p>
          </table:table-cell>
          <table:table-cell office:value-type="string">
            <text:p>INTERDISCIPLINAR <text:s text:c="33"/></text:p>
          </table:table-cell>
          <table:table-cell office:value-type="string">
            <text:p>Enfermagem Atual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6141</text:p>
          </table:table-cell>
          <table:table-cell office:value-type="string">
            <text:p>INTERDISCIPLINAR <text:s text:c="33"/></text:p>
          </table:table-cell>
          <table:table-cell office:value-type="string">
            <text:p>Enfermería Glob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0128</text:p>
          </table:table-cell>
          <table:table-cell office:value-type="string">
            <text:p>INTERDISCIPLINAR <text:s text:c="33"/></text:p>
          </table:table-cell>
          <table:table-cell office:value-type="string">
            <text:p>Enfermería Integr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16</text:p>
          </table:table-cell>
          <table:table-cell office:value-type="string">
            <text:p>INTERDISCIPLINAR <text:s text:c="33"/></text:p>
          </table:table-cell>
          <table:table-cell office:value-type="string">
            <text:p>Engenharia Agrícol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664</text:p>
          </table:table-cell>
          <table:table-cell office:value-type="string">
            <text:p>INTERDISCIPLINAR <text:s text:c="33"/></text:p>
          </table:table-cell>
          <table:table-cell office:value-type="string">
            <text:p>Engenharia Ambienta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178</text:p>
          </table:table-cell>
          <table:table-cell office:value-type="string">
            <text:p>INTERDISCIPLINAR <text:s text:c="33"/></text:p>
          </table:table-cell>
          <table:table-cell office:value-type="string">
            <text:p>Engenharia Ambiental (UNIPINHAL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1152</text:p>
          </table:table-cell>
          <table:table-cell office:value-type="string">
            <text:p>INTERDISCIPLINAR <text:s text:c="33"/></text:p>
          </table:table-cell>
          <table:table-cell office:value-type="string">
            <text:p>Engenharia Civil UM (Brag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014</text:p>
          </table:table-cell>
          <table:table-cell office:value-type="string">
            <text:p>INTERDISCIPLINAR <text:s text:c="33"/></text:p>
          </table:table-cell>
          <table:table-cell office:value-type="string">
            <text:p>Engenharia e Constru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025</text:p>
          </table:table-cell>
          <table:table-cell office:value-type="string">
            <text:p>INTERDISCIPLINAR <text:s text:c="33"/></text:p>
          </table:table-cell>
          <table:table-cell office:value-type="string">
            <text:p>Engenharia Estudo e Pesquis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185</text:p>
          </table:table-cell>
          <table:table-cell office:value-type="string">
            <text:p>INTERDISCIPLINAR <text:s text:c="33"/></text:p>
          </table:table-cell>
          <table:table-cell office:value-type="string">
            <text:p>Engenharia Rur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152</text:p>
          </table:table-cell>
          <table:table-cell office:value-type="string">
            <text:p>INTERDISCIPLINAR <text:s text:c="33"/></text:p>
          </table:table-cell>
          <table:table-cell office:value-type="string">
            <text:p>Engenharia Sanitária e Ambient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790</text:p>
          </table:table-cell>
          <table:table-cell office:value-type="string">
            <text:p>INTERDISCIPLINAR <text:s text:c="33"/></text:p>
          </table:table-cell>
          <table:table-cell office:value-type="string">
            <text:p>Engenharia Térm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314</text:p>
          </table:table-cell>
          <table:table-cell office:value-type="string">
            <text:p>INTERDISCIPLINAR <text:s text:c="33"/></text:p>
          </table:table-cell>
          <table:table-cell office:value-type="string">
            <text:p>Engevista (UFF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7997</text:p>
          </table:table-cell>
          <table:table-cell office:value-type="string">
            <text:p>INTERDISCIPLINAR <text:s text:c="33"/></text:p>
          </table:table-cell>
          <table:table-cell office:value-type="string">
            <text:p>Engineering Analysis with Boundary Element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7952</text:p>
          </table:table-cell>
          <table:table-cell office:value-type="string">
            <text:p>INTERDISCIPLINAR <text:s text:c="33"/></text:p>
          </table:table-cell>
          <table:table-cell office:value-type="string">
            <text:p>Engineering Ge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0296</text:p>
          </table:table-cell>
          <table:table-cell office:value-type="string">
            <text:p>INTERDISCIPLINAR <text:s text:c="33"/></text:p>
          </table:table-cell>
          <table:table-cell office:value-type="string">
            <text:p>Engineering Structur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8-5040</text:p>
          </table:table-cell>
          <table:table-cell office:value-type="string">
            <text:p>INTERDISCIPLINAR <text:s text:c="33"/></text:p>
          </table:table-cell>
          <table:table-cell office:value-type="string">
            <text:p>Enred (Salamanc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036</text:p>
          </table:table-cell>
          <table:table-cell office:value-type="string">
            <text:p>INTERDISCIPLINAR <text:s text:c="33"/></text:p>
          </table:table-cell>
          <table:table-cell office:value-type="string">
            <text:p>Ensaio (Fundação Cesgranrio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150</text:p>
          </table:table-cell>
          <table:table-cell office:value-type="string">
            <text:p>INTERDISCIPLINAR <text:s text:c="33"/></text:p>
          </table:table-cell>
          <table:table-cell office:value-type="string">
            <text:p>Ensaio: Pesquisa em Educação em Ciência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938</text:p>
          </table:table-cell>
          <table:table-cell office:value-type="string">
            <text:p>INTERDISCIPLINAR <text:s text:c="33"/></text:p>
          </table:table-cell>
          <table:table-cell office:value-type="string">
            <text:p>Ensaios e Ciência (Campo Grande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723</text:p>
          </table:table-cell>
          <table:table-cell office:value-type="string">
            <text:p>INTERDISCIPLINAR <text:s text:c="33"/></text:p>
          </table:table-cell>
          <table:table-cell office:value-type="string">
            <text:p>Ensaios FE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7-2227</text:p>
          </table:table-cell>
          <table:table-cell office:value-type="string">
            <text:p>INTERDISCIPLINAR <text:s text:c="33"/></text:p>
          </table:table-cell>
          <table:table-cell office:value-type="string">
            <text:p>Enterprise &amp; Societ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0381</text:p>
          </table:table-cell>
          <table:table-cell office:value-type="string">
            <text:p>INTERDISCIPLINAR <text:s text:c="33"/></text:p>
          </table:table-cell>
          <table:table-cell office:value-type="string">
            <text:p>Entomología y Vector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671</text:p>
          </table:table-cell>
          <table:table-cell office:value-type="string">
            <text:p>INTERDISCIPLINAR <text:s text:c="33"/></text:p>
          </table:table-cell>
          <table:table-cell office:value-type="string">
            <text:p>Entre Passado e Futur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010</text:p>
          </table:table-cell>
          <table:table-cell office:value-type="string">
            <text:p>INTERDISCIPLINAR <text:s text:c="33"/></text:p>
          </table:table-cell>
          <table:table-cell office:value-type="string">
            <text:p>Entrelivros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157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 (Washington, D.C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2478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 and Urbaniz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4120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 Internatio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585X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, Development and Sustainabili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6460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&amp; Resource Economics (Dordrech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8472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and Experimental Botan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6692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and Molecular Mutagenes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5267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Bioindicator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909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Biology of Fish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6-8929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Conserv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5405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Fluid Mechanics (1982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4042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Geochemistry and Healt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3-0105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Geology (Berli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6765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Health Perspectiv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4-5453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Histo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9-4071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Justice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152X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Management (New York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2912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8152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Modelling &amp; Softwar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369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Monitoring and Assessment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7491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Pollution (1987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0745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Pollution (Londo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4491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Progress (Cessou em 2008. Cont. ISSN 1944-7442 Environmental Progress &amp; Sustainable Energy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351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Research (New York, N.Y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330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4081</text:p>
          </table:table-cell>
          <table:table-cell office:value-type="string">
            <text:p>INTERDISCIPLINAR <text:s text:c="33"/></text:p>
          </table:table-cell>
          <table:table-cell office:value-type="string">
            <text:p>Environmental Toxi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80-4009</text:p>
          </table:table-cell>
          <table:table-cell office:value-type="string">
            <text:p>INTERDISCIPLINAR <text:s text:c="33"/></text:p>
          </table:table-cell>
          <table:table-cell office:value-type="string">
            <text:p>EnvironMetrics (London. Ont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INTERDISCIPLINAR <text:s text:c="33"/></text:p>
          </table:table-cell>
          <table:table-cell office:value-type="string">
            <text:p>Envolver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0229</text:p>
          </table:table-cell>
          <table:table-cell office:value-type="string">
            <text:p>INTERDISCIPLINAR <text:s text:c="33"/></text:p>
          </table:table-cell>
          <table:table-cell office:value-type="string">
            <text:p>Enzyme and Microbial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6-3941</text:p>
          </table:table-cell>
          <table:table-cell office:value-type="string">
            <text:p>INTERDISCIPLINAR <text:s text:c="33"/></text:p>
          </table:table-cell>
          <table:table-cell office:value-type="string">
            <text:p>Eos (Washington, D.C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974</text:p>
          </table:table-cell>
          <table:table-cell office:value-type="string">
            <text:p>INTERDISCIPLINAR <text:s text:c="33"/></text:p>
          </table:table-cell>
          <table:table-cell office:value-type="string">
            <text:p>Epidemiologia e Serviços de Saú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3983</text:p>
          </table:table-cell>
          <table:table-cell office:value-type="string">
            <text:p>INTERDISCIPLINAR <text:s text:c="33"/></text:p>
          </table:table-cell>
          <table:table-cell office:value-type="string">
            <text:p>Epidemiology (Cambridge, Mass.,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1-5487</text:p>
          </table:table-cell>
          <table:table-cell office:value-type="string">
            <text:p>INTERDISCIPLINAR <text:s text:c="33"/></text:p>
          </table:table-cell>
          <table:table-cell office:value-type="string">
            <text:p>Epidemi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2688</text:p>
          </table:table-cell>
          <table:table-cell office:value-type="string">
            <text:p>INTERDISCIPLINAR <text:s text:c="33"/></text:p>
          </table:table-cell>
          <table:table-cell office:value-type="string">
            <text:p>Epidemiology and Infec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580</text:p>
          </table:table-cell>
          <table:table-cell office:value-type="string">
            <text:p>INTERDISCIPLINAR <text:s text:c="33"/></text:p>
          </table:table-cell>
          <table:table-cell office:value-type="string">
            <text:p>Epilepsia (Copenhage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5050</text:p>
          </table:table-cell>
          <table:table-cell office:value-type="string">
            <text:p>INTERDISCIPLINAR <text:s text:c="33"/></text:p>
          </table:table-cell>
          <table:table-cell office:value-type="string">
            <text:p>Epilepsy &amp; Behavior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1211</text:p>
          </table:table-cell>
          <table:table-cell office:value-type="string">
            <text:p>INTERDISCIPLINAR <text:s text:c="33"/></text:p>
          </table:table-cell>
          <table:table-cell office:value-type="string">
            <text:p>Epilepsy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0437</text:p>
          </table:table-cell>
          <table:table-cell office:value-type="string">
            <text:p>INTERDISCIPLINAR <text:s text:c="33"/></text:p>
          </table:table-cell>
          <table:table-cell office:value-type="string">
            <text:p>Episteme (Lisbo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736</text:p>
          </table:table-cell>
          <table:table-cell office:value-type="string">
            <text:p>INTERDISCIPLINAR <text:s text:c="33"/></text:p>
          </table:table-cell>
          <table:table-cell office:value-type="string">
            <text:p>Episteme (Porto Alegr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354</text:p>
          </table:table-cell>
          <table:table-cell office:value-type="string">
            <text:p>INTERDISCIPLINAR <text:s text:c="33"/></text:p>
          </table:table-cell>
          <table:table-cell office:value-type="string">
            <text:p>Episteme (Tubarã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487</text:p>
          </table:table-cell>
          <table:table-cell office:value-type="string">
            <text:p>INTERDISCIPLINAR <text:s text:c="33"/></text:p>
          </table:table-cell>
          <table:table-cell office:value-type="string">
            <text:p>Eptic (UF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2-8119</text:p>
          </table:table-cell>
          <table:table-cell office:value-type="string">
            <text:p>INTERDISCIPLINAR <text:s text:c="33"/></text:p>
          </table:table-cell>
          <table:table-cell office:value-type="string">
            <text:p>ESAIM Control Optimization and Calculus Vari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62-3377</text:p>
          </table:table-cell>
          <table:table-cell office:value-type="string">
            <text:p>INTERDISCIPLINAR <text:s text:c="33"/></text:p>
          </table:table-cell>
          <table:table-cell office:value-type="string">
            <text:p>ESAIM. Contrôle, Optimisation et Calcul des Vari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70-900X</text:p>
          </table:table-cell>
          <table:table-cell office:value-type="string">
            <text:p>INTERDISCIPLINAR <text:s text:c="33"/></text:p>
          </table:table-cell>
          <table:table-cell office:value-type="string">
            <text:p>ESAIM. Proceeding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22X</text:p>
          </table:table-cell>
          <table:table-cell office:value-type="string">
            <text:p>INTERDISCIPLINAR <text:s text:c="33"/></text:p>
          </table:table-cell>
          <table:table-cell office:value-type="string">
            <text:p>Esboços (UFSC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145</text:p>
          </table:table-cell>
          <table:table-cell office:value-type="string">
            <text:p>INTERDISCIPLINAR <text:s text:c="33"/></text:p>
          </table:table-cell>
          <table:table-cell office:value-type="string">
            <text:p>Escola Anna N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603</text:p>
          </table:table-cell>
          <table:table-cell office:value-type="string">
            <text:p>INTERDISCIPLINAR <text:s text:c="33"/></text:p>
          </table:table-cell>
          <table:table-cell office:value-type="string">
            <text:p>Escritas (Goiân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038</text:p>
          </table:table-cell>
          <table:table-cell office:value-type="string">
            <text:p>INTERDISCIPLINAR <text:s text:c="33"/></text:p>
          </table:table-cell>
          <table:table-cell office:value-type="string">
            <text:p>Escritos (Curiti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26X</text:p>
          </table:table-cell>
          <table:table-cell office:value-type="string">
            <text:p>INTERDISCIPLINAR <text:s text:c="33"/></text:p>
          </table:table-cell>
          <table:table-cell office:value-type="string">
            <text:p>Escritos (Fundação Casa de Rui Barbo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2497</text:p>
          </table:table-cell>
          <table:table-cell office:value-type="string">
            <text:p>INTERDISCIPLINAR <text:s text:c="33"/></text:p>
          </table:table-cell>
          <table:table-cell office:value-type="string">
            <text:p>Espace Géographiqu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8-1015</text:p>
          </table:table-cell>
          <table:table-cell office:value-type="string">
            <text:p>INTERDISCIPLINAR <text:s text:c="33"/></text:p>
          </table:table-cell>
          <table:table-cell office:value-type="string">
            <text:p>Espacios (Caraca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7946</text:p>
          </table:table-cell>
          <table:table-cell office:value-type="string">
            <text:p>INTERDISCIPLINAR <text:s text:c="33"/></text:p>
          </table:table-cell>
          <table:table-cell office:value-type="string">
            <text:p>Espacios de Crítica y Producció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668</text:p>
          </table:table-cell>
          <table:table-cell office:value-type="string">
            <text:p>INTERDISCIPLINAR <text:s text:c="33"/></text:p>
          </table:table-cell>
          <table:table-cell office:value-type="string">
            <text:p>Espaço (Rio de Janeiro. 1990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524</text:p>
          </table:table-cell>
          <table:table-cell office:value-type="string">
            <text:p>INTERDISCIPLINAR <text:s text:c="33"/></text:p>
          </table:table-cell>
          <table:table-cell office:value-type="string">
            <text:p>Espaço Ameríndio (UFRG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342</text:p>
          </table:table-cell>
          <table:table-cell office:value-type="string">
            <text:p>INTERDISCIPLINAR <text:s text:c="33"/></text:p>
          </table:table-cell>
          <table:table-cell office:value-type="string">
            <text:p>Espaço e Cultura (UERJ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75</text:p>
          </table:table-cell>
          <table:table-cell office:value-type="string">
            <text:p>INTERDISCIPLINAR <text:s text:c="33"/></text:p>
          </table:table-cell>
          <table:table-cell office:value-type="string">
            <text:p>Espaço e Geografia (UnB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575</text:p>
          </table:table-cell>
          <table:table-cell office:value-type="string">
            <text:p>INTERDISCIPLINAR <text:s text:c="33"/></text:p>
          </table:table-cell>
          <table:table-cell office:value-type="string">
            <text:p>Espaço Ener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130</text:p>
          </table:table-cell>
          <table:table-cell office:value-type="string">
            <text:p>INTERDISCIPLINAR <text:s text:c="33"/></text:p>
          </table:table-cell>
          <table:table-cell office:value-type="string">
            <text:p>Espaço para a Saúd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469</text:p>
          </table:table-cell>
          <table:table-cell office:value-type="string">
            <text:p>INTERDISCIPLINAR <text:s text:c="33"/></text:p>
          </table:table-cell>
          <table:table-cell office:value-type="string">
            <text:p>Espaço Pedagógic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081</text:p>
          </table:table-cell>
          <table:table-cell office:value-type="string">
            <text:p>INTERDISCIPLINAR <text:s text:c="33"/></text:p>
          </table:table-cell>
          <table:table-cell office:value-type="string">
            <text:p>Especiaria (UE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6759</text:p>
          </table:table-cell>
          <table:table-cell office:value-type="string">
            <text:p>INTERDISCIPLINAR <text:s text:c="33"/></text:p>
          </table:table-cell>
          <table:table-cell office:value-type="string">
            <text:p>Estado, Gobierno, Gestión Pública (Impres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535</text:p>
          </table:table-cell>
          <table:table-cell office:value-type="string">
            <text:p>INTERDISCIPLINAR <text:s text:c="33"/></text:p>
          </table:table-cell>
          <table:table-cell office:value-type="string">
            <text:p>Estados &amp; Municípi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144</text:p>
          </table:table-cell>
          <table:table-cell office:value-type="string">
            <text:p>INTERDISCIPLINAR <text:s text:c="33"/></text:p>
          </table:table-cell>
          <table:table-cell office:value-type="string">
            <text:p>Estima (Sociedade Brasileira de Estomaterap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8347</text:p>
          </table:table-cell>
          <table:table-cell office:value-type="string">
            <text:p>INTERDISCIPLINAR <text:s text:c="33"/></text:p>
          </table:table-cell>
          <table:table-cell office:value-type="string">
            <text:p>Estuaries (Cessou em 2005. Cont. ISSN 1559-2723 Estuaries and Coast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7714</text:p>
          </table:table-cell>
          <table:table-cell office:value-type="string">
            <text:p>INTERDISCIPLINAR <text:s text:c="33"/></text:p>
          </table:table-cell>
          <table:table-cell office:value-type="string">
            <text:p>Estuarine, Coastal and Shelf 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25-3442</text:p>
          </table:table-cell>
          <table:table-cell office:value-type="string">
            <text:p>INTERDISCIPLINAR <text:s text:c="33"/></text:p>
          </table:table-cell>
          <table:table-cell office:value-type="string">
            <text:p>Estudios Agrari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0925</text:p>
          </table:table-cell>
          <table:table-cell office:value-type="string">
            <text:p>INTERDISCIPLINAR <text:s text:c="33"/></text:p>
          </table:table-cell>
          <table:table-cell office:value-type="string">
            <text:p>Estudios Atacameños (Impres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1-2483</text:p>
          </table:table-cell>
          <table:table-cell office:value-type="string">
            <text:p>INTERDISCIPLINAR <text:s text:c="33"/></text:p>
          </table:table-cell>
          <table:table-cell office:value-type="string">
            <text:p>Estudios Paraguay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5841</text:p>
          </table:table-cell>
          <table:table-cell office:value-type="string">
            <text:p>INTERDISCIPLINAR <text:s text:c="33"/></text:p>
          </table:table-cell>
          <table:table-cell office:value-type="string">
            <text:p>Estudios y Perspectivas en Turism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132</text:p>
          </table:table-cell>
          <table:table-cell office:value-type="string">
            <text:p>INTERDISCIPLINAR <text:s text:c="33"/></text:p>
          </table:table-cell>
          <table:table-cell office:value-type="string">
            <text:p>Estudo &amp; Debate (UNIVATE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201</text:p>
          </table:table-cell>
          <table:table-cell office:value-type="string">
            <text:p>INTERDISCIPLINAR <text:s text:c="33"/></text:p>
          </table:table-cell>
          <table:table-cell office:value-type="string">
            <text:p>Estudos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81X</text:p>
          </table:table-cell>
          <table:table-cell office:value-type="string">
            <text:p>INTERDISCIPLINAR <text:s text:c="33"/></text:p>
          </table:table-cell>
          <table:table-cell office:value-type="string">
            <text:p>Estudos (Goiânia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876</text:p>
          </table:table-cell>
          <table:table-cell office:value-type="string">
            <text:p>INTERDISCIPLINAR <text:s text:c="33"/></text:p>
          </table:table-cell>
          <table:table-cell office:value-type="string">
            <text:p>Estudos (UCGO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14</text:p>
          </table:table-cell>
          <table:table-cell office:value-type="string">
            <text:p>INTERDISCIPLINAR <text:s text:c="33"/></text:p>
          </table:table-cell>
          <table:table-cell office:value-type="string">
            <text:p>Estudos Avançados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355</text:p>
          </table:table-cell>
          <table:table-cell office:value-type="string">
            <text:p>INTERDISCIPLINAR <text:s text:c="33"/></text:p>
          </table:table-cell>
          <table:table-cell office:value-type="string">
            <text:p>Estudos da Língua(gem)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882</text:p>
          </table:table-cell>
          <table:table-cell office:value-type="string">
            <text:p>INTERDISCIPLINAR <text:s text:c="33"/></text:p>
          </table:table-cell>
          <table:table-cell office:value-type="string">
            <text:p>Estudos de Direito Cooperativo e Cidadania (UFPR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1326</text:p>
          </table:table-cell>
          <table:table-cell office:value-type="string">
            <text:p>INTERDISCIPLINAR <text:s text:c="33"/></text:p>
          </table:table-cell>
          <table:table-cell office:value-type="string">
            <text:p>Estudos de Econom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158</text:p>
          </table:table-cell>
          <table:table-cell office:value-type="string">
            <text:p>INTERDISCIPLINAR <text:s text:c="33"/></text:p>
          </table:table-cell>
          <table:table-cell office:value-type="string">
            <text:p>Estudos de Literatura Brasileira Contemporâne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437</text:p>
          </table:table-cell>
          <table:table-cell office:value-type="string">
            <text:p>INTERDISCIPLINAR <text:s text:c="33"/></text:p>
          </table:table-cell>
          <table:table-cell office:value-type="string">
            <text:p>Estudos de Psicanális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6X</text:p>
          </table:table-cell>
          <table:table-cell office:value-type="string">
            <text:p>INTERDISCIPLINAR <text:s text:c="33"/></text:p>
          </table:table-cell>
          <table:table-cell office:value-type="string">
            <text:p>Estudos de Psicologia (PUCCAM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94X</text:p>
          </table:table-cell>
          <table:table-cell office:value-type="string">
            <text:p>INTERDISCIPLINAR <text:s text:c="33"/></text:p>
          </table:table-cell>
          <table:table-cell office:value-type="string">
            <text:p>Estudos de Psicologia (UFR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144</text:p>
          </table:table-cell>
          <table:table-cell office:value-type="string">
            <text:p>INTERDISCIPLINAR <text:s text:c="33"/></text:p>
          </table:table-cell>
          <table:table-cell office:value-type="string">
            <text:p>Estudos de Sociologia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128</text:p>
          </table:table-cell>
          <table:table-cell office:value-type="string">
            <text:p>INTERDISCIPLINAR <text:s text:c="33"/></text:p>
          </table:table-cell>
          <table:table-cell office:value-type="string">
            <text:p>Estudos do CEPE (UNIS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3530</text:p>
          </table:table-cell>
          <table:table-cell office:value-type="string">
            <text:p>INTERDISCIPLINAR <text:s text:c="33"/></text:p>
          </table:table-cell>
          <table:table-cell office:value-type="string">
            <text:p>Estudos do Século XX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884</text:p>
          </table:table-cell>
          <table:table-cell office:value-type="string">
            <text:p>INTERDISCIPLINAR <text:s text:c="33"/></text:p>
          </table:table-cell>
          <table:table-cell office:value-type="string">
            <text:p>Estudos do Trabalh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281</text:p>
          </table:table-cell>
          <table:table-cell office:value-type="string">
            <text:p>INTERDISCIPLINAR <text:s text:c="33"/></text:p>
          </table:table-cell>
          <table:table-cell office:value-type="string">
            <text:p>Estudos e Pesquisas em Psicologi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041</text:p>
          </table:table-cell>
          <table:table-cell office:value-type="string">
            <text:p>INTERDISCIPLINAR <text:s text:c="33"/></text:p>
          </table:table-cell>
          <table:table-cell office:value-type="string">
            <text:p>Estudos e Pesquisas em Psicologia (UERJ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161</text:p>
          </table:table-cell>
          <table:table-cell office:value-type="string">
            <text:p>INTERDISCIPLINAR <text:s text:c="33"/></text:p>
          </table:table-cell>
          <table:table-cell office:value-type="string">
            <text:p>Estudos Econômicos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344</text:p>
          </table:table-cell>
          <table:table-cell office:value-type="string">
            <text:p>INTERDISCIPLINAR <text:s text:c="33"/></text:p>
          </table:table-cell>
          <table:table-cell office:value-type="string">
            <text:p>Estudos Econômicos da Constru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831</text:p>
          </table:table-cell>
          <table:table-cell office:value-type="string">
            <text:p>INTERDISCIPLINAR <text:s text:c="33"/></text:p>
          </table:table-cell>
          <table:table-cell office:value-type="string">
            <text:p>Estudos em Avaliação Educacion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249</text:p>
          </table:table-cell>
          <table:table-cell office:value-type="string">
            <text:p>INTERDISCIPLINAR <text:s text:c="33"/></text:p>
          </table:table-cell>
          <table:table-cell office:value-type="string">
            <text:p>Estudos em Design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496</text:p>
          </table:table-cell>
          <table:table-cell office:value-type="string">
            <text:p>INTERDISCIPLINAR <text:s text:c="33"/></text:p>
          </table:table-cell>
          <table:table-cell office:value-type="string">
            <text:p>Estudos em Jornalismo e Mídia (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909</text:p>
          </table:table-cell>
          <table:table-cell office:value-type="string">
            <text:p>INTERDISCIPLINAR <text:s text:c="33"/></text:p>
          </table:table-cell>
          <table:table-cell office:value-type="string">
            <text:p>Estudos em Saúde Coletiv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98X</text:p>
          </table:table-cell>
          <table:table-cell office:value-type="string">
            <text:p>INTERDISCIPLINAR <text:s text:c="33"/></text:p>
          </table:table-cell>
          <table:table-cell office:value-type="string">
            <text:p>Estudos Geográficos (UNE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186</text:p>
          </table:table-cell>
          <table:table-cell office:value-type="string">
            <text:p>INTERDISCIPLINAR <text:s text:c="33"/></text:p>
          </table:table-cell>
          <table:table-cell office:value-type="string">
            <text:p>Estudos Historicos (Rio de Janeir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064</text:p>
          </table:table-cell>
          <table:table-cell office:value-type="string">
            <text:p>INTERDISCIPLINAR <text:s text:c="33"/></text:p>
          </table:table-cell>
          <table:table-cell office:value-type="string">
            <text:p>Estudos Ibero-Americanos (PUCR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473</text:p>
          </table:table-cell>
          <table:table-cell office:value-type="string">
            <text:p>INTERDISCIPLINAR <text:s text:c="33"/></text:p>
          </table:table-cell>
          <table:table-cell office:value-type="string">
            <text:p>Estudos Interdisciplinares sobre o Envelheciment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939</text:p>
          </table:table-cell>
          <table:table-cell office:value-type="string">
            <text:p>INTERDISCIPLINAR <text:s text:c="33"/></text:p>
          </table:table-cell>
          <table:table-cell office:value-type="string">
            <text:p>Estudos Linguísticos (São Paulo. 1978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580</text:p>
          </table:table-cell>
          <table:table-cell office:value-type="string">
            <text:p>INTERDISCIPLINAR <text:s text:c="33"/></text:p>
          </table:table-cell>
          <table:table-cell office:value-type="string">
            <text:p>Estudos Sociedade e Agricultura (UFRJ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310</text:p>
          </table:table-cell>
          <table:table-cell office:value-type="string">
            <text:p>INTERDISCIPLINAR <text:s text:c="33"/></text:p>
          </table:table-cell>
          <table:table-cell office:value-type="string">
            <text:p>Estudos Tecnológico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303</text:p>
          </table:table-cell>
          <table:table-cell office:value-type="string">
            <text:p>INTERDISCIPLINAR <text:s text:c="33"/></text:p>
          </table:table-cell>
          <table:table-cell office:value-type="string">
            <text:p>Estudos Tecnológicos (UNISINO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615</text:p>
          </table:table-cell>
          <table:table-cell office:value-type="string">
            <text:p>INTERDISCIPLINAR <text:s text:c="33"/></text:p>
          </table:table-cell>
          <table:table-cell office:value-type="string">
            <text:p>Estudos Tecnológicos. Engenharia (Cessou em 2003. Cont. ISSN 1808-7310 Estudos Tecnológicos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30</text:p>
          </table:table-cell>
          <table:table-cell office:value-type="string">
            <text:p>INTERDISCIPLINAR <text:s text:c="33"/></text:p>
          </table:table-cell>
          <table:table-cell office:value-type="string">
            <text:p>Estudos Teológico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734</text:p>
          </table:table-cell>
          <table:table-cell office:value-type="string">
            <text:p>INTERDISCIPLINAR <text:s text:c="33"/></text:p>
          </table:table-cell>
          <table:table-cell office:value-type="string">
            <text:p>Et Cetera (Curiti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592</text:p>
          </table:table-cell>
          <table:table-cell office:value-type="string">
            <text:p>INTERDISCIPLINAR <text:s text:c="33"/></text:p>
          </table:table-cell>
          <table:table-cell office:value-type="string">
            <text:p>ETD : Educação Temática Digit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954</text:p>
          </table:table-cell>
          <table:table-cell office:value-type="string">
            <text:p>INTERDISCIPLINAR <text:s text:c="33"/></text:p>
          </table:table-cell>
          <table:table-cell office:value-type="string">
            <text:p>Ethic@ (UFSC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093</text:p>
          </table:table-cell>
          <table:table-cell office:value-type="string">
            <text:p>INTERDISCIPLINAR <text:s text:c="33"/></text:p>
          </table:table-cell>
          <table:table-cell office:value-type="string">
            <text:p>Ethica (UGF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285</text:p>
          </table:table-cell>
          <table:table-cell office:value-type="string">
            <text:p>INTERDISCIPLINAR <text:s text:c="33"/></text:p>
          </table:table-cell>
          <table:table-cell office:value-type="string">
            <text:p>Ética Rev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6561</text:p>
          </table:table-cell>
          <table:table-cell office:value-type="string">
            <text:p>INTERDISCIPLINAR <text:s text:c="33"/></text:p>
          </table:table-cell>
          <table:table-cell office:value-type="string">
            <text:p>Etnográfica (Lisbo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52-6851</text:p>
          </table:table-cell>
          <table:table-cell office:value-type="string">
            <text:p>INTERDISCIPLINAR <text:s text:c="33"/></text:p>
          </table:table-cell>
          <table:table-cell office:value-type="string">
            <text:p>Etude et Gestion des Sol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3-2571</text:p>
          </table:table-cell>
          <table:table-cell office:value-type="string">
            <text:p>INTERDISCIPLINAR <text:s text:c="33"/></text:p>
          </table:table-cell>
          <table:table-cell office:value-type="string">
            <text:p>Eubios Journal of Asian and International Bioeth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336</text:p>
          </table:table-cell>
          <table:table-cell office:value-type="string">
            <text:p>INTERDISCIPLINAR <text:s text:c="33"/></text:p>
          </table:table-cell>
          <table:table-cell office:value-type="string">
            <text:p>Euphytica (Wageninge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10-8657</text:p>
          </table:table-cell>
          <table:table-cell office:value-type="string">
            <text:p>INTERDISCIPLINAR <text:s text:c="33"/></text:p>
          </table:table-cell>
          <table:table-cell office:value-type="string">
            <text:p>EURASIP Journal on Applied Signal Processing (Cessou em 2006. Cont. ISSN 1687-6172 EURASIP Journal on Advances in Signal Processing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5-7571</text:p>
          </table:table-cell>
          <table:table-cell office:value-type="string">
            <text:p>INTERDISCIPLINAR <text:s text:c="33"/></text:p>
          </table:table-cell>
          <table:table-cell office:value-type="string">
            <text:p>European Biophysics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8827</text:p>
          </table:table-cell>
          <table:table-cell office:value-type="string">
            <text:p>INTERDISCIPLINAR <text:s text:c="33"/></text:p>
          </table:table-cell>
          <table:table-cell office:value-type="string">
            <text:p>European Child &amp; Adolescent Psychia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INTERDISCIPLINAR <text:s text:c="33"/></text:p>
          </table:table-cell>
          <table:table-cell office:value-type="string">
            <text:p>European Geologis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4-9723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Clinical Microbiology &amp; Infectious Diseas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3007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Clinical Nutri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698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Combinator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3580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Contro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797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Engineering Educ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3-2990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Epidem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2936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Gynaecological On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5101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Neur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9-7070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Nuclear Medicine and Molecular Imag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2115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Obstetrics, Gynecology, and Reproductive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2217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Operation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193X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Organic Chemis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6199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Pediatr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0987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Pharmaceutical Scien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6411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Pharmaceutics and Biopharmaceu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999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4-5563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Soil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0754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Soil 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2567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the History of Economic Though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5884</text:p>
          </table:table-cell>
          <table:table-cell office:value-type="string">
            <text:p>INTERDISCIPLINAR <text:s text:c="33"/></text:p>
          </table:table-cell>
          <table:table-cell office:value-type="string">
            <text:p>European Journal of Vascular and Endovascular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977X</text:p>
          </table:table-cell>
          <table:table-cell office:value-type="string">
            <text:p>INTERDISCIPLINAR <text:s text:c="33"/></text:p>
          </table:table-cell>
          <table:table-cell office:value-type="string">
            <text:p>European Neuropsycho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044</text:p>
          </table:table-cell>
          <table:table-cell office:value-type="string">
            <text:p>INTERDISCIPLINAR <text:s text:c="33"/></text:p>
          </table:table-cell>
          <table:table-cell office:value-type="string">
            <text:p>European Physical Journal C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001</text:p>
          </table:table-cell>
          <table:table-cell office:value-type="string">
            <text:p>INTERDISCIPLINAR <text:s text:c="33"/></text:p>
          </table:table-cell>
          <table:table-cell office:value-type="string">
            <text:p>European Physical Journal. A, Hadrons and Nuclei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3057</text:p>
          </table:table-cell>
          <table:table-cell office:value-type="string">
            <text:p>INTERDISCIPLINAR <text:s text:c="33"/></text:p>
          </table:table-cell>
          <table:table-cell office:value-type="string">
            <text:p>European Polymer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9338</text:p>
          </table:table-cell>
          <table:table-cell office:value-type="string">
            <text:p>INTERDISCIPLINAR <text:s text:c="33"/></text:p>
          </table:table-cell>
          <table:table-cell office:value-type="string">
            <text:p>European Psychiatry (Pari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8-3602</text:p>
          </table:table-cell>
          <table:table-cell office:value-type="string">
            <text:p>INTERDISCIPLINAR <text:s text:c="33"/></text:p>
          </table:table-cell>
          <table:table-cell office:value-type="string">
            <text:p>European Review for Medical and Pharmacological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95-5075</text:p>
          </table:table-cell>
          <table:table-cell office:value-type="string">
            <text:p>INTERDISCIPLINAR <text:s text:c="33"/></text:p>
          </table:table-cell>
          <table:table-cell office:value-type="string">
            <text:p>Europhysics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850</text:p>
          </table:table-cell>
          <table:table-cell office:value-type="string">
            <text:p>INTERDISCIPLINAR <text:s text:c="33"/></text:p>
          </table:table-cell>
          <table:table-cell office:value-type="string">
            <text:p>Eutomia (Recif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4288</text:p>
          </table:table-cell>
          <table:table-cell office:value-type="string">
            <text:p>INTERDISCIPLINAR <text:s text:c="33"/></text:p>
          </table:table-cell>
          <table:table-cell office:value-type="string">
            <text:p>Evidence-Based Complementary and Alternative Medicine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427X</text:p>
          </table:table-cell>
          <table:table-cell office:value-type="string">
            <text:p>INTERDISCIPLINAR <text:s text:c="33"/></text:p>
          </table:table-cell>
          <table:table-cell office:value-type="string">
            <text:p>Evidence-Based Complementary and Alternative Medic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287</text:p>
          </table:table-cell>
          <table:table-cell office:value-type="string">
            <text:p>INTERDISCIPLINAR <text:s text:c="33"/></text:p>
          </table:table-cell>
          <table:table-cell office:value-type="string">
            <text:p>Evidência (UNOE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434</text:p>
          </table:table-cell>
          <table:table-cell office:value-type="string">
            <text:p>INTERDISCIPLINAR <text:s text:c="33"/></text:p>
          </table:table-cell>
          <table:table-cell office:value-type="string">
            <text:p>Evocati Rev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3820</text:p>
          </table:table-cell>
          <table:table-cell office:value-type="string">
            <text:p>INTERDISCIPLINAR <text:s text:c="33"/></text:p>
          </table:table-cell>
          <table:table-cell office:value-type="string">
            <text:p>Evolution (Lancaster, PA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7653</text:p>
          </table:table-cell>
          <table:table-cell office:value-type="string">
            <text:p>INTERDISCIPLINAR <text:s text:c="33"/></text:p>
          </table:table-cell>
          <table:table-cell office:value-type="string">
            <text:p>Evolutionary E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4-5909</text:p>
          </table:table-cell>
          <table:table-cell office:value-type="string">
            <text:p>INTERDISCIPLINAR <text:s text:c="33"/></text:p>
          </table:table-cell>
          <table:table-cell office:value-type="string">
            <text:p>Evolutionary Intelligence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428</text:p>
          </table:table-cell>
          <table:table-cell office:value-type="string">
            <text:p>INTERDISCIPLINAR <text:s text:c="33"/></text:p>
          </table:table-cell>
          <table:table-cell office:value-type="string">
            <text:p>Exacta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162</text:p>
          </table:table-cell>
          <table:table-cell office:value-type="string">
            <text:p>INTERDISCIPLINAR <text:s text:c="33"/></text:p>
          </table:table-cell>
          <table:table-cell office:value-type="string">
            <text:p>Experimental &amp; Applied Aca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00</text:p>
          </table:table-cell>
          <table:table-cell office:value-type="string">
            <text:p>INTERDISCIPLINAR <text:s text:c="33"/></text:p>
          </table:table-cell>
          <table:table-cell office:value-type="string">
            <text:p>Experimental and Molecular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1-1357</text:p>
          </table:table-cell>
          <table:table-cell office:value-type="string">
            <text:p>INTERDISCIPLINAR <text:s text:c="33"/></text:p>
          </table:table-cell>
          <table:table-cell office:value-type="string">
            <text:p>Experimental Anim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31-5565</text:p>
          </table:table-cell>
          <table:table-cell office:value-type="string">
            <text:p>INTERDISCIPLINAR <text:s text:c="33"/></text:p>
          </table:table-cell>
          <table:table-cell office:value-type="string">
            <text:p>Experimental Geron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94</text:p>
          </table:table-cell>
          <table:table-cell office:value-type="string">
            <text:p>INTERDISCIPLINAR <text:s text:c="33"/></text:p>
          </table:table-cell>
          <table:table-cell office:value-type="string">
            <text:p>Experimental Parasi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0670</text:p>
          </table:table-cell>
          <table:table-cell office:value-type="string">
            <text:p>INTERDISCIPLINAR <text:s text:c="33"/></text:p>
          </table:table-cell>
          <table:table-cell office:value-type="string">
            <text:p>Experimental Phys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8222</text:p>
          </table:table-cell>
          <table:table-cell office:value-type="string">
            <text:p>INTERDISCIPLINAR <text:s text:c="33"/></text:p>
          </table:table-cell>
          <table:table-cell office:value-type="string">
            <text:p>Expert Opinion on Therapeutic Target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174</text:p>
          </table:table-cell>
          <table:table-cell office:value-type="string">
            <text:p>INTERDISCIPLINAR <text:s text:c="33"/></text:p>
          </table:table-cell>
          <table:table-cell office:value-type="string">
            <text:p>Expert Systems with Applica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190</text:p>
          </table:table-cell>
          <table:table-cell office:value-type="string">
            <text:p>INTERDISCIPLINAR <text:s text:c="33"/></text:p>
          </table:table-cell>
          <table:table-cell office:value-type="string">
            <text:p>Expressa Extensão (UFPe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069</text:p>
          </table:table-cell>
          <table:table-cell office:value-type="string">
            <text:p>INTERDISCIPLINAR <text:s text:c="33"/></text:p>
          </table:table-cell>
          <table:table-cell office:value-type="string">
            <text:p>Expressão (Guaxupé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40</text:p>
          </table:table-cell>
          <table:table-cell office:value-type="string">
            <text:p>INTERDISCIPLINAR <text:s text:c="33"/></text:p>
          </table:table-cell>
          <table:table-cell office:value-type="string">
            <text:p>Expressão (Santa Ma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037</text:p>
          </table:table-cell>
          <table:table-cell office:value-type="string">
            <text:p>INTERDISCIPLINAR <text:s text:c="33"/></text:p>
          </table:table-cell>
          <table:table-cell office:value-type="string">
            <text:p>Extensão e Cultura (UF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432</text:p>
          </table:table-cell>
          <table:table-cell office:value-type="string">
            <text:p>INTERDISCIPLINAR <text:s text:c="33"/></text:p>
          </table:table-cell>
          <table:table-cell office:value-type="string">
            <text:p>Extensão em Foco (Curiti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802</text:p>
          </table:table-cell>
          <table:table-cell office:value-type="string">
            <text:p>INTERDISCIPLINAR <text:s text:c="33"/></text:p>
          </table:table-cell>
          <table:table-cell office:value-type="string">
            <text:p>Extensão Rural (Santa Ma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429</text:p>
          </table:table-cell>
          <table:table-cell office:value-type="string">
            <text:p>INTERDISCIPLINAR <text:s text:c="33"/></text:p>
          </table:table-cell>
          <table:table-cell office:value-type="string">
            <text:p>Extensão Rural e Desenvolvimento Sustentáve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221</text:p>
          </table:table-cell>
          <table:table-cell office:value-type="string">
            <text:p>INTERDISCIPLINAR <text:s text:c="33"/></text:p>
          </table:table-cell>
          <table:table-cell office:value-type="string">
            <text:p>Extensio (Florianópol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895</text:p>
          </table:table-cell>
          <table:table-cell office:value-type="string">
            <text:p>INTERDISCIPLINAR <text:s text:c="33"/></text:p>
          </table:table-cell>
          <table:table-cell office:value-type="string">
            <text:p>Extraprensa (U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8-0404</text:p>
          </table:table-cell>
          <table:table-cell office:value-type="string">
            <text:p>INTERDISCIPLINAR <text:s text:c="33"/></text:p>
          </table:table-cell>
          <table:table-cell office:value-type="string">
            <text:p>Face to Face (Bordeaux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503</text:p>
          </table:table-cell>
          <table:table-cell office:value-type="string">
            <text:p>INTERDISCIPLINAR <text:s text:c="33"/></text:p>
          </table:table-cell>
          <table:table-cell office:value-type="string">
            <text:p>FACEF Pesquis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900</text:p>
          </table:table-cell>
          <table:table-cell office:value-type="string">
            <text:p>INTERDISCIPLINAR <text:s text:c="33"/></text:p>
          </table:table-cell>
          <table:table-cell office:value-type="string">
            <text:p>Faces : Revista de Administração (Belo Horizonte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221</text:p>
          </table:table-cell>
          <table:table-cell office:value-type="string">
            <text:p>INTERDISCIPLINAR <text:s text:c="33"/></text:p>
          </table:table-cell>
          <table:table-cell office:value-type="string">
            <text:p>FACOM (FAA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631</text:p>
          </table:table-cell>
          <table:table-cell office:value-type="string">
            <text:p>INTERDISCIPLINAR <text:s text:c="33"/></text:p>
          </table:table-cell>
          <table:table-cell office:value-type="string">
            <text:p>Família e Comunidade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526</text:p>
          </table:table-cell>
          <table:table-cell office:value-type="string">
            <text:p>INTERDISCIPLINAR <text:s text:c="33"/></text:p>
          </table:table-cell>
          <table:table-cell office:value-type="string">
            <text:p>Fatecnológica (FATEC-JAHU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195</text:p>
          </table:table-cell>
          <table:table-cell office:value-type="string">
            <text:p>INTERDISCIPLINAR <text:s text:c="33"/></text:p>
          </table:table-cell>
          <table:table-cell office:value-type="string">
            <text:p>Fator Gis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39</text:p>
          </table:table-cell>
          <table:table-cell office:value-type="string">
            <text:p>INTERDISCIPLINAR <text:s text:c="33"/></text:p>
          </table:table-cell>
          <table:table-cell office:value-type="string">
            <text:p>Faz Ciência (UNIOESTE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5793</text:p>
          </table:table-cell>
          <table:table-cell office:value-type="string">
            <text:p>INTERDISCIPLINAR <text:s text:c="33"/></text:p>
          </table:table-cell>
          <table:table-cell office:value-type="string">
            <text:p>FEBS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254</text:p>
          </table:table-cell>
          <table:table-cell office:value-type="string">
            <text:p>INTERDISCIPLINAR <text:s text:c="33"/></text:p>
          </table:table-cell>
          <table:table-cell office:value-type="string">
            <text:p>Femina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8244</text:p>
          </table:table-cell>
          <table:table-cell office:value-type="string">
            <text:p>INTERDISCIPLINAR <text:s text:c="33"/></text:p>
          </table:table-cell>
          <table:table-cell office:value-type="string">
            <text:p>FEMS Immunology and Medical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097</text:p>
          </table:table-cell>
          <table:table-cell office:value-type="string">
            <text:p>INTERDISCIPLINAR <text:s text:c="33"/></text:p>
          </table:table-cell>
          <table:table-cell office:value-type="string">
            <text:p>FEMS Microbiology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1356</text:p>
          </table:table-cell>
          <table:table-cell office:value-type="string">
            <text:p>INTERDISCIPLINAR <text:s text:c="33"/></text:p>
          </table:table-cell>
          <table:table-cell office:value-type="string">
            <text:p>FEMS Yeast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392</text:p>
          </table:table-cell>
          <table:table-cell office:value-type="string">
            <text:p>INTERDISCIPLINAR <text:s text:c="33"/></text:p>
          </table:table-cell>
          <table:table-cell office:value-type="string">
            <text:p>Fênix (UFPE. Edição em portuguê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971</text:p>
          </table:table-cell>
          <table:table-cell office:value-type="string">
            <text:p>INTERDISCIPLINAR <text:s text:c="33"/></text:p>
          </table:table-cell>
          <table:table-cell office:value-type="string">
            <text:p>Fênix (UFU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0838</text:p>
          </table:table-cell>
          <table:table-cell office:value-type="string">
            <text:p>INTERDISCIPLINAR <text:s text:c="33"/></text:p>
          </table:table-cell>
          <table:table-cell office:value-type="string">
            <text:p>Fern Gazet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0282</text:p>
          </table:table-cell>
          <table:table-cell office:value-type="string">
            <text:p>INTERDISCIPLINAR <text:s text:c="33"/></text:p>
          </table:table-cell>
          <table:table-cell office:value-type="string">
            <text:p>Fertility and Sterili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0615</text:p>
          </table:table-cell>
          <table:table-cell office:value-type="string">
            <text:p>INTERDISCIPLINAR <text:s text:c="33"/></text:p>
          </table:table-cell>
          <table:table-cell office:value-type="string">
            <text:p>Fieldwork in Religion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238</text:p>
          </table:table-cell>
          <table:table-cell office:value-type="string">
            <text:p>INTERDISCIPLINAR <text:s text:c="33"/></text:p>
          </table:table-cell>
          <table:table-cell office:value-type="string">
            <text:p>Filosofia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880</text:p>
          </table:table-cell>
          <table:table-cell office:value-type="string">
            <text:p>INTERDISCIPLINAR <text:s text:c="33"/></text:p>
          </table:table-cell>
          <table:table-cell office:value-type="string">
            <text:p>Filosofia Politica (UFRG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023</text:p>
          </table:table-cell>
          <table:table-cell office:value-type="string">
            <text:p>INTERDISCIPLINAR <text:s text:c="33"/></text:p>
          </table:table-cell>
          <table:table-cell office:value-type="string">
            <text:p>Filosofia Unisino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448</text:p>
          </table:table-cell>
          <table:table-cell office:value-type="string">
            <text:p>INTERDISCIPLINAR <text:s text:c="33"/></text:p>
          </table:table-cell>
          <table:table-cell office:value-type="string">
            <text:p>Filosofia. Especial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555</text:p>
          </table:table-cell>
          <table:table-cell office:value-type="string">
            <text:p>INTERDISCIPLINAR <text:s text:c="33"/></text:p>
          </table:table-cell>
          <table:table-cell office:value-type="string">
            <text:p>FISCOSof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997X</text:p>
          </table:table-cell>
          <table:table-cell office:value-type="string">
            <text:p>INTERDISCIPLINAR <text:s text:c="33"/></text:p>
          </table:table-cell>
          <table:table-cell office:value-type="string">
            <text:p>Fisheries Management and E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7836</text:p>
          </table:table-cell>
          <table:table-cell office:value-type="string">
            <text:p>INTERDISCIPLINAR <text:s text:c="33"/></text:p>
          </table:table-cell>
          <table:table-cell office:value-type="string">
            <text:p>Fisheries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740</text:p>
          </table:table-cell>
          <table:table-cell office:value-type="string">
            <text:p>INTERDISCIPLINAR <text:s text:c="33"/></text:p>
          </table:table-cell>
          <table:table-cell office:value-type="string">
            <text:p>Fisioterapia Brasi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950</text:p>
          </table:table-cell>
          <table:table-cell office:value-type="string">
            <text:p>INTERDISCIPLINAR <text:s text:c="33"/></text:p>
          </table:table-cell>
          <table:table-cell office:value-type="string">
            <text:p>Fisioterapia e Pesquis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150</text:p>
          </table:table-cell>
          <table:table-cell office:value-type="string">
            <text:p>INTERDISCIPLINAR <text:s text:c="33"/></text:p>
          </table:table-cell>
          <table:table-cell office:value-type="string">
            <text:p>Fisioterapia em Movimento (PUCPR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469</text:p>
          </table:table-cell>
          <table:table-cell office:value-type="string">
            <text:p>INTERDISCIPLINAR <text:s text:c="33"/></text:p>
          </table:table-cell>
          <table:table-cell office:value-type="string">
            <text:p>Fisioterapia Se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133</text:p>
          </table:table-cell>
          <table:table-cell office:value-type="string">
            <text:p>INTERDISCIPLINAR <text:s text:c="33"/></text:p>
          </table:table-cell>
          <table:table-cell office:value-type="string">
            <text:p>Fitness &amp; Performance Journal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158</text:p>
          </table:table-cell>
          <table:table-cell office:value-type="string">
            <text:p>INTERDISCIPLINAR <text:s text:c="33"/></text:p>
          </table:table-cell>
          <table:table-cell office:value-type="string">
            <text:p>Fitopatologia Brasileira (Impresso) (Cessou em 2007. Cont. ISSN 1982-5676 Tropical Plant Pathology (Impresso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7-326X</text:p>
          </table:table-cell>
          <table:table-cell office:value-type="string">
            <text:p>INTERDISCIPLINAR <text:s text:c="33"/></text:p>
          </table:table-cell>
          <table:table-cell office:value-type="string">
            <text:p>Fitoterapia (Milano, 1934) (Cessou em 1960. Foi fundido com ISSN 1971-5498 Fitoterapia. Edizione Farmaceutica; ISSN 1971-5501 Fitoterapia. Edizione Medic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1-5498</text:p>
          </table:table-cell>
          <table:table-cell office:value-type="string">
            <text:p>INTERDISCIPLINAR <text:s text:c="33"/></text:p>
          </table:table-cell>
          <table:table-cell office:value-type="string">
            <text:p>Fitoterapia. Edizione Farmaceutica (Cessou em 1964. Fundiu-se com ISSN 1971-5501 Fitoterapia. Edizione Medica e ISSN 1971-551X Fitoterapia (Milano, 1965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5734</text:p>
          </table:table-cell>
          <table:table-cell office:value-type="string">
            <text:p>INTERDISCIPLINAR <text:s text:c="33"/></text:p>
          </table:table-cell>
          <table:table-cell office:value-type="string">
            <text:p>Flavour and Fragrance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41X</text:p>
          </table:table-cell>
          <table:table-cell office:value-type="string">
            <text:p>INTERDISCIPLINAR <text:s text:c="33"/></text:p>
          </table:table-cell>
          <table:table-cell office:value-type="string">
            <text:p>Floema (UES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INTERDISCIPLINAR <text:s text:c="33"/></text:p>
          </table:table-cell>
          <table:table-cell office:value-type="string">
            <text:p>Floov Visionary Desig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7-2530</text:p>
          </table:table-cell>
          <table:table-cell office:value-type="string">
            <text:p>INTERDISCIPLINAR <text:s text:c="33"/></text:p>
          </table:table-cell>
          <table:table-cell office:value-type="string">
            <text:p>Flora (Jen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688</text:p>
          </table:table-cell>
          <table:table-cell office:value-type="string">
            <text:p>INTERDISCIPLINAR <text:s text:c="33"/></text:p>
          </table:table-cell>
          <table:table-cell office:value-type="string">
            <text:p>Floresta (Online) (Curiti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3826</text:p>
          </table:table-cell>
          <table:table-cell office:value-type="string">
            <text:p>INTERDISCIPLINAR <text:s text:c="33"/></text:p>
          </table:table-cell>
          <table:table-cell office:value-type="string">
            <text:p>Floresta (UFPR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980</text:p>
          </table:table-cell>
          <table:table-cell office:value-type="string">
            <text:p>INTERDISCIPLINAR <text:s text:c="33"/></text:p>
          </table:table-cell>
          <table:table-cell office:value-type="string">
            <text:p>Floresta e Ambient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3812</text:p>
          </table:table-cell>
          <table:table-cell office:value-type="string">
            <text:p>INTERDISCIPLINAR <text:s text:c="33"/></text:p>
          </table:table-cell>
          <table:table-cell office:value-type="string">
            <text:p>Fluid Phase Equilibri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652</text:p>
          </table:table-cell>
          <table:table-cell office:value-type="string">
            <text:p>INTERDISCIPLINAR <text:s text:c="33"/></text:p>
          </table:table-cell>
          <table:table-cell office:value-type="string">
            <text:p>FMU Direi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266</text:p>
          </table:table-cell>
          <table:table-cell office:value-type="string">
            <text:p>INTERDISCIPLINAR <text:s text:c="33"/></text:p>
          </table:table-cell>
          <table:table-cell office:value-type="string">
            <text:p>FOA. Revista da Faculdade de Odontologia de Anápolis (Cessou em 2006. Cont. ISSN 1982-9590 RCO: Revista do Curso de Odontologia da UniEvangélic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1297</text:p>
          </table:table-cell>
          <table:table-cell office:value-type="string">
            <text:p>INTERDISCIPLINAR <text:s text:c="33"/></text:p>
          </table:table-cell>
          <table:table-cell office:value-type="string">
            <text:p>Focaal (Nijmege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5454</text:p>
          </table:table-cell>
          <table:table-cell office:value-type="string">
            <text:p>INTERDISCIPLINAR <text:s text:c="33"/></text:p>
          </table:table-cell>
          <table:table-cell office:value-type="string">
            <text:p>Folha Med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5713</text:p>
          </table:table-cell>
          <table:table-cell office:value-type="string">
            <text:p>INTERDISCIPLINAR <text:s text:c="33"/></text:p>
          </table:table-cell>
          <table:table-cell office:value-type="string">
            <text:p>Folia Primatolog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9-7893</text:p>
          </table:table-cell>
          <table:table-cell office:value-type="string">
            <text:p>INTERDISCIPLINAR <text:s text:c="33"/></text:p>
          </table:table-cell>
          <table:table-cell office:value-type="string">
            <text:p>Folia Zoologica (Brno,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632</text:p>
          </table:table-cell>
          <table:table-cell office:value-type="string">
            <text:p>INTERDISCIPLINAR <text:s text:c="33"/></text:p>
          </table:table-cell>
          <table:table-cell office:value-type="string">
            <text:p>Fono Atual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131</text:p>
          </table:table-cell>
          <table:table-cell office:value-type="string">
            <text:p>INTERDISCIPLINAR <text:s text:c="33"/></text:p>
          </table:table-cell>
          <table:table-cell office:value-type="string">
            <text:p>Fonoaudiologia Brasi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715</text:p>
          </table:table-cell>
          <table:table-cell office:value-type="string">
            <text:p>INTERDISCIPLINAR <text:s text:c="33"/></text:p>
          </table:table-cell>
          <table:table-cell office:value-type="string">
            <text:p>Fonte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203X</text:p>
          </table:table-cell>
          <table:table-cell office:value-type="string">
            <text:p>INTERDISCIPLINAR <text:s text:c="33"/></text:p>
          </table:table-cell>
          <table:table-cell office:value-type="string">
            <text:p>Food Additives and Contaminants (Cessou em 2008. Foi desdobrado em dois: Food Additives &amp; Contaminants. Part B, Surveillance e Food Additives &amp; Contaminants. Part A, Chemistry, Analysis, Control, Exposure &amp; Risk Assessme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0105</text:p>
          </table:table-cell>
          <table:table-cell office:value-type="string">
            <text:p>INTERDISCIPLINAR <text:s text:c="33"/></text:p>
          </table:table-cell>
          <table:table-cell office:value-type="string">
            <text:p>Food and Agricultural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085</text:p>
          </table:table-cell>
          <table:table-cell office:value-type="string">
            <text:p>INTERDISCIPLINAR <text:s text:c="33"/></text:p>
          </table:table-cell>
          <table:table-cell office:value-type="string">
            <text:p>Food and Bioproducts Process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6915</text:p>
          </table:table-cell>
          <table:table-cell office:value-type="string">
            <text:p>INTERDISCIPLINAR <text:s text:c="33"/></text:p>
          </table:table-cell>
          <table:table-cell office:value-type="string">
            <text:p>Food and Chemical Toxi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5436</text:p>
          </table:table-cell>
          <table:table-cell office:value-type="string">
            <text:p>INTERDISCIPLINAR <text:s text:c="33"/></text:p>
          </table:table-cell>
          <table:table-cell office:value-type="string">
            <text:p>Food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8146</text:p>
          </table:table-cell>
          <table:table-cell office:value-type="string">
            <text:p>INTERDISCIPLINAR <text:s text:c="33"/></text:p>
          </table:table-cell>
          <table:table-cell office:value-type="string">
            <text:p>Food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7135</text:p>
          </table:table-cell>
          <table:table-cell office:value-type="string">
            <text:p>INTERDISCIPLINAR <text:s text:c="33"/></text:p>
          </table:table-cell>
          <table:table-cell office:value-type="string">
            <text:p>Food Contro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005X</text:p>
          </table:table-cell>
          <table:table-cell office:value-type="string">
            <text:p>INTERDISCIPLINAR <text:s text:c="33"/></text:p>
          </table:table-cell>
          <table:table-cell office:value-type="string">
            <text:p>Food Hydrocolloi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30-9862</text:p>
          </table:table-cell>
          <table:table-cell office:value-type="string">
            <text:p>INTERDISCIPLINAR <text:s text:c="33"/></text:p>
          </table:table-cell>
          <table:table-cell office:value-type="string">
            <text:p>Food Technology and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1007</text:p>
          </table:table-cell>
          <table:table-cell office:value-type="string">
            <text:p>INTERDISCIPLINAR <text:s text:c="33"/></text:p>
          </table:table-cell>
          <table:table-cell office:value-type="string">
            <text:p>Foot &amp; Ankle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28-0671</text:p>
          </table:table-cell>
          <table:table-cell office:value-type="string">
            <text:p>INTERDISCIPLINAR <text:s text:c="33"/></text:p>
          </table:table-cell>
          <table:table-cell office:value-type="string">
            <text:p>For the Learning of Mathema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0738</text:p>
          </table:table-cell>
          <table:table-cell office:value-type="string">
            <text:p>INTERDISCIPLINAR <text:s text:c="33"/></text:p>
          </table:table-cell>
          <table:table-cell office:value-type="string">
            <text:p>Forensic Science Internatio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127</text:p>
          </table:table-cell>
          <table:table-cell office:value-type="string">
            <text:p>INTERDISCIPLINAR <text:s text:c="33"/></text:p>
          </table:table-cell>
          <table:table-cell office:value-type="string">
            <text:p>Forest Ecology and Manage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9341</text:p>
          </table:table-cell>
          <table:table-cell office:value-type="string">
            <text:p>INTERDISCIPLINAR <text:s text:c="33"/></text:p>
          </table:table-cell>
          <table:table-cell office:value-type="string">
            <text:p>Forest Policy and Econo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7473</text:p>
          </table:table-cell>
          <table:table-cell office:value-type="string">
            <text:p>INTERDISCIPLINAR <text:s text:c="33"/></text:p>
          </table:table-cell>
          <table:table-cell office:value-type="string">
            <text:p>Forest Products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749X</text:p>
          </table:table-cell>
          <table:table-cell office:value-type="string">
            <text:p>INTERDISCIPLINAR <text:s text:c="33"/></text:p>
          </table:table-cell>
          <table:table-cell office:value-type="string">
            <text:p>Forest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8028</text:p>
          </table:table-cell>
          <table:table-cell office:value-type="string">
            <text:p>INTERDISCIPLINAR <text:s text:c="33"/></text:p>
          </table:table-cell>
          <table:table-cell office:value-type="string">
            <text:p>Forests, Trees and Livelihood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199</text:p>
          </table:table-cell>
          <table:table-cell office:value-type="string">
            <text:p>INTERDISCIPLINAR <text:s text:c="33"/></text:p>
          </table:table-cell>
          <table:table-cell office:value-type="string">
            <text:p>ForGrad em Rev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457</text:p>
          </table:table-cell>
          <table:table-cell office:value-type="string">
            <text:p>INTERDISCIPLINAR <text:s text:c="33"/></text:p>
          </table:table-cell>
          <table:table-cell office:value-type="string">
            <text:p>Formadores (Cachoei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509</text:p>
          </table:table-cell>
          <table:table-cell office:value-type="string">
            <text:p>INTERDISCIPLINAR <text:s text:c="33"/></text:p>
          </table:table-cell>
          <table:table-cell office:value-type="string">
            <text:p>Fórum (Rio de Janeiro. 2000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962</text:p>
          </table:table-cell>
          <table:table-cell office:value-type="string">
            <text:p>INTERDISCIPLINAR <text:s text:c="33"/></text:p>
          </table:table-cell>
          <table:table-cell office:value-type="string">
            <text:p>Fórum de Direito Urbano e Ambient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531</text:p>
          </table:table-cell>
          <table:table-cell office:value-type="string">
            <text:p>INTERDISCIPLINAR <text:s text:c="33"/></text:p>
          </table:table-cell>
          <table:table-cell office:value-type="string">
            <text:p>Fórum Patrimônio : Ambiente Construído e Patrimônio Sustentável (UFMG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29-2766</text:p>
          </table:table-cell>
          <table:table-cell office:value-type="string">
            <text:p>INTERDISCIPLINAR <text:s text:c="33"/></text:p>
          </table:table-cell>
          <table:table-cell office:value-type="string">
            <text:p>Fourrages (Versaill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292</text:p>
          </table:table-cell>
          <table:table-cell office:value-type="string">
            <text:p>INTERDISCIPLINAR <text:s text:c="33"/></text:p>
          </table:table-cell>
          <table:table-cell office:value-type="string">
            <text:p>Fractal: Revista de Psic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783</text:p>
          </table:table-cell>
          <table:table-cell office:value-type="string">
            <text:p>INTERDISCIPLINAR <text:s text:c="33"/></text:p>
          </table:table-cell>
          <table:table-cell office:value-type="string">
            <text:p>Fragmentos (UFSC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494</text:p>
          </table:table-cell>
          <table:table-cell office:value-type="string">
            <text:p>INTERDISCIPLINAR <text:s text:c="33"/></text:p>
          </table:table-cell>
          <table:table-cell office:value-type="string">
            <text:p>Fragmentos de Cultura (Goiân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828</text:p>
          </table:table-cell>
          <table:table-cell office:value-type="string">
            <text:p>INTERDISCIPLINAR <text:s text:c="33"/></text:p>
          </table:table-cell>
          <table:table-cell office:value-type="string">
            <text:p>Fragmentos de Cultur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5849</text:p>
          </table:table-cell>
          <table:table-cell office:value-type="string">
            <text:p>INTERDISCIPLINAR <text:s text:c="33"/></text:p>
          </table:table-cell>
          <table:table-cell office:value-type="string">
            <text:p>Free Radical Biology &amp;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0633</text:p>
          </table:table-cell>
          <table:table-cell office:value-type="string">
            <text:p>INTERDISCIPLINAR <text:s text:c="33"/></text:p>
          </table:table-cell>
          <table:table-cell office:value-type="string">
            <text:p>Fresenius' Journal of Analytical 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5070</text:p>
          </table:table-cell>
          <table:table-cell office:value-type="string">
            <text:p>INTERDISCIPLINAR <text:s text:c="33"/></text:p>
          </table:table-cell>
          <table:table-cell office:value-type="string">
            <text:p>Freshwater 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9946</text:p>
          </table:table-cell>
          <table:table-cell office:value-type="string">
            <text:p>INTERDISCIPLINAR <text:s text:c="33"/></text:p>
          </table:table-cell>
          <table:table-cell office:value-type="string">
            <text:p>Frontiers in Bio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0-9295</text:p>
          </table:table-cell>
          <table:table-cell office:value-type="string">
            <text:p>INTERDISCIPLINAR <text:s text:c="33"/></text:p>
          </table:table-cell>
          <table:table-cell office:value-type="string">
            <text:p>Frontiers in Ecology and the Environment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48-1294</text:p>
          </table:table-cell>
          <table:table-cell office:value-type="string">
            <text:p>INTERDISCIPLINAR <text:s text:c="33"/></text:p>
          </table:table-cell>
          <table:table-cell office:value-type="string">
            <text:p>Fruits (Paris. Imprimé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2361</text:p>
          </table:table-cell>
          <table:table-cell office:value-type="string">
            <text:p>INTERDISCIPLINAR <text:s text:c="33"/></text:p>
          </table:table-cell>
          <table:table-cell office:value-type="string">
            <text:p>Fuel (Guild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3820</text:p>
          </table:table-cell>
          <table:table-cell office:value-type="string">
            <text:p>INTERDISCIPLINAR <text:s text:c="33"/></text:p>
          </table:table-cell>
          <table:table-cell office:value-type="string">
            <text:p>Fuel Processing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8463</text:p>
          </table:table-cell>
          <table:table-cell office:value-type="string">
            <text:p>INTERDISCIPLINAR <text:s text:c="33"/></text:p>
          </table:table-cell>
          <table:table-cell office:value-type="string">
            <text:p>Functional E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0502</text:p>
          </table:table-cell>
          <table:table-cell office:value-type="string">
            <text:p>INTERDISCIPLINAR <text:s text:c="33"/></text:p>
          </table:table-cell>
          <table:table-cell office:value-type="string">
            <text:p>Functional Ecosystems &amp; Communiti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7-3981</text:p>
          </table:table-cell>
          <table:table-cell office:value-type="string">
            <text:p>INTERDISCIPLINAR <text:s text:c="33"/></text:p>
          </table:table-cell>
          <table:table-cell office:value-type="string">
            <text:p>Fundamental &amp; Clinical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32-8721</text:p>
          </table:table-cell>
          <table:table-cell office:value-type="string">
            <text:p>INTERDISCIPLINAR <text:s text:c="33"/></text:p>
          </table:table-cell>
          <table:table-cell office:value-type="string">
            <text:p>Funkcialaj Ekvacioj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6708</text:p>
          </table:table-cell>
          <table:table-cell office:value-type="string">
            <text:p>INTERDISCIPLINAR <text:s text:c="33"/></text:p>
          </table:table-cell>
          <table:table-cell office:value-type="string">
            <text:p>Future Neur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3287</text:p>
          </table:table-cell>
          <table:table-cell office:value-type="string">
            <text:p>INTERDISCIPLINAR <text:s text:c="33"/></text:p>
          </table:table-cell>
          <table:table-cell office:value-type="string">
            <text:p>Futures (Lond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919</text:p>
          </table:table-cell>
          <table:table-cell office:value-type="string">
            <text:p>INTERDISCIPLINAR <text:s text:c="33"/></text:p>
          </table:table-cell>
          <table:table-cell office:value-type="string">
            <text:p>Gaia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268</text:p>
          </table:table-cell>
          <table:table-cell office:value-type="string">
            <text:p>INTERDISCIPLINAR <text:s text:c="33"/></text:p>
          </table:table-cell>
          <table:table-cell office:value-type="string">
            <text:p>Gaia Scientia (UFPB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11X</text:p>
          </table:table-cell>
          <table:table-cell office:value-type="string">
            <text:p>INTERDISCIPLINAR <text:s text:c="33"/></text:p>
          </table:table-cell>
          <table:table-cell office:value-type="string">
            <text:p>Galáxia (PUC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8256</text:p>
          </table:table-cell>
          <table:table-cell office:value-type="string">
            <text:p>INTERDISCIPLINAR <text:s text:c="33"/></text:p>
          </table:table-cell>
          <table:table-cell office:value-type="string">
            <text:p>Games and Economic Behavior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5328</text:p>
          </table:table-cell>
          <table:table-cell office:value-type="string">
            <text:p>INTERDISCIPLINAR <text:s text:c="33"/></text:p>
          </table:table-cell>
          <table:table-cell office:value-type="string">
            <text:p>Gaz d'Aujourd'hui (Par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3-3660</text:p>
          </table:table-cell>
          <table:table-cell office:value-type="string">
            <text:p>INTERDISCIPLINAR <text:s text:c="33"/></text:p>
          </table:table-cell>
          <table:table-cell office:value-type="string">
            <text:p>Gazzetta Medica Italiana. Archivio per le Scienze Mediche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772</text:p>
          </table:table-cell>
          <table:table-cell office:value-type="string">
            <text:p>INTERDISCIPLINAR <text:s text:c="33"/></text:p>
          </table:table-cell>
          <table:table-cell office:value-type="string">
            <text:p>GED. Gastroenterologia e Endoscopia Digestiv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8343</text:p>
          </table:table-cell>
          <table:table-cell office:value-type="string">
            <text:p>INTERDISCIPLINAR <text:s text:c="33"/></text:p>
          </table:table-cell>
          <table:table-cell office:value-type="string">
            <text:p>General Hospital Psychia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699</text:p>
          </table:table-cell>
          <table:table-cell office:value-type="string">
            <text:p>INTERDISCIPLINAR <text:s text:c="33"/></text:p>
          </table:table-cell>
          <table:table-cell office:value-type="string">
            <text:p>Gênero (Niterói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0395</text:p>
          </table:table-cell>
          <table:table-cell office:value-type="string">
            <text:p>INTERDISCIPLINAR <text:s text:c="33"/></text:p>
          </table:table-cell>
          <table:table-cell office:value-type="string">
            <text:p>Genetic Epidem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9864</text:p>
          </table:table-cell>
          <table:table-cell office:value-type="string">
            <text:p>INTERDISCIPLINAR <text:s text:c="33"/></text:p>
          </table:table-cell>
          <table:table-cell office:value-type="string">
            <text:p>Genetic Resources and Crop Evolu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6707</text:p>
          </table:table-cell>
          <table:table-cell office:value-type="string">
            <text:p>INTERDISCIPLINAR <text:s text:c="33"/></text:p>
          </table:table-cell>
          <table:table-cell office:value-type="string">
            <text:p>Genetica ('s-Gravenhag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57</text:p>
          </table:table-cell>
          <table:table-cell office:value-type="string">
            <text:p>INTERDISCIPLINAR <text:s text:c="33"/></text:p>
          </table:table-cell>
          <table:table-cell office:value-type="string">
            <text:p>Genetics and Molecular Bi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80</text:p>
          </table:table-cell>
          <table:table-cell office:value-type="string">
            <text:p>INTERDISCIPLINAR <text:s text:c="33"/></text:p>
          </table:table-cell>
          <table:table-cell office:value-type="string">
            <text:p>Genetics and Molecular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31-2796</text:p>
          </table:table-cell>
          <table:table-cell office:value-type="string">
            <text:p>INTERDISCIPLINAR <text:s text:c="33"/></text:p>
          </table:table-cell>
          <table:table-cell office:value-type="string">
            <text:p>Genome (Ottawa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7596</text:p>
          </table:table-cell>
          <table:table-cell office:value-type="string">
            <text:p>INTERDISCIPLINAR <text:s text:c="33"/></text:p>
          </table:table-cell>
          <table:table-cell office:value-type="string">
            <text:p>Genome Biology (Cessou em 2005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9051</text:p>
          </table:table-cell>
          <table:table-cell office:value-type="string">
            <text:p>INTERDISCIPLINAR <text:s text:c="33"/></text:p>
          </table:table-cell>
          <table:table-cell office:value-type="string">
            <text:p>Genome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759</text:p>
          </table:table-cell>
          <table:table-cell office:value-type="string">
            <text:p>INTERDISCIPLINAR <text:s text:c="33"/></text:p>
          </table:table-cell>
          <table:table-cell office:value-type="string">
            <text:p>Geoamazônia (UFP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60</text:p>
          </table:table-cell>
          <table:table-cell office:value-type="string">
            <text:p>INTERDISCIPLINAR <text:s text:c="33"/></text:p>
          </table:table-cell>
          <table:table-cell office:value-type="string">
            <text:p>Geoambiente On-l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6049</text:p>
          </table:table-cell>
          <table:table-cell office:value-type="string">
            <text:p>INTERDISCIPLINAR <text:s text:c="33"/></text:p>
          </table:table-cell>
          <table:table-cell office:value-type="string">
            <text:p>Geocarto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800</text:p>
          </table:table-cell>
          <table:table-cell office:value-type="string">
            <text:p>INTERDISCIPLINAR <text:s text:c="33"/></text:p>
          </table:table-cell>
          <table:table-cell office:value-type="string">
            <text:p>Geochimica Brasilien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00X</text:p>
          </table:table-cell>
          <table:table-cell office:value-type="string">
            <text:p>INTERDISCIPLINAR <text:s text:c="33"/></text:p>
          </table:table-cell>
          <table:table-cell office:value-type="string">
            <text:p>Geociências (São Paulo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082</text:p>
          </table:table-cell>
          <table:table-cell office:value-type="string">
            <text:p>INTERDISCIPLINAR <text:s text:c="33"/></text:p>
          </table:table-cell>
          <table:table-cell office:value-type="string">
            <text:p>Geociências (UNE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061</text:p>
          </table:table-cell>
          <table:table-cell office:value-type="string">
            <text:p>INTERDISCIPLINAR <text:s text:c="33"/></text:p>
          </table:table-cell>
          <table:table-cell office:value-type="string">
            <text:p>Geoderma (Amsterdam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111</text:p>
          </table:table-cell>
          <table:table-cell office:value-type="string">
            <text:p>INTERDISCIPLINAR <text:s text:c="33"/></text:p>
          </table:table-cell>
          <table:table-cell office:value-type="string">
            <text:p>Geodésia Onl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683X</text:p>
          </table:table-cell>
          <table:table-cell office:value-type="string">
            <text:p>INTERDISCIPLINAR <text:s text:c="33"/></text:p>
          </table:table-cell>
          <table:table-cell office:value-type="string">
            <text:p>Geogace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888</text:p>
          </table:table-cell>
          <table:table-cell office:value-type="string">
            <text:p>INTERDISCIPLINAR <text:s text:c="33"/></text:p>
          </table:table-cell>
          <table:table-cell office:value-type="string">
            <text:p>Geografia (Londrin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912</text:p>
          </table:table-cell>
          <table:table-cell office:value-type="string">
            <text:p>INTERDISCIPLINAR <text:s text:c="33"/></text:p>
          </table:table-cell>
          <table:table-cell office:value-type="string">
            <text:p>Geografia (Rio Claro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049</text:p>
          </table:table-cell>
          <table:table-cell office:value-type="string">
            <text:p>INTERDISCIPLINAR <text:s text:c="33"/></text:p>
          </table:table-cell>
          <table:table-cell office:value-type="string">
            <text:p>Geografia (UFPI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538</text:p>
          </table:table-cell>
          <table:table-cell office:value-type="string">
            <text:p>INTERDISCIPLINAR <text:s text:c="33"/></text:p>
          </table:table-cell>
          <table:table-cell office:value-type="string">
            <text:p>Geografia. Ensino &amp; Pesquisa (UFS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58</text:p>
          </table:table-cell>
          <table:table-cell office:value-type="string">
            <text:p>INTERDISCIPLINAR <text:s text:c="33"/></text:p>
          </table:table-cell>
          <table:table-cell office:value-type="string">
            <text:p>Geografias (UFMG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1-9081</text:p>
          </table:table-cell>
          <table:table-cell office:value-type="string">
            <text:p>INTERDISCIPLINAR <text:s text:c="33"/></text:p>
          </table:table-cell>
          <table:table-cell office:value-type="string">
            <text:p>Géolinguistique (Grenobl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829</text:p>
          </table:table-cell>
          <table:table-cell office:value-type="string">
            <text:p>INTERDISCIPLINAR <text:s text:c="33"/></text:p>
          </table:table-cell>
          <table:table-cell office:value-type="string">
            <text:p>Geologia USP. Publicação Especi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74X</text:p>
          </table:table-cell>
          <table:table-cell office:value-type="string">
            <text:p>INTERDISCIPLINAR <text:s text:c="33"/></text:p>
          </table:table-cell>
          <table:table-cell office:value-type="string">
            <text:p>Geologia USP. Série Científ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8719</text:p>
          </table:table-cell>
          <table:table-cell office:value-type="string">
            <text:p>INTERDISCIPLINAR <text:s text:c="33"/></text:p>
          </table:table-cell>
          <table:table-cell office:value-type="string">
            <text:p>Geological Society Special Public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314</text:p>
          </table:table-cell>
          <table:table-cell office:value-type="string">
            <text:p>INTERDISCIPLINAR <text:s text:c="33"/></text:p>
          </table:table-cell>
          <table:table-cell office:value-type="string">
            <text:p>Geomática (Santa Mari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097</text:p>
          </table:table-cell>
          <table:table-cell office:value-type="string">
            <text:p>INTERDISCIPLINAR <text:s text:c="33"/></text:p>
          </table:table-cell>
          <table:table-cell office:value-type="string">
            <text:p>Geomática (Santa Maria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8997</text:p>
          </table:table-cell>
          <table:table-cell office:value-type="string">
            <text:p>INTERDISCIPLINAR <text:s text:c="33"/></text:p>
          </table:table-cell>
          <table:table-cell office:value-type="string">
            <text:p>Geometry and Topology Monograph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555X</text:p>
          </table:table-cell>
          <table:table-cell office:value-type="string">
            <text:p>INTERDISCIPLINAR <text:s text:c="33"/></text:p>
          </table:table-cell>
          <table:table-cell office:value-type="string">
            <text:p>Geomorphology (Amsterdam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486</text:p>
          </table:table-cell>
          <table:table-cell office:value-type="string">
            <text:p>INTERDISCIPLINAR <text:s text:c="33"/></text:p>
          </table:table-cell>
          <table:table-cell office:value-type="string">
            <text:p>Geonomo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059</text:p>
          </table:table-cell>
          <table:table-cell office:value-type="string">
            <text:p>INTERDISCIPLINAR <text:s text:c="33"/></text:p>
          </table:table-cell>
          <table:table-cell office:value-type="string">
            <text:p>Geonordeste (UF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646</text:p>
          </table:table-cell>
          <table:table-cell office:value-type="string">
            <text:p>INTERDISCIPLINAR <text:s text:c="33"/></text:p>
          </table:table-cell>
          <table:table-cell office:value-type="string">
            <text:p>Geonotas (UE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8025</text:p>
          </table:table-cell>
          <table:table-cell office:value-type="string">
            <text:p>INTERDISCIPLINAR <text:s text:c="33"/></text:p>
          </table:table-cell>
          <table:table-cell office:value-type="string">
            <text:p>Geophysical Prospect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8276</text:p>
          </table:table-cell>
          <table:table-cell office:value-type="string">
            <text:p>INTERDISCIPLINAR <text:s text:c="33"/></text:p>
          </table:table-cell>
          <table:table-cell office:value-type="string">
            <text:p>Geophysical Research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8033</text:p>
          </table:table-cell>
          <table:table-cell office:value-type="string">
            <text:p>INTERDISCIPLINAR <text:s text:c="33"/></text:p>
          </table:table-cell>
          <table:table-cell office:value-type="string">
            <text:p>Geophys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7-1987</text:p>
          </table:table-cell>
          <table:table-cell office:value-type="string">
            <text:p>INTERDISCIPLINAR <text:s text:c="33"/></text:p>
          </table:table-cell>
          <table:table-cell office:value-type="string">
            <text:p>Geospatial Health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50-5505</text:p>
          </table:table-cell>
          <table:table-cell office:value-type="string">
            <text:p>INTERDISCIPLINAR <text:s text:c="33"/></text:p>
          </table:table-cell>
          <table:table-cell office:value-type="string">
            <text:p>Geostandards Newsletter (Cessou em 2003.Cont. ISSN 1639-4488 Geostandards and Geoanalytical Research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964</text:p>
          </table:table-cell>
          <table:table-cell office:value-type="string">
            <text:p>INTERDISCIPLINAR <text:s text:c="33"/></text:p>
          </table:table-cell>
          <table:table-cell office:value-type="string">
            <text:p>Geosul (UFSC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9522</text:p>
          </table:table-cell>
          <table:table-cell office:value-type="string">
            <text:p>INTERDISCIPLINAR <text:s text:c="33"/></text:p>
          </table:table-cell>
          <table:table-cell office:value-type="string">
            <text:p>Geotecnia (Lisbo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89X</text:p>
          </table:table-cell>
          <table:table-cell office:value-type="string">
            <text:p>INTERDISCIPLINAR <text:s text:c="33"/></text:p>
          </table:table-cell>
          <table:table-cell office:value-type="string">
            <text:p>Geotextos (Salvado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416</text:p>
          </table:table-cell>
          <table:table-cell office:value-type="string">
            <text:p>INTERDISCIPLINAR <text:s text:c="33"/></text:p>
          </table:table-cell>
          <table:table-cell office:value-type="string">
            <text:p>Geousp (USP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14X</text:p>
          </table:table-cell>
          <table:table-cell office:value-type="string">
            <text:p>INTERDISCIPLINAR <text:s text:c="33"/></text:p>
          </table:table-cell>
          <table:table-cell office:value-type="string">
            <text:p>GEPROS. Gestão da Produção, Operações e Sistem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295</text:p>
          </table:table-cell>
          <table:table-cell office:value-type="string">
            <text:p>INTERDISCIPLINAR <text:s text:c="33"/></text:p>
          </table:table-cell>
          <table:table-cell office:value-type="string">
            <text:p>Gerenciamento Ambi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841</text:p>
          </table:table-cell>
          <table:table-cell office:value-type="string">
            <text:p>INTERDISCIPLINAR <text:s text:c="33"/></text:p>
          </table:table-cell>
          <table:table-cell office:value-type="string">
            <text:p>Gerenciamento Costeiro Integrad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289</text:p>
          </table:table-cell>
          <table:table-cell office:value-type="string">
            <text:p>INTERDISCIPLINAR <text:s text:c="33"/></text:p>
          </table:table-cell>
          <table:table-cell office:value-type="string">
            <text:p>Geriatria &amp; Geront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4-1586</text:p>
          </table:table-cell>
          <table:table-cell office:value-type="string">
            <text:p>INTERDISCIPLINAR <text:s text:c="33"/></text:p>
          </table:table-cell>
          <table:table-cell office:value-type="string">
            <text:p>Geriatrics and Gerontology Internat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58</text:p>
          </table:table-cell>
          <table:table-cell office:value-type="string">
            <text:p>INTERDISCIPLINAR <text:s text:c="33"/></text:p>
          </table:table-cell>
          <table:table-cell office:value-type="string">
            <text:p>Gerontologia (U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24X</text:p>
          </table:table-cell>
          <table:table-cell office:value-type="string">
            <text:p>INTERDISCIPLINAR <text:s text:c="33"/></text:p>
          </table:table-cell>
          <table:table-cell office:value-type="string">
            <text:p>Gerontology (Basel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103</text:p>
          </table:table-cell>
          <table:table-cell office:value-type="string">
            <text:p>INTERDISCIPLINAR <text:s text:c="33"/></text:p>
          </table:table-cell>
          <table:table-cell office:value-type="string">
            <text:p>Gestão &amp; Planejamento (Salvador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30X</text:p>
          </table:table-cell>
          <table:table-cell office:value-type="string">
            <text:p>INTERDISCIPLINAR <text:s text:c="33"/></text:p>
          </table:table-cell>
          <table:table-cell office:value-type="string">
            <text:p>Gestão &amp; Produção (UFSCAR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792</text:p>
          </table:table-cell>
          <table:table-cell office:value-type="string">
            <text:p>INTERDISCIPLINAR <text:s text:c="33"/></text:p>
          </table:table-cell>
          <table:table-cell office:value-type="string">
            <text:p>Gestão &amp; Regionalida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36X</text:p>
          </table:table-cell>
          <table:table-cell office:value-type="string">
            <text:p>INTERDISCIPLINAR <text:s text:c="33"/></text:p>
          </table:table-cell>
          <table:table-cell office:value-type="string">
            <text:p>Gestão (Curiti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214</text:p>
          </table:table-cell>
          <table:table-cell office:value-type="string">
            <text:p>INTERDISCIPLINAR <text:s text:c="33"/></text:p>
          </table:table-cell>
          <table:table-cell office:value-type="string">
            <text:p>Gestão Contemporânea (FAP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393</text:p>
          </table:table-cell>
          <table:table-cell office:value-type="string">
            <text:p>INTERDISCIPLINAR <text:s text:c="33"/></text:p>
          </table:table-cell>
          <table:table-cell office:value-type="string">
            <text:p>Gestão de Políticas Públicas no Paraná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556X</text:p>
          </table:table-cell>
          <table:table-cell office:value-type="string">
            <text:p>INTERDISCIPLINAR <text:s text:c="33"/></text:p>
          </table:table-cell>
          <table:table-cell office:value-type="string">
            <text:p>Gestão e Desenvolvi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436</text:p>
          </table:table-cell>
          <table:table-cell office:value-type="string">
            <text:p>INTERDISCIPLINAR <text:s text:c="33"/></text:p>
          </table:table-cell>
          <table:table-cell office:value-type="string">
            <text:p>Gestão e Desenvolvimento (FEEVAL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756</text:p>
          </table:table-cell>
          <table:table-cell office:value-type="string">
            <text:p>INTERDISCIPLINAR <text:s text:c="33"/></text:p>
          </table:table-cell>
          <table:table-cell office:value-type="string">
            <text:p>Gestão e Sociedade (UFM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891</text:p>
          </table:table-cell>
          <table:table-cell office:value-type="string">
            <text:p>INTERDISCIPLINAR <text:s text:c="33"/></text:p>
          </table:table-cell>
          <table:table-cell office:value-type="string">
            <text:p>Gestão em A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827</text:p>
          </table:table-cell>
          <table:table-cell office:value-type="string">
            <text:p>INTERDISCIPLINAR <text:s text:c="33"/></text:p>
          </table:table-cell>
          <table:table-cell office:value-type="string">
            <text:p>Gestão.Or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100</text:p>
          </table:table-cell>
          <table:table-cell office:value-type="string">
            <text:p>INTERDISCIPLINAR <text:s text:c="33"/></text:p>
          </table:table-cell>
          <table:table-cell office:value-type="string">
            <text:p>Ghrebh-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0300</text:p>
          </table:table-cell>
          <table:table-cell office:value-type="string">
            <text:p>INTERDISCIPLINAR <text:s text:c="33"/></text:p>
          </table:table-cell>
          <table:table-cell office:value-type="string">
            <text:p>Ginecología y Reproducció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181</text:p>
          </table:table-cell>
          <table:table-cell office:value-type="string">
            <text:p>INTERDISCIPLINAR <text:s text:c="33"/></text:p>
          </table:table-cell>
          <table:table-cell office:value-type="string">
            <text:p>Global and Planetary Chang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259</text:p>
          </table:table-cell>
          <table:table-cell office:value-type="string">
            <text:p>INTERDISCIPLINAR <text:s text:c="33"/></text:p>
          </table:table-cell>
          <table:table-cell office:value-type="string">
            <text:p>Global Brasil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1013</text:p>
          </table:table-cell>
          <table:table-cell office:value-type="string">
            <text:p>INTERDISCIPLINAR <text:s text:c="33"/></text:p>
          </table:table-cell>
          <table:table-cell office:value-type="string">
            <text:p>Global Change 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822X</text:p>
          </table:table-cell>
          <table:table-cell office:value-type="string">
            <text:p>INTERDISCIPLINAR <text:s text:c="33"/></text:p>
          </table:table-cell>
          <table:table-cell office:value-type="string">
            <text:p>Global Ecology and Biogeograph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7447</text:p>
          </table:table-cell>
          <table:table-cell office:value-type="string">
            <text:p>INTERDISCIPLINAR <text:s text:c="33"/></text:p>
          </table:table-cell>
          <table:table-cell office:value-type="string">
            <text:p>Global Ecology and Biogeography Letters (Cessou em 1998. Cont. ISSN 1466-822X Global Ecology and Biogeography (Print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780</text:p>
          </table:table-cell>
          <table:table-cell office:value-type="string">
            <text:p>INTERDISCIPLINAR <text:s text:c="33"/></text:p>
          </table:table-cell>
          <table:table-cell office:value-type="string">
            <text:p>Global Environmental Chang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4-2640</text:p>
          </table:table-cell>
          <table:table-cell office:value-type="string">
            <text:p>INTERDISCIPLINAR <text:s text:c="33"/></text:p>
          </table:table-cell>
          <table:table-cell office:value-type="string">
            <text:p>Global Juris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2-937X</text:p>
          </table:table-cell>
          <table:table-cell office:value-type="string">
            <text:p>INTERDISCIPLINAR <text:s text:c="33"/></text:p>
          </table:table-cell>
          <table:table-cell office:value-type="string">
            <text:p>Gondwana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646</text:p>
          </table:table-cell>
          <table:table-cell office:value-type="string">
            <text:p>INTERDISCIPLINAR <text:s text:c="33"/></text:p>
          </table:table-cell>
          <table:table-cell office:value-type="string">
            <text:p>Governet. Boletim de Licitações e Contrat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073</text:p>
          </table:table-cell>
          <table:table-cell office:value-type="string">
            <text:p>INTERDISCIPLINAR <text:s text:c="33"/></text:p>
          </table:table-cell>
          <table:table-cell office:value-type="string">
            <text:p>Gragoatá (UFF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536</text:p>
          </table:table-cell>
          <table:table-cell office:value-type="string">
            <text:p>INTERDISCIPLINAR <text:s text:c="33"/></text:p>
          </table:table-cell>
          <table:table-cell office:value-type="string">
            <text:p>Graphos (João Pesso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1-0119</text:p>
          </table:table-cell>
          <table:table-cell office:value-type="string">
            <text:p>INTERDISCIPLINAR <text:s text:c="33"/></text:p>
          </table:table-cell>
          <table:table-cell office:value-type="string">
            <text:p>Graphs and Combinator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3495</text:p>
          </table:table-cell>
          <table:table-cell office:value-type="string">
            <text:p>INTERDISCIPLINAR <text:s text:c="33"/></text:p>
          </table:table-cell>
          <table:table-cell office:value-type="string">
            <text:p>Grasas y Aceites (Sevill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975</text:p>
          </table:table-cell>
          <table:table-cell office:value-type="string">
            <text:p>INTERDISCIPLINAR <text:s text:c="33"/></text:p>
          </table:table-cell>
          <table:table-cell office:value-type="string">
            <text:p>Gravel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268</text:p>
          </table:table-cell>
          <table:table-cell office:value-type="string">
            <text:p>INTERDISCIPLINAR <text:s text:c="33"/></text:p>
          </table:table-cell>
          <table:table-cell office:value-type="string">
            <text:p>Grifos (UNOES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3832</text:p>
          </table:table-cell>
          <table:table-cell office:value-type="string">
            <text:p>INTERDISCIPLINAR <text:s text:c="33"/></text:p>
          </table:table-cell>
          <table:table-cell office:value-type="string">
            <text:p>Grumo (Buenos Air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0470</text:p>
          </table:table-cell>
          <table:table-cell office:value-type="string">
            <text:p>INTERDISCIPLINAR <text:s text:c="33"/></text:p>
          </table:table-cell>
          <table:table-cell office:value-type="string">
            <text:p>Gulf and Caribbean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979</text:p>
          </table:table-cell>
          <table:table-cell office:value-type="string">
            <text:p>INTERDISCIPLINAR <text:s text:c="33"/></text:p>
          </table:table-cell>
          <table:table-cell office:value-type="string">
            <text:p>GV Executiv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7346</text:p>
          </table:table-cell>
          <table:table-cell office:value-type="string">
            <text:p>INTERDISCIPLINAR <text:s text:c="33"/></text:p>
          </table:table-cell>
          <table:table-cell office:value-type="string">
            <text:p>Gynecologic and Obstetric Investig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8258</text:p>
          </table:table-cell>
          <table:table-cell office:value-type="string">
            <text:p>INTERDISCIPLINAR <text:s text:c="33"/></text:p>
          </table:table-cell>
          <table:table-cell office:value-type="string">
            <text:p>Gynecologic On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475</text:p>
          </table:table-cell>
          <table:table-cell office:value-type="string">
            <text:p>INTERDISCIPLINAR <text:s text:c="33"/></text:p>
          </table:table-cell>
          <table:table-cell office:value-type="string">
            <text:p>Habitus (UCG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0-2706</text:p>
          </table:table-cell>
          <table:table-cell office:value-type="string">
            <text:p>INTERDISCIPLINAR <text:s text:c="33"/></text:p>
          </table:table-cell>
          <table:table-cell office:value-type="string">
            <text:p>Harmful Algae New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0912</text:p>
          </table:table-cell>
          <table:table-cell office:value-type="string">
            <text:p>INTERDISCIPLINAR <text:s text:c="33"/></text:p>
          </table:table-cell>
          <table:table-cell office:value-type="string">
            <text:p>Hattori Shokubutsu Kenkyujo hokoku / Journal of the Hattori Botanical Laboratory (Cessou em 2006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409</text:p>
          </table:table-cell>
          <table:table-cell office:value-type="string">
            <text:p>INTERDISCIPLINAR <text:s text:c="33"/></text:p>
          </table:table-cell>
          <table:table-cell office:value-type="string">
            <text:p>HCP Vida (Hospital do Câncer de Pernambuc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3074</text:p>
          </table:table-cell>
          <table:table-cell office:value-type="string">
            <text:p>INTERDISCIPLINAR <text:s text:c="33"/></text:p>
          </table:table-cell>
          <table:table-cell office:value-type="string">
            <text:p>Head &amp; Neck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8748</text:p>
          </table:table-cell>
          <table:table-cell office:value-type="string">
            <text:p>INTERDISCIPLINAR <text:s text:c="33"/></text:p>
          </table:table-cell>
          <table:table-cell office:value-type="string">
            <text:p>Headach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8292</text:p>
          </table:table-cell>
          <table:table-cell office:value-type="string">
            <text:p>INTERDISCIPLINAR <text:s text:c="33"/></text:p>
          </table:table-cell>
          <table:table-cell office:value-type="string">
            <text:p>Health and Pla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1981</text:p>
          </table:table-cell>
          <table:table-cell office:value-type="string">
            <text:p>INTERDISCIPLINAR <text:s text:c="33"/></text:p>
          </table:table-cell>
          <table:table-cell office:value-type="string">
            <text:p>Health Education &amp; Behavio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1080</text:p>
          </table:table-cell>
          <table:table-cell office:value-type="string">
            <text:p>INTERDISCIPLINAR <text:s text:c="33"/></text:p>
          </table:table-cell>
          <table:table-cell office:value-type="string">
            <text:p>Health Policy and Plann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7-9513</text:p>
          </table:table-cell>
          <table:table-cell office:value-type="string">
            <text:p>INTERDISCIPLINAR <text:s text:c="33"/></text:p>
          </table:table-cell>
          <table:table-cell office:value-type="string">
            <text:p>Hermès (Paris. 1988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8-487X</text:p>
          </table:table-cell>
          <table:table-cell office:value-type="string">
            <text:p>INTERDISCIPLINAR <text:s text:c="33"/></text:p>
          </table:table-cell>
          <table:table-cell office:value-type="string">
            <text:p>Hérodote (Pari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0130</text:p>
          </table:table-cell>
          <table:table-cell office:value-type="string">
            <text:p>INTERDISCIPLINAR <text:s text:c="33"/></text:p>
          </table:table-cell>
          <table:table-cell office:value-type="string">
            <text:p>Herpetological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084X</text:p>
          </table:table-cell>
          <table:table-cell office:value-type="string">
            <text:p>INTERDISCIPLINAR <text:s text:c="33"/></text:p>
          </table:table-cell>
          <table:table-cell office:value-type="string">
            <text:p>Herpetological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6121</text:p>
          </table:table-cell>
          <table:table-cell office:value-type="string">
            <text:p>INTERDISCIPLINAR <text:s text:c="33"/></text:p>
          </table:table-cell>
          <table:table-cell office:value-type="string">
            <text:p>Herramienta (Buenos Aire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5-5414</text:p>
          </table:table-cell>
          <table:table-cell office:value-type="string">
            <text:p>INTERDISCIPLINAR <text:s text:c="33"/></text:p>
          </table:table-cell>
          <table:table-cell office:value-type="string">
            <text:p>Heterocycles (Sendai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155</text:p>
          </table:table-cell>
          <table:table-cell office:value-type="string">
            <text:p>INTERDISCIPLINAR <text:s text:c="33"/></text:p>
          </table:table-cell>
          <table:table-cell office:value-type="string">
            <text:p>Hífen (PUCR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511</text:p>
          </table:table-cell>
          <table:table-cell office:value-type="string">
            <text:p>INTERDISCIPLINAR <text:s text:c="33"/></text:p>
          </table:table-cell>
          <table:table-cell office:value-type="string">
            <text:p>Hífen (Uruguaiana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3-6520</text:p>
          </table:table-cell>
          <table:table-cell office:value-type="string">
            <text:p>INTERDISCIPLINAR <text:s text:c="33"/></text:p>
          </table:table-cell>
          <table:table-cell office:value-type="string">
            <text:p>High voltage engineer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5224</text:p>
          </table:table-cell>
          <table:table-cell office:value-type="string">
            <text:p>INTERDISCIPLINAR <text:s text:c="33"/></text:p>
          </table:table-cell>
          <table:table-cell office:value-type="string">
            <text:p>Higher Education Quarterl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171</text:p>
          </table:table-cell>
          <table:table-cell office:value-type="string">
            <text:p>INTERDISCIPLINAR <text:s text:c="33"/></text:p>
          </table:table-cell>
          <table:table-cell office:value-type="string">
            <text:p>Higiene Alimenta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321</text:p>
          </table:table-cell>
          <table:table-cell office:value-type="string">
            <text:p>INTERDISCIPLINAR <text:s text:c="33"/></text:p>
          </table:table-cell>
          <table:table-cell office:value-type="string">
            <text:p>Hiléia (UE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9631</text:p>
          </table:table-cell>
          <table:table-cell office:value-type="string">
            <text:p>INTERDISCIPLINAR <text:s text:c="33"/></text:p>
          </table:table-cell>
          <table:table-cell office:value-type="string">
            <text:p>Hippocampus (New York, N.Y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50-8069</text:p>
          </table:table-cell>
          <table:table-cell office:value-type="string">
            <text:p>INTERDISCIPLINAR <text:s text:c="33"/></text:p>
          </table:table-cell>
          <table:table-cell office:value-type="string">
            <text:p>Histoire Épistémologie Langage (Imprimé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0167</text:p>
          </table:table-cell>
          <table:table-cell office:value-type="string">
            <text:p>INTERDISCIPLINAR <text:s text:c="33"/></text:p>
          </table:table-cell>
          <table:table-cell office:value-type="string">
            <text:p>Histopathology (Oxfor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488</text:p>
          </table:table-cell>
          <table:table-cell office:value-type="string">
            <text:p>INTERDISCIPLINAR <text:s text:c="33"/></text:p>
          </table:table-cell>
          <table:table-cell office:value-type="string">
            <text:p>História &amp; Ensino (UE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9X</text:p>
          </table:table-cell>
          <table:table-cell office:value-type="string">
            <text:p>INTERDISCIPLINAR <text:s text:c="33"/></text:p>
          </table:table-cell>
          <table:table-cell office:value-type="string">
            <text:p>Historia &amp; Perspectivas (UFU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074</text:p>
          </table:table-cell>
          <table:table-cell office:value-type="string">
            <text:p>INTERDISCIPLINAR <text:s text:c="33"/></text:p>
          </table:table-cell>
          <table:table-cell office:value-type="string">
            <text:p>História (UNESP. Impresso) (Cessou em 2004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518</text:p>
          </table:table-cell>
          <table:table-cell office:value-type="string">
            <text:p>INTERDISCIPLINAR <text:s text:c="33"/></text:p>
          </table:table-cell>
          <table:table-cell office:value-type="string">
            <text:p>História da Educação (UFP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783</text:p>
          </table:table-cell>
          <table:table-cell office:value-type="string">
            <text:p>INTERDISCIPLINAR <text:s text:c="33"/></text:p>
          </table:table-cell>
          <table:table-cell office:value-type="string">
            <text:p>História e-Histó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314</text:p>
          </table:table-cell>
          <table:table-cell office:value-type="string">
            <text:p>INTERDISCIPLINAR <text:s text:c="33"/></text:p>
          </table:table-cell>
          <table:table-cell office:value-type="string">
            <text:p>História Econômica &amp; História de Empresa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658</text:p>
          </table:table-cell>
          <table:table-cell office:value-type="string">
            <text:p>INTERDISCIPLINAR <text:s text:c="33"/></text:p>
          </table:table-cell>
          <table:table-cell office:value-type="string">
            <text:p>História Oral (Rio de Janeir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312</text:p>
          </table:table-cell>
          <table:table-cell office:value-type="string">
            <text:p>INTERDISCIPLINAR <text:s text:c="33"/></text:p>
          </table:table-cell>
          <table:table-cell office:value-type="string">
            <text:p>História Revista (UFG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2570</text:p>
          </table:table-cell>
          <table:table-cell office:value-type="string">
            <text:p>INTERDISCIPLINAR <text:s text:c="33"/></text:p>
          </table:table-cell>
          <table:table-cell office:value-type="string">
            <text:p>Historia Soc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61</text:p>
          </table:table-cell>
          <table:table-cell office:value-type="string">
            <text:p>INTERDISCIPLINAR <text:s text:c="33"/></text:p>
          </table:table-cell>
          <table:table-cell office:value-type="string">
            <text:p>História Unisino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56X</text:p>
          </table:table-cell>
          <table:table-cell office:value-type="string">
            <text:p>INTERDISCIPLINAR <text:s text:c="33"/></text:p>
          </table:table-cell>
          <table:table-cell office:value-type="string">
            <text:p>História Viva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70</text:p>
          </table:table-cell>
          <table:table-cell office:value-type="string">
            <text:p>INTERDISCIPLINAR <text:s text:c="33"/></text:p>
          </table:table-cell>
          <table:table-cell office:value-type="string">
            <text:p>História, Ciências, Saúde-Manguinho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758</text:p>
          </table:table-cell>
          <table:table-cell office:value-type="string">
            <text:p>INTERDISCIPLINAR <text:s text:c="33"/></text:p>
          </table:table-cell>
          <table:table-cell office:value-type="string">
            <text:p>História, Ciências, Saúde-Manguinho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32</text:p>
          </table:table-cell>
          <table:table-cell office:value-type="string">
            <text:p>INTERDISCIPLINAR <text:s text:c="33"/></text:p>
          </table:table-cell>
          <table:table-cell office:value-type="string">
            <text:p>História. Questões e Debat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856</text:p>
          </table:table-cell>
          <table:table-cell office:value-type="string">
            <text:p>INTERDISCIPLINAR <text:s text:c="33"/></text:p>
          </table:table-cell>
          <table:table-cell office:value-type="string">
            <text:p>História: Debates e Tendências (Passo Fund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284</text:p>
          </table:table-cell>
          <table:table-cell office:value-type="string">
            <text:p>INTERDISCIPLINAR <text:s text:c="33"/></text:p>
          </table:table-cell>
          <table:table-cell office:value-type="string">
            <text:p>Histórica (São Paulo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1-9714</text:p>
          </table:table-cell>
          <table:table-cell office:value-type="string">
            <text:p>INTERDISCIPLINAR <text:s text:c="33"/></text:p>
          </table:table-cell>
          <table:table-cell office:value-type="string">
            <text:p>History and Philosophy of the Life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9610</text:p>
          </table:table-cell>
          <table:table-cell office:value-type="string">
            <text:p>INTERDISCIPLINAR <text:s text:c="33"/></text:p>
          </table:table-cell>
          <table:table-cell office:value-type="string">
            <text:p>History Review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2877</text:p>
          </table:table-cell>
          <table:table-cell office:value-type="string">
            <text:p>INTERDISCIPLINAR <text:s text:c="33"/></text:p>
          </table:table-cell>
          <table:table-cell office:value-type="string">
            <text:p>Hoehnea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421</text:p>
          </table:table-cell>
          <table:table-cell office:value-type="string">
            <text:p>INTERDISCIPLINAR <text:s text:c="33"/></text:p>
          </table:table-cell>
          <table:table-cell office:value-type="string">
            <text:p>Holos Environment (CD-RO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634</text:p>
          </table:table-cell>
          <table:table-cell office:value-type="string">
            <text:p>INTERDISCIPLINAR <text:s text:c="33"/></text:p>
          </table:table-cell>
          <table:table-cell office:value-type="string">
            <text:p>HOLOS Environment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4916</text:p>
          </table:table-cell>
          <table:table-cell office:value-type="string">
            <text:p>INTERDISCIPLINAR <text:s text:c="33"/></text:p>
          </table:table-cell>
          <table:table-cell office:value-type="string">
            <text:p>Homeopathy (Edinburgh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8861</text:p>
          </table:table-cell>
          <table:table-cell office:value-type="string">
            <text:p>INTERDISCIPLINAR <text:s text:c="33"/></text:p>
          </table:table-cell>
          <table:table-cell office:value-type="string">
            <text:p>Horizonte de Enfermer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706</text:p>
          </table:table-cell>
          <table:table-cell office:value-type="string">
            <text:p>INTERDISCIPLINAR <text:s text:c="33"/></text:p>
          </table:table-cell>
          <table:table-cell office:value-type="string">
            <text:p>Horizontes (EDUSF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183</text:p>
          </table:table-cell>
          <table:table-cell office:value-type="string">
            <text:p>INTERDISCIPLINAR <text:s text:c="33"/></text:p>
          </table:table-cell>
          <table:table-cell office:value-type="string">
            <text:p>Horizontes Antropológicos (UFRGS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506X</text:p>
          </table:table-cell>
          <table:table-cell office:value-type="string">
            <text:p>INTERDISCIPLINAR <text:s text:c="33"/></text:p>
          </table:table-cell>
          <table:table-cell office:value-type="string">
            <text:p>Hormones and Behavior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536</text:p>
          </table:table-cell>
          <table:table-cell office:value-type="string">
            <text:p>INTERDISCIPLINAR <text:s text:c="33"/></text:p>
          </table:table-cell>
          <table:table-cell office:value-type="string">
            <text:p>Horticultura Brasileir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5345</text:p>
          </table:table-cell>
          <table:table-cell office:value-type="string">
            <text:p>INTERDISCIPLINAR <text:s text:c="33"/></text:p>
          </table:table-cell>
          <table:table-cell office:value-type="string">
            <text:p>Hort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67</text:p>
          </table:table-cell>
          <table:table-cell office:value-type="string">
            <text:p>INTERDISCIPLINAR <text:s text:c="33"/></text:p>
          </table:table-cell>
          <table:table-cell office:value-type="string">
            <text:p>Hórus (FAE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271</text:p>
          </table:table-cell>
          <table:table-cell office:value-type="string">
            <text:p>INTERDISCIPLINAR <text:s text:c="33"/></text:p>
          </table:table-cell>
          <table:table-cell office:value-type="string">
            <text:p>Human &amp; Experimental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7069</text:p>
          </table:table-cell>
          <table:table-cell office:value-type="string">
            <text:p>INTERDISCIPLINAR <text:s text:c="33"/></text:p>
          </table:table-cell>
          <table:table-cell office:value-type="string">
            <text:p>Human Ecology (Ithaca, N.Y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7839</text:p>
          </table:table-cell>
          <table:table-cell office:value-type="string">
            <text:p>INTERDISCIPLINAR <text:s text:c="33"/></text:p>
          </table:table-cell>
          <table:table-cell office:value-type="string">
            <text:p>Human Ecology (New York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4-4827</text:p>
          </table:table-cell>
          <table:table-cell office:value-type="string">
            <text:p>INTERDISCIPLINAR <text:s text:c="33"/></text:p>
          </table:table-cell>
          <table:table-cell office:value-type="string">
            <text:p>Human Ecology Review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6717</text:p>
          </table:table-cell>
          <table:table-cell office:value-type="string">
            <text:p>INTERDISCIPLINAR <text:s text:c="33"/></text:p>
          </table:table-cell>
          <table:table-cell office:value-type="string">
            <text:p>Human Gen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7259</text:p>
          </table:table-cell>
          <table:table-cell office:value-type="string">
            <text:p>INTERDISCIPLINAR <text:s text:c="33"/></text:p>
          </table:table-cell>
          <table:table-cell office:value-type="string">
            <text:p>Human Organiz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8177</text:p>
          </table:table-cell>
          <table:table-cell office:value-type="string">
            <text:p>INTERDISCIPLINAR <text:s text:c="33"/></text:p>
          </table:table-cell>
          <table:table-cell office:value-type="string">
            <text:p>Human Path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7267</text:p>
          </table:table-cell>
          <table:table-cell office:value-type="string">
            <text:p>INTERDISCIPLINAR <text:s text:c="33"/></text:p>
          </table:table-cell>
          <table:table-cell office:value-type="string">
            <text:p>Human Relations (New York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4491</text:p>
          </table:table-cell>
          <table:table-cell office:value-type="string">
            <text:p>INTERDISCIPLINAR <text:s text:c="33"/></text:p>
          </table:table-cell>
          <table:table-cell office:value-type="string">
            <text:p>Human Resources for Healt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479</text:p>
          </table:table-cell>
          <table:table-cell office:value-type="string">
            <text:p>INTERDISCIPLINAR <text:s text:c="33"/></text:p>
          </table:table-cell>
          <table:table-cell office:value-type="string">
            <text:p>Humanidades (Brasíl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599</text:p>
          </table:table-cell>
          <table:table-cell office:value-type="string">
            <text:p>INTERDISCIPLINAR <text:s text:c="33"/></text:p>
          </table:table-cell>
          <table:table-cell office:value-type="string">
            <text:p>Humanidades em Revis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38X</text:p>
          </table:table-cell>
          <table:table-cell office:value-type="string">
            <text:p>INTERDISCIPLINAR <text:s text:c="33"/></text:p>
          </table:table-cell>
          <table:table-cell office:value-type="string">
            <text:p>Humanitates (UCB/DF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7615</text:p>
          </table:table-cell>
          <table:table-cell office:value-type="string">
            <text:p>INTERDISCIPLINAR <text:s text:c="33"/></text:p>
          </table:table-cell>
          <table:table-cell office:value-type="string">
            <text:p>Humboldt (Spanische Ausg.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8158</text:p>
          </table:table-cell>
          <table:table-cell office:value-type="string">
            <text:p>INTERDISCIPLINAR <text:s text:c="33"/></text:p>
          </table:table-cell>
          <table:table-cell office:value-type="string">
            <text:p>Hydrobiologia (The Hague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2174</text:p>
          </table:table-cell>
          <table:table-cell office:value-type="string">
            <text:p>INTERDISCIPLINAR <text:s text:c="33"/></text:p>
          </table:table-cell>
          <table:table-cell office:value-type="string">
            <text:p>Hydrogeology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6087</text:p>
          </table:table-cell>
          <table:table-cell office:value-type="string">
            <text:p>INTERDISCIPLINAR <text:s text:c="33"/></text:p>
          </table:table-cell>
          <table:table-cell office:value-type="string">
            <text:p>Hydrological Process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2-6667</text:p>
          </table:table-cell>
          <table:table-cell office:value-type="string">
            <text:p>INTERDISCIPLINAR <text:s text:c="33"/></text:p>
          </table:table-cell>
          <table:table-cell office:value-type="string">
            <text:p>Hydrological Sciences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2-2108</text:p>
          </table:table-cell>
          <table:table-cell office:value-type="string">
            <text:p>INTERDISCIPLINAR <text:s text:c="33"/></text:p>
          </table:table-cell>
          <table:table-cell office:value-type="string">
            <text:p>Hydrology and Earth System Sciences Discuss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6X</text:p>
          </table:table-cell>
          <table:table-cell office:value-type="string">
            <text:p>INTERDISCIPLINAR <text:s text:c="33"/></text:p>
          </table:table-cell>
          <table:table-cell office:value-type="string">
            <text:p>Hydrometallurgy (Amsterdam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726</text:p>
          </table:table-cell>
          <table:table-cell office:value-type="string">
            <text:p>INTERDISCIPLINAR <text:s text:c="33"/></text:p>
          </table:table-cell>
          <table:table-cell office:value-type="string">
            <text:p>Hygeia : Revista Brasileira de Geografia Médica e da Saúde (Uberlând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43</text:p>
          </table:table-cell>
          <table:table-cell office:value-type="string">
            <text:p>INTERDISCIPLINAR <text:s text:c="33"/></text:p>
          </table:table-cell>
          <table:table-cell office:value-type="string">
            <text:p>Hyperfine Interact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138</text:p>
          </table:table-cell>
          <table:table-cell office:value-type="string">
            <text:p>INTERDISCIPLINAR <text:s text:c="33"/></text:p>
          </table:table-cell>
          <table:table-cell office:value-type="string">
            <text:p>Hypnos (PUCS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383</text:p>
          </table:table-cell>
          <table:table-cell office:value-type="string">
            <text:p>INTERDISCIPLINAR <text:s text:c="33"/></text:p>
          </table:table-cell>
          <table:table-cell office:value-type="string">
            <text:p>I.E.E.E. Transactions on Electron Devi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836</text:p>
          </table:table-cell>
          <table:table-cell office:value-type="string">
            <text:p>INTERDISCIPLINAR <text:s text:c="33"/></text:p>
          </table:table-cell>
          <table:table-cell office:value-type="string">
            <text:p>Iara: Revista de Moda, Cultura e Ar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311</text:p>
          </table:table-cell>
          <table:table-cell office:value-type="string">
            <text:p>INTERDISCIPLINAR <text:s text:c="33"/></text:p>
          </table:table-cell>
          <table:table-cell office:value-type="string">
            <text:p>Iararana (Salvador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8444</text:p>
          </table:table-cell>
          <table:table-cell office:value-type="string">
            <text:p>INTERDISCIPLINAR <text:s text:c="33"/></text:p>
          </table:table-cell>
          <table:table-cell office:value-type="string">
            <text:p>Ibero Americana (Stockhol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8-0967</text:p>
          </table:table-cell>
          <table:table-cell office:value-type="string">
            <text:p>INTERDISCIPLINAR <text:s text:c="33"/></text:p>
          </table:table-cell>
          <table:table-cell office:value-type="string">
            <text:p>Ibersid (Zaragoz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0-1249</text:p>
          </table:table-cell>
          <table:table-cell office:value-type="string">
            <text:p>INTERDISCIPLINAR <text:s text:c="33"/></text:p>
          </table:table-cell>
          <table:table-cell office:value-type="string">
            <text:p>Íconos (Quit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06</text:p>
          </table:table-cell>
          <table:table-cell office:value-type="string">
            <text:p>INTERDISCIPLINAR <text:s text:c="33"/></text:p>
          </table:table-cell>
          <table:table-cell office:value-type="string">
            <text:p>Ide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876</text:p>
          </table:table-cell>
          <table:table-cell office:value-type="string">
            <text:p>INTERDISCIPLINAR <text:s text:c="33"/></text:p>
          </table:table-cell>
          <table:table-cell office:value-type="string">
            <text:p>Ideias (UNICAM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505</text:p>
          </table:table-cell>
          <table:table-cell office:value-type="string">
            <text:p>INTERDISCIPLINAR <text:s text:c="33"/></text:p>
          </table:table-cell>
          <table:table-cell office:value-type="string">
            <text:p>Idéias e Tendências em Fo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5012</text:p>
          </table:table-cell>
          <table:table-cell office:value-type="string">
            <text:p>INTERDISCIPLINAR <text:s text:c="33"/></text:p>
          </table:table-cell>
          <table:table-cell office:value-type="string">
            <text:p>IDS Bulletin (Brighton. 1984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2360</text:p>
          </table:table-cell>
          <table:table-cell office:value-type="string">
            <text:p>INTERDISCIPLINAR <text:s text:c="33"/></text:p>
          </table:table-cell>
          <table:table-cell office:value-type="string">
            <text:p>IEE Proceedings. Generation, Transmission &amp; Distribution (Cessou em 2006. Cont. ISSN 1751-8687 IET Generation, Transmission &amp; Distribution (Print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5970</text:p>
          </table:table-cell>
          <table:table-cell office:value-type="string">
            <text:p>INTERDISCIPLINAR <text:s text:c="33"/></text:p>
          </table:table-cell>
          <table:table-cell office:value-type="string">
            <text:p>IEE Proceedings. Software (Cessou em 2006. Cont. ISSN 1751-8806 IET Software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6804</text:p>
          </table:table-cell>
          <table:table-cell office:value-type="string">
            <text:p>INTERDISCIPLINAR <text:s text:c="33"/></text:p>
          </table:table-cell>
          <table:table-cell office:value-type="string">
            <text:p>IEEE Communications Magaz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1716</text:p>
          </table:table-cell>
          <table:table-cell office:value-type="string">
            <text:p>INTERDISCIPLINAR <text:s text:c="33"/></text:p>
          </table:table-cell>
          <table:table-cell office:value-type="string">
            <text:p>IEEE Computer Graphics and Appl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8-7908</text:p>
          </table:table-cell>
          <table:table-cell office:value-type="string">
            <text:p>INTERDISCIPLINAR <text:s text:c="33"/></text:p>
          </table:table-cell>
          <table:table-cell office:value-type="string">
            <text:p>IEEE Multidisciplinary Engineering Education Magaz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986X</text:p>
          </table:table-cell>
          <table:table-cell office:value-type="string">
            <text:p>INTERDISCIPLINAR <text:s text:c="33"/></text:p>
          </table:table-cell>
          <table:table-cell office:value-type="string">
            <text:p>IEEE Multimedi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286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Automatic Contro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294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Biomedical Engineer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375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Electromagnetic Compatibilit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6706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Fuzzy System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2892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Geoscience and Remote Sens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7-7149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Image Process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9994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Industry Applica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56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Instrumentation and Measur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64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Magne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99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Nuclear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2-8828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Pattern Analysis and Machine Intellig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3813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Plasma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8977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Power Delive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8993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Power Electron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8950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Power System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587X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Signal Process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4419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Systems, Man and Cybernetics. Part B. Cyberne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6977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Systems, Man and Cybernetics. Part C, Applications and Review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010</text:p>
          </table:table-cell>
          <table:table-cell office:value-type="string">
            <text:p>INTERDISCIPLINAR <text:s text:c="33"/></text:p>
          </table:table-cell>
          <table:table-cell office:value-type="string">
            <text:p>IEEE Transactions on Ultrasonics, Ferroelectrics, and Frequency Contro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8540</text:p>
          </table:table-cell>
          <table:table-cell office:value-type="string">
            <text:p>INTERDISCIPLINAR <text:s text:c="33"/></text:p>
          </table:table-cell>
          <table:table-cell office:value-type="string">
            <text:p>IEEE-RI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4435</text:p>
          </table:table-cell>
          <table:table-cell office:value-type="string">
            <text:p>INTERDISCIPLINAR <text:s text:c="33"/></text:p>
          </table:table-cell>
          <table:table-cell office:value-type="string">
            <text:p>IEEE/ASME Transactions on Mechatron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8652</text:p>
          </table:table-cell>
          <table:table-cell office:value-type="string">
            <text:p>INTERDISCIPLINAR <text:s text:c="33"/></text:p>
          </table:table-cell>
          <table:table-cell office:value-type="string">
            <text:p>IET Control Theory &amp; Application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0737</text:p>
          </table:table-cell>
          <table:table-cell office:value-type="string">
            <text:p>INTERDISCIPLINAR <text:s text:c="33"/></text:p>
          </table:table-cell>
          <table:table-cell office:value-type="string">
            <text:p>IFMBE Proceeding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4705</text:p>
          </table:table-cell>
          <table:table-cell office:value-type="string">
            <text:p>INTERDISCIPLINAR <text:s text:c="33"/></text:p>
          </table:table-cell>
          <table:table-cell office:value-type="string">
            <text:p>Iheringia. Série Botân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4721</text:p>
          </table:table-cell>
          <table:table-cell office:value-type="string">
            <text:p>INTERDISCIPLINAR <text:s text:c="33"/></text:p>
          </table:table-cell>
          <table:table-cell office:value-type="string">
            <text:p>Iheringia. Série Zoolog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769</text:p>
          </table:table-cell>
          <table:table-cell office:value-type="string">
            <text:p>INTERDISCIPLINAR <text:s text:c="33"/></text:p>
          </table:table-cell>
          <table:table-cell office:value-type="string">
            <text:p>IHU On-Line (UNISINO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46X</text:p>
          </table:table-cell>
          <table:table-cell office:value-type="string">
            <text:p>INTERDISCIPLINAR <text:s text:c="33"/></text:p>
          </table:table-cell>
          <table:table-cell office:value-type="string">
            <text:p>IJD. International Journal of Dentist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797</text:p>
          </table:table-cell>
          <table:table-cell office:value-type="string">
            <text:p>INTERDISCIPLINAR <text:s text:c="33"/></text:p>
          </table:table-cell>
          <table:table-cell office:value-type="string">
            <text:p>IJP. International Journal of Pavemen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4-9982</text:p>
          </table:table-cell>
          <table:table-cell office:value-type="string">
            <text:p>INTERDISCIPLINAR <text:s text:c="33"/></text:p>
          </table:table-cell>
          <table:table-cell office:value-type="string">
            <text:p>Il Nuovo Cimento della Società Italiana di Fisica. B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3-4578</text:p>
          </table:table-cell>
          <table:table-cell office:value-type="string">
            <text:p>INTERDISCIPLINAR <text:s text:c="33"/></text:p>
          </table:table-cell>
          <table:table-cell office:value-type="string">
            <text:p>Il Nuovo Saggiatore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95X</text:p>
          </table:table-cell>
          <table:table-cell office:value-type="string">
            <text:p>INTERDISCIPLINAR <text:s text:c="33"/></text:p>
          </table:table-cell>
          <table:table-cell office:value-type="string">
            <text:p>Ilha. Revista de Antropologia (Florianópol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979</text:p>
          </table:table-cell>
          <table:table-cell office:value-type="string">
            <text:p>INTERDISCIPLINAR <text:s text:c="33"/></text:p>
          </table:table-cell>
          <table:table-cell office:value-type="string">
            <text:p>IMA Journal of Numerical Analysi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66X</text:p>
          </table:table-cell>
          <table:table-cell office:value-type="string">
            <text:p>INTERDISCIPLINAR <text:s text:c="33"/></text:p>
          </table:table-cell>
          <table:table-cell office:value-type="string">
            <text:p>Imaginário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3224-1135</text:p>
          </table:table-cell>
          <table:table-cell office:value-type="string">
            <text:p>INTERDISCIPLINAR <text:s text:c="33"/></text:p>
          </table:table-cell>
          <table:table-cell office:value-type="string">
            <text:p>Impedance Contributions Onl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661</text:p>
          </table:table-cell>
          <table:table-cell office:value-type="string">
            <text:p>INTERDISCIPLINAR <text:s text:c="33"/></text:p>
          </table:table-cell>
          <table:table-cell office:value-type="string">
            <text:p>Implant New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3207</text:p>
          </table:table-cell>
          <table:table-cell office:value-type="string">
            <text:p>INTERDISCIPLINAR <text:s text:c="33"/></text:p>
          </table:table-cell>
          <table:table-cell office:value-type="string">
            <text:p>In Silico Biology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678</text:p>
          </table:table-cell>
          <table:table-cell office:value-type="string">
            <text:p>INTERDISCIPLINAR <text:s text:c="33"/></text:p>
          </table:table-cell>
          <table:table-cell office:value-type="string">
            <text:p>Inclusão Socia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5-0857</text:p>
          </table:table-cell>
          <table:table-cell office:value-type="string">
            <text:p>INTERDISCIPLINAR <text:s text:c="33"/></text:p>
          </table:table-cell>
          <table:table-cell office:value-type="string">
            <text:p>Indian Journal of Medical Micr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5456</text:p>
          </table:table-cell>
          <table:table-cell office:value-type="string">
            <text:p>INTERDISCIPLINAR <text:s text:c="33"/></text:p>
          </table:table-cell>
          <table:table-cell office:value-type="string">
            <text:p>Indian Journal of Pediatr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6061</text:p>
          </table:table-cell>
          <table:table-cell office:value-type="string">
            <text:p>INTERDISCIPLINAR <text:s text:c="33"/></text:p>
          </table:table-cell>
          <table:table-cell office:value-type="string">
            <text:p>Indian Pediatr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905</text:p>
          </table:table-cell>
          <table:table-cell office:value-type="string">
            <text:p>INTERDISCIPLINAR <text:s text:c="33"/></text:p>
          </table:table-cell>
          <table:table-cell office:value-type="string">
            <text:p>Indicadores Econômicos FE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326X</text:p>
          </table:table-cell>
          <table:table-cell office:value-type="string">
            <text:p>INTERDISCIPLINAR <text:s text:c="33"/></text:p>
          </table:table-cell>
          <table:table-cell office:value-type="string">
            <text:p>Indoor + Built Environ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5885</text:p>
          </table:table-cell>
          <table:table-cell office:value-type="string">
            <text:p>INTERDISCIPLINAR <text:s text:c="33"/></text:p>
          </table:table-cell>
          <table:table-cell office:value-type="string">
            <text:p>Industrial &amp; Engineering Chemistry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6690</text:p>
          </table:table-cell>
          <table:table-cell office:value-type="string">
            <text:p>INTERDISCIPLINAR <text:s text:c="33"/></text:p>
          </table:table-cell>
          <table:table-cell office:value-type="string">
            <text:p>Industrial Crops and Product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219</text:p>
          </table:table-cell>
          <table:table-cell office:value-type="string">
            <text:p>INTERDISCIPLINAR <text:s text:c="33"/></text:p>
          </table:table-cell>
          <table:table-cell office:value-type="string">
            <text:p>Infarma (Bras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1348</text:p>
          </table:table-cell>
          <table:table-cell office:value-type="string">
            <text:p>INTERDISCIPLINAR <text:s text:c="33"/></text:p>
          </table:table-cell>
          <table:table-cell office:value-type="string">
            <text:p>Infection, Genetics and Evolu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3997</text:p>
          </table:table-cell>
          <table:table-cell office:value-type="string">
            <text:p>INTERDISCIPLINAR <text:s text:c="33"/></text:p>
          </table:table-cell>
          <table:table-cell office:value-type="string">
            <text:p>Inflamm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4692</text:p>
          </table:table-cell>
          <table:table-cell office:value-type="string">
            <text:p>INTERDISCIPLINAR <text:s text:c="33"/></text:p>
          </table:table-cell>
          <table:table-cell office:value-type="string">
            <text:p>Inflammopharmacology (Dordrecht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545</text:p>
          </table:table-cell>
          <table:table-cell office:value-type="string">
            <text:p>INTERDISCIPLINAR <text:s text:c="33"/></text:p>
          </table:table-cell>
          <table:table-cell office:value-type="string">
            <text:p>INFOCOMP (UFLA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377</text:p>
          </table:table-cell>
          <table:table-cell office:value-type="string">
            <text:p>INTERDISCIPLINAR <text:s text:c="33"/></text:p>
          </table:table-cell>
          <table:table-cell office:value-type="string">
            <text:p>Infodesign (SBDI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69X</text:p>
          </table:table-cell>
          <table:table-cell office:value-type="string">
            <text:p>INTERDISCIPLINAR <text:s text:c="33"/></text:p>
          </table:table-cell>
          <table:table-cell office:value-type="string">
            <text:p>Infogeo (Curiti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2139</text:p>
          </table:table-cell>
          <table:table-cell office:value-type="string">
            <text:p>INTERDISCIPLINAR <text:s text:c="33"/></text:p>
          </table:table-cell>
          <table:table-cell office:value-type="string">
            <text:p>Informação &amp; Informação (Cessou em 2002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146</text:p>
          </table:table-cell>
          <table:table-cell office:value-type="string">
            <text:p>INTERDISCIPLINAR <text:s text:c="33"/></text:p>
          </table:table-cell>
          <table:table-cell office:value-type="string">
            <text:p>Informação &amp; Sociedade (UFPB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783</text:p>
          </table:table-cell>
          <table:table-cell office:value-type="string">
            <text:p>INTERDISCIPLINAR <text:s text:c="33"/></text:p>
          </table:table-cell>
          <table:table-cell office:value-type="string">
            <text:p>Informação &amp; Sociedade (UFPB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1-7709</text:p>
          </table:table-cell>
          <table:table-cell office:value-type="string">
            <text:p>INTERDISCIPLINAR <text:s text:c="33"/></text:p>
          </table:table-cell>
          <table:table-cell office:value-type="string">
            <text:p>Información Filosófic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8756</text:p>
          </table:table-cell>
          <table:table-cell office:value-type="string">
            <text:p>INTERDISCIPLINAR <text:s text:c="33"/></text:p>
          </table:table-cell>
          <table:table-cell office:value-type="string">
            <text:p>Información Tecnológica (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409</text:p>
          </table:table-cell>
          <table:table-cell office:value-type="string">
            <text:p>INTERDISCIPLINAR <text:s text:c="33"/></text:p>
          </table:table-cell>
          <table:table-cell office:value-type="string">
            <text:p>Informações Econômica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32X</text:p>
          </table:table-cell>
          <table:table-cell office:value-type="string">
            <text:p>INTERDISCIPLINAR <text:s text:c="33"/></text:p>
          </table:table-cell>
          <table:table-cell office:value-type="string">
            <text:p>Informações Econômica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568</text:p>
          </table:table-cell>
          <table:table-cell office:value-type="string">
            <text:p>INTERDISCIPLINAR <text:s text:c="33"/></text:p>
          </table:table-cell>
          <table:table-cell office:value-type="string">
            <text:p>Informações FIP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601X</text:p>
          </table:table-cell>
          <table:table-cell office:value-type="string">
            <text:p>INTERDISCIPLINAR <text:s text:c="33"/></text:p>
          </table:table-cell>
          <table:table-cell office:value-type="string">
            <text:p>Informática Médica (Granad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84X</text:p>
          </table:table-cell>
          <table:table-cell office:value-type="string">
            <text:p>INTERDISCIPLINAR <text:s text:c="33"/></text:p>
          </table:table-cell>
          <table:table-cell office:value-type="string">
            <text:p>Informática na Educaçã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5849</text:p>
          </table:table-cell>
          <table:table-cell office:value-type="string">
            <text:p>INTERDISCIPLINAR <text:s text:c="33"/></text:p>
          </table:table-cell>
          <table:table-cell office:value-type="string">
            <text:p>Information and Software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0190</text:p>
          </table:table-cell>
          <table:table-cell office:value-type="string">
            <text:p>INTERDISCIPLINAR <text:s text:c="33"/></text:p>
          </table:table-cell>
          <table:table-cell office:value-type="string">
            <text:p>Information Processing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189</text:p>
          </table:table-cell>
          <table:table-cell office:value-type="string">
            <text:p>INTERDISCIPLINAR <text:s text:c="33"/></text:p>
          </table:table-cell>
          <table:table-cell office:value-type="string">
            <text:p>Informativo SB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364</text:p>
          </table:table-cell>
          <table:table-cell office:value-type="string">
            <text:p>INTERDISCIPLINAR <text:s text:c="33"/></text:p>
          </table:table-cell>
          <table:table-cell office:value-type="string">
            <text:p>Informe Agropecuário (Belo Horizo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258</text:p>
          </table:table-cell>
          <table:table-cell office:value-type="string">
            <text:p>INTERDISCIPLINAR <text:s text:c="33"/></text:p>
          </table:table-cell>
          <table:table-cell office:value-type="string">
            <text:p>Informe Econômico (UFPI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673</text:p>
          </table:table-cell>
          <table:table-cell office:value-type="string">
            <text:p>INTERDISCIPLINAR <text:s text:c="33"/></text:p>
          </table:table-cell>
          <table:table-cell office:value-type="string">
            <text:p>Informe Epidemiologico do SUS (Cessou em 2002. Cont. ISSN 1679-4974 Epidemiologia e Serviços de Saúd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670</text:p>
          </table:table-cell>
          <table:table-cell office:value-type="string">
            <text:p>INTERDISCIPLINAR <text:s text:c="33"/></text:p>
          </table:table-cell>
          <table:table-cell office:value-type="string">
            <text:p>Informe Gepec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15X</text:p>
          </table:table-cell>
          <table:table-cell office:value-type="string">
            <text:p>INTERDISCIPLINAR <text:s text:c="33"/></text:p>
          </table:table-cell>
          <table:table-cell office:value-type="string">
            <text:p>Informe GEPEC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2064</text:p>
          </table:table-cell>
          <table:table-cell office:value-type="string">
            <text:p>INTERDISCIPLINAR <text:s text:c="33"/></text:p>
          </table:table-cell>
          <table:table-cell office:value-type="string">
            <text:p>Ingeniería Química (Madrid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669</text:p>
          </table:table-cell>
          <table:table-cell office:value-type="string">
            <text:p>INTERDISCIPLINAR <text:s text:c="33"/></text:p>
          </table:table-cell>
          <table:table-cell office:value-type="string">
            <text:p>Inorganic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394</text:p>
          </table:table-cell>
          <table:table-cell office:value-type="string">
            <text:p>INTERDISCIPLINAR <text:s text:c="33"/></text:p>
          </table:table-cell>
          <table:table-cell office:value-type="string">
            <text:p>Inovação Uniem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9-560X</text:p>
          </table:table-cell>
          <table:table-cell office:value-type="string">
            <text:p>INTERDISCIPLINAR <text:s text:c="33"/></text:p>
          </table:table-cell>
          <table:table-cell office:value-type="string">
            <text:p>Insect Systematics &amp; Evolu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812</text:p>
          </table:table-cell>
          <table:table-cell office:value-type="string">
            <text:p>INTERDISCIPLINAR <text:s text:c="33"/></text:p>
          </table:table-cell>
          <table:table-cell office:value-type="string">
            <text:p>Insectes Sociaux (Printed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2575</text:p>
          </table:table-cell>
          <table:table-cell office:value-type="string">
            <text:p>INTERDISCIPLINAR <text:s text:c="33"/></text:p>
          </table:table-cell>
          <table:table-cell office:value-type="string">
            <text:p>Insight (Northampt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303X</text:p>
          </table:table-cell>
          <table:table-cell office:value-type="string">
            <text:p>INTERDISCIPLINAR <text:s text:c="33"/></text:p>
          </table:table-cell>
          <table:table-cell office:value-type="string">
            <text:p>InTech (Durham, NC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024</text:p>
          </table:table-cell>
          <table:table-cell office:value-type="string">
            <text:p>INTERDISCIPLINAR <text:s text:c="33"/></text:p>
          </table:table-cell>
          <table:table-cell office:value-type="string">
            <text:p>Intech Brasil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147</text:p>
          </table:table-cell>
          <table:table-cell office:value-type="string">
            <text:p>INTERDISCIPLINAR <text:s text:c="33"/></text:p>
          </table:table-cell>
          <table:table-cell office:value-type="string">
            <text:p>Integração (USJ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1-3793</text:p>
          </table:table-cell>
          <table:table-cell office:value-type="string">
            <text:p>INTERDISCIPLINAR <text:s text:c="33"/></text:p>
          </table:table-cell>
          <table:table-cell office:value-type="string">
            <text:p>Integrated Environmental Assessment and Management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60</text:p>
          </table:table-cell>
          <table:table-cell office:value-type="string">
            <text:p>INTERDISCIPLINAR <text:s text:c="33"/></text:p>
          </table:table-cell>
          <table:table-cell office:value-type="string">
            <text:p>Inteligência Empresarial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902</text:p>
          </table:table-cell>
          <table:table-cell office:value-type="string">
            <text:p>INTERDISCIPLINAR <text:s text:c="33"/></text:p>
          </table:table-cell>
          <table:table-cell office:value-type="string">
            <text:p>Intellectus. Revista Acadêmica Digital das Faculdades UNOPEC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2-4642</text:p>
          </table:table-cell>
          <table:table-cell office:value-type="string">
            <text:p>INTERDISCIPLINAR <text:s text:c="33"/></text:p>
          </table:table-cell>
          <table:table-cell office:value-type="string">
            <text:p>Intensive Care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929</text:p>
          </table:table-cell>
          <table:table-cell office:value-type="string">
            <text:p>INTERDISCIPLINAR <text:s text:c="33"/></text:p>
          </table:table-cell>
          <table:table-cell office:value-type="string">
            <text:p>Inter ação (Paranaí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136</text:p>
          </table:table-cell>
          <table:table-cell office:value-type="string">
            <text:p>INTERDISCIPLINAR <text:s text:c="33"/></text:p>
          </table:table-cell>
          <table:table-cell office:value-type="string">
            <text:p>Inter-ação (UFG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854</text:p>
          </table:table-cell>
          <table:table-cell office:value-type="string">
            <text:p>INTERDISCIPLINAR <text:s text:c="33"/></text:p>
          </table:table-cell>
          <table:table-cell office:value-type="string">
            <text:p>Interação (Curitiba) (Cessou em 2001. Cont. ISSN 1981-8068 Interação em Psicologia (Impresso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068</text:p>
          </table:table-cell>
          <table:table-cell office:value-type="string">
            <text:p>INTERDISCIPLINAR <text:s text:c="33"/></text:p>
          </table:table-cell>
          <table:table-cell office:value-type="string">
            <text:p>Interação em Psic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012</text:p>
          </table:table-cell>
          <table:table-cell office:value-type="string">
            <text:p>INTERDISCIPLINAR <text:s text:c="33"/></text:p>
          </table:table-cell>
          <table:table-cell office:value-type="string">
            <text:p>Interações (UCDB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907</text:p>
          </table:table-cell>
          <table:table-cell office:value-type="string">
            <text:p>INTERDISCIPLINAR <text:s text:c="33"/></text:p>
          </table:table-cell>
          <table:table-cell office:value-type="string">
            <text:p>Interações (Universidade São Marco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847</text:p>
          </table:table-cell>
          <table:table-cell office:value-type="string">
            <text:p>INTERDISCIPLINAR <text:s text:c="33"/></text:p>
          </table:table-cell>
          <table:table-cell office:value-type="string">
            <text:p>Interagir (UE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690</text:p>
          </table:table-cell>
          <table:table-cell office:value-type="string">
            <text:p>INTERDISCIPLINAR <text:s text:c="33"/></text:p>
          </table:table-cell>
          <table:table-cell office:value-type="string">
            <text:p>Interamerican Journal of Psyc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5214</text:p>
          </table:table-cell>
          <table:table-cell office:value-type="string">
            <text:p>INTERDISCIPLINAR <text:s text:c="33"/></text:p>
          </table:table-cell>
          <table:table-cell office:value-type="string">
            <text:p>Interceram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844</text:p>
          </table:table-cell>
          <table:table-cell office:value-type="string">
            <text:p>INTERDISCIPLINAR <text:s text:c="33"/></text:p>
          </table:table-cell>
          <table:table-cell office:value-type="string">
            <text:p>Interciencia (Caraca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369</text:p>
          </table:table-cell>
          <table:table-cell office:value-type="string">
            <text:p>INTERDISCIPLINAR <text:s text:c="33"/></text:p>
          </table:table-cell>
          <table:table-cell office:value-type="string">
            <text:p>Interciência (Catanduv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453</text:p>
          </table:table-cell>
          <table:table-cell office:value-type="string">
            <text:p>INTERDISCIPLINAR <text:s text:c="33"/></text:p>
          </table:table-cell>
          <table:table-cell office:value-type="string">
            <text:p>INTERCOM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844</text:p>
          </table:table-cell>
          <table:table-cell office:value-type="string">
            <text:p>INTERDISCIPLINAR <text:s text:c="33"/></text:p>
          </table:table-cell>
          <table:table-cell office:value-type="string">
            <text:p>Intercom (São Paul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701</text:p>
          </table:table-cell>
          <table:table-cell office:value-type="string">
            <text:p>INTERDISCIPLINAR <text:s text:c="33"/></text:p>
          </table:table-cell>
          <table:table-cell office:value-type="string">
            <text:p>Interesse Públic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283</text:p>
          </table:table-cell>
          <table:table-cell office:value-type="string">
            <text:p>INTERDISCIPLINAR <text:s text:c="33"/></text:p>
          </table:table-cell>
          <table:table-cell office:value-type="string">
            <text:p>Interface (Botucatu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037</text:p>
          </table:table-cell>
          <table:table-cell office:value-type="string">
            <text:p>INTERDISCIPLINAR <text:s text:c="33"/></text:p>
          </table:table-cell>
          <table:table-cell office:value-type="string">
            <text:p>Interface (Nata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062</text:p>
          </table:table-cell>
          <table:table-cell office:value-type="string">
            <text:p>INTERDISCIPLINAR <text:s text:c="33"/></text:p>
          </table:table-cell>
          <table:table-cell office:value-type="string">
            <text:p>Interface (Porto Nacion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762</text:p>
          </table:table-cell>
          <table:table-cell office:value-type="string">
            <text:p>INTERDISCIPLINAR <text:s text:c="33"/></text:p>
          </table:table-cell>
          <table:table-cell office:value-type="string">
            <text:p>Interface (UNI/UNESP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980</text:p>
          </table:table-cell>
          <table:table-cell office:value-type="string">
            <text:p>INTERDISCIPLINAR <text:s text:c="33"/></text:p>
          </table:table-cell>
          <table:table-cell office:value-type="string">
            <text:p>Interface Tecnológic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894</text:p>
          </table:table-cell>
          <table:table-cell office:value-type="string">
            <text:p>INTERDISCIPLINAR <text:s text:c="33"/></text:p>
          </table:table-cell>
          <table:table-cell office:value-type="string">
            <text:p>InterfacEHS (Ed. portuguê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908</text:p>
          </table:table-cell>
          <table:table-cell office:value-type="string">
            <text:p>INTERDISCIPLINAR <text:s text:c="33"/></text:p>
          </table:table-cell>
          <table:table-cell office:value-type="string">
            <text:p>Interfacehs (English Ed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994</text:p>
          </table:table-cell>
          <table:table-cell office:value-type="string">
            <text:p>INTERDISCIPLINAR <text:s text:c="33"/></text:p>
          </table:table-cell>
          <table:table-cell office:value-type="string">
            <text:p>Interfaces Brasil/Canadá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794</text:p>
          </table:table-cell>
          <table:table-cell office:value-type="string">
            <text:p>INTERDISCIPLINAR <text:s text:c="33"/></text:p>
          </table:table-cell>
          <table:table-cell office:value-type="string">
            <text:p>Intergeo (Cuiabá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963</text:p>
          </table:table-cell>
          <table:table-cell office:value-type="string">
            <text:p>INTERDISCIPLINAR <text:s text:c="33"/></text:p>
          </table:table-cell>
          <table:table-cell office:value-type="string">
            <text:p>Intermeio (UFM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5850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Affairs (London. 1944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8305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Biodeterioration &amp; Biodegrad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3-718X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Energy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5489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Forestry Review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03-706X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Forum of Psychoanaly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178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Immu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5769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Immunopharma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3-1649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for Multiscale Computational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9061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for Numerical and Analytical Methods in Geomechan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5981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for Numerical Methods in Engineer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8059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for the Semiotics of Law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831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for Vitamin and Nutritio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4-7954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Aca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1-1303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Actio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6-1375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Agent-Oriented Software Engineering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542X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Applied Ceramic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0-4292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Artificial Intelligence in Educ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7855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Behavioral and Consultation Thera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8130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Biological Macromolecul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273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Card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8418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Clima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8763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Computational Engineering Science (Cessou em 2004. Cont. ISSN 1550-2287 International Journal for Computational Methods in Engineering Science and Mechanic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8562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Computational Fluid Dynam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2-6669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Computational Science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8091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Computer Applications in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6698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Computer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6119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Contemporary Hospitality Manag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179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Contro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7391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Cultural Propert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5748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Developmental Neuro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015X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Ecology and Environmental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0615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Electrical Power &amp; Energy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907X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Energy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8923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Energy Technology and Polic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352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Environment and Pollu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123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Environmental Health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771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Epidem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1595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Evidence-Based Healthcare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9776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Fluid Powe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605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Food Micro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5423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Food Science &amp; Tech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9-0255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Food, Agriculture and Environ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8816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Geographical Information 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6230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Geriatric Psychia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072X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Health Geograph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9310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Heat and Mass Transfe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206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High Dilution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7697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Historical Archae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3757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Human Gene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8-5869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Hybrid Intelligent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3199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Hydrogen Ener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4639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Hygiene and Environmental Healt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8141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Industrial Ergon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1-9712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Infectious Diseas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1876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Information and Communication Technology Educ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9271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Infrared and Millimeter Wav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7967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Logistics Systems and Management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6545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Low Radi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6955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Machine Tools &amp; Manufactur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39X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Mathematical Education in Science and 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8-4448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Mechan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5056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Medical Informa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7516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Mineral Process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7-751X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Modern Physics 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7-9792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Modern Physics B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9-1831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Modern Physics C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2718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Modern Physics D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7-3756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Molecular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502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Morph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367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Morph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1-1457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Neuropsychopharma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6361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Nuclear Energy, Science and 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5539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Numerical Methods for Heat &amp; Fluid Flow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2-7114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Nursing Practice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489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Nursing Studi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3525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Occupational and Environmental Heal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1-2121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Online Engineer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3-713X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Operations Research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173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Pharmaceut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7-5370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Plant Genom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3416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Politics, Culture and Society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4037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Polymeric Material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4-0291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Pri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5273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Production Econo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543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Production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7863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Project Managemen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594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Psych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1-8080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Pure and Applied Mathema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608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Quantum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7499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Quantum Inform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3002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Radiation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6-5901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Remote Sensing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1161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Remote Sens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8923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Robust and Nonlinear Contro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8031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Simulation: Systems, Science &amp; Techn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640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Social Psychia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92-2664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Social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8-1759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Sociology of Agriculture and Food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683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Solids and Structur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2-4622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Sports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4624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STD &amp; AI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1406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Sustainable Develop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761X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Sustainable Development and Planning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509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Sustainable Development and World Ec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5034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Systematic and Evolutionary Microbi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5026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Systematic and Evolutionary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5730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Technology Manag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2748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Technology Management &amp; Sustainable Develop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5-0281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the Common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4-6595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the Sociology of Law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748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Theoretical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1317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Urban and Regional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0-0627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Water Resources Development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8394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Web Based Communiti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1062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f Wine Business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8945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Journal on Hands-on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6709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Micro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8132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Nursing Review (1954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5121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Political Science Review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6102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Psychogeriatr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2171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Review of Applied Econo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2944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Review of Hyd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15-0944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Rice Research Newslette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5809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Soc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6016</text:p>
          </table:table-cell>
          <table:table-cell office:value-type="string">
            <text:p>INTERDISCIPLINAR <text:s text:c="33"/></text:p>
          </table:table-cell>
          <table:table-cell office:value-type="string">
            <text:p>International Transactions in Operational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44</text:p>
          </table:table-cell>
          <table:table-cell office:value-type="string">
            <text:p>INTERDISCIPLINAR <text:s text:c="33"/></text:p>
          </table:table-cell>
          <table:table-cell office:value-type="string">
            <text:p>InterScience Pla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293</text:p>
          </table:table-cell>
          <table:table-cell office:value-type="string">
            <text:p>INTERDISCIPLINAR <text:s text:c="33"/></text:p>
          </table:table-cell>
          <table:table-cell office:value-type="string">
            <text:p>Interseção (Impresso)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088</text:p>
          </table:table-cell>
          <table:table-cell office:value-type="string">
            <text:p>INTERDISCIPLINAR <text:s text:c="33"/></text:p>
          </table:table-cell>
          <table:table-cell office:value-type="string">
            <text:p>Interseções (UERJ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066</text:p>
          </table:table-cell>
          <table:table-cell office:value-type="string">
            <text:p>INTERDISCIPLINAR <text:s text:c="33"/></text:p>
          </table:table-cell>
          <table:table-cell office:value-type="string">
            <text:p>Intertextos (Manau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384</text:p>
          </table:table-cell>
          <table:table-cell office:value-type="string">
            <text:p>INTERDISCIPLINAR <text:s text:c="33"/></text:p>
          </table:table-cell>
          <table:table-cell office:value-type="string">
            <text:p>INTERthesis (Florianópol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012</text:p>
          </table:table-cell>
          <table:table-cell office:value-type="string">
            <text:p>INTERDISCIPLINAR <text:s text:c="33"/></text:p>
          </table:table-cell>
          <table:table-cell office:value-type="string">
            <text:p>Intuitio (Porto Alegr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8-2767</text:p>
          </table:table-cell>
          <table:table-cell office:value-type="string">
            <text:p>INTERDISCIPLINAR <text:s text:c="33"/></text:p>
          </table:table-cell>
          <table:table-cell office:value-type="string">
            <text:p>Inverse Problems in Engineering (Cessou em 2003. Cont. ISSN 1741-5977 Inverse Problems in Science &amp; Engineering (Print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5977</text:p>
          </table:table-cell>
          <table:table-cell office:value-type="string">
            <text:p>INTERDISCIPLINAR <text:s text:c="33"/></text:p>
          </table:table-cell>
          <table:table-cell office:value-type="string">
            <text:p>Inverse Problems in Science &amp; Engineer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5-5226</text:p>
          </table:table-cell>
          <table:table-cell office:value-type="string">
            <text:p>INTERDISCIPLINAR <text:s text:c="33"/></text:p>
          </table:table-cell>
          <table:table-cell office:value-type="string">
            <text:p>Invertebrate Syste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341</text:p>
          </table:table-cell>
          <table:table-cell office:value-type="string">
            <text:p>INTERDISCIPLINAR <text:s text:c="33"/></text:p>
          </table:table-cell>
          <table:table-cell office:value-type="string">
            <text:p>Investigação (Franc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8-4587</text:p>
          </table:table-cell>
          <table:table-cell office:value-type="string">
            <text:p>INTERDISCIPLINAR <text:s text:c="33"/></text:p>
          </table:table-cell>
          <table:table-cell office:value-type="string">
            <text:p>Investigación &amp; Cuidad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4611</text:p>
          </table:table-cell>
          <table:table-cell office:value-type="string">
            <text:p>INTERDISCIPLINAR <text:s text:c="33"/></text:p>
          </table:table-cell>
          <table:table-cell office:value-type="string">
            <text:p>Investigaciones Geográficas - Instituto de Geografía. Universidad Nacional Autónoma de Méxic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1069</text:p>
          </table:table-cell>
          <table:table-cell office:value-type="string">
            <text:p>INTERDISCIPLINAR <text:s text:c="33"/></text:p>
          </table:table-cell>
          <table:table-cell office:value-type="string">
            <text:p>Investigaciones Marinas (Impresa) (Cessou em 2007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95</text:p>
          </table:table-cell>
          <table:table-cell office:value-type="string">
            <text:p>INTERDISCIPLINAR <text:s text:c="33"/></text:p>
          </table:table-cell>
          <table:table-cell office:value-type="string">
            <text:p>Investigações em Ensino de Ciência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0404</text:p>
          </table:table-cell>
          <table:table-cell office:value-type="string">
            <text:p>INTERDISCIPLINAR <text:s text:c="33"/></text:p>
          </table:table-cell>
          <table:table-cell office:value-type="string">
            <text:p>Investigative Ophthalmology &amp; Visual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97X</text:p>
          </table:table-cell>
          <table:table-cell office:value-type="string">
            <text:p>INTERDISCIPLINAR <text:s text:c="33"/></text:p>
          </table:table-cell>
          <table:table-cell office:value-type="string">
            <text:p>IP (Belo Horizo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6-695X</text:p>
          </table:table-cell>
          <table:table-cell office:value-type="string">
            <text:p>INTERDISCIPLINAR <text:s text:c="33"/></text:p>
          </table:table-cell>
          <table:table-cell office:value-type="string">
            <text:p>IPGRI Newsletter for Europ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525</text:p>
          </table:table-cell>
          <table:table-cell office:value-type="string">
            <text:p>INTERDISCIPLINAR <text:s text:c="33"/></text:p>
          </table:table-cell>
          <table:table-cell office:value-type="string">
            <text:p>Ipotesi (UFJF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895</text:p>
          </table:table-cell>
          <table:table-cell office:value-type="string">
            <text:p>INTERDISCIPLINAR <text:s text:c="33"/></text:p>
          </table:table-cell>
          <table:table-cell office:value-type="string">
            <text:p>Irriga (UNESP Botucatu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765</text:p>
          </table:table-cell>
          <table:table-cell office:value-type="string">
            <text:p>INTERDISCIPLINAR <text:s text:c="33"/></text:p>
          </table:table-cell>
          <table:table-cell office:value-type="string">
            <text:p>Irriga (UNESP. CD-RO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1753</text:p>
          </table:table-cell>
          <table:table-cell office:value-type="string">
            <text:p>INTERDISCIPLINAR <text:s text:c="33"/></text:p>
          </table:table-cell>
          <table:table-cell office:value-type="string">
            <text:p>Isis (Chicago, Ill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5-6016</text:p>
          </table:table-cell>
          <table:table-cell office:value-type="string">
            <text:p>INTERDISCIPLINAR <text:s text:c="33"/></text:p>
          </table:table-cell>
          <table:table-cell office:value-type="string">
            <text:p>Isotopes in Environmental and Health Studi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2716</text:p>
          </table:table-cell>
          <table:table-cell office:value-type="string">
            <text:p>INTERDISCIPLINAR <text:s text:c="33"/></text:p>
          </table:table-cell>
          <table:table-cell office:value-type="string">
            <text:p>ISPRS Journal of Photogrammetry and Remote Sens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9202</text:p>
          </table:table-cell>
          <table:table-cell office:value-type="string">
            <text:p>INTERDISCIPLINAR <text:s text:c="33"/></text:p>
          </table:table-cell>
          <table:table-cell office:value-type="string">
            <text:p>IT Profess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4-4077</text:p>
          </table:table-cell>
          <table:table-cell office:value-type="string">
            <text:p>INTERDISCIPLINAR <text:s text:c="33"/></text:p>
          </table:table-cell>
          <table:table-cell office:value-type="string">
            <text:p>Italian Journal of Animal Science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8-5851</text:p>
          </table:table-cell>
          <table:table-cell office:value-type="string">
            <text:p>INTERDISCIPLINAR <text:s text:c="33"/></text:p>
          </table:table-cell>
          <table:table-cell office:value-type="string">
            <text:p>Italian Journal of Zoology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1329</text:p>
          </table:table-cell>
          <table:table-cell office:value-type="string">
            <text:p>INTERDISCIPLINAR <text:s text:c="33"/></text:p>
          </table:table-cell>
          <table:table-cell office:value-type="string">
            <text:p>Iter (Santiag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919</text:p>
          </table:table-cell>
          <table:table-cell office:value-type="string">
            <text:p>INTERDISCIPLINAR <text:s text:c="33"/></text:p>
          </table:table-cell>
          <table:table-cell office:value-type="string">
            <text:p>Itinerários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15X</text:p>
          </table:table-cell>
          <table:table-cell office:value-type="string">
            <text:p>INTERDISCIPLINAR <text:s text:c="33"/></text:p>
          </table:table-cell>
          <table:table-cell office:value-type="string">
            <text:p>Itinerarios (UNESP. Araraquar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666</text:p>
          </table:table-cell>
          <table:table-cell office:value-type="string">
            <text:p>INTERDISCIPLINAR <text:s text:c="33"/></text:p>
          </table:table-cell>
          <table:table-cell office:value-type="string">
            <text:p>Itinerarium (Rio de Janeiro. 2008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0-7425</text:p>
          </table:table-cell>
          <table:table-cell office:value-type="string">
            <text:p>INTERDISCIPLINAR <text:s text:c="33"/></text:p>
          </table:table-cell>
          <table:table-cell office:value-type="string">
            <text:p>JASSS (Guild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437X</text:p>
          </table:table-cell>
          <table:table-cell office:value-type="string">
            <text:p>INTERDISCIPLINAR <text:s text:c="33"/></text:p>
          </table:table-cell>
          <table:table-cell office:value-type="string">
            <text:p>JAT. Journal of Applied Toxi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17X</text:p>
          </table:table-cell>
          <table:table-cell office:value-type="string">
            <text:p>INTERDISCIPLINAR <text:s text:c="33"/></text:p>
          </table:table-cell>
          <table:table-cell office:value-type="string">
            <text:p>JBC. Jornal Brasileiro de Odontologia Clín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771</text:p>
          </table:table-cell>
          <table:table-cell office:value-type="string">
            <text:p>INTERDISCIPLINAR <text:s text:c="33"/></text:p>
          </table:table-cell>
          <table:table-cell office:value-type="string">
            <text:p>JBP. Revista Íbero-Americana de Odontopediatria e Odontologia do Bebê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387</text:p>
          </table:table-cell>
          <table:table-cell office:value-type="string">
            <text:p>INTERDISCIPLINAR <text:s text:c="33"/></text:p>
          </table:table-cell>
          <table:table-cell office:value-type="string">
            <text:p>JBT. Jornal Brasileiro de Transplan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4-2049</text:p>
          </table:table-cell>
          <table:table-cell office:value-type="string">
            <text:p>INTERDISCIPLINAR <text:s text:c="33"/></text:p>
          </table:table-cell>
          <table:table-cell office:value-type="string">
            <text:p>JCOM, Journal of Science Communic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9959</text:p>
          </table:table-cell>
          <table:table-cell office:value-type="string">
            <text:p>INTERDISCIPLINAR <text:s text:c="33"/></text:p>
          </table:table-cell>
          <table:table-cell office:value-type="string">
            <text:p>JEADV. Journal of the European Academy of Dermatology and Venere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2633</text:p>
          </table:table-cell>
          <table:table-cell office:value-type="string">
            <text:p>INTERDISCIPLINAR <text:s text:c="33"/></text:p>
          </table:table-cell>
          <table:table-cell office:value-type="string">
            <text:p>JIDR. Journal of Intellectual Disability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308</text:p>
          </table:table-cell>
          <table:table-cell office:value-type="string">
            <text:p>INTERDISCIPLINAR <text:s text:c="33"/></text:p>
          </table:table-cell>
          <table:table-cell office:value-type="string">
            <text:p>Jornal Brasileiro de Fonoaudi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077</text:p>
          </table:table-cell>
          <table:table-cell office:value-type="string">
            <text:p>INTERDISCIPLINAR <text:s text:c="33"/></text:p>
          </table:table-cell>
          <table:table-cell office:value-type="string">
            <text:p>Jornal Brasileiro de Medici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800</text:p>
          </table:table-cell>
          <table:table-cell office:value-type="string">
            <text:p>INTERDISCIPLINAR <text:s text:c="33"/></text:p>
          </table:table-cell>
          <table:table-cell office:value-type="string">
            <text:p>Jornal Brasileiro de Nefr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444</text:p>
          </table:table-cell>
          <table:table-cell office:value-type="string">
            <text:p>INTERDISCIPLINAR <text:s text:c="33"/></text:p>
          </table:table-cell>
          <table:table-cell office:value-type="string">
            <text:p>Jornal Brasileiro de Patologia e Medicina Laboratori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774</text:p>
          </table:table-cell>
          <table:table-cell office:value-type="string">
            <text:p>INTERDISCIPLINAR <text:s text:c="33"/></text:p>
          </table:table-cell>
          <table:table-cell office:value-type="string">
            <text:p>Jornal Brasileiro de Patologia e Medicina Laboratoria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13</text:p>
          </table:table-cell>
          <table:table-cell office:value-type="string">
            <text:p>INTERDISCIPLINAR <text:s text:c="33"/></text:p>
          </table:table-cell>
          <table:table-cell office:value-type="string">
            <text:p>Jornal Brasileiro de Pneum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085</text:p>
          </table:table-cell>
          <table:table-cell office:value-type="string">
            <text:p>INTERDISCIPLINAR <text:s text:c="33"/></text:p>
          </table:table-cell>
          <table:table-cell office:value-type="string">
            <text:p>Jornal Brasileiro de Psiquiatria (UFRJ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55X</text:p>
          </table:table-cell>
          <table:table-cell office:value-type="string">
            <text:p>INTERDISCIPLINAR <text:s text:c="33"/></text:p>
          </table:table-cell>
          <table:table-cell office:value-type="string">
            <text:p>Jornal da Ciênc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312</text:p>
          </table:table-cell>
          <table:table-cell office:value-type="string">
            <text:p>INTERDISCIPLINAR <text:s text:c="33"/></text:p>
          </table:table-cell>
          <table:table-cell office:value-type="string">
            <text:p>Jornal da LIRN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7557</text:p>
          </table:table-cell>
          <table:table-cell office:value-type="string">
            <text:p>INTERDISCIPLINAR <text:s text:c="33"/></text:p>
          </table:table-cell>
          <table:table-cell office:value-type="string">
            <text:p>Jornal de Pediatr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72X</text:p>
          </table:table-cell>
          <table:table-cell office:value-type="string">
            <text:p>INTERDISCIPLINAR <text:s text:c="33"/></text:p>
          </table:table-cell>
          <table:table-cell office:value-type="string">
            <text:p>Jornal Interco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449</text:p>
          </table:table-cell>
          <table:table-cell office:value-type="string">
            <text:p>INTERDISCIPLINAR <text:s text:c="33"/></text:p>
          </table:table-cell>
          <table:table-cell office:value-type="string">
            <text:p>Jornal Vascular Brasileir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301</text:p>
          </table:table-cell>
          <table:table-cell office:value-type="string">
            <text:p>INTERDISCIPLINAR <text:s text:c="33"/></text:p>
          </table:table-cell>
          <table:table-cell office:value-type="string">
            <text:p>Jornal Vascular Brasileiro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3-5173</text:p>
          </table:table-cell>
          <table:table-cell office:value-type="string">
            <text:p>INTERDISCIPLINAR <text:s text:c="33"/></text:p>
          </table:table-cell>
          <table:table-cell office:value-type="string">
            <text:p>Journal d'Agriculture Traditionnelle et de Botanique Appliqué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9174</text:p>
          </table:table-cell>
          <table:table-cell office:value-type="string">
            <text:p>INTERDISCIPLINAR <text:s text:c="33"/></text:p>
          </table:table-cell>
          <table:table-cell office:value-type="string">
            <text:p>Journal de la Société des Américanist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5-4339</text:p>
          </table:table-cell>
          <table:table-cell office:value-type="string">
            <text:p>INTERDISCIPLINAR <text:s text:c="33"/></text:p>
          </table:table-cell>
          <table:table-cell office:value-type="string">
            <text:p>Journal de Physique. IV (Cessou em 2006. Cont. ISSN 1951-6355 The European Physical Journal. Special Topic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6-0428</text:p>
          </table:table-cell>
          <table:table-cell office:value-type="string">
            <text:p>INTERDISCIPLINAR <text:s text:c="33"/></text:p>
          </table:table-cell>
          <table:table-cell office:value-type="string">
            <text:p>Journal des Anthropologues (Montroug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908X</text:p>
          </table:table-cell>
          <table:table-cell office:value-type="string">
            <text:p>INTERDISCIPLINAR <text:s text:c="33"/></text:p>
          </table:table-cell>
          <table:table-cell office:value-type="string">
            <text:p>Journal Environmental Policy Plann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45-0762</text:p>
          </table:table-cell>
          <table:table-cell office:value-type="string">
            <text:p>INTERDISCIPLINAR <text:s text:c="33"/></text:p>
          </table:table-cell>
          <table:table-cell office:value-type="string">
            <text:p>Journal International de Bioéthique (1990) (Cessou em 1996. Fundiu-se com ISSN 1151-5104 Ethique (Paris. 1991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7-7352</text:p>
          </table:table-cell>
          <table:table-cell office:value-type="string">
            <text:p>INTERDISCIPLINAR <text:s text:c="33"/></text:p>
          </table:table-cell>
          <table:table-cell office:value-type="string">
            <text:p>Journal International de Bioéthique (1998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413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cquired Immune Deficiency Syndromes (1999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3-013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dvanced Computational Intellig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942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erospace Computing, Information, and Communic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32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ffective Disord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56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gricultural and Food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63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gricultural Engineering Research (Print) (Cessou em 2001. Cont. ISSN 1537-5110 Biosystems Engineering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699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ir Transport Manage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674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llergy and Clinical Immu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838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lloys and Compound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947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nalytical Atomic Spectrome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559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nimal and Veterinary Advan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266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nimal Breeding and Genetics (1986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79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nimal E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45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ntimicrobial Chemotherap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211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pplied Anim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0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pplied E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032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pplied Econ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1X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pplied Electr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876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pplied Meteorology (Boston) (Cessou em 2005. Cont. ISSN 1558-8424 Journal of Applied Meteorology and Climatolog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507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pplied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5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pplied Oral Science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6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pplied Oral Scienc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7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pplied Phys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462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pplied Polymer Science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9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pplied Polymer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00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pplied Probabil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476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pplied Statis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522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rboriculture (Cessou em 2005. Cont. ISSN 1935-5297 Arboriculture &amp; Urban Forestr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196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rid Environment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9-057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tmospheric and Oceanic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682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tmospheric and Solar-Terrestrial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76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tmospheric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2-325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utism and Developmental Disord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841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Autoimmunit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19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Bacter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3-111X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Basic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027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Biogeograph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720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Bioinformatics and Computational Bi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2-060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Biological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28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Biological Sciences (Bomba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339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Biological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97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Biomedical Materials Research. Part B, Applied Biomaterial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366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Biomedical Op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599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Bio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32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Biosocial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65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Bio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4-877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Bone and Mineral Metabolism (English e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3-961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Business Chemistr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316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arcinogene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916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ardiac Failu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387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ardiovascular Electrophys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4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ellular Phys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521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ereal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6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hemical and Engineering Dat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033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hemical E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8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hemical Educ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959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hemical Information and Model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257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hemical Technology and Biotechnology (1986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938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hemometr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073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hild Neurology (Cessou em 2001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6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hromatographic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7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hromatograph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023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hromatography. B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652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leaner Produc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875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limat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695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linical Densitome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079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linical Gastroente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113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linical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2-183X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linical On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4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linical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697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linical Periodon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160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linical Rheu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653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linical Vi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0-035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oastal Conserv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020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oast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9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olloid and Interface 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2-690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ombinatorial Optimiz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895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ombinatorial Theory. Series B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129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ommunity &amp; Applied Cocial Psychology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042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omputational and Applied Mathema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141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omputational and Nonlinear Dynam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195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omputational and Theoretical Nano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865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omputational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840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omputational Interdisciplinary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940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omputational Mathema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797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omputational Methods in Sciences and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99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omputational Phys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0-900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omputer Science and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363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omputer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825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onsciousness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9-945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onstruction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944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ritical Ca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037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rustacean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24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Crystal Growt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4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Dent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5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Dentistry for Children (Cessou em 1968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110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Diabetes Nurs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3-619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Difference Equations and Applicatio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9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Differential Equation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188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Digital Imag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727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Digital Information Manage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855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Disability and Oral Healt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41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Document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3-224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Drug Delivery Science and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272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Dynamical and Control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47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4-353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lastic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665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lectroanalytical Chemistry (1992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641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lectromyography and Kine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7-990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lectronic Imag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1-409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ndocrinological Investigation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79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ndocri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7-065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nergetic Mate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2-567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ntomolog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79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nvironmental Manage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032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nvironmental Monitor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931X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nvironmental Radioactivi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123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nvironmental Science and Health. Part B. Pesticides, Food Contaminants, and Agricultural Wast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1-074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nvironmental Sciences (Chin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64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pilepsy and Clinical Neurophysiolog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060X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ssential Oil-Bearing Plant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077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thnobi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6-426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thnobiology and Ethnomedic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874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thno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9-077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975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xercise Physiology Onl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94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xperimental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95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xperimental Botan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98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xperimental Marine Biology and E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411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xperimental Therapeutics &amp; On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523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xperimental Zoology Part A: Ecological Genetics and Physi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522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Experimental Zoology. Part A, Ecological Genetics and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1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Fish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157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Food Composition and Analysi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877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Food Engineer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887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Food Process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4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Food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8-014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Foodservice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9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Forensic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15-931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Gastroenterology and Hep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674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Geochemical Explor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9-771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Geodes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022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Geophysic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024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Geotechnical and Geoenvironmental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588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Group Theo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9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Hazardous Material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0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Heredi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1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Herpe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0-927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Human Ecology (Delhi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516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Human Gene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4-069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Hydrologic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69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Hydrology (Amsterdam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755X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Hydrometeor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75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Immunological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312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Inclusion Phenomena and Macrocyclic 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198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Industrial E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543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Industrial Microbiology &amp; Bio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0-652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Information Technology In Construc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2-013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Inorganic Bi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6-638X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Insect Conserv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91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Insect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8-022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Instrumen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124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Intelligent &amp; Fuzzy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075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International Agricultural and Extension Educ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4-535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Internet Banking and Commer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02X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Investigative Derma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216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Knot Theory and its Ramif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540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Leukocyte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872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Lightwave Tech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9-576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Limnology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607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Liquid Chromatography &amp; Related Technologi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31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Luminesc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885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agnetism and Magnetic Material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796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arine System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517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ass Spectrome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495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aterial Cycles and Waste Management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013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aterials Processing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46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aterials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756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aterials Synthesis and Processing (Cessou em 2002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47X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athematical Analysis and Application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990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athematical Imaging and Vis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48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athematical Phys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58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edical Entom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680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edical Eth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61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edical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661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edical Vir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620X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edicinal Foo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6-738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embrane 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01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icrobiological Metho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3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olecular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116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olecular Catalysis. A, Chemic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117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olecular Catalysis. B, Enzymatic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326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olecular Graphics &amp; Modell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32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olecular Liquid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0-294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olecular Model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6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olecular Structur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128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olecular Structure. Theochem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865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Museum Educ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488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Nanoscience and Nanotech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93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Natural Histo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386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Natural Product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757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Network and Systems Manag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256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Neural Engineer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2-848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Neural Transplantation &amp; Plastici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572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Neuroimmu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5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Neurology, Neurosurgery and Psychia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27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Neuroscience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8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Neurosurge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9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Non-Crystalline Soli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1-807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Obstetrics and Gynaecology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696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Operations Manage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402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Operator Theo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239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Oral and Maxillofacial Surge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4-251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Oral Pathology &amp;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28X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Organometallic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026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Orthopaedic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318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ediatric &amp; Adolescent Gyne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211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ediatric Gastroenterology and Nutri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679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ediatric Orthoped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6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ediatric Surge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8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eriodont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9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eriodontology (1970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410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etroleum Science &amp;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213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etroleum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708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harmaceutical and Biomedical Analys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7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harmacy and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043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hilosophical Logic (Dordrecht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603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hotochemistry and Photobiology. A,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65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hysical Chemistry (1952) (Cessou em 1996. Cont. ISSN 1089-5639 The Journal of Physical Chemistry. A e ISSN 1520-6106 Journal of Physical Chemistry. B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610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hysical Chemistry. B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744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hysical Chemistry. C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69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hysics and Chemistry of Soli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447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hysics. A, Mathematical and General (Print) (Cessou em 2006. Cont. ISSN 1751-8113 Journal of Physics. A, Mathematical and Theoretical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811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hysics. A, Mathematical and Theoretic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98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hysics. Condensed Matter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659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hysics. Conference Serie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658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hysics. Conference Seri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72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hysics. D, Applied Phys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389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hysics. G, Nuclear and Particle Phys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178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hytopathology (198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309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ine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787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lankton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8-513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lanning Histo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5-465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lant Pat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6-161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lant Phys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976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olymer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624X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olymer Science. Part A, Polymer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626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olymer Science. Part B, Polymer Phys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028X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orous Med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85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ostgraduate Medicine (Bomba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775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ower Sourc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152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rocess Contro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2-392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rofessional Issues in Engineering Education and Practi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7-141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roperty Tax Assessment &amp; Administr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9-107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sychoactive Drug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880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sychophysiology (Cessou em 2007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99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sychosomatic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384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ublic Healt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3-185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ublic Health (Weinhei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589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Public Health Polic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07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Quantitative Spectroscopy &amp; Radiative Transfe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6-573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Radioanalytical and Nuclear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474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Radiological Protec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048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Raman Spectroscop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14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Regional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684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Reinforced Plastics and Composit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683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Reproductive and Infant Psyc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0-244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cience and Medicine in Spor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014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cience Education and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930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eparation 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2-623X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ex &amp; Marital Thera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50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hip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274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houlder and Elbow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52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ocial Histo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010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oils and Sediment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070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ol-Gel Science and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60X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ound and Vibr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981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outh American Earth Scien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65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pacecraft and Rocke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70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ports Medicine and Physical Fitness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03-296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ports Science and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965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tatistical Computation and Simul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546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tatistical Mechan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71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tatistical Phys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375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tatistical Planning and Infer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324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train Analysis for Engineering Desig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847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tructural 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76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tructural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79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urgical On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004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ustainable Agricultu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981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Sustainable Fore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272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echnology Management &amp; Innov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786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American Chemical Societ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861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American Geriatrics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21X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American Oil Chemists' Soci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106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American Society for Horticultural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288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American Society for Information Science and Tech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92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Atmospheric Scien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33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Brazilian Air Transportation Research Societ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5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Brazilian Chemical Society (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79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Brazilian Chemical Societ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50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Brazilian Computer Societ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0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Brazilian Society of Eco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87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Brazilian Society of Mechanical Sciences and Engineering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32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Chilean Chemical Societ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382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Community Development Society (Cessou em 2004. Cont. ISSN 1557-5330 Community Development (Columbus, Ohio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465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Electrochemical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62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Geological Society of Ind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6177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International Neuropsychological Societ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096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Lepidopterists' Societ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776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Marine Biological Association of the UK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15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Marine Biological Association of the United Kingdom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505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Medical Library Associ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116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Meteorological Society of Japa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568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Operational Research Soci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323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Optical Society of America. A, Optics and Image Science (Cessou em 1993. Cont. ISSN 1084-7529 Journal of the Optical Society of America. A, Optics, Image Science, and Visio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4-752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Optical Society of America. A, Optics Image Science and Vis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42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Science of Food and Agricultur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9-912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 South African Veterinary Associ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9-295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oretical and Applied Mechanics (Warsaw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633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oretical and Computational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9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oretical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8-446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rmal Analysis (Cessou em 1997. Cont. ISSN 1388-6150 Journal of Thermal Analysis and Calorimetry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615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rmal Analysis and Calorime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3-216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rmal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573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hermal Stress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467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ropical E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6338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Tropical Pediatrics (1980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346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Urban Healt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1-171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Vector E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0-923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Vegetation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271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Vestibular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179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Veterinary Medicine. Series B (Cessou em 2006. Cont. ISSN 1863-1959 Zoonoses and Public Health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778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Veterinary Pharmacology and Therapeut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546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Vibration and Contro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0934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Virological Metho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892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Water and Healt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9496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Water Resources Planning and Manag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6-993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Water Supply: Research and Technology. AQU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3813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Wood Chemistry and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7260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Zoo and Wildlife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5745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Zoological Systematics and Evolutionary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8369</text:p>
          </table:table-cell>
          <table:table-cell office:value-type="string">
            <text:p>INTERDISCIPLINAR <text:s text:c="33"/></text:p>
          </table:table-cell>
          <table:table-cell office:value-type="string">
            <text:p>Journal of Zoology (1987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6071</text:p>
          </table:table-cell>
          <table:table-cell office:value-type="string">
            <text:p>INTERDISCIPLINAR <text:s text:c="33"/></text:p>
          </table:table-cell>
          <table:table-cell office:value-type="string">
            <text:p>JPEN. Journal of Parenteral and Enteral Nutri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299</text:p>
          </table:table-cell>
          <table:table-cell office:value-type="string">
            <text:p>INTERDISCIPLINAR <text:s text:c="33"/></text:p>
          </table:table-cell>
          <table:table-cell office:value-type="string">
            <text:p>Júcice (Cuiabá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957</text:p>
          </table:table-cell>
          <table:table-cell office:value-type="string">
            <text:p>INTERDISCIPLINAR <text:s text:c="33"/></text:p>
          </table:table-cell>
          <table:table-cell office:value-type="string">
            <text:p>Juizado da Infância e da Juventude (Porto Alegr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78X</text:p>
          </table:table-cell>
          <table:table-cell office:value-type="string">
            <text:p>INTERDISCIPLINAR <text:s text:c="33"/></text:p>
          </table:table-cell>
          <table:table-cell office:value-type="string">
            <text:p>Jurisvox (Patos de Min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862</text:p>
          </table:table-cell>
          <table:table-cell office:value-type="string">
            <text:p>INTERDISCIPLINAR <text:s text:c="33"/></text:p>
          </table:table-cell>
          <table:table-cell office:value-type="string">
            <text:p>Jus Navigandi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373</text:p>
          </table:table-cell>
          <table:table-cell office:value-type="string">
            <text:p>INTERDISCIPLINAR <text:s text:c="33"/></text:p>
          </table:table-cell>
          <table:table-cell office:value-type="string">
            <text:p>Justilex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120</text:p>
          </table:table-cell>
          <table:table-cell office:value-type="string">
            <text:p>INTERDISCIPLINAR <text:s text:c="33"/></text:p>
          </table:table-cell>
          <table:table-cell office:value-type="string">
            <text:p>K. Jornal de Crí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48-9227</text:p>
          </table:table-cell>
          <table:table-cell office:value-type="string">
            <text:p>INTERDISCIPLINAR <text:s text:c="33"/></text:p>
          </table:table-cell>
          <table:table-cell office:value-type="string">
            <text:p>Kairos (Toulouse) (Cessou em 2006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621</text:p>
          </table:table-cell>
          <table:table-cell office:value-type="string">
            <text:p>INTERDISCIPLINAR <text:s text:c="33"/></text:p>
          </table:table-cell>
          <table:table-cell office:value-type="string">
            <text:p>Kant e-Print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63X</text:p>
          </table:table-cell>
          <table:table-cell office:value-type="string">
            <text:p>INTERDISCIPLINAR <text:s text:c="33"/></text:p>
          </table:table-cell>
          <table:table-cell office:value-type="string">
            <text:p>Kant e-Print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8877</text:p>
          </table:table-cell>
          <table:table-cell office:value-type="string">
            <text:p>INTERDISCIPLINAR <text:s text:c="33"/></text:p>
          </table:table-cell>
          <table:table-cell office:value-type="string">
            <text:p>Kant-Studie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5-5974</text:p>
          </table:table-cell>
          <table:table-cell office:value-type="string">
            <text:p>INTERDISCIPLINAR <text:s text:c="33"/></text:p>
          </table:table-cell>
          <table:table-cell office:value-type="string">
            <text:p>Kew Bulleti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3-9826</text:p>
          </table:table-cell>
          <table:table-cell office:value-type="string">
            <text:p>INTERDISCIPLINAR <text:s text:c="33"/></text:p>
          </table:table-cell>
          <table:table-cell office:value-type="string">
            <text:p>Key Engineering Materia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3276</text:p>
          </table:table-cell>
          <table:table-cell office:value-type="string">
            <text:p>INTERDISCIPLINAR <text:s text:c="33"/></text:p>
          </table:table-cell>
          <table:table-cell office:value-type="string">
            <text:p>KGK. Kautschuk, Gummi, Kunststoff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0-3217</text:p>
          </table:table-cell>
          <table:table-cell office:value-type="string">
            <text:p>INTERDISCIPLINAR <text:s text:c="33"/></text:p>
          </table:table-cell>
          <table:table-cell office:value-type="string">
            <text:p>Krinein (Santa F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12X</text:p>
          </table:table-cell>
          <table:table-cell office:value-type="string">
            <text:p>INTERDISCIPLINAR <text:s text:c="33"/></text:p>
          </table:table-cell>
          <table:table-cell office:value-type="string">
            <text:p>Kriterion (UFMG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8-492X</text:p>
          </table:table-cell>
          <table:table-cell office:value-type="string">
            <text:p>INTERDISCIPLINAR <text:s text:c="33"/></text:p>
          </table:table-cell>
          <table:table-cell office:value-type="string">
            <text:p>Kybernet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62-1692</text:p>
          </table:table-cell>
          <table:table-cell office:value-type="string">
            <text:p>INTERDISCIPLINAR <text:s text:c="33"/></text:p>
          </table:table-cell>
          <table:table-cell office:value-type="string">
            <text:p>L'Ordinaire Latino-Américai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6368</text:p>
          </table:table-cell>
          <table:table-cell office:value-type="string">
            <text:p>INTERDISCIPLINAR <text:s text:c="33"/></text:p>
          </table:table-cell>
          <table:table-cell office:value-type="string">
            <text:p>La Houille Blanch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0-9968</text:p>
          </table:table-cell>
          <table:table-cell office:value-type="string">
            <text:p>INTERDISCIPLINAR <text:s text:c="33"/></text:p>
          </table:table-cell>
          <table:table-cell office:value-type="string">
            <text:p>La Matematica e la sua Didatt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674</text:p>
          </table:table-cell>
          <table:table-cell office:value-type="string">
            <text:p>INTERDISCIPLINAR <text:s text:c="33"/></text:p>
          </table:table-cell>
          <table:table-cell office:value-type="string">
            <text:p>Labirinto (UNI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651</text:p>
          </table:table-cell>
          <table:table-cell office:value-type="string">
            <text:p>INTERDISCIPLINAR <text:s text:c="33"/></text:p>
          </table:table-cell>
          <table:table-cell office:value-type="string">
            <text:p>Labrys (Edição em Português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0522</text:p>
          </table:table-cell>
          <table:table-cell office:value-type="string">
            <text:p>INTERDISCIPLINAR <text:s text:c="33"/></text:p>
          </table:table-cell>
          <table:table-cell office:value-type="string">
            <text:p>LAES/HA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0-1770</text:p>
          </table:table-cell>
          <table:table-cell office:value-type="string">
            <text:p>INTERDISCIPLINAR <text:s text:c="33"/></text:p>
          </table:table-cell>
          <table:table-cell office:value-type="string">
            <text:p>Lakes &amp; Reservoirs (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0-5331</text:p>
          </table:table-cell>
          <table:table-cell office:value-type="string">
            <text:p>INTERDISCIPLINAR <text:s text:c="33"/></text:p>
          </table:table-cell>
          <table:table-cell office:value-type="string">
            <text:p>Lakes and Reservoir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4422</text:p>
          </table:table-cell>
          <table:table-cell office:value-type="string">
            <text:p>INTERDISCIPLINAR <text:s text:c="33"/></text:p>
          </table:table-cell>
          <table:table-cell office:value-type="string">
            <text:p>Lancet Neur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5-3278</text:p>
          </table:table-cell>
          <table:table-cell office:value-type="string">
            <text:p>INTERDISCIPLINAR <text:s text:c="33"/></text:p>
          </table:table-cell>
          <table:table-cell office:value-type="string">
            <text:p>Land Degradation &amp; Development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58-6859</text:p>
          </table:table-cell>
          <table:table-cell office:value-type="string">
            <text:p>INTERDISCIPLINAR <text:s text:c="33"/></text:p>
          </table:table-cell>
          <table:table-cell office:value-type="string">
            <text:p>Landbauforschung Völkenrod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3-7463</text:p>
          </table:table-cell>
          <table:table-cell office:value-type="string">
            <text:p>INTERDISCIPLINAR <text:s text:c="33"/></text:p>
          </table:table-cell>
          <table:table-cell office:value-type="string">
            <text:p>Langmui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907</text:p>
          </table:table-cell>
          <table:table-cell office:value-type="string">
            <text:p>INTERDISCIPLINAR <text:s text:c="33"/></text:p>
          </table:table-cell>
          <table:table-cell office:value-type="string">
            <text:p>Laranj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660X</text:p>
          </table:table-cell>
          <table:table-cell office:value-type="string">
            <text:p>INTERDISCIPLINAR <text:s text:c="33"/></text:p>
          </table:table-cell>
          <table:table-cell office:value-type="string">
            <text:p>Laser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2011</text:p>
          </table:table-cell>
          <table:table-cell office:value-type="string">
            <text:p>INTERDISCIPLINAR <text:s text:c="33"/></text:p>
          </table:table-cell>
          <table:table-cell office:value-type="string">
            <text:p>Laser Physics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8921</text:p>
          </table:table-cell>
          <table:table-cell office:value-type="string">
            <text:p>INTERDISCIPLINAR <text:s text:c="33"/></text:p>
          </table:table-cell>
          <table:table-cell office:value-type="string">
            <text:p>Lasers in Medical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9-0998</text:p>
          </table:table-cell>
          <table:table-cell office:value-type="string">
            <text:p>INTERDISCIPLINAR <text:s text:c="33"/></text:p>
          </table:table-cell>
          <table:table-cell office:value-type="string">
            <text:p>Latin America Studies Association of Kore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8526</text:p>
          </table:table-cell>
          <table:table-cell office:value-type="string">
            <text:p>INTERDISCIPLINAR <text:s text:c="33"/></text:p>
          </table:table-cell>
          <table:table-cell office:value-type="string">
            <text:p>Latin American Business Review (Binghamton, N.Y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560X</text:p>
          </table:table-cell>
          <table:table-cell office:value-type="string">
            <text:p>INTERDISCIPLINAR <text:s text:c="33"/></text:p>
          </table:table-cell>
          <table:table-cell office:value-type="string">
            <text:p>Latin American Journal of Aquatic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358</text:p>
          </table:table-cell>
          <table:table-cell office:value-type="string">
            <text:p>INTERDISCIPLINAR <text:s text:c="33"/></text:p>
          </table:table-cell>
          <table:table-cell office:value-type="string">
            <text:p>Latin American Journal of Fundamental Psychopathology On L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582X</text:p>
          </table:table-cell>
          <table:table-cell office:value-type="string">
            <text:p>INTERDISCIPLINAR <text:s text:c="33"/></text:p>
          </table:table-cell>
          <table:table-cell office:value-type="string">
            <text:p>Latin American Perspectiv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1-426X</text:p>
          </table:table-cell>
          <table:table-cell office:value-type="string">
            <text:p>INTERDISCIPLINAR <text:s text:c="33"/></text:p>
          </table:table-cell>
          <table:table-cell office:value-type="string">
            <text:p>Latin American Politics and Soci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8240</text:p>
          </table:table-cell>
          <table:table-cell office:value-type="string">
            <text:p>INTERDISCIPLINAR <text:s text:c="33"/></text:p>
          </table:table-cell>
          <table:table-cell office:value-type="string">
            <text:p>Law &amp; Polic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525</text:p>
          </table:table-cell>
          <table:table-cell office:value-type="string">
            <text:p>INTERDISCIPLINAR <text:s text:c="33"/></text:p>
          </table:table-cell>
          <table:table-cell office:value-type="string">
            <text:p>Le Monde Diplomatique (Brasi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5220</text:p>
          </table:table-cell>
          <table:table-cell office:value-type="string">
            <text:p>INTERDISCIPLINAR <text:s text:c="33"/></text:p>
          </table:table-cell>
          <table:table-cell office:value-type="string">
            <text:p>Le Monde Diplomatique (Buenos Air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4344</text:p>
          </table:table-cell>
          <table:table-cell office:value-type="string">
            <text:p>INTERDISCIPLINAR <text:s text:c="33"/></text:p>
          </table:table-cell>
          <table:table-cell office:value-type="string">
            <text:p>Le Monde Diplomatique (Santiago ed. Impres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57-9887</text:p>
          </table:table-cell>
          <table:table-cell office:value-type="string">
            <text:p>INTERDISCIPLINAR <text:s text:c="33"/></text:p>
          </table:table-cell>
          <table:table-cell office:value-type="string">
            <text:p>Le Monde Diplomatique - Edición Colomb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82-1436</text:p>
          </table:table-cell>
          <table:table-cell office:value-type="string">
            <text:p>INTERDISCIPLINAR <text:s text:c="33"/></text:p>
          </table:table-cell>
          <table:table-cell office:value-type="string">
            <text:p>Le Moyen-Âge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63-588X</text:p>
          </table:table-cell>
          <table:table-cell office:value-type="string">
            <text:p>INTERDISCIPLINAR <text:s text:c="33"/></text:p>
          </table:table-cell>
          <table:table-cell office:value-type="string">
            <text:p>Le Télémaque (Dijo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0502</text:p>
          </table:table-cell>
          <table:table-cell office:value-type="string">
            <text:p>INTERDISCIPLINAR <text:s text:c="33"/></text:p>
          </table:table-cell>
          <table:table-cell office:value-type="string">
            <text:p>Learning &amp; Memory (Cessou em 2008. Cont. ISSN 1549-5485 Learning &amp; Memory (Cold Spring Harbor, N.Y. : Online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789</text:p>
          </table:table-cell>
          <table:table-cell office:value-type="string">
            <text:p>INTERDISCIPLINAR <text:s text:c="33"/></text:p>
          </table:table-cell>
          <table:table-cell office:value-type="string">
            <text:p>Learning and Nonlinear Model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6438</text:p>
          </table:table-cell>
          <table:table-cell office:value-type="string">
            <text:p>INTERDISCIPLINAR <text:s text:c="33"/></text:p>
          </table:table-cell>
          <table:table-cell office:value-type="string">
            <text:p>Lebensmittel-Wissenschaft + Technologie / Food Science +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0069</text:p>
          </table:table-cell>
          <table:table-cell office:value-type="string">
            <text:p>INTERDISCIPLINAR <text:s text:c="33"/></text:p>
          </table:table-cell>
          <table:table-cell office:value-type="string">
            <text:p>Lecturas Educación Física y Deport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3465</text:p>
          </table:table-cell>
          <table:table-cell office:value-type="string">
            <text:p>INTERDISCIPLINAR <text:s text:c="33"/></text:p>
          </table:table-cell>
          <table:table-cell office:value-type="string">
            <text:p>Lecturas Educación Física y Deportes (Buenos Air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9743</text:p>
          </table:table-cell>
          <table:table-cell office:value-type="string">
            <text:p>INTERDISCIPLINAR <text:s text:c="33"/></text:p>
          </table:table-cell>
          <table:table-cell office:value-type="string">
            <text:p>Lecture Notes in Computer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9805</text:p>
          </table:table-cell>
          <table:table-cell office:value-type="string">
            <text:p>INTERDISCIPLINAR <text:s text:c="33"/></text:p>
          </table:table-cell>
          <table:table-cell office:value-type="string">
            <text:p>Legislative Studies Quarterl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095</text:p>
          </table:table-cell>
          <table:table-cell office:value-type="string">
            <text:p>INTERDISCIPLINAR <text:s text:c="33"/></text:p>
          </table:table-cell>
          <table:table-cell office:value-type="string">
            <text:p>Légua &amp; Me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733</text:p>
          </table:table-cell>
          <table:table-cell office:value-type="string">
            <text:p>INTERDISCIPLINAR <text:s text:c="33"/></text:p>
          </table:table-cell>
          <table:table-cell office:value-type="string">
            <text:p>Leite &amp; Derivad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858</text:p>
          </table:table-cell>
          <table:table-cell office:value-type="string">
            <text:p>INTERDISCIPLINAR <text:s text:c="33"/></text:p>
          </table:table-cell>
          <table:table-cell office:value-type="string">
            <text:p>Leitura (UFA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716</text:p>
          </table:table-cell>
          <table:table-cell office:value-type="string">
            <text:p>INTERDISCIPLINAR <text:s text:c="33"/></text:p>
          </table:table-cell>
          <table:table-cell office:value-type="string">
            <text:p>Leituras Contemporâne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836</text:p>
          </table:table-cell>
          <table:table-cell office:value-type="string">
            <text:p>INTERDISCIPLINAR <text:s text:c="33"/></text:p>
          </table:table-cell>
          <table:table-cell office:value-type="string">
            <text:p>Leonardo Pós (Santa Catari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635</text:p>
          </table:table-cell>
          <table:table-cell office:value-type="string">
            <text:p>INTERDISCIPLINAR <text:s text:c="33"/></text:p>
          </table:table-cell>
          <table:table-cell office:value-type="string">
            <text:p>Leopoldianum (UNISANTO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518</text:p>
          </table:table-cell>
          <table:table-cell office:value-type="string">
            <text:p>INTERDISCIPLINAR <text:s text:c="33"/></text:p>
          </table:table-cell>
          <table:table-cell office:value-type="string">
            <text:p>Leprosy Review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0-930X</text:p>
          </table:table-cell>
          <table:table-cell office:value-type="string">
            <text:p>INTERDISCIPLINAR <text:s text:c="33"/></text:p>
          </table:table-cell>
          <table:table-cell office:value-type="string">
            <text:p>Les Annales de la Recherche Urbaine (Par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6-3912</text:p>
          </table:table-cell>
          <table:table-cell office:value-type="string">
            <text:p>INTERDISCIPLINAR <text:s text:c="33"/></text:p>
          </table:table-cell>
          <table:table-cell office:value-type="string">
            <text:p>Les Cahiers de l'Implication (Cessou em 2003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193</text:p>
          </table:table-cell>
          <table:table-cell office:value-type="string">
            <text:p>INTERDISCIPLINAR <text:s text:c="33"/></text:p>
          </table:table-cell>
          <table:table-cell office:value-type="string">
            <text:p>Letra Mag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239</text:p>
          </table:table-cell>
          <table:table-cell office:value-type="string">
            <text:p>INTERDISCIPLINAR <text:s text:c="33"/></text:p>
          </table:table-cell>
          <table:table-cell office:value-type="string">
            <text:p>Letras &amp; Letra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8254</text:p>
          </table:table-cell>
          <table:table-cell office:value-type="string">
            <text:p>INTERDISCIPLINAR <text:s text:c="33"/></text:p>
          </table:table-cell>
          <table:table-cell office:value-type="string">
            <text:p>Letters in Applied Micro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786</text:p>
          </table:table-cell>
          <table:table-cell office:value-type="string">
            <text:p>INTERDISCIPLINAR <text:s text:c="33"/></text:p>
          </table:table-cell>
          <table:table-cell office:value-type="string">
            <text:p>Letters in Organic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8194</text:p>
          </table:table-cell>
          <table:table-cell office:value-type="string">
            <text:p>INTERDISCIPLINAR <text:s text:c="33"/></text:p>
          </table:table-cell>
          <table:table-cell office:value-type="string">
            <text:p>Leukemia &amp; Lymphom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2126</text:p>
          </table:table-cell>
          <table:table-cell office:value-type="string">
            <text:p>INTERDISCIPLINAR <text:s text:c="33"/></text:p>
          </table:table-cell>
          <table:table-cell office:value-type="string">
            <text:p>Leukemia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853</text:p>
          </table:table-cell>
          <table:table-cell office:value-type="string">
            <text:p>INTERDISCIPLINAR <text:s text:c="33"/></text:p>
          </table:table-cell>
          <table:table-cell office:value-type="string">
            <text:p>Lex. Revista do Direito Brasileir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283</text:p>
          </table:table-cell>
          <table:table-cell office:value-type="string">
            <text:p>INTERDISCIPLINAR <text:s text:c="33"/></text:p>
          </table:table-cell>
          <table:table-cell office:value-type="string">
            <text:p>Líbero (FACASPER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168</text:p>
          </table:table-cell>
          <table:table-cell office:value-type="string">
            <text:p>INTERDISCIPLINAR <text:s text:c="33"/></text:p>
          </table:table-cell>
          <table:table-cell office:value-type="string">
            <text:p>Licere (Belo Horizonte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205</text:p>
          </table:table-cell>
          <table:table-cell office:value-type="string">
            <text:p>INTERDISCIPLINAR <text:s text:c="33"/></text:p>
          </table:table-cell>
          <table:table-cell office:value-type="string">
            <text:p>Life Sciences (1973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536</text:p>
          </table:table-cell>
          <table:table-cell office:value-type="string">
            <text:p>INTERDISCIPLINAR <text:s text:c="33"/></text:p>
          </table:table-cell>
          <table:table-cell office:value-type="string">
            <text:p>Liinc em Revis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8621</text:p>
          </table:table-cell>
          <table:table-cell office:value-type="string">
            <text:p>INTERDISCIPLINAR <text:s text:c="33"/></text:p>
          </table:table-cell>
          <table:table-cell office:value-type="string">
            <text:p>Limnology (Tokyo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795</text:p>
          </table:table-cell>
          <table:table-cell office:value-type="string">
            <text:p>INTERDISCIPLINAR <text:s text:c="33"/></text:p>
          </table:table-cell>
          <table:table-cell office:value-type="string">
            <text:p>Linear Algebra and its Appl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906</text:p>
          </table:table-cell>
          <table:table-cell office:value-type="string">
            <text:p>INTERDISCIPLINAR <text:s text:c="33"/></text:p>
          </table:table-cell>
          <table:table-cell office:value-type="string">
            <text:p>Língua e Instrumentos Linguístico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847</text:p>
          </table:table-cell>
          <table:table-cell office:value-type="string">
            <text:p>INTERDISCIPLINAR <text:s text:c="33"/></text:p>
          </table:table-cell>
          <table:table-cell office:value-type="string">
            <text:p>Língua Escrita (UFM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871</text:p>
          </table:table-cell>
          <table:table-cell office:value-type="string">
            <text:p>INTERDISCIPLINAR <text:s text:c="33"/></text:p>
          </table:table-cell>
          <table:table-cell office:value-type="string">
            <text:p>Língua, Literatura e Ensino (UNI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743</text:p>
          </table:table-cell>
          <table:table-cell office:value-type="string">
            <text:p>INTERDISCIPLINAR <text:s text:c="33"/></text:p>
          </table:table-cell>
          <table:table-cell office:value-type="string">
            <text:p>Linguagem, Educação e Sociedade (UFPI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238</text:p>
          </table:table-cell>
          <table:table-cell office:value-type="string">
            <text:p>INTERDISCIPLINAR <text:s text:c="33"/></text:p>
          </table:table-cell>
          <table:table-cell office:value-type="string">
            <text:p>Línguas &amp; Letras (UNIOEST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988</text:p>
          </table:table-cell>
          <table:table-cell office:value-type="string">
            <text:p>INTERDISCIPLINAR <text:s text:c="33"/></text:p>
          </table:table-cell>
          <table:table-cell office:value-type="string">
            <text:p>Linguasagem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67X</text:p>
          </table:table-cell>
          <table:table-cell office:value-type="string">
            <text:p>INTERDISCIPLINAR <text:s text:c="33"/></text:p>
          </table:table-cell>
          <table:table-cell office:value-type="string">
            <text:p>Linhas (UDESC) (Cessou em 2005. Cont. ISSN 1984-7238 Linhas (Florianópolis. Online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625</text:p>
          </table:table-cell>
          <table:table-cell office:value-type="string">
            <text:p>INTERDISCIPLINAR <text:s text:c="33"/></text:p>
          </table:table-cell>
          <table:table-cell office:value-type="string">
            <text:p>Literatura em Debate (UR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4937</text:p>
          </table:table-cell>
          <table:table-cell office:value-type="string">
            <text:p>INTERDISCIPLINAR <text:s text:c="33"/></text:p>
          </table:table-cell>
          <table:table-cell office:value-type="string">
            <text:p>Lithos (Oslo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3223</text:p>
          </table:table-cell>
          <table:table-cell office:value-type="string">
            <text:p>INTERDISCIPLINAR <text:s text:c="33"/></text:p>
          </table:table-cell>
          <table:table-cell office:value-type="string">
            <text:p>Liver Internatio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1-1413</text:p>
          </table:table-cell>
          <table:table-cell office:value-type="string">
            <text:p>INTERDISCIPLINAR <text:s text:c="33"/></text:p>
          </table:table-cell>
          <table:table-cell office:value-type="string">
            <text:p>Livestock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INTERDISCIPLINAR <text:s text:c="33"/></text:p>
          </table:table-cell>
          <table:table-cell office:value-type="string">
            <text:p>Livro de Resumos do V EPIC/ENEX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790</text:p>
          </table:table-cell>
          <table:table-cell office:value-type="string">
            <text:p>INTERDISCIPLINAR <text:s text:c="33"/></text:p>
          </table:table-cell>
          <table:table-cell office:value-type="string">
            <text:p>Locus Científic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5-3305</text:p>
          </table:table-cell>
          <table:table-cell office:value-type="string">
            <text:p>INTERDISCIPLINAR <text:s text:c="33"/></text:p>
          </table:table-cell>
          <table:table-cell office:value-type="string">
            <text:p>Logic and Logical Philosoph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0751</text:p>
          </table:table-cell>
          <table:table-cell office:value-type="string">
            <text:p>INTERDISCIPLINAR <text:s text:c="33"/></text:p>
          </table:table-cell>
          <table:table-cell office:value-type="string">
            <text:p>Logic Journal of the IGP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501</text:p>
          </table:table-cell>
          <table:table-cell office:value-type="string">
            <text:p>INTERDISCIPLINAR <text:s text:c="33"/></text:p>
          </table:table-cell>
          <table:table-cell office:value-type="string">
            <text:p>Logos (Cano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933</text:p>
          </table:table-cell>
          <table:table-cell office:value-type="string">
            <text:p>INTERDISCIPLINAR <text:s text:c="33"/></text:p>
          </table:table-cell>
          <table:table-cell office:value-type="string">
            <text:p>Logos (UERJ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445</text:p>
          </table:table-cell>
          <table:table-cell office:value-type="string">
            <text:p>INTERDISCIPLINAR <text:s text:c="33"/></text:p>
          </table:table-cell>
          <table:table-cell office:value-type="string">
            <text:p>Lua Nov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3-5165</text:p>
          </table:table-cell>
          <table:table-cell office:value-type="string">
            <text:p>INTERDISCIPLINAR <text:s text:c="33"/></text:p>
          </table:table-cell>
          <table:table-cell office:value-type="string">
            <text:p>Ludus Vital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604</text:p>
          </table:table-cell>
          <table:table-cell office:value-type="string">
            <text:p>INTERDISCIPLINAR <text:s text:c="33"/></text:p>
          </table:table-cell>
          <table:table-cell office:value-type="string">
            <text:p>Lugar Comum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512</text:p>
          </table:table-cell>
          <table:table-cell office:value-type="string">
            <text:p>INTERDISCIPLINAR <text:s text:c="33"/></text:p>
          </table:table-cell>
          <table:table-cell office:value-type="string">
            <text:p>Lumen (Recif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285</text:p>
          </table:table-cell>
          <table:table-cell office:value-type="string">
            <text:p>INTERDISCIPLINAR <text:s text:c="33"/></text:p>
          </table:table-cell>
          <table:table-cell office:value-type="string">
            <text:p>Lumen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097</text:p>
          </table:table-cell>
          <table:table-cell office:value-type="string">
            <text:p>INTERDISCIPLINAR <text:s text:c="33"/></text:p>
          </table:table-cell>
          <table:table-cell office:value-type="string">
            <text:p>Lumiar (UEP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785</text:p>
          </table:table-cell>
          <table:table-cell office:value-type="string">
            <text:p>INTERDISCIPLINAR <text:s text:c="33"/></text:p>
          </table:table-cell>
          <table:table-cell office:value-type="string">
            <text:p>Lumina (Juiz de Fora) (Cessou em 2006. Cont. ISSN 1981-4070 Lumina (Juiz de Fora. Online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070</text:p>
          </table:table-cell>
          <table:table-cell office:value-type="string">
            <text:p>INTERDISCIPLINAR <text:s text:c="33"/></text:p>
          </table:table-cell>
          <table:table-cell office:value-type="string">
            <text:p>Lumina (UFJF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45X</text:p>
          </table:table-cell>
          <table:table-cell office:value-type="string">
            <text:p>INTERDISCIPLINAR <text:s text:c="33"/></text:p>
          </table:table-cell>
          <table:table-cell office:value-type="string">
            <text:p>Luminária (União da Vitó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180</text:p>
          </table:table-cell>
          <table:table-cell office:value-type="string">
            <text:p>INTERDISCIPLINAR <text:s text:c="33"/></text:p>
          </table:table-cell>
          <table:table-cell office:value-type="string">
            <text:p>Lundiana (UFM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8640</text:p>
          </table:table-cell>
          <table:table-cell office:value-type="string">
            <text:p>INTERDISCIPLINAR <text:s text:c="33"/></text:p>
          </table:table-cell>
          <table:table-cell office:value-type="string">
            <text:p>Lusíada. Revista de Ciência e Cultur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9484</text:p>
          </table:table-cell>
          <table:table-cell office:value-type="string">
            <text:p>INTERDISCIPLINAR <text:s text:c="33"/></text:p>
          </table:table-cell>
          <table:table-cell office:value-type="string">
            <text:p>Lusoram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57-0273</text:p>
          </table:table-cell>
          <table:table-cell office:value-type="string">
            <text:p>INTERDISCIPLINAR <text:s text:c="33"/></text:p>
          </table:table-cell>
          <table:table-cell office:value-type="string">
            <text:p>Lusotopie (Par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100</text:p>
          </table:table-cell>
          <table:table-cell office:value-type="string">
            <text:p>INTERDISCIPLINAR <text:s text:c="33"/></text:p>
          </table:table-cell>
          <table:table-cell office:value-type="string">
            <text:p>Lutas &amp; Resistênci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69-7298</text:p>
          </table:table-cell>
          <table:table-cell office:value-type="string">
            <text:p>INTERDISCIPLINAR <text:s text:c="33"/></text:p>
          </table:table-cell>
          <table:table-cell office:value-type="string">
            <text:p>M@ppemonde (En lig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2-832X</text:p>
          </table:table-cell>
          <table:table-cell office:value-type="string">
            <text:p>INTERDISCIPLINAR <text:s text:c="33"/></text:p>
          </table:table-cell>
          <table:table-cell office:value-type="string">
            <text:p>Macromolecular Reaction Engineer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1360</text:p>
          </table:table-cell>
          <table:table-cell office:value-type="string">
            <text:p>INTERDISCIPLINAR <text:s text:c="33"/></text:p>
          </table:table-cell>
          <table:table-cell office:value-type="string">
            <text:p>Macromolecular Sympos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9297</text:p>
          </table:table-cell>
          <table:table-cell office:value-type="string">
            <text:p>INTERDISCIPLINAR <text:s text:c="33"/></text:p>
          </table:table-cell>
          <table:table-cell office:value-type="string">
            <text:p>Macromolecul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952</text:p>
          </table:table-cell>
          <table:table-cell office:value-type="string">
            <text:p>INTERDISCIPLINAR <text:s text:c="33"/></text:p>
          </table:table-cell>
          <table:table-cell office:value-type="string">
            <text:p>Maestria (Sete Lago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748</text:p>
          </table:table-cell>
          <table:table-cell office:value-type="string">
            <text:p>INTERDISCIPLINAR <text:s text:c="33"/></text:p>
          </table:table-cell>
          <table:table-cell office:value-type="string">
            <text:p>Magis. Cadernos de Fé e Cul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333</text:p>
          </table:table-cell>
          <table:table-cell office:value-type="string">
            <text:p>INTERDISCIPLINAR <text:s text:c="33"/></text:p>
          </table:table-cell>
          <table:table-cell office:value-type="string">
            <text:p>Magist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1581</text:p>
          </table:table-cell>
          <table:table-cell office:value-type="string">
            <text:p>INTERDISCIPLINAR <text:s text:c="33"/></text:p>
          </table:table-cell>
          <table:table-cell office:value-type="string">
            <text:p>Magnetic Resonance in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5729</text:p>
          </table:table-cell>
          <table:table-cell office:value-type="string">
            <text:p>INTERDISCIPLINAR <text:s text:c="33"/></text:p>
          </table:table-cell>
          <table:table-cell office:value-type="string">
            <text:p>Maintenance 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1461</text:p>
          </table:table-cell>
          <table:table-cell office:value-type="string">
            <text:p>INTERDISCIPLINAR <text:s text:c="33"/></text:p>
          </table:table-cell>
          <table:table-cell office:value-type="string">
            <text:p>Mammalia (Par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6-5047</text:p>
          </table:table-cell>
          <table:table-cell office:value-type="string">
            <text:p>INTERDISCIPLINAR <text:s text:c="33"/></text:p>
          </table:table-cell>
          <table:table-cell office:value-type="string">
            <text:p>Mammalian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313</text:p>
          </table:table-cell>
          <table:table-cell office:value-type="string">
            <text:p>INTERDISCIPLINAR <text:s text:c="33"/></text:p>
          </table:table-cell>
          <table:table-cell office:value-type="string">
            <text:p>Mana (UFRJ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1747</text:p>
          </table:table-cell>
          <table:table-cell office:value-type="string">
            <text:p>INTERDISCIPLINAR <text:s text:c="33"/></text:p>
          </table:table-cell>
          <table:table-cell office:value-type="string">
            <text:p>Management Decis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7835</text:p>
          </table:table-cell>
          <table:table-cell office:value-type="string">
            <text:p>INTERDISCIPLINAR <text:s text:c="33"/></text:p>
          </table:table-cell>
          <table:table-cell office:value-type="string">
            <text:p>Management of Environmental Quali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241</text:p>
          </table:table-cell>
          <table:table-cell office:value-type="string">
            <text:p>INTERDISCIPLINAR <text:s text:c="33"/></text:p>
          </table:table-cell>
          <table:table-cell office:value-type="string">
            <text:p>Mandrágora (São Bernardo do Camp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045</text:p>
          </table:table-cell>
          <table:table-cell office:value-type="string">
            <text:p>INTERDISCIPLINAR <text:s text:c="33"/></text:p>
          </table:table-cell>
          <table:table-cell office:value-type="string">
            <text:p>Manuscrito (UNICAM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3878</text:p>
          </table:table-cell>
          <table:table-cell office:value-type="string">
            <text:p>INTERDISCIPLINAR <text:s text:c="33"/></text:p>
          </table:table-cell>
          <table:table-cell office:value-type="string">
            <text:p>Mapping Sciences and Remote Sensing (Cessou em 2003. Cont. ISSN 1548-1603 GIScience and Remote Sensin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987</text:p>
          </table:table-cell>
          <table:table-cell office:value-type="string">
            <text:p>INTERDISCIPLINAR <text:s text:c="33"/></text:p>
          </table:table-cell>
          <table:table-cell office:value-type="string">
            <text:p>Maquinações (UE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2700</text:p>
          </table:table-cell>
          <table:table-cell office:value-type="string">
            <text:p>INTERDISCIPLINAR <text:s text:c="33"/></text:p>
          </table:table-cell>
          <table:table-cell office:value-type="string">
            <text:p>Maquinas e Meta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121</text:p>
          </table:table-cell>
          <table:table-cell office:value-type="string">
            <text:p>INTERDISCIPLINAR <text:s text:c="33"/></text:p>
          </table:table-cell>
          <table:table-cell office:value-type="string">
            <text:p>Marco Social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915</text:p>
          </table:table-cell>
          <table:table-cell office:value-type="string">
            <text:p>INTERDISCIPLINAR <text:s text:c="33"/></text:p>
          </table:table-cell>
          <table:table-cell office:value-type="string">
            <text:p>Margem (PUC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684</text:p>
          </table:table-cell>
          <table:table-cell office:value-type="string">
            <text:p>INTERDISCIPLINAR <text:s text:c="33"/></text:p>
          </table:table-cell>
          <table:table-cell office:value-type="string">
            <text:p>Margem Esquerd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560</text:p>
          </table:table-cell>
          <table:table-cell office:value-type="string">
            <text:p>INTERDISCIPLINAR <text:s text:c="33"/></text:p>
          </table:table-cell>
          <table:table-cell office:value-type="string">
            <text:p>Margens (UFP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3-1650</text:p>
          </table:table-cell>
          <table:table-cell office:value-type="string">
            <text:p>INTERDISCIPLINAR <text:s text:c="33"/></text:p>
          </table:table-cell>
          <table:table-cell office:value-type="string">
            <text:p>Marine and Freshwater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162</text:p>
          </table:table-cell>
          <table:table-cell office:value-type="string">
            <text:p>INTERDISCIPLINAR <text:s text:c="33"/></text:p>
          </table:table-cell>
          <table:table-cell office:value-type="string">
            <text:p>Marine Biology (Berli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3-9565</text:p>
          </table:table-cell>
          <table:table-cell office:value-type="string">
            <text:p>INTERDISCIPLINAR <text:s text:c="33"/></text:p>
          </table:table-cell>
          <table:table-cell office:value-type="string">
            <text:p>Marine Ecology (Berli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1-8630</text:p>
          </table:table-cell>
          <table:table-cell office:value-type="string">
            <text:p>INTERDISCIPLINAR <text:s text:c="33"/></text:p>
          </table:table-cell>
          <table:table-cell office:value-type="string">
            <text:p>Marine Ecology. Progress Series (Halstenbek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1136</text:p>
          </table:table-cell>
          <table:table-cell office:value-type="string">
            <text:p>INTERDISCIPLINAR <text:s text:c="33"/></text:p>
          </table:table-cell>
          <table:table-cell office:value-type="string">
            <text:p>Marine Environment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227</text:p>
          </table:table-cell>
          <table:table-cell office:value-type="string">
            <text:p>INTERDISCIPLINAR <text:s text:c="33"/></text:p>
          </table:table-cell>
          <table:table-cell office:value-type="string">
            <text:p>Marine Ge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24-0469</text:p>
          </table:table-cell>
          <table:table-cell office:value-type="string">
            <text:p>INTERDISCIPLINAR <text:s text:c="33"/></text:p>
          </table:table-cell>
          <table:table-cell office:value-type="string">
            <text:p>Marine Mammal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26X</text:p>
          </table:table-cell>
          <table:table-cell office:value-type="string">
            <text:p>INTERDISCIPLINAR <text:s text:c="33"/></text:p>
          </table:table-cell>
          <table:table-cell office:value-type="string">
            <text:p>Marine Pollution Bulletin.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9383</text:p>
          </table:table-cell>
          <table:table-cell office:value-type="string">
            <text:p>INTERDISCIPLINAR <text:s text:c="33"/></text:p>
          </table:table-cell>
          <table:table-cell office:value-type="string">
            <text:p>Mastozoología Neotropical (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205</text:p>
          </table:table-cell>
          <table:table-cell office:value-type="string">
            <text:p>INTERDISCIPLINAR <text:s text:c="33"/></text:p>
          </table:table-cell>
          <table:table-cell office:value-type="string">
            <text:p>Matemática Aplicada e Computacional (Cessou em 1997. Cont. ISSN 1807-0302 Computational &amp; Applied Mathematic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076</text:p>
          </table:table-cell>
          <table:table-cell office:value-type="string">
            <text:p>INTERDISCIPLINAR <text:s text:c="33"/></text:p>
          </table:table-cell>
          <table:table-cell office:value-type="string">
            <text:p>Matéria (UF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1275</text:p>
          </table:table-cell>
          <table:table-cell office:value-type="string">
            <text:p>INTERDISCIPLINAR <text:s text:c="33"/></text:p>
          </table:table-cell>
          <table:table-cell office:value-type="string">
            <text:p>Materials &amp; Desig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5803</text:p>
          </table:table-cell>
          <table:table-cell office:value-type="string">
            <text:p>INTERDISCIPLINAR <text:s text:c="33"/></text:p>
          </table:table-cell>
          <table:table-cell office:value-type="string">
            <text:p>Materials Characteriz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0584</text:p>
          </table:table-cell>
          <table:table-cell office:value-type="string">
            <text:p>INTERDISCIPLINAR <text:s text:c="33"/></text:p>
          </table:table-cell>
          <table:table-cell office:value-type="string">
            <text:p>Materials Chemistry and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327</text:p>
          </table:table-cell>
          <table:table-cell office:value-type="string">
            <text:p>INTERDISCIPLINAR <text:s text:c="33"/></text:p>
          </table:table-cell>
          <table:table-cell office:value-type="string">
            <text:p>Materials Evalu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77X</text:p>
          </table:table-cell>
          <table:table-cell office:value-type="string">
            <text:p>INTERDISCIPLINAR <text:s text:c="33"/></text:p>
          </table:table-cell>
          <table:table-cell office:value-type="string">
            <text:p>Materials Letters (General e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439</text:p>
          </table:table-cell>
          <table:table-cell office:value-type="string">
            <text:p>INTERDISCIPLINAR <text:s text:c="33"/></text:p>
          </table:table-cell>
          <table:table-cell office:value-type="string">
            <text:p>Materials Research (São Carlos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9172</text:p>
          </table:table-cell>
          <table:table-cell office:value-type="string">
            <text:p>INTERDISCIPLINAR <text:s text:c="33"/></text:p>
          </table:table-cell>
          <table:table-cell office:value-type="string">
            <text:p>Materials Research Society Symposia Proceeding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5093</text:p>
          </table:table-cell>
          <table:table-cell office:value-type="string">
            <text:p>INTERDISCIPLINAR <text:s text:c="33"/></text:p>
          </table:table-cell>
          <table:table-cell office:value-type="string">
            <text:p>Materials Science &amp; Engineering. A, Structural Materials: properties, microstructure and process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4931</text:p>
          </table:table-cell>
          <table:table-cell office:value-type="string">
            <text:p>INTERDISCIPLINAR <text:s text:c="33"/></text:p>
          </table:table-cell>
          <table:table-cell office:value-type="string">
            <text:p>Materials Science &amp; Engineering. C, Biomimetic Materials, Sensors and System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5-5476</text:p>
          </table:table-cell>
          <table:table-cell office:value-type="string">
            <text:p>INTERDISCIPLINAR <text:s text:c="33"/></text:p>
          </table:table-cell>
          <table:table-cell office:value-type="string">
            <text:p>Materials Science Foru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7857</text:p>
          </table:table-cell>
          <table:table-cell office:value-type="string">
            <text:p>INTERDISCIPLINAR <text:s text:c="33"/></text:p>
          </table:table-cell>
          <table:table-cell office:value-type="string">
            <text:p>Materials Technology (New York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7177</text:p>
          </table:table-cell>
          <table:table-cell office:value-type="string">
            <text:p>INTERDISCIPLINAR <text:s text:c="33"/></text:p>
          </table:table-cell>
          <table:table-cell office:value-type="string">
            <text:p>Mathematical and Computer Modell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564</text:p>
          </table:table-cell>
          <table:table-cell office:value-type="string">
            <text:p>INTERDISCIPLINAR <text:s text:c="33"/></text:p>
          </table:table-cell>
          <table:table-cell office:value-type="string">
            <text:p>Mathematical Bio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8599</text:p>
          </table:table-cell>
          <table:table-cell office:value-type="string">
            <text:p>INTERDISCIPLINAR <text:s text:c="33"/></text:p>
          </table:table-cell>
          <table:table-cell office:value-type="string">
            <text:p>Mathematical Medicine and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0-4214</text:p>
          </table:table-cell>
          <table:table-cell office:value-type="string">
            <text:p>INTERDISCIPLINAR <text:s text:c="33"/></text:p>
          </table:table-cell>
          <table:table-cell office:value-type="string">
            <text:p>Mathematical Methods in the Applied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4-123X</text:p>
          </table:table-cell>
          <table:table-cell office:value-type="string">
            <text:p>INTERDISCIPLINAR <text:s text:c="33"/></text:p>
          </table:table-cell>
          <table:table-cell office:value-type="string">
            <text:p>Mathematical Problems in Engineer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610</text:p>
          </table:table-cell>
          <table:table-cell office:value-type="string">
            <text:p>INTERDISCIPLINAR <text:s text:c="33"/></text:p>
          </table:table-cell>
          <table:table-cell office:value-type="string">
            <text:p>Mathematical Programm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754</text:p>
          </table:table-cell>
          <table:table-cell office:value-type="string">
            <text:p>INTERDISCIPLINAR <text:s text:c="33"/></text:p>
          </table:table-cell>
          <table:table-cell office:value-type="string">
            <text:p>Mathematics and Computers in Simul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165</text:p>
          </table:table-cell>
          <table:table-cell office:value-type="string">
            <text:p>INTERDISCIPLINAR <text:s text:c="33"/></text:p>
          </table:table-cell>
          <table:table-cell office:value-type="string">
            <text:p>Matraga (Rio de Janeir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073</text:p>
          </table:table-cell>
          <table:table-cell office:value-type="string">
            <text:p>INTERDISCIPLINAR <text:s text:c="33"/></text:p>
          </table:table-cell>
          <table:table-cell office:value-type="string">
            <text:p>Matrizes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122</text:p>
          </table:table-cell>
          <table:table-cell office:value-type="string">
            <text:p>INTERDISCIPLINAR <text:s text:c="33"/></text:p>
          </table:table-cell>
          <table:table-cell office:value-type="string">
            <text:p>Maturitas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4194</text:p>
          </table:table-cell>
          <table:table-cell office:value-type="string">
            <text:p>INTERDISCIPLINAR <text:s text:c="33"/></text:p>
          </table:table-cell>
          <table:table-cell office:value-type="string">
            <text:p>MCSS. Mathematics of Control, Signals and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636</text:p>
          </table:table-cell>
          <table:table-cell office:value-type="string">
            <text:p>INTERDISCIPLINAR <text:s text:c="33"/></text:p>
          </table:table-cell>
          <table:table-cell office:value-type="string">
            <text:p>Mechanics of Material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6413</text:p>
          </table:table-cell>
          <table:table-cell office:value-type="string">
            <text:p>INTERDISCIPLINAR <text:s text:c="33"/></text:p>
          </table:table-cell>
          <table:table-cell office:value-type="string">
            <text:p>Mechanics Research Commun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6374</text:p>
          </table:table-cell>
          <table:table-cell office:value-type="string">
            <text:p>INTERDISCIPLINAR <text:s text:c="33"/></text:p>
          </table:table-cell>
          <table:table-cell office:value-type="string">
            <text:p>Mechanisms of Ageing and Development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9-077X</text:p>
          </table:table-cell>
          <table:table-cell office:value-type="string">
            <text:p>INTERDISCIPLINAR <text:s text:c="33"/></text:p>
          </table:table-cell>
          <table:table-cell office:value-type="string">
            <text:p>Médecine et Maladies Infectieu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9877</text:p>
          </table:table-cell>
          <table:table-cell office:value-type="string">
            <text:p>INTERDISCIPLINAR <text:s text:c="33"/></text:p>
          </table:table-cell>
          <table:table-cell office:value-type="string">
            <text:p>Medical Hypothe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3786</text:p>
          </table:table-cell>
          <table:table-cell office:value-type="string">
            <text:p>INTERDISCIPLINAR <text:s text:c="33"/></text:p>
          </table:table-cell>
          <table:table-cell office:value-type="string">
            <text:p>Medical Mycology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2405</text:p>
          </table:table-cell>
          <table:table-cell office:value-type="string">
            <text:p>INTERDISCIPLINAR <text:s text:c="33"/></text:p>
          </table:table-cell>
          <table:table-cell office:value-type="string">
            <text:p>Medical Physics (Lancaster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1158</text:p>
          </table:table-cell>
          <table:table-cell office:value-type="string">
            <text:p>INTERDISCIPLINAR <text:s text:c="33"/></text:p>
          </table:table-cell>
          <table:table-cell office:value-type="string">
            <text:p>Medical Problems of Performing Artis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7680</text:p>
          </table:table-cell>
          <table:table-cell office:value-type="string">
            <text:p>INTERDISCIPLINAR <text:s text:c="33"/></text:p>
          </table:table-cell>
          <table:table-cell office:value-type="string">
            <text:p>Medicina (Buenos Aire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6-6046</text:p>
          </table:table-cell>
          <table:table-cell office:value-type="string">
            <text:p>INTERDISCIPLINAR <text:s text:c="33"/></text:p>
          </table:table-cell>
          <table:table-cell office:value-type="string">
            <text:p>Medicina (USP.FMR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894</text:p>
          </table:table-cell>
          <table:table-cell office:value-type="string">
            <text:p>INTERDISCIPLINAR <text:s text:c="33"/></text:p>
          </table:table-cell>
          <table:table-cell office:value-type="string">
            <text:p>Medicina de Reabilit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7-2834</text:p>
          </table:table-cell>
          <table:table-cell office:value-type="string">
            <text:p>INTERDISCIPLINAR <text:s text:c="33"/></text:p>
          </table:table-cell>
          <table:table-cell office:value-type="string">
            <text:p>Medicina Oral (Cessou em 2004. Cont. ISSN 1698-4447 Medicina Oral, Patología Oral y Cirugía Bucal (Ed. impresa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8-4447</text:p>
          </table:table-cell>
          <table:table-cell office:value-type="string">
            <text:p>INTERDISCIPLINAR <text:s text:c="33"/></text:p>
          </table:table-cell>
          <table:table-cell office:value-type="string">
            <text:p>Medicina Oral, Patología Oral y Cirugía Bucal (Ed. 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65-546X</text:p>
          </table:table-cell>
          <table:table-cell office:value-type="string">
            <text:p>INTERDISCIPLINAR <text:s text:c="33"/></text:p>
          </table:table-cell>
          <table:table-cell office:value-type="string">
            <text:p>Medicina y Seguridad del Trabaj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7974</text:p>
          </table:table-cell>
          <table:table-cell office:value-type="string">
            <text:p>INTERDISCIPLINAR <text:s text:c="33"/></text:p>
          </table:table-cell>
          <table:table-cell office:value-type="string">
            <text:p>Medicine (Baltimore, M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3-1393</text:p>
          </table:table-cell>
          <table:table-cell office:value-type="string">
            <text:p>INTERDISCIPLINAR <text:s text:c="33"/></text:p>
          </table:table-cell>
          <table:table-cell office:value-type="string">
            <text:p>Medicine and La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9131</text:p>
          </table:table-cell>
          <table:table-cell office:value-type="string">
            <text:p>INTERDISCIPLINAR <text:s text:c="33"/></text:p>
          </table:table-cell>
          <table:table-cell office:value-type="string">
            <text:p>Medicine and Science in Sports and Exercis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6-6462</text:p>
          </table:table-cell>
          <table:table-cell office:value-type="string">
            <text:p>INTERDISCIPLINAR <text:s text:c="33"/></text:p>
          </table:table-cell>
          <table:table-cell office:value-type="string">
            <text:p>Medio Ambiente y Comportamiento Human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773</text:p>
          </table:table-cell>
          <table:table-cell office:value-type="string">
            <text:p>INTERDISCIPLINAR <text:s text:c="33"/></text:p>
          </table:table-cell>
          <table:table-cell office:value-type="string">
            <text:p>Megadiversidade (Belo Horizo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50X</text:p>
          </table:table-cell>
          <table:table-cell office:value-type="string">
            <text:p>INTERDISCIPLINAR <text:s text:c="33"/></text:p>
          </table:table-cell>
          <table:table-cell office:value-type="string">
            <text:p>Meio Ambiente Industrial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327</text:p>
          </table:table-cell>
          <table:table-cell office:value-type="string">
            <text:p>INTERDISCIPLINAR <text:s text:c="33"/></text:p>
          </table:table-cell>
          <table:table-cell office:value-type="string">
            <text:p>Meio e Mensage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1-7557</text:p>
          </table:table-cell>
          <table:table-cell office:value-type="string">
            <text:p>INTERDISCIPLINAR <text:s text:c="33"/></text:p>
          </table:table-cell>
          <table:table-cell office:value-type="string">
            <text:p>Meiofauna Mari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31</text:p>
          </table:table-cell>
          <table:table-cell office:value-type="string">
            <text:p>INTERDISCIPLINAR <text:s text:c="33"/></text:p>
          </table:table-cell>
          <table:table-cell office:value-type="string">
            <text:p>Melanoma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7-8931</text:p>
          </table:table-cell>
          <table:table-cell office:value-type="string">
            <text:p>INTERDISCIPLINAR <text:s text:c="33"/></text:p>
          </table:table-cell>
          <table:table-cell office:value-type="string">
            <text:p>Memoirs of the New York Botanical Garde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669</text:p>
          </table:table-cell>
          <table:table-cell office:value-type="string">
            <text:p>INTERDISCIPLINAR <text:s text:c="33"/></text:p>
          </table:table-cell>
          <table:table-cell office:value-type="string">
            <text:p>Memorandum (Belo Horizont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802</text:p>
          </table:table-cell>
          <table:table-cell office:value-type="string">
            <text:p>INTERDISCIPLINAR <text:s text:c="33"/></text:p>
          </table:table-cell>
          <table:table-cell office:value-type="string">
            <text:p>Memória &amp; Caminhada (UC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6-1395</text:p>
          </table:table-cell>
          <table:table-cell office:value-type="string">
            <text:p>INTERDISCIPLINAR <text:s text:c="33"/></text:p>
          </table:table-cell>
          <table:table-cell office:value-type="string">
            <text:p>Memoria - CEMOS (Impres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7192-4345</text:p>
          </table:table-cell>
          <table:table-cell office:value-type="string">
            <text:p>INTERDISCIPLINAR <text:s text:c="33"/></text:p>
          </table:table-cell>
          <table:table-cell office:value-type="string">
            <text:p>Memória e Patrimônio: Ensaios sobre Diversidade Cultur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2-5197</text:p>
          </table:table-cell>
          <table:table-cell office:value-type="string">
            <text:p>INTERDISCIPLINAR <text:s text:c="33"/></text:p>
          </table:table-cell>
          <table:table-cell office:value-type="string">
            <text:p>Memoria y Sociedad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4-0276</text:p>
          </table:table-cell>
          <table:table-cell office:value-type="string">
            <text:p>INTERDISCIPLINAR <text:s text:c="33"/></text:p>
          </table:table-cell>
          <table:table-cell office:value-type="string">
            <text:p>Memórias do Instituto Oswaldo Cruz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060</text:p>
          </table:table-cell>
          <table:table-cell office:value-type="string">
            <text:p>INTERDISCIPLINAR <text:s text:c="33"/></text:p>
          </table:table-cell>
          <table:table-cell office:value-type="string">
            <text:p>Memórias do Instituto Oswaldo Cruz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0397</text:p>
          </table:table-cell>
          <table:table-cell office:value-type="string">
            <text:p>INTERDISCIPLINAR <text:s text:c="33"/></text:p>
          </table:table-cell>
          <table:table-cell office:value-type="string">
            <text:p>Memórias e Notícias (Nova Série) - Publicação do Departamento de Ciências da Terra e do Museu Mineralógico e Geológico da Universidade de Coimb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3714</text:p>
          </table:table-cell>
          <table:table-cell office:value-type="string">
            <text:p>INTERDISCIPLINAR <text:s text:c="33"/></text:p>
          </table:table-cell>
          <table:table-cell office:value-type="string">
            <text:p>Menopause (New York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534</text:p>
          </table:table-cell>
          <table:table-cell office:value-type="string">
            <text:p>INTERDISCIPLINAR <text:s text:c="33"/></text:p>
          </table:table-cell>
          <table:table-cell office:value-type="string">
            <text:p>Mens Juris (Uberlând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243</text:p>
          </table:table-cell>
          <table:table-cell office:value-type="string">
            <text:p>INTERDISCIPLINAR <text:s text:c="33"/></text:p>
          </table:table-cell>
          <table:table-cell office:value-type="string">
            <text:p>Mensagem Doce (Associação Paulista de Apicultores, Criadores de Abelhas Melificas Européi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3290</text:p>
          </table:table-cell>
          <table:table-cell office:value-type="string">
            <text:p>INTERDISCIPLINAR <text:s text:c="33"/></text:p>
          </table:table-cell>
          <table:table-cell office:value-type="string">
            <text:p>Mercatec (Medellí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201</text:p>
          </table:table-cell>
          <table:table-cell office:value-type="string">
            <text:p>INTERDISCIPLINAR <text:s text:c="33"/></text:p>
          </table:table-cell>
          <table:table-cell office:value-type="string">
            <text:p>Mercator (Fortaleza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329</text:p>
          </table:table-cell>
          <table:table-cell office:value-type="string">
            <text:p>INTERDISCIPLINAR <text:s text:c="33"/></text:p>
          </table:table-cell>
          <table:table-cell office:value-type="string">
            <text:p>Mercator (UF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219</text:p>
          </table:table-cell>
          <table:table-cell office:value-type="string">
            <text:p>INTERDISCIPLINAR <text:s text:c="33"/></text:p>
          </table:table-cell>
          <table:table-cell office:value-type="string">
            <text:p>Meridiano 47 (Un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7490</text:p>
          </table:table-cell>
          <table:table-cell office:value-type="string">
            <text:p>INTERDISCIPLINAR <text:s text:c="33"/></text:p>
          </table:table-cell>
          <table:table-cell office:value-type="string">
            <text:p>Metabolic Brain Disea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0495</text:p>
          </table:table-cell>
          <table:table-cell office:value-type="string">
            <text:p>INTERDISCIPLINAR <text:s text:c="33"/></text:p>
          </table:table-cell>
          <table:table-cell office:value-type="string">
            <text:p>Metabolism, Clinical and Experiment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474</text:p>
          </table:table-cell>
          <table:table-cell office:value-type="string">
            <text:p>INTERDISCIPLINAR <text:s text:c="33"/></text:p>
          </table:table-cell>
          <table:table-cell office:value-type="string">
            <text:p>Metáforas Record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0576</text:p>
          </table:table-cell>
          <table:table-cell office:value-type="string">
            <text:p>INTERDISCIPLINAR <text:s text:c="33"/></text:p>
          </table:table-cell>
          <table:table-cell office:value-type="string">
            <text:p>Metal Finish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3-0291</text:p>
          </table:table-cell>
          <table:table-cell office:value-type="string">
            <text:p>INTERDISCIPLINAR <text:s text:c="33"/></text:p>
          </table:table-cell>
          <table:table-cell office:value-type="string">
            <text:p>Metal-Based Drug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0-423X</text:p>
          </table:table-cell>
          <table:table-cell office:value-type="string">
            <text:p>INTERDISCIPLINAR <text:s text:c="33"/></text:p>
          </table:table-cell>
          <table:table-cell office:value-type="string">
            <text:p>Metals Materials and Process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898</text:p>
          </table:table-cell>
          <table:table-cell office:value-type="string">
            <text:p>INTERDISCIPLINAR <text:s text:c="33"/></text:p>
          </table:table-cell>
          <table:table-cell office:value-type="string">
            <text:p>Metalurgia &amp; Materia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1-2948</text:p>
          </table:table-cell>
          <table:table-cell office:value-type="string">
            <text:p>INTERDISCIPLINAR <text:s text:c="33"/></text:p>
          </table:table-cell>
          <table:table-cell office:value-type="string">
            <text:p>Meteorologische Zeitschrift (Berli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7-7971</text:p>
          </table:table-cell>
          <table:table-cell office:value-type="string">
            <text:p>INTERDISCIPLINAR <text:s text:c="33"/></text:p>
          </table:table-cell>
          <table:table-cell office:value-type="string">
            <text:p>Meteorology and Atmospheric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706</text:p>
          </table:table-cell>
          <table:table-cell office:value-type="string">
            <text:p>INTERDISCIPLINAR <text:s text:c="33"/></text:p>
          </table:table-cell>
          <table:table-cell office:value-type="string">
            <text:p>Métis (UC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0-8229</text:p>
          </table:table-cell>
          <table:table-cell office:value-type="string">
            <text:p>INTERDISCIPLINAR <text:s text:c="33"/></text:p>
          </table:table-cell>
          <table:table-cell office:value-type="string">
            <text:p>Metrologia i Systemy Pomiarowe / Metrology and Measuring System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972</text:p>
          </table:table-cell>
          <table:table-cell office:value-type="string">
            <text:p>INTERDISCIPLINAR <text:s text:c="33"/></text:p>
          </table:table-cell>
          <table:table-cell office:value-type="string">
            <text:p>Metrópolis em Revista (Curiti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687</text:p>
          </table:table-cell>
          <table:table-cell office:value-type="string">
            <text:p>INTERDISCIPLINAR <text:s text:c="33"/></text:p>
          </table:table-cell>
          <table:table-cell office:value-type="string">
            <text:p>MG. Bio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6-4579</text:p>
          </table:table-cell>
          <table:table-cell office:value-type="string">
            <text:p>INTERDISCIPLINAR <text:s text:c="33"/></text:p>
          </table:table-cell>
          <table:table-cell office:value-type="string">
            <text:p>Microbes and Infec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6294</text:p>
          </table:table-cell>
          <table:table-cell office:value-type="string">
            <text:p>INTERDISCIPLINAR <text:s text:c="33"/></text:p>
          </table:table-cell>
          <table:table-cell office:value-type="string">
            <text:p>Microbial Drug Resistance (Larchmont, N.Y.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3628</text:p>
          </table:table-cell>
          <table:table-cell office:value-type="string">
            <text:p>INTERDISCIPLINAR <text:s text:c="33"/></text:p>
          </table:table-cell>
          <table:table-cell office:value-type="string">
            <text:p>Microbial E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5013</text:p>
          </table:table-cell>
          <table:table-cell office:value-type="string">
            <text:p>INTERDISCIPLINAR <text:s text:c="33"/></text:p>
          </table:table-cell>
          <table:table-cell office:value-type="string">
            <text:p>Microbiological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INTERDISCIPLINAR <text:s text:c="33"/></text:p>
          </table:table-cell>
          <table:table-cell office:value-type="string">
            <text:p>Microbiology Austral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65X</text:p>
          </table:table-cell>
          <table:table-cell office:value-type="string">
            <text:p>INTERDISCIPLINAR <text:s text:c="33"/></text:p>
          </table:table-cell>
          <table:table-cell office:value-type="string">
            <text:p>Microchemical Journ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692</text:p>
          </table:table-cell>
          <table:table-cell office:value-type="string">
            <text:p>INTERDISCIPLINAR <text:s text:c="33"/></text:p>
          </table:table-cell>
          <table:table-cell office:value-type="string">
            <text:p>Microelectronics (Luton) (Cessou em 1978. Cont. ISSN 0959-8324 Microelectronics Journa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7206</text:p>
          </table:table-cell>
          <table:table-cell office:value-type="string">
            <text:p>INTERDISCIPLINAR <text:s text:c="33"/></text:p>
          </table:table-cell>
          <table:table-cell office:value-type="string">
            <text:p>Micron (London. 1969) (Cessou em 1983. Cont. 0739-6260 Micron and Microscopica Act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4328</text:p>
          </table:table-cell>
          <table:table-cell office:value-type="string">
            <text:p>INTERDISCIPLINAR <text:s text:c="33"/></text:p>
          </table:table-cell>
          <table:table-cell office:value-type="string">
            <text:p>Micron (Oxford. 1993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9276</text:p>
          </table:table-cell>
          <table:table-cell office:value-type="string">
            <text:p>INTERDISCIPLINAR <text:s text:c="33"/></text:p>
          </table:table-cell>
          <table:table-cell office:value-type="string">
            <text:p>Microscopy and Microanalysi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8-1085</text:p>
          </table:table-cell>
          <table:table-cell office:value-type="string">
            <text:p>INTERDISCIPLINAR <text:s text:c="33"/></text:p>
          </table:table-cell>
          <table:table-cell office:value-type="string">
            <text:p>Micro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5-8906</text:p>
          </table:table-cell>
          <table:table-cell office:value-type="string">
            <text:p>INTERDISCIPLINAR <text:s text:c="33"/></text:p>
          </table:table-cell>
          <table:table-cell office:value-type="string">
            <text:p>Migraciones Internacional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270</text:p>
          </table:table-cell>
          <table:table-cell office:value-type="string">
            <text:p>INTERDISCIPLINAR <text:s text:c="33"/></text:p>
          </table:table-cell>
          <table:table-cell office:value-type="string">
            <text:p>Migrâneas &amp; Cefalé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6-5073</text:p>
          </table:table-cell>
          <table:table-cell office:value-type="string">
            <text:p>INTERDISCIPLINAR <text:s text:c="33"/></text:p>
          </table:table-cell>
          <table:table-cell office:value-type="string">
            <text:p>Mikrochimica Acta (1966. Interne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3672</text:p>
          </table:table-cell>
          <table:table-cell office:value-type="string">
            <text:p>INTERDISCIPLINAR <text:s text:c="33"/></text:p>
          </table:table-cell>
          <table:table-cell office:value-type="string">
            <text:p>Mikrochimica Acta (1966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65X</text:p>
          </table:table-cell>
          <table:table-cell office:value-type="string">
            <text:p>INTERDISCIPLINAR <text:s text:c="33"/></text:p>
          </table:table-cell>
          <table:table-cell office:value-type="string">
            <text:p>Minas Gerais. Suplemento Literári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6098</text:p>
          </table:table-cell>
          <table:table-cell office:value-type="string">
            <text:p>INTERDISCIPLINAR <text:s text:c="33"/></text:p>
          </table:table-cell>
          <table:table-cell office:value-type="string">
            <text:p>Mineral Resources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4598</text:p>
          </table:table-cell>
          <table:table-cell office:value-type="string">
            <text:p>INTERDISCIPLINAR <text:s text:c="33"/></text:p>
          </table:table-cell>
          <table:table-cell office:value-type="string">
            <text:p>Mineralium Deposit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6875</text:p>
          </table:table-cell>
          <table:table-cell office:value-type="string">
            <text:p>INTERDISCIPLINAR <text:s text:c="33"/></text:p>
          </table:table-cell>
          <table:table-cell office:value-type="string">
            <text:p>Minerals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4970</text:p>
          </table:table-cell>
          <table:table-cell office:value-type="string">
            <text:p>INTERDISCIPLINAR <text:s text:c="33"/></text:p>
          </table:table-cell>
          <table:table-cell office:value-type="string">
            <text:p>Minerva Stomatologica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5575</text:p>
          </table:table-cell>
          <table:table-cell office:value-type="string">
            <text:p>INTERDISCIPLINAR <text:s text:c="33"/></text:p>
          </table:table-cell>
          <table:table-cell office:value-type="string">
            <text:p>Mini-Reviews in Medical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818</text:p>
          </table:table-cell>
          <table:table-cell office:value-type="string">
            <text:p>INTERDISCIPLINAR <text:s text:c="33"/></text:p>
          </table:table-cell>
          <table:table-cell office:value-type="string">
            <text:p>Mirabilia (Vitória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5685</text:p>
          </table:table-cell>
          <table:table-cell office:value-type="string">
            <text:p>INTERDISCIPLINAR <text:s text:c="33"/></text:p>
          </table:table-cell>
          <table:table-cell office:value-type="string">
            <text:p>Miradas (Buenos Air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2386</text:p>
          </table:table-cell>
          <table:table-cell office:value-type="string">
            <text:p>INTERDISCIPLINAR <text:s text:c="33"/></text:p>
          </table:table-cell>
          <table:table-cell office:value-type="string">
            <text:p>Mitigation and Adaptation Strategies for Global Chang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38-4680</text:p>
          </table:table-cell>
          <table:table-cell office:value-type="string">
            <text:p>INTERDISCIPLINAR <text:s text:c="33"/></text:p>
          </table:table-cell>
          <table:table-cell office:value-type="string">
            <text:p>Mitteilungen - Internationale Vereinigung fur Theoretische und Angewandte Limnologi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394</text:p>
          </table:table-cell>
          <table:table-cell office:value-type="string">
            <text:p>INTERDISCIPLINAR <text:s text:c="33"/></text:p>
          </table:table-cell>
          <table:table-cell office:value-type="string">
            <text:p>Mneme (Caicó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8-109X</text:p>
          </table:table-cell>
          <table:table-cell office:value-type="string">
            <text:p>INTERDISCIPLINAR <text:s text:c="33"/></text:p>
          </table:table-cell>
          <table:table-cell office:value-type="string">
            <text:p>Mnemòsine (Barcelo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4-583X</text:p>
          </table:table-cell>
          <table:table-cell office:value-type="string">
            <text:p>INTERDISCIPLINAR <text:s text:c="33"/></text:p>
          </table:table-cell>
          <table:table-cell office:value-type="string">
            <text:p>Modélisation Mathématique et Analyse Numérique (Imprimé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7-7323</text:p>
          </table:table-cell>
          <table:table-cell office:value-type="string">
            <text:p>INTERDISCIPLINAR <text:s text:c="33"/></text:p>
          </table:table-cell>
          <table:table-cell office:value-type="string">
            <text:p>Modern Physics Letters 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6851</text:p>
          </table:table-cell>
          <table:table-cell office:value-type="string">
            <text:p>INTERDISCIPLINAR <text:s text:c="33"/></text:p>
          </table:table-cell>
          <table:table-cell office:value-type="string">
            <text:p>Molecular and Biochemical Parasit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177</text:p>
          </table:table-cell>
          <table:table-cell office:value-type="string">
            <text:p>INTERDISCIPLINAR <text:s text:c="33"/></text:p>
          </table:table-cell>
          <table:table-cell office:value-type="string">
            <text:p>Molecular and Cellular Bi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0-3743</text:p>
          </table:table-cell>
          <table:table-cell office:value-type="string">
            <text:p>INTERDISCIPLINAR <text:s text:c="33"/></text:p>
          </table:table-cell>
          <table:table-cell office:value-type="string">
            <text:p>Molecular Breed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1083</text:p>
          </table:table-cell>
          <table:table-cell office:value-type="string">
            <text:p>INTERDISCIPLINAR <text:s text:c="33"/></text:p>
          </table:table-cell>
          <table:table-cell office:value-type="string">
            <text:p>Molecular E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8286</text:p>
          </table:table-cell>
          <table:table-cell office:value-type="string">
            <text:p>INTERDISCIPLINAR <text:s text:c="33"/></text:p>
          </table:table-cell>
          <table:table-cell office:value-type="string">
            <text:p>Molecular Ecology Note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8278</text:p>
          </table:table-cell>
          <table:table-cell office:value-type="string">
            <text:p>INTERDISCIPLINAR <text:s text:c="33"/></text:p>
          </table:table-cell>
          <table:table-cell office:value-type="string">
            <text:p>Molecular Ecology Not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5890</text:p>
          </table:table-cell>
          <table:table-cell office:value-type="string">
            <text:p>INTERDISCIPLINAR <text:s text:c="33"/></text:p>
          </table:table-cell>
          <table:table-cell office:value-type="string">
            <text:p>Molecular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3-4125</text:p>
          </table:table-cell>
          <table:table-cell office:value-type="string">
            <text:p>INTERDISCIPLINAR <text:s text:c="33"/></text:p>
          </table:table-cell>
          <table:table-cell office:value-type="string">
            <text:p>Molecular Nutrition &amp; Food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7903</text:p>
          </table:table-cell>
          <table:table-cell office:value-type="string">
            <text:p>INTERDISCIPLINAR <text:s text:c="33"/></text:p>
          </table:table-cell>
          <table:table-cell office:value-type="string">
            <text:p>Molecular Phylogenetics and Evolu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0282</text:p>
          </table:table-cell>
          <table:table-cell office:value-type="string">
            <text:p>INTERDISCIPLINAR <text:s text:c="33"/></text:p>
          </table:table-cell>
          <table:table-cell office:value-type="string">
            <text:p>Molecular Plant-Microbe Interac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4184</text:p>
          </table:table-cell>
          <table:table-cell office:value-type="string">
            <text:p>INTERDISCIPLINAR <text:s text:c="33"/></text:p>
          </table:table-cell>
          <table:table-cell office:value-type="string">
            <text:p>Molecular Psychia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7022</text:p>
          </table:table-cell>
          <table:table-cell office:value-type="string">
            <text:p>INTERDISCIPLINAR <text:s text:c="33"/></text:p>
          </table:table-cell>
          <table:table-cell office:value-type="string">
            <text:p>Molecular Simul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0535</text:p>
          </table:table-cell>
          <table:table-cell office:value-type="string">
            <text:p>INTERDISCIPLINAR <text:s text:c="33"/></text:p>
          </table:table-cell>
          <table:table-cell office:value-type="string">
            <text:p>Molecular Vis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3049</text:p>
          </table:table-cell>
          <table:table-cell office:value-type="string">
            <text:p>INTERDISCIPLINAR <text:s text:c="33"/></text:p>
          </table:table-cell>
          <table:table-cell office:value-type="string">
            <text:p>Molecules (Basel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8711</text:p>
          </table:table-cell>
          <table:table-cell office:value-type="string">
            <text:p>INTERDISCIPLINAR <text:s text:c="33"/></text:p>
          </table:table-cell>
          <table:table-cell office:value-type="string">
            <text:p>Monthly Notices of the Royal Astronomical Societ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0644</text:p>
          </table:table-cell>
          <table:table-cell office:value-type="string">
            <text:p>INTERDISCIPLINAR <text:s text:c="33"/></text:p>
          </table:table-cell>
          <table:table-cell office:value-type="string">
            <text:p>Monthly Weather Review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924</text:p>
          </table:table-cell>
          <table:table-cell office:value-type="string">
            <text:p>INTERDISCIPLINAR <text:s text:c="33"/></text:p>
          </table:table-cell>
          <table:table-cell office:value-type="string">
            <text:p>Morpheus (UNIRIO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913</text:p>
          </table:table-cell>
          <table:table-cell office:value-type="string">
            <text:p>INTERDISCIPLINAR <text:s text:c="33"/></text:p>
          </table:table-cell>
          <table:table-cell office:value-type="string">
            <text:p>Mosaico : Estudos em Psicologia (UFMG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111</text:p>
          </table:table-cell>
          <table:table-cell office:value-type="string">
            <text:p>INTERDISCIPLINAR <text:s text:c="33"/></text:p>
          </table:table-cell>
          <table:table-cell office:value-type="string">
            <text:p>Motrivivencia (UF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185</text:p>
          </table:table-cell>
          <table:table-cell office:value-type="string">
            <text:p>INTERDISCIPLINAR <text:s text:c="33"/></text:p>
          </table:table-cell>
          <table:table-cell office:value-type="string">
            <text:p>Movement Disord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9X</text:p>
          </table:table-cell>
          <table:table-cell office:value-type="string">
            <text:p>INTERDISCIPLINAR <text:s text:c="33"/></text:p>
          </table:table-cell>
          <table:table-cell office:value-type="string">
            <text:p>Movendo Idéias (UNA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54X</text:p>
          </table:table-cell>
          <table:table-cell office:value-type="string">
            <text:p>INTERDISCIPLINAR <text:s text:c="33"/></text:p>
          </table:table-cell>
          <table:table-cell office:value-type="string">
            <text:p>Movimento (UFRG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6-8714</text:p>
          </table:table-cell>
          <table:table-cell office:value-type="string">
            <text:p>INTERDISCIPLINAR <text:s text:c="33"/></text:p>
          </table:table-cell>
          <table:table-cell office:value-type="string">
            <text:p>MP. Molecular Pathology (Cessou em 2003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820</text:p>
          </table:table-cell>
          <table:table-cell office:value-type="string">
            <text:p>INTERDISCIPLINAR <text:s text:c="33"/></text:p>
          </table:table-cell>
          <table:table-cell office:value-type="string">
            <text:p>Mulher e Trabalho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972</text:p>
          </table:table-cell>
          <table:table-cell office:value-type="string">
            <text:p>INTERDISCIPLINAR <text:s text:c="33"/></text:p>
          </table:table-cell>
          <table:table-cell office:value-type="string">
            <text:p>Multiciência (ASSE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946</text:p>
          </table:table-cell>
          <table:table-cell office:value-type="string">
            <text:p>INTERDISCIPLINAR <text:s text:c="33"/></text:p>
          </table:table-cell>
          <table:table-cell office:value-type="string">
            <text:p>Multiciência (UNICAM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970</text:p>
          </table:table-cell>
          <table:table-cell office:value-type="string">
            <text:p>INTERDISCIPLINAR <text:s text:c="33"/></text:p>
          </table:table-cell>
          <table:table-cell office:value-type="string">
            <text:p>Múltiplas Faces da Regi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0-3459</text:p>
          </table:table-cell>
          <table:table-cell office:value-type="string">
            <text:p>INTERDISCIPLINAR <text:s text:c="33"/></text:p>
          </table:table-cell>
          <table:table-cell office:value-type="string">
            <text:p>Multiscale Modeling &amp; Simul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12X</text:p>
          </table:table-cell>
          <table:table-cell office:value-type="string">
            <text:p>INTERDISCIPLINAR <text:s text:c="33"/></text:p>
          </table:table-cell>
          <table:table-cell office:value-type="string">
            <text:p>Multitemas (UCD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611</text:p>
          </table:table-cell>
          <table:table-cell office:value-type="string">
            <text:p>INTERDISCIPLINAR <text:s text:c="33"/></text:p>
          </table:table-cell>
          <table:table-cell office:value-type="string">
            <text:p>Mundo &amp; Vida (UFF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095</text:p>
          </table:table-cell>
          <table:table-cell office:value-type="string">
            <text:p>INTERDISCIPLINAR <text:s text:c="33"/></text:p>
          </table:table-cell>
          <table:table-cell office:value-type="string">
            <text:p>MundoPM (Curiti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149</text:p>
          </table:table-cell>
          <table:table-cell office:value-type="string">
            <text:p>INTERDISCIPLINAR <text:s text:c="33"/></text:p>
          </table:table-cell>
          <table:table-cell office:value-type="string">
            <text:p>Musas (IPHA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8-1065</text:p>
          </table:table-cell>
          <table:table-cell office:value-type="string">
            <text:p>INTERDISCIPLINAR <text:s text:c="33"/></text:p>
          </table:table-cell>
          <table:table-cell office:value-type="string">
            <text:p>Museos.es (Madrid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5107</text:p>
          </table:table-cell>
          <table:table-cell office:value-type="string">
            <text:p>INTERDISCIPLINAR <text:s text:c="33"/></text:p>
          </table:table-cell>
          <table:table-cell office:value-type="string">
            <text:p>Mutation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18</text:p>
          </table:table-cell>
          <table:table-cell office:value-type="string">
            <text:p>INTERDISCIPLINAR <text:s text:c="33"/></text:p>
          </table:table-cell>
          <table:table-cell office:value-type="string">
            <text:p>Mutation Research. Genetic Toxicology and Environmental Mutagene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7-101X</text:p>
          </table:table-cell>
          <table:table-cell office:value-type="string">
            <text:p>INTERDISCIPLINAR <text:s text:c="33"/></text:p>
          </table:table-cell>
          <table:table-cell office:value-type="string">
            <text:p>My Rehovo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7562</text:p>
          </table:table-cell>
          <table:table-cell office:value-type="string">
            <text:p>INTERDISCIPLINAR <text:s text:c="33"/></text:p>
          </table:table-cell>
          <table:table-cell office:value-type="string">
            <text:p>Mycological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86X</text:p>
          </table:table-cell>
          <table:table-cell office:value-type="string">
            <text:p>INTERDISCIPLINAR <text:s text:c="33"/></text:p>
          </table:table-cell>
          <table:table-cell office:value-type="string">
            <text:p>Mycopathologia (1975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6360</text:p>
          </table:table-cell>
          <table:table-cell office:value-type="string">
            <text:p>INTERDISCIPLINAR <text:s text:c="33"/></text:p>
          </table:table-cell>
          <table:table-cell office:value-type="string">
            <text:p>Mycorrhiza (Berli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4666</text:p>
          </table:table-cell>
          <table:table-cell office:value-type="string">
            <text:p>INTERDISCIPLINAR <text:s text:c="33"/></text:p>
          </table:table-cell>
          <table:table-cell office:value-type="string">
            <text:p>Mycotax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8338</text:p>
          </table:table-cell>
          <table:table-cell office:value-type="string">
            <text:p>INTERDISCIPLINAR <text:s text:c="33"/></text:p>
          </table:table-cell>
          <table:table-cell office:value-type="string">
            <text:p>Nada (Lisbo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0-2022</text:p>
          </table:table-cell>
          <table:table-cell office:value-type="string">
            <text:p>INTERDISCIPLINAR <text:s text:c="33"/></text:p>
          </table:table-cell>
          <table:table-cell office:value-type="string">
            <text:p>Nanjing Qixiang Xueyuan Xuebao / Journal of Nanjing Institute of Meteor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6984</text:p>
          </table:table-cell>
          <table:table-cell office:value-type="string">
            <text:p>INTERDISCIPLINAR <text:s text:c="33"/></text:p>
          </table:table-cell>
          <table:table-cell office:value-type="string">
            <text:p>Nano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1-4757</text:p>
          </table:table-cell>
          <table:table-cell office:value-type="string">
            <text:p>INTERDISCIPLINAR <text:s text:c="33"/></text:p>
          </table:table-cell>
          <table:table-cell office:value-type="string">
            <text:p>NanoEth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484</text:p>
          </table:table-cell>
          <table:table-cell office:value-type="string">
            <text:p>INTERDISCIPLINAR <text:s text:c="33"/></text:p>
          </table:table-cell>
          <table:table-cell office:value-type="string">
            <text:p>Nanotechnology (Bristol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9475</text:p>
          </table:table-cell>
          <table:table-cell office:value-type="string">
            <text:p>INTERDISCIPLINAR <text:s text:c="33"/></text:p>
          </table:table-cell>
          <table:table-cell office:value-type="string">
            <text:p>Natural Product Communication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6419</text:p>
          </table:table-cell>
          <table:table-cell office:value-type="string">
            <text:p>INTERDISCIPLINAR <text:s text:c="33"/></text:p>
          </table:table-cell>
          <table:table-cell office:value-type="string">
            <text:p>Natural Product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203</text:p>
          </table:table-cell>
          <table:table-cell office:value-type="string">
            <text:p>INTERDISCIPLINAR <text:s text:c="33"/></text:p>
          </table:table-cell>
          <table:table-cell office:value-type="string">
            <text:p>Natural Resources Forum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7-6092</text:p>
          </table:table-cell>
          <table:table-cell office:value-type="string">
            <text:p>INTERDISCIPLINAR <text:s text:c="33"/></text:p>
          </table:table-cell>
          <table:table-cell office:value-type="string">
            <text:p>Natural Resources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0836</text:p>
          </table:table-cell>
          <table:table-cell office:value-type="string">
            <text:p>INTERDISCIPLINAR <text:s text:c="33"/></text:p>
          </table:table-cell>
          <table:table-cell office:value-type="string">
            <text:p>Nature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0156</text:p>
          </table:table-cell>
          <table:table-cell office:value-type="string">
            <text:p>INTERDISCIPLINAR <text:s text:c="33"/></text:p>
          </table:table-cell>
          <table:table-cell office:value-type="string">
            <text:p>Nature Biotech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0056</text:p>
          </table:table-cell>
          <table:table-cell office:value-type="string">
            <text:p>INTERDISCIPLINAR <text:s text:c="33"/></text:p>
          </table:table-cell>
          <table:table-cell office:value-type="string">
            <text:p>Nature Reviews. Gene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40-1307</text:p>
          </table:table-cell>
          <table:table-cell office:value-type="string">
            <text:p>INTERDISCIPLINAR <text:s text:c="33"/></text:p>
          </table:table-cell>
          <table:table-cell office:value-type="string">
            <text:p>Natures Sciences Société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073</text:p>
          </table:table-cell>
          <table:table-cell office:value-type="string">
            <text:p>INTERDISCIPLINAR <text:s text:c="33"/></text:p>
          </table:table-cell>
          <table:table-cell office:value-type="string">
            <text:p>Natureza &amp; Conserv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430</text:p>
          </table:table-cell>
          <table:table-cell office:value-type="string">
            <text:p>INTERDISCIPLINAR <text:s text:c="33"/></text:p>
          </table:table-cell>
          <table:table-cell office:value-type="string">
            <text:p>Natureza Humana (Cessou em 2008. Cont. ISSN 2175-2834 Natureza Humana (Online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1298</text:p>
          </table:table-cell>
          <table:table-cell office:value-type="string">
            <text:p>INTERDISCIPLINAR <text:s text:c="33"/></text:p>
          </table:table-cell>
          <table:table-cell office:value-type="string">
            <text:p>Naunyn-Schmiedeberg's Archives of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497</text:p>
          </table:table-cell>
          <table:table-cell office:value-type="string">
            <text:p>INTERDISCIPLINAR <text:s text:c="33"/></text:p>
          </table:table-cell>
          <table:table-cell office:value-type="string">
            <text:p>Naupliu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9-211X</text:p>
          </table:table-cell>
          <table:table-cell office:value-type="string">
            <text:p>INTERDISCIPLINAR <text:s text:c="33"/></text:p>
          </table:table-cell>
          <table:table-cell office:value-type="string">
            <text:p>Naveg@merica (Murc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997</text:p>
          </table:table-cell>
          <table:table-cell office:value-type="string">
            <text:p>INTERDISCIPLINAR <text:s text:c="33"/></text:p>
          </table:table-cell>
          <table:table-cell office:value-type="string">
            <text:p>Nematologia Brasilei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348</text:p>
          </table:table-cell>
          <table:table-cell office:value-type="string">
            <text:p>INTERDISCIPLINAR <text:s text:c="33"/></text:p>
          </table:table-cell>
          <table:table-cell office:value-type="string">
            <text:p>Neodiversity (Feira de Santan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48-1686</text:p>
          </table:table-cell>
          <table:table-cell office:value-type="string">
            <text:p>INTERDISCIPLINAR <text:s text:c="33"/></text:p>
          </table:table-cell>
          <table:table-cell office:value-type="string">
            <text:p>Neotróp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939</text:p>
          </table:table-cell>
          <table:table-cell office:value-type="string">
            <text:p>INTERDISCIPLINAR <text:s text:c="33"/></text:p>
          </table:table-cell>
          <table:table-cell office:value-type="string">
            <text:p>Neotropical Biology and Conserv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66X</text:p>
          </table:table-cell>
          <table:table-cell office:value-type="string">
            <text:p>INTERDISCIPLINAR <text:s text:c="33"/></text:p>
          </table:table-cell>
          <table:table-cell office:value-type="string">
            <text:p>Neotropical Entom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225</text:p>
          </table:table-cell>
          <table:table-cell office:value-type="string">
            <text:p>INTERDISCIPLINAR <text:s text:c="33"/></text:p>
          </table:table-cell>
          <table:table-cell office:value-type="string">
            <text:p>Neotropical Ichthyology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705</text:p>
          </table:table-cell>
          <table:table-cell office:value-type="string">
            <text:p>INTERDISCIPLINAR <text:s text:c="33"/></text:p>
          </table:table-cell>
          <table:table-cell office:value-type="string">
            <text:p>Neotropical Primat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252</text:p>
          </table:table-cell>
          <table:table-cell office:value-type="string">
            <text:p>INTERDISCIPLINAR <text:s text:c="33"/></text:p>
          </table:table-cell>
          <table:table-cell office:value-type="string">
            <text:p>Nethistória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1-0643</text:p>
          </table:table-cell>
          <table:table-cell office:value-type="string">
            <text:p>INTERDISCIPLINAR <text:s text:c="33"/></text:p>
          </table:table-cell>
          <table:table-cell office:value-type="string">
            <text:p>Neural Computing &amp; Applic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800</text:p>
          </table:table-cell>
          <table:table-cell office:value-type="string">
            <text:p>INTERDISCIPLINAR <text:s text:c="33"/></text:p>
          </table:table-cell>
          <table:table-cell office:value-type="string">
            <text:p>Neurobiologia (Recife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9961</text:p>
          </table:table-cell>
          <table:table-cell office:value-type="string">
            <text:p>INTERDISCIPLINAR <text:s text:c="33"/></text:p>
          </table:table-cell>
          <table:table-cell office:value-type="string">
            <text:p>Neurobiology of Diseas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4-7427</text:p>
          </table:table-cell>
          <table:table-cell office:value-type="string">
            <text:p>INTERDISCIPLINAR <text:s text:c="33"/></text:p>
          </table:table-cell>
          <table:table-cell office:value-type="string">
            <text:p>Neurobiology of Learning and Memo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3190</text:p>
          </table:table-cell>
          <table:table-cell office:value-type="string">
            <text:p>INTERDISCIPLINAR <text:s text:c="33"/></text:p>
          </table:table-cell>
          <table:table-cell office:value-type="string">
            <text:p>Neurochemic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0186</text:p>
          </table:table-cell>
          <table:table-cell office:value-type="string">
            <text:p>INTERDISCIPLINAR <text:s text:c="33"/></text:p>
          </table:table-cell>
          <table:table-cell office:value-type="string">
            <text:p>Neurochemistry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058</text:p>
          </table:table-cell>
          <table:table-cell office:value-type="string">
            <text:p>INTERDISCIPLINAR <text:s text:c="33"/></text:p>
          </table:table-cell>
          <table:table-cell office:value-type="string">
            <text:p>Neurociências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2312</text:p>
          </table:table-cell>
          <table:table-cell office:value-type="string">
            <text:p>INTERDISCIPLINAR <text:s text:c="33"/></text:p>
          </table:table-cell>
          <table:table-cell office:value-type="string">
            <text:p>Neurocomputing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835</text:p>
          </table:table-cell>
          <table:table-cell office:value-type="string">
            <text:p>INTERDISCIPLINAR <text:s text:c="33"/></text:p>
          </table:table-cell>
          <table:table-cell office:value-type="string">
            <text:p>Neuroendocrinology (Basel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8119</text:p>
          </table:table-cell>
          <table:table-cell office:value-type="string">
            <text:p>INTERDISCIPLINAR <text:s text:c="33"/></text:p>
          </table:table-cell>
          <table:table-cell office:value-type="string">
            <text:p>NeuroImage (Orlando, Fla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7401</text:p>
          </table:table-cell>
          <table:table-cell office:value-type="string">
            <text:p>INTERDISCIPLINAR <text:s text:c="33"/></text:p>
          </table:table-cell>
          <table:table-cell office:value-type="string">
            <text:p>Neuroimmunomodulation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6273</text:p>
          </table:table-cell>
          <table:table-cell office:value-type="string">
            <text:p>INTERDISCIPLINAR <text:s text:c="33"/></text:p>
          </table:table-cell>
          <table:table-cell office:value-type="string">
            <text:p>Neuron (Cambridge, Mass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4179</text:p>
          </table:table-cell>
          <table:table-cell office:value-type="string">
            <text:p>INTERDISCIPLINAR <text:s text:c="33"/></text:p>
          </table:table-cell>
          <table:table-cell office:value-type="string">
            <text:p>Neuropeptides (Edinburgh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908</text:p>
          </table:table-cell>
          <table:table-cell office:value-type="string">
            <text:p>INTERDISCIPLINAR <text:s text:c="33"/></text:p>
          </table:table-cell>
          <table:table-cell office:value-type="string">
            <text:p>Neuro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6-6328</text:p>
          </table:table-cell>
          <table:table-cell office:value-type="string">
            <text:p>INTERDISCIPLINAR <text:s text:c="33"/></text:p>
          </table:table-cell>
          <table:table-cell office:value-type="string">
            <text:p>Neuropsychiatric Disease and Treatment (Cessou em 2008. Cont. ISSN 1178-2021 Neuropsychiatric Disease and Treatment (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4046</text:p>
          </table:table-cell>
          <table:table-cell office:value-type="string">
            <text:p>INTERDISCIPLINAR <text:s text:c="33"/></text:p>
          </table:table-cell>
          <table:table-cell office:value-type="string">
            <text:p>Neuropsychology, Development, and Cognition. D, Clinical Neuropsychologis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522</text:p>
          </table:table-cell>
          <table:table-cell office:value-type="string">
            <text:p>INTERDISCIPLINAR <text:s text:c="33"/></text:p>
          </table:table-cell>
          <table:table-cell office:value-type="string">
            <text:p>Neuro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40</text:p>
          </table:table-cell>
          <table:table-cell office:value-type="string">
            <text:p>INTERDISCIPLINAR <text:s text:c="33"/></text:p>
          </table:table-cell>
          <table:table-cell office:value-type="string">
            <text:p>Neuroscience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9-8428</text:p>
          </table:table-cell>
          <table:table-cell office:value-type="string">
            <text:p>INTERDISCIPLINAR <text:s text:c="33"/></text:p>
          </table:table-cell>
          <table:table-cell office:value-type="string">
            <text:p>Neurotoxicity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813X</text:p>
          </table:table-cell>
          <table:table-cell office:value-type="string">
            <text:p>INTERDISCIPLINAR <text:s text:c="33"/></text:p>
          </table:table-cell>
          <table:table-cell office:value-type="string">
            <text:p>Neurotoxicology (Park Forest South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4286</text:p>
          </table:table-cell>
          <table:table-cell office:value-type="string">
            <text:p>INTERDISCIPLINAR <text:s text:c="33"/></text:p>
          </table:table-cell>
          <table:table-cell office:value-type="string">
            <text:p>New Fores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2630</text:p>
          </table:table-cell>
          <table:table-cell office:value-type="string">
            <text:p>INTERDISCIPLINAR <text:s text:c="33"/></text:p>
          </table:table-cell>
          <table:table-cell office:value-type="string">
            <text:p>New Journal of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8515</text:p>
          </table:table-cell>
          <table:table-cell office:value-type="string">
            <text:p>INTERDISCIPLINAR <text:s text:c="33"/></text:p>
          </table:table-cell>
          <table:table-cell office:value-type="string">
            <text:p>New Working Paper Series - LSE Gender Institu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14-0671</text:p>
          </table:table-cell>
          <table:table-cell office:value-type="string">
            <text:p>INTERDISCIPLINAR <text:s text:c="33"/></text:p>
          </table:table-cell>
          <table:table-cell office:value-type="string">
            <text:p>New Zealand Journal of Crop and Horticultural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84</text:p>
          </table:table-cell>
          <table:table-cell office:value-type="string">
            <text:p>INTERDISCIPLINAR <text:s text:c="33"/></text:p>
          </table:table-cell>
          <table:table-cell office:value-type="string">
            <text:p>Newslab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9735</text:p>
          </table:table-cell>
          <table:table-cell office:value-type="string">
            <text:p>INTERDISCIPLINAR <text:s text:c="33"/></text:p>
          </table:table-cell>
          <table:table-cell office:value-type="string">
            <text:p>Newsletter - Society for Historical Archae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2203</text:p>
          </table:table-cell>
          <table:table-cell office:value-type="string">
            <text:p>INTERDISCIPLINAR <text:s text:c="33"/></text:p>
          </table:table-cell>
          <table:table-cell office:value-type="string">
            <text:p>Nicotine &amp; Tobacco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4753</text:p>
          </table:table-cell>
          <table:table-cell office:value-type="string">
            <text:p>INTERDISCIPLINAR <text:s text:c="33"/></text:p>
          </table:table-cell>
          <table:table-cell office:value-type="string">
            <text:p>NMCD. Nutrition Metabolism and Cardiovascular Diseases (Testo Stampat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9722</text:p>
          </table:table-cell>
          <table:table-cell office:value-type="string">
            <text:p>INTERDISCIPLINAR <text:s text:c="33"/></text:p>
          </table:table-cell>
          <table:table-cell office:value-type="string">
            <text:p>NoDEA. Nonlinear Differential Equations and Applications (Printed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7550</text:p>
          </table:table-cell>
          <table:table-cell office:value-type="string">
            <text:p>INTERDISCIPLINAR <text:s text:c="33"/></text:p>
          </table:table-cell>
          <table:table-cell office:value-type="string">
            <text:p>Nómadas (Bogotá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8-6730</text:p>
          </table:table-cell>
          <table:table-cell office:value-type="string">
            <text:p>INTERDISCIPLINAR <text:s text:c="33"/></text:p>
          </table:table-cell>
          <table:table-cell office:value-type="string">
            <text:p>Nómadas (Madrid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453</text:p>
          </table:table-cell>
          <table:table-cell office:value-type="string">
            <text:p>INTERDISCIPLINAR <text:s text:c="33"/></text:p>
          </table:table-cell>
          <table:table-cell office:value-type="string">
            <text:p>Nonada (Porto Alegr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546X</text:p>
          </table:table-cell>
          <table:table-cell office:value-type="string">
            <text:p>INTERDISCIPLINAR <text:s text:c="33"/></text:p>
          </table:table-cell>
          <table:table-cell office:value-type="string">
            <text:p>Nonlinear Analy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090X</text:p>
          </table:table-cell>
          <table:table-cell office:value-type="string">
            <text:p>INTERDISCIPLINAR <text:s text:c="33"/></text:p>
          </table:table-cell>
          <table:table-cell office:value-type="string">
            <text:p>Nonlinear Dynam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3-5809</text:p>
          </table:table-cell>
          <table:table-cell office:value-type="string">
            <text:p>INTERDISCIPLINAR <text:s text:c="33"/></text:p>
          </table:table-cell>
          <table:table-cell office:value-type="string">
            <text:p>Nonlinear Processes in Geo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2-5608</text:p>
          </table:table-cell>
          <table:table-cell office:value-type="string">
            <text:p>INTERDISCIPLINAR <text:s text:c="33"/></text:p>
          </table:table-cell>
          <table:table-cell office:value-type="string">
            <text:p>Nonlinear World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141</text:p>
          </table:table-cell>
          <table:table-cell office:value-type="string">
            <text:p>INTERDISCIPLINAR <text:s text:c="33"/></text:p>
          </table:table-cell>
          <table:table-cell office:value-type="string">
            <text:p>Nós da Escol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777</text:p>
          </table:table-cell>
          <table:table-cell office:value-type="string">
            <text:p>INTERDISCIPLINAR <text:s text:c="33"/></text:p>
          </table:table-cell>
          <table:table-cell office:value-type="string">
            <text:p>Nossa Amér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191</text:p>
          </table:table-cell>
          <table:table-cell office:value-type="string">
            <text:p>INTERDISCIPLINAR <text:s text:c="33"/></text:p>
          </table:table-cell>
          <table:table-cell office:value-type="string">
            <text:p>Nosso Clín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026</text:p>
          </table:table-cell>
          <table:table-cell office:value-type="string">
            <text:p>INTERDISCIPLINAR <text:s text:c="33"/></text:p>
          </table:table-cell>
          <table:table-cell office:value-type="string">
            <text:p>Notas Técnicas da FACIMAR (Cessou em 2004. Cont. ISSN 1808-7035 Brazilian Journal of Aquatic Science and Technology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0-2019</text:p>
          </table:table-cell>
          <table:table-cell office:value-type="string">
            <text:p>INTERDISCIPLINAR <text:s text:c="33"/></text:p>
          </table:table-cell>
          <table:table-cell office:value-type="string">
            <text:p>Notes Fauniques de Gembloux (Cessou em 2007. Cont. ISSN 2030-6318 Entomologie Faunistiqu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0735</text:p>
          </table:table-cell>
          <table:table-cell office:value-type="string">
            <text:p>INTERDISCIPLINAR <text:s text:c="33"/></text:p>
          </table:table-cell>
          <table:table-cell office:value-type="string">
            <text:p>Noticias de Antropología y Arqueologí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351</text:p>
          </table:table-cell>
          <table:table-cell office:value-type="string">
            <text:p>INTERDISCIPLINAR <text:s text:c="33"/></text:p>
          </table:table-cell>
          <table:table-cell office:value-type="string">
            <text:p>Nova Economia (UFMG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116</text:p>
          </table:table-cell>
          <table:table-cell office:value-type="string">
            <text:p>INTERDISCIPLINAR <text:s text:c="33"/></text:p>
          </table:table-cell>
          <table:table-cell office:value-type="string">
            <text:p>Nova Escol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3534</text:p>
          </table:table-cell>
          <table:table-cell office:value-type="string">
            <text:p>INTERDISCIPLINAR <text:s text:c="33"/></text:p>
          </table:table-cell>
          <table:table-cell office:value-type="string">
            <text:p>Novedades Educativ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3177</text:p>
          </table:table-cell>
          <table:table-cell office:value-type="string">
            <text:p>INTERDISCIPLINAR <text:s text:c="33"/></text:p>
          </table:table-cell>
          <table:table-cell office:value-type="string">
            <text:p>Novon (Saint Louis, Mo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481</text:p>
          </table:table-cell>
          <table:table-cell office:value-type="string">
            <text:p>INTERDISCIPLINAR <text:s text:c="33"/></text:p>
          </table:table-cell>
          <table:table-cell office:value-type="string">
            <text:p>Novos Cadernos NAE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300</text:p>
          </table:table-cell>
          <table:table-cell office:value-type="string">
            <text:p>INTERDISCIPLINAR <text:s text:c="33"/></text:p>
          </table:table-cell>
          <table:table-cell office:value-type="string">
            <text:p>Novos Estudos CEBRAP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117</text:p>
          </table:table-cell>
          <table:table-cell office:value-type="string">
            <text:p>INTERDISCIPLINAR <text:s text:c="33"/></text:p>
          </table:table-cell>
          <table:table-cell office:value-type="string">
            <text:p>Novos Estudos Jurídicos (UNIVALI) (Cessou em 2007. Cont. ISSN 2175-0491 Novos Estudos Jurídicos (Online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002</text:p>
          </table:table-cell>
          <table:table-cell office:value-type="string">
            <text:p>INTERDISCIPLINAR <text:s text:c="33"/></text:p>
          </table:table-cell>
          <table:table-cell office:value-type="string">
            <text:p>Nuclear Instruments &amp; Methods in Physics Research. Section A, Accelerators, Spectrometers, Detectors and Associated Equipment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583X</text:p>
          </table:table-cell>
          <table:table-cell office:value-type="string">
            <text:p>INTERDISCIPLINAR <text:s text:c="33"/></text:p>
          </table:table-cell>
          <table:table-cell office:value-type="string">
            <text:p>Nuclear Instruments &amp; Methods in Physics Research. Section B, Beam Interactions with Materials and Atom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9474</text:p>
          </table:table-cell>
          <table:table-cell office:value-type="string">
            <text:p>INTERDISCIPLINAR <text:s text:c="33"/></text:p>
          </table:table-cell>
          <table:table-cell office:value-type="string">
            <text:p>Nuclear Physics. 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0-3213</text:p>
          </table:table-cell>
          <table:table-cell office:value-type="string">
            <text:p>INTERDISCIPLINAR <text:s text:c="33"/></text:p>
          </table:table-cell>
          <table:table-cell office:value-type="string">
            <text:p>Nuclear Physics. B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5639</text:p>
          </table:table-cell>
          <table:table-cell office:value-type="string">
            <text:p>INTERDISCIPLINAR <text:s text:c="33"/></text:p>
          </table:table-cell>
          <table:table-cell office:value-type="string">
            <text:p>Nuclear Science and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048</text:p>
          </table:table-cell>
          <table:table-cell office:value-type="string">
            <text:p>INTERDISCIPLINAR <text:s text:c="33"/></text:p>
          </table:table-cell>
          <table:table-cell office:value-type="string">
            <text:p>Nucleic Acids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1-3552</text:p>
          </table:table-cell>
          <table:table-cell office:value-type="string">
            <text:p>INTERDISCIPLINAR <text:s text:c="33"/></text:p>
          </table:table-cell>
          <table:table-cell office:value-type="string">
            <text:p>Nueva Socieda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5-6960</text:p>
          </table:table-cell>
          <table:table-cell office:value-type="string">
            <text:p>INTERDISCIPLINAR <text:s text:c="33"/></text:p>
          </table:table-cell>
          <table:table-cell office:value-type="string">
            <text:p>Nuevamérica (Buenos Air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26-0252</text:p>
          </table:table-cell>
          <table:table-cell office:value-type="string">
            <text:p>INTERDISCIPLINAR <text:s text:c="33"/></text:p>
          </table:table-cell>
          <table:table-cell office:value-type="string">
            <text:p>Nuevo Mundo-Mundos Nuevo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7-1398</text:p>
          </table:table-cell>
          <table:table-cell office:value-type="string">
            <text:p>INTERDISCIPLINAR <text:s text:c="33"/></text:p>
          </table:table-cell>
          <table:table-cell office:value-type="string">
            <text:p>Numerical Algorith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7782</text:p>
          </table:table-cell>
          <table:table-cell office:value-type="string">
            <text:p>INTERDISCIPLINAR <text:s text:c="33"/></text:p>
          </table:table-cell>
          <table:table-cell office:value-type="string">
            <text:p>Numerical Heat Transfer. Part A, Appl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7790</text:p>
          </table:table-cell>
          <table:table-cell office:value-type="string">
            <text:p>INTERDISCIPLINAR <text:s text:c="33"/></text:p>
          </table:table-cell>
          <table:table-cell office:value-type="string">
            <text:p>Numerical Heat Transfer. Part B, Fundament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4-8979</text:p>
          </table:table-cell>
          <table:table-cell office:value-type="string">
            <text:p>INTERDISCIPLINAR <text:s text:c="33"/></text:p>
          </table:table-cell>
          <table:table-cell office:value-type="string">
            <text:p>Numerical Mathema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159X</text:p>
          </table:table-cell>
          <table:table-cell office:value-type="string">
            <text:p>INTERDISCIPLINAR <text:s text:c="33"/></text:p>
          </table:table-cell>
          <table:table-cell office:value-type="string">
            <text:p>Numerical Methods for Partial Differential Equ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599X</text:p>
          </table:table-cell>
          <table:table-cell office:value-type="string">
            <text:p>INTERDISCIPLINAR <text:s text:c="33"/></text:p>
          </table:table-cell>
          <table:table-cell office:value-type="string">
            <text:p>Numerische Mathematik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4039</text:p>
          </table:table-cell>
          <table:table-cell office:value-type="string">
            <text:p>INTERDISCIPLINAR <text:s text:c="33"/></text:p>
          </table:table-cell>
          <table:table-cell office:value-type="string">
            <text:p>Nursing (Jenkintown, Pa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264</text:p>
          </table:table-cell>
          <table:table-cell office:value-type="string">
            <text:p>INTERDISCIPLINAR <text:s text:c="33"/></text:p>
          </table:table-cell>
          <table:table-cell office:value-type="string">
            <text:p>Nursing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2-1979</text:p>
          </table:table-cell>
          <table:table-cell office:value-type="string">
            <text:p>INTERDISCIPLINAR <text:s text:c="33"/></text:p>
          </table:table-cell>
          <table:table-cell office:value-type="string">
            <text:p>Nursing New Zealand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234</text:p>
          </table:table-cell>
          <table:table-cell office:value-type="string">
            <text:p>INTERDISCIPLINAR <text:s text:c="33"/></text:p>
          </table:table-cell>
          <table:table-cell office:value-type="string">
            <text:p>Nutrição 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274</text:p>
          </table:table-cell>
          <table:table-cell office:value-type="string">
            <text:p>INTERDISCIPLINAR <text:s text:c="33"/></text:p>
          </table:table-cell>
          <table:table-cell office:value-type="string">
            <text:p>Nutrição em Pau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1611</text:p>
          </table:table-cell>
          <table:table-cell office:value-type="string">
            <text:p>INTERDISCIPLINAR <text:s text:c="33"/></text:p>
          </table:table-cell>
          <table:table-cell office:value-type="string">
            <text:p>Nutrición Hospitalar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928</text:p>
          </table:table-cell>
          <table:table-cell office:value-type="string">
            <text:p>INTERDISCIPLINAR <text:s text:c="33"/></text:p>
          </table:table-cell>
          <table:table-cell office:value-type="string">
            <text:p>Nutrire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9007</text:p>
          </table:table-cell>
          <table:table-cell office:value-type="string">
            <text:p>INTERDISCIPLINAR <text:s text:c="33"/></text:p>
          </table:table-cell>
          <table:table-cell office:value-type="string">
            <text:p>Nutrition (Burbank, Los Angeles County, Calif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5317</text:p>
          </table:table-cell>
          <table:table-cell office:value-type="string">
            <text:p>INTERDISCIPLINAR <text:s text:c="33"/></text:p>
          </table:table-cell>
          <table:table-cell office:value-type="string">
            <text:p>Nutrition Research (New York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6643</text:p>
          </table:table-cell>
          <table:table-cell office:value-type="string">
            <text:p>INTERDISCIPLINAR <text:s text:c="33"/></text:p>
          </table:table-cell>
          <table:table-cell office:value-type="string">
            <text:p>Nutrition Review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263</text:p>
          </table:table-cell>
          <table:table-cell office:value-type="string">
            <text:p>INTERDISCIPLINAR <text:s text:c="33"/></text:p>
          </table:table-cell>
          <table:table-cell office:value-type="string">
            <text:p>O Guardador de Inutensíli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235</text:p>
          </table:table-cell>
          <table:table-cell office:value-type="string">
            <text:p>INTERDISCIPLINAR <text:s text:c="33"/></text:p>
          </table:table-cell>
          <table:table-cell office:value-type="string">
            <text:p>O Marrar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809</text:p>
          </table:table-cell>
          <table:table-cell office:value-type="string">
            <text:p>INTERDISCIPLINAR <text:s text:c="33"/></text:p>
          </table:table-cell>
          <table:table-cell office:value-type="string">
            <text:p>O Mundo da Saúde (CUSC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129</text:p>
          </table:table-cell>
          <table:table-cell office:value-type="string">
            <text:p>INTERDISCIPLINAR <text:s text:c="33"/></text:p>
          </table:table-cell>
          <table:table-cell office:value-type="string">
            <text:p>O Olho da Histó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1057</text:p>
          </table:table-cell>
          <table:table-cell office:value-type="string">
            <text:p>INTERDISCIPLINAR <text:s text:c="33"/></text:p>
          </table:table-cell>
          <table:table-cell office:value-type="string">
            <text:p>O Papel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481</text:p>
          </table:table-cell>
          <table:table-cell office:value-type="string">
            <text:p>INTERDISCIPLINAR <text:s text:c="33"/></text:p>
          </table:table-cell>
          <table:table-cell office:value-type="string">
            <text:p>O Público e o Privado (UEC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675</text:p>
          </table:table-cell>
          <table:table-cell office:value-type="string">
            <text:p>INTERDISCIPLINAR <text:s text:c="33"/></text:p>
          </table:table-cell>
          <table:table-cell office:value-type="string">
            <text:p>O Que nos Faz Pensar (PUCRJ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804</text:p>
          </table:table-cell>
          <table:table-cell office:value-type="string">
            <text:p>INTERDISCIPLINAR <text:s text:c="33"/></text:p>
          </table:table-cell>
          <table:table-cell office:value-type="string">
            <text:p>O Social em Questã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1-5995</text:p>
          </table:table-cell>
          <table:table-cell office:value-type="string">
            <text:p>INTERDISCIPLINAR <text:s text:c="33"/></text:p>
          </table:table-cell>
          <table:table-cell office:value-type="string">
            <text:p>Obésité (Par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0-7381</text:p>
          </table:table-cell>
          <table:table-cell office:value-type="string">
            <text:p>INTERDISCIPLINAR <text:s text:c="33"/></text:p>
          </table:table-cell>
          <table:table-cell office:value-type="string">
            <text:p>Obesity (Silver Spring, M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7323</text:p>
          </table:table-cell>
          <table:table-cell office:value-type="string">
            <text:p>INTERDISCIPLINAR <text:s text:c="33"/></text:p>
          </table:table-cell>
          <table:table-cell office:value-type="string">
            <text:p>Obesity Research (Cessou em 2005. Cont. ISSN 1930-7381 Obesity (Silver Spring, Md.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23</text:p>
          </table:table-cell>
          <table:table-cell office:value-type="string">
            <text:p>INTERDISCIPLINAR <text:s text:c="33"/></text:p>
          </table:table-cell>
          <table:table-cell office:value-type="string">
            <text:p>Obesity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8831</text:p>
          </table:table-cell>
          <table:table-cell office:value-type="string">
            <text:p>INTERDISCIPLINAR <text:s text:c="33"/></text:p>
          </table:table-cell>
          <table:table-cell office:value-type="string">
            <text:p>OBS. Publicação Trimestral do Observatório das Actividades Cultur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5954</text:p>
          </table:table-cell>
          <table:table-cell office:value-type="string">
            <text:p>INTERDISCIPLINAR <text:s text:c="33"/></text:p>
          </table:table-cell>
          <table:table-cell office:value-type="string">
            <text:p>Observatorio (OBS*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70</text:p>
          </table:table-cell>
          <table:table-cell office:value-type="string">
            <text:p>INTERDISCIPLINAR <text:s text:c="33"/></text:p>
          </table:table-cell>
          <table:table-cell office:value-type="string">
            <text:p>Observatório da Imprens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6-8352</text:p>
          </table:table-cell>
          <table:table-cell office:value-type="string">
            <text:p>INTERDISCIPLINAR <text:s text:c="33"/></text:p>
          </table:table-cell>
          <table:table-cell office:value-type="string">
            <text:p>Observatorio de la Economía Latinoameric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3282</text:p>
          </table:table-cell>
          <table:table-cell office:value-type="string">
            <text:p>INTERDISCIPLINAR <text:s text:c="33"/></text:p>
          </table:table-cell>
          <table:table-cell office:value-type="string">
            <text:p>Observatorio Social de América Latin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7844</text:p>
          </table:table-cell>
          <table:table-cell office:value-type="string">
            <text:p>INTERDISCIPLINAR <text:s text:c="33"/></text:p>
          </table:table-cell>
          <table:table-cell office:value-type="string">
            <text:p>Obstetrics and Gynecology (New York. 1953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5691</text:p>
          </table:table-cell>
          <table:table-cell office:value-type="string">
            <text:p>INTERDISCIPLINAR <text:s text:c="33"/></text:p>
          </table:table-cell>
          <table:table-cell office:value-type="string">
            <text:p>Ocean &amp; Coastal Manag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6-7341</text:p>
          </table:table-cell>
          <table:table-cell office:value-type="string">
            <text:p>INTERDISCIPLINAR <text:s text:c="33"/></text:p>
          </table:table-cell>
          <table:table-cell office:value-type="string">
            <text:p>Ocean Dynam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4370</text:p>
          </table:table-cell>
          <table:table-cell office:value-type="string">
            <text:p>INTERDISCIPLINAR <text:s text:c="33"/></text:p>
          </table:table-cell>
          <table:table-cell office:value-type="string">
            <text:p>Oceanology (Washington. 1965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09-7182</text:p>
          </table:table-cell>
          <table:table-cell office:value-type="string">
            <text:p>INTERDISCIPLINAR <text:s text:c="33"/></text:p>
          </table:table-cell>
          <table:table-cell office:value-type="string">
            <text:p>Ocio y Sociedad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727</text:p>
          </table:table-cell>
          <table:table-cell office:value-type="string">
            <text:p>INTERDISCIPLINAR <text:s text:c="33"/></text:p>
          </table:table-cell>
          <table:table-cell office:value-type="string">
            <text:p>Oculum Ensaios (PUCCAM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0183</text:p>
          </table:table-cell>
          <table:table-cell office:value-type="string">
            <text:p>INTERDISCIPLINAR <text:s text:c="33"/></text:p>
          </table:table-cell>
          <table:table-cell office:value-type="string">
            <text:p>Odonatologica (Utrech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888</text:p>
          </table:table-cell>
          <table:table-cell office:value-type="string">
            <text:p>INTERDISCIPLINAR <text:s text:c="33"/></text:p>
          </table:table-cell>
          <table:table-cell office:value-type="string">
            <text:p>Odontologia Clínico-Científ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8549</text:p>
          </table:table-cell>
          <table:table-cell office:value-type="string">
            <text:p>INTERDISCIPLINAR <text:s text:c="33"/></text:p>
          </table:table-cell>
          <table:table-cell office:value-type="string">
            <text:p>Oecologi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442</text:p>
          </table:table-cell>
          <table:table-cell office:value-type="string">
            <text:p>INTERDISCIPLINAR <text:s text:c="33"/></text:p>
          </table:table-cell>
          <table:table-cell office:value-type="string">
            <text:p>Oecologia Brasiliensi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366</text:p>
          </table:table-cell>
          <table:table-cell office:value-type="string">
            <text:p>INTERDISCIPLINAR <text:s text:c="33"/></text:p>
          </table:table-cell>
          <table:table-cell office:value-type="string">
            <text:p>Oecologia Brasiliensi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726</text:p>
          </table:table-cell>
          <table:table-cell office:value-type="string">
            <text:p>INTERDISCIPLINAR <text:s text:c="33"/></text:p>
          </table:table-cell>
          <table:table-cell office:value-type="string">
            <text:p>Oficina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029</text:p>
          </table:table-cell>
          <table:table-cell office:value-type="string">
            <text:p>INTERDISCIPLINAR <text:s text:c="33"/></text:p>
          </table:table-cell>
          <table:table-cell office:value-type="string">
            <text:p>Oficina do Inconfidência (Ouro Pre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1299</text:p>
          </table:table-cell>
          <table:table-cell office:value-type="string">
            <text:p>INTERDISCIPLINAR <text:s text:c="33"/></text:p>
          </table:table-cell>
          <table:table-cell office:value-type="string">
            <text:p>Oikos (Kobenhav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235</text:p>
          </table:table-cell>
          <table:table-cell office:value-type="string">
            <text:p>INTERDISCIPLINAR <text:s text:c="33"/></text:p>
          </table:table-cell>
          <table:table-cell office:value-type="string">
            <text:p>Oikos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273</text:p>
          </table:table-cell>
          <table:table-cell office:value-type="string">
            <text:p>INTERDISCIPLINAR <text:s text:c="33"/></text:p>
          </table:table-cell>
          <table:table-cell office:value-type="string">
            <text:p>Oikos (Viçosa, Mg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693</text:p>
          </table:table-cell>
          <table:table-cell office:value-type="string">
            <text:p>INTERDISCIPLINAR <text:s text:c="33"/></text:p>
          </table:table-cell>
          <table:table-cell office:value-type="string">
            <text:p>Olam: Ciência &amp; Tecnologia (Rio Claro. CD-Ro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784</text:p>
          </table:table-cell>
          <table:table-cell office:value-type="string">
            <text:p>INTERDISCIPLINAR <text:s text:c="33"/></text:p>
          </table:table-cell>
          <table:table-cell office:value-type="string">
            <text:p>Olam: Ciência &amp; Tecnologia (Rio Claro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845</text:p>
          </table:table-cell>
          <table:table-cell office:value-type="string">
            <text:p>INTERDISCIPLINAR <text:s text:c="33"/></text:p>
          </table:table-cell>
          <table:table-cell office:value-type="string">
            <text:p>Olhar (UFSCar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648</text:p>
          </table:table-cell>
          <table:table-cell office:value-type="string">
            <text:p>INTERDISCIPLINAR <text:s text:c="33"/></text:p>
          </table:table-cell>
          <table:table-cell office:value-type="string">
            <text:p>Olhar de Professor (UEPG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345</text:p>
          </table:table-cell>
          <table:table-cell office:value-type="string">
            <text:p>INTERDISCIPLINAR <text:s text:c="33"/></text:p>
          </table:table-cell>
          <table:table-cell office:value-type="string">
            <text:p>Olho Mágico (UE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0483</text:p>
          </table:table-cell>
          <table:table-cell office:value-type="string">
            <text:p>INTERDISCIPLINAR <text:s text:c="33"/></text:p>
          </table:table-cell>
          <table:table-cell office:value-type="string">
            <text:p>Omega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285</text:p>
          </table:table-cell>
          <table:table-cell office:value-type="string">
            <text:p>INTERDISCIPLINAR <text:s text:c="33"/></text:p>
          </table:table-cell>
          <table:table-cell office:value-type="string">
            <text:p>Online Brazilian Journal of Nurs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1497</text:p>
          </table:table-cell>
          <table:table-cell office:value-type="string">
            <text:p>INTERDISCIPLINAR <text:s text:c="33"/></text:p>
          </table:table-cell>
          <table:table-cell office:value-type="string">
            <text:p>Open-File Report (United States Geological Survey. 1978) (Cessou em 1985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6420</text:p>
          </table:table-cell>
          <table:table-cell office:value-type="string">
            <text:p>INTERDISCIPLINAR <text:s text:c="33"/></text:p>
          </table:table-cell>
          <table:table-cell office:value-type="string">
            <text:p>Ophthalmology (Rochester, Minn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276</text:p>
          </table:table-cell>
          <table:table-cell office:value-type="string">
            <text:p>INTERDISCIPLINAR <text:s text:c="33"/></text:p>
          </table:table-cell>
          <table:table-cell office:value-type="string">
            <text:p>Opinião Pública (UNICAM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64X</text:p>
          </table:table-cell>
          <table:table-cell office:value-type="string">
            <text:p>INTERDISCIPLINAR <text:s text:c="33"/></text:p>
          </table:table-cell>
          <table:table-cell office:value-type="string">
            <text:p>Opinio (ULBR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3467</text:p>
          </table:table-cell>
          <table:table-cell office:value-type="string">
            <text:p>INTERDISCIPLINAR <text:s text:c="33"/></text:p>
          </table:table-cell>
          <table:table-cell office:value-type="string">
            <text:p>Optical Materials (Amsterdam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4018</text:p>
          </table:table-cell>
          <table:table-cell office:value-type="string">
            <text:p>INTERDISCIPLINAR <text:s text:c="33"/></text:p>
          </table:table-cell>
          <table:table-cell office:value-type="string">
            <text:p>Optics Communicatio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9592</text:p>
          </table:table-cell>
          <table:table-cell office:value-type="string">
            <text:p>INTERDISCIPLINAR <text:s text:c="33"/></text:p>
          </table:table-cell>
          <table:table-cell office:value-type="string">
            <text:p>Optics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4026</text:p>
          </table:table-cell>
          <table:table-cell office:value-type="string">
            <text:p>INTERDISCIPLINAR <text:s text:c="33"/></text:p>
          </table:table-cell>
          <table:table-cell office:value-type="string">
            <text:p>Optik (Stuttgar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3-1934</text:p>
          </table:table-cell>
          <table:table-cell office:value-type="string">
            <text:p>INTERDISCIPLINAR <text:s text:c="33"/></text:p>
          </table:table-cell>
          <table:table-cell office:value-type="string">
            <text:p>Optimiz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523X</text:p>
          </table:table-cell>
          <table:table-cell office:value-type="string">
            <text:p>INTERDISCIPLINAR <text:s text:c="33"/></text:p>
          </table:table-cell>
          <table:table-cell office:value-type="string">
            <text:p>Oral Disea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2-0055</text:p>
          </table:table-cell>
          <table:table-cell office:value-type="string">
            <text:p>INTERDISCIPLINAR <text:s text:c="33"/></text:p>
          </table:table-cell>
          <table:table-cell office:value-type="string">
            <text:p>Oral Microbiology and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8375</text:p>
          </table:table-cell>
          <table:table-cell office:value-type="string">
            <text:p>INTERDISCIPLINAR <text:s text:c="33"/></text:p>
          </table:table-cell>
          <table:table-cell office:value-type="string">
            <text:p>Oral Oncology (1997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2104</text:p>
          </table:table-cell>
          <table:table-cell office:value-type="string">
            <text:p>INTERDISCIPLINAR <text:s text:c="33"/></text:p>
          </table:table-cell>
          <table:table-cell office:value-type="string">
            <text:p>Oral Surgery, Oral Medicine, Oral Pathology, Oral Radiology and Endodon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395X</text:p>
          </table:table-cell>
          <table:table-cell office:value-type="string">
            <text:p>INTERDISCIPLINAR <text:s text:c="33"/></text:p>
          </table:table-cell>
          <table:table-cell office:value-type="string">
            <text:p>Oral Surgery, Oral Medicine, Oral Pathology, Oral Radiology and Endodontic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275</text:p>
          </table:table-cell>
          <table:table-cell office:value-type="string">
            <text:p>INTERDISCIPLINAR <text:s text:c="33"/></text:p>
          </table:table-cell>
          <table:table-cell office:value-type="string">
            <text:p>Oralidades (U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830</text:p>
          </table:table-cell>
          <table:table-cell office:value-type="string">
            <text:p>INTERDISCIPLINAR <text:s text:c="33"/></text:p>
          </table:table-cell>
          <table:table-cell office:value-type="string">
            <text:p>Orbit (Amsterda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1368</text:p>
          </table:table-cell>
          <table:table-cell office:value-type="string">
            <text:p>INTERDISCIPLINAR <text:s text:c="33"/></text:p>
          </table:table-cell>
          <table:table-cell office:value-type="string">
            <text:p>Ore Geology Review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110</text:p>
          </table:table-cell>
          <table:table-cell office:value-type="string">
            <text:p>INTERDISCIPLINAR <text:s text:c="33"/></text:p>
          </table:table-cell>
          <table:table-cell office:value-type="string">
            <text:p>Org &amp; Demo (Unesp. Mar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6380</text:p>
          </table:table-cell>
          <table:table-cell office:value-type="string">
            <text:p>INTERDISCIPLINAR <text:s text:c="33"/></text:p>
          </table:table-cell>
          <table:table-cell office:value-type="string">
            <text:p>Organic Ge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7060</text:p>
          </table:table-cell>
          <table:table-cell office:value-type="string">
            <text:p>INTERDISCIPLINAR <text:s text:c="33"/></text:p>
          </table:table-cell>
          <table:table-cell office:value-type="string">
            <text:p>Organic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236</text:p>
          </table:table-cell>
          <table:table-cell office:value-type="string">
            <text:p>INTERDISCIPLINAR <text:s text:c="33"/></text:p>
          </table:table-cell>
          <table:table-cell office:value-type="string">
            <text:p>Organicom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85X</text:p>
          </table:table-cell>
          <table:table-cell office:value-type="string">
            <text:p>INTERDISCIPLINAR <text:s text:c="33"/></text:p>
          </table:table-cell>
          <table:table-cell office:value-type="string">
            <text:p>Organizações &amp; Sociedad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79</text:p>
          </table:table-cell>
          <table:table-cell office:value-type="string">
            <text:p>INTERDISCIPLINAR <text:s text:c="33"/></text:p>
          </table:table-cell>
          <table:table-cell office:value-type="string">
            <text:p>Organizações Rurais e Agroindustriais (UFL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7718</text:p>
          </table:table-cell>
          <table:table-cell office:value-type="string">
            <text:p>INTERDISCIPLINAR <text:s text:c="33"/></text:p>
          </table:table-cell>
          <table:table-cell office:value-type="string">
            <text:p>Organized Sound (Cambridge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6-4892</text:p>
          </table:table-cell>
          <table:table-cell office:value-type="string">
            <text:p>INTERDISCIPLINAR <text:s text:c="33"/></text:p>
          </table:table-cell>
          <table:table-cell office:value-type="string">
            <text:p>Organohalogen Compound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0-020X</text:p>
          </table:table-cell>
          <table:table-cell office:value-type="string">
            <text:p>INTERDISCIPLINAR <text:s text:c="33"/></text:p>
          </table:table-cell>
          <table:table-cell office:value-type="string">
            <text:p>Oriental Journal of Chemist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5-4377</text:p>
          </table:table-cell>
          <table:table-cell office:value-type="string">
            <text:p>INTERDISCIPLINAR <text:s text:c="33"/></text:p>
          </table:table-cell>
          <table:table-cell office:value-type="string">
            <text:p>Ornitología Neotropic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6053</text:p>
          </table:table-cell>
          <table:table-cell office:value-type="string">
            <text:p>INTERDISCIPLINAR <text:s text:c="33"/></text:p>
          </table:table-cell>
          <table:table-cell office:value-type="string">
            <text:p>Oryx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528</text:p>
          </table:table-cell>
          <table:table-cell office:value-type="string">
            <text:p>INTERDISCIPLINAR <text:s text:c="33"/></text:p>
          </table:table-cell>
          <table:table-cell office:value-type="string">
            <text:p>Os Urbanitas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4584</text:p>
          </table:table-cell>
          <table:table-cell office:value-type="string">
            <text:p>INTERDISCIPLINAR <text:s text:c="33"/></text:p>
          </table:table-cell>
          <table:table-cell office:value-type="string">
            <text:p>Osteoarthritis and Cartilag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4-5998</text:p>
          </table:table-cell>
          <table:table-cell office:value-type="string">
            <text:p>INTERDISCIPLINAR <text:s text:c="33"/></text:p>
          </table:table-cell>
          <table:table-cell office:value-type="string">
            <text:p>Otolaryngology and Head and Neck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002</text:p>
          </table:table-cell>
          <table:table-cell office:value-type="string">
            <text:p>INTERDISCIPLINAR <text:s text:c="33"/></text:p>
          </table:table-cell>
          <table:table-cell office:value-type="string">
            <text:p>Outra Travessia (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31</text:p>
          </table:table-cell>
          <table:table-cell office:value-type="string">
            <text:p>INTERDISCIPLINAR <text:s text:c="33"/></text:p>
          </table:table-cell>
          <table:table-cell office:value-type="string">
            <text:p>Outros Temp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419</text:p>
          </table:table-cell>
          <table:table-cell office:value-type="string">
            <text:p>INTERDISCIPLINAR <text:s text:c="33"/></text:p>
          </table:table-cell>
          <table:table-cell office:value-type="string">
            <text:p>P@rtes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5022</text:p>
          </table:table-cell>
          <table:table-cell office:value-type="string">
            <text:p>INTERDISCIPLINAR <text:s text:c="33"/></text:p>
          </table:table-cell>
          <table:table-cell office:value-type="string">
            <text:p>Paediatric and Perinatal Epidem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0550</text:p>
          </table:table-cell>
          <table:table-cell office:value-type="string">
            <text:p>INTERDISCIPLINAR <text:s text:c="33"/></text:p>
          </table:table-cell>
          <table:table-cell office:value-type="string">
            <text:p>Paediatric Respiratory Review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0542</text:p>
          </table:table-cell>
          <table:table-cell office:value-type="string">
            <text:p>INTERDISCIPLINAR <text:s text:c="33"/></text:p>
          </table:table-cell>
          <table:table-cell office:value-type="string">
            <text:p>Paediatric Respiratory Review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670</text:p>
          </table:table-cell>
          <table:table-cell office:value-type="string">
            <text:p>INTERDISCIPLINAR <text:s text:c="33"/></text:p>
          </table:table-cell>
          <table:table-cell office:value-type="string">
            <text:p>Página 22 (FGV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627</text:p>
          </table:table-cell>
          <table:table-cell office:value-type="string">
            <text:p>INTERDISCIPLINAR <text:s text:c="33"/></text:p>
          </table:table-cell>
          <table:table-cell office:value-type="string">
            <text:p>Paidéia (Belo Horizo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63X</text:p>
          </table:table-cell>
          <table:table-cell office:value-type="string">
            <text:p>INTERDISCIPLINAR <text:s text:c="33"/></text:p>
          </table:table-cell>
          <table:table-cell office:value-type="string">
            <text:p>Paidéia (USP. Ribeirao Preto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4-9042</text:p>
          </table:table-cell>
          <table:table-cell office:value-type="string">
            <text:p>INTERDISCIPLINAR <text:s text:c="33"/></text:p>
          </table:table-cell>
          <table:table-cell office:value-type="string">
            <text:p>Pain Management Nurs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7085</text:p>
          </table:table-cell>
          <table:table-cell office:value-type="string">
            <text:p>INTERDISCIPLINAR <text:s text:c="33"/></text:p>
          </table:table-cell>
          <table:table-cell office:value-type="string">
            <text:p>Pain Practi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098</text:p>
          </table:table-cell>
          <table:table-cell office:value-type="string">
            <text:p>INTERDISCIPLINAR <text:s text:c="33"/></text:p>
          </table:table-cell>
          <table:table-cell office:value-type="string">
            <text:p>Paisagem e Ambient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0182</text:p>
          </table:table-cell>
          <table:table-cell office:value-type="string">
            <text:p>INTERDISCIPLINAR <text:s text:c="33"/></text:p>
          </table:table-cell>
          <table:table-cell office:value-type="string">
            <text:p>Palaeogeography, Palaeoclimatology, Palaeoe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4495</text:p>
          </table:table-cell>
          <table:table-cell office:value-type="string">
            <text:p>INTERDISCIPLINAR <text:s text:c="33"/></text:p>
          </table:table-cell>
          <table:table-cell office:value-type="string">
            <text:p>Palms (Lawrence, Kans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3299</text:p>
          </table:table-cell>
          <table:table-cell office:value-type="string">
            <text:p>INTERDISCIPLINAR <text:s text:c="33"/></text:p>
          </table:table-cell>
          <table:table-cell office:value-type="string">
            <text:p>Pampa (Santa F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009</text:p>
          </table:table-cell>
          <table:table-cell office:value-type="string">
            <text:p>INTERDISCIPLINAR <text:s text:c="33"/></text:p>
          </table:table-cell>
          <table:table-cell office:value-type="string">
            <text:p>Pan-American Journal of Aquatic Scien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141</text:p>
          </table:table-cell>
          <table:table-cell office:value-type="string">
            <text:p>INTERDISCIPLINAR <text:s text:c="33"/></text:p>
          </table:table-cell>
          <table:table-cell office:value-type="string">
            <text:p>Panorama da Aqüicul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1049</text:p>
          </table:table-cell>
          <table:table-cell office:value-type="string">
            <text:p>INTERDISCIPLINAR <text:s text:c="33"/></text:p>
          </table:table-cell>
          <table:table-cell office:value-type="string">
            <text:p>Papéis Avulsos de Zoologia (USP.Museu de Zoologia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111</text:p>
          </table:table-cell>
          <table:table-cell office:value-type="string">
            <text:p>INTERDISCIPLINAR <text:s text:c="33"/></text:p>
          </table:table-cell>
          <table:table-cell office:value-type="string">
            <text:p>Papers do NAEA (UFP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003</text:p>
          </table:table-cell>
          <table:table-cell office:value-type="string">
            <text:p>INTERDISCIPLINAR <text:s text:c="33"/></text:p>
          </table:table-cell>
          <table:table-cell office:value-type="string">
            <text:p>Para Onde!? (UFRG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8-3439</text:p>
          </table:table-cell>
          <table:table-cell office:value-type="string">
            <text:p>INTERDISCIPLINAR <text:s text:c="33"/></text:p>
          </table:table-cell>
          <table:table-cell office:value-type="string">
            <text:p>Paraninfo Digi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52-607X</text:p>
          </table:table-cell>
          <table:table-cell office:value-type="string">
            <text:p>INTERDISCIPLINAR <text:s text:c="33"/></text:p>
          </table:table-cell>
          <table:table-cell office:value-type="string">
            <text:p>Parasite (Par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7704</text:p>
          </table:table-cell>
          <table:table-cell office:value-type="string">
            <text:p>INTERDISCIPLINAR <text:s text:c="33"/></text:p>
          </table:table-cell>
          <table:table-cell office:value-type="string">
            <text:p>Parasitología Latinoamericana (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1820</text:p>
          </table:table-cell>
          <table:table-cell office:value-type="string">
            <text:p>INTERDISCIPLINAR <text:s text:c="33"/></text:p>
          </table:table-cell>
          <table:table-cell office:value-type="string">
            <text:p>Parasitology (Londo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113</text:p>
          </table:table-cell>
          <table:table-cell office:value-type="string">
            <text:p>INTERDISCIPLINAR <text:s text:c="33"/></text:p>
          </table:table-cell>
          <table:table-cell office:value-type="string">
            <text:p>Parasitology Research (1987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375</text:p>
          </table:table-cell>
          <table:table-cell office:value-type="string">
            <text:p>INTERDISCIPLINAR <text:s text:c="33"/></text:p>
          </table:table-cell>
          <table:table-cell office:value-type="string">
            <text:p>Parcerias Estratégicas (Brasíl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8020</text:p>
          </table:table-cell>
          <table:table-cell office:value-type="string">
            <text:p>INTERDISCIPLINAR <text:s text:c="33"/></text:p>
          </table:table-cell>
          <table:table-cell office:value-type="string">
            <text:p>Parkinsonism &amp; Related Disord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893</text:p>
          </table:table-cell>
          <table:table-cell office:value-type="string">
            <text:p>INTERDISCIPLINAR <text:s text:c="33"/></text:p>
          </table:table-cell>
          <table:table-cell office:value-type="string">
            <text:p>Participação (UnB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7121</text:p>
          </table:table-cell>
          <table:table-cell office:value-type="string">
            <text:p>INTERDISCIPLINAR <text:s text:c="33"/></text:p>
          </table:table-cell>
          <table:table-cell office:value-type="string">
            <text:p>Pasos (El Sauza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2-7410</text:p>
          </table:table-cell>
          <table:table-cell office:value-type="string">
            <text:p>INTERDISCIPLINAR <text:s text:c="33"/></text:p>
          </table:table-cell>
          <table:table-cell office:value-type="string">
            <text:p>Pasturas Tropical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025</text:p>
          </table:table-cell>
          <table:table-cell office:value-type="string">
            <text:p>INTERDISCIPLINAR <text:s text:c="33"/></text:p>
          </table:table-cell>
          <table:table-cell office:value-type="string">
            <text:p>Pathology (Sydne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19-4956</text:p>
          </table:table-cell>
          <table:table-cell office:value-type="string">
            <text:p>INTERDISCIPLINAR <text:s text:c="33"/></text:p>
          </table:table-cell>
          <table:table-cell office:value-type="string">
            <text:p>Pathology Oncology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4-0338</text:p>
          </table:table-cell>
          <table:table-cell office:value-type="string">
            <text:p>INTERDISCIPLINAR <text:s text:c="33"/></text:p>
          </table:table-cell>
          <table:table-cell office:value-type="string">
            <text:p>Pathology, Research and Practi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8832</text:p>
          </table:table-cell>
          <table:table-cell office:value-type="string">
            <text:p>INTERDISCIPLINAR <text:s text:c="33"/></text:p>
          </table:table-cell>
          <table:table-cell office:value-type="string">
            <text:p>Pathophysiology of Haemostasis and Thrombo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05X</text:p>
          </table:table-cell>
          <table:table-cell office:value-type="string">
            <text:p>INTERDISCIPLINAR <text:s text:c="33"/></text:p>
          </table:table-cell>
          <table:table-cell office:value-type="string">
            <text:p>Pátio (Porto Alegre. 1997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1501</text:p>
          </table:table-cell>
          <table:table-cell office:value-type="string">
            <text:p>INTERDISCIPLINAR <text:s text:c="33"/></text:p>
          </table:table-cell>
          <table:table-cell office:value-type="string">
            <text:p>Patrimonio Cultural (Santiago. 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00X</text:p>
          </table:table-cell>
          <table:table-cell office:value-type="string">
            <text:p>INTERDISCIPLINAR <text:s text:c="33"/></text:p>
          </table:table-cell>
          <table:table-cell office:value-type="string">
            <text:p>Patrimônio: Lazer &amp; Turismo (UNISANT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7541</text:p>
          </table:table-cell>
          <table:table-cell office:value-type="string">
            <text:p>INTERDISCIPLINAR <text:s text:c="33"/></text:p>
          </table:table-cell>
          <table:table-cell office:value-type="string">
            <text:p>Pattern Analysis and Applicatio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203</text:p>
          </table:table-cell>
          <table:table-cell office:value-type="string">
            <text:p>INTERDISCIPLINAR <text:s text:c="33"/></text:p>
          </table:table-cell>
          <table:table-cell office:value-type="string">
            <text:p>Pattern Recogni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6618</text:p>
          </table:table-cell>
          <table:table-cell office:value-type="string">
            <text:p>INTERDISCIPLINAR <text:s text:c="33"/></text:p>
          </table:table-cell>
          <table:table-cell office:value-type="string">
            <text:p>Pattern Recognition and Image Analys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655</text:p>
          </table:table-cell>
          <table:table-cell office:value-type="string">
            <text:p>INTERDISCIPLINAR <text:s text:c="33"/></text:p>
          </table:table-cell>
          <table:table-cell office:value-type="string">
            <text:p>Pattern Recognition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595</text:p>
          </table:table-cell>
          <table:table-cell office:value-type="string">
            <text:p>INTERDISCIPLINAR <text:s text:c="33"/></text:p>
          </table:table-cell>
          <table:table-cell office:value-type="string">
            <text:p>Pauta Ge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220</text:p>
          </table:table-cell>
          <table:table-cell office:value-type="string">
            <text:p>INTERDISCIPLINAR <text:s text:c="33"/></text:p>
          </table:table-cell>
          <table:table-cell office:value-type="string">
            <text:p>PCH Notícias &amp; SHP New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858</text:p>
          </table:table-cell>
          <table:table-cell office:value-type="string">
            <text:p>INTERDISCIPLINAR <text:s text:c="33"/></text:p>
          </table:table-cell>
          <table:table-cell office:value-type="string">
            <text:p>Pediatri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712</text:p>
          </table:table-cell>
          <table:table-cell office:value-type="string">
            <text:p>INTERDISCIPLINAR <text:s text:c="33"/></text:p>
          </table:table-cell>
          <table:table-cell office:value-type="string">
            <text:p>Pediatria Atual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920</text:p>
          </table:table-cell>
          <table:table-cell office:value-type="string">
            <text:p>INTERDISCIPLINAR <text:s text:c="33"/></text:p>
          </table:table-cell>
          <table:table-cell office:value-type="string">
            <text:p>Pediatria Moder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4-1263</text:p>
          </table:table-cell>
          <table:table-cell office:value-type="string">
            <text:p>INTERDISCIPLINAR <text:s text:c="33"/></text:p>
          </table:table-cell>
          <table:table-cell office:value-type="string">
            <text:p>Pediatric Dent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8994</text:p>
          </table:table-cell>
          <table:table-cell office:value-type="string">
            <text:p>INTERDISCIPLINAR <text:s text:c="33"/></text:p>
          </table:table-cell>
          <table:table-cell office:value-type="string">
            <text:p>Pediatric Neu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998</text:p>
          </table:table-cell>
          <table:table-cell office:value-type="string">
            <text:p>INTERDISCIPLINAR <text:s text:c="33"/></text:p>
          </table:table-cell>
          <table:table-cell office:value-type="string">
            <text:p>Pediatric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2-0160</text:p>
          </table:table-cell>
          <table:table-cell office:value-type="string">
            <text:p>INTERDISCIPLINAR <text:s text:c="33"/></text:p>
          </table:table-cell>
          <table:table-cell office:value-type="string">
            <text:p>Pedosphe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3-4905</text:p>
          </table:table-cell>
          <table:table-cell office:value-type="string">
            <text:p>INTERDISCIPLINAR <text:s text:c="33"/></text:p>
          </table:table-cell>
          <table:table-cell office:value-type="string">
            <text:p>Pelviperineology (Testo Stampat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109</text:p>
          </table:table-cell>
          <table:table-cell office:value-type="string">
            <text:p>INTERDISCIPLINAR <text:s text:c="33"/></text:p>
          </table:table-cell>
          <table:table-cell office:value-type="string">
            <text:p>Pensamento &amp; Reali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088</text:p>
          </table:table-cell>
          <table:table-cell office:value-type="string">
            <text:p>INTERDISCIPLINAR <text:s text:c="33"/></text:p>
          </table:table-cell>
          <table:table-cell office:value-type="string">
            <text:p>Pensamento Plural (UNIFA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044X</text:p>
          </table:table-cell>
          <table:table-cell office:value-type="string">
            <text:p>INTERDISCIPLINAR <text:s text:c="33"/></text:p>
          </table:table-cell>
          <table:table-cell office:value-type="string">
            <text:p>Pensamiento de los Confin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94X</text:p>
          </table:table-cell>
          <table:table-cell office:value-type="string">
            <text:p>INTERDISCIPLINAR <text:s text:c="33"/></text:p>
          </table:table-cell>
          <table:table-cell office:value-type="string">
            <text:p>Pensando Famíli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464</text:p>
          </table:table-cell>
          <table:table-cell office:value-type="string">
            <text:p>INTERDISCIPLINAR <text:s text:c="33"/></text:p>
          </table:table-cell>
          <table:table-cell office:value-type="string">
            <text:p>Pensar (UNIFO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183</text:p>
          </table:table-cell>
          <table:table-cell office:value-type="string">
            <text:p>INTERDISCIPLINAR <text:s text:c="33"/></text:p>
          </table:table-cell>
          <table:table-cell office:value-type="string">
            <text:p>Pensar a Prátic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676</text:p>
          </table:table-cell>
          <table:table-cell office:value-type="string">
            <text:p>INTERDISCIPLINAR <text:s text:c="33"/></text:p>
          </table:table-cell>
          <table:table-cell office:value-type="string">
            <text:p>Pensar a Prática (UFG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412</text:p>
          </table:table-cell>
          <table:table-cell office:value-type="string">
            <text:p>INTERDISCIPLINAR <text:s text:c="33"/></text:p>
          </table:table-cell>
          <table:table-cell office:value-type="string">
            <text:p>Pensar Contábi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404</text:p>
          </table:table-cell>
          <table:table-cell office:value-type="string">
            <text:p>INTERDISCIPLINAR <text:s text:c="33"/></text:p>
          </table:table-cell>
          <table:table-cell office:value-type="string">
            <text:p>Pensata Anim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9781</text:p>
          </table:table-cell>
          <table:table-cell office:value-type="string">
            <text:p>INTERDISCIPLINAR <text:s text:c="33"/></text:p>
          </table:table-cell>
          <table:table-cell office:value-type="string">
            <text:p>Peptides (New York, N.Y. 1980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787</text:p>
          </table:table-cell>
          <table:table-cell office:value-type="string">
            <text:p>INTERDISCIPLINAR <text:s text:c="33"/></text:p>
          </table:table-cell>
          <table:table-cell office:value-type="string">
            <text:p>Pequena Mor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69X</text:p>
          </table:table-cell>
          <table:table-cell office:value-type="string">
            <text:p>INTERDISCIPLINAR <text:s text:c="33"/></text:p>
          </table:table-cell>
          <table:table-cell office:value-type="string">
            <text:p>Percurso (Curiti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589</text:p>
          </table:table-cell>
          <table:table-cell office:value-type="string">
            <text:p>INTERDISCIPLINAR <text:s text:c="33"/></text:p>
          </table:table-cell>
          <table:table-cell office:value-type="string">
            <text:p>Percursos (UDESC) (Cessou em 2004. Cont. ISSN 1984-7246 PerCursos (Florianópolis. 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5303</text:p>
          </table:table-cell>
          <table:table-cell office:value-type="string">
            <text:p>INTERDISCIPLINAR <text:s text:c="33"/></text:p>
          </table:table-cell>
          <table:table-cell office:value-type="string">
            <text:p>Periodica Mathematica Hungarica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374</text:p>
          </table:table-cell>
          <table:table-cell office:value-type="string">
            <text:p>INTERDISCIPLINAR <text:s text:c="33"/></text:p>
          </table:table-cell>
          <table:table-cell office:value-type="string">
            <text:p>Periódico Tchê Quím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908</text:p>
          </table:table-cell>
          <table:table-cell office:value-type="string">
            <text:p>INTERDISCIPLINAR <text:s text:c="33"/></text:p>
          </table:table-cell>
          <table:table-cell office:value-type="string">
            <text:p>Perspectiva (Erexi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473</text:p>
          </table:table-cell>
          <table:table-cell office:value-type="string">
            <text:p>INTERDISCIPLINAR <text:s text:c="33"/></text:p>
          </table:table-cell>
          <table:table-cell office:value-type="string">
            <text:p>Perspectiva (UFSC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75X</text:p>
          </table:table-cell>
          <table:table-cell office:value-type="string">
            <text:p>INTERDISCIPLINAR <text:s text:c="33"/></text:p>
          </table:table-cell>
          <table:table-cell office:value-type="string">
            <text:p>Perspectiva Econômica (São Leopoldo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39X</text:p>
          </table:table-cell>
          <table:table-cell office:value-type="string">
            <text:p>INTERDISCIPLINAR <text:s text:c="33"/></text:p>
          </table:table-cell>
          <table:table-cell office:value-type="string">
            <text:p>Perspectiva Econômica (UNISINO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2331</text:p>
          </table:table-cell>
          <table:table-cell office:value-type="string">
            <text:p>INTERDISCIPLINAR <text:s text:c="33"/></text:p>
          </table:table-cell>
          <table:table-cell office:value-type="string">
            <text:p>Perspectiva Escola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454</text:p>
          </table:table-cell>
          <table:table-cell office:value-type="string">
            <text:p>INTERDISCIPLINAR <text:s text:c="33"/></text:p>
          </table:table-cell>
          <table:table-cell office:value-type="string">
            <text:p>Perspectiva Filosofica (UFP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5-8443</text:p>
          </table:table-cell>
          <table:table-cell office:value-type="string">
            <text:p>INTERDISCIPLINAR <text:s text:c="33"/></text:p>
          </table:table-cell>
          <table:table-cell office:value-type="string">
            <text:p>Perspectivas Bioét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193</text:p>
          </table:table-cell>
          <table:table-cell office:value-type="string">
            <text:p>INTERDISCIPLINAR <text:s text:c="33"/></text:p>
          </table:table-cell>
          <table:table-cell office:value-type="string">
            <text:p>Perspectivas Contemporâne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936</text:p>
          </table:table-cell>
          <table:table-cell office:value-type="string">
            <text:p>INTERDISCIPLINAR <text:s text:c="33"/></text:p>
          </table:table-cell>
          <table:table-cell office:value-type="string">
            <text:p>Perspectivas em Ciência da Informação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501</text:p>
          </table:table-cell>
          <table:table-cell office:value-type="string">
            <text:p>INTERDISCIPLINAR <text:s text:c="33"/></text:p>
          </table:table-cell>
          <table:table-cell office:value-type="string">
            <text:p>Perspectivas Online (Campos dos Goitacaz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8311</text:p>
          </table:table-cell>
          <table:table-cell office:value-type="string">
            <text:p>INTERDISCIPLINAR <text:s text:c="33"/></text:p>
          </table:table-cell>
          <table:table-cell office:value-type="string">
            <text:p>Perspectivas Regional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459</text:p>
          </table:table-cell>
          <table:table-cell office:value-type="string">
            <text:p>INTERDISCIPLINAR <text:s text:c="33"/></text:p>
          </table:table-cell>
          <table:table-cell office:value-type="string">
            <text:p>Perspectivas: Revista de Ciências Sociais (UNESP. Araraquara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0-5551</text:p>
          </table:table-cell>
          <table:table-cell office:value-type="string">
            <text:p>INTERDISCIPLINAR <text:s text:c="33"/></text:p>
          </table:table-cell>
          <table:table-cell office:value-type="string">
            <text:p>Perspectives in Health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603</text:p>
          </table:table-cell>
          <table:table-cell office:value-type="string">
            <text:p>INTERDISCIPLINAR <text:s text:c="33"/></text:p>
          </table:table-cell>
          <table:table-cell office:value-type="string">
            <text:p>Pesquisa &amp; Debate (PUCSP. 1985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029</text:p>
          </table:table-cell>
          <table:table-cell office:value-type="string">
            <text:p>INTERDISCIPLINAR <text:s text:c="33"/></text:p>
          </table:table-cell>
          <table:table-cell office:value-type="string">
            <text:p>Pesquisa &amp; Debate (São Paulo. 1985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830</text:p>
          </table:table-cell>
          <table:table-cell office:value-type="string">
            <text:p>INTERDISCIPLINAR <text:s text:c="33"/></text:p>
          </table:table-cell>
          <table:table-cell office:value-type="string">
            <text:p>Pesquisa &amp; Desenvolvimento Engenharia de Produ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04X</text:p>
          </table:table-cell>
          <table:table-cell office:value-type="string">
            <text:p>INTERDISCIPLINAR <text:s text:c="33"/></text:p>
          </table:table-cell>
          <table:table-cell office:value-type="string">
            <text:p>Pesquisa Agropecuária Brasileira (1977. Impress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921</text:p>
          </table:table-cell>
          <table:table-cell office:value-type="string">
            <text:p>INTERDISCIPLINAR <text:s text:c="33"/></text:p>
          </table:table-cell>
          <table:table-cell office:value-type="string">
            <text:p>Pesquisa Agropecuária Brasileir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070</text:p>
          </table:table-cell>
          <table:table-cell office:value-type="string">
            <text:p>INTERDISCIPLINAR <text:s text:c="33"/></text:p>
          </table:table-cell>
          <table:table-cell office:value-type="string">
            <text:p>Pesquisa Agropecuária Gaúch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398</text:p>
          </table:table-cell>
          <table:table-cell office:value-type="string">
            <text:p>INTERDISCIPLINAR <text:s text:c="33"/></text:p>
          </table:table-cell>
          <table:table-cell office:value-type="string">
            <text:p>Pesquisa Agropecuária Tropic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501</text:p>
          </table:table-cell>
          <table:table-cell office:value-type="string">
            <text:p>INTERDISCIPLINAR <text:s text:c="33"/></text:p>
          </table:table-cell>
          <table:table-cell office:value-type="string">
            <text:p>Pesquisa Brasileira em Odontopediatria e Clínica Integrad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551</text:p>
          </table:table-cell>
          <table:table-cell office:value-type="string">
            <text:p>INTERDISCIPLINAR <text:s text:c="33"/></text:p>
          </table:table-cell>
          <table:table-cell office:value-type="string">
            <text:p>Pesquisa e Planejamento Econômico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78X</text:p>
          </table:table-cell>
          <table:table-cell office:value-type="string">
            <text:p>INTERDISCIPLINAR <text:s text:c="33"/></text:p>
          </table:table-cell>
          <table:table-cell office:value-type="string">
            <text:p>Pesquisa em Debate (São Paulo. 2004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165</text:p>
          </table:table-cell>
          <table:table-cell office:value-type="string">
            <text:p>INTERDISCIPLINAR <text:s text:c="33"/></text:p>
          </table:table-cell>
          <table:table-cell office:value-type="string">
            <text:p>Pesquisa em Educação Ambiental (UFSCar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595</text:p>
          </table:table-cell>
          <table:table-cell office:value-type="string">
            <text:p>INTERDISCIPLINAR <text:s text:c="33"/></text:p>
          </table:table-cell>
          <table:table-cell office:value-type="string">
            <text:p>Pesquisa Naval (SD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438</text:p>
          </table:table-cell>
          <table:table-cell office:value-type="string">
            <text:p>INTERDISCIPLINAR <text:s text:c="33"/></text:p>
          </table:table-cell>
          <table:table-cell office:value-type="string">
            <text:p>Pesquisa Operacional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36X</text:p>
          </table:table-cell>
          <table:table-cell office:value-type="string">
            <text:p>INTERDISCIPLINAR <text:s text:c="33"/></text:p>
          </table:table-cell>
          <table:table-cell office:value-type="string">
            <text:p>Pesquisa Veterinária Brasileir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908</text:p>
          </table:table-cell>
          <table:table-cell office:value-type="string">
            <text:p>INTERDISCIPLINAR <text:s text:c="33"/></text:p>
          </table:table-cell>
          <table:table-cell office:value-type="string">
            <text:p>Pesquisas e Práticas Psicossocia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806</text:p>
          </table:table-cell>
          <table:table-cell office:value-type="string">
            <text:p>INTERDISCIPLINAR <text:s text:c="33"/></text:p>
          </table:table-cell>
          <table:table-cell office:value-type="string">
            <text:p>Pesquisas em Geociência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398</text:p>
          </table:table-cell>
          <table:table-cell office:value-type="string">
            <text:p>INTERDISCIPLINAR <text:s text:c="33"/></text:p>
          </table:table-cell>
          <table:table-cell office:value-type="string">
            <text:p>Pesquisas em Geociências (UFRG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73X</text:p>
          </table:table-cell>
          <table:table-cell office:value-type="string">
            <text:p>INTERDISCIPLINAR <text:s text:c="33"/></text:p>
          </table:table-cell>
          <table:table-cell office:value-type="string">
            <text:p>Pesquisas em Turismo e Paisagens Cárst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3-840X</text:p>
          </table:table-cell>
          <table:table-cell office:value-type="string">
            <text:p>INTERDISCIPLINAR <text:s text:c="33"/></text:p>
          </table:table-cell>
          <table:table-cell office:value-type="string">
            <text:p>Pesquisas. Botân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498X</text:p>
          </table:table-cell>
          <table:table-cell office:value-type="string">
            <text:p>INTERDISCIPLINAR <text:s text:c="33"/></text:p>
          </table:table-cell>
          <table:table-cell office:value-type="string">
            <text:p>Pest Management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277</text:p>
          </table:table-cell>
          <table:table-cell office:value-type="string">
            <text:p>INTERDISCIPLINAR <text:s text:c="33"/></text:p>
          </table:table-cell>
          <table:table-cell office:value-type="string">
            <text:p>Pesticidas (UFP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3575</text:p>
          </table:table-cell>
          <table:table-cell office:value-type="string">
            <text:p>INTERDISCIPLINAR <text:s text:c="33"/></text:p>
          </table:table-cell>
          <table:table-cell office:value-type="string">
            <text:p>Pesticide Biochemistry and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397</text:p>
          </table:table-cell>
          <table:table-cell office:value-type="string">
            <text:p>INTERDISCIPLINAR <text:s text:c="33"/></text:p>
          </table:table-cell>
          <table:table-cell office:value-type="string">
            <text:p>Petro &amp; Quím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6466</text:p>
          </table:table-cell>
          <table:table-cell office:value-type="string">
            <text:p>INTERDISCIPLINAR <text:s text:c="33"/></text:p>
          </table:table-cell>
          <table:table-cell office:value-type="string">
            <text:p>Petroleum Science and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0209</text:p>
          </table:table-cell>
          <table:table-cell office:value-type="string">
            <text:p>INTERDISCIPLINAR <text:s text:c="33"/></text:p>
          </table:table-cell>
          <table:table-cell office:value-type="string">
            <text:p>Pharmaceutical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1296</text:p>
          </table:table-cell>
          <table:table-cell office:value-type="string">
            <text:p>INTERDISCIPLINAR <text:s text:c="33"/></text:p>
          </table:table-cell>
          <table:table-cell office:value-type="string">
            <text:p>Pharmacognosy Magaz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34-1140</text:p>
          </table:table-cell>
          <table:table-cell office:value-type="string">
            <text:p>INTERDISCIPLINAR <text:s text:c="33"/></text:p>
          </table:table-cell>
          <table:table-cell office:value-type="string">
            <text:p>Pharmacological Repor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6618</text:p>
          </table:table-cell>
          <table:table-cell office:value-type="string">
            <text:p>INTERDISCIPLINAR <text:s text:c="33"/></text:p>
          </table:table-cell>
          <table:table-cell office:value-type="string">
            <text:p>Pharmacologic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3057</text:p>
          </table:table-cell>
          <table:table-cell office:value-type="string">
            <text:p>INTERDISCIPLINAR <text:s text:c="33"/></text:p>
          </table:table-cell>
          <table:table-cell office:value-type="string">
            <text:p>Pharmacology, Biochemistry and Behavio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917</text:p>
          </table:table-cell>
          <table:table-cell office:value-type="string">
            <text:p>INTERDISCIPLINAR <text:s text:c="33"/></text:p>
          </table:table-cell>
          <table:table-cell office:value-type="string">
            <text:p>Philía (UE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8436</text:p>
          </table:table-cell>
          <table:table-cell office:value-type="string">
            <text:p>INTERDISCIPLINAR <text:s text:c="33"/></text:p>
          </table:table-cell>
          <table:table-cell office:value-type="string">
            <text:p>Philosophical Transactions - Royal Society. Biological Scienc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503X</text:p>
          </table:table-cell>
          <table:table-cell office:value-type="string">
            <text:p>INTERDISCIPLINAR <text:s text:c="33"/></text:p>
          </table:table-cell>
          <table:table-cell office:value-type="string">
            <text:p>Philosophical Transactions - Royal Society. Mathematical, Physical and Engineering Scienc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4614</text:p>
          </table:table-cell>
          <table:table-cell office:value-type="string">
            <text:p>INTERDISCIPLINAR <text:s text:c="33"/></text:p>
          </table:table-cell>
          <table:table-cell office:value-type="string">
            <text:p>Philosophical Transactions of the Royal Society of London, Series A: Mathematical and Physical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2236</text:p>
          </table:table-cell>
          <table:table-cell office:value-type="string">
            <text:p>INTERDISCIPLINAR <text:s text:c="33"/></text:p>
          </table:table-cell>
          <table:table-cell office:value-type="string">
            <text:p>Philósophos (UFG) (Cessou em 2000. Cont. ISSN 1982-2928 Revista Philósopho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787</text:p>
          </table:table-cell>
          <table:table-cell office:value-type="string">
            <text:p>INTERDISCIPLINAR <text:s text:c="33"/></text:p>
          </table:table-cell>
          <table:table-cell office:value-type="string">
            <text:p>Phoinix (UFRJ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655</text:p>
          </table:table-cell>
          <table:table-cell office:value-type="string">
            <text:p>INTERDISCIPLINAR <text:s text:c="33"/></text:p>
          </table:table-cell>
          <table:table-cell office:value-type="string">
            <text:p>Photochemistry and Photo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9-1112</text:p>
          </table:table-cell>
          <table:table-cell office:value-type="string">
            <text:p>INTERDISCIPLINAR <text:s text:c="33"/></text:p>
          </table:table-cell>
          <table:table-cell office:value-type="string">
            <text:p>Photogrammetric Engineering and Remote Sens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5418</text:p>
          </table:table-cell>
          <table:table-cell office:value-type="string">
            <text:p>INTERDISCIPLINAR <text:s text:c="33"/></text:p>
          </table:table-cell>
          <table:table-cell office:value-type="string">
            <text:p>Photomedicine and Laser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261</text:p>
          </table:table-cell>
          <table:table-cell office:value-type="string">
            <text:p>INTERDISCIPLINAR <text:s text:c="33"/></text:p>
          </table:table-cell>
          <table:table-cell office:value-type="string">
            <text:p>Phronesis (PUC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397</text:p>
          </table:table-cell>
          <table:table-cell office:value-type="string">
            <text:p>INTERDISCIPLINAR <text:s text:c="33"/></text:p>
          </table:table-cell>
          <table:table-cell office:value-type="string">
            <text:p>Phyllomedusa (Belo Horizo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965</text:p>
          </table:table-cell>
          <table:table-cell office:value-type="string">
            <text:p>INTERDISCIPLINAR <text:s text:c="33"/></text:p>
          </table:table-cell>
          <table:table-cell office:value-type="string">
            <text:p>Physica Status Solidi. A, Applied Research (Cessou em 2004. Cont. ISSN 1862-6300 Physica Status Solidi. A, Applications and Materials Science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1972</text:p>
          </table:table-cell>
          <table:table-cell office:value-type="string">
            <text:p>INTERDISCIPLINAR <text:s text:c="33"/></text:p>
          </table:table-cell>
          <table:table-cell office:value-type="string">
            <text:p>Physica Status Solidi. B, Basic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0-1634</text:p>
          </table:table-cell>
          <table:table-cell office:value-type="string">
            <text:p>INTERDISCIPLINAR <text:s text:c="33"/></text:p>
          </table:table-cell>
          <table:table-cell office:value-type="string">
            <text:p>Physica Status Solidi. C, Conferences and Critical Reviews (Cessou em 2005. Cont. ISSN 1862-6351 Physica Status Solidi. C, Current Topics in Solid State Physics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371</text:p>
          </table:table-cell>
          <table:table-cell office:value-type="string">
            <text:p>INTERDISCIPLINAR <text:s text:c="33"/></text:p>
          </table:table-cell>
          <table:table-cell office:value-type="string">
            <text:p>Physica. 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4526</text:p>
          </table:table-cell>
          <table:table-cell office:value-type="string">
            <text:p>INTERDISCIPLINAR <text:s text:c="33"/></text:p>
          </table:table-cell>
          <table:table-cell office:value-type="string">
            <text:p>Physica. B, Condensed Matter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4534</text:p>
          </table:table-cell>
          <table:table-cell office:value-type="string">
            <text:p>INTERDISCIPLINAR <text:s text:c="33"/></text:p>
          </table:table-cell>
          <table:table-cell office:value-type="string">
            <text:p>Physica. C, Superconductivit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2789</text:p>
          </table:table-cell>
          <table:table-cell office:value-type="string">
            <text:p>INTERDISCIPLINAR <text:s text:c="33"/></text:p>
          </table:table-cell>
          <table:table-cell office:value-type="string">
            <text:p>Physica. D, Nonlinear phenomen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569</text:p>
          </table:table-cell>
          <table:table-cell office:value-type="string">
            <text:p>INTERDISCIPLINAR <text:s text:c="33"/></text:p>
          </table:table-cell>
          <table:table-cell office:value-type="string">
            <text:p>Physicae (APGF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3975</text:p>
          </table:table-cell>
          <table:table-cell office:value-type="string">
            <text:p>INTERDISCIPLINAR <text:s text:c="33"/></text:p>
          </table:table-cell>
          <table:table-cell office:value-type="string">
            <text:p>Physical Bi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651X</text:p>
          </table:table-cell>
          <table:table-cell office:value-type="string">
            <text:p>INTERDISCIPLINAR <text:s text:c="33"/></text:p>
          </table:table-cell>
          <table:table-cell office:value-type="string">
            <text:p>Physical Review E. (Cessou em 2000. Cont. 1539-3755 Physical Review. E, Statistical, Nonlinear, and Soft Matter Physic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007</text:p>
          </table:table-cell>
          <table:table-cell office:value-type="string">
            <text:p>INTERDISCIPLINAR <text:s text:c="33"/></text:p>
          </table:table-cell>
          <table:table-cell office:value-type="string">
            <text:p>Physical Review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2947</text:p>
          </table:table-cell>
          <table:table-cell office:value-type="string">
            <text:p>INTERDISCIPLINAR <text:s text:c="33"/></text:p>
          </table:table-cell>
          <table:table-cell office:value-type="string">
            <text:p>Physical Review. 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0121</text:p>
          </table:table-cell>
          <table:table-cell office:value-type="string">
            <text:p>INTERDISCIPLINAR <text:s text:c="33"/></text:p>
          </table:table-cell>
          <table:table-cell office:value-type="string">
            <text:p>Physical Review. B, Condensed Matter and Materials Phys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1829</text:p>
          </table:table-cell>
          <table:table-cell office:value-type="string">
            <text:p>INTERDISCIPLINAR <text:s text:c="33"/></text:p>
          </table:table-cell>
          <table:table-cell office:value-type="string">
            <text:p>Physical Review. B, Condensed Matter. (Cessou 1997. Cont. 1098-0121 Physical Review. B, Condensed Matter and Materials Physic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6-2813</text:p>
          </table:table-cell>
          <table:table-cell office:value-type="string">
            <text:p>INTERDISCIPLINAR <text:s text:c="33"/></text:p>
          </table:table-cell>
          <table:table-cell office:value-type="string">
            <text:p>Physical Review. C. Nuclear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7998</text:p>
          </table:table-cell>
          <table:table-cell office:value-type="string">
            <text:p>INTERDISCIPLINAR <text:s text:c="33"/></text:p>
          </table:table-cell>
          <table:table-cell office:value-type="string">
            <text:p>Physical Review. D, Particles, Fields, Gravitation, and Cosm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6-2821</text:p>
          </table:table-cell>
          <table:table-cell office:value-type="string">
            <text:p>INTERDISCIPLINAR <text:s text:c="33"/></text:p>
          </table:table-cell>
          <table:table-cell office:value-type="string">
            <text:p>Physical Review. D. Particles and fields (Cessou em 2003. Cont. 1550-7998 Physical review. D, Particles, Fields, Gravitation, and Cosmolog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3787</text:p>
          </table:table-cell>
          <table:table-cell office:value-type="string">
            <text:p>INTERDISCIPLINAR <text:s text:c="33"/></text:p>
          </table:table-cell>
          <table:table-cell office:value-type="string">
            <text:p>Physical Review. E, Statistical Physics, Plasmas, Fluids, and Related Interdisciplinary Topics (Online) (Cessou em 2000. Cont. ISSN 1550-2376 Physical Review. E, Statistical, Nonlinear and Soft Matter Physics (Online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3755</text:p>
          </table:table-cell>
          <table:table-cell office:value-type="string">
            <text:p>INTERDISCIPLINAR <text:s text:c="33"/></text:p>
          </table:table-cell>
          <table:table-cell office:value-type="string">
            <text:p>Physical Review. E, Statistical, Nonlinear, and Soft Matter Phys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155</text:p>
          </table:table-cell>
          <table:table-cell office:value-type="string">
            <text:p>INTERDISCIPLINAR <text:s text:c="33"/></text:p>
          </table:table-cell>
          <table:table-cell office:value-type="string">
            <text:p>Physics in Medicine and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2-6944</text:p>
          </table:table-cell>
          <table:table-cell office:value-type="string">
            <text:p>INTERDISCIPLINAR <text:s text:c="33"/></text:p>
          </table:table-cell>
          <table:table-cell office:value-type="string">
            <text:p>Physics in Perspective (Printed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9601</text:p>
          </table:table-cell>
          <table:table-cell office:value-type="string">
            <text:p>INTERDISCIPLINAR <text:s text:c="33"/></text:p>
          </table:table-cell>
          <table:table-cell office:value-type="string">
            <text:p>Physics Letters. 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2693</text:p>
          </table:table-cell>
          <table:table-cell office:value-type="string">
            <text:p>INTERDISCIPLINAR <text:s text:c="33"/></text:p>
          </table:table-cell>
          <table:table-cell office:value-type="string">
            <text:p>Physics Letters. B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6631</text:p>
          </table:table-cell>
          <table:table-cell office:value-type="string">
            <text:p>INTERDISCIPLINAR <text:s text:c="33"/></text:p>
          </table:table-cell>
          <table:table-cell office:value-type="string">
            <text:p>Physics of Fluids (1994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664X</text:p>
          </table:table-cell>
          <table:table-cell office:value-type="string">
            <text:p>INTERDISCIPLINAR <text:s text:c="33"/></text:p>
          </table:table-cell>
          <table:table-cell office:value-type="string">
            <text:p>Physics of Plasma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317</text:p>
          </table:table-cell>
          <table:table-cell office:value-type="string">
            <text:p>INTERDISCIPLINAR <text:s text:c="33"/></text:p>
          </table:table-cell>
          <table:table-cell office:value-type="string">
            <text:p>Physiologia plantarum (Kobenhavn. 1948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333</text:p>
          </table:table-cell>
          <table:table-cell office:value-type="string">
            <text:p>INTERDISCIPLINAR <text:s text:c="33"/></text:p>
          </table:table-cell>
          <table:table-cell office:value-type="string">
            <text:p>Physiological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384</text:p>
          </table:table-cell>
          <table:table-cell office:value-type="string">
            <text:p>INTERDISCIPLINAR <text:s text:c="33"/></text:p>
          </table:table-cell>
          <table:table-cell office:value-type="string">
            <text:p>Physiology &amp; Behavio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8-2267</text:p>
          </table:table-cell>
          <table:table-cell office:value-type="string">
            <text:p>INTERDISCIPLINAR <text:s text:c="33"/></text:p>
          </table:table-cell>
          <table:table-cell office:value-type="string">
            <text:p>Physiotherapy Research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31</text:p>
          </table:table-cell>
          <table:table-cell office:value-type="string">
            <text:p>INTERDISCIPLINAR <text:s text:c="33"/></text:p>
          </table:table-cell>
          <table:table-cell office:value-type="string">
            <text:p>Physis (UERJ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422</text:p>
          </table:table-cell>
          <table:table-cell office:value-type="string">
            <text:p>INTERDISCIPLINAR <text:s text:c="33"/></text:p>
          </table:table-cell>
          <table:table-cell office:value-type="string">
            <text:p>Phyt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7113</text:p>
          </table:table-cell>
          <table:table-cell office:value-type="string">
            <text:p>INTERDISCIPLINAR <text:s text:c="33"/></text:p>
          </table:table-cell>
          <table:table-cell office:value-type="string">
            <text:p>Phytomedicine (Stuttgar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138</text:p>
          </table:table-cell>
          <table:table-cell office:value-type="string">
            <text:p>INTERDISCIPLINAR <text:s text:c="33"/></text:p>
          </table:table-cell>
          <table:table-cell office:value-type="string">
            <text:p>Planejamento e Politicas Public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633</text:p>
          </table:table-cell>
          <table:table-cell office:value-type="string">
            <text:p>INTERDISCIPLINAR <text:s text:c="33"/></text:p>
          </table:table-cell>
          <table:table-cell office:value-type="string">
            <text:p>Planetary and Space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79X</text:p>
          </table:table-cell>
          <table:table-cell office:value-type="string">
            <text:p>INTERDISCIPLINAR <text:s text:c="33"/></text:p>
          </table:table-cell>
          <table:table-cell office:value-type="string">
            <text:p>Plant and Soi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1-7714</text:p>
          </table:table-cell>
          <table:table-cell office:value-type="string">
            <text:p>INTERDISCIPLINAR <text:s text:c="33"/></text:p>
          </table:table-cell>
          <table:table-cell office:value-type="string">
            <text:p>Plant Cell Repor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857</text:p>
          </table:table-cell>
          <table:table-cell office:value-type="string">
            <text:p>INTERDISCIPLINAR <text:s text:c="33"/></text:p>
          </table:table-cell>
          <table:table-cell office:value-type="string">
            <text:p>Plant Cell, Tissue and Organ Cultur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5052</text:p>
          </table:table-cell>
          <table:table-cell office:value-type="string">
            <text:p>INTERDISCIPLINAR <text:s text:c="33"/></text:p>
          </table:table-cell>
          <table:table-cell office:value-type="string">
            <text:p>Plant Ecology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862</text:p>
          </table:table-cell>
          <table:table-cell office:value-type="string">
            <text:p>INTERDISCIPLINAR <text:s text:c="33"/></text:p>
          </table:table-cell>
          <table:table-cell office:value-type="string">
            <text:p>Plant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81-9428</text:p>
          </table:table-cell>
          <table:table-cell office:value-type="string">
            <text:p>INTERDISCIPLINAR <text:s text:c="33"/></text:p>
          </table:table-cell>
          <table:table-cell office:value-type="string">
            <text:p>Plant Physiology and Biochemistry (Par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452</text:p>
          </table:table-cell>
          <table:table-cell office:value-type="string">
            <text:p>INTERDISCIPLINAR <text:s text:c="33"/></text:p>
          </table:table-cell>
          <table:table-cell office:value-type="string">
            <text:p>Plant Science (Limerick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2697</text:p>
          </table:table-cell>
          <table:table-cell office:value-type="string">
            <text:p>INTERDISCIPLINAR <text:s text:c="33"/></text:p>
          </table:table-cell>
          <table:table-cell office:value-type="string">
            <text:p>Plant Systematics and Evolu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358</text:p>
          </table:table-cell>
          <table:table-cell office:value-type="string">
            <text:p>INTERDISCIPLINAR <text:s text:c="33"/></text:p>
          </table:table-cell>
          <table:table-cell office:value-type="string">
            <text:p>Planta Daninh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3335</text:p>
          </table:table-cell>
          <table:table-cell office:value-type="string">
            <text:p>INTERDISCIPLINAR <text:s text:c="33"/></text:p>
          </table:table-cell>
          <table:table-cell office:value-type="string">
            <text:p>Plasma Physics and Controlled Fus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528</text:p>
          </table:table-cell>
          <table:table-cell office:value-type="string">
            <text:p>INTERDISCIPLINAR <text:s text:c="33"/></text:p>
          </table:table-cell>
          <table:table-cell office:value-type="string">
            <text:p>Plástico Industri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0-0843</text:p>
          </table:table-cell>
          <table:table-cell office:value-type="string">
            <text:p>INTERDISCIPLINAR <text:s text:c="33"/></text:p>
          </table:table-cell>
          <table:table-cell office:value-type="string">
            <text:p>PLEC News and View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865</text:p>
          </table:table-cell>
          <table:table-cell office:value-type="string">
            <text:p>INTERDISCIPLINAR <text:s text:c="33"/></text:p>
          </table:table-cell>
          <table:table-cell office:value-type="string">
            <text:p>Plenarium (Bras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967</text:p>
          </table:table-cell>
          <table:table-cell office:value-type="string">
            <text:p>INTERDISCIPLINAR <text:s text:c="33"/></text:p>
          </table:table-cell>
          <table:table-cell office:value-type="string">
            <text:p>Plenarium (João Pesso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4-9173</text:p>
          </table:table-cell>
          <table:table-cell office:value-type="string">
            <text:p>INTERDISCIPLINAR <text:s text:c="33"/></text:p>
          </table:table-cell>
          <table:table-cell office:value-type="string">
            <text:p>PLoS Biology (Cessou em 2006. Cont. ISSN 1545-7885 PLoS Biology (Online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5-2735</text:p>
          </table:table-cell>
          <table:table-cell office:value-type="string">
            <text:p>INTERDISCIPLINAR <text:s text:c="33"/></text:p>
          </table:table-cell>
          <table:table-cell office:value-type="string">
            <text:p>Plos Neglected Tropical Diseas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6203</text:p>
          </table:table-cell>
          <table:table-cell office:value-type="string">
            <text:p>INTERDISCIPLINAR <text:s text:c="33"/></text:p>
          </table:table-cell>
          <table:table-cell office:value-type="string">
            <text:p>Plos O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26X</text:p>
          </table:table-cell>
          <table:table-cell office:value-type="string">
            <text:p>INTERDISCIPLINAR <text:s text:c="33"/></text:p>
          </table:table-cell>
          <table:table-cell office:value-type="string">
            <text:p>Plures. Humanidades (Ribeirão Pret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677</text:p>
          </table:table-cell>
          <table:table-cell office:value-type="string">
            <text:p>INTERDISCIPLINAR <text:s text:c="33"/></text:p>
          </table:table-cell>
          <table:table-cell office:value-type="string">
            <text:p>Poiesis (Niterói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8454</text:p>
          </table:table-cell>
          <table:table-cell office:value-type="string">
            <text:p>INTERDISCIPLINAR <text:s text:c="33"/></text:p>
          </table:table-cell>
          <table:table-cell office:value-type="string">
            <text:p>Poiesis (Santiag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150</text:p>
          </table:table-cell>
          <table:table-cell office:value-type="string">
            <text:p>INTERDISCIPLINAR <text:s text:c="33"/></text:p>
          </table:table-cell>
          <table:table-cell office:value-type="string">
            <text:p>Poiesis (Unimont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2-4060</text:p>
          </table:table-cell>
          <table:table-cell office:value-type="string">
            <text:p>INTERDISCIPLINAR <text:s text:c="33"/></text:p>
          </table:table-cell>
          <table:table-cell office:value-type="string">
            <text:p>Polar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727</text:p>
          </table:table-cell>
          <table:table-cell office:value-type="string">
            <text:p>INTERDISCIPLINAR <text:s text:c="33"/></text:p>
          </table:table-cell>
          <table:table-cell office:value-type="string">
            <text:p>Polêm!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87X</text:p>
          </table:table-cell>
          <table:table-cell office:value-type="string">
            <text:p>INTERDISCIPLINAR <text:s text:c="33"/></text:p>
          </table:table-cell>
          <table:table-cell office:value-type="string">
            <text:p>Polifonia (UFM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2-1202</text:p>
          </table:table-cell>
          <table:table-cell office:value-type="string">
            <text:p>INTERDISCIPLINAR <text:s text:c="33"/></text:p>
          </table:table-cell>
          <table:table-cell office:value-type="string">
            <text:p>Polígonos (Leó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428</text:p>
          </table:table-cell>
          <table:table-cell office:value-type="string">
            <text:p>INTERDISCIPLINAR <text:s text:c="33"/></text:p>
          </table:table-cell>
          <table:table-cell office:value-type="string">
            <text:p>Polímeros (São Carlos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263</text:p>
          </table:table-cell>
          <table:table-cell office:value-type="string">
            <text:p>INTERDISCIPLINAR <text:s text:c="33"/></text:p>
          </table:table-cell>
          <table:table-cell office:value-type="string">
            <text:p>Polimorfia (FAMUN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6554</text:p>
          </table:table-cell>
          <table:table-cell office:value-type="string">
            <text:p>INTERDISCIPLINAR <text:s text:c="33"/></text:p>
          </table:table-cell>
          <table:table-cell office:value-type="string">
            <text:p>Polis (Santiago. 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2335</text:p>
          </table:table-cell>
          <table:table-cell office:value-type="string">
            <text:p>INTERDISCIPLINAR <text:s text:c="33"/></text:p>
          </table:table-cell>
          <table:table-cell office:value-type="string">
            <text:p>Polis Publicaco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140</text:p>
          </table:table-cell>
          <table:table-cell office:value-type="string">
            <text:p>INTERDISCIPLINAR <text:s text:c="33"/></text:p>
          </table:table-cell>
          <table:table-cell office:value-type="string">
            <text:p>Política &amp; Sociedad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15</text:p>
          </table:table-cell>
          <table:table-cell office:value-type="string">
            <text:p>INTERDISCIPLINAR <text:s text:c="33"/></text:p>
          </table:table-cell>
          <table:table-cell office:value-type="string">
            <text:p>Política &amp; Trabalho (UFPB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446</text:p>
          </table:table-cell>
          <table:table-cell office:value-type="string">
            <text:p>INTERDISCIPLINAR <text:s text:c="33"/></text:p>
          </table:table-cell>
          <table:table-cell office:value-type="string">
            <text:p>Política Democrá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6856</text:p>
          </table:table-cell>
          <table:table-cell office:value-type="string">
            <text:p>INTERDISCIPLINAR <text:s text:c="33"/></text:p>
          </table:table-cell>
          <table:table-cell office:value-type="string">
            <text:p>Política Exterio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660</text:p>
          </table:table-cell>
          <table:table-cell office:value-type="string">
            <text:p>INTERDISCIPLINAR <text:s text:c="33"/></text:p>
          </table:table-cell>
          <table:table-cell office:value-type="string">
            <text:p>Política Externa (U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3-9438</text:p>
          </table:table-cell>
          <table:table-cell office:value-type="string">
            <text:p>INTERDISCIPLINAR <text:s text:c="33"/></text:p>
          </table:table-cell>
          <table:table-cell office:value-type="string">
            <text:p>Politique et Sociétés (Montréa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6638</text:p>
          </table:table-cell>
          <table:table-cell office:value-type="string">
            <text:p>INTERDISCIPLINAR <text:s text:c="33"/></text:p>
          </table:table-cell>
          <table:table-cell office:value-type="string">
            <text:p>Polycyclic Aromatic Compound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5387</text:p>
          </table:table-cell>
          <table:table-cell office:value-type="string">
            <text:p>INTERDISCIPLINAR <text:s text:c="33"/></text:p>
          </table:table-cell>
          <table:table-cell office:value-type="string">
            <text:p>Polyhedr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3861</text:p>
          </table:table-cell>
          <table:table-cell office:value-type="string">
            <text:p>INTERDISCIPLINAR <text:s text:c="33"/></text:p>
          </table:table-cell>
          <table:table-cell office:value-type="string">
            <text:p>Polymer (Guild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0-0839</text:p>
          </table:table-cell>
          <table:table-cell office:value-type="string">
            <text:p>INTERDISCIPLINAR <text:s text:c="33"/></text:p>
          </table:table-cell>
          <table:table-cell office:value-type="string">
            <text:p>Polymer Bulletin (Berlin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3910</text:p>
          </table:table-cell>
          <table:table-cell office:value-type="string">
            <text:p>INTERDISCIPLINAR <text:s text:c="33"/></text:p>
          </table:table-cell>
          <table:table-cell office:value-type="string">
            <text:p>Polymer Degradation and Stabil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3888</text:p>
          </table:table-cell>
          <table:table-cell office:value-type="string">
            <text:p>INTERDISCIPLINAR <text:s text:c="33"/></text:p>
          </table:table-cell>
          <table:table-cell office:value-type="string">
            <text:p>Polymer Engineering and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8103</text:p>
          </table:table-cell>
          <table:table-cell office:value-type="string">
            <text:p>INTERDISCIPLINAR <text:s text:c="33"/></text:p>
          </table:table-cell>
          <table:table-cell office:value-type="string">
            <text:p>Polymer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9418</text:p>
          </table:table-cell>
          <table:table-cell office:value-type="string">
            <text:p>INTERDISCIPLINAR <text:s text:c="33"/></text:p>
          </table:table-cell>
          <table:table-cell office:value-type="string">
            <text:p>Polymer Test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2559</text:p>
          </table:table-cell>
          <table:table-cell office:value-type="string">
            <text:p>INTERDISCIPLINAR <text:s text:c="33"/></text:p>
          </table:table-cell>
          <table:table-cell office:value-type="string">
            <text:p>Polymer-Plastics Technology and Engineering (Softcover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93X</text:p>
          </table:table-cell>
          <table:table-cell office:value-type="string">
            <text:p>INTERDISCIPLINAR <text:s text:c="33"/></text:p>
          </table:table-cell>
          <table:table-cell office:value-type="string">
            <text:p>Ponta de Lança (UF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3-4378</text:p>
          </table:table-cell>
          <table:table-cell office:value-type="string">
            <text:p>INTERDISCIPLINAR <text:s text:c="33"/></text:p>
          </table:table-cell>
          <table:table-cell office:value-type="string">
            <text:p>Pontes Entre o Comércio e o Desenvolvimento Sustentáve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807</text:p>
          </table:table-cell>
          <table:table-cell office:value-type="string">
            <text:p>INTERDISCIPLINAR <text:s text:c="33"/></text:p>
          </table:table-cell>
          <table:table-cell office:value-type="string">
            <text:p>Ponto-e-Vírgula (PUC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766</text:p>
          </table:table-cell>
          <table:table-cell office:value-type="string">
            <text:p>INTERDISCIPLINAR <text:s text:c="33"/></text:p>
          </table:table-cell>
          <table:table-cell office:value-type="string">
            <text:p>PontodeAcesso (UF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9-0039</text:p>
          </table:table-cell>
          <table:table-cell office:value-type="string">
            <text:p>INTERDISCIPLINAR <text:s text:c="33"/></text:p>
          </table:table-cell>
          <table:table-cell office:value-type="string">
            <text:p>Population and Environ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4-8444</text:p>
          </table:table-cell>
          <table:table-cell office:value-type="string">
            <text:p>INTERDISCIPLINAR <text:s text:c="33"/></text:p>
          </table:table-cell>
          <table:table-cell office:value-type="string">
            <text:p>Population, Space and Pla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544</text:p>
          </table:table-cell>
          <table:table-cell office:value-type="string">
            <text:p>INTERDISCIPLINAR <text:s text:c="33"/></text:p>
          </table:table-cell>
          <table:table-cell office:value-type="string">
            <text:p>Portas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5315</text:p>
          </table:table-cell>
          <table:table-cell office:value-type="string">
            <text:p>INTERDISCIPLINAR <text:s text:c="33"/></text:p>
          </table:table-cell>
          <table:table-cell office:value-type="string">
            <text:p>Portuguese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7-1515</text:p>
          </table:table-cell>
          <table:table-cell office:value-type="string">
            <text:p>INTERDISCIPLINAR <text:s text:c="33"/></text:p>
          </table:table-cell>
          <table:table-cell office:value-type="string">
            <text:p>Portuguese Studies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554</text:p>
          </table:table-cell>
          <table:table-cell office:value-type="string">
            <text:p>INTERDISCIPLINAR <text:s text:c="33"/></text:p>
          </table:table-cell>
          <table:table-cell office:value-type="string">
            <text:p>Pós. Revista do Programa de Pós-Graduação em Arquitetura e Urbanismo da FAUUS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209X</text:p>
          </table:table-cell>
          <table:table-cell office:value-type="string">
            <text:p>INTERDISCIPLINAR <text:s text:c="33"/></text:p>
          </table:table-cell>
          <table:table-cell office:value-type="string">
            <text:p>Postdata (Buenos Air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5214</text:p>
          </table:table-cell>
          <table:table-cell office:value-type="string">
            <text:p>INTERDISCIPLINAR <text:s text:c="33"/></text:p>
          </table:table-cell>
          <table:table-cell office:value-type="string">
            <text:p>Postharvest Biology and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8-8289</text:p>
          </table:table-cell>
          <table:table-cell office:value-type="string">
            <text:p>INTERDISCIPLINAR <text:s text:c="33"/></text:p>
          </table:table-cell>
          <table:table-cell office:value-type="string">
            <text:p>Pouvoirs Locaux (Par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4352</text:p>
          </table:table-cell>
          <table:table-cell office:value-type="string">
            <text:p>INTERDISCIPLINAR <text:s text:c="33"/></text:p>
          </table:table-cell>
          <table:table-cell office:value-type="string">
            <text:p>PRACS: Revista Eletrônica de Humanidades do Curso de Ciências Sociais da UNIFA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4552</text:p>
          </table:table-cell>
          <table:table-cell office:value-type="string">
            <text:p>INTERDISCIPLINAR <text:s text:c="33"/></text:p>
          </table:table-cell>
          <table:table-cell office:value-type="string">
            <text:p>Practicing Anthrop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6-1857</text:p>
          </table:table-cell>
          <table:table-cell office:value-type="string">
            <text:p>INTERDISCIPLINAR <text:s text:c="33"/></text:p>
          </table:table-cell>
          <table:table-cell office:value-type="string">
            <text:p>Praesentia (Mérid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112</text:p>
          </table:table-cell>
          <table:table-cell office:value-type="string">
            <text:p>INTERDISCIPLINAR <text:s text:c="33"/></text:p>
          </table:table-cell>
          <table:table-cell office:value-type="string">
            <text:p>Prâksis (FEEVAL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47</text:p>
          </table:table-cell>
          <table:table-cell office:value-type="string">
            <text:p>INTERDISCIPLINAR <text:s text:c="33"/></text:p>
          </table:table-cell>
          <table:table-cell office:value-type="string">
            <text:p>Prática Hospitalar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788</text:p>
          </table:table-cell>
          <table:table-cell office:value-type="string">
            <text:p>INTERDISCIPLINAR <text:s text:c="33"/></text:p>
          </table:table-cell>
          <table:table-cell office:value-type="string">
            <text:p>Prática Juríd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249</text:p>
          </table:table-cell>
          <table:table-cell office:value-type="string">
            <text:p>INTERDISCIPLINAR <text:s text:c="33"/></text:p>
          </table:table-cell>
          <table:table-cell office:value-type="string">
            <text:p>Práxis Educa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031</text:p>
          </table:table-cell>
          <table:table-cell office:value-type="string">
            <text:p>INTERDISCIPLINAR <text:s text:c="33"/></text:p>
          </table:table-cell>
          <table:table-cell office:value-type="string">
            <text:p>Práxis Educativ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9268</text:p>
          </table:table-cell>
          <table:table-cell office:value-type="string">
            <text:p>INTERDISCIPLINAR <text:s text:c="33"/></text:p>
          </table:table-cell>
          <table:table-cell office:value-type="string">
            <text:p>Precambrian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74</text:p>
          </table:table-cell>
          <table:table-cell office:value-type="string">
            <text:p>INTERDISCIPLINAR <text:s text:c="33"/></text:p>
          </table:table-cell>
          <table:table-cell office:value-type="string">
            <text:p>Premiss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8760</text:p>
          </table:table-cell>
          <table:table-cell office:value-type="string">
            <text:p>INTERDISCIPLINAR <text:s text:c="33"/></text:p>
          </table:table-cell>
          <table:table-cell office:value-type="string">
            <text:p>Prensa Obre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408</text:p>
          </table:table-cell>
          <table:table-cell office:value-type="string">
            <text:p>INTERDISCIPLINAR <text:s text:c="33"/></text:p>
          </table:table-cell>
          <table:table-cell office:value-type="string">
            <text:p>Presença da Mulhe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862</text:p>
          </table:table-cell>
          <table:table-cell office:value-type="string">
            <text:p>INTERDISCIPLINAR <text:s text:c="33"/></text:p>
          </table:table-cell>
          <table:table-cell office:value-type="string">
            <text:p>Presença Pedagog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2088</text:p>
          </table:table-cell>
          <table:table-cell office:value-type="string">
            <text:p>INTERDISCIPLINAR <text:s text:c="33"/></text:p>
          </table:table-cell>
          <table:table-cell office:value-type="string">
            <text:p>Prevention and Control (Print) (Cessou em 200u. Cont. ISSN 1875-4570 Prevention and Control (Print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877</text:p>
          </table:table-cell>
          <table:table-cell office:value-type="string">
            <text:p>INTERDISCIPLINAR <text:s text:c="33"/></text:p>
          </table:table-cell>
          <table:table-cell office:value-type="string">
            <text:p>Preventive Veterinary Medic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6207</text:p>
          </table:table-cell>
          <table:table-cell office:value-type="string">
            <text:p>INTERDISCIPLINAR <text:s text:c="33"/></text:p>
          </table:table-cell>
          <table:table-cell office:value-type="string">
            <text:p>Primate Conserv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8332</text:p>
          </table:table-cell>
          <table:table-cell office:value-type="string">
            <text:p>INTERDISCIPLINAR <text:s text:c="33"/></text:p>
          </table:table-cell>
          <table:table-cell office:value-type="string">
            <text:p>Primat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421</text:p>
          </table:table-cell>
          <table:table-cell office:value-type="string">
            <text:p>INTERDISCIPLINAR <text:s text:c="33"/></text:p>
          </table:table-cell>
          <table:table-cell office:value-type="string">
            <text:p>Primeira Versão (UF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711</text:p>
          </table:table-cell>
          <table:table-cell office:value-type="string">
            <text:p>INTERDISCIPLINAR <text:s text:c="33"/></text:p>
          </table:table-cell>
          <table:table-cell office:value-type="string">
            <text:p>Principia (Florianópolis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983</text:p>
          </table:table-cell>
          <table:table-cell office:value-type="string">
            <text:p>INTERDISCIPLINAR <text:s text:c="33"/></text:p>
          </table:table-cell>
          <table:table-cell office:value-type="string">
            <text:p>Principia (Juiz de Fo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881</text:p>
          </table:table-cell>
          <table:table-cell office:value-type="string">
            <text:p>INTERDISCIPLINAR <text:s text:c="33"/></text:p>
          </table:table-cell>
          <table:table-cell office:value-type="string">
            <text:p>Principia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247</text:p>
          </table:table-cell>
          <table:table-cell office:value-type="string">
            <text:p>INTERDISCIPLINAR <text:s text:c="33"/></text:p>
          </table:table-cell>
          <table:table-cell office:value-type="string">
            <text:p>Principia (UFSC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888</text:p>
          </table:table-cell>
          <table:table-cell office:value-type="string">
            <text:p>INTERDISCIPLINAR <text:s text:c="33"/></text:p>
          </table:table-cell>
          <table:table-cell office:value-type="string">
            <text:p>Princípios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760</text:p>
          </table:table-cell>
          <table:table-cell office:value-type="string">
            <text:p>INTERDISCIPLINAR <text:s text:c="33"/></text:p>
          </table:table-cell>
          <table:table-cell office:value-type="string">
            <text:p>Prisma Jurídico (UNINOVE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3153</text:p>
          </table:table-cell>
          <table:table-cell office:value-type="string">
            <text:p>INTERDISCIPLINAR <text:s text:c="33"/></text:p>
          </table:table-cell>
          <table:table-cell office:value-type="string">
            <text:p>Prisma.co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592</text:p>
          </table:table-cell>
          <table:table-cell office:value-type="string">
            <text:p>INTERDISCIPLINAR <text:s text:c="33"/></text:p>
          </table:table-cell>
          <table:table-cell office:value-type="string">
            <text:p>Pro-Odonto. Preven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07</text:p>
          </table:table-cell>
          <table:table-cell office:value-type="string">
            <text:p>INTERDISCIPLINAR <text:s text:c="33"/></text:p>
          </table:table-cell>
          <table:table-cell office:value-type="string">
            <text:p>Pró-Posições (UNICAM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248</text:p>
          </table:table-cell>
          <table:table-cell office:value-type="string">
            <text:p>INTERDISCIPLINAR <text:s text:c="33"/></text:p>
          </table:table-cell>
          <table:table-cell office:value-type="string">
            <text:p>Pró-Posições (UNICAMP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5-1333</text:p>
          </table:table-cell>
          <table:table-cell office:value-type="string">
            <text:p>INTERDISCIPLINAR <text:s text:c="33"/></text:p>
          </table:table-cell>
          <table:table-cell office:value-type="string">
            <text:p>Problèmes d'Amérique Lat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8452</text:p>
          </table:table-cell>
          <table:table-cell office:value-type="string">
            <text:p>INTERDISCIPLINAR <text:s text:c="33"/></text:p>
          </table:table-cell>
          <table:table-cell office:value-type="string">
            <text:p>Proceedings - Royal Society. Biological Scienc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4732</text:p>
          </table:table-cell>
          <table:table-cell office:value-type="string">
            <text:p>INTERDISCIPLINAR <text:s text:c="33"/></text:p>
          </table:table-cell>
          <table:table-cell office:value-type="string">
            <text:p>Proceedings - SPI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4729</text:p>
          </table:table-cell>
          <table:table-cell office:value-type="string">
            <text:p>INTERDISCIPLINAR <text:s text:c="33"/></text:p>
          </table:table-cell>
          <table:table-cell office:value-type="string">
            <text:p>Proceedings of the IEEE International Conference on Robotics and Automation (Cessou em 2004. Cont. Proceedings (ICRA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8424</text:p>
          </table:table-cell>
          <table:table-cell office:value-type="string">
            <text:p>INTERDISCIPLINAR <text:s text:c="33"/></text:p>
          </table:table-cell>
          <table:table-cell office:value-type="string">
            <text:p>Proceedings of the National Academy of Sciences of the United States of Americ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6490</text:p>
          </table:table-cell>
          <table:table-cell office:value-type="string">
            <text:p>INTERDISCIPLINAR <text:s text:c="33"/></text:p>
          </table:table-cell>
          <table:table-cell office:value-type="string">
            <text:p>Proceedings of the National Academy of Sciences of the United States of Americ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2528</text:p>
          </table:table-cell>
          <table:table-cell office:value-type="string">
            <text:p>INTERDISCIPLINAR <text:s text:c="33"/></text:p>
          </table:table-cell>
          <table:table-cell office:value-type="string">
            <text:p>Proceedings of the Tropical Region - American Society for Horticultural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2105</text:p>
          </table:table-cell>
          <table:table-cell office:value-type="string">
            <text:p>INTERDISCIPLINAR <text:s text:c="33"/></text:p>
          </table:table-cell>
          <table:table-cell office:value-type="string">
            <text:p>Proceedings. Section A. Mathe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5113</text:p>
          </table:table-cell>
          <table:table-cell office:value-type="string">
            <text:p>INTERDISCIPLINAR <text:s text:c="33"/></text:p>
          </table:table-cell>
          <table:table-cell office:value-type="string">
            <text:p>Process Biochemistry (1991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513</text:p>
          </table:table-cell>
          <table:table-cell office:value-type="string">
            <text:p>INTERDISCIPLINAR <text:s text:c="33"/></text:p>
          </table:table-cell>
          <table:table-cell office:value-type="string">
            <text:p>Produção (São Paul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182</text:p>
          </table:table-cell>
          <table:table-cell office:value-type="string">
            <text:p>INTERDISCIPLINAR <text:s text:c="33"/></text:p>
          </table:table-cell>
          <table:table-cell office:value-type="string">
            <text:p>Produção Científica Cejurp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056</text:p>
          </table:table-cell>
          <table:table-cell office:value-type="string">
            <text:p>INTERDISCIPLINAR <text:s text:c="33"/></text:p>
          </table:table-cell>
          <table:table-cell office:value-type="string">
            <text:p>Product (IGD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7287</text:p>
          </table:table-cell>
          <table:table-cell office:value-type="string">
            <text:p>INTERDISCIPLINAR <text:s text:c="33"/></text:p>
          </table:table-cell>
          <table:table-cell office:value-type="string">
            <text:p>Production Planning &amp; Contro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285</text:p>
          </table:table-cell>
          <table:table-cell office:value-type="string">
            <text:p>INTERDISCIPLINAR <text:s text:c="33"/></text:p>
          </table:table-cell>
          <table:table-cell office:value-type="string">
            <text:p>Profiscientia (Cuiabá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9-6107</text:p>
          </table:table-cell>
          <table:table-cell office:value-type="string">
            <text:p>INTERDISCIPLINAR <text:s text:c="33"/></text:p>
          </table:table-cell>
          <table:table-cell office:value-type="string">
            <text:p>Progress in Biophysics and Molecular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5846</text:p>
          </table:table-cell>
          <table:table-cell office:value-type="string">
            <text:p>INTERDISCIPLINAR <text:s text:c="33"/></text:p>
          </table:table-cell>
          <table:table-cell office:value-type="string">
            <text:p>Progress in Neuro-Psychopharmacology &amp; Biological Psychia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1970</text:p>
          </table:table-cell>
          <table:table-cell office:value-type="string">
            <text:p>INTERDISCIPLINAR <text:s text:c="33"/></text:p>
          </table:table-cell>
          <table:table-cell office:value-type="string">
            <text:p>Progress in Nuclear Energy (New serie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440</text:p>
          </table:table-cell>
          <table:table-cell office:value-type="string">
            <text:p>INTERDISCIPLINAR <text:s text:c="33"/></text:p>
          </table:table-cell>
          <table:table-cell office:value-type="string">
            <text:p>Progress in Organic Coating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2-7995</text:p>
          </table:table-cell>
          <table:table-cell office:value-type="string">
            <text:p>INTERDISCIPLINAR <text:s text:c="33"/></text:p>
          </table:table-cell>
          <table:table-cell office:value-type="string">
            <text:p>Progress in Photovolta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9687</text:p>
          </table:table-cell>
          <table:table-cell office:value-type="string">
            <text:p>INTERDISCIPLINAR <text:s text:c="33"/></text:p>
          </table:table-cell>
          <table:table-cell office:value-type="string">
            <text:p>Progress of Theoretical Physics. Suppl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143</text:p>
          </table:table-cell>
          <table:table-cell office:value-type="string">
            <text:p>INTERDISCIPLINAR <text:s text:c="33"/></text:p>
          </table:table-cell>
          <table:table-cell office:value-type="string">
            <text:p>Projeções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125</text:p>
          </table:table-cell>
          <table:table-cell office:value-type="string">
            <text:p>INTERDISCIPLINAR <text:s text:c="33"/></text:p>
          </table:table-cell>
          <table:table-cell office:value-type="string">
            <text:p>Projectare (Pelot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442</text:p>
          </table:table-cell>
          <table:table-cell office:value-type="string">
            <text:p>INTERDISCIPLINAR <text:s text:c="33"/></text:p>
          </table:table-cell>
          <table:table-cell office:value-type="string">
            <text:p>Projeto História (PUCS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950</text:p>
          </table:table-cell>
          <table:table-cell office:value-type="string">
            <text:p>INTERDISCIPLINAR <text:s text:c="33"/></text:p>
          </table:table-cell>
          <table:table-cell office:value-type="string">
            <text:p>Proposta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631</text:p>
          </table:table-cell>
          <table:table-cell office:value-type="string">
            <text:p>INTERDISCIPLINAR <text:s text:c="33"/></text:p>
          </table:table-cell>
          <table:table-cell office:value-type="string">
            <text:p>Propostas Alternativ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6-5191</text:p>
          </table:table-cell>
          <table:table-cell office:value-type="string">
            <text:p>INTERDISCIPLINAR <text:s text:c="33"/></text:p>
          </table:table-cell>
          <table:table-cell office:value-type="string">
            <text:p>Prospettiva Perso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3278</text:p>
          </table:table-cell>
          <table:table-cell office:value-type="string">
            <text:p>INTERDISCIPLINAR <text:s text:c="33"/></text:p>
          </table:table-cell>
          <table:table-cell office:value-type="string">
            <text:p>Prostaglandins, Leukotrienes and Essential Fatty Aci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8665</text:p>
          </table:table-cell>
          <table:table-cell office:value-type="string">
            <text:p>INTERDISCIPLINAR <text:s text:c="33"/></text:p>
          </table:table-cell>
          <table:table-cell office:value-type="string">
            <text:p>Protein and Peptide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0134</text:p>
          </table:table-cell>
          <table:table-cell office:value-type="string">
            <text:p>INTERDISCIPLINAR <text:s text:c="33"/></text:p>
          </table:table-cell>
          <table:table-cell office:value-type="string">
            <text:p>Protein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314</text:p>
          </table:table-cell>
          <table:table-cell office:value-type="string">
            <text:p>INTERDISCIPLINAR <text:s text:c="33"/></text:p>
          </table:table-cell>
          <table:table-cell office:value-type="string">
            <text:p>Psic (São Paul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87</text:p>
          </table:table-cell>
          <table:table-cell office:value-type="string">
            <text:p>INTERDISCIPLINAR <text:s text:c="33"/></text:p>
          </table:table-cell>
          <table:table-cell office:value-type="string">
            <text:p>Psicanálise &amp; Barroco em Revis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371</text:p>
          </table:table-cell>
          <table:table-cell office:value-type="string">
            <text:p>INTERDISCIPLINAR <text:s text:c="33"/></text:p>
          </table:table-cell>
          <table:table-cell office:value-type="string">
            <text:p>Psico (PUCRS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271</text:p>
          </table:table-cell>
          <table:table-cell office:value-type="string">
            <text:p>INTERDISCIPLINAR <text:s text:c="33"/></text:p>
          </table:table-cell>
          <table:table-cell office:value-type="string">
            <text:p>Psico-USF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310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 &amp; Sociedad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4976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 (Brag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923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 (Florianópolis) (Cessou em 2008. Cont. ISSN 1984-6657 Revista Psicologia: Organizações e Trabalh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13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 Argumento (PUCPR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494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 Brasil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665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 Clínica (PUCRJ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688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 Corpo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975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 da Educaçã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182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 e Sociedade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372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 em Estudo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247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 em Pesquisa (UFJF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168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 em Revista (Impres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557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 Escolar e Educacional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0-350X</text:p>
          </table:table-cell>
          <table:table-cell office:value-type="string">
            <text:p>INTERDISCIPLINAR <text:s text:c="33"/></text:p>
          </table:table-cell>
          <table:table-cell office:value-type="string">
            <text:p>Psicología para América Lati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564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 USP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2391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, Educação e Cultur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0086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, Saúde &amp; Doença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893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: Ciência e Profissão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972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: Reflexão e Crítica (UFRGS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772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: Teoria e Pesquisa (UnB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687</text:p>
          </table:table-cell>
          <table:table-cell office:value-type="string">
            <text:p>INTERDISCIPLINAR <text:s text:c="33"/></text:p>
          </table:table-cell>
          <table:table-cell office:value-type="string">
            <text:p>Psicologia: Teoria e Prátic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86</text:p>
          </table:table-cell>
          <table:table-cell office:value-type="string">
            <text:p>INTERDISCIPLINAR <text:s text:c="33"/></text:p>
          </table:table-cell>
          <table:table-cell office:value-type="string">
            <text:p>Psicopedagogia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225</text:p>
          </table:table-cell>
          <table:table-cell office:value-type="string">
            <text:p>INTERDISCIPLINAR <text:s text:c="33"/></text:p>
          </table:table-cell>
          <table:table-cell office:value-type="string">
            <text:p>Psicopedagogia On L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138</text:p>
          </table:table-cell>
          <table:table-cell office:value-type="string">
            <text:p>INTERDISCIPLINAR <text:s text:c="33"/></text:p>
          </table:table-cell>
          <table:table-cell office:value-type="string">
            <text:p>Psychê (São Paul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5713</text:p>
          </table:table-cell>
          <table:table-cell office:value-type="string">
            <text:p>INTERDISCIPLINAR <text:s text:c="33"/></text:p>
          </table:table-cell>
          <table:table-cell office:value-type="string">
            <text:p>Psychiatric Ann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0835</text:p>
          </table:table-cell>
          <table:table-cell office:value-type="string">
            <text:p>INTERDISCIPLINAR <text:s text:c="33"/></text:p>
          </table:table-cell>
          <table:table-cell office:value-type="string">
            <text:p>Psychology and Psychothera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418X</text:p>
          </table:table-cell>
          <table:table-cell office:value-type="string">
            <text:p>INTERDISCIPLINAR <text:s text:c="33"/></text:p>
          </table:table-cell>
          <table:table-cell office:value-type="string">
            <text:p>PTR. Phytotherapy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5187</text:p>
          </table:table-cell>
          <table:table-cell office:value-type="string">
            <text:p>INTERDISCIPLINAR <text:s text:c="33"/></text:p>
          </table:table-cell>
          <table:table-cell office:value-type="string">
            <text:p>Public Archae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7-1209</text:p>
          </table:table-cell>
          <table:table-cell office:value-type="string">
            <text:p>INTERDISCIPLINAR <text:s text:c="33"/></text:p>
          </table:table-cell>
          <table:table-cell office:value-type="string">
            <text:p>Public Health Nursing (Boston, Mass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926</text:p>
          </table:table-cell>
          <table:table-cell office:value-type="string">
            <text:p>INTERDISCIPLINAR <text:s text:c="33"/></text:p>
          </table:table-cell>
          <table:table-cell office:value-type="string">
            <text:p>Publicações Avulsas do Instituto Pau Brasil de História Natur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570</text:p>
          </table:table-cell>
          <table:table-cell office:value-type="string">
            <text:p>INTERDISCIPLINAR <text:s text:c="33"/></text:p>
          </table:table-cell>
          <table:table-cell office:value-type="string">
            <text:p>Publicatio UEP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485</text:p>
          </table:table-cell>
          <table:table-cell office:value-type="string">
            <text:p>INTERDISCIPLINAR <text:s text:c="33"/></text:p>
          </table:table-cell>
          <table:table-cell office:value-type="string">
            <text:p>Publicatio UEPG. Ciências Biológicas e da Saúd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493</text:p>
          </table:table-cell>
          <table:table-cell office:value-type="string">
            <text:p>INTERDISCIPLINAR <text:s text:c="33"/></text:p>
          </table:table-cell>
          <table:table-cell office:value-type="string">
            <text:p>Publicatio UEPG. Ciências Humanas, Ciências Sociais Aplicadas, Lingüística, Letras e Arte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29X</text:p>
          </table:table-cell>
          <table:table-cell office:value-type="string">
            <text:p>INTERDISCIPLINAR <text:s text:c="33"/></text:p>
          </table:table-cell>
          <table:table-cell office:value-type="string">
            <text:p>Publicatio UEPG. Ciências Humanas, Ciências Socias Aplicadas, Linguística, Letras e Arte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263</text:p>
          </table:table-cell>
          <table:table-cell office:value-type="string">
            <text:p>INTERDISCIPLINAR <text:s text:c="33"/></text:p>
          </table:table-cell>
          <table:table-cell office:value-type="string">
            <text:p>Pubvet (Londri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270</text:p>
          </table:table-cell>
          <table:table-cell office:value-type="string">
            <text:p>INTERDISCIPLINAR <text:s text:c="33"/></text:p>
          </table:table-cell>
          <table:table-cell office:value-type="string">
            <text:p>Pulmão RJ. Suplemen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316</text:p>
          </table:table-cell>
          <table:table-cell office:value-type="string">
            <text:p>INTERDISCIPLINAR <text:s text:c="33"/></text:p>
          </table:table-cell>
          <table:table-cell office:value-type="string">
            <text:p>Pulsional. Revista de Psicanálise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1094</text:p>
          </table:table-cell>
          <table:table-cell office:value-type="string">
            <text:p>INTERDISCIPLINAR <text:s text:c="33"/></text:p>
          </table:table-cell>
          <table:table-cell office:value-type="string">
            <text:p>Punto Final Internac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8-4404</text:p>
          </table:table-cell>
          <table:table-cell office:value-type="string">
            <text:p>INTERDISCIPLINAR <text:s text:c="33"/></text:p>
          </table:table-cell>
          <table:table-cell office:value-type="string">
            <text:p>Quaderns d'Animació i Educació Soc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9-0126</text:p>
          </table:table-cell>
          <table:table-cell office:value-type="string">
            <text:p>INTERDISCIPLINAR <text:s text:c="33"/></text:p>
          </table:table-cell>
          <table:table-cell office:value-type="string">
            <text:p>Quadrant (Montpellier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886</text:p>
          </table:table-cell>
          <table:table-cell office:value-type="string">
            <text:p>INTERDISCIPLINAR <text:s text:c="33"/></text:p>
          </table:table-cell>
          <table:table-cell office:value-type="string">
            <text:p>Quaestio (UNI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667</text:p>
          </table:table-cell>
          <table:table-cell office:value-type="string">
            <text:p>INTERDISCIPLINAR <text:s text:c="33"/></text:p>
          </table:table-cell>
          <table:table-cell office:value-type="string">
            <text:p>Qualimetri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5-5460</text:p>
          </table:table-cell>
          <table:table-cell office:value-type="string">
            <text:p>INTERDISCIPLINAR <text:s text:c="33"/></text:p>
          </table:table-cell>
          <table:table-cell office:value-type="string">
            <text:p>Qualitative Theory of Dynamical System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9343</text:p>
          </table:table-cell>
          <table:table-cell office:value-type="string">
            <text:p>INTERDISCIPLINAR <text:s text:c="33"/></text:p>
          </table:table-cell>
          <table:table-cell office:value-type="string">
            <text:p>Quality of Lif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569X</text:p>
          </table:table-cell>
          <table:table-cell office:value-type="string">
            <text:p>INTERDISCIPLINAR <text:s text:c="33"/></text:p>
          </table:table-cell>
          <table:table-cell office:value-type="string">
            <text:p>Quarterly of Applied Mathe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6182</text:p>
          </table:table-cell>
          <table:table-cell office:value-type="string">
            <text:p>INTERDISCIPLINAR <text:s text:c="33"/></text:p>
          </table:table-cell>
          <table:table-cell office:value-type="string">
            <text:p>Quaternary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3791</text:p>
          </table:table-cell>
          <table:table-cell office:value-type="string">
            <text:p>INTERDISCIPLINAR <text:s text:c="33"/></text:p>
          </table:table-cell>
          <table:table-cell office:value-type="string">
            <text:p>Quaternary Science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0543</text:p>
          </table:table-cell>
          <table:table-cell office:value-type="string">
            <text:p>INTERDISCIPLINAR <text:s text:c="33"/></text:p>
          </table:table-cell>
          <table:table-cell office:value-type="string">
            <text:p>Quebracho (Santiago del Este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33-5961</text:p>
          </table:table-cell>
          <table:table-cell office:value-type="string">
            <text:p>INTERDISCIPLINAR <text:s text:c="33"/></text:p>
          </table:table-cell>
          <table:table-cell office:value-type="string">
            <text:p>Questions de Communication (Nanc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785</text:p>
          </table:table-cell>
          <table:table-cell office:value-type="string">
            <text:p>INTERDISCIPLINAR <text:s text:c="33"/></text:p>
          </table:table-cell>
          <table:table-cell office:value-type="string">
            <text:p>Questões de Saúde Reprodutiv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0569</text:p>
          </table:table-cell>
          <table:table-cell office:value-type="string">
            <text:p>INTERDISCIPLINAR <text:s text:c="33"/></text:p>
          </table:table-cell>
          <table:table-cell office:value-type="string">
            <text:p>Química Analítica (Barcelon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836</text:p>
          </table:table-cell>
          <table:table-cell office:value-type="string">
            <text:p>INTERDISCIPLINAR <text:s text:c="33"/></text:p>
          </table:table-cell>
          <table:table-cell office:value-type="string">
            <text:p>Química Industrial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748</text:p>
          </table:table-cell>
          <table:table-cell office:value-type="string">
            <text:p>INTERDISCIPLINAR <text:s text:c="33"/></text:p>
          </table:table-cell>
          <table:table-cell office:value-type="string">
            <text:p>Química no 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042</text:p>
          </table:table-cell>
          <table:table-cell office:value-type="string">
            <text:p>INTERDISCIPLINAR <text:s text:c="33"/></text:p>
          </table:table-cell>
          <table:table-cell office:value-type="string">
            <text:p>Química Nova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064</text:p>
          </table:table-cell>
          <table:table-cell office:value-type="string">
            <text:p>INTERDISCIPLINAR <text:s text:c="33"/></text:p>
          </table:table-cell>
          <table:table-cell office:value-type="string">
            <text:p>Química Nov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899</text:p>
          </table:table-cell>
          <table:table-cell office:value-type="string">
            <text:p>INTERDISCIPLINAR <text:s text:c="33"/></text:p>
          </table:table-cell>
          <table:table-cell office:value-type="string">
            <text:p>Química Nova na Escol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6572</text:p>
          </table:table-cell>
          <table:table-cell office:value-type="string">
            <text:p>INTERDISCIPLINAR <text:s text:c="33"/></text:p>
          </table:table-cell>
          <table:table-cell office:value-type="string">
            <text:p>Quintessence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5-0441</text:p>
          </table:table-cell>
          <table:table-cell office:value-type="string">
            <text:p>INTERDISCIPLINAR <text:s text:c="33"/></text:p>
          </table:table-cell>
          <table:table-cell office:value-type="string">
            <text:p>Ra Ximhai (UAI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136</text:p>
          </table:table-cell>
          <table:table-cell office:value-type="string">
            <text:p>INTERDISCIPLINAR <text:s text:c="33"/></text:p>
          </table:table-cell>
          <table:table-cell office:value-type="string">
            <text:p>Ra'e ga (UFPR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700</text:p>
          </table:table-cell>
          <table:table-cell office:value-type="string">
            <text:p>INTERDISCIPLINAR <text:s text:c="33"/></text:p>
          </table:table-cell>
          <table:table-cell office:value-type="string">
            <text:p>RAC Eletrôn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55</text:p>
          </table:table-cell>
          <table:table-cell office:value-type="string">
            <text:p>INTERDISCIPLINAR <text:s text:c="33"/></text:p>
          </table:table-cell>
          <table:table-cell office:value-type="string">
            <text:p>RAC. Revista de Administração Contemporâne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334</text:p>
          </table:table-cell>
          <table:table-cell office:value-type="string">
            <text:p>INTERDISCIPLINAR <text:s text:c="33"/></text:p>
          </table:table-cell>
          <table:table-cell office:value-type="string">
            <text:p>RAD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634X</text:p>
          </table:table-cell>
          <table:table-cell office:value-type="string">
            <text:p>INTERDISCIPLINAR <text:s text:c="33"/></text:p>
          </table:table-cell>
          <table:table-cell office:value-type="string">
            <text:p>Radiation and Environmental Bio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0150</text:p>
          </table:table-cell>
          <table:table-cell office:value-type="string">
            <text:p>INTERDISCIPLINAR <text:s text:c="33"/></text:p>
          </table:table-cell>
          <table:table-cell office:value-type="string">
            <text:p>Radiation Effects and Defects in Solid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487</text:p>
          </table:table-cell>
          <table:table-cell office:value-type="string">
            <text:p>INTERDISCIPLINAR <text:s text:c="33"/></text:p>
          </table:table-cell>
          <table:table-cell office:value-type="string">
            <text:p>Radiation Measurement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420</text:p>
          </table:table-cell>
          <table:table-cell office:value-type="string">
            <text:p>INTERDISCIPLINAR <text:s text:c="33"/></text:p>
          </table:table-cell>
          <table:table-cell office:value-type="string">
            <text:p>Radiation Protection Dosime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8222</text:p>
          </table:table-cell>
          <table:table-cell office:value-type="string">
            <text:p>INTERDISCIPLINAR <text:s text:c="33"/></text:p>
          </table:table-cell>
          <table:table-cell office:value-type="string">
            <text:p>Radiocarb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7016</text:p>
          </table:table-cell>
          <table:table-cell office:value-type="string">
            <text:p>INTERDISCIPLINAR <text:s text:c="33"/></text:p>
          </table:table-cell>
          <table:table-cell office:value-type="string">
            <text:p>Radioprotecção (S. João da Talh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8451</text:p>
          </table:table-cell>
          <table:table-cell office:value-type="string">
            <text:p>INTERDISCIPLINAR <text:s text:c="33"/></text:p>
          </table:table-cell>
          <table:table-cell office:value-type="string">
            <text:p>Radioprotection (Paris. 1966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590</text:p>
          </table:table-cell>
          <table:table-cell office:value-type="string">
            <text:p>INTERDISCIPLINAR <text:s text:c="33"/></text:p>
          </table:table-cell>
          <table:table-cell office:value-type="string">
            <text:p>RAE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48</text:p>
          </table:table-cell>
          <table:table-cell office:value-type="string">
            <text:p>INTERDISCIPLINAR <text:s text:c="33"/></text:p>
          </table:table-cell>
          <table:table-cell office:value-type="string">
            <text:p>RAE Eletrônic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039</text:p>
          </table:table-cell>
          <table:table-cell office:value-type="string">
            <text:p>INTERDISCIPLINAR <text:s text:c="33"/></text:p>
          </table:table-cell>
          <table:table-cell office:value-type="string">
            <text:p>RAI : Revista de Administração e Inov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9-0559</text:p>
          </table:table-cell>
          <table:table-cell office:value-type="string">
            <text:p>INTERDISCIPLINAR <text:s text:c="33"/></text:p>
          </table:table-cell>
          <table:table-cell office:value-type="string">
            <text:p>RAIRO. Recherche Opérationnell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52X</text:p>
          </table:table-cell>
          <table:table-cell office:value-type="string">
            <text:p>INTERDISCIPLINAR <text:s text:c="33"/></text:p>
          </table:table-cell>
          <table:table-cell office:value-type="string">
            <text:p>Raizes (UFPB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952</text:p>
          </table:table-cell>
          <table:table-cell office:value-type="string">
            <text:p>INTERDISCIPLINAR <text:s text:c="33"/></text:p>
          </table:table-cell>
          <table:table-cell office:value-type="string">
            <text:p>Raízes da Amazôn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776</text:p>
          </table:table-cell>
          <table:table-cell office:value-type="string">
            <text:p>INTERDISCIPLINAR <text:s text:c="33"/></text:p>
          </table:table-cell>
          <table:table-cell office:value-type="string">
            <text:p>RAM. Revista de Administração Mackenzi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524</text:p>
          </table:table-cell>
          <table:table-cell office:value-type="string">
            <text:p>INTERDISCIPLINAR <text:s text:c="33"/></text:p>
          </table:table-cell>
          <table:table-cell office:value-type="string">
            <text:p>Rastros (Joinvill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043</text:p>
          </table:table-cell>
          <table:table-cell office:value-type="string">
            <text:p>INTERDISCIPLINAR <text:s text:c="33"/></text:p>
          </table:table-cell>
          <table:table-cell office:value-type="string">
            <text:p>Razão e Fé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5-4806</text:p>
          </table:table-cell>
          <table:table-cell office:value-type="string">
            <text:p>INTERDISCIPLINAR <text:s text:c="33"/></text:p>
          </table:table-cell>
          <table:table-cell office:value-type="string">
            <text:p>Razón y Palab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1913</text:p>
          </table:table-cell>
          <table:table-cell office:value-type="string">
            <text:p>INTERDISCIPLINAR <text:s text:c="33"/></text:p>
          </table:table-cell>
          <table:table-cell office:value-type="string">
            <text:p>Razón y Revolució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984</text:p>
          </table:table-cell>
          <table:table-cell office:value-type="string">
            <text:p>INTERDISCIPLINAR <text:s text:c="33"/></text:p>
          </table:table-cell>
          <table:table-cell office:value-type="string">
            <text:p>RB. Radiologia Brasileir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020</text:p>
          </table:table-cell>
          <table:table-cell office:value-type="string">
            <text:p>INTERDISCIPLINAR <text:s text:c="33"/></text:p>
          </table:table-cell>
          <table:table-cell office:value-type="string">
            <text:p>RBB. Revista Brasileira de Bioé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0883</text:p>
          </table:table-cell>
          <table:table-cell office:value-type="string">
            <text:p>INTERDISCIPLINAR <text:s text:c="33"/></text:p>
          </table:table-cell>
          <table:table-cell office:value-type="string">
            <text:p>RBC : Revista Brasileira de Computação (Cessou em 1994. Cont. ISSN 0104-6500 Journal of the Brazilian Computer Societ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936</text:p>
          </table:table-cell>
          <table:table-cell office:value-type="string">
            <text:p>INTERDISCIPLINAR <text:s text:c="33"/></text:p>
          </table:table-cell>
          <table:table-cell office:value-type="string">
            <text:p>RBC. Revista Brasileira de Cartografi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41</text:p>
          </table:table-cell>
          <table:table-cell office:value-type="string">
            <text:p>INTERDISCIPLINAR <text:s text:c="33"/></text:p>
          </table:table-cell>
          <table:table-cell office:value-type="string">
            <text:p>RBC: Revista Brasileira de Contabilida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930</text:p>
          </table:table-cell>
          <table:table-cell office:value-type="string">
            <text:p>INTERDISCIPLINAR <text:s text:c="33"/></text:p>
          </table:table-cell>
          <table:table-cell office:value-type="string">
            <text:p>RBCEH. Revista Brasileira de Ciências do Envelhecimento Human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32</text:p>
          </table:table-cell>
          <table:table-cell office:value-type="string">
            <text:p>INTERDISCIPLINAR <text:s text:c="33"/></text:p>
          </table:table-cell>
          <table:table-cell office:value-type="string">
            <text:p>RBCF. Revista Brasileira de Ciências Farmacêuticas (Cessou em 2008. Cont. ISSN 1984-8250 Brazilian Journal of Pharmaceutical Scienc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562</text:p>
          </table:table-cell>
          <table:table-cell office:value-type="string">
            <text:p>INTERDISCIPLINAR <text:s text:c="33"/></text:p>
          </table:table-cell>
          <table:table-cell office:value-type="string">
            <text:p>RBCF. Revista Brasileira de Ciências Farmacêutica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644</text:p>
          </table:table-cell>
          <table:table-cell office:value-type="string">
            <text:p>INTERDISCIPLINAR <text:s text:c="33"/></text:p>
          </table:table-cell>
          <table:table-cell office:value-type="string">
            <text:p>RBE. Revista Brasileira de Engenharia. Caderno de Engenharia Bioméd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000</text:p>
          </table:table-cell>
          <table:table-cell office:value-type="string">
            <text:p>INTERDISCIPLINAR <text:s text:c="33"/></text:p>
          </table:table-cell>
          <table:table-cell office:value-type="string">
            <text:p>RBEE. Revista Brasileira de Economia de Empres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64</text:p>
          </table:table-cell>
          <table:table-cell office:value-type="string">
            <text:p>INTERDISCIPLINAR <text:s text:c="33"/></text:p>
          </table:table-cell>
          <table:table-cell office:value-type="string">
            <text:p>RBM. Revista Brasileira de Medicina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405</text:p>
          </table:table-cell>
          <table:table-cell office:value-type="string">
            <text:p>INTERDISCIPLINAR <text:s text:c="33"/></text:p>
          </table:table-cell>
          <table:table-cell office:value-type="string">
            <text:p>RBPG. Revista Brasileira de Pós-Graduaçã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965</text:p>
          </table:table-cell>
          <table:table-cell office:value-type="string">
            <text:p>INTERDISCIPLINAR <text:s text:c="33"/></text:p>
          </table:table-cell>
          <table:table-cell office:value-type="string">
            <text:p>RBSE. Revista Brasileira de Sociologia da Emoção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858</text:p>
          </table:table-cell>
          <table:table-cell office:value-type="string">
            <text:p>INTERDISCIPLINAR <text:s text:c="33"/></text:p>
          </table:table-cell>
          <table:table-cell office:value-type="string">
            <text:p>RCA. Revista de Ciências Ambientais (UniLASALL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684</text:p>
          </table:table-cell>
          <table:table-cell office:value-type="string">
            <text:p>INTERDISCIPLINAR <text:s text:c="33"/></text:p>
          </table:table-cell>
          <table:table-cell office:value-type="string">
            <text:p>RDE. Revista de Desenvolvimento Econômic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50X</text:p>
          </table:table-cell>
          <table:table-cell office:value-type="string">
            <text:p>INTERDISCIPLINAR <text:s text:c="33"/></text:p>
          </table:table-cell>
          <table:table-cell office:value-type="string">
            <text:p>RDE. Revista de Direito do Estad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1685</text:p>
          </table:table-cell>
          <table:table-cell office:value-type="string">
            <text:p>INTERDISCIPLINAR <text:s text:c="33"/></text:p>
          </table:table-cell>
          <table:table-cell office:value-type="string">
            <text:p>RDM. Revista de Derecho del MERCOSU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127</text:p>
          </table:table-cell>
          <table:table-cell office:value-type="string">
            <text:p>INTERDISCIPLINAR <text:s text:c="33"/></text:p>
          </table:table-cell>
          <table:table-cell office:value-type="string">
            <text:p>REA. Revista Eletrônica de Administração (Franca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3-1736</text:p>
          </table:table-cell>
          <table:table-cell office:value-type="string">
            <text:p>INTERDISCIPLINAR <text:s text:c="33"/></text:p>
          </table:table-cell>
          <table:table-cell office:value-type="string">
            <text:p>Reaction Kinetics and Catalysis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5148</text:p>
          </table:table-cell>
          <table:table-cell office:value-type="string">
            <text:p>INTERDISCIPLINAR <text:s text:c="33"/></text:p>
          </table:table-cell>
          <table:table-cell office:value-type="string">
            <text:p>Reactive &amp; Functional Polym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311</text:p>
          </table:table-cell>
          <table:table-cell office:value-type="string">
            <text:p>INTERDISCIPLINAR <text:s text:c="33"/></text:p>
          </table:table-cell>
          <table:table-cell office:value-type="string">
            <text:p>REAd. Revista Eletrônica de Administração (Porto Alegre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434</text:p>
          </table:table-cell>
          <table:table-cell office:value-type="string">
            <text:p>INTERDISCIPLINAR <text:s text:c="33"/></text:p>
          </table:table-cell>
          <table:table-cell office:value-type="string">
            <text:p>REB. Revista Eclesiastica Brasileir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8166</text:p>
          </table:table-cell>
          <table:table-cell office:value-type="string">
            <text:p>INTERDISCIPLINAR <text:s text:c="33"/></text:p>
          </table:table-cell>
          <table:table-cell office:value-type="string">
            <text:p>REBAP. Revista Brasileira de Administração Polí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542</text:p>
          </table:table-cell>
          <table:table-cell office:value-type="string">
            <text:p>INTERDISCIPLINAR <text:s text:c="33"/></text:p>
          </table:table-cell>
          <table:table-cell office:value-type="string">
            <text:p>Rebej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387</text:p>
          </table:table-cell>
          <table:table-cell office:value-type="string">
            <text:p>INTERDISCIPLINAR <text:s text:c="33"/></text:p>
          </table:table-cell>
          <table:table-cell office:value-type="string">
            <text:p>RECADM : Revista Eletrônica de Ciência Administrat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271</text:p>
          </table:table-cell>
          <table:table-cell office:value-type="string">
            <text:p>INTERDISCIPLINAR <text:s text:c="33"/></text:p>
          </table:table-cell>
          <table:table-cell office:value-type="string">
            <text:p>RECENF. Revista Técnico-Científica de Enfermage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0-3868</text:p>
          </table:table-cell>
          <table:table-cell office:value-type="string">
            <text:p>INTERDISCIPLINAR <text:s text:c="33"/></text:p>
          </table:table-cell>
          <table:table-cell office:value-type="string">
            <text:p>Recherche Opérationnell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286</text:p>
          </table:table-cell>
          <table:table-cell office:value-type="string">
            <text:p>INTERDISCIPLINAR <text:s text:c="33"/></text:p>
          </table:table-cell>
          <table:table-cell office:value-type="string">
            <text:p>RECIIS. Electronic Journal of Communication Information and Innovation in Health (English edition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278</text:p>
          </table:table-cell>
          <table:table-cell office:value-type="string">
            <text:p>INTERDISCIPLINAR <text:s text:c="33"/></text:p>
          </table:table-cell>
          <table:table-cell office:value-type="string">
            <text:p>RECIIS. Revista Eletrônica de Comunicação, Informação &amp; Inovação em Saúde (Edição em Português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5078</text:p>
          </table:table-cell>
          <table:table-cell office:value-type="string">
            <text:p>INTERDISCIPLINAR <text:s text:c="33"/></text:p>
          </table:table-cell>
          <table:table-cell office:value-type="string">
            <text:p>Recôncavos (Cachoeir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5-6373</text:p>
          </table:table-cell>
          <table:table-cell office:value-type="string">
            <text:p>INTERDISCIPLINAR <text:s text:c="33"/></text:p>
          </table:table-cell>
          <table:table-cell office:value-type="string">
            <text:p>Recueil (Association des Anciens Élèves, Élèves et Amis de l'École Normale Supérieure) (Cessou em 2006. Cont. ISSN 1959-6391 L'Archicub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528</text:p>
          </table:table-cell>
          <table:table-cell office:value-type="string">
            <text:p>INTERDISCIPLINAR <text:s text:c="33"/></text:p>
          </table:table-cell>
          <table:table-cell office:value-type="string">
            <text:p>Rede : Revista Eletrônica do Prodem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106</text:p>
          </table:table-cell>
          <table:table-cell office:value-type="string">
            <text:p>INTERDISCIPLINAR <text:s text:c="33"/></text:p>
          </table:table-cell>
          <table:table-cell office:value-type="string">
            <text:p>Redes (Santa Cruz do Sul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9422</text:p>
          </table:table-cell>
          <table:table-cell office:value-type="string">
            <text:p>INTERDISCIPLINAR <text:s text:c="33"/></text:p>
          </table:table-cell>
          <table:table-cell office:value-type="string">
            <text:p>Redes. Revista de Servicios Social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0002</text:p>
          </table:table-cell>
          <table:table-cell office:value-type="string">
            <text:p>INTERDISCIPLINAR <text:s text:c="33"/></text:p>
          </table:table-cell>
          <table:table-cell office:value-type="string">
            <text:p>Redox Report (Edinburgh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2928</text:p>
          </table:table-cell>
          <table:table-cell office:value-type="string">
            <text:p>INTERDISCIPLINAR <text:s text:c="33"/></text:p>
          </table:table-cell>
          <table:table-cell office:value-type="string">
            <text:p>Redox Report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65-6534</text:p>
          </table:table-cell>
          <table:table-cell office:value-type="string">
            <text:p>INTERDISCIPLINAR <text:s text:c="33"/></text:p>
          </table:table-cell>
          <table:table-cell office:value-type="string">
            <text:p>REE. Revue de l'Électricité et de l'Électroniqu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312</text:p>
          </table:table-cell>
          <table:table-cell office:value-type="string">
            <text:p>INTERDISCIPLINAR <text:s text:c="33"/></text:p>
          </table:table-cell>
          <table:table-cell office:value-type="string">
            <text:p>REFELD. Revista Brasileira de Educação Física, Esporte, Lazer e Danç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842</text:p>
          </table:table-cell>
          <table:table-cell office:value-type="string">
            <text:p>INTERDISCIPLINAR <text:s text:c="33"/></text:p>
          </table:table-cell>
          <table:table-cell office:value-type="string">
            <text:p>Reflexão e Ação (UNISC. Impr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184</text:p>
          </table:table-cell>
          <table:table-cell office:value-type="string">
            <text:p>INTERDISCIPLINAR <text:s text:c="33"/></text:p>
          </table:table-cell>
          <table:table-cell office:value-type="string">
            <text:p>Reforma Agrár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6443</text:p>
          </table:table-cell>
          <table:table-cell office:value-type="string">
            <text:p>INTERDISCIPLINAR <text:s text:c="33"/></text:p>
          </table:table-cell>
          <table:table-cell office:value-type="string">
            <text:p>Refractories Applications and New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051</text:p>
          </table:table-cell>
          <table:table-cell office:value-type="string">
            <text:p>INTERDISCIPLINAR <text:s text:c="33"/></text:p>
          </table:table-cell>
          <table:table-cell office:value-type="string">
            <text:p>REGA. Revista de Gestão de Águas da América Lati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276</text:p>
          </table:table-cell>
          <table:table-cell office:value-type="string">
            <text:p>INTERDISCIPLINAR <text:s text:c="33"/></text:p>
          </table:table-cell>
          <table:table-cell office:value-type="string">
            <text:p>REGE. Revista de Gestão USP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0-3925</text:p>
          </table:table-cell>
          <table:table-cell office:value-type="string">
            <text:p>INTERDISCIPLINAR <text:s text:c="33"/></text:p>
          </table:table-cell>
          <table:table-cell office:value-type="string">
            <text:p>Región y Sociedad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2300</text:p>
          </table:table-cell>
          <table:table-cell office:value-type="string">
            <text:p>INTERDISCIPLINAR <text:s text:c="33"/></text:p>
          </table:table-cell>
          <table:table-cell office:value-type="string">
            <text:p>Regulatory Toxicology and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3371</text:p>
          </table:table-cell>
          <table:table-cell office:value-type="string">
            <text:p>INTERDISCIPLINAR <text:s text:c="33"/></text:p>
          </table:table-cell>
          <table:table-cell office:value-type="string">
            <text:p>Relaciones internacionales (La Plat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835</text:p>
          </table:table-cell>
          <table:table-cell office:value-type="string">
            <text:p>INTERDISCIPLINAR <text:s text:c="33"/></text:p>
          </table:table-cell>
          <table:table-cell office:value-type="string">
            <text:p>Relações Human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587</text:p>
          </table:table-cell>
          <table:table-cell office:value-type="string">
            <text:p>INTERDISCIPLINAR <text:s text:c="33"/></text:p>
          </table:table-cell>
          <table:table-cell office:value-type="string">
            <text:p>Religião &amp; Sociedade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881</text:p>
          </table:table-cell>
          <table:table-cell office:value-type="string">
            <text:p>INTERDISCIPLINAR <text:s text:c="33"/></text:p>
          </table:table-cell>
          <table:table-cell office:value-type="string">
            <text:p>Religião e Cultura (PUC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4-9397</text:p>
          </table:table-cell>
          <table:table-cell office:value-type="string">
            <text:p>INTERDISCIPLINAR <text:s text:c="33"/></text:p>
          </table:table-cell>
          <table:table-cell office:value-type="string">
            <text:p>Religioni e Società (Napoli. Testo stampat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4467</text:p>
          </table:table-cell>
          <table:table-cell office:value-type="string">
            <text:p>INTERDISCIPLINAR <text:s text:c="33"/></text:p>
          </table:table-cell>
          <table:table-cell office:value-type="string">
            <text:p>REM. Revista Escola de Mina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762</text:p>
          </table:table-cell>
          <table:table-cell office:value-type="string">
            <text:p>INTERDISCIPLINAR <text:s text:c="33"/></text:p>
          </table:table-cell>
          <table:table-cell office:value-type="string">
            <text:p>REME. Revista Mineira de Enfermage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585</text:p>
          </table:table-cell>
          <table:table-cell office:value-type="string">
            <text:p>INTERDISCIPLINAR <text:s text:c="33"/></text:p>
          </table:table-cell>
          <table:table-cell office:value-type="string">
            <text:p>REMHU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4257</text:p>
          </table:table-cell>
          <table:table-cell office:value-type="string">
            <text:p>INTERDISCIPLINAR <text:s text:c="33"/></text:p>
          </table:table-cell>
          <table:table-cell office:value-type="string">
            <text:p>Remote Sensing of Environ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0321</text:p>
          </table:table-cell>
          <table:table-cell office:value-type="string">
            <text:p>INTERDISCIPLINAR <text:s text:c="33"/></text:p>
          </table:table-cell>
          <table:table-cell office:value-type="string">
            <text:p>Renewable &amp; Sustainable Energy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1481</text:p>
          </table:table-cell>
          <table:table-cell office:value-type="string">
            <text:p>INTERDISCIPLINAR <text:s text:c="33"/></text:p>
          </table:table-cell>
          <table:table-cell office:value-type="string">
            <text:p>Renewable Ener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916</text:p>
          </table:table-cell>
          <table:table-cell office:value-type="string">
            <text:p>INTERDISCIPLINAR <text:s text:c="33"/></text:p>
          </table:table-cell>
          <table:table-cell office:value-type="string">
            <text:p>RENOTE. Revista Novas Tecnologias na Educ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09X</text:p>
          </table:table-cell>
          <table:table-cell office:value-type="string">
            <text:p>INTERDISCIPLINAR <text:s text:c="33"/></text:p>
          </table:table-cell>
          <table:table-cell office:value-type="string">
            <text:p>Reportagem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8401</text:p>
          </table:table-cell>
          <table:table-cell office:value-type="string">
            <text:p>INTERDISCIPLINAR <text:s text:c="33"/></text:p>
          </table:table-cell>
          <table:table-cell office:value-type="string">
            <text:p>Representaciones (Córdo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087</text:p>
          </table:table-cell>
          <table:table-cell office:value-type="string">
            <text:p>INTERDISCIPLINAR <text:s text:c="33"/></text:p>
          </table:table-cell>
          <table:table-cell office:value-type="string">
            <text:p>Reprodução &amp; Climatéri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31-3613</text:p>
          </table:table-cell>
          <table:table-cell office:value-type="string">
            <text:p>INTERDISCIPLINAR <text:s text:c="33"/></text:p>
          </table:table-cell>
          <table:table-cell office:value-type="string">
            <text:p>Reproduction, Fertility and Develop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6238</text:p>
          </table:table-cell>
          <table:table-cell office:value-type="string">
            <text:p>INTERDISCIPLINAR <text:s text:c="33"/></text:p>
          </table:table-cell>
          <table:table-cell office:value-type="string">
            <text:p>Reproductive Toxicology (Elmsford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6-4765</text:p>
          </table:table-cell>
          <table:table-cell office:value-type="string">
            <text:p>INTERDISCIPLINAR <text:s text:c="33"/></text:p>
          </table:table-cell>
          <table:table-cell office:value-type="string">
            <text:p>Res Publica (Liverpoo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2029</text:p>
          </table:table-cell>
          <table:table-cell office:value-type="string">
            <text:p>INTERDISCIPLINAR <text:s text:c="33"/></text:p>
          </table:table-cell>
          <table:table-cell office:value-type="string">
            <text:p>Research Evalu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2508</text:p>
          </table:table-cell>
          <table:table-cell office:value-type="string">
            <text:p>INTERDISCIPLINAR <text:s text:c="33"/></text:p>
          </table:table-cell>
          <table:table-cell office:value-type="string">
            <text:p>Research in Microbiology (Pari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5288</text:p>
          </table:table-cell>
          <table:table-cell office:value-type="string">
            <text:p>INTERDISCIPLINAR <text:s text:c="33"/></text:p>
          </table:table-cell>
          <table:table-cell office:value-type="string">
            <text:p>Research in Veterinary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3-6087</text:p>
          </table:table-cell>
          <table:table-cell office:value-type="string">
            <text:p>INTERDISCIPLINAR <text:s text:c="33"/></text:p>
          </table:table-cell>
          <table:table-cell office:value-type="string">
            <text:p>Research Journal of Biological Science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7333</text:p>
          </table:table-cell>
          <table:table-cell office:value-type="string">
            <text:p>INTERDISCIPLINAR <text:s text:c="33"/></text:p>
          </table:table-cell>
          <table:table-cell office:value-type="string">
            <text:p>Research Polic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071</text:p>
          </table:table-cell>
          <table:table-cell office:value-type="string">
            <text:p>INTERDISCIPLINAR <text:s text:c="33"/></text:p>
          </table:table-cell>
          <table:table-cell office:value-type="string">
            <text:p>RESI : Revista Eletrônica de Sistemas de Inform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3449</text:p>
          </table:table-cell>
          <table:table-cell office:value-type="string">
            <text:p>INTERDISCIPLINAR <text:s text:c="33"/></text:p>
          </table:table-cell>
          <table:table-cell office:value-type="string">
            <text:p>Resources, Conservation and Recycl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7931</text:p>
          </table:table-cell>
          <table:table-cell office:value-type="string">
            <text:p>INTERDISCIPLINAR <text:s text:c="33"/></text:p>
          </table:table-cell>
          <table:table-cell office:value-type="string">
            <text:p>Respiration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6111</text:p>
          </table:table-cell>
          <table:table-cell office:value-type="string">
            <text:p>INTERDISCIPLINAR <text:s text:c="33"/></text:p>
          </table:table-cell>
          <table:table-cell office:value-type="string">
            <text:p>Respiratory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2971</text:p>
          </table:table-cell>
          <table:table-cell office:value-type="string">
            <text:p>INTERDISCIPLINAR <text:s text:c="33"/></text:p>
          </table:table-cell>
          <table:table-cell office:value-type="string">
            <text:p>Restoration E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2-6028</text:p>
          </table:table-cell>
          <table:table-cell office:value-type="string">
            <text:p>INTERDISCIPLINAR <text:s text:c="33"/></text:p>
          </table:table-cell>
          <table:table-cell office:value-type="string">
            <text:p>Restorative Neurology and Neuro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182</text:p>
          </table:table-cell>
          <table:table-cell office:value-type="string">
            <text:p>INTERDISCIPLINAR <text:s text:c="33"/></text:p>
          </table:table-cell>
          <table:table-cell office:value-type="string">
            <text:p>Retratos de Assentament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025</text:p>
          </table:table-cell>
          <table:table-cell office:value-type="string">
            <text:p>INTERDISCIPLINAR <text:s text:c="33"/></text:p>
          </table:table-cell>
          <table:table-cell office:value-type="string">
            <text:p>Reuna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222</text:p>
          </table:table-cell>
          <table:table-cell office:value-type="string">
            <text:p>INTERDISCIPLINAR <text:s text:c="33"/></text:p>
          </table:table-cell>
          <table:table-cell office:value-type="string">
            <text:p>Rever (PUC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803</text:p>
          </table:table-cell>
          <table:table-cell office:value-type="string">
            <text:p>INTERDISCIPLINAR <text:s text:c="33"/></text:p>
          </table:table-cell>
          <table:table-cell office:value-type="string">
            <text:p>Reverte (Indaiatu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685</text:p>
          </table:table-cell>
          <table:table-cell office:value-type="string">
            <text:p>INTERDISCIPLINAR <text:s text:c="33"/></text:p>
          </table:table-cell>
          <table:table-cell office:value-type="string">
            <text:p>Revés do Avess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1705</text:p>
          </table:table-cell>
          <table:table-cell office:value-type="string">
            <text:p>INTERDISCIPLINAR <text:s text:c="33"/></text:p>
          </table:table-cell>
          <table:table-cell office:value-type="string">
            <text:p>Reviews in Environmental Science and Bio-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1-1443</text:p>
          </table:table-cell>
          <table:table-cell office:value-type="string">
            <text:p>INTERDISCIPLINAR <text:s text:c="33"/></text:p>
          </table:table-cell>
          <table:table-cell office:value-type="string">
            <text:p>ReVista (Cambridge, Mass.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028</text:p>
          </table:table-cell>
          <table:table-cell office:value-type="string">
            <text:p>INTERDISCIPLINAR <text:s text:c="33"/></text:p>
          </table:table-cell>
          <table:table-cell office:value-type="string">
            <text:p>Revista ABEU (Cessou em 2001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072</text:p>
          </table:table-cell>
          <table:table-cell office:value-type="string">
            <text:p>INTERDISCIPLINAR <text:s text:c="33"/></text:p>
          </table:table-cell>
          <table:table-cell office:value-type="string">
            <text:p>Revista ABO Na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9087</text:p>
          </table:table-cell>
          <table:table-cell office:value-type="string">
            <text:p>INTERDISCIPLINAR <text:s text:c="33"/></text:p>
          </table:table-cell>
          <table:table-cell office:value-type="string">
            <text:p>Revista Abrav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884</text:p>
          </table:table-cell>
          <table:table-cell office:value-type="string">
            <text:p>INTERDISCIPLINAR <text:s text:c="33"/></text:p>
          </table:table-cell>
          <table:table-cell office:value-type="string">
            <text:p>Revista Academia Campista de Letr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087</text:p>
          </table:table-cell>
          <table:table-cell office:value-type="string">
            <text:p>INTERDISCIPLINAR <text:s text:c="33"/></text:p>
          </table:table-cell>
          <table:table-cell office:value-type="string">
            <text:p>Revista Acadêmica - Faculdade de Direito do Recif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965</text:p>
          </table:table-cell>
          <table:table-cell office:value-type="string">
            <text:p>INTERDISCIPLINAR <text:s text:c="33"/></text:p>
          </table:table-cell>
          <table:table-cell office:value-type="string">
            <text:p>Revista Acadêmica Observatório de Inovação do Turism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89X</text:p>
          </table:table-cell>
          <table:table-cell office:value-type="string">
            <text:p>INTERDISCIPLINAR <text:s text:c="33"/></text:p>
          </table:table-cell>
          <table:table-cell office:value-type="string">
            <text:p>Revista Acadêmica: Ciências Agrárias e Ambientais (PUCPR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594</text:p>
          </table:table-cell>
          <table:table-cell office:value-type="string">
            <text:p>INTERDISCIPLINAR <text:s text:c="33"/></text:p>
          </table:table-cell>
          <table:table-cell office:value-type="string">
            <text:p>Revista ACB (Florianópol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791</text:p>
          </table:table-cell>
          <table:table-cell office:value-type="string">
            <text:p>INTERDISCIPLINAR <text:s text:c="33"/></text:p>
          </table:table-cell>
          <table:table-cell office:value-type="string">
            <text:p>Revista ADMpg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506</text:p>
          </table:table-cell>
          <table:table-cell office:value-type="string">
            <text:p>INTERDISCIPLINAR <text:s text:c="33"/></text:p>
          </table:table-cell>
          <table:table-cell office:value-type="string">
            <text:p>Revista ADUS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98X</text:p>
          </table:table-cell>
          <table:table-cell office:value-type="string">
            <text:p>INTERDISCIPLINAR <text:s text:c="33"/></text:p>
          </table:table-cell>
          <table:table-cell office:value-type="string">
            <text:p>Revista Ágora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91X</text:p>
          </table:table-cell>
          <table:table-cell office:value-type="string">
            <text:p>INTERDISCIPLINAR <text:s text:c="33"/></text:p>
          </table:table-cell>
          <table:table-cell office:value-type="string">
            <text:p>Revista Agricultur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378X</text:p>
          </table:table-cell>
          <table:table-cell office:value-type="string">
            <text:p>INTERDISCIPLINAR <text:s text:c="33"/></text:p>
          </table:table-cell>
          <table:table-cell office:value-type="string">
            <text:p>Revista AIDIS de Ingeniería y Ciencias Ambiental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994</text:p>
          </table:table-cell>
          <table:table-cell office:value-type="string">
            <text:p>INTERDISCIPLINAR <text:s text:c="33"/></text:p>
          </table:table-cell>
          <table:table-cell office:value-type="string">
            <text:p>Revista Álvares Penteado (Cessou em 2003. Cont. ISSN 1806-4892 Revista Brasileira de Gestão de Negócios (Impresso) e ISSN 1983-0807 Revista Brasileira de Gestão de Negócios (Online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342</text:p>
          </table:table-cell>
          <table:table-cell office:value-type="string">
            <text:p>INTERDISCIPLINAR <text:s text:c="33"/></text:p>
          </table:table-cell>
          <table:table-cell office:value-type="string">
            <text:p>Revista Amazonense de Histó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774</text:p>
          </table:table-cell>
          <table:table-cell office:value-type="string">
            <text:p>INTERDISCIPLINAR <text:s text:c="33"/></text:p>
          </table:table-cell>
          <table:table-cell office:value-type="string">
            <text:p>Revista Amazônia Legal de Estudos Sócio-Jurídico-Ambientais (UFM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93X</text:p>
          </table:table-cell>
          <table:table-cell office:value-type="string">
            <text:p>INTERDISCIPLINAR <text:s text:c="33"/></text:p>
          </table:table-cell>
          <table:table-cell office:value-type="string">
            <text:p>Revista Ambiente &amp; Águ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105</text:p>
          </table:table-cell>
          <table:table-cell office:value-type="string">
            <text:p>INTERDISCIPLINAR <text:s text:c="33"/></text:p>
          </table:table-cell>
          <table:table-cell office:value-type="string">
            <text:p>Revista AMRIG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9860</text:p>
          </table:table-cell>
          <table:table-cell office:value-type="string">
            <text:p>INTERDISCIPLINAR <text:s text:c="33"/></text:p>
          </table:table-cell>
          <table:table-cell office:value-type="string">
            <text:p>Revista Angolana de Soci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532</text:p>
          </table:table-cell>
          <table:table-cell office:value-type="string">
            <text:p>INTERDISCIPLINAR <text:s text:c="33"/></text:p>
          </table:table-cell>
          <table:table-cell office:value-type="string">
            <text:p>Revista ANGRAD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23X</text:p>
          </table:table-cell>
          <table:table-cell office:value-type="string">
            <text:p>INTERDISCIPLINAR <text:s text:c="33"/></text:p>
          </table:table-cell>
          <table:table-cell office:value-type="string">
            <text:p>Revista Anhangüe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0964</text:p>
          </table:table-cell>
          <table:table-cell office:value-type="string">
            <text:p>INTERDISCIPLINAR <text:s text:c="33"/></text:p>
          </table:table-cell>
          <table:table-cell office:value-type="string">
            <text:p>Revista ANPEC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72</text:p>
          </table:table-cell>
          <table:table-cell office:value-type="string">
            <text:p>INTERDISCIPLINAR <text:s text:c="33"/></text:p>
          </table:table-cell>
          <table:table-cell office:value-type="string">
            <text:p>Revista Anthropológica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7032</text:p>
          </table:table-cell>
          <table:table-cell office:value-type="string">
            <text:p>INTERDISCIPLINAR <text:s text:c="33"/></text:p>
          </table:table-cell>
          <table:table-cell office:value-type="string">
            <text:p>Revista Argentina de Educació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214</text:p>
          </table:table-cell>
          <table:table-cell office:value-type="string">
            <text:p>INTERDISCIPLINAR <text:s text:c="33"/></text:p>
          </table:table-cell>
          <table:table-cell office:value-type="string">
            <text:p>Revista Ártem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762</text:p>
          </table:table-cell>
          <table:table-cell office:value-type="string">
            <text:p>INTERDISCIPLINAR <text:s text:c="33"/></text:p>
          </table:table-cell>
          <table:table-cell office:value-type="string">
            <text:p>Revista Árvore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98X</text:p>
          </table:table-cell>
          <table:table-cell office:value-type="string">
            <text:p>INTERDISCIPLINAR <text:s text:c="33"/></text:p>
          </table:table-cell>
          <table:table-cell office:value-type="string">
            <text:p>Revista Augustus (Rio de Janeiro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896</text:p>
          </table:table-cell>
          <table:table-cell office:value-type="string">
            <text:p>INTERDISCIPLINAR <text:s text:c="33"/></text:p>
          </table:table-cell>
          <table:table-cell office:value-type="string">
            <text:p>Revista Augustus (UNISUAM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3100</text:p>
          </table:table-cell>
          <table:table-cell office:value-type="string">
            <text:p>INTERDISCIPLINAR <text:s text:c="33"/></text:p>
          </table:table-cell>
          <table:table-cell office:value-type="string">
            <text:p>Revista Avaliação de Políticas Públ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233</text:p>
          </table:table-cell>
          <table:table-cell office:value-type="string">
            <text:p>INTERDISCIPLINAR <text:s text:c="33"/></text:p>
          </table:table-cell>
          <table:table-cell office:value-type="string">
            <text:p>Revista Baiana de Saúde Publ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411</text:p>
          </table:table-cell>
          <table:table-cell office:value-type="string">
            <text:p>INTERDISCIPLINAR <text:s text:c="33"/></text:p>
          </table:table-cell>
          <table:table-cell office:value-type="string">
            <text:p>Revista Biociências (Taubaté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981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Administração da Educ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429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Administração Pública e de Empres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996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Agrociencia (UFPE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735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Agroec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347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Agrometeor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522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Agropecuá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69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Analises Clin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094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Anestesi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659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Aplicações de Vácu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362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Aprendizagem Aberta e a Distân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691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Biblioteconomia e Documentaçã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343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Biociência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08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Biologia (Impresso) (Cessou em 2001. Cont. ISSN 1519-6984 Brazilian Journal of Biology (Impresso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191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Biomecân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404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Botân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16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ancer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0-4613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artograf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35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iência Avícola / Brazilian Journal of Poultry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683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iência do Solo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657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iência do Solo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716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iência e Moviment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524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iências Ambienta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400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iências Crimina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54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iências da Saúde (IM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289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iências do Esport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386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iências Mecânica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010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iências Morfológic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09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iências Sociais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426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ineantropometria &amp; Desempenho Human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638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irurgia Cardiovascular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55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limat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880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oloproct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074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omércio Exterio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82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Crescimento e Desenvolvimento Human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962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Direito Ambient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547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Direito Constitucion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869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Direito de Família (Cessou em 2007. Cont. ISSN 1982-503X Revista IOB de Direito da Fam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589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Direito Processu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40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conom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478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ducação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118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ducação Ambient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764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ducação Ambiental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538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ducação Especi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502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ducação Méd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408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ducação Profissional e Tecnológ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03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ner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67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nfermagem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366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ngenharia Agrícola e Ambiental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929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ngenharia Agrícola e Ambiental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151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ngenharia Biomédic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87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ngenharia de Pes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843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ngenharia Quím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117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nsino de Físic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126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nsino de Físic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5-5626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ntomolog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90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pidemiolog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75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statíst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162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studos Constitucion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098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studos de População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83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studos Pedagogico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115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studos Urbanos e Regionais (ANPU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695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Extensão Universitá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72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Farma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5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Farmacognos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05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Filosof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131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Fisiologia Vegetal (Impresso) (Cessou em 2001. Cont. ISSN 1677-0420 Brazilian Journal of Plant Physiology (Impresso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555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Fisioterap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945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Fruticultur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7536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Geociência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61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Geofísic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540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Geomorfolog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823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Geriatria e Gerontologia (UnATI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807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Gestão de Negócio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892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Gestão de Negócios (São Paul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39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Gestão e Desenvolvimento Reg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203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Ginecologia e Obstetríc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484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Hematologia e Hemoterap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443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Herbicid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522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Hipertens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188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História (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713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História da Ciên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902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História da Educaçã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55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História da Matemát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850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História das Religiõ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39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Horticultura Ornament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685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Informação na Educ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504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Inov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798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Lingüís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963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Literatura Comparad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58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Mast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692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Medicina do Esport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176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Medicina ORL. Controvérsias &amp; Interfac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430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Medicina Veteriná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786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Meteorolog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89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Milho e Sorg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469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Neur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365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Neurologia e Psiquiat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196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Nutrição Clín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739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Oceanograf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72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Odont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80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Oftalm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616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Ortoped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99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Otorrinolaring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312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Otorrinolaringologi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530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Paleont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6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Parasitologia Veterinár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698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Pesquisa e Desenvolviment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104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Pesquisa em Educação em Ciência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125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Pesquisa em Turism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572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Plantas Medicinai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329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Política Internacional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752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Probabilidade e Estatíst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595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Produtos Agroindustria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530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Psicoterap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446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Psiquiatria (São Paulo. 1999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81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Recursos Hídrico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803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Reprodução Anim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82-5004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Reumat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723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Risco e Seguro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355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Saúde da Família (Bras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940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Saúde e Produção Anim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29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Saúde Materno Infantil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7657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Saúde Ocupa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22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Semente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545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Terapia Comportamental e Cognitiv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231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Terapia Flor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7X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Terapia Intensiv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687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Terapias Cognitiva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983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Toxic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137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Videocirurgia (Impresso) (Cessou em 2007. Cont. ISSN 1983-9901 Brazilian Journal of Videoendoscopic Surgery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770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Zoociênci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75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Zoologia (Impresso) (Cessou em 2008. Cont. ISSN 1984-4670 Zoologia (Curitiba. Impresso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598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de Zootecnia / Brazilian Journal of Animal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222</text:p>
          </table:table-cell>
          <table:table-cell office:value-type="string">
            <text:p>INTERDISCIPLINAR <text:s text:c="33"/></text:p>
          </table:table-cell>
          <table:table-cell office:value-type="string">
            <text:p>Revista Brasileira em Promoção da Saúde (UNIFOR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16X</text:p>
          </table:table-cell>
          <table:table-cell office:value-type="string">
            <text:p>INTERDISCIPLINAR <text:s text:c="33"/></text:p>
          </table:table-cell>
          <table:table-cell office:value-type="string">
            <text:p>Revista Caatinga (UFERSA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021</text:p>
          </table:table-cell>
          <table:table-cell office:value-type="string">
            <text:p>INTERDISCIPLINAR <text:s text:c="33"/></text:p>
          </table:table-cell>
          <table:table-cell office:value-type="string">
            <text:p>Revista CADE-FMJ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991</text:p>
          </table:table-cell>
          <table:table-cell office:value-type="string">
            <text:p>INTERDISCIPLINAR <text:s text:c="33"/></text:p>
          </table:table-cell>
          <table:table-cell office:value-type="string">
            <text:p>Revista Capital Científico (UNICENT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853</text:p>
          </table:table-cell>
          <table:table-cell office:value-type="string">
            <text:p>INTERDISCIPLINAR <text:s text:c="33"/></text:p>
          </table:table-cell>
          <table:table-cell office:value-type="string">
            <text:p>Revista Carbono So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6-8527</text:p>
          </table:table-cell>
          <table:table-cell office:value-type="string">
            <text:p>INTERDISCIPLINAR <text:s text:c="33"/></text:p>
          </table:table-cell>
          <table:table-cell office:value-type="string">
            <text:p>Revista Catalana de Soci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781</text:p>
          </table:table-cell>
          <table:table-cell office:value-type="string">
            <text:p>INTERDISCIPLINAR <text:s text:c="33"/></text:p>
          </table:table-cell>
          <table:table-cell office:value-type="string">
            <text:p>Revista Catarinense da Ciência Contáb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289</text:p>
          </table:table-cell>
          <table:table-cell office:value-type="string">
            <text:p>INTERDISCIPLINAR <text:s text:c="33"/></text:p>
          </table:table-cell>
          <table:table-cell office:value-type="string">
            <text:p>Revista Cathedr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846</text:p>
          </table:table-cell>
          <table:table-cell office:value-type="string">
            <text:p>INTERDISCIPLINAR <text:s text:c="33"/></text:p>
          </table:table-cell>
          <table:table-cell office:value-type="string">
            <text:p>Revista CEFAC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08X</text:p>
          </table:table-cell>
          <table:table-cell office:value-type="string">
            <text:p>INTERDISCIPLINAR <text:s text:c="33"/></text:p>
          </table:table-cell>
          <table:table-cell office:value-type="string">
            <text:p>Revista CEJ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37X</text:p>
          </table:table-cell>
          <table:table-cell office:value-type="string">
            <text:p>INTERDISCIPLINAR <text:s text:c="33"/></text:p>
          </table:table-cell>
          <table:table-cell office:value-type="string">
            <text:p>Revista Cer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346</text:p>
          </table:table-cell>
          <table:table-cell office:value-type="string">
            <text:p>INTERDISCIPLINAR <text:s text:c="33"/></text:p>
          </table:table-cell>
          <table:table-cell office:value-type="string">
            <text:p>Revista Cerrados (UNIMONT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959</text:p>
          </table:table-cell>
          <table:table-cell office:value-type="string">
            <text:p>INTERDISCIPLINAR <text:s text:c="33"/></text:p>
          </table:table-cell>
          <table:table-cell office:value-type="string">
            <text:p>Revista CFMV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INTERDISCIPLINAR <text:s text:c="33"/></text:p>
          </table:table-cell>
          <table:table-cell office:value-type="string">
            <text:p>Revista Chilena de Administração Públ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876X</text:p>
          </table:table-cell>
          <table:table-cell office:value-type="string">
            <text:p>INTERDISCIPLINAR <text:s text:c="33"/></text:p>
          </table:table-cell>
          <table:table-cell office:value-type="string">
            <text:p>Revista Chilena de Antropología Visu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9337</text:p>
          </table:table-cell>
          <table:table-cell office:value-type="string">
            <text:p>INTERDISCIPLINAR <text:s text:c="33"/></text:p>
          </table:table-cell>
          <table:table-cell office:value-type="string">
            <text:p>Revista Chilena de Ciencias Médico-Biológic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6888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ência Agronômica (UFC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690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ência Agronômica (UFC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622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ência e Saú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649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ência e Tecn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605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ência em Extens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896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ências Administrativas (UNIFO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546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ências da Saúde (UFS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52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ências Exatas e Naturai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42X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ências Humanas (Taubaté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784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entífica da Escola de Administração do Exérci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635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entífica da Faculdade Dom Bos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051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entífica da FAI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612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entífica da FAMEC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014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entífica da UFP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652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entífica da UNESC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589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entífica das Faculdades Integradas de Jaú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310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entífica das Faculdades Maria Therez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63X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entífica de Produção Anim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071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entífica do Centro Universitário de Barra Man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789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entífica do Instituto Aphonsiano de Ensino Superio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867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entífica Eletrônica de Engenharia Flores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169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entífica Eletrônica de Turismo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263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entífica Rur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048</text:p>
          </table:table-cell>
          <table:table-cell office:value-type="string">
            <text:p>INTERDISCIPLINAR <text:s text:c="33"/></text:p>
          </table:table-cell>
          <table:table-cell office:value-type="string">
            <text:p>Revista Científica UNIVIX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849</text:p>
          </table:table-cell>
          <table:table-cell office:value-type="string">
            <text:p>INTERDISCIPLINAR <text:s text:c="33"/></text:p>
          </table:table-cell>
          <table:table-cell office:value-type="string">
            <text:p>Revista Clínica de Ortodontia Dental Pres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124</text:p>
          </table:table-cell>
          <table:table-cell office:value-type="string">
            <text:p>INTERDISCIPLINAR <text:s text:c="33"/></text:p>
          </table:table-cell>
          <table:table-cell office:value-type="string">
            <text:p>Revista Comciên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578</text:p>
          </table:table-cell>
          <table:table-cell office:value-type="string">
            <text:p>INTERDISCIPLINAR <text:s text:c="33"/></text:p>
          </table:table-cell>
          <table:table-cell office:value-type="string">
            <text:p>Revista Conexão UEP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077</text:p>
          </table:table-cell>
          <table:table-cell office:value-type="string">
            <text:p>INTERDISCIPLINAR <text:s text:c="33"/></text:p>
          </table:table-cell>
          <table:table-cell office:value-type="string">
            <text:p>Revista Contabilidade &amp; Finança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498</text:p>
          </table:table-cell>
          <table:table-cell office:value-type="string">
            <text:p>INTERDISCIPLINAR <text:s text:c="33"/></text:p>
          </table:table-cell>
          <table:table-cell office:value-type="string">
            <text:p>Revista Contemporânea (UERJ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78X</text:p>
          </table:table-cell>
          <table:table-cell office:value-type="string">
            <text:p>INTERDISCIPLINAR <text:s text:c="33"/></text:p>
          </table:table-cell>
          <table:table-cell office:value-type="string">
            <text:p>Revista Contemporânea de Ciências Sociais Aplicadas da FAPLA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821</text:p>
          </table:table-cell>
          <table:table-cell office:value-type="string">
            <text:p>INTERDISCIPLINAR <text:s text:c="33"/></text:p>
          </table:table-cell>
          <table:table-cell office:value-type="string">
            <text:p>Revista Contemporânea de Contabilidade (UFS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88X</text:p>
          </table:table-cell>
          <table:table-cell office:value-type="string">
            <text:p>INTERDISCIPLINAR <text:s text:c="33"/></text:p>
          </table:table-cell>
          <table:table-cell office:value-type="string">
            <text:p>Revista Contexto &amp; Saú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460</text:p>
          </table:table-cell>
          <table:table-cell office:value-type="string">
            <text:p>INTERDISCIPLINAR <text:s text:c="33"/></text:p>
          </table:table-cell>
          <table:table-cell office:value-type="string">
            <text:p>Revista Crimi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850</text:p>
          </table:table-cell>
          <table:table-cell office:value-type="string">
            <text:p>INTERDISCIPLINAR <text:s text:c="33"/></text:p>
          </table:table-cell>
          <table:table-cell office:value-type="string">
            <text:p>Revista Critér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8-5995</text:p>
          </table:table-cell>
          <table:table-cell office:value-type="string">
            <text:p>INTERDISCIPLINAR <text:s text:c="33"/></text:p>
          </table:table-cell>
          <table:table-cell office:value-type="string">
            <text:p>Revista Cubana de Quím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4-3466</text:p>
          </table:table-cell>
          <table:table-cell office:value-type="string">
            <text:p>INTERDISCIPLINAR <text:s text:c="33"/></text:p>
          </table:table-cell>
          <table:table-cell office:value-type="string">
            <text:p>Revista Cubana de Salud Pública (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95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ABEN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483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ABET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81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ABRO (Baurú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680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Academia Mineira de Letr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45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ADPPUCR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363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Ajur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68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ANPEG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56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ANPOLL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830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ANPOLL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803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APG (PUC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56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Associação Brasileira de Direito Tributári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INTERDISCIPLINAR <text:s text:c="33"/></text:p>
          </table:table-cell>
          <table:table-cell office:value-type="string">
            <text:p>Revista da Associação Brasileira de Nutri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000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Associação de Psiquiatria e Psicologia da Infância e da Adolescência (Cessou em u976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230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Associação Médica Brasileira (1992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5276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Associação Paulista de Cirurgiões Dentistas (Cessou em 1980. Cont. ISSN 0101-8140 Revista Regional de Araçatuba - Associação Paulista de Cirurgiões Dentista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71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Casa da Geografia de Sob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61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EAP/APCD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94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Educação Física/UEM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083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Educação física/UEM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52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EMATRA/RJ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623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Escola de Enfermagem da USP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73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Escola Nacional de Magistratu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316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ESP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90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FACED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79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Faculdade de Direito (São Bernardo do Camp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18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Faculdade de Direito da UF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06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Faculdade de Direito de Camp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656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Faculdade de Direito Padre Anchie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983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Faculdade de Direito, Universidade de São Paul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168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Faculdade de Letras. Línguas e Literatur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6336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Faculdade de Letras. Universidade de Lisbo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6-185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Faculdade de Odontologia de Porto Alegr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01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Faculdade de Odontologia. Universidade de Passo Fund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23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FA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77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FAPESE de Pesquisa e Extens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40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FEBE (Cessou em 2002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520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FMF (Manau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56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Fundar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887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Gestão Costeira Integrad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58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Madei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53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Micro e Pequena Empresa (FAC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811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Ordem dos Advogad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40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Pesquisa &amp; Pós-Gradu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5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Rede de Enfermagem do Nordest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85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SBPH (Belo Horizonte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54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SBPH (Curitib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08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Seção Judiciária do Rio de Janeir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69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Sociedade Brasileira de Arborização Urban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72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Sociedade Brasileira de Cancer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010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Sociedade Brasileira de Clínica Méd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97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Sociedade Brasileira de Economia Polít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03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Sociedade Brasileira de Fonoaudiolog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18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Sociedade Brasileira de História da Ciência (Cessou em 2007. Cont. ISSN 1983-4713 Revista Brasileira de História da Ciênci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868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Sociedade Brasileira de Medicina Tropical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62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Sociedade de Psicologia do Triângulo Mineir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70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UNIFEB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19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Unip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02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Universidade do Amazonas. Serie Ciencias Human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276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 Universidade Vale do Rio Ver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040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32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as Faculdades Santa Cruz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210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Administração (FEA-U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18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Administração (UC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52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Administração (URI. Frederico Westphale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93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Administração da FEAD-Min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65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Administração da UFS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00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Administração Mater De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60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Administração Municip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61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Administração Públic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65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Agricultura (Piracicab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49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Agricultura Tropic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70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Antropologia (USP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70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AP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46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Arbitragem e Medi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22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Biologia e Ciências da Ter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65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Biologia Neotropic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74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Biologia Tropic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57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Ciência &amp;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91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Ciências Agrárias (Belé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50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Ciências Agro-Ambientai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73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Ciências Agroveterinárias (UDE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86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Ciências da Administração (CAD/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03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Ciências da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53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Ciências da Saúde (São Lu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30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Ciências Empresariais da UNIPAR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53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Ciências Farmacêuticas Básica e Aplicad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7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Ciências Gerenci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58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Ciências Humanas (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796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Ciências Médicas (PUCCAM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986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Ciências Sociais (Fortalez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15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Contabilidade do Mestrado em Ciências Contábei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98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alectología y Tradiciones Popular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8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reito (Itati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00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reito Administrativ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43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reito Ambient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703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reito Bancário do Mercado de Capitais e da Arbitrage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31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reito Bancário e do Mercado de Capit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82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reito da ADVOCEF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07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reito da Cida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28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reito da Concorrên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50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reito de Informática e Telecomunicaçõ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77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reito do Trabalho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09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reito e Polí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95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reito Internacional, Econômico e Tributári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85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reito Mackenzi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10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reito Público da Econom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17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reito Sanitári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71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reito Social (Sapucaia do Su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88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reito Tributário da APE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19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ireitos Difus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8-503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Documentación (Plasenc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01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conometr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973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conomia &amp; Relações Internacion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6-578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conomia (Curiti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7-5546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conomía - Banco Central del Uruguay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77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conomia Agrícol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84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conomia Contemporâne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60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conomia e Administra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61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conomia e Agronegóci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38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conomia e Gestão Empresar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003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conomia e Sociologia Rural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00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conomia Mackenzi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5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conomia Polític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77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ducação (Ita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9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ducação (Patos. CD-RO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610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ducação e Pesquisa em Contabili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46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ducação Física - Escola de Educação Física do Exércit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6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ducação Publica (UFM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346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nfermagem (Frederico Westphale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963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nfermagem UFPE On L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00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nsino de Engenhar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74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nsino de Física (Cessou em 1991. Cont.ISSN 1806-1117 Revista Brasileira de Ensino de Físic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9-3926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studios Colombin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988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studios Social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91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studos Ambientais (Cessou em 2007. Cont. ISSN 1983-1501 Revista de Estudos Ambientais (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50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studos Ambientai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69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studos Crimin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751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studos Curricular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64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studos de Administração (UNIJUÍ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27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studos e Pesquisas (Fundação Nacional do Índi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27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studos Economicos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5210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studos Europeu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04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studos Sociais (UFM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96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studos Transdisciplinares (UE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43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studos Universitárias (Soroca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80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Et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443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Filosofia: Aurora (PUCPR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49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Geociências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490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Geografia (Recif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340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Geografía Norte Grande (En líne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410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Geologia (Fortalez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640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Gestão da Tecnologia e Sistemas de Informaçã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77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Gestão da Tecnologia e Sistemas de Informação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00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História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120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História (UF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30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Historia (US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87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História da Arte e Arque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05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História Reg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524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Historia Social y de las Mentalidad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27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Homeopatia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35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Informação Legislativ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30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Informática Teórica e Aplicad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06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Iniciação Científica (Criciúm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79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Iniciação Científica (USP 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006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Investigação Bioméd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2-196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Investigaciones Marin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488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la Asociación Odontológica Argent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2760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la Educación Superio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828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la Facultad de Agronomía. Universidad Central de Venezuel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080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la Universidad Industrial de Santander. Salud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801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Letras Norte@ment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690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Medicina da PUCRS (Cessou em 2003. Cont. ISSN 1806-5562 Scientia Medica (Porto Alegre. 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8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Metabolismo e Nutri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84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Negócios (Cessou em 2006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7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Neurociências (EPM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273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Nutriçã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2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Nutrição da PUCCAMP (Cessou em 1997. Cont. ISSN 1415-5273 Revista de Nutrição (Impresso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56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Odontologia - SOBRALO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77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Odontologia da UNESP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57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Odontologia da UNESP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850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Odontologia da UNICID (Cessou em 2005. Cont. ISSN 1808-8120 Revista de Odontologia da Universidade Cidade de São Paulo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406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Patologia Tropic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233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Pediatria do Ceará (Cessou em 2006. Cont. ISSN 1982-548X Revista de Pediatr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01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Pediatria SOPERJ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136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Pesquisa Aplicada à Engenha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96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Política Agrícol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740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Politicas Publicas (UFM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23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Previdência So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98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Process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43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Psicanálise da Sociedade Psicanalítica de Porto Alegr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906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Psicologia : Teoria e Prátic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41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Psiquiatria &amp; Psicanalise com Criancas &amp; Adolescen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083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Psiquiatria Clínica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0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Psiquiatria do Rio Grande do Su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694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Química Industri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52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Saúde Coletiva da UEF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8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Saúde Pública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910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Saúde Pública (USP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873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Sociologia e Polític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47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Sociologia e Política (UFPR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3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 Tecnologia e Ambien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26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bates (UFRG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1-4713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l CESL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5-237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l CLAD Reforma y Democra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48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ntal Press de Estética (Maringá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41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ntal Press de Ortodontia e Ortopedia Faci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88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ntística On L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06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senbah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60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senvolvimento Soc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77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esign em Foco (Salvador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77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ialética de Direito Processu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483</text:p>
          </table:table-cell>
          <table:table-cell office:value-type="string">
            <text:p>INTERDISCIPLINAR <text:s text:c="33"/></text:p>
          </table:table-cell>
          <table:table-cell office:value-type="string">
            <text:p>Revista Diálogo Educacional (PUCPR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89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iálog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10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idática Sistêm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65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igital de Biblioteconomia e Ciência da Inform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803</text:p>
          </table:table-cell>
          <table:table-cell office:value-type="string">
            <text:p>INTERDISCIPLINAR <text:s text:c="33"/></text:p>
          </table:table-cell>
          <table:table-cell office:value-type="string">
            <text:p>Revista Direito e Cidadania (Rolând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43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ireito GV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496</text:p>
          </table:table-cell>
          <table:table-cell office:value-type="string">
            <text:p>INTERDISCIPLINAR <text:s text:c="33"/></text:p>
          </table:table-cell>
          <table:table-cell office:value-type="string">
            <text:p>Revista Direitos Fundamentais &amp; Democracia (UniBrasi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14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iscente Expressões Geográf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76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Arquivo Histórico de Joinvill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80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Bioméd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34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CAA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06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CCEI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96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CEA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9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Colégio Brasileiro de Cirurgiõe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51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Conselho Nacional de Politica Criminal e Penitencia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92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Conselho Regional de Contabilidade do Rio Grande do Su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82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Cour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58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Departamento de Geografia, Universidade de São Paul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23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Departamento de Psicologia da UFF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58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Direito da Ener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28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Exército Brasileir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87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GELNE (UFC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878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Hospital das Clínicas (USP. Impresso) (Cessou em 2004. Cont. ISSN 1807-5932 Clinics (São Paulo. Impresso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985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Instituto Adolfo Lutz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89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Instituto de Ciencias da Saude (UNI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387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Instituto de Estudos Brasileir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674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Instituto de Latícinios Cândido Tost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466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Instituto de Medicina Tropical de São Paul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683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Instituto dos Advogados de São Paul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44X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Instituto Geográphico e Histórico da Bah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366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Instituto Histórico e Geographico Brazileir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83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IS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59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Mestrado em Educação (Cessou em 2007. Cont. ISSN 1983-6597 Revista Tempos e Espaços em Educaçã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917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Ministério Público do Estado de Goiá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0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Museu de Arqueologia e Etnolog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59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Núcleo Histórico Socioambiental (UFR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571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Patrimônio Histórico e Artístico Nac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83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Professor (Rio Pard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096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Programa Alfabetização Solidá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240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Serviço Públic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448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Tribunal Regional do Trabalho da 9. Regia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599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 Tribunal Regional Federal Quarta Regia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013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212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s Transportes Públic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275</text:p>
          </table:table-cell>
          <table:table-cell office:value-type="string">
            <text:p>INTERDISCIPLINAR <text:s text:c="33"/></text:p>
          </table:table-cell>
          <table:table-cell office:value-type="string">
            <text:p>Revista dos Tribunais (São Paul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876</text:p>
          </table:table-cell>
          <table:table-cell office:value-type="string">
            <text:p>INTERDISCIPLINAR <text:s text:c="33"/></text:p>
          </table:table-cell>
          <table:table-cell office:value-type="string">
            <text:p>Revista e-Curriculum (PUC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956</text:p>
          </table:table-cell>
          <table:table-cell office:value-type="string">
            <text:p>INTERDISCIPLINAR <text:s text:c="33"/></text:p>
          </table:table-cell>
          <table:table-cell office:value-type="string">
            <text:p>Revista Econômica do Nordest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80X</text:p>
          </table:table-cell>
          <table:table-cell office:value-type="string">
            <text:p>INTERDISCIPLINAR <text:s text:c="33"/></text:p>
          </table:table-cell>
          <table:table-cell office:value-type="string">
            <text:p>Revista Educação &amp; Tecnologia (Curiti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194</text:p>
          </table:table-cell>
          <table:table-cell office:value-type="string">
            <text:p>INTERDISCIPLINAR <text:s text:c="33"/></text:p>
          </table:table-cell>
          <table:table-cell office:value-type="string">
            <text:p>Revista Educação e Cidadan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811</text:p>
          </table:table-cell>
          <table:table-cell office:value-type="string">
            <text:p>INTERDISCIPLINAR <text:s text:c="33"/></text:p>
          </table:table-cell>
          <table:table-cell office:value-type="string">
            <text:p>Revista Educação e Tecnologia (Aracruz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430</text:p>
          </table:table-cell>
          <table:table-cell office:value-type="string">
            <text:p>INTERDISCIPLINAR <text:s text:c="33"/></text:p>
          </table:table-cell>
          <table:table-cell office:value-type="string">
            <text:p>Revista Educação em Movi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735</text:p>
          </table:table-cell>
          <table:table-cell office:value-type="string">
            <text:p>INTERDISCIPLINAR <text:s text:c="33"/></text:p>
          </table:table-cell>
          <table:table-cell office:value-type="string">
            <text:p>Revista Educação em Questão (UFRN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70X</text:p>
          </table:table-cell>
          <table:table-cell office:value-type="string">
            <text:p>INTERDISCIPLINAR <text:s text:c="33"/></text:p>
          </table:table-cell>
          <table:table-cell office:value-type="string">
            <text:p>Revista Educação Especial (UFS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6-4713</text:p>
          </table:table-cell>
          <table:table-cell office:value-type="string">
            <text:p>INTERDISCIPLINAR <text:s text:c="33"/></text:p>
          </table:table-cell>
          <table:table-cell office:value-type="string">
            <text:p>Revista Electrónica Iberoamericana Sobre Calidad, Eficacia y Cambio en Educació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061</text:p>
          </table:table-cell>
          <table:table-cell office:value-type="string">
            <text:p>INTERDISCIPLINAR <text:s text:c="33"/></text:p>
          </table:table-cell>
          <table:table-cell office:value-type="string">
            <text:p>Revista Eletrônica da ANPHLAC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653</text:p>
          </table:table-cell>
          <table:table-cell office:value-type="string">
            <text:p>INTERDISCIPLINAR <text:s text:c="33"/></text:p>
          </table:table-cell>
          <table:table-cell office:value-type="string">
            <text:p>Revista Eletrônica da Associação dos Geógrafos Brasileiros, Seção Três Lago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94X</text:p>
          </table:table-cell>
          <table:table-cell office:value-type="string">
            <text:p>INTERDISCIPLINAR <text:s text:c="33"/></text:p>
          </table:table-cell>
          <table:table-cell office:value-type="string">
            <text:p>Revista Eletrônica de Ciências Juríd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944</text:p>
          </table:table-cell>
          <table:table-cell office:value-type="string">
            <text:p>INTERDISCIPLINAR <text:s text:c="33"/></text:p>
          </table:table-cell>
          <table:table-cell office:value-type="string">
            <text:p>Revista Eletrônica de Enfermage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804</text:p>
          </table:table-cell>
          <table:table-cell office:value-type="string">
            <text:p>INTERDISCIPLINAR <text:s text:c="33"/></text:p>
          </table:table-cell>
          <table:table-cell office:value-type="string">
            <text:p>Revista Eletrônica de Farmá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219</text:p>
          </table:table-cell>
          <table:table-cell office:value-type="string">
            <text:p>INTERDISCIPLINAR <text:s text:c="33"/></text:p>
          </table:table-cell>
          <table:table-cell office:value-type="string">
            <text:p>Revista Eletrônica de Iniciação Científ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797</text:p>
          </table:table-cell>
          <table:table-cell office:value-type="string">
            <text:p>INTERDISCIPLINAR <text:s text:c="33"/></text:p>
          </table:table-cell>
          <table:table-cell office:value-type="string">
            <text:p>Revista Eletrônica de Materiais e Processos (UFC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646</text:p>
          </table:table-cell>
          <table:table-cell office:value-type="string">
            <text:p>INTERDISCIPLINAR <text:s text:c="33"/></text:p>
          </table:table-cell>
          <table:table-cell office:value-type="string">
            <text:p>Revista Eletrônica de Turismo Cultural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791</text:p>
          </table:table-cell>
          <table:table-cell office:value-type="string">
            <text:p>INTERDISCIPLINAR <text:s text:c="33"/></text:p>
          </table:table-cell>
          <table:table-cell office:value-type="string">
            <text:p>Revista Eletrônica Direito e Polí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124</text:p>
          </table:table-cell>
          <table:table-cell office:value-type="string">
            <text:p>INTERDISCIPLINAR <text:s text:c="33"/></text:p>
          </table:table-cell>
          <table:table-cell office:value-type="string">
            <text:p>Revista eletrônica do ... Fórum de Extensão Universitária (CD-Ro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182</text:p>
          </table:table-cell>
          <table:table-cell office:value-type="string">
            <text:p>INTERDISCIPLINAR <text:s text:c="33"/></text:p>
          </table:table-cell>
          <table:table-cell office:value-type="string">
            <text:p>Revista Eletrônica do Instituto de Humanidad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256</text:p>
          </table:table-cell>
          <table:table-cell office:value-type="string">
            <text:p>INTERDISCIPLINAR <text:s text:c="33"/></text:p>
          </table:table-cell>
          <table:table-cell office:value-type="string">
            <text:p>Revista Eletrônica do Mestrado em Educação Ambi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434</text:p>
          </table:table-cell>
          <table:table-cell office:value-type="string">
            <text:p>INTERDISCIPLINAR <text:s text:c="33"/></text:p>
          </table:table-cell>
          <table:table-cell office:value-type="string">
            <text:p>Revista Eletrônica História em Reflexão (UFG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281</text:p>
          </table:table-cell>
          <table:table-cell office:value-type="string">
            <text:p>INTERDISCIPLINAR <text:s text:c="33"/></text:p>
          </table:table-cell>
          <table:table-cell office:value-type="string">
            <text:p>Revista Eletrônica Informação e Cogni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392</text:p>
          </table:table-cell>
          <table:table-cell office:value-type="string">
            <text:p>INTERDISCIPLINAR <text:s text:c="33"/></text:p>
          </table:table-cell>
          <table:table-cell office:value-type="string">
            <text:p>Revista Eletrônica Pesquisa Médic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305</text:p>
          </table:table-cell>
          <table:table-cell office:value-type="string">
            <text:p>INTERDISCIPLINAR <text:s text:c="33"/></text:p>
          </table:table-cell>
          <table:table-cell office:value-type="string">
            <text:p>Revista Eletrônica Polidisciplinar Vô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52</text:p>
          </table:table-cell>
          <table:table-cell office:value-type="string">
            <text:p>INTERDISCIPLINAR <text:s text:c="33"/></text:p>
          </table:table-cell>
          <table:table-cell office:value-type="string">
            <text:p>Revista Enfermagem UERJ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813</text:p>
          </table:table-cell>
          <table:table-cell office:value-type="string">
            <text:p>INTERDISCIPLINAR <text:s text:c="33"/></text:p>
          </table:table-cell>
          <table:table-cell office:value-type="string">
            <text:p>Revista Enfoques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692</text:p>
          </table:table-cell>
          <table:table-cell office:value-type="string">
            <text:p>INTERDISCIPLINAR <text:s text:c="33"/></text:p>
          </table:table-cell>
          <table:table-cell office:value-type="string">
            <text:p>Revista Engenharia, Ciência &amp;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186</text:p>
          </table:table-cell>
          <table:table-cell office:value-type="string">
            <text:p>INTERDISCIPLINAR <text:s text:c="33"/></text:p>
          </table:table-cell>
          <table:table-cell office:value-type="string">
            <text:p>Revista Espaço Acadêmico (UE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5-5727</text:p>
          </table:table-cell>
          <table:table-cell office:value-type="string">
            <text:p>INTERDISCIPLINAR <text:s text:c="33"/></text:p>
          </table:table-cell>
          <table:table-cell office:value-type="string">
            <text:p>Revista Española de Salud Públ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26X</text:p>
          </table:table-cell>
          <table:table-cell office:value-type="string">
            <text:p>INTERDISCIPLINAR <text:s text:c="33"/></text:p>
          </table:table-cell>
          <table:table-cell office:value-type="string">
            <text:p>Revista Estradas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26X</text:p>
          </table:table-cell>
          <table:table-cell office:value-type="string">
            <text:p>INTERDISCIPLINAR <text:s text:c="33"/></text:p>
          </table:table-cell>
          <table:table-cell office:value-type="string">
            <text:p>Revista Estudos Feministas (UFSC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45X</text:p>
          </table:table-cell>
          <table:table-cell office:value-type="string">
            <text:p>INTERDISCIPLINAR <text:s text:c="33"/></text:p>
          </table:table-cell>
          <table:table-cell office:value-type="string">
            <text:p>Revista Expectativ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599</text:p>
          </table:table-cell>
          <table:table-cell office:value-type="string">
            <text:p>INTERDISCIPLINAR <text:s text:c="33"/></text:p>
          </table:table-cell>
          <table:table-cell office:value-type="string">
            <text:p>Revista FACEA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6885</text:p>
          </table:table-cell>
          <table:table-cell office:value-type="string">
            <text:p>INTERDISCIPLINAR <text:s text:c="33"/></text:p>
          </table:table-cell>
          <table:table-cell office:value-type="string">
            <text:p>Revista Faces de Eva. Estudos sobre a Mulh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366</text:p>
          </table:table-cell>
          <table:table-cell office:value-type="string">
            <text:p>INTERDISCIPLINAR <text:s text:c="33"/></text:p>
          </table:table-cell>
          <table:table-cell office:value-type="string">
            <text:p>Revista FACID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851</text:p>
          </table:table-cell>
          <table:table-cell office:value-type="string">
            <text:p>INTERDISCIPLINAR <text:s text:c="33"/></text:p>
          </table:table-cell>
          <table:table-cell office:value-type="string">
            <text:p>Revista Factus (Impresso) (Cessou em 2007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813</text:p>
          </table:table-cell>
          <table:table-cell office:value-type="string">
            <text:p>INTERDISCIPLINAR <text:s text:c="33"/></text:p>
          </table:table-cell>
          <table:table-cell office:value-type="string">
            <text:p>Revista Faculdade de Direito (Caxias do Su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043</text:p>
          </table:table-cell>
          <table:table-cell office:value-type="string">
            <text:p>INTERDISCIPLINAR <text:s text:c="33"/></text:p>
          </table:table-cell>
          <table:table-cell office:value-type="string">
            <text:p>Revista FAEEB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993</text:p>
          </table:table-cell>
          <table:table-cell office:value-type="string">
            <text:p>INTERDISCIPLINAR <text:s text:c="33"/></text:p>
          </table:table-cell>
          <table:table-cell office:value-type="string">
            <text:p>Revista FAFIBE On Line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549</text:p>
          </table:table-cell>
          <table:table-cell office:value-type="string">
            <text:p>INTERDISCIPLINAR <text:s text:c="33"/></text:p>
          </table:table-cell>
          <table:table-cell office:value-type="string">
            <text:p>Revista FAMECO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729</text:p>
          </table:table-cell>
          <table:table-cell office:value-type="string">
            <text:p>INTERDISCIPLINAR <text:s text:c="33"/></text:p>
          </table:table-cell>
          <table:table-cell office:value-type="string">
            <text:p>Revista FAMECO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07</text:p>
          </table:table-cell>
          <table:table-cell office:value-type="string">
            <text:p>INTERDISCIPLINAR <text:s text:c="33"/></text:p>
          </table:table-cell>
          <table:table-cell office:value-type="string">
            <text:p>Revista FAPER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417</text:p>
          </table:table-cell>
          <table:table-cell office:value-type="string">
            <text:p>INTERDISCIPLINAR <text:s text:c="33"/></text:p>
          </table:table-cell>
          <table:table-cell office:value-type="string">
            <text:p>Revista FEM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675</text:p>
          </table:table-cell>
          <table:table-cell office:value-type="string">
            <text:p>INTERDISCIPLINAR <text:s text:c="33"/></text:p>
          </table:table-cell>
          <table:table-cell office:value-type="string">
            <text:p>Revista Filosofaze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571-1071</text:p>
          </table:table-cell>
          <table:table-cell office:value-type="string">
            <text:p>INTERDISCIPLINAR <text:s text:c="33"/></text:p>
          </table:table-cell>
          <table:table-cell office:value-type="string">
            <text:p>Revista Filosofia Política Série III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1728</text:p>
          </table:table-cell>
          <table:table-cell office:value-type="string">
            <text:p>INTERDISCIPLINAR <text:s text:c="33"/></text:p>
          </table:table-cell>
          <table:table-cell office:value-type="string">
            <text:p>Revista Filosófica São Boaventu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569</text:p>
          </table:table-cell>
          <table:table-cell office:value-type="string">
            <text:p>INTERDISCIPLINAR <text:s text:c="33"/></text:p>
          </table:table-cell>
          <table:table-cell office:value-type="string">
            <text:p>Revista Fitos (ALANA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040</text:p>
          </table:table-cell>
          <table:table-cell office:value-type="string">
            <text:p>INTERDISCIPLINAR <text:s text:c="33"/></text:p>
          </table:table-cell>
          <table:table-cell office:value-type="string">
            <text:p>Revista Fonoaudiologia Brasil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161</text:p>
          </table:table-cell>
          <table:table-cell office:value-type="string">
            <text:p>INTERDISCIPLINAR <text:s text:c="33"/></text:p>
          </table:table-cell>
          <table:table-cell office:value-type="string">
            <text:p>Revista Fon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413</text:p>
          </table:table-cell>
          <table:table-cell office:value-type="string">
            <text:p>INTERDISCIPLINAR <text:s text:c="33"/></text:p>
          </table:table-cell>
          <table:table-cell office:value-type="string">
            <text:p>Revista Forens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113</text:p>
          </table:table-cell>
          <table:table-cell office:value-type="string">
            <text:p>INTERDISCIPLINAR <text:s text:c="33"/></text:p>
          </table:table-cell>
          <table:table-cell office:value-type="string">
            <text:p>Revista Fronteira (Cessou em 2008. Cont. ISSN 1984-8226 Revista Fronteiras (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2-2799</text:p>
          </table:table-cell>
          <table:table-cell office:value-type="string">
            <text:p>INTERDISCIPLINAR <text:s text:c="33"/></text:p>
          </table:table-cell>
          <table:table-cell office:value-type="string">
            <text:p>Revista Galega de Economí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1663</text:p>
          </table:table-cell>
          <table:table-cell office:value-type="string">
            <text:p>INTERDISCIPLINAR <text:s text:c="33"/></text:p>
          </table:table-cell>
          <table:table-cell office:value-type="string">
            <text:p>Revista Galego-Portuguesa de Psicoloxía e Educació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33</text:p>
          </table:table-cell>
          <table:table-cell office:value-type="string">
            <text:p>INTERDISCIPLINAR <text:s text:c="33"/></text:p>
          </table:table-cell>
          <table:table-cell office:value-type="string">
            <text:p>Revista Gaúcha de Enfermagem (UFRGS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8-1189</text:p>
          </table:table-cell>
          <table:table-cell office:value-type="string">
            <text:p>INTERDISCIPLINAR <text:s text:c="33"/></text:p>
          </table:table-cell>
          <table:table-cell office:value-type="string">
            <text:p>Revista General de Derecho Pe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50X</text:p>
          </table:table-cell>
          <table:table-cell office:value-type="string">
            <text:p>INTERDISCIPLINAR <text:s text:c="33"/></text:p>
          </table:table-cell>
          <table:table-cell office:value-type="string">
            <text:p>Revista Geo-Paisage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89X</text:p>
          </table:table-cell>
          <table:table-cell office:value-type="string">
            <text:p>INTERDISCIPLINAR <text:s text:c="33"/></text:p>
          </table:table-cell>
          <table:table-cell office:value-type="string">
            <text:p>Revista Geografar (UFP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174</text:p>
          </table:table-cell>
          <table:table-cell office:value-type="string">
            <text:p>INTERDISCIPLINAR <text:s text:c="33"/></text:p>
          </table:table-cell>
          <table:table-cell office:value-type="string">
            <text:p>Revista Geografia e Ensin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226</text:p>
          </table:table-cell>
          <table:table-cell office:value-type="string">
            <text:p>INTERDISCIPLINAR <text:s text:c="33"/></text:p>
          </table:table-cell>
          <table:table-cell office:value-type="string">
            <text:p>Revista Geográfica Acadêm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2-1617</text:p>
          </table:table-cell>
          <table:table-cell office:value-type="string">
            <text:p>INTERDISCIPLINAR <text:s text:c="33"/></text:p>
          </table:table-cell>
          <table:table-cell office:value-type="string">
            <text:p>Revista Geográfica Venezolan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768</text:p>
          </table:table-cell>
          <table:table-cell office:value-type="string">
            <text:p>INTERDISCIPLINAR <text:s text:c="33"/></text:p>
          </table:table-cell>
          <table:table-cell office:value-type="string">
            <text:p>Revista Gerenciais (UNINOV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31X</text:p>
          </table:table-cell>
          <table:table-cell office:value-type="string">
            <text:p>INTERDISCIPLINAR <text:s text:c="33"/></text:p>
          </table:table-cell>
          <table:table-cell office:value-type="string">
            <text:p>Revista Gestão e Negócios Online (FAC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448</text:p>
          </table:table-cell>
          <table:table-cell office:value-type="string">
            <text:p>INTERDISCIPLINAR <text:s text:c="33"/></text:p>
          </table:table-cell>
          <table:table-cell office:value-type="string">
            <text:p>Revista Gestão Industri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58X</text:p>
          </table:table-cell>
          <table:table-cell office:value-type="string">
            <text:p>INTERDISCIPLINAR <text:s text:c="33"/></text:p>
          </table:table-cell>
          <table:table-cell office:value-type="string">
            <text:p>Revista Global Tourism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7065</text:p>
          </table:table-cell>
          <table:table-cell office:value-type="string">
            <text:p>INTERDISCIPLINAR <text:s text:c="33"/></text:p>
          </table:table-cell>
          <table:table-cell office:value-type="string">
            <text:p>Revista Habitu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5485</text:p>
          </table:table-cell>
          <table:table-cell office:value-type="string">
            <text:p>INTERDISCIPLINAR <text:s text:c="33"/></text:p>
          </table:table-cell>
          <table:table-cell office:value-type="string">
            <text:p>Revista HCP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575</text:p>
          </table:table-cell>
          <table:table-cell office:value-type="string">
            <text:p>INTERDISCIPLINAR <text:s text:c="33"/></text:p>
          </table:table-cell>
          <table:table-cell office:value-type="string">
            <text:p>Revista HCPA (UFRG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824</text:p>
          </table:table-cell>
          <table:table-cell office:value-type="string">
            <text:p>INTERDISCIPLINAR <text:s text:c="33"/></text:p>
          </table:table-cell>
          <table:table-cell office:value-type="string">
            <text:p>Revista Hispeci &amp; Lem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584</text:p>
          </table:table-cell>
          <table:table-cell office:value-type="string">
            <text:p>INTERDISCIPLINAR <text:s text:c="33"/></text:p>
          </table:table-cell>
          <table:table-cell office:value-type="string">
            <text:p>Revista HISTEDBR On-l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91X</text:p>
          </table:table-cell>
          <table:table-cell office:value-type="string">
            <text:p>INTERDISCIPLINAR <text:s text:c="33"/></text:p>
          </table:table-cell>
          <table:table-cell office:value-type="string">
            <text:p>Revista História &amp; Luta de Class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993</text:p>
          </table:table-cell>
          <table:table-cell office:value-type="string">
            <text:p>INTERDISCIPLINAR <text:s text:c="33"/></text:p>
          </table:table-cell>
          <table:table-cell office:value-type="string">
            <text:p>Revista História Hoj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75X</text:p>
          </table:table-cell>
          <table:table-cell office:value-type="string">
            <text:p>INTERDISCIPLINAR <text:s text:c="33"/></text:p>
          </table:table-cell>
          <table:table-cell office:value-type="string">
            <text:p>Revista Hospitali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631</text:p>
          </table:table-cell>
          <table:table-cell office:value-type="string">
            <text:p>INTERDISCIPLINAR <text:s text:c="33"/></text:p>
          </table:table-cell>
          <table:table-cell office:value-type="string">
            <text:p>Revista Iberoamerican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6508</text:p>
          </table:table-cell>
          <table:table-cell office:value-type="string">
            <text:p>INTERDISCIPLINAR <text:s text:c="33"/></text:p>
          </table:table-cell>
          <table:table-cell office:value-type="string">
            <text:p>Revista Iberoamericana de Educación (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1-5653</text:p>
          </table:table-cell>
          <table:table-cell office:value-type="string">
            <text:p>INTERDISCIPLINAR <text:s text:c="33"/></text:p>
          </table:table-cell>
          <table:table-cell office:value-type="string">
            <text:p>Revista Iberoamericana de Educación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9-0397</text:p>
          </table:table-cell>
          <table:table-cell office:value-type="string">
            <text:p>INTERDISCIPLINAR <text:s text:c="33"/></text:p>
          </table:table-cell>
          <table:table-cell office:value-type="string">
            <text:p>Revista Iberoamericana de Evaluación Educativ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7-2729</text:p>
          </table:table-cell>
          <table:table-cell office:value-type="string">
            <text:p>INTERDISCIPLINAR <text:s text:c="33"/></text:p>
          </table:table-cell>
          <table:table-cell office:value-type="string">
            <text:p>Revista Iberoamericana de Ingeniería Mecán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6651</text:p>
          </table:table-cell>
          <table:table-cell office:value-type="string">
            <text:p>INTERDISCIPLINAR <text:s text:c="33"/></text:p>
          </table:table-cell>
          <table:table-cell office:value-type="string">
            <text:p>Revista Iberoamericana de Polimero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57X</text:p>
          </table:table-cell>
          <table:table-cell office:value-type="string">
            <text:p>INTERDISCIPLINAR <text:s text:c="33"/></text:p>
          </table:table-cell>
          <table:table-cell office:value-type="string">
            <text:p>Revista IDE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8-0992</text:p>
          </table:table-cell>
          <table:table-cell office:value-type="string">
            <text:p>INTERDISCIPLINAR <text:s text:c="33"/></text:p>
          </table:table-cell>
          <table:table-cell office:value-type="string">
            <text:p>Revista IEEE América Latin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958</text:p>
          </table:table-cell>
          <table:table-cell office:value-type="string">
            <text:p>INTERDISCIPLINAR <text:s text:c="33"/></text:p>
          </table:table-cell>
          <table:table-cell office:value-type="string">
            <text:p>Revista IMES. Comunic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378</text:p>
          </table:table-cell>
          <table:table-cell office:value-type="string">
            <text:p>INTERDISCIPLINAR <text:s text:c="33"/></text:p>
          </table:table-cell>
          <table:table-cell office:value-type="string">
            <text:p>Revista Inovação (FAPE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451</text:p>
          </table:table-cell>
          <table:table-cell office:value-type="string">
            <text:p>INTERDISCIPLINAR <text:s text:c="33"/></text:p>
          </table:table-cell>
          <table:table-cell office:value-type="string">
            <text:p>Revista Instituto Brasileiro de Desenvolvimento e Pesquisas Hospitalar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960</text:p>
          </table:table-cell>
          <table:table-cell office:value-type="string">
            <text:p>INTERDISCIPLINAR <text:s text:c="33"/></text:p>
          </table:table-cell>
          <table:table-cell office:value-type="string">
            <text:p>Revista Internacional de Folkcomuni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434</text:p>
          </table:table-cell>
          <table:table-cell office:value-type="string">
            <text:p>INTERDISCIPLINAR <text:s text:c="33"/></text:p>
          </table:table-cell>
          <table:table-cell office:value-type="string">
            <text:p>Revista Internacional de Língua Portuguesa (Pelot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712</text:p>
          </table:table-cell>
          <table:table-cell office:value-type="string">
            <text:p>INTERDISCIPLINAR <text:s text:c="33"/></text:p>
          </table:table-cell>
          <table:table-cell office:value-type="string">
            <text:p>Revista Internacional de Sociologí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5885</text:p>
          </table:table-cell>
          <table:table-cell office:value-type="string">
            <text:p>INTERDISCIPLINAR <text:s text:c="33"/></text:p>
          </table:table-cell>
          <table:table-cell office:value-type="string">
            <text:p>Revista Internauta de Práctica Juríd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7790</text:p>
          </table:table-cell>
          <table:table-cell office:value-type="string">
            <text:p>INTERDISCIPLINAR <text:s text:c="33"/></text:p>
          </table:table-cell>
          <table:table-cell office:value-type="string">
            <text:p>Revista IOB de Direito Civil e Processual Civ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810</text:p>
          </table:table-cell>
          <table:table-cell office:value-type="string">
            <text:p>INTERDISCIPLINAR <text:s text:c="33"/></text:p>
          </table:table-cell>
          <table:table-cell office:value-type="string">
            <text:p>Revista Jesus Histór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807</text:p>
          </table:table-cell>
          <table:table-cell office:value-type="string">
            <text:p>INTERDISCIPLINAR <text:s text:c="33"/></text:p>
          </table:table-cell>
          <table:table-cell office:value-type="string">
            <text:p>Revista Jurídica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622</text:p>
          </table:table-cell>
          <table:table-cell office:value-type="string">
            <text:p>INTERDISCIPLINAR <text:s text:c="33"/></text:p>
          </table:table-cell>
          <table:table-cell office:value-type="string">
            <text:p>Revista Jurídica (PUCCAM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512</text:p>
          </table:table-cell>
          <table:table-cell office:value-type="string">
            <text:p>INTERDISCIPLINAR <text:s text:c="33"/></text:p>
          </table:table-cell>
          <table:table-cell office:value-type="string">
            <text:p>Revista Jurídica (Rio Verd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402</text:p>
          </table:table-cell>
          <table:table-cell office:value-type="string">
            <text:p>INTERDISCIPLINAR <text:s text:c="33"/></text:p>
          </table:table-cell>
          <table:table-cell office:value-type="string">
            <text:p>Revista Jurídica CESUMAR. Mestrad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065</text:p>
          </table:table-cell>
          <table:table-cell office:value-type="string">
            <text:p>INTERDISCIPLINAR <text:s text:c="33"/></text:p>
          </table:table-cell>
          <table:table-cell office:value-type="string">
            <text:p>Revista Jurídica Consulex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860</text:p>
          </table:table-cell>
          <table:table-cell office:value-type="string">
            <text:p>INTERDISCIPLINAR <text:s text:c="33"/></text:p>
          </table:table-cell>
          <table:table-cell office:value-type="string">
            <text:p>Revista Jurídica da Faculdade Uni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753</text:p>
          </table:table-cell>
          <table:table-cell office:value-type="string">
            <text:p>INTERDISCIPLINAR <text:s text:c="33"/></text:p>
          </table:table-cell>
          <table:table-cell office:value-type="string">
            <text:p>Revista Jurídica da Universidade de Cuiabá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7431</text:p>
          </table:table-cell>
          <table:table-cell office:value-type="string">
            <text:p>INTERDISCIPLINAR <text:s text:c="33"/></text:p>
          </table:table-cell>
          <table:table-cell office:value-type="string">
            <text:p>Revista Jurídica de Buenos Aires (1985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580</text:p>
          </table:table-cell>
          <table:table-cell office:value-type="string">
            <text:p>INTERDISCIPLINAR <text:s text:c="33"/></text:p>
          </table:table-cell>
          <table:table-cell office:value-type="string">
            <text:p>Revista Jurídica do Ministério Público de Mato Gross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278</text:p>
          </table:table-cell>
          <table:table-cell office:value-type="string">
            <text:p>INTERDISCIPLINAR <text:s text:c="33"/></text:p>
          </table:table-cell>
          <table:table-cell office:value-type="string">
            <text:p>Revista Jurídica Mater Dei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771</text:p>
          </table:table-cell>
          <table:table-cell office:value-type="string">
            <text:p>INTERDISCIPLINAR <text:s text:c="33"/></text:p>
          </table:table-cell>
          <table:table-cell office:value-type="string">
            <text:p>Revista Jurídica Uniandra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141</text:p>
          </table:table-cell>
          <table:table-cell office:value-type="string">
            <text:p>INTERDISCIPLINAR <text:s text:c="33"/></text:p>
          </table:table-cell>
          <table:table-cell office:value-type="string">
            <text:p>Revista Jurídica UNIDER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876</text:p>
          </table:table-cell>
          <table:table-cell office:value-type="string">
            <text:p>INTERDISCIPLINAR <text:s text:c="33"/></text:p>
          </table:table-cell>
          <table:table-cell office:value-type="string">
            <text:p>Revista Jurídica Virtual. Presidência da República (Cessou em 2005. Cont. 1808-2807 Revista Jurídica (Brasília. Online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79X</text:p>
          </table:table-cell>
          <table:table-cell office:value-type="string">
            <text:p>INTERDISCIPLINAR <text:s text:c="33"/></text:p>
          </table:table-cell>
          <table:table-cell office:value-type="string">
            <text:p>Revista Justiça &amp; Cidadan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567</text:p>
          </table:table-cell>
          <table:table-cell office:value-type="string">
            <text:p>INTERDISCIPLINAR <text:s text:c="33"/></text:p>
          </table:table-cell>
          <table:table-cell office:value-type="string">
            <text:p>Revista Kairó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980</text:p>
          </table:table-cell>
          <table:table-cell office:value-type="string">
            <text:p>INTERDISCIPLINAR <text:s text:c="33"/></text:p>
          </table:table-cell>
          <table:table-cell office:value-type="string">
            <text:p>Revista Katálysi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0-1079</text:p>
          </table:table-cell>
          <table:table-cell office:value-type="string">
            <text:p>INTERDISCIPLINAR <text:s text:c="33"/></text:p>
          </table:table-cell>
          <table:table-cell office:value-type="string">
            <text:p>Revista Latino Americana de Comunic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345</text:p>
          </table:table-cell>
          <table:table-cell office:value-type="string">
            <text:p>INTERDISCIPLINAR <text:s text:c="33"/></text:p>
          </table:table-cell>
          <table:table-cell office:value-type="string">
            <text:p>Revista Latino-Americana de Enfermagem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169</text:p>
          </table:table-cell>
          <table:table-cell office:value-type="string">
            <text:p>INTERDISCIPLINAR <text:s text:c="33"/></text:p>
          </table:table-cell>
          <table:table-cell office:value-type="string">
            <text:p>Revista Latino-Americana de Enfermagem (USP. Ribeirão Pret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742</text:p>
          </table:table-cell>
          <table:table-cell office:value-type="string">
            <text:p>INTERDISCIPLINAR <text:s text:c="33"/></text:p>
          </table:table-cell>
          <table:table-cell office:value-type="string">
            <text:p>Revista Latino-Americana de Estudos Constitucion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026</text:p>
          </table:table-cell>
          <table:table-cell office:value-type="string">
            <text:p>INTERDISCIPLINAR <text:s text:c="33"/></text:p>
          </table:table-cell>
          <table:table-cell office:value-type="string">
            <text:p>Revista Latinoamericana de Ciencias de la Comunicació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2-715X</text:p>
          </table:table-cell>
          <table:table-cell office:value-type="string">
            <text:p>INTERDISCIPLINAR <text:s text:c="33"/></text:p>
          </table:table-cell>
          <table:table-cell office:value-type="string">
            <text:p>Revista Latinoamericana de Ciencias Sociales, Niñez y Juventu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1311</text:p>
          </table:table-cell>
          <table:table-cell office:value-type="string">
            <text:p>INTERDISCIPLINAR <text:s text:c="33"/></text:p>
          </table:table-cell>
          <table:table-cell office:value-type="string">
            <text:p>Revista Latinoamericana de Estudios del Trabaj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8-2564</text:p>
          </table:table-cell>
          <table:table-cell office:value-type="string">
            <text:p>INTERDISCIPLINAR <text:s text:c="33"/></text:p>
          </table:table-cell>
          <table:table-cell office:value-type="string">
            <text:p>Revista Latinoamericana de Mastologí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0534</text:p>
          </table:table-cell>
          <table:table-cell office:value-type="string">
            <text:p>INTERDISCIPLINAR <text:s text:c="33"/></text:p>
          </table:table-cell>
          <table:table-cell office:value-type="string">
            <text:p>Revista Latinoamericana de Psicolog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14</text:p>
          </table:table-cell>
          <table:table-cell office:value-type="string">
            <text:p>INTERDISCIPLINAR <text:s text:c="33"/></text:p>
          </table:table-cell>
          <table:table-cell office:value-type="string">
            <text:p>Revista Latinoamericana de Psicopatologia Fundamental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192</text:p>
          </table:table-cell>
          <table:table-cell office:value-type="string">
            <text:p>INTERDISCIPLINAR <text:s text:c="33"/></text:p>
          </table:table-cell>
          <table:table-cell office:value-type="string">
            <text:p>Revista LEVS (Mar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043</text:p>
          </table:table-cell>
          <table:table-cell office:value-type="string">
            <text:p>INTERDISCIPLINAR <text:s text:c="33"/></text:p>
          </table:table-cell>
          <table:table-cell office:value-type="string">
            <text:p>Revista Liberato (Novo Hamburg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016</text:p>
          </table:table-cell>
          <table:table-cell office:value-type="string">
            <text:p>INTERDISCIPLINAR <text:s text:c="33"/></text:p>
          </table:table-cell>
          <table:table-cell office:value-type="string">
            <text:p>Revista Literatura e Cultura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154</text:p>
          </table:table-cell>
          <table:table-cell office:value-type="string">
            <text:p>INTERDISCIPLINAR <text:s text:c="33"/></text:p>
          </table:table-cell>
          <table:table-cell office:value-type="string">
            <text:p>Revista LTr. Legislação do Trabalh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577</text:p>
          </table:table-cell>
          <table:table-cell office:value-type="string">
            <text:p>INTERDISCIPLINAR <text:s text:c="33"/></text:p>
          </table:table-cell>
          <table:table-cell office:value-type="string">
            <text:p>Revista Mackenzie de Educação Física e Espor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125</text:p>
          </table:table-cell>
          <table:table-cell office:value-type="string">
            <text:p>INTERDISCIPLINAR <text:s text:c="33"/></text:p>
          </table:table-cell>
          <table:table-cell office:value-type="string">
            <text:p>Revista Magister de Direito Imobiliário, Registral, Urbanístico e Ambiental (Cessou em 2005. Cont. ISSN 2175-1994 Revista Magister de Direito Ambiental e Urbanístic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949</text:p>
          </table:table-cell>
          <table:table-cell office:value-type="string">
            <text:p>INTERDISCIPLINAR <text:s text:c="33"/></text:p>
          </table:table-cell>
          <table:table-cell office:value-type="string">
            <text:p>Revista Magister de Direito Trabalhista e Previdenciári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148</text:p>
          </table:table-cell>
          <table:table-cell office:value-type="string">
            <text:p>INTERDISCIPLINAR <text:s text:c="33"/></text:p>
          </table:table-cell>
          <table:table-cell office:value-type="string">
            <text:p>Revista Mal-Estar e Subjetividade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570</text:p>
          </table:table-cell>
          <table:table-cell office:value-type="string">
            <text:p>INTERDISCIPLINAR <text:s text:c="33"/></text:p>
          </table:table-cell>
          <table:table-cell office:value-type="string">
            <text:p>Revista Marra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887</text:p>
          </table:table-cell>
          <table:table-cell office:value-type="string">
            <text:p>INTERDISCIPLINAR <text:s text:c="33"/></text:p>
          </table:table-cell>
          <table:table-cell office:value-type="string">
            <text:p>Revista Médica de Chile (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80X</text:p>
          </table:table-cell>
          <table:table-cell office:value-type="string">
            <text:p>INTERDISCIPLINAR <text:s text:c="33"/></text:p>
          </table:table-cell>
          <table:table-cell office:value-type="string">
            <text:p>Revista médica de Minas Gerais (Belo Horizont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13X</text:p>
          </table:table-cell>
          <table:table-cell office:value-type="string">
            <text:p>INTERDISCIPLINAR <text:s text:c="33"/></text:p>
          </table:table-cell>
          <table:table-cell office:value-type="string">
            <text:p>Revista Mestrado em Direito (UNIFIE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745</text:p>
          </table:table-cell>
          <table:table-cell office:value-type="string">
            <text:p>INTERDISCIPLINAR <text:s text:c="33"/></text:p>
          </table:table-cell>
          <table:table-cell office:value-type="string">
            <text:p>Revista Metais &amp; Fundição Bras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31</text:p>
          </table:table-cell>
          <table:table-cell office:value-type="string">
            <text:p>INTERDISCIPLINAR <text:s text:c="33"/></text:p>
          </table:table-cell>
          <table:table-cell office:value-type="string">
            <text:p>Revista Mineira de Educacao Fisica (UFV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969</text:p>
          </table:table-cell>
          <table:table-cell office:value-type="string">
            <text:p>INTERDISCIPLINAR <text:s text:c="33"/></text:p>
          </table:table-cell>
          <table:table-cell office:value-type="string">
            <text:p>Revista Multidisciplinar das Faculdades Integradas Pitágor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304</text:p>
          </table:table-cell>
          <table:table-cell office:value-type="string">
            <text:p>INTERDISCIPLINAR <text:s text:c="33"/></text:p>
          </table:table-cell>
          <table:table-cell office:value-type="string">
            <text:p>Revista Múltipla (UP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332</text:p>
          </table:table-cell>
          <table:table-cell office:value-type="string">
            <text:p>INTERDISCIPLINAR <text:s text:c="33"/></text:p>
          </table:table-cell>
          <table:table-cell office:value-type="string">
            <text:p>Revista Museu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376</text:p>
          </table:table-cell>
          <table:table-cell office:value-type="string">
            <text:p>INTERDISCIPLINAR <text:s text:c="33"/></text:p>
          </table:table-cell>
          <table:table-cell office:value-type="string">
            <text:p>Revista Nau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755</text:p>
          </table:table-cell>
          <table:table-cell office:value-type="string">
            <text:p>INTERDISCIPLINAR <text:s text:c="33"/></text:p>
          </table:table-cell>
          <table:table-cell office:value-type="string">
            <text:p>Revista NERA (UNE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653</text:p>
          </table:table-cell>
          <table:table-cell office:value-type="string">
            <text:p>INTERDISCIPLINAR <text:s text:c="33"/></text:p>
          </table:table-cell>
          <table:table-cell office:value-type="string">
            <text:p>Revista Nordestina de Bi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8344</text:p>
          </table:table-cell>
          <table:table-cell office:value-type="string">
            <text:p>INTERDISCIPLINAR <text:s text:c="33"/></text:p>
          </table:table-cell>
          <table:table-cell office:value-type="string">
            <text:p>Revista Nordestina de Ecoturism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864</text:p>
          </table:table-cell>
          <table:table-cell office:value-type="string">
            <text:p>INTERDISCIPLINAR <text:s text:c="33"/></text:p>
          </table:table-cell>
          <table:table-cell office:value-type="string">
            <text:p>Revista Novos Rum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460</text:p>
          </table:table-cell>
          <table:table-cell office:value-type="string">
            <text:p>INTERDISCIPLINAR <text:s text:c="33"/></text:p>
          </table:table-cell>
          <table:table-cell office:value-type="string">
            <text:p>Revista Odonto Ciência (PUCR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478</text:p>
          </table:table-cell>
          <table:table-cell office:value-type="string">
            <text:p>INTERDISCIPLINAR <text:s text:c="33"/></text:p>
          </table:table-cell>
          <table:table-cell office:value-type="string">
            <text:p>Revista Outros Sertõ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280</text:p>
          </table:table-cell>
          <table:table-cell office:value-type="string">
            <text:p>INTERDISCIPLINAR <text:s text:c="33"/></text:p>
          </table:table-cell>
          <table:table-cell office:value-type="string">
            <text:p>Revista Palmares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140</text:p>
          </table:table-cell>
          <table:table-cell office:value-type="string">
            <text:p>INTERDISCIPLINAR <text:s text:c="33"/></text:p>
          </table:table-cell>
          <table:table-cell office:value-type="string">
            <text:p>Revista Panamericana de Infectologí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0-4989</text:p>
          </table:table-cell>
          <table:table-cell office:value-type="string">
            <text:p>INTERDISCIPLINAR <text:s text:c="33"/></text:p>
          </table:table-cell>
          <table:table-cell office:value-type="string">
            <text:p>Revista Panamericana de Salud Pública (Impresa) / Pan American Journal of Public Health (Impres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6-6916</text:p>
          </table:table-cell>
          <table:table-cell office:value-type="string">
            <text:p>INTERDISCIPLINAR <text:s text:c="33"/></text:p>
          </table:table-cell>
          <table:table-cell office:value-type="string">
            <text:p>Revista Paranaense de Desenvolviment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5999</text:p>
          </table:table-cell>
          <table:table-cell office:value-type="string">
            <text:p>INTERDISCIPLINAR <text:s text:c="33"/></text:p>
          </table:table-cell>
          <table:table-cell office:value-type="string">
            <text:p>Revista Patagónica de Filosofí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889</text:p>
          </table:table-cell>
          <table:table-cell office:value-type="string">
            <text:p>INTERDISCIPLINAR <text:s text:c="33"/></text:p>
          </table:table-cell>
          <table:table-cell office:value-type="string">
            <text:p>Revista Paulista de Enfermage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582</text:p>
          </table:table-cell>
          <table:table-cell office:value-type="string">
            <text:p>INTERDISCIPLINAR <text:s text:c="33"/></text:p>
          </table:table-cell>
          <table:table-cell office:value-type="string">
            <text:p>Revista Paulista de Pediatr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865</text:p>
          </table:table-cell>
          <table:table-cell office:value-type="string">
            <text:p>INTERDISCIPLINAR <text:s text:c="33"/></text:p>
          </table:table-cell>
          <table:table-cell office:value-type="string">
            <text:p>Revista Paviment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318</text:p>
          </table:table-cell>
          <table:table-cell office:value-type="string">
            <text:p>INTERDISCIPLINAR <text:s text:c="33"/></text:p>
          </table:table-cell>
          <table:table-cell office:value-type="string">
            <text:p>Revista Pedagogia Cotidiano Ressignificad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175</text:p>
          </table:table-cell>
          <table:table-cell office:value-type="string">
            <text:p>INTERDISCIPLINAR <text:s text:c="33"/></text:p>
          </table:table-cell>
          <table:table-cell office:value-type="string">
            <text:p>Revista Pedagógica (Chapecó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596</text:p>
          </table:table-cell>
          <table:table-cell office:value-type="string">
            <text:p>INTERDISCIPLINAR <text:s text:c="33"/></text:p>
          </table:table-cell>
          <table:table-cell office:value-type="string">
            <text:p>Revista Pensamento Contemporâneo em Administração (UF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9782</text:p>
          </table:table-cell>
          <table:table-cell office:value-type="string">
            <text:p>INTERDISCIPLINAR <text:s text:c="33"/></text:p>
          </table:table-cell>
          <table:table-cell office:value-type="string">
            <text:p>Revista Pesquisa &amp; Iniciação Científica - Amapá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85X</text:p>
          </table:table-cell>
          <table:table-cell office:value-type="string">
            <text:p>INTERDISCIPLINAR <text:s text:c="33"/></text:p>
          </table:table-cell>
          <table:table-cell office:value-type="string">
            <text:p>Revista Pesquisa e Extensão em Saúde (UNE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257</text:p>
          </table:table-cell>
          <table:table-cell office:value-type="string">
            <text:p>INTERDISCIPLINAR <text:s text:c="33"/></text:p>
          </table:table-cell>
          <table:table-cell office:value-type="string">
            <text:p>Revista Pesquisa Qualitat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5001</text:p>
          </table:table-cell>
          <table:table-cell office:value-type="string">
            <text:p>INTERDISCIPLINAR <text:s text:c="33"/></text:p>
          </table:table-cell>
          <table:table-cell office:value-type="string">
            <text:p>Revista Petroquímica, Petróleo, Gas &amp; Quím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457</text:p>
          </table:table-cell>
          <table:table-cell office:value-type="string">
            <text:p>INTERDISCIPLINAR <text:s text:c="33"/></text:p>
          </table:table-cell>
          <table:table-cell office:value-type="string">
            <text:p>Revista Philologu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776</text:p>
          </table:table-cell>
          <table:table-cell office:value-type="string">
            <text:p>INTERDISCIPLINAR <text:s text:c="33"/></text:p>
          </table:table-cell>
          <table:table-cell office:value-type="string">
            <text:p>Revista PJ:B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462</text:p>
          </table:table-cell>
          <table:table-cell office:value-type="string">
            <text:p>INTERDISCIPLINAR <text:s text:c="33"/></text:p>
          </table:table-cell>
          <table:table-cell office:value-type="string">
            <text:p>Revista Pon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8082</text:p>
          </table:table-cell>
          <table:table-cell office:value-type="string">
            <text:p>INTERDISCIPLINAR <text:s text:c="33"/></text:p>
          </table:table-cell>
          <table:table-cell office:value-type="string">
            <text:p>Revista Portuguesa de Bioé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5584</text:p>
          </table:table-cell>
          <table:table-cell office:value-type="string">
            <text:p>INTERDISCIPLINAR <text:s text:c="33"/></text:p>
          </table:table-cell>
          <table:table-cell office:value-type="string">
            <text:p>Revista Portuguesa de Ciência das Religiõ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0523</text:p>
          </table:table-cell>
          <table:table-cell office:value-type="string">
            <text:p>INTERDISCIPLINAR <text:s text:c="33"/></text:p>
          </table:table-cell>
          <table:table-cell office:value-type="string">
            <text:p>Revista Portuguesa de Ciências do Desport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5283</text:p>
          </table:table-cell>
          <table:table-cell office:value-type="string">
            <text:p>INTERDISCIPLINAR <text:s text:c="33"/></text:p>
          </table:table-cell>
          <table:table-cell office:value-type="string">
            <text:p>Revista Portuguesa de Filosof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0321</text:p>
          </table:table-cell>
          <table:table-cell office:value-type="string">
            <text:p>INTERDISCIPLINAR <text:s text:c="33"/></text:p>
          </table:table-cell>
          <table:table-cell office:value-type="string">
            <text:p>Revista Portuguesa de Humanidad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418X</text:p>
          </table:table-cell>
          <table:table-cell office:value-type="string">
            <text:p>INTERDISCIPLINAR <text:s text:c="33"/></text:p>
          </table:table-cell>
          <table:table-cell office:value-type="string">
            <text:p>Revista Portuguesa de Pedag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2159</text:p>
          </table:table-cell>
          <table:table-cell office:value-type="string">
            <text:p>INTERDISCIPLINAR <text:s text:c="33"/></text:p>
          </table:table-cell>
          <table:table-cell office:value-type="string">
            <text:p>Revista Portuguesa de Pneum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9405-1550</text:p>
          </table:table-cell>
          <table:table-cell office:value-type="string">
            <text:p>INTERDISCIPLINAR <text:s text:c="33"/></text:p>
          </table:table-cell>
          <table:table-cell office:value-type="string">
            <text:p>Revista Presenç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521</text:p>
          </table:table-cell>
          <table:table-cell office:value-type="string">
            <text:p>INTERDISCIPLINAR <text:s text:c="33"/></text:p>
          </table:table-cell>
          <table:table-cell office:value-type="string">
            <text:p>Revista Processos Químic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901</text:p>
          </table:table-cell>
          <table:table-cell office:value-type="string">
            <text:p>INTERDISCIPLINAR <text:s text:c="33"/></text:p>
          </table:table-cell>
          <table:table-cell office:value-type="string">
            <text:p>Revista Produção Onl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49X</text:p>
          </table:table-cell>
          <table:table-cell office:value-type="string">
            <text:p>INTERDISCIPLINAR <text:s text:c="33"/></text:p>
          </table:table-cell>
          <table:table-cell office:value-type="string">
            <text:p>Revista Psicologia Polít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264</text:p>
          </table:table-cell>
          <table:table-cell office:value-type="string">
            <text:p>INTERDISCIPLINAR <text:s text:c="33"/></text:p>
          </table:table-cell>
          <table:table-cell office:value-type="string">
            <text:p>Revista Querubi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64</text:p>
          </table:table-cell>
          <table:table-cell office:value-type="string">
            <text:p>INTERDISCIPLINAR <text:s text:c="33"/></text:p>
          </table:table-cell>
          <table:table-cell office:value-type="string">
            <text:p>Revista Química &amp; Tecnologia (UNICA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66X</text:p>
          </table:table-cell>
          <table:table-cell office:value-type="string">
            <text:p>INTERDISCIPLINAR <text:s text:c="33"/></text:p>
          </table:table-cell>
          <table:table-cell office:value-type="string">
            <text:p>Revista Racine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40</text:p>
          </table:table-cell>
          <table:table-cell office:value-type="string">
            <text:p>INTERDISCIPLINAR <text:s text:c="33"/></text:p>
          </table:table-cell>
          <table:table-cell office:value-type="string">
            <text:p>Revista Regional de Araçatuba - Associação Paulista de Cirurgiões Dentist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863</text:p>
          </table:table-cell>
          <table:table-cell office:value-type="string">
            <text:p>INTERDISCIPLINAR <text:s text:c="33"/></text:p>
          </table:table-cell>
          <table:table-cell office:value-type="string">
            <text:p>Revista Rio de Janeir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5020</text:p>
          </table:table-cell>
          <table:table-cell office:value-type="string">
            <text:p>INTERDISCIPLINAR <text:s text:c="33"/></text:p>
          </table:table-cell>
          <table:table-cell office:value-type="string">
            <text:p>Revista Rol. de Enfermer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055</text:p>
          </table:table-cell>
          <table:table-cell office:value-type="string">
            <text:p>INTERDISCIPLINAR <text:s text:c="33"/></text:p>
          </table:table-cell>
          <table:table-cell office:value-type="string">
            <text:p>Revista Sarará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787</text:p>
          </table:table-cell>
          <table:table-cell office:value-type="string">
            <text:p>INTERDISCIPLINAR <text:s text:c="33"/></text:p>
          </table:table-cell>
          <table:table-cell office:value-type="string">
            <text:p>Revista Saúde e Ambiente (UFM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56X</text:p>
          </table:table-cell>
          <table:table-cell office:value-type="string">
            <text:p>INTERDISCIPLINAR <text:s text:c="33"/></text:p>
          </table:table-cell>
          <table:table-cell office:value-type="string">
            <text:p>Revista Saúde e Ambiente (UNIVILL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761</text:p>
          </table:table-cell>
          <table:table-cell office:value-type="string">
            <text:p>INTERDISCIPLINAR <text:s text:c="33"/></text:p>
          </table:table-cell>
          <table:table-cell office:value-type="string">
            <text:p>Revista Saúde.co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629</text:p>
          </table:table-cell>
          <table:table-cell office:value-type="string">
            <text:p>INTERDISCIPLINAR <text:s text:c="33"/></text:p>
          </table:table-cell>
          <table:table-cell office:value-type="string">
            <text:p>Revista sem Ter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425</text:p>
          </table:table-cell>
          <table:table-cell office:value-type="string">
            <text:p>INTERDISCIPLINAR <text:s text:c="33"/></text:p>
          </table:table-cell>
          <table:table-cell office:value-type="string">
            <text:p>Revista SOBECC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721</text:p>
          </table:table-cell>
          <table:table-cell office:value-type="string">
            <text:p>INTERDISCIPLINAR <text:s text:c="33"/></text:p>
          </table:table-cell>
          <table:table-cell office:value-type="string">
            <text:p>Revista Sociologia Juríd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957</text:p>
          </table:table-cell>
          <table:table-cell office:value-type="string">
            <text:p>INTERDISCIPLINAR <text:s text:c="33"/></text:p>
          </table:table-cell>
          <table:table-cell office:value-type="string">
            <text:p>Revista SODEBR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468</text:p>
          </table:table-cell>
          <table:table-cell office:value-type="string">
            <text:p>INTERDISCIPLINAR <text:s text:c="33"/></text:p>
          </table:table-cell>
          <table:table-cell office:value-type="string">
            <text:p>Revista Solta a Voz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579</text:p>
          </table:table-cell>
          <table:table-cell office:value-type="string">
            <text:p>INTERDISCIPLINAR <text:s text:c="33"/></text:p>
          </table:table-cell>
          <table:table-cell office:value-type="string">
            <text:p>Revista Spei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995</text:p>
          </table:table-cell>
          <table:table-cell office:value-type="string">
            <text:p>INTERDISCIPLINAR <text:s text:c="33"/></text:p>
          </table:table-cell>
          <table:table-cell office:value-type="string">
            <text:p>Revista Tamoio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540</text:p>
          </table:table-cell>
          <table:table-cell office:value-type="string">
            <text:p>INTERDISCIPLINAR <text:s text:c="33"/></text:p>
          </table:table-cell>
          <table:table-cell office:value-type="string">
            <text:p>Revista Technologia (Cano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91</text:p>
          </table:table-cell>
          <table:table-cell office:value-type="string">
            <text:p>INTERDISCIPLINAR <text:s text:c="33"/></text:p>
          </table:table-cell>
          <table:table-cell office:value-type="string">
            <text:p>Revista Tecnologia (UNIFO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197</text:p>
          </table:table-cell>
          <table:table-cell office:value-type="string">
            <text:p>INTERDISCIPLINAR <text:s text:c="33"/></text:p>
          </table:table-cell>
          <table:table-cell office:value-type="string">
            <text:p>Revista Tecnologia da Inform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044</text:p>
          </table:table-cell>
          <table:table-cell office:value-type="string">
            <text:p>INTERDISCIPLINAR <text:s text:c="33"/></text:p>
          </table:table-cell>
          <table:table-cell office:value-type="string">
            <text:p>Revista Tecnologia e Socie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69X</text:p>
          </table:table-cell>
          <table:table-cell office:value-type="string">
            <text:p>INTERDISCIPLINAR <text:s text:c="33"/></text:p>
          </table:table-cell>
          <table:table-cell office:value-type="string">
            <text:p>Revista Tecnologia e Tendênc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048</text:p>
          </table:table-cell>
          <table:table-cell office:value-type="string">
            <text:p>INTERDISCIPLINAR <text:s text:c="33"/></text:p>
          </table:table-cell>
          <table:table-cell office:value-type="string">
            <text:p>Revista Tecnológica (UE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2230</text:p>
          </table:table-cell>
          <table:table-cell office:value-type="string">
            <text:p>INTERDISCIPLINAR <text:s text:c="33"/></text:p>
          </table:table-cell>
          <table:table-cell office:value-type="string">
            <text:p>Revista Teknokultu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6443</text:p>
          </table:table-cell>
          <table:table-cell office:value-type="string">
            <text:p>INTERDISCIPLINAR <text:s text:c="33"/></text:p>
          </table:table-cell>
          <table:table-cell office:value-type="string">
            <text:p>Revista Theomai (En líne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784</text:p>
          </table:table-cell>
          <table:table-cell office:value-type="string">
            <text:p>INTERDISCIPLINAR <text:s text:c="33"/></text:p>
          </table:table-cell>
          <table:table-cell office:value-type="string">
            <text:p>Revista Trabalhist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911</text:p>
          </table:table-cell>
          <table:table-cell office:value-type="string">
            <text:p>INTERDISCIPLINAR <text:s text:c="33"/></text:p>
          </table:table-cell>
          <table:table-cell office:value-type="string">
            <text:p>Revista Trabalho &amp; Ambient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711</text:p>
          </table:table-cell>
          <table:table-cell office:value-type="string">
            <text:p>INTERDISCIPLINAR <text:s text:c="33"/></text:p>
          </table:table-cell>
          <table:table-cell office:value-type="string">
            <text:p>Revista Tributária e de Finanças Públ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290</text:p>
          </table:table-cell>
          <table:table-cell office:value-type="string">
            <text:p>INTERDISCIPLINAR <text:s text:c="33"/></text:p>
          </table:table-cell>
          <table:table-cell office:value-type="string">
            <text:p>Revista Trilhas (UNA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010</text:p>
          </table:table-cell>
          <table:table-cell office:value-type="string">
            <text:p>INTERDISCIPLINAR <text:s text:c="33"/></text:p>
          </table:table-cell>
          <table:table-cell office:value-type="string">
            <text:p>Revista Trimestral de Direito Civ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831</text:p>
          </table:table-cell>
          <table:table-cell office:value-type="string">
            <text:p>INTERDISCIPLINAR <text:s text:c="33"/></text:p>
          </table:table-cell>
          <table:table-cell office:value-type="string">
            <text:p>Revista Trópica - Ciências Agrárias e Biológ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744</text:p>
          </table:table-cell>
          <table:table-cell office:value-type="string">
            <text:p>INTERDISCIPLINAR <text:s text:c="33"/></text:p>
          </table:table-cell>
          <table:table-cell office:value-type="string">
            <text:p>Revista Turismo &amp; Desenvolvi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694</text:p>
          </table:table-cell>
          <table:table-cell office:value-type="string">
            <text:p>INTERDISCIPLINAR <text:s text:c="33"/></text:p>
          </table:table-cell>
          <table:table-cell office:value-type="string">
            <text:p>Revista Uniandrad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580</text:p>
          </table:table-cell>
          <table:table-cell office:value-type="string">
            <text:p>INTERDISCIPLINAR <text:s text:c="33"/></text:p>
          </table:table-cell>
          <table:table-cell office:value-type="string">
            <text:p>Revista UNIA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275</text:p>
          </table:table-cell>
          <table:table-cell office:value-type="string">
            <text:p>INTERDISCIPLINAR <text:s text:c="33"/></text:p>
          </table:table-cell>
          <table:table-cell office:value-type="string">
            <text:p>Revista UNIVAP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29X</text:p>
          </table:table-cell>
          <table:table-cell office:value-type="string">
            <text:p>INTERDISCIPLINAR <text:s text:c="33"/></text:p>
          </table:table-cell>
          <table:table-cell office:value-type="string">
            <text:p>Revista Universidade de Fran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210</text:p>
          </table:table-cell>
          <table:table-cell office:value-type="string">
            <text:p>INTERDISCIPLINAR <text:s text:c="33"/></text:p>
          </table:table-cell>
          <table:table-cell office:value-type="string">
            <text:p>Revista Universidade Guarulhos (Cessou em 2002. Cont. ISSN 1981-7428 Revista Universidade Guarulhos. Geociências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264</text:p>
          </table:table-cell>
          <table:table-cell office:value-type="string">
            <text:p>INTERDISCIPLINAR <text:s text:c="33"/></text:p>
          </table:table-cell>
          <table:table-cell office:value-type="string">
            <text:p>Revista Universidade Rural. Série Ciências da Vida (Cessou em 2007. Cont. ISSN 1983-4772 Revista de Ciências da Vid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337</text:p>
          </table:table-cell>
          <table:table-cell office:value-type="string">
            <text:p>INTERDISCIPLINAR <text:s text:c="33"/></text:p>
          </table:table-cell>
          <table:table-cell office:value-type="string">
            <text:p>Revista Universo Contábi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789</text:p>
          </table:table-cell>
          <table:table-cell office:value-type="string">
            <text:p>INTERDISCIPLINAR <text:s text:c="33"/></text:p>
          </table:table-cell>
          <table:table-cell office:value-type="string">
            <text:p>Revista UNIVILL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178</text:p>
          </table:table-cell>
          <table:table-cell office:value-type="string">
            <text:p>INTERDISCIPLINAR <text:s text:c="33"/></text:p>
          </table:table-cell>
          <table:table-cell office:value-type="string">
            <text:p>Revista Urutágu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89</text:p>
          </table:table-cell>
          <table:table-cell office:value-type="string">
            <text:p>INTERDISCIPLINAR <text:s text:c="33"/></text:p>
          </table:table-cell>
          <table:table-cell office:value-type="string">
            <text:p>Revista USP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7246</text:p>
          </table:table-cell>
          <table:table-cell office:value-type="string">
            <text:p>INTERDISCIPLINAR <text:s text:c="33"/></text:p>
          </table:table-cell>
          <table:table-cell office:value-type="string">
            <text:p>Revista Vasca de Derecho Procesal y Arbitraj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764</text:p>
          </table:table-cell>
          <table:table-cell office:value-type="string">
            <text:p>INTERDISCIPLINAR <text:s text:c="33"/></text:p>
          </table:table-cell>
          <table:table-cell office:value-type="string">
            <text:p>Revista Verde Grande (Unimont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443</text:p>
          </table:table-cell>
          <table:table-cell office:value-type="string">
            <text:p>INTERDISCIPLINAR <text:s text:c="33"/></text:p>
          </table:table-cell>
          <table:table-cell office:value-type="string">
            <text:p>Revista Versõ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931</text:p>
          </table:table-cell>
          <table:table-cell office:value-type="string">
            <text:p>INTERDISCIPLINAR <text:s text:c="33"/></text:p>
          </table:table-cell>
          <table:table-cell office:value-type="string">
            <text:p>Revista Virtual de Estudos da Linguage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535</text:p>
          </table:table-cell>
          <table:table-cell office:value-type="string">
            <text:p>INTERDISCIPLINAR <text:s text:c="33"/></text:p>
          </table:table-cell>
          <table:table-cell office:value-type="string">
            <text:p>Revista Virtual de Gestão de Iniciativas Soci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402</text:p>
          </table:table-cell>
          <table:table-cell office:value-type="string">
            <text:p>INTERDISCIPLINAR <text:s text:c="33"/></text:p>
          </table:table-cell>
          <table:table-cell office:value-type="string">
            <text:p>Revista Visão Universitá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358</text:p>
          </table:table-cell>
          <table:table-cell office:value-type="string">
            <text:p>INTERDISCIPLINAR <text:s text:c="33"/></text:p>
          </table:table-cell>
          <table:table-cell office:value-type="string">
            <text:p>Revista Zênite de Direito Administrativo e LRF-IDAF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240X</text:p>
          </table:table-cell>
          <table:table-cell office:value-type="string">
            <text:p>INTERDISCIPLINAR <text:s text:c="33"/></text:p>
          </table:table-cell>
          <table:table-cell office:value-type="string">
            <text:p>Revue de l'Énergi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47-4819</text:p>
          </table:table-cell>
          <table:table-cell office:value-type="string">
            <text:p>INTERDISCIPLINAR <text:s text:c="33"/></text:p>
          </table:table-cell>
          <table:table-cell office:value-type="string">
            <text:p>Revue du MAUSS Semestriell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3086</text:p>
          </table:table-cell>
          <table:table-cell office:value-type="string">
            <text:p>INTERDISCIPLINAR <text:s text:c="33"/></text:p>
          </table:table-cell>
          <table:table-cell office:value-type="string">
            <text:p>Revue Générale de Droi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70-0731</text:p>
          </table:table-cell>
          <table:table-cell office:value-type="string">
            <text:p>INTERDISCIPLINAR <text:s text:c="33"/></text:p>
          </table:table-cell>
          <table:table-cell office:value-type="string">
            <text:p>Revue Internationale de Politique Comparée (Imprimé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0264</text:p>
          </table:table-cell>
          <table:table-cell office:value-type="string">
            <text:p>INTERDISCIPLINAR <text:s text:c="33"/></text:p>
          </table:table-cell>
          <table:table-cell office:value-type="string">
            <text:p>RGE. Revista de Gestão e Econom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971</text:p>
          </table:table-cell>
          <table:table-cell office:value-type="string">
            <text:p>INTERDISCIPLINAR <text:s text:c="33"/></text:p>
          </table:table-cell>
          <table:table-cell office:value-type="string">
            <text:p>RGO. Revista Gaúcha de Odont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82X</text:p>
          </table:table-cell>
          <table:table-cell office:value-type="string">
            <text:p>INTERDISCIPLINAR <text:s text:c="33"/></text:p>
          </table:table-cell>
          <table:table-cell office:value-type="string">
            <text:p>RGSA: Revista de Gestão Social e Ambient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031</text:p>
          </table:table-cell>
          <table:table-cell office:value-type="string">
            <text:p>INTERDISCIPLINAR <text:s text:c="33"/></text:p>
          </table:table-cell>
          <table:table-cell office:value-type="string">
            <text:p>RIC@. Revista Interdisciplinar Científica Aplicad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92X</text:p>
          </table:table-cell>
          <table:table-cell office:value-type="string">
            <text:p>INTERDISCIPLINAR <text:s text:c="33"/></text:p>
          </table:table-cell>
          <table:table-cell office:value-type="string">
            <text:p>RILA. Revista de Integração Latino-America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7-239X</text:p>
          </table:table-cell>
          <table:table-cell office:value-type="string">
            <text:p>INTERDISCIPLINAR <text:s text:c="33"/></text:p>
          </table:table-cell>
          <table:table-cell office:value-type="string">
            <text:p>RIPS. Revista de Investigacines Políticas y Sociológ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498</text:p>
          </table:table-cell>
          <table:table-cell office:value-type="string">
            <text:p>INTERDISCIPLINAR <text:s text:c="33"/></text:p>
          </table:table-cell>
          <table:table-cell office:value-type="string">
            <text:p>Risco (São Carlo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1459</text:p>
          </table:table-cell>
          <table:table-cell office:value-type="string">
            <text:p>INTERDISCIPLINAR <text:s text:c="33"/></text:p>
          </table:table-cell>
          <table:table-cell office:value-type="string">
            <text:p>Rivers Research and Application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8-7073</text:p>
          </table:table-cell>
          <table:table-cell office:value-type="string">
            <text:p>INTERDISCIPLINAR <text:s text:c="33"/></text:p>
          </table:table-cell>
          <table:table-cell office:value-type="string">
            <text:p>RMZ. Materials and Geoenviron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948</text:p>
          </table:table-cell>
          <table:table-cell office:value-type="string">
            <text:p>INTERDISCIPLINAR <text:s text:c="33"/></text:p>
          </table:table-cell>
          <table:table-cell office:value-type="string">
            <text:p>RNTI. Revista Negócios e Tecnologia da Informação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531</text:p>
          </table:table-cell>
          <table:table-cell office:value-type="string">
            <text:p>INTERDISCIPLINAR <text:s text:c="33"/></text:p>
          </table:table-cell>
          <table:table-cell office:value-type="string">
            <text:p>Rochas de Quali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6583</text:p>
          </table:table-cell>
          <table:table-cell office:value-type="string">
            <text:p>INTERDISCIPLINAR <text:s text:c="33"/></text:p>
          </table:table-cell>
          <table:table-cell office:value-type="string">
            <text:p>Rodrigues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147</text:p>
          </table:table-cell>
          <table:table-cell office:value-type="string">
            <text:p>INTERDISCIPLINAR <text:s text:c="33"/></text:p>
          </table:table-cell>
          <table:table-cell office:value-type="string">
            <text:p>RPA Brasil (Maringá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695</text:p>
          </table:table-cell>
          <table:table-cell office:value-type="string">
            <text:p>INTERDISCIPLINAR <text:s text:c="33"/></text:p>
          </table:table-cell>
          <table:table-cell office:value-type="string">
            <text:p>RPG. Revista de Pos-Graduacao (U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01</text:p>
          </table:table-cell>
          <table:table-cell office:value-type="string">
            <text:p>INTERDISCIPLINAR <text:s text:c="33"/></text:p>
          </table:table-cell>
          <table:table-cell office:value-type="string">
            <text:p>RSBC. Revista-Sociedades Brasileiras de Câncer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727</text:p>
          </table:table-cell>
          <table:table-cell office:value-type="string">
            <text:p>INTERDISCIPLINAR <text:s text:c="33"/></text:p>
          </table:table-cell>
          <table:table-cell office:value-type="string">
            <text:p>RSBO. Revista Sul-Brasileira de Odon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307</text:p>
          </table:table-cell>
          <table:table-cell office:value-type="string">
            <text:p>INTERDISCIPLINAR <text:s text:c="33"/></text:p>
          </table:table-cell>
          <table:table-cell office:value-type="string">
            <text:p>RTE. Revista de Tecnologia Empresar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109</text:p>
          </table:table-cell>
          <table:table-cell office:value-type="string">
            <text:p>INTERDISCIPLINAR <text:s text:c="33"/></text:p>
          </table:table-cell>
          <table:table-cell office:value-type="string">
            <text:p>Rua (UNICAM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51</text:p>
          </table:table-cell>
          <table:table-cell office:value-type="string">
            <text:p>INTERDISCIPLINAR <text:s text:c="33"/></text:p>
          </table:table-cell>
          <table:table-cell office:value-type="string">
            <text:p>RUA. Revista de Arquitetura e Urbanism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725</text:p>
          </table:table-cell>
          <table:table-cell office:value-type="string">
            <text:p>INTERDISCIPLINAR <text:s text:c="33"/></text:p>
          </table:table-cell>
          <table:table-cell office:value-type="string">
            <text:p>RUA. Revista Universitária do Audiovisu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77X</text:p>
          </table:table-cell>
          <table:table-cell office:value-type="string">
            <text:p>INTERDISCIPLINAR <text:s text:c="33"/></text:p>
          </table:table-cell>
          <table:table-cell office:value-type="string">
            <text:p>Rumores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998</text:p>
          </table:table-cell>
          <table:table-cell office:value-type="string">
            <text:p>INTERDISCIPLINAR <text:s text:c="33"/></text:p>
          </table:table-cell>
          <table:table-cell office:value-type="string">
            <text:p>Ruris (Campina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0244</text:p>
          </table:table-cell>
          <table:table-cell office:value-type="string">
            <text:p>INTERDISCIPLINAR <text:s text:c="33"/></text:p>
          </table:table-cell>
          <table:table-cell office:value-type="string">
            <text:p>Russian Journal of Physical 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92X</text:p>
          </table:table-cell>
          <table:table-cell office:value-type="string">
            <text:p>INTERDISCIPLINAR <text:s text:c="33"/></text:p>
          </table:table-cell>
          <table:table-cell office:value-type="string">
            <text:p>Saber Científ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6584</text:p>
          </table:table-cell>
          <table:table-cell office:value-type="string">
            <text:p>INTERDISCIPLINAR <text:s text:c="33"/></text:p>
          </table:table-cell>
          <table:table-cell office:value-type="string">
            <text:p>Saber y Tiemp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002</text:p>
          </table:table-cell>
          <table:table-cell office:value-type="string">
            <text:p>INTERDISCIPLINAR <text:s text:c="33"/></text:p>
          </table:table-cell>
          <table:table-cell office:value-type="string">
            <text:p>SaBios (Faculdade Integrado de Campo Mourão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7191</text:p>
          </table:table-cell>
          <table:table-cell office:value-type="string">
            <text:p>INTERDISCIPLINAR <text:s text:c="33"/></text:p>
          </table:table-cell>
          <table:table-cell office:value-type="string">
            <text:p>SAE Technical Paper Seri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929</text:p>
          </table:table-cell>
          <table:table-cell office:value-type="string">
            <text:p>INTERDISCIPLINAR <text:s text:c="33"/></text:p>
          </table:table-cell>
          <table:table-cell office:value-type="string">
            <text:p>Saeculum (UF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283</text:p>
          </table:table-cell>
          <table:table-cell office:value-type="string">
            <text:p>INTERDISCIPLINAR <text:s text:c="33"/></text:p>
          </table:table-cell>
          <table:table-cell office:value-type="string">
            <text:p>Salto para o Futur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157</text:p>
          </table:table-cell>
          <table:table-cell office:value-type="string">
            <text:p>INTERDISCIPLINAR <text:s text:c="33"/></text:p>
          </table:table-cell>
          <table:table-cell office:value-type="string">
            <text:p>Salto para o Futuro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175</text:p>
          </table:table-cell>
          <table:table-cell office:value-type="string">
            <text:p>INTERDISCIPLINAR <text:s text:c="33"/></text:p>
          </table:table-cell>
          <table:table-cell office:value-type="string">
            <text:p>Sanare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56</text:p>
          </table:table-cell>
          <table:table-cell office:value-type="string">
            <text:p>INTERDISCIPLINAR <text:s text:c="33"/></text:p>
          </table:table-cell>
          <table:table-cell office:value-type="string">
            <text:p>Saneamento Ambient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779</text:p>
          </table:table-cell>
          <table:table-cell office:value-type="string">
            <text:p>INTERDISCIPLINAR <text:s text:c="33"/></text:p>
          </table:table-cell>
          <table:table-cell office:value-type="string">
            <text:p>Saneas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023</text:p>
          </table:table-cell>
          <table:table-cell office:value-type="string">
            <text:p>INTERDISCIPLINAR <text:s text:c="33"/></text:p>
          </table:table-cell>
          <table:table-cell office:value-type="string">
            <text:p>Sankof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839</text:p>
          </table:table-cell>
          <table:table-cell office:value-type="string">
            <text:p>INTERDISCIPLINAR <text:s text:c="33"/></text:p>
          </table:table-cell>
          <table:table-cell office:value-type="string">
            <text:p>São Paulo em Perspectiv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180</text:p>
          </table:table-cell>
          <table:table-cell office:value-type="string">
            <text:p>INTERDISCIPLINAR <text:s text:c="33"/></text:p>
          </table:table-cell>
          <table:table-cell office:value-type="string">
            <text:p>São Paulo Medical Journal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915</text:p>
          </table:table-cell>
          <table:table-cell office:value-type="string">
            <text:p>INTERDISCIPLINAR <text:s text:c="33"/></text:p>
          </table:table-cell>
          <table:table-cell office:value-type="string">
            <text:p>Sapiência (FAPEPI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816</text:p>
          </table:table-cell>
          <table:table-cell office:value-type="string">
            <text:p>INTERDISCIPLINAR <text:s text:c="33"/></text:p>
          </table:table-cell>
          <table:table-cell office:value-type="string">
            <text:p>Saráo : Memória e Vida Cultural de Campinas e Região (UNICAM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499</text:p>
          </table:table-cell>
          <table:table-cell office:value-type="string">
            <text:p>INTERDISCIPLINAR <text:s text:c="33"/></text:p>
          </table:table-cell>
          <table:table-cell office:value-type="string">
            <text:p>Saúde (Santa Ma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365</text:p>
          </table:table-cell>
          <table:table-cell office:value-type="string">
            <text:p>INTERDISCIPLINAR <text:s text:c="33"/></text:p>
          </table:table-cell>
          <table:table-cell office:value-type="string">
            <text:p>Saúde Coletiva (Barueri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592</text:p>
          </table:table-cell>
          <table:table-cell office:value-type="string">
            <text:p>INTERDISCIPLINAR <text:s text:c="33"/></text:p>
          </table:table-cell>
          <table:table-cell office:value-type="string">
            <text:p>Saúde e Direitos Human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90</text:p>
          </table:table-cell>
          <table:table-cell office:value-type="string">
            <text:p>INTERDISCIPLINAR <text:s text:c="33"/></text:p>
          </table:table-cell>
          <table:table-cell office:value-type="string">
            <text:p>Saúde e Sociedade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104</text:p>
          </table:table-cell>
          <table:table-cell office:value-type="string">
            <text:p>INTERDISCIPLINAR <text:s text:c="33"/></text:p>
          </table:table-cell>
          <table:table-cell office:value-type="string">
            <text:p>Saúde em Debat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0821</text:p>
          </table:table-cell>
          <table:table-cell office:value-type="string">
            <text:p>INTERDISCIPLINAR <text:s text:c="33"/></text:p>
          </table:table-cell>
          <table:table-cell office:value-type="string">
            <text:p>Saúde em Revis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56</text:p>
          </table:table-cell>
          <table:table-cell office:value-type="string">
            <text:p>INTERDISCIPLINAR <text:s text:c="33"/></text:p>
          </table:table-cell>
          <table:table-cell office:value-type="string">
            <text:p>Saúde em Revista (UNIME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629</text:p>
          </table:table-cell>
          <table:table-cell office:value-type="string">
            <text:p>INTERDISCIPLINAR <text:s text:c="33"/></text:p>
          </table:table-cell>
          <table:table-cell office:value-type="string">
            <text:p>Saúde Pública, Prevenção e Câncer (Saúde pública, prev. cânce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218X</text:p>
          </table:table-cell>
          <table:table-cell office:value-type="string">
            <text:p>INTERDISCIPLINAR <text:s text:c="33"/></text:p>
          </table:table-cell>
          <table:table-cell office:value-type="string">
            <text:p>Saúde, Ética &amp; Justiç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47</text:p>
          </table:table-cell>
          <table:table-cell office:value-type="string">
            <text:p>INTERDISCIPLINAR <text:s text:c="33"/></text:p>
          </table:table-cell>
          <table:table-cell office:value-type="string">
            <text:p>Saúde, Sexo e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12</text:p>
          </table:table-cell>
          <table:table-cell office:value-type="string">
            <text:p>INTERDISCIPLINAR <text:s text:c="33"/></text:p>
          </table:table-cell>
          <table:table-cell office:value-type="string">
            <text:p>SBPN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264</text:p>
          </table:table-cell>
          <table:table-cell office:value-type="string">
            <text:p>INTERDISCIPLINAR <text:s text:c="33"/></text:p>
          </table:table-cell>
          <table:table-cell office:value-type="string">
            <text:p>SBS Resenh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3083</text:p>
          </table:table-cell>
          <table:table-cell office:value-type="string">
            <text:p>INTERDISCIPLINAR <text:s text:c="33"/></text:p>
          </table:table-cell>
          <table:table-cell office:value-type="string">
            <text:p>Scandinavian Journal of Immun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475</text:p>
          </table:table-cell>
          <table:table-cell office:value-type="string">
            <text:p>INTERDISCIPLINAR <text:s text:c="33"/></text:p>
          </table:table-cell>
          <table:table-cell office:value-type="string">
            <text:p>Scandinavian Journal of Immu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5548</text:p>
          </table:table-cell>
          <table:table-cell office:value-type="string">
            <text:p>INTERDISCIPLINAR <text:s text:c="33"/></text:p>
          </table:table-cell>
          <table:table-cell office:value-type="string">
            <text:p>Scandinavian Journal of Infectious Disea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7188</text:p>
          </table:table-cell>
          <table:table-cell office:value-type="string">
            <text:p>INTERDISCIPLINAR <text:s text:c="33"/></text:p>
          </table:table-cell>
          <table:table-cell office:value-type="string">
            <text:p>Scandinavian Journal of Medicine &amp; Science in Spor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1655</text:p>
          </table:table-cell>
          <table:table-cell office:value-type="string">
            <text:p>INTERDISCIPLINAR <text:s text:c="33"/></text:p>
          </table:table-cell>
          <table:table-cell office:value-type="string">
            <text:p>Schème: Revista Eletrônica de Psicologia e Epistemologia Genét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9964</text:p>
          </table:table-cell>
          <table:table-cell office:value-type="string">
            <text:p>INTERDISCIPLINAR <text:s text:c="33"/></text:p>
          </table:table-cell>
          <table:table-cell office:value-type="string">
            <text:p>Schizophrenia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3427</text:p>
          </table:table-cell>
          <table:table-cell office:value-type="string">
            <text:p>INTERDISCIPLINAR <text:s text:c="33"/></text:p>
          </table:table-cell>
          <table:table-cell office:value-type="string">
            <text:p>Science &amp; Public Polic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8075</text:p>
          </table:table-cell>
          <table:table-cell office:value-type="string">
            <text:p>INTERDISCIPLINAR <text:s text:c="33"/></text:p>
          </table:table-cell>
          <table:table-cell office:value-type="string">
            <text:p>Science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5431</text:p>
          </table:table-cell>
          <table:table-cell office:value-type="string">
            <text:p>INTERDISCIPLINAR <text:s text:c="33"/></text:p>
          </table:table-cell>
          <table:table-cell office:value-type="string">
            <text:p>Science as Cultur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7-0173</text:p>
          </table:table-cell>
          <table:table-cell office:value-type="string">
            <text:p>INTERDISCIPLINAR <text:s text:c="33"/></text:p>
          </table:table-cell>
          <table:table-cell office:value-type="string">
            <text:p>Science Magazine (Par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423</text:p>
          </table:table-cell>
          <table:table-cell office:value-type="string">
            <text:p>INTERDISCIPLINAR <text:s text:c="33"/></text:p>
          </table:table-cell>
          <table:table-cell office:value-type="string">
            <text:p>Science of Computer Programm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9697</text:p>
          </table:table-cell>
          <table:table-cell office:value-type="string">
            <text:p>INTERDISCIPLINAR <text:s text:c="33"/></text:p>
          </table:table-cell>
          <table:table-cell office:value-type="string">
            <text:p>Science of the Total Environ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7218</text:p>
          </table:table-cell>
          <table:table-cell office:value-type="string">
            <text:p>INTERDISCIPLINAR <text:s text:c="33"/></text:p>
          </table:table-cell>
          <table:table-cell office:value-type="string">
            <text:p>Science, Technology and Soci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7-2258</text:p>
          </table:table-cell>
          <table:table-cell office:value-type="string">
            <text:p>INTERDISCIPLINAR <text:s text:c="33"/></text:p>
          </table:table-cell>
          <table:table-cell office:value-type="string">
            <text:p>Sciences au Sud (Par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8-1446</text:p>
          </table:table-cell>
          <table:table-cell office:value-type="string">
            <text:p>INTERDISCIPLINAR <text:s text:c="33"/></text:p>
          </table:table-cell>
          <table:table-cell office:value-type="string">
            <text:p>Sciences de la Société (Toulous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770</text:p>
          </table:table-cell>
          <table:table-cell office:value-type="string">
            <text:p>INTERDISCIPLINAR <text:s text:c="33"/></text:p>
          </table:table-cell>
          <table:table-cell office:value-type="string">
            <text:p>Scientia (UNISINO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125</text:p>
          </table:table-cell>
          <table:table-cell office:value-type="string">
            <text:p>INTERDISCIPLINAR <text:s text:c="33"/></text:p>
          </table:table-cell>
          <table:table-cell office:value-type="string">
            <text:p>Scientia Agraria (UFPR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016</text:p>
          </table:table-cell>
          <table:table-cell office:value-type="string">
            <text:p>INTERDISCIPLINAR <text:s text:c="33"/></text:p>
          </table:table-cell>
          <table:table-cell office:value-type="string">
            <text:p>Scientia Agrícola (USP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815</text:p>
          </table:table-cell>
          <table:table-cell office:value-type="string">
            <text:p>INTERDISCIPLINAR <text:s text:c="33"/></text:p>
          </table:table-cell>
          <table:table-cell office:value-type="string">
            <text:p>Scientia et SP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324</text:p>
          </table:table-cell>
          <table:table-cell office:value-type="string">
            <text:p>INTERDISCIPLINAR <text:s text:c="33"/></text:p>
          </table:table-cell>
          <table:table-cell office:value-type="string">
            <text:p>Scientia Forestalis (IPEF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238</text:p>
          </table:table-cell>
          <table:table-cell office:value-type="string">
            <text:p>INTERDISCIPLINAR <text:s text:c="33"/></text:p>
          </table:table-cell>
          <table:table-cell office:value-type="string">
            <text:p>Scientia Horticultura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8358</text:p>
          </table:table-cell>
          <table:table-cell office:value-type="string">
            <text:p>INTERDISCIPLINAR <text:s text:c="33"/></text:p>
          </table:table-cell>
          <table:table-cell office:value-type="string">
            <text:p>Scientia Marin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3-0135</text:p>
          </table:table-cell>
          <table:table-cell office:value-type="string">
            <text:p>INTERDISCIPLINAR <text:s text:c="33"/></text:p>
          </table:table-cell>
          <table:table-cell office:value-type="string">
            <text:p>Scientia Medica (La Paz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562</text:p>
          </table:table-cell>
          <table:table-cell office:value-type="string">
            <text:p>INTERDISCIPLINAR <text:s text:c="33"/></text:p>
          </table:table-cell>
          <table:table-cell office:value-type="string">
            <text:p>Scientia Medica (PUCR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793</text:p>
          </table:table-cell>
          <table:table-cell office:value-type="string">
            <text:p>INTERDISCIPLINAR <text:s text:c="33"/></text:p>
          </table:table-cell>
          <table:table-cell office:value-type="string">
            <text:p>Scientia Ple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211</text:p>
          </table:table-cell>
          <table:table-cell office:value-type="string">
            <text:p>INTERDISCIPLINAR <text:s text:c="33"/></text:p>
          </table:table-cell>
          <table:table-cell office:value-type="string">
            <text:p>Scientia Sexualis (UG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729</text:p>
          </table:table-cell>
          <table:table-cell office:value-type="string">
            <text:p>INTERDISCIPLINAR <text:s text:c="33"/></text:p>
          </table:table-cell>
          <table:table-cell office:value-type="string">
            <text:p>Scientia Una (FOCC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166</text:p>
          </table:table-cell>
          <table:table-cell office:value-type="string">
            <text:p>INTERDISCIPLINAR <text:s text:c="33"/></text:p>
          </table:table-cell>
          <table:table-cell office:value-type="string">
            <text:p>Scientiae Studia (US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791</text:p>
          </table:table-cell>
          <table:table-cell office:value-type="string">
            <text:p>INTERDISCIPLINAR <text:s text:c="33"/></text:p>
          </table:table-cell>
          <table:table-cell office:value-type="string">
            <text:p>Scientific American Brasi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8-9130</text:p>
          </table:table-cell>
          <table:table-cell office:value-type="string">
            <text:p>INTERDISCIPLINAR <text:s text:c="33"/></text:p>
          </table:table-cell>
          <table:table-cell office:value-type="string">
            <text:p>Scientometr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526</text:p>
          </table:table-cell>
          <table:table-cell office:value-type="string">
            <text:p>INTERDISCIPLINAR <text:s text:c="33"/></text:p>
          </table:table-cell>
          <table:table-cell office:value-type="string">
            <text:p>Scintilla (FFS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3167</text:p>
          </table:table-cell>
          <table:table-cell office:value-type="string">
            <text:p>INTERDISCIPLINAR <text:s text:c="33"/></text:p>
          </table:table-cell>
          <table:table-cell office:value-type="string">
            <text:p>SCMS Journal of Indian Managemen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039</text:p>
          </table:table-cell>
          <table:table-cell office:value-type="string">
            <text:p>INTERDISCIPLINAR <text:s text:c="33"/></text:p>
          </table:table-cell>
          <table:table-cell office:value-type="string">
            <text:p>Scripta (PUCMG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6462</text:p>
          </table:table-cell>
          <table:table-cell office:value-type="string">
            <text:p>INTERDISCIPLINAR <text:s text:c="33"/></text:p>
          </table:table-cell>
          <table:table-cell office:value-type="string">
            <text:p>Scripta Materialia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9788</text:p>
          </table:table-cell>
          <table:table-cell office:value-type="string">
            <text:p>INTERDISCIPLINAR <text:s text:c="33"/></text:p>
          </table:table-cell>
          <table:table-cell office:value-type="string">
            <text:p>Scripta Nova (Barcelon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768</text:p>
          </table:table-cell>
          <table:table-cell office:value-type="string">
            <text:p>INTERDISCIPLINAR <text:s text:c="33"/></text:p>
          </table:table-cell>
          <table:table-cell office:value-type="string">
            <text:p>Scripta Philolog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6387</text:p>
          </table:table-cell>
          <table:table-cell office:value-type="string">
            <text:p>INTERDISCIPLINAR <text:s text:c="33"/></text:p>
          </table:table-cell>
          <table:table-cell office:value-type="string">
            <text:p>Search on Glaucoma (Deutsche Ausg.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802</text:p>
          </table:table-cell>
          <table:table-cell office:value-type="string">
            <text:p>INTERDISCIPLINAR <text:s text:c="33"/></text:p>
          </table:table-cell>
          <table:table-cell office:value-type="string">
            <text:p>Secretariado Executivo em Rev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387</text:p>
          </table:table-cell>
          <table:table-cell office:value-type="string">
            <text:p>INTERDISCIPLINAR <text:s text:c="33"/></text:p>
          </table:table-cell>
          <table:table-cell office:value-type="string">
            <text:p>Seed New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23</text:p>
          </table:table-cell>
          <table:table-cell office:value-type="string">
            <text:p>INTERDISCIPLINAR <text:s text:c="33"/></text:p>
          </table:table-cell>
          <table:table-cell office:value-type="string">
            <text:p>Segurança Alimentar e Nutri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185X</text:p>
          </table:table-cell>
          <table:table-cell office:value-type="string">
            <text:p>INTERDISCIPLINAR <text:s text:c="33"/></text:p>
          </table:table-cell>
          <table:table-cell office:value-type="string">
            <text:p>Selby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1651</text:p>
          </table:table-cell>
          <table:table-cell office:value-type="string">
            <text:p>INTERDISCIPLINAR <text:s text:c="33"/></text:p>
          </table:table-cell>
          <table:table-cell office:value-type="string">
            <text:p>Sellow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130</text:p>
          </table:table-cell>
          <table:table-cell office:value-type="string">
            <text:p>INTERDISCIPLINAR <text:s text:c="33"/></text:p>
          </table:table-cell>
          <table:table-cell office:value-type="string">
            <text:p>Semear (PUCRJ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0164</text:p>
          </table:table-cell>
          <table:table-cell office:value-type="string">
            <text:p>INTERDISCIPLINAR <text:s text:c="33"/></text:p>
          </table:table-cell>
          <table:table-cell office:value-type="string">
            <text:p>Semina (Helsinki) (Cessou em 2006. Cont. ISSN 1796-6116 Farmas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742</text:p>
          </table:table-cell>
          <table:table-cell office:value-type="string">
            <text:p>INTERDISCIPLINAR <text:s text:c="33"/></text:p>
          </table:table-cell>
          <table:table-cell office:value-type="string">
            <text:p>Semina (Londrin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46X</text:p>
          </table:table-cell>
          <table:table-cell office:value-type="string">
            <text:p>INTERDISCIPLINAR <text:s text:c="33"/></text:p>
          </table:table-cell>
          <table:table-cell office:value-type="string">
            <text:p>Semina. Ciências Agrária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359</text:p>
          </table:table-cell>
          <table:table-cell office:value-type="string">
            <text:p>INTERDISCIPLINAR <text:s text:c="33"/></text:p>
          </table:table-cell>
          <table:table-cell office:value-type="string">
            <text:p>Semina. Ciências Agrária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367</text:p>
          </table:table-cell>
          <table:table-cell office:value-type="string">
            <text:p>INTERDISCIPLINAR <text:s text:c="33"/></text:p>
          </table:table-cell>
          <table:table-cell office:value-type="string">
            <text:p>Semina. Ciências Biológicas e da Saúd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451</text:p>
          </table:table-cell>
          <table:table-cell office:value-type="string">
            <text:p>INTERDISCIPLINAR <text:s text:c="33"/></text:p>
          </table:table-cell>
          <table:table-cell office:value-type="string">
            <text:p>Semina. Ciências Exatas e Tecnológica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375</text:p>
          </table:table-cell>
          <table:table-cell office:value-type="string">
            <text:p>INTERDISCIPLINAR <text:s text:c="33"/></text:p>
          </table:table-cell>
          <table:table-cell office:value-type="string">
            <text:p>Semina. Ciências Exatas e Tecnológica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1998</text:p>
          </table:table-cell>
          <table:table-cell office:value-type="string">
            <text:p>INTERDISCIPLINAR <text:s text:c="33"/></text:p>
          </table:table-cell>
          <table:table-cell office:value-type="string">
            <text:p>Semiotica (Berli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2102</text:p>
          </table:table-cell>
          <table:table-cell office:value-type="string">
            <text:p>INTERDISCIPLINAR <text:s text:c="33"/></text:p>
          </table:table-cell>
          <table:table-cell office:value-type="string">
            <text:p>Senckenbergiana Biolog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6-5479</text:p>
          </table:table-cell>
          <table:table-cell office:value-type="string">
            <text:p>INTERDISCIPLINAR <text:s text:c="33"/></text:p>
          </table:table-cell>
          <table:table-cell office:value-type="string">
            <text:p>Sensors &amp; Transduc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8220</text:p>
          </table:table-cell>
          <table:table-cell office:value-type="string">
            <text:p>INTERDISCIPLINAR <text:s text:c="33"/></text:p>
          </table:table-cell>
          <table:table-cell office:value-type="string">
            <text:p>Sensors (Basel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4005</text:p>
          </table:table-cell>
          <table:table-cell office:value-type="string">
            <text:p>INTERDISCIPLINAR <text:s text:c="33"/></text:p>
          </table:table-cell>
          <table:table-cell office:value-type="string">
            <text:p>Sensors and Actuators. B, Chemic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4-4935</text:p>
          </table:table-cell>
          <table:table-cell office:value-type="string">
            <text:p>INTERDISCIPLINAR <text:s text:c="33"/></text:p>
          </table:table-cell>
          <table:table-cell office:value-type="string">
            <text:p>Sensors and Mate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6395</text:p>
          </table:table-cell>
          <table:table-cell office:value-type="string">
            <text:p>INTERDISCIPLINAR <text:s text:c="33"/></text:p>
          </table:table-cell>
          <table:table-cell office:value-type="string">
            <text:p>Separation Science and Tech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562</text:p>
          </table:table-cell>
          <table:table-cell office:value-type="string">
            <text:p>INTERDISCIPLINAR <text:s text:c="33"/></text:p>
          </table:table-cell>
          <table:table-cell office:value-type="string">
            <text:p>Sequência (UFSC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8-3065</text:p>
          </table:table-cell>
          <table:table-cell office:value-type="string">
            <text:p>INTERDISCIPLINAR <text:s text:c="33"/></text:p>
          </table:table-cell>
          <table:table-cell office:value-type="string">
            <text:p>Ser Méd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946</text:p>
          </table:table-cell>
          <table:table-cell office:value-type="string">
            <text:p>INTERDISCIPLINAR <text:s text:c="33"/></text:p>
          </table:table-cell>
          <table:table-cell office:value-type="string">
            <text:p>Ser Social (UnB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0364</text:p>
          </table:table-cell>
          <table:table-cell office:value-type="string">
            <text:p>INTERDISCIPLINAR <text:s text:c="33"/></text:p>
          </table:table-cell>
          <table:table-cell office:value-type="string">
            <text:p>Serie Antropologí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859</text:p>
          </table:table-cell>
          <table:table-cell office:value-type="string">
            <text:p>INTERDISCIPLINAR <text:s text:c="33"/></text:p>
          </table:table-cell>
          <table:table-cell office:value-type="string">
            <text:p>Série Antropologia (Brasília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867</text:p>
          </table:table-cell>
          <table:table-cell office:value-type="string">
            <text:p>INTERDISCIPLINAR <text:s text:c="33"/></text:p>
          </table:table-cell>
          <table:table-cell office:value-type="string">
            <text:p>Série Antropologia (Brasília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37-6528</text:p>
          </table:table-cell>
          <table:table-cell office:value-type="string">
            <text:p>INTERDISCIPLINAR <text:s text:c="33"/></text:p>
          </table:table-cell>
          <table:table-cell office:value-type="string">
            <text:p>Série Cahier de Recherche - UMR MOI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693</text:p>
          </table:table-cell>
          <table:table-cell office:value-type="string">
            <text:p>INTERDISCIPLINAR <text:s text:c="33"/></text:p>
          </table:table-cell>
          <table:table-cell office:value-type="string">
            <text:p>Série CEPPAC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271</text:p>
          </table:table-cell>
          <table:table-cell office:value-type="string">
            <text:p>INTERDISCIPLINAR <text:s text:c="33"/></text:p>
          </table:table-cell>
          <table:table-cell office:value-type="string">
            <text:p>Série Diversidade e Cidadania (Faculdades ESPA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495</text:p>
          </table:table-cell>
          <table:table-cell office:value-type="string">
            <text:p>INTERDISCIPLINAR <text:s text:c="33"/></text:p>
          </table:table-cell>
          <table:table-cell office:value-type="string">
            <text:p>Série Documenta (UFRJ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640</text:p>
          </table:table-cell>
          <table:table-cell office:value-type="string">
            <text:p>INTERDISCIPLINAR <text:s text:c="33"/></text:p>
          </table:table-cell>
          <table:table-cell office:value-type="string">
            <text:p>Série Documental (INE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658</text:p>
          </table:table-cell>
          <table:table-cell office:value-type="string">
            <text:p>INTERDISCIPLINAR <text:s text:c="33"/></text:p>
          </table:table-cell>
          <table:table-cell office:value-type="string">
            <text:p>Serie Educacao Ambient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031X</text:p>
          </table:table-cell>
          <table:table-cell office:value-type="string">
            <text:p>INTERDISCIPLINAR <text:s text:c="33"/></text:p>
          </table:table-cell>
          <table:table-cell office:value-type="string">
            <text:p>Série Sociologica. Antrop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138</text:p>
          </table:table-cell>
          <table:table-cell office:value-type="string">
            <text:p>INTERDISCIPLINAR <text:s text:c="33"/></text:p>
          </table:table-cell>
          <table:table-cell office:value-type="string">
            <text:p>Série-Estudos (UCDB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233</text:p>
          </table:table-cell>
          <table:table-cell office:value-type="string">
            <text:p>INTERDISCIPLINAR <text:s text:c="33"/></text:p>
          </table:table-cell>
          <table:table-cell office:value-type="string">
            <text:p>Serviço Social &amp; Realida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628</text:p>
          </table:table-cell>
          <table:table-cell office:value-type="string">
            <text:p>INTERDISCIPLINAR <text:s text:c="33"/></text:p>
          </table:table-cell>
          <table:table-cell office:value-type="string">
            <text:p>Serviço Social &amp; Sociedad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707</text:p>
          </table:table-cell>
          <table:table-cell office:value-type="string">
            <text:p>INTERDISCIPLINAR <text:s text:c="33"/></text:p>
          </table:table-cell>
          <table:table-cell office:value-type="string">
            <text:p>Serviço Social e Contemporanei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842</text:p>
          </table:table-cell>
          <table:table-cell office:value-type="string">
            <text:p>INTERDISCIPLINAR <text:s text:c="33"/></text:p>
          </table:table-cell>
          <table:table-cell office:value-type="string">
            <text:p>Serviço Social em Revist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4973</text:p>
          </table:table-cell>
          <table:table-cell office:value-type="string">
            <text:p>INTERDISCIPLINAR <text:s text:c="33"/></text:p>
          </table:table-cell>
          <table:table-cell office:value-type="string">
            <text:p>Sexually Transmitted Infec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9622</text:p>
          </table:table-cell>
          <table:table-cell office:value-type="string">
            <text:p>INTERDISCIPLINAR <text:s text:c="33"/></text:p>
          </table:table-cell>
          <table:table-cell office:value-type="string">
            <text:p>Shock and Vibr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4237</text:p>
          </table:table-cell>
          <table:table-cell office:value-type="string">
            <text:p>INTERDISCIPLINAR <text:s text:c="33"/></text:p>
          </table:table-cell>
          <table:table-cell office:value-type="string">
            <text:p>Shore and Bea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0129</text:p>
          </table:table-cell>
          <table:table-cell office:value-type="string">
            <text:p>INTERDISCIPLINAR <text:s text:c="33"/></text:p>
          </table:table-cell>
          <table:table-cell office:value-type="string">
            <text:p>SIAM Journal on Control and Optimiza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1410</text:p>
          </table:table-cell>
          <table:table-cell office:value-type="string">
            <text:p>INTERDISCIPLINAR <text:s text:c="33"/></text:p>
          </table:table-cell>
          <table:table-cell office:value-type="string">
            <text:p>SIAM Journal on Mathematical Analysi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1429</text:p>
          </table:table-cell>
          <table:table-cell office:value-type="string">
            <text:p>INTERDISCIPLINAR <text:s text:c="33"/></text:p>
          </table:table-cell>
          <table:table-cell office:value-type="string">
            <text:p>SIAM Journal on Numerical Analysi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1488</text:p>
          </table:table-cell>
          <table:table-cell office:value-type="string">
            <text:p>INTERDISCIPLINAR <text:s text:c="33"/></text:p>
          </table:table-cell>
          <table:table-cell office:value-type="string">
            <text:p>SIDA, Contributions to Botany (Cessou em 2006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0-0070</text:p>
          </table:table-cell>
          <table:table-cell office:value-type="string">
            <text:p>INTERDISCIPLINAR <text:s text:c="33"/></text:p>
          </table:table-cell>
          <table:table-cell office:value-type="string">
            <text:p>Signes (Nantes) (Cessou em 2005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330</text:p>
          </table:table-cell>
          <table:table-cell office:value-type="string">
            <text:p>INTERDISCIPLINAR <text:s text:c="33"/></text:p>
          </table:table-cell>
          <table:table-cell office:value-type="string">
            <text:p>Significação: Revista de Cultura Audiovisu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416</text:p>
          </table:table-cell>
          <table:table-cell office:value-type="string">
            <text:p>INTERDISCIPLINAR <text:s text:c="33"/></text:p>
          </table:table-cell>
          <table:table-cell office:value-type="string">
            <text:p>Signos (UNIVAT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5-1324</text:p>
          </table:table-cell>
          <table:table-cell office:value-type="string">
            <text:p>INTERDISCIPLINAR <text:s text:c="33"/></text:p>
          </table:table-cell>
          <table:table-cell office:value-type="string">
            <text:p>Signos Filosófic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250</text:p>
          </table:table-cell>
          <table:table-cell office:value-type="string">
            <text:p>INTERDISCIPLINAR <text:s text:c="33"/></text:p>
          </table:table-cell>
          <table:table-cell office:value-type="string">
            <text:p>Signotica (UF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62</text:p>
          </table:table-cell>
          <table:table-cell office:value-type="string">
            <text:p>INTERDISCIPLINAR <text:s text:c="33"/></text:p>
          </table:table-cell>
          <table:table-cell office:value-type="string">
            <text:p>Signum (Fortalez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295</text:p>
          </table:table-cell>
          <table:table-cell office:value-type="string">
            <text:p>INTERDISCIPLINAR <text:s text:c="33"/></text:p>
          </table:table-cell>
          <table:table-cell office:value-type="string">
            <text:p>Signum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9008</text:p>
          </table:table-cell>
          <table:table-cell office:value-type="string">
            <text:p>INTERDISCIPLINAR <text:s text:c="33"/></text:p>
          </table:table-cell>
          <table:table-cell office:value-type="string">
            <text:p>SIICsalud (Buenos Air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8781</text:p>
          </table:table-cell>
          <table:table-cell office:value-type="string">
            <text:p>INTERDISCIPLINAR <text:s text:c="33"/></text:p>
          </table:table-cell>
          <table:table-cell office:value-type="string">
            <text:p>Simulation &amp; Gam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5497</text:p>
          </table:table-cell>
          <table:table-cell office:value-type="string">
            <text:p>INTERDISCIPLINAR <text:s text:c="33"/></text:p>
          </table:table-cell>
          <table:table-cell office:value-type="string">
            <text:p>Simulation (San Diego, Calif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4869</text:p>
          </table:table-cell>
          <table:table-cell office:value-type="string">
            <text:p>INTERDISCIPLINAR <text:s text:c="33"/></text:p>
          </table:table-cell>
          <table:table-cell office:value-type="string">
            <text:p>Simulation Practice and Theory (Cessou em 2002. Cont. ISSN 1569-190X Simulation Modelling Practice and Theory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815</text:p>
          </table:table-cell>
          <table:table-cell office:value-type="string">
            <text:p>INTERDISCIPLINAR <text:s text:c="33"/></text:p>
          </table:table-cell>
          <table:table-cell office:value-type="string">
            <text:p>Sinais Soci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067</text:p>
          </table:table-cell>
          <table:table-cell office:value-type="string">
            <text:p>INTERDISCIPLINAR <text:s text:c="33"/></text:p>
          </table:table-cell>
          <table:table-cell office:value-type="string">
            <text:p>Sinapse Ambient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2-384X</text:p>
          </table:table-cell>
          <table:table-cell office:value-type="string">
            <text:p>INTERDISCIPLINAR <text:s text:c="33"/></text:p>
          </table:table-cell>
          <table:table-cell office:value-type="string">
            <text:p>Sincronía (Guadalajar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99X</text:p>
          </table:table-cell>
          <table:table-cell office:value-type="string">
            <text:p>INTERDISCIPLINAR <text:s text:c="33"/></text:p>
          </table:table-cell>
          <table:table-cell office:value-type="string">
            <text:p>Sinergia (CEFET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332</text:p>
          </table:table-cell>
          <table:table-cell office:value-type="string">
            <text:p>INTERDISCIPLINAR <text:s text:c="33"/></text:p>
          </table:table-cell>
          <table:table-cell office:value-type="string">
            <text:p>Sintese (Belo Horizonte. 1974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3-458X</text:p>
          </table:table-cell>
          <table:table-cell office:value-type="string">
            <text:p>INTERDISCIPLINAR <text:s text:c="33"/></text:p>
          </table:table-cell>
          <table:table-cell office:value-type="string">
            <text:p>Sipario (Milan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4990</text:p>
          </table:table-cell>
          <table:table-cell office:value-type="string">
            <text:p>INTERDISCIPLINAR <text:s text:c="33"/></text:p>
          </table:table-cell>
          <table:table-cell office:value-type="string">
            <text:p>Sísifo (Lisbo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841</text:p>
          </table:table-cell>
          <table:table-cell office:value-type="string">
            <text:p>INTERDISCIPLINAR <text:s text:c="33"/></text:p>
          </table:table-cell>
          <table:table-cell office:value-type="string">
            <text:p>Sitientibus (UEF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097</text:p>
          </table:table-cell>
          <table:table-cell office:value-type="string">
            <text:p>INTERDISCIPLINAR <text:s text:c="33"/></text:p>
          </table:table-cell>
          <table:table-cell office:value-type="string">
            <text:p>Sitientibus. Série Ciências Biológ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2348</text:p>
          </table:table-cell>
          <table:table-cell office:value-type="string">
            <text:p>INTERDISCIPLINAR <text:s text:c="33"/></text:p>
          </table:table-cell>
          <table:table-cell office:value-type="string">
            <text:p>Skeletal Rad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9457</text:p>
          </table:table-cell>
          <table:table-cell office:value-type="string">
            <text:p>INTERDISCIPLINAR <text:s text:c="33"/></text:p>
          </table:table-cell>
          <table:table-cell office:value-type="string">
            <text:p>Sleep Medicine (Amsterdam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976</text:p>
          </table:table-cell>
          <table:table-cell office:value-type="string">
            <text:p>INTERDISCIPLINAR <text:s text:c="33"/></text:p>
          </table:table-cell>
          <table:table-cell office:value-type="string">
            <text:p>SMAD. Revista Eletrônica Saúde Mental Álcool e Drogas (Edição em portuguê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3-6810</text:p>
          </table:table-cell>
          <table:table-cell office:value-type="string">
            <text:p>INTERDISCIPLINAR <text:s text:c="33"/></text:p>
          </table:table-cell>
          <table:table-cell office:value-type="string">
            <text:p>Small (Weinhei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4488</text:p>
          </table:table-cell>
          <table:table-cell office:value-type="string">
            <text:p>INTERDISCIPLINAR <text:s text:c="33"/></text:p>
          </table:table-cell>
          <table:table-cell office:value-type="string">
            <text:p>Small Ruminant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1726</text:p>
          </table:table-cell>
          <table:table-cell office:value-type="string">
            <text:p>INTERDISCIPLINAR <text:s text:c="33"/></text:p>
          </table:table-cell>
          <table:table-cell office:value-type="string">
            <text:p>Smart Materials and Structur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620</text:p>
          </table:table-cell>
          <table:table-cell office:value-type="string">
            <text:p>INTERDISCIPLINAR <text:s text:c="33"/></text:p>
          </table:table-cell>
          <table:table-cell office:value-type="string">
            <text:p>Sociais e Human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7686</text:p>
          </table:table-cell>
          <table:table-cell office:value-type="string">
            <text:p>INTERDISCIPLINAR <text:s text:c="33"/></text:p>
          </table:table-cell>
          <table:table-cell office:value-type="string">
            <text:p>Social Compass (Imprimé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3-3952</text:p>
          </table:table-cell>
          <table:table-cell office:value-type="string">
            <text:p>INTERDISCIPLINAR <text:s text:c="33"/></text:p>
          </table:table-cell>
          <table:table-cell office:value-type="string">
            <text:p>Social Dyna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7732</text:p>
          </table:table-cell>
          <table:table-cell office:value-type="string">
            <text:p>INTERDISCIPLINAR <text:s text:c="33"/></text:p>
          </table:table-cell>
          <table:table-cell office:value-type="string">
            <text:p>Social For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9536</text:p>
          </table:table-cell>
          <table:table-cell office:value-type="string">
            <text:p>INTERDISCIPLINAR <text:s text:c="33"/></text:p>
          </table:table-cell>
          <table:table-cell office:value-type="string">
            <text:p>Social Science &amp; Medicine (1982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3127</text:p>
          </table:table-cell>
          <table:table-cell office:value-type="string">
            <text:p>INTERDISCIPLINAR <text:s text:c="33"/></text:p>
          </table:table-cell>
          <table:table-cell office:value-type="string">
            <text:p>Social Studies of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2-8827</text:p>
          </table:table-cell>
          <table:table-cell office:value-type="string">
            <text:p>INTERDISCIPLINAR <text:s text:c="33"/></text:p>
          </table:table-cell>
          <table:table-cell office:value-type="string">
            <text:p>Socialismo y Participació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570</text:p>
          </table:table-cell>
          <table:table-cell office:value-type="string">
            <text:p>INTERDISCIPLINAR <text:s text:c="33"/></text:p>
          </table:table-cell>
          <table:table-cell office:value-type="string">
            <text:p>Sociedade &amp; Natureza (UFU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513</text:p>
          </table:table-cell>
          <table:table-cell office:value-type="string">
            <text:p>INTERDISCIPLINAR <text:s text:c="33"/></text:p>
          </table:table-cell>
          <table:table-cell office:value-type="string">
            <text:p>Sociedade &amp; Natureza (UFU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566</text:p>
          </table:table-cell>
          <table:table-cell office:value-type="string">
            <text:p>INTERDISCIPLINAR <text:s text:c="33"/></text:p>
          </table:table-cell>
          <table:table-cell office:value-type="string">
            <text:p>Sociedade e Cultur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551</text:p>
          </table:table-cell>
          <table:table-cell office:value-type="string">
            <text:p>INTERDISCIPLINAR <text:s text:c="33"/></text:p>
          </table:table-cell>
          <table:table-cell office:value-type="string">
            <text:p>Sociedade e Desenvolvimento Rur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92</text:p>
          </table:table-cell>
          <table:table-cell office:value-type="string">
            <text:p>INTERDISCIPLINAR <text:s text:c="33"/></text:p>
          </table:table-cell>
          <table:table-cell office:value-type="string">
            <text:p>Sociedade e Estado (UnB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893</text:p>
          </table:table-cell>
          <table:table-cell office:value-type="string">
            <text:p>INTERDISCIPLINAR <text:s text:c="33"/></text:p>
          </table:table-cell>
          <table:table-cell office:value-type="string">
            <text:p>Sociedade e Território (Nata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6308</text:p>
          </table:table-cell>
          <table:table-cell office:value-type="string">
            <text:p>INTERDISCIPLINAR <text:s text:c="33"/></text:p>
          </table:table-cell>
          <table:table-cell office:value-type="string">
            <text:p>Sociedade e Território (Port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869</text:p>
          </table:table-cell>
          <table:table-cell office:value-type="string">
            <text:p>INTERDISCIPLINAR <text:s text:c="33"/></text:p>
          </table:table-cell>
          <table:table-cell office:value-type="string">
            <text:p>Sociedade em Debate (UCPe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29-825X</text:p>
          </table:table-cell>
          <table:table-cell office:value-type="string">
            <text:p>INTERDISCIPLINAR <text:s text:c="33"/></text:p>
          </table:table-cell>
          <table:table-cell office:value-type="string">
            <text:p>Sociétés Brésiliennes (Cessou em 2003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1920</text:p>
          </table:table-cell>
          <table:table-cell office:value-type="string">
            <text:p>INTERDISCIPLINAR <text:s text:c="33"/></text:p>
          </table:table-cell>
          <table:table-cell office:value-type="string">
            <text:p>Society &amp; Natural Resour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6525</text:p>
          </table:table-cell>
          <table:table-cell office:value-type="string">
            <text:p>INTERDISCIPLINAR <text:s text:c="33"/></text:p>
          </table:table-cell>
          <table:table-cell office:value-type="string">
            <text:p>Socio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8364</text:p>
          </table:table-cell>
          <table:table-cell office:value-type="string">
            <text:p>INTERDISCIPLINAR <text:s text:c="33"/></text:p>
          </table:table-cell>
          <table:table-cell office:value-type="string">
            <text:p>Sociología del Trabaj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522</text:p>
          </table:table-cell>
          <table:table-cell office:value-type="string">
            <text:p>INTERDISCIPLINAR <text:s text:c="33"/></text:p>
          </table:table-cell>
          <table:table-cell office:value-type="string">
            <text:p>Sociologias (UFRG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3714</text:p>
          </table:table-cell>
          <table:table-cell office:value-type="string">
            <text:p>INTERDISCIPLINAR <text:s text:c="33"/></text:p>
          </table:table-cell>
          <table:table-cell office:value-type="string">
            <text:p>Sociomuse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333</text:p>
          </table:table-cell>
          <table:table-cell office:value-type="string">
            <text:p>INTERDISCIPLINAR <text:s text:c="33"/></text:p>
          </table:table-cell>
          <table:table-cell office:value-type="string">
            <text:p>Socitec E-print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1987</text:p>
          </table:table-cell>
          <table:table-cell office:value-type="string">
            <text:p>INTERDISCIPLINAR <text:s text:c="33"/></text:p>
          </table:table-cell>
          <table:table-cell office:value-type="string">
            <text:p>Soil &amp; Tillage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717</text:p>
          </table:table-cell>
          <table:table-cell office:value-type="string">
            <text:p>INTERDISCIPLINAR <text:s text:c="33"/></text:p>
          </table:table-cell>
          <table:table-cell office:value-type="string">
            <text:p>Soil Biology &amp; Bio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5995</text:p>
          </table:table-cell>
          <table:table-cell office:value-type="string">
            <text:p>INTERDISCIPLINAR <text:s text:c="33"/></text:p>
          </table:table-cell>
          <table:table-cell office:value-type="string">
            <text:p>Soil Science Society of America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743</text:p>
          </table:table-cell>
          <table:table-cell office:value-type="string">
            <text:p>INTERDISCIPLINAR <text:s text:c="33"/></text:p>
          </table:table-cell>
          <table:table-cell office:value-type="string">
            <text:p>Soils &amp; Rock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938</text:p>
          </table:table-cell>
          <table:table-cell office:value-type="string">
            <text:p>INTERDISCIPLINAR <text:s text:c="33"/></text:p>
          </table:table-cell>
          <table:table-cell office:value-type="string">
            <text:p>Solar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1098</text:p>
          </table:table-cell>
          <table:table-cell office:value-type="string">
            <text:p>INTERDISCIPLINAR <text:s text:c="33"/></text:p>
          </table:table-cell>
          <table:table-cell office:value-type="string">
            <text:p>Solid State Commun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21</text:p>
          </table:table-cell>
          <table:table-cell office:value-type="string">
            <text:p>INTERDISCIPLINAR <text:s text:c="33"/></text:p>
          </table:table-cell>
          <table:table-cell office:value-type="string">
            <text:p>Solos e Rochas (Cessou em 2006. Cont. ISSN 1980-9743 Soils &amp; Rock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765</text:p>
          </table:table-cell>
          <table:table-cell office:value-type="string">
            <text:p>INTERDISCIPLINAR <text:s text:c="33"/></text:p>
          </table:table-cell>
          <table:table-cell office:value-type="string">
            <text:p>Somanlu (UFA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03-8370</text:p>
          </table:table-cell>
          <table:table-cell office:value-type="string">
            <text:p>INTERDISCIPLINAR <text:s text:c="33"/></text:p>
          </table:table-cell>
          <table:table-cell office:value-type="string">
            <text:p>Sosyal Ve Ekonomik Arastirmalar Dergisi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6-1154</text:p>
          </table:table-cell>
          <table:table-cell office:value-type="string">
            <text:p>INTERDISCIPLINAR <text:s text:c="33"/></text:p>
          </table:table-cell>
          <table:table-cell office:value-type="string">
            <text:p>SOURCE (Print) (Bon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4-5494</text:p>
          </table:table-cell>
          <table:table-cell office:value-type="string">
            <text:p>INTERDISCIPLINAR <text:s text:c="33"/></text:p>
          </table:table-cell>
          <table:table-cell office:value-type="string">
            <text:p>Sources Unes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798</text:p>
          </table:table-cell>
          <table:table-cell office:value-type="string">
            <text:p>INTERDISCIPLINAR <text:s text:c="33"/></text:p>
          </table:table-cell>
          <table:table-cell office:value-type="string">
            <text:p>South American Journal of Herpetolog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8246</text:p>
          </table:table-cell>
          <table:table-cell office:value-type="string">
            <text:p>INTERDISCIPLINAR <text:s text:c="33"/></text:p>
          </table:table-cell>
          <table:table-cell office:value-type="string">
            <text:p>Southeast Asian Journal of Social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431</text:p>
          </table:table-cell>
          <table:table-cell office:value-type="string">
            <text:p>INTERDISCIPLINAR <text:s text:c="33"/></text:p>
          </table:table-cell>
          <table:table-cell office:value-type="string">
            <text:p>Southern Brazilian Journal of Chemist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4038</text:p>
          </table:table-cell>
          <table:table-cell office:value-type="string">
            <text:p>INTERDISCIPLINAR <text:s text:c="33"/></text:p>
          </table:table-cell>
          <table:table-cell office:value-type="string">
            <text:p>Southern Economic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4348</text:p>
          </table:table-cell>
          <table:table-cell office:value-type="string">
            <text:p>INTERDISCIPLINAR <text:s text:c="33"/></text:p>
          </table:table-cell>
          <table:table-cell office:value-type="string">
            <text:p>Southern Medical Journal (Birmingham, Ala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5-1879</text:p>
          </table:table-cell>
          <table:table-cell office:value-type="string">
            <text:p>INTERDISCIPLINAR <text:s text:c="33"/></text:p>
          </table:table-cell>
          <table:table-cell office:value-type="string">
            <text:p>Special Care in Dent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1-1951</text:p>
          </table:table-cell>
          <table:table-cell office:value-type="string">
            <text:p>INTERDISCIPLINAR <text:s text:c="33"/></text:p>
          </table:table-cell>
          <table:table-cell office:value-type="string">
            <text:p>Spectrochimica Acta (Cessou em 1966. Foi desdobrado em dois: ISSN 0584-8539 Spectrochimica Acta. Part A, Molecular Spectroscopy e ISSN 0584-8547 Spectrochimica Acta. Part B, Atomic Spectroscopy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1425</text:p>
          </table:table-cell>
          <table:table-cell office:value-type="string">
            <text:p>INTERDISCIPLINAR <text:s text:c="33"/></text:p>
          </table:table-cell>
          <table:table-cell office:value-type="string">
            <text:p>Spectrochimica Acta. Part A, Molecular and Biomolecular Spectroscop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4-8547</text:p>
          </table:table-cell>
          <table:table-cell office:value-type="string">
            <text:p>INTERDISCIPLINAR <text:s text:c="33"/></text:p>
          </table:table-cell>
          <table:table-cell office:value-type="string">
            <text:p>Spectrochimica Acta. Part B, Atomic Spectroscop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3141</text:p>
          </table:table-cell>
          <table:table-cell office:value-type="string">
            <text:p>INTERDISCIPLINAR <text:s text:c="33"/></text:p>
          </table:table-cell>
          <table:table-cell office:value-type="string">
            <text:p>Sports Biomechan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214</text:p>
          </table:table-cell>
          <table:table-cell office:value-type="string">
            <text:p>INTERDISCIPLINAR <text:s text:c="33"/></text:p>
          </table:table-cell>
          <table:table-cell office:value-type="string">
            <text:p>STAB (Piracica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058</text:p>
          </table:table-cell>
          <table:table-cell office:value-type="string">
            <text:p>INTERDISCIPLINAR <text:s text:c="33"/></text:p>
          </table:table-cell>
          <table:table-cell office:value-type="string">
            <text:p>Star Virge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9056</text:p>
          </table:table-cell>
          <table:table-cell office:value-type="string">
            <text:p>INTERDISCIPLINAR <text:s text:c="33"/></text:p>
          </table:table-cell>
          <table:table-cell office:value-type="string">
            <text:p>Stärke (Weinhei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152</text:p>
          </table:table-cell>
          <table:table-cell office:value-type="string">
            <text:p>INTERDISCIPLINAR <text:s text:c="33"/></text:p>
          </table:table-cell>
          <table:table-cell office:value-type="string">
            <text:p>Statistics &amp; Probability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174</text:p>
          </table:table-cell>
          <table:table-cell office:value-type="string">
            <text:p>INTERDISCIPLINAR <text:s text:c="33"/></text:p>
          </table:table-cell>
          <table:table-cell office:value-type="string">
            <text:p>Statistics and Comput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2994</text:p>
          </table:table-cell>
          <table:table-cell office:value-type="string">
            <text:p>INTERDISCIPLINAR <text:s text:c="33"/></text:p>
          </table:table-cell>
          <table:table-cell office:value-type="string">
            <text:p>Stochastic Analysis and Applic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2499</text:p>
          </table:table-cell>
          <table:table-cell office:value-type="string">
            <text:p>INTERDISCIPLINAR <text:s text:c="33"/></text:p>
          </table:table-cell>
          <table:table-cell office:value-type="string">
            <text:p>Stroke (Dallas. 1970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2255</text:p>
          </table:table-cell>
          <table:table-cell office:value-type="string">
            <text:p>INTERDISCIPLINAR <text:s text:c="33"/></text:p>
          </table:table-cell>
          <table:table-cell office:value-type="string">
            <text:p>Structural Control &amp; Health Monitor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2060</text:p>
          </table:table-cell>
          <table:table-cell office:value-type="string">
            <text:p>INTERDISCIPLINAR <text:s text:c="33"/></text:p>
          </table:table-cell>
          <table:table-cell office:value-type="string">
            <text:p>Studia Historica. Ha Mediev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3215</text:p>
          </table:table-cell>
          <table:table-cell office:value-type="string">
            <text:p>INTERDISCIPLINAR <text:s text:c="33"/></text:p>
          </table:table-cell>
          <table:table-cell office:value-type="string">
            <text:p>Studia Logic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0616</text:p>
          </table:table-cell>
          <table:table-cell office:value-type="string">
            <text:p>INTERDISCIPLINAR <text:s text:c="33"/></text:p>
          </table:table-cell>
          <table:table-cell office:value-type="string">
            <text:p>Studies in My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2991</text:p>
          </table:table-cell>
          <table:table-cell office:value-type="string">
            <text:p>INTERDISCIPLINAR <text:s text:c="33"/></text:p>
          </table:table-cell>
          <table:table-cell office:value-type="string">
            <text:p>Studies in Surface Science and Cataly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521</text:p>
          </table:table-cell>
          <table:table-cell office:value-type="string">
            <text:p>INTERDISCIPLINAR <text:s text:c="33"/></text:p>
          </table:table-cell>
          <table:table-cell office:value-type="string">
            <text:p>Studies on Neotropical Fauna and Environ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388</text:p>
          </table:table-cell>
          <table:table-cell office:value-type="string">
            <text:p>INTERDISCIPLINAR <text:s text:c="33"/></text:p>
          </table:table-cell>
          <table:table-cell office:value-type="string">
            <text:p>Studium (UNI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57X</text:p>
          </table:table-cell>
          <table:table-cell office:value-type="string">
            <text:p>INTERDISCIPLINAR <text:s text:c="33"/></text:p>
          </table:table-cell>
          <table:table-cell office:value-type="string">
            <text:p>Stylus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1525</text:p>
          </table:table-cell>
          <table:table-cell office:value-type="string">
            <text:p>INTERDISCIPLINAR <text:s text:c="33"/></text:p>
          </table:table-cell>
          <table:table-cell office:value-type="string">
            <text:p>Sugar Te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405</text:p>
          </table:table-cell>
          <table:table-cell office:value-type="string">
            <text:p>INTERDISCIPLINAR <text:s text:c="33"/></text:p>
          </table:table-cell>
          <table:table-cell office:value-type="string">
            <text:p>Summa Phytopatholog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445</text:p>
          </table:table-cell>
          <table:table-cell office:value-type="string">
            <text:p>INTERDISCIPLINAR <text:s text:c="33"/></text:p>
          </table:table-cell>
          <table:table-cell office:value-type="string">
            <text:p>Sur. Revista Internacional de Direitos Humano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7-8972</text:p>
          </table:table-cell>
          <table:table-cell office:value-type="string">
            <text:p>INTERDISCIPLINAR <text:s text:c="33"/></text:p>
          </table:table-cell>
          <table:table-cell office:value-type="string">
            <text:p>Surface &amp; Coatings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6028</text:p>
          </table:table-cell>
          <table:table-cell office:value-type="string">
            <text:p>INTERDISCIPLINAR <text:s text:c="33"/></text:p>
          </table:table-cell>
          <table:table-cell office:value-type="string">
            <text:p>Surface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0-1038</text:p>
          </table:table-cell>
          <table:table-cell office:value-type="string">
            <text:p>INTERDISCIPLINAR <text:s text:c="33"/></text:p>
          </table:table-cell>
          <table:table-cell office:value-type="string">
            <text:p>Surgical and Radiologic Anatom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7695</text:p>
          </table:table-cell>
          <table:table-cell office:value-type="string">
            <text:p>INTERDISCIPLINAR <text:s text:c="33"/></text:p>
          </table:table-cell>
          <table:table-cell office:value-type="string">
            <text:p>Symposium (Recif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6-5214</text:p>
          </table:table-cell>
          <table:table-cell office:value-type="string">
            <text:p>INTERDISCIPLINAR <text:s text:c="33"/></text:p>
          </table:table-cell>
          <table:table-cell office:value-type="string">
            <text:p>Synlett (Stuttgar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7881</text:p>
          </table:table-cell>
          <table:table-cell office:value-type="string">
            <text:p>INTERDISCIPLINAR <text:s text:c="33"/></text:p>
          </table:table-cell>
          <table:table-cell office:value-type="string">
            <text:p>Synthesis (Stuttgar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1971</text:p>
          </table:table-cell>
          <table:table-cell office:value-type="string">
            <text:p>INTERDISCIPLINAR <text:s text:c="33"/></text:p>
          </table:table-cell>
          <table:table-cell office:value-type="string">
            <text:p>Systematic and Applied Aca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445</text:p>
          </table:table-cell>
          <table:table-cell office:value-type="string">
            <text:p>INTERDISCIPLINAR <text:s text:c="33"/></text:p>
          </table:table-cell>
          <table:table-cell office:value-type="string">
            <text:p>Systematic Botan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5752</text:p>
          </table:table-cell>
          <table:table-cell office:value-type="string">
            <text:p>INTERDISCIPLINAR <text:s text:c="33"/></text:p>
          </table:table-cell>
          <table:table-cell office:value-type="string">
            <text:p>Systematic Parasi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911</text:p>
          </table:table-cell>
          <table:table-cell office:value-type="string">
            <text:p>INTERDISCIPLINAR <text:s text:c="33"/></text:p>
          </table:table-cell>
          <table:table-cell office:value-type="string">
            <text:p>Systems &amp; Control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892</text:p>
          </table:table-cell>
          <table:table-cell office:value-type="string">
            <text:p>INTERDISCIPLINAR <text:s text:c="33"/></text:p>
          </table:table-cell>
          <table:table-cell office:value-type="string">
            <text:p>T &amp; N Petróle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824</text:p>
          </table:table-cell>
          <table:table-cell office:value-type="string">
            <text:p>INTERDISCIPLINAR <text:s text:c="33"/></text:p>
          </table:table-cell>
          <table:table-cell office:value-type="string">
            <text:p>T&amp;C Amazôn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4-2489</text:p>
          </table:table-cell>
          <table:table-cell office:value-type="string">
            <text:p>INTERDISCIPLINAR <text:s text:c="33"/></text:p>
          </table:table-cell>
          <table:table-cell office:value-type="string">
            <text:p>Tabula Ras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45-3559</text:p>
          </table:table-cell>
          <table:table-cell office:value-type="string">
            <text:p>INTERDISCIPLINAR <text:s text:c="33"/></text:p>
          </table:table-cell>
          <table:table-cell office:value-type="string">
            <text:p>Taíra (Grenoble) (Cessou em 2004. Funfiu-se com ISSN 0769-0681 Iris (Grenobl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9140</text:p>
          </table:table-cell>
          <table:table-cell office:value-type="string">
            <text:p>INTERDISCIPLINAR <text:s text:c="33"/></text:p>
          </table:table-cell>
          <table:table-cell office:value-type="string">
            <text:p>Talanta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59-1920</text:p>
          </table:table-cell>
          <table:table-cell office:value-type="string">
            <text:p>INTERDISCIPLINAR <text:s text:c="33"/></text:p>
          </table:table-cell>
          <table:table-cell office:value-type="string">
            <text:p>TALIS. Third Age Learning International Studi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0798</text:p>
          </table:table-cell>
          <table:table-cell office:value-type="string">
            <text:p>INTERDISCIPLINAR <text:s text:c="33"/></text:p>
          </table:table-cell>
          <table:table-cell office:value-type="string">
            <text:p>Taller de Letras (Santiag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3-2286</text:p>
          </table:table-cell>
          <table:table-cell office:value-type="string">
            <text:p>INTERDISCIPLINAR <text:s text:c="33"/></text:p>
          </table:table-cell>
          <table:table-cell office:value-type="string">
            <text:p>Tapir Conservation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0262</text:p>
          </table:table-cell>
          <table:table-cell office:value-type="string">
            <text:p>INTERDISCIPLINAR <text:s text:c="33"/></text:p>
          </table:table-cell>
          <table:table-cell office:value-type="string">
            <text:p>Tax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282</text:p>
          </table:table-cell>
          <table:table-cell office:value-type="string">
            <text:p>INTERDISCIPLINAR <text:s text:c="33"/></text:p>
          </table:table-cell>
          <table:table-cell office:value-type="string">
            <text:p>TCC em Re-Vista (TCC re-vista) (UNIFRA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697</text:p>
          </table:table-cell>
          <table:table-cell office:value-type="string">
            <text:p>INTERDISCIPLINAR <text:s text:c="33"/></text:p>
          </table:table-cell>
          <table:table-cell office:value-type="string">
            <text:p>TD. Teoria e Deba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17X</text:p>
          </table:table-cell>
          <table:table-cell office:value-type="string">
            <text:p>INTERDISCIPLINAR <text:s text:c="33"/></text:p>
          </table:table-cell>
          <table:table-cell office:value-type="string">
            <text:p>Tec Carnes (Campin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285</text:p>
          </table:table-cell>
          <table:table-cell office:value-type="string">
            <text:p>INTERDISCIPLINAR <text:s text:c="33"/></text:p>
          </table:table-cell>
          <table:table-cell office:value-type="string">
            <text:p>TECBAH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887</text:p>
          </table:table-cell>
          <table:table-cell office:value-type="string">
            <text:p>INTERDISCIPLINAR <text:s text:c="33"/></text:p>
          </table:table-cell>
          <table:table-cell office:value-type="string">
            <text:p>Tecer (Anápol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053</text:p>
          </table:table-cell>
          <table:table-cell office:value-type="string">
            <text:p>INTERDISCIPLINAR <text:s text:c="33"/></text:p>
          </table:table-cell>
          <table:table-cell office:value-type="string">
            <text:p>Techne : Revista de Tecnologia da Construção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3-6337</text:p>
          </table:table-cell>
          <table:table-cell office:value-type="string">
            <text:p>INTERDISCIPLINAR <text:s text:c="33"/></text:p>
          </table:table-cell>
          <table:table-cell office:value-type="string">
            <text:p>Techniques in Coloproctology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965X</text:p>
          </table:table-cell>
          <table:table-cell office:value-type="string">
            <text:p>INTERDISCIPLINAR <text:s text:c="33"/></text:p>
          </table:table-cell>
          <table:table-cell office:value-type="string">
            <text:p>Technoetic Art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1625</text:p>
          </table:table-cell>
          <table:table-cell office:value-type="string">
            <text:p>INTERDISCIPLINAR <text:s text:c="33"/></text:p>
          </table:table-cell>
          <table:table-cell office:value-type="string">
            <text:p>Technological Forecasting &amp; Social Chang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7329</text:p>
          </table:table-cell>
          <table:table-cell office:value-type="string">
            <text:p>INTERDISCIPLINAR <text:s text:c="33"/></text:p>
          </table:table-cell>
          <table:table-cell office:value-type="string">
            <text:p>Technology and Health Car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138</text:p>
          </table:table-cell>
          <table:table-cell office:value-type="string">
            <text:p>INTERDISCIPLINAR <text:s text:c="33"/></text:p>
          </table:table-cell>
          <table:table-cell office:value-type="string">
            <text:p>Técnicouro (Novo Hamburg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229</text:p>
          </table:table-cell>
          <table:table-cell office:value-type="string">
            <text:p>INTERDISCIPLINAR <text:s text:c="33"/></text:p>
          </table:table-cell>
          <table:table-cell office:value-type="string">
            <text:p>Tecno-Lógica (UNI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498</text:p>
          </table:table-cell>
          <table:table-cell office:value-type="string">
            <text:p>INTERDISCIPLINAR <text:s text:c="33"/></text:p>
          </table:table-cell>
          <table:table-cell office:value-type="string">
            <text:p>Tecnologia &amp; Cultura (CEFET/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64</text:p>
          </table:table-cell>
          <table:table-cell office:value-type="string">
            <text:p>INTERDISCIPLINAR <text:s text:c="33"/></text:p>
          </table:table-cell>
          <table:table-cell office:value-type="string">
            <text:p>Tecnologia &amp; Humanism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503</text:p>
          </table:table-cell>
          <table:table-cell office:value-type="string">
            <text:p>INTERDISCIPLINAR <text:s text:c="33"/></text:p>
          </table:table-cell>
          <table:table-cell office:value-type="string">
            <text:p>Tecnologia Educac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00X</text:p>
          </table:table-cell>
          <table:table-cell office:value-type="string">
            <text:p>INTERDISCIPLINAR <text:s text:c="33"/></text:p>
          </table:table-cell>
          <table:table-cell office:value-type="string">
            <text:p>Tecnologia em Metalurgia e Materiais (São Paul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7-1749</text:p>
          </table:table-cell>
          <table:table-cell office:value-type="string">
            <text:p>INTERDISCIPLINAR <text:s text:c="33"/></text:p>
          </table:table-cell>
          <table:table-cell office:value-type="string">
            <text:p>Tecnologica (Guayaqui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370</text:p>
          </table:table-cell>
          <table:table-cell office:value-type="string">
            <text:p>INTERDISCIPLINAR <text:s text:c="33"/></text:p>
          </table:table-cell>
          <table:table-cell office:value-type="string">
            <text:p>Teias (Rio de Janeir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9911</text:p>
          </table:table-cell>
          <table:table-cell office:value-type="string">
            <text:p>INTERDISCIPLINAR <text:s text:c="33"/></text:p>
          </table:table-cell>
          <table:table-cell office:value-type="string">
            <text:p>Tékhne.Revista de Estudos Politécnic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452</text:p>
          </table:table-cell>
          <table:table-cell office:value-type="string">
            <text:p>INTERDISCIPLINAR <text:s text:c="33"/></text:p>
          </table:table-cell>
          <table:table-cell office:value-type="string">
            <text:p>Tellus (UCDB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0-6495</text:p>
          </table:table-cell>
          <table:table-cell office:value-type="string">
            <text:p>INTERDISCIPLINAR <text:s text:c="33"/></text:p>
          </table:table-cell>
          <table:table-cell office:value-type="string">
            <text:p>Tellus. Series A, Dynamic Meteorology and Oceanograph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966</text:p>
          </table:table-cell>
          <table:table-cell office:value-type="string">
            <text:p>INTERDISCIPLINAR <text:s text:c="33"/></text:p>
          </table:table-cell>
          <table:table-cell office:value-type="string">
            <text:p>TEMA. Tendências em Matemática Aplicada e Computac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9680</text:p>
          </table:table-cell>
          <table:table-cell office:value-type="string">
            <text:p>INTERDISCIPLINAR <text:s text:c="33"/></text:p>
          </table:table-cell>
          <table:table-cell office:value-type="string">
            <text:p>Temas de Derecho Industrial y de la Competen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870</text:p>
          </table:table-cell>
          <table:table-cell office:value-type="string">
            <text:p>INTERDISCIPLINAR <text:s text:c="33"/></text:p>
          </table:table-cell>
          <table:table-cell office:value-type="string">
            <text:p>Temas em Saúde (João Pesso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749</text:p>
          </table:table-cell>
          <table:table-cell office:value-type="string">
            <text:p>INTERDISCIPLINAR <text:s text:c="33"/></text:p>
          </table:table-cell>
          <table:table-cell office:value-type="string">
            <text:p>Temas sobre Desenvolviment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931</text:p>
          </table:table-cell>
          <table:table-cell office:value-type="string">
            <text:p>INTERDISCIPLINAR <text:s text:c="33"/></text:p>
          </table:table-cell>
          <table:table-cell office:value-type="string">
            <text:p>Temática (João Pessoa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429</text:p>
          </table:table-cell>
          <table:table-cell office:value-type="string">
            <text:p>INTERDISCIPLINAR <text:s text:c="33"/></text:p>
          </table:table-cell>
          <table:table-cell office:value-type="string">
            <text:p>Temática (U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652</text:p>
          </table:table-cell>
          <table:table-cell office:value-type="string">
            <text:p>INTERDISCIPLINAR <text:s text:c="33"/></text:p>
          </table:table-cell>
          <table:table-cell office:value-type="string">
            <text:p>Tempo &amp; Memó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782</text:p>
          </table:table-cell>
          <table:table-cell office:value-type="string">
            <text:p>INTERDISCIPLINAR <text:s text:c="33"/></text:p>
          </table:table-cell>
          <table:table-cell office:value-type="string">
            <text:p>Tempo Brasileir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089</text:p>
          </table:table-cell>
          <table:table-cell office:value-type="string">
            <text:p>INTERDISCIPLINAR <text:s text:c="33"/></text:p>
          </table:table-cell>
          <table:table-cell office:value-type="string">
            <text:p>Tempo da Ciência (UNIOES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69X</text:p>
          </table:table-cell>
          <table:table-cell office:value-type="string">
            <text:p>INTERDISCIPLINAR <text:s text:c="33"/></text:p>
          </table:table-cell>
          <table:table-cell office:value-type="string">
            <text:p>Tempo e Presenç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838</text:p>
          </table:table-cell>
          <table:table-cell office:value-type="string">
            <text:p>INTERDISCIPLINAR <text:s text:c="33"/></text:p>
          </table:table-cell>
          <table:table-cell office:value-type="string">
            <text:p>Tempo Psicanalític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070</text:p>
          </table:table-cell>
          <table:table-cell office:value-type="string">
            <text:p>INTERDISCIPLINAR <text:s text:c="33"/></text:p>
          </table:table-cell>
          <table:table-cell office:value-type="string">
            <text:p>Tempo Social (USP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704</text:p>
          </table:table-cell>
          <table:table-cell office:value-type="string">
            <text:p>INTERDISCIPLINAR <text:s text:c="33"/></text:p>
          </table:table-cell>
          <table:table-cell office:value-type="string">
            <text:p>Tempo. Revista do Departamento de História da UFF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829</text:p>
          </table:table-cell>
          <table:table-cell office:value-type="string">
            <text:p>INTERDISCIPLINAR <text:s text:c="33"/></text:p>
          </table:table-cell>
          <table:table-cell office:value-type="string">
            <text:p>Tempus: Actas de Saúde Coletiv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124</text:p>
          </table:table-cell>
          <table:table-cell office:value-type="string">
            <text:p>INTERDISCIPLINAR <text:s text:c="33"/></text:p>
          </table:table-cell>
          <table:table-cell office:value-type="string">
            <text:p>Tensões Mundiai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103</text:p>
          </table:table-cell>
          <table:table-cell office:value-type="string">
            <text:p>INTERDISCIPLINAR <text:s text:c="33"/></text:p>
          </table:table-cell>
          <table:table-cell office:value-type="string">
            <text:p>Teoria &amp; Pesquis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9737</text:p>
          </table:table-cell>
          <table:table-cell office:value-type="string">
            <text:p>INTERDISCIPLINAR <text:s text:c="33"/></text:p>
          </table:table-cell>
          <table:table-cell office:value-type="string">
            <text:p>Teoría de la Educación (Interne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968</text:p>
          </table:table-cell>
          <table:table-cell office:value-type="string">
            <text:p>INTERDISCIPLINAR <text:s text:c="33"/></text:p>
          </table:table-cell>
          <table:table-cell office:value-type="string">
            <text:p>Teoria e Cultura (UFJ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960</text:p>
          </table:table-cell>
          <table:table-cell office:value-type="string">
            <text:p>INTERDISCIPLINAR <text:s text:c="33"/></text:p>
          </table:table-cell>
          <table:table-cell office:value-type="string">
            <text:p>Teoria e Evidencia Economica (UPF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393</text:p>
          </table:table-cell>
          <table:table-cell office:value-type="string">
            <text:p>INTERDISCIPLINAR <text:s text:c="33"/></text:p>
          </table:table-cell>
          <table:table-cell office:value-type="string">
            <text:p>Teoria e Prática na Engenharia Civi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047</text:p>
          </table:table-cell>
          <table:table-cell office:value-type="string">
            <text:p>INTERDISCIPLINAR <text:s text:c="33"/></text:p>
          </table:table-cell>
          <table:table-cell office:value-type="string">
            <text:p>Teoria e Prática na Engenharia Civi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937</text:p>
          </table:table-cell>
          <table:table-cell office:value-type="string">
            <text:p>INTERDISCIPLINAR <text:s text:c="33"/></text:p>
          </table:table-cell>
          <table:table-cell office:value-type="string">
            <text:p>Terapia Manu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95X</text:p>
          </table:table-cell>
          <table:table-cell office:value-type="string">
            <text:p>INTERDISCIPLINAR <text:s text:c="33"/></text:p>
          </table:table-cell>
          <table:table-cell office:value-type="string">
            <text:p>Terr@ Plural (UEPG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437</text:p>
          </table:table-cell>
          <table:table-cell office:value-type="string">
            <text:p>INTERDISCIPLINAR <text:s text:c="33"/></text:p>
          </table:table-cell>
          <table:table-cell office:value-type="string">
            <text:p>Terra Indigena (UNESP. Araraquar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030</text:p>
          </table:table-cell>
          <table:table-cell office:value-type="string">
            <text:p>INTERDISCIPLINAR <text:s text:c="33"/></text:p>
          </table:table-cell>
          <table:table-cell office:value-type="string">
            <text:p>Terra Liv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270</text:p>
          </table:table-cell>
          <table:table-cell office:value-type="string">
            <text:p>INTERDISCIPLINAR <text:s text:c="33"/></text:p>
          </table:table-cell>
          <table:table-cell office:value-type="string">
            <text:p>Terrae (Campina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554</text:p>
          </table:table-cell>
          <table:table-cell office:value-type="string">
            <text:p>INTERDISCIPLINAR <text:s text:c="33"/></text:p>
          </table:table-cell>
          <table:table-cell office:value-type="string">
            <text:p>Território (UFRJ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183</text:p>
          </table:table-cell>
          <table:table-cell office:value-type="string">
            <text:p>INTERDISCIPLINAR <text:s text:c="33"/></text:p>
          </table:table-cell>
          <table:table-cell office:value-type="string">
            <text:p>Territórios e Fronteiras (UFMT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9732</text:p>
          </table:table-cell>
          <table:table-cell office:value-type="string">
            <text:p>INTERDISCIPLINAR <text:s text:c="33"/></text:p>
          </table:table-cell>
          <table:table-cell office:value-type="string">
            <text:p>Tertium Comparationi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3-0686</text:p>
          </table:table-cell>
          <table:table-cell office:value-type="string">
            <text:p>INTERDISCIPLINAR <text:s text:c="33"/></text:p>
          </table:table-cell>
          <table:table-cell office:value-type="string">
            <text:p>Test (Madri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4020</text:p>
          </table:table-cell>
          <table:table-cell office:value-type="string">
            <text:p>INTERDISCIPLINAR <text:s text:c="33"/></text:p>
          </table:table-cell>
          <table:table-cell office:value-type="string">
            <text:p>Tetrahedron (Oxfor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4039</text:p>
          </table:table-cell>
          <table:table-cell office:value-type="string">
            <text:p>INTERDISCIPLINAR <text:s text:c="33"/></text:p>
          </table:table-cell>
          <table:table-cell office:value-type="string">
            <text:p>Tetrahedron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707</text:p>
          </table:table-cell>
          <table:table-cell office:value-type="string">
            <text:p>INTERDISCIPLINAR <text:s text:c="33"/></text:p>
          </table:table-cell>
          <table:table-cell office:value-type="string">
            <text:p>Texto &amp; Contexto Enfermagem (UFSC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922</text:p>
          </table:table-cell>
          <table:table-cell office:value-type="string">
            <text:p>INTERDISCIPLINAR <text:s text:c="33"/></text:p>
          </table:table-cell>
          <table:table-cell office:value-type="string">
            <text:p>Texto Didático. Série Planejamento e Gestão Ambient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288</text:p>
          </table:table-cell>
          <table:table-cell office:value-type="string">
            <text:p>INTERDISCIPLINAR <text:s text:c="33"/></text:p>
          </table:table-cell>
          <table:table-cell office:value-type="string">
            <text:p>Texto Digital (UE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473</text:p>
          </table:table-cell>
          <table:table-cell office:value-type="string">
            <text:p>INTERDISCIPLINAR <text:s text:c="33"/></text:p>
          </table:table-cell>
          <table:table-cell office:value-type="string">
            <text:p>Texto para Discussão (Brasília. 1998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466</text:p>
          </table:table-cell>
          <table:table-cell office:value-type="string">
            <text:p>INTERDISCIPLINAR <text:s text:c="33"/></text:p>
          </table:table-cell>
          <table:table-cell office:value-type="string">
            <text:p>Texto para Discussão (Campin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65</text:p>
          </table:table-cell>
          <table:table-cell office:value-type="string">
            <text:p>INTERDISCIPLINAR <text:s text:c="33"/></text:p>
          </table:table-cell>
          <table:table-cell office:value-type="string">
            <text:p>Texto para Discussão (IPEA. Bras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509</text:p>
          </table:table-cell>
          <table:table-cell office:value-type="string">
            <text:p>INTERDISCIPLINAR <text:s text:c="33"/></text:p>
          </table:table-cell>
          <table:table-cell office:value-type="string">
            <text:p>Textos &amp; Contextos (Porto Alegr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041</text:p>
          </table:table-cell>
          <table:table-cell office:value-type="string">
            <text:p>INTERDISCIPLINAR <text:s text:c="33"/></text:p>
          </table:table-cell>
          <table:table-cell office:value-type="string">
            <text:p>Textos &amp; Contextos (Salvado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7-3760</text:p>
          </table:table-cell>
          <table:table-cell office:value-type="string">
            <text:p>INTERDISCIPLINAR <text:s text:c="33"/></text:p>
          </table:table-cell>
          <table:table-cell office:value-type="string">
            <text:p>Textos de la Cibersociedad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055</text:p>
          </table:table-cell>
          <table:table-cell office:value-type="string">
            <text:p>INTERDISCIPLINAR <text:s text:c="33"/></text:p>
          </table:table-cell>
          <table:table-cell office:value-type="string">
            <text:p>Textos Didáticos (UNI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987</text:p>
          </table:table-cell>
          <table:table-cell office:value-type="string">
            <text:p>INTERDISCIPLINAR <text:s text:c="33"/></text:p>
          </table:table-cell>
          <table:table-cell office:value-type="string">
            <text:p>Textos e Debates (UFR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661</text:p>
          </table:table-cell>
          <table:table-cell office:value-type="string">
            <text:p>INTERDISCIPLINAR <text:s text:c="33"/></text:p>
          </table:table-cell>
          <table:table-cell office:value-type="string">
            <text:p>Textos para Discussao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928</text:p>
          </table:table-cell>
          <table:table-cell office:value-type="string">
            <text:p>INTERDISCIPLINAR <text:s text:c="33"/></text:p>
          </table:table-cell>
          <table:table-cell office:value-type="string">
            <text:p>Textos sobre Envelhecimento (UERJ) (Cessou em 2005. Cont. ISSN 1809-9823 Revista Brasileira de Geriatria e Gerontologia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126</text:p>
          </table:table-cell>
          <table:table-cell office:value-type="string">
            <text:p>INTERDISCIPLINAR <text:s text:c="33"/></text:p>
          </table:table-cell>
          <table:table-cell office:value-type="string">
            <text:p>Textual (Porto Alegr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8703</text:p>
          </table:table-cell>
          <table:table-cell office:value-type="string">
            <text:p>INTERDISCIPLINAR <text:s text:c="33"/></text:p>
          </table:table-cell>
          <table:table-cell office:value-type="string">
            <text:p>The American Heart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7481</text:p>
          </table:table-cell>
          <table:table-cell office:value-type="string">
            <text:p>INTERDISCIPLINAR <text:s text:c="33"/></text:p>
          </table:table-cell>
          <table:table-cell office:value-type="string">
            <text:p>The American Journal of Geriatric Psychia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37</text:p>
          </table:table-cell>
          <table:table-cell office:value-type="string">
            <text:p>INTERDISCIPLINAR <text:s text:c="33"/></text:p>
          </table:table-cell>
          <table:table-cell office:value-type="string">
            <text:p>The American Journal of Tropical Medicine and Hygie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0496</text:p>
          </table:table-cell>
          <table:table-cell office:value-type="string">
            <text:p>INTERDISCIPLINAR <text:s text:c="33"/></text:p>
          </table:table-cell>
          <table:table-cell office:value-type="string">
            <text:p>The American Journal on Addic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147</text:p>
          </table:table-cell>
          <table:table-cell office:value-type="string">
            <text:p>INTERDISCIPLINAR <text:s text:c="33"/></text:p>
          </table:table-cell>
          <table:table-cell office:value-type="string">
            <text:p>The American Naturalis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3219</text:p>
          </table:table-cell>
          <table:table-cell office:value-type="string">
            <text:p>INTERDISCIPLINAR <text:s text:c="33"/></text:p>
          </table:table-cell>
          <table:table-cell office:value-type="string">
            <text:p>The Angle Orthodontis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4352</text:p>
          </table:table-cell>
          <table:table-cell office:value-type="string">
            <text:p>INTERDISCIPLINAR <text:s text:c="33"/></text:p>
          </table:table-cell>
          <table:table-cell office:value-type="string">
            <text:p>The Behavior Analyst Toda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670</text:p>
          </table:table-cell>
          <table:table-cell office:value-type="string">
            <text:p>INTERDISCIPLINAR <text:s text:c="33"/></text:p>
          </table:table-cell>
          <table:table-cell office:value-type="string">
            <text:p>The Brazilian Journal of Infectious Disease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8986</text:p>
          </table:table-cell>
          <table:table-cell office:value-type="string">
            <text:p>INTERDISCIPLINAR <text:s text:c="33"/></text:p>
          </table:table-cell>
          <table:table-cell office:value-type="string">
            <text:p>The Bulletin of Symbolic Logic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1569</text:p>
          </table:table-cell>
          <table:table-cell office:value-type="string">
            <text:p>INTERDISCIPLINAR <text:s text:c="33"/></text:p>
          </table:table-cell>
          <table:table-cell office:value-type="string">
            <text:p>The Cleft Palate-Craniofacial Journal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6656</text:p>
          </table:table-cell>
          <table:table-cell office:value-type="string">
            <text:p>INTERDISCIPLINAR <text:s text:c="33"/></text:p>
          </table:table-cell>
          <table:table-cell office:value-type="string">
            <text:p>The Cleft Palate-Craniofacial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5422</text:p>
          </table:table-cell>
          <table:table-cell office:value-type="string">
            <text:p>INTERDISCIPLINAR <text:s text:c="33"/></text:p>
          </table:table-cell>
          <table:table-cell office:value-type="string">
            <text:p>The Condor (Los Angeles, Calif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1-2144</text:p>
          </table:table-cell>
          <table:table-cell office:value-type="string">
            <text:p>INTERDISCIPLINAR <text:s text:c="33"/></text:p>
          </table:table-cell>
          <table:table-cell office:value-type="string">
            <text:p>The Endocrinologist (Baltimore, M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574</text:p>
          </table:table-cell>
          <table:table-cell office:value-type="string">
            <text:p>INTERDISCIPLINAR <text:s text:c="33"/></text:p>
          </table:table-cell>
          <table:table-cell office:value-type="string">
            <text:p>The Energy Journal (Cambridge, Mass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9-699X</text:p>
          </table:table-cell>
          <table:table-cell office:value-type="string">
            <text:p>INTERDISCIPLINAR <text:s text:c="33"/></text:p>
          </table:table-cell>
          <table:table-cell office:value-type="string">
            <text:p>The European Journal of Psychiatry (Ed. en Españo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5-4304</text:p>
          </table:table-cell>
          <table:table-cell office:value-type="string">
            <text:p>INTERDISCIPLINAR <text:s text:c="33"/></text:p>
          </table:table-cell>
          <table:table-cell office:value-type="string">
            <text:p>The European Physical Journal. B, Condensed Matter Physics (Cessou em 1997. Funfiu-se com ISSN 0722-3277 Zeitschrift für Physik. B, Condensed Matter e ISSN 1434-6028 The European Physical Journal. B, Condensed Matter Physics (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028</text:p>
          </table:table-cell>
          <table:table-cell office:value-type="string">
            <text:p>INTERDISCIPLINAR <text:s text:c="33"/></text:p>
          </table:table-cell>
          <table:table-cell office:value-type="string">
            <text:p>The European Physical Journal. B, Condensed Matter Phys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1-6355</text:p>
          </table:table-cell>
          <table:table-cell office:value-type="string">
            <text:p>INTERDISCIPLINAR <text:s text:c="33"/></text:p>
          </table:table-cell>
          <table:table-cell office:value-type="string">
            <text:p>The European Physical Journal. Special Top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1-6401</text:p>
          </table:table-cell>
          <table:table-cell office:value-type="string">
            <text:p>INTERDISCIPLINAR <text:s text:c="33"/></text:p>
          </table:table-cell>
          <table:table-cell office:value-type="string">
            <text:p>The European Physical Journal. Special Topic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3-1936</text:p>
          </table:table-cell>
          <table:table-cell office:value-type="string">
            <text:p>INTERDISCIPLINAR <text:s text:c="33"/></text:p>
          </table:table-cell>
          <table:table-cell office:value-type="string">
            <text:p>The European Respiratory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464X</text:p>
          </table:table-cell>
          <table:table-cell office:value-type="string">
            <text:p>INTERDISCIPLINAR <text:s text:c="33"/></text:p>
          </table:table-cell>
          <table:table-cell office:value-type="string">
            <text:p>The FEBS Journ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6419</text:p>
          </table:table-cell>
          <table:table-cell office:value-type="string">
            <text:p>INTERDISCIPLINAR <text:s text:c="33"/></text:p>
          </table:table-cell>
          <table:table-cell office:value-type="string">
            <text:p>The FIEP Bulleti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4040</text:p>
          </table:table-cell>
          <table:table-cell office:value-type="string">
            <text:p>INTERDISCIPLINAR <text:s text:c="33"/></text:p>
          </table:table-cell>
          <table:table-cell office:value-type="string">
            <text:p>The Florida Entomologis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2-1777</text:p>
          </table:table-cell>
          <table:table-cell office:value-type="string">
            <text:p>INTERDISCIPLINAR <text:s text:c="33"/></text:p>
          </table:table-cell>
          <table:table-cell office:value-type="string">
            <text:p>The International Archives of the Photogrammetry, Remote Sensing and Spatial Information Sciences (CD-RO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509</text:p>
          </table:table-cell>
          <table:table-cell office:value-type="string">
            <text:p>INTERDISCIPLINAR <text:s text:c="33"/></text:p>
          </table:table-cell>
          <table:table-cell office:value-type="string">
            <text:p>The International Journal of Atherosclerosi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2786</text:p>
          </table:table-cell>
          <table:table-cell office:value-type="string">
            <text:p>INTERDISCIPLINAR <text:s text:c="33"/></text:p>
          </table:table-cell>
          <table:table-cell office:value-type="string">
            <text:p>The International Journal of Oral and Maxillofacial Implant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5448</text:p>
          </table:table-cell>
          <table:table-cell office:value-type="string">
            <text:p>INTERDISCIPLINAR <text:s text:c="33"/></text:p>
          </table:table-cell>
          <table:table-cell office:value-type="string">
            <text:p>The International Tinnitus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0-4503</text:p>
          </table:table-cell>
          <table:table-cell office:value-type="string">
            <text:p>INTERDISCIPLINAR <text:s text:c="33"/></text:p>
          </table:table-cell>
          <table:table-cell office:value-type="string">
            <text:p>The IPSI BGD Transactions on Internet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7362</text:p>
          </table:table-cell>
          <table:table-cell office:value-type="string">
            <text:p>INTERDISCIPLINAR <text:s text:c="33"/></text:p>
          </table:table-cell>
          <table:table-cell office:value-type="string">
            <text:p>The ISME Journ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224X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Agricultural Education and Extens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5-5535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Alternative and Complementary Medicine (New York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258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Biological Chemis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06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Chemical Phys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2X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Clinical Endocrinology and Metabolis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4628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Clinical Pediatric Dent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6689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Clinical Psychia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4965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Environment &amp; Develop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2905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Essential Oi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04X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Experimental Zoology (Print) (Cessou em 2002. Desmembrado em 2: ISSN 1548-8969 Journal of Experimental Zoology. Part A e ISSN 1552-5007 Journal of Experimental Zoology. Part B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295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General Phys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9-2369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Headache and Pain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9-8479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High Energy Physic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701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Hospital Infec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899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Infectious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0024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Investigative Dermatology Symposium Proceeding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18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Nervous and Mental Diseas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0172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Neuropsychiatry and Clinical Neuroscienc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6474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Neuro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166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Nutri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395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Parasi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5639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Physical Chemistry. 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1697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Solid Waste Technology and Manage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8446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Supercritical Fluid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4-1212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Systems and Softwa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8231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the American Society for Information Sc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6061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Trauma. Injury, Infection, and Critical Ca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80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Venomous Animals and Toxins Including Tropical Diseases (CD-RO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99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 of Venomous Animals and Toxins Including Tropical Disease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5006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s of Gerontology. Series A, Biological Sciences and Medical scien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5014</text:p>
          </table:table-cell>
          <table:table-cell office:value-type="string">
            <text:p>INTERDISCIPLINAR <text:s text:c="33"/></text:p>
          </table:table-cell>
          <table:table-cell office:value-type="string">
            <text:p>The Journals of Gerontology. Series B, Psychological Sciences and Social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8584</text:p>
          </table:table-cell>
          <table:table-cell office:value-type="string">
            <text:p>INTERDISCIPLINAR <text:s text:c="33"/></text:p>
          </table:table-cell>
          <table:table-cell office:value-type="string">
            <text:p>The Neuroscientist (Baltimore, M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3581</text:p>
          </table:table-cell>
          <table:table-cell office:value-type="string">
            <text:p>INTERDISCIPLINAR <text:s text:c="33"/></text:p>
          </table:table-cell>
          <table:table-cell office:value-type="string">
            <text:p>The Pacific Circle Bulleti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2-9769</text:p>
          </table:table-cell>
          <table:table-cell office:value-type="string">
            <text:p>INTERDISCIPLINAR <text:s text:c="33"/></text:p>
          </table:table-cell>
          <table:table-cell office:value-type="string">
            <text:p>The Quarterly Review of Economics and Fina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7416</text:p>
          </table:table-cell>
          <table:table-cell office:value-type="string">
            <text:p>INTERDISCIPLINAR <text:s text:c="33"/></text:p>
          </table:table-cell>
          <table:table-cell office:value-type="string">
            <text:p>The Spanish Journal of Psyc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9-9430</text:p>
          </table:table-cell>
          <table:table-cell office:value-type="string">
            <text:p>INTERDISCIPLINAR <text:s text:c="33"/></text:p>
          </table:table-cell>
          <table:table-cell office:value-type="string">
            <text:p>The Spine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3211</text:p>
          </table:table-cell>
          <table:table-cell office:value-type="string">
            <text:p>INTERDISCIPLINAR <text:s text:c="33"/></text:p>
          </table:table-cell>
          <table:table-cell office:value-type="string">
            <text:p>The Veliger (Berkeley, CA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0233</text:p>
          </table:table-cell>
          <table:table-cell office:value-type="string">
            <text:p>INTERDISCIPLINAR <text:s text:c="33"/></text:p>
          </table:table-cell>
          <table:table-cell office:value-type="string">
            <text:p>The Veterinary Journal (London, England. 1997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8-2789</text:p>
          </table:table-cell>
          <table:table-cell office:value-type="string">
            <text:p>INTERDISCIPLINAR <text:s text:c="33"/></text:p>
          </table:table-cell>
          <table:table-cell office:value-type="string">
            <text:p>The Visual Compute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332</text:p>
          </table:table-cell>
          <table:table-cell office:value-type="string">
            <text:p>INTERDISCIPLINAR <text:s text:c="33"/></text:p>
          </table:table-cell>
          <table:table-cell office:value-type="string">
            <text:p>Theophil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7-798X</text:p>
          </table:table-cell>
          <table:table-cell office:value-type="string">
            <text:p>INTERDISCIPLINAR <text:s text:c="33"/></text:p>
          </table:table-cell>
          <table:table-cell office:value-type="string">
            <text:p>Theoretical and Applied Clima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5752</text:p>
          </table:table-cell>
          <table:table-cell office:value-type="string">
            <text:p>INTERDISCIPLINAR <text:s text:c="33"/></text:p>
          </table:table-cell>
          <table:table-cell office:value-type="string">
            <text:p>Theoretical and Applied Gen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75</text:p>
          </table:table-cell>
          <table:table-cell office:value-type="string">
            <text:p>INTERDISCIPLINAR <text:s text:c="33"/></text:p>
          </table:table-cell>
          <table:table-cell office:value-type="string">
            <text:p>Theoretical Computer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5809</text:p>
          </table:table-cell>
          <table:table-cell office:value-type="string">
            <text:p>INTERDISCIPLINAR <text:s text:c="33"/></text:p>
          </table:table-cell>
          <table:table-cell office:value-type="string">
            <text:p>Theoretical Population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95-4548</text:p>
          </table:table-cell>
          <table:table-cell office:value-type="string">
            <text:p>INTERDISCIPLINAR <text:s text:c="33"/></text:p>
          </table:table-cell>
          <table:table-cell office:value-type="string">
            <text:p>Theoria (Madri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9-8020</text:p>
          </table:table-cell>
          <table:table-cell office:value-type="string">
            <text:p>INTERDISCIPLINAR <text:s text:c="33"/></text:p>
          </table:table-cell>
          <table:table-cell office:value-type="string">
            <text:p>Therapeutic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691X</text:p>
          </table:table-cell>
          <table:table-cell office:value-type="string">
            <text:p>INTERDISCIPLINAR <text:s text:c="33"/></text:p>
          </table:table-cell>
          <table:table-cell office:value-type="string">
            <text:p>Therioge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6031</text:p>
          </table:table-cell>
          <table:table-cell office:value-type="string">
            <text:p>INTERDISCIPLINAR <text:s text:c="33"/></text:p>
          </table:table-cell>
          <table:table-cell office:value-type="string">
            <text:p>Thermochimica Act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6090</text:p>
          </table:table-cell>
          <table:table-cell office:value-type="string">
            <text:p>INTERDISCIPLINAR <text:s text:c="33"/></text:p>
          </table:table-cell>
          <table:table-cell office:value-type="string">
            <text:p>Thin Solid Fil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3848</text:p>
          </table:table-cell>
          <table:table-cell office:value-type="string">
            <text:p>INTERDISCIPLINAR <text:s text:c="33"/></text:p>
          </table:table-cell>
          <table:table-cell office:value-type="string">
            <text:p>Thrombosis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8-3935</text:p>
          </table:table-cell>
          <table:table-cell office:value-type="string">
            <text:p>INTERDISCIPLINAR <text:s text:c="33"/></text:p>
          </table:table-cell>
          <table:table-cell office:value-type="string">
            <text:p>Tiempo (Buenos Aires. 2004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604</text:p>
          </table:table-cell>
          <table:table-cell office:value-type="string">
            <text:p>INTERDISCIPLINAR <text:s text:c="33"/></text:p>
          </table:table-cell>
          <table:table-cell office:value-type="string">
            <text:p>Tiraz (US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2815</text:p>
          </table:table-cell>
          <table:table-cell office:value-type="string">
            <text:p>INTERDISCIPLINAR <text:s text:c="33"/></text:p>
          </table:table-cell>
          <table:table-cell office:value-type="string">
            <text:p>Tissue Antige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2276</text:p>
          </table:table-cell>
          <table:table-cell office:value-type="string">
            <text:p>INTERDISCIPLINAR <text:s text:c="33"/></text:p>
          </table:table-cell>
          <table:table-cell office:value-type="string">
            <text:p>TM &amp; IH. Tropical medicine and international healt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000</text:p>
          </table:table-cell>
          <table:table-cell office:value-type="string">
            <text:p>INTERDISCIPLINAR <text:s text:c="33"/></text:p>
          </table:table-cell>
          <table:table-cell office:value-type="string">
            <text:p>Todas as Letras (São Paul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497</text:p>
          </table:table-cell>
          <table:table-cell office:value-type="string">
            <text:p>INTERDISCIPLINAR <text:s text:c="33"/></text:p>
          </table:table-cell>
          <table:table-cell office:value-type="string">
            <text:p>Todavia (U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549</text:p>
          </table:table-cell>
          <table:table-cell office:value-type="string">
            <text:p>INTERDISCIPLINAR <text:s text:c="33"/></text:p>
          </table:table-cell>
          <table:table-cell office:value-type="string">
            <text:p>Tomo (UF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934</text:p>
          </table:table-cell>
          <table:table-cell office:value-type="string">
            <text:p>INTERDISCIPLINAR <text:s text:c="33"/></text:p>
          </table:table-cell>
          <table:table-cell office:value-type="string">
            <text:p>Tópicos em Ciência do Sol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6080</text:p>
          </table:table-cell>
          <table:table-cell office:value-type="string">
            <text:p>INTERDISCIPLINAR <text:s text:c="33"/></text:p>
          </table:table-cell>
          <table:table-cell office:value-type="string">
            <text:p>Toxicological Scienc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008X</text:p>
          </table:table-cell>
          <table:table-cell office:value-type="string">
            <text:p>INTERDISCIPLINAR <text:s text:c="33"/></text:p>
          </table:table-cell>
          <table:table-cell office:value-type="string">
            <text:p>Toxicology and Applied 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8-2337</text:p>
          </table:table-cell>
          <table:table-cell office:value-type="string">
            <text:p>INTERDISCIPLINAR <text:s text:c="33"/></text:p>
          </table:table-cell>
          <table:table-cell office:value-type="string">
            <text:p>Toxicology and Industrial Heal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2333</text:p>
          </table:table-cell>
          <table:table-cell office:value-type="string">
            <text:p>INTERDISCIPLINAR <text:s text:c="33"/></text:p>
          </table:table-cell>
          <table:table-cell office:value-type="string">
            <text:p>Toxicology in Vitro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0101</text:p>
          </table:table-cell>
          <table:table-cell office:value-type="string">
            <text:p>INTERDISCIPLINAR <text:s text:c="33"/></text:p>
          </table:table-cell>
          <table:table-cell office:value-type="string">
            <text:p>Toxicon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537</text:p>
          </table:table-cell>
          <table:table-cell office:value-type="string">
            <text:p>INTERDISCIPLINAR <text:s text:c="33"/></text:p>
          </table:table-cell>
          <table:table-cell office:value-type="string">
            <text:p>Trabalho &amp; Educação (UFM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99X</text:p>
          </table:table-cell>
          <table:table-cell office:value-type="string">
            <text:p>INTERDISCIPLINAR <text:s text:c="33"/></text:p>
          </table:table-cell>
          <table:table-cell office:value-type="string">
            <text:p>Trabalho Necessári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007</text:p>
          </table:table-cell>
          <table:table-cell office:value-type="string">
            <text:p>INTERDISCIPLINAR <text:s text:c="33"/></text:p>
          </table:table-cell>
          <table:table-cell office:value-type="string">
            <text:p>Trabalho, Educação e Saúd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746</text:p>
          </table:table-cell>
          <table:table-cell office:value-type="string">
            <text:p>INTERDISCIPLINAR <text:s text:c="33"/></text:p>
          </table:table-cell>
          <table:table-cell office:value-type="string">
            <text:p>Trabalho, Educação e Saúde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2351</text:p>
          </table:table-cell>
          <table:table-cell office:value-type="string">
            <text:p>INTERDISCIPLINAR <text:s text:c="33"/></text:p>
          </table:table-cell>
          <table:table-cell office:value-type="string">
            <text:p>Transactions of the ASAE (Cessou em 2005. Cont. Transactions of the ASAB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1774</text:p>
          </table:table-cell>
          <table:table-cell office:value-type="string">
            <text:p>INTERDISCIPLINAR <text:s text:c="33"/></text:p>
          </table:table-cell>
          <table:table-cell office:value-type="string">
            <text:p>Transactions of the Charles S. Peirce Societ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2967</text:p>
          </table:table-cell>
          <table:table-cell office:value-type="string">
            <text:p>INTERDISCIPLINAR <text:s text:c="33"/></text:p>
          </table:table-cell>
          <table:table-cell office:value-type="string">
            <text:p>Transactions of the Institute of Metal Finish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9203</text:p>
          </table:table-cell>
          <table:table-cell office:value-type="string">
            <text:p>INTERDISCIPLINAR <text:s text:c="33"/></text:p>
          </table:table-cell>
          <table:table-cell office:value-type="string">
            <text:p>Transactions of the Royal Society of Tropical Medicine and Hygie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786</text:p>
          </table:table-cell>
          <table:table-cell office:value-type="string">
            <text:p>INTERDISCIPLINAR <text:s text:c="33"/></text:p>
          </table:table-cell>
          <table:table-cell office:value-type="string">
            <text:p>Transinformaçã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4-0874</text:p>
          </table:table-cell>
          <table:table-cell office:value-type="string">
            <text:p>INTERDISCIPLINAR <text:s text:c="33"/></text:p>
          </table:table-cell>
          <table:table-cell office:value-type="string">
            <text:p>Transplant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337</text:p>
          </table:table-cell>
          <table:table-cell office:value-type="string">
            <text:p>INTERDISCIPLINAR <text:s text:c="33"/></text:p>
          </table:table-cell>
          <table:table-cell office:value-type="string">
            <text:p>Transplant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345</text:p>
          </table:table-cell>
          <table:table-cell office:value-type="string">
            <text:p>INTERDISCIPLINAR <text:s text:c="33"/></text:p>
          </table:table-cell>
          <table:table-cell office:value-type="string">
            <text:p>Transplantation Proceeding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3913</text:p>
          </table:table-cell>
          <table:table-cell office:value-type="string">
            <text:p>INTERDISCIPLINAR <text:s text:c="33"/></text:p>
          </table:table-cell>
          <table:table-cell office:value-type="string">
            <text:p>Transport in Porous Medi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450</text:p>
          </table:table-cell>
          <table:table-cell office:value-type="string">
            <text:p>INTERDISCIPLINAR <text:s text:c="33"/></text:p>
          </table:table-cell>
          <table:table-cell office:value-type="string">
            <text:p>Transport Theory and Statistical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8564</text:p>
          </table:table-cell>
          <table:table-cell office:value-type="string">
            <text:p>INTERDISCIPLINAR <text:s text:c="33"/></text:p>
          </table:table-cell>
          <table:table-cell office:value-type="string">
            <text:p>Transportation Research. Part A, Policy and Practi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1-9209</text:p>
          </table:table-cell>
          <table:table-cell office:value-type="string">
            <text:p>INTERDISCIPLINAR <text:s text:c="33"/></text:p>
          </table:table-cell>
          <table:table-cell office:value-type="string">
            <text:p>Transportation Research. Part D, Transport and Environ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713</text:p>
          </table:table-cell>
          <table:table-cell office:value-type="string">
            <text:p>INTERDISCIPLINAR <text:s text:c="33"/></text:p>
          </table:table-cell>
          <table:table-cell office:value-type="string">
            <text:p>Transportes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576</text:p>
          </table:table-cell>
          <table:table-cell office:value-type="string">
            <text:p>INTERDISCIPLINAR <text:s text:c="33"/></text:p>
          </table:table-cell>
          <table:table-cell office:value-type="string">
            <text:p>Travessia (Sa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935</text:p>
          </table:table-cell>
          <table:table-cell office:value-type="string">
            <text:p>INTERDISCIPLINAR <text:s text:c="33"/></text:p>
          </table:table-cell>
          <table:table-cell office:value-type="string">
            <text:p>Travessias (UNIOESTE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1890</text:p>
          </table:table-cell>
          <table:table-cell office:value-type="string">
            <text:p>INTERDISCIPLINAR <text:s text:c="33"/></text:p>
          </table:table-cell>
          <table:table-cell office:value-type="string">
            <text:p>Trees (Berlin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9-3579</text:p>
          </table:table-cell>
          <table:table-cell office:value-type="string">
            <text:p>INTERDISCIPLINAR <text:s text:c="33"/></text:p>
          </table:table-cell>
          <table:table-cell office:value-type="string">
            <text:p>Trends in Applied Sciences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5347</text:p>
          </table:table-cell>
          <table:table-cell office:value-type="string">
            <text:p>INTERDISCIPLINAR <text:s text:c="33"/></text:p>
          </table:table-cell>
          <table:table-cell office:value-type="string">
            <text:p>Trends in Ecology &amp; Evolution (Amsterda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432</text:p>
          </table:table-cell>
          <table:table-cell office:value-type="string">
            <text:p>INTERDISCIPLINAR <text:s text:c="33"/></text:p>
          </table:table-cell>
          <table:table-cell office:value-type="string">
            <text:p>TriceVersa (UNESP. Ass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85X</text:p>
          </table:table-cell>
          <table:table-cell office:value-type="string">
            <text:p>INTERDISCIPLINAR <text:s text:c="33"/></text:p>
          </table:table-cell>
          <table:table-cell office:value-type="string">
            <text:p>Trieb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016</text:p>
          </table:table-cell>
          <table:table-cell office:value-type="string">
            <text:p>INTERDISCIPLINAR <text:s text:c="33"/></text:p>
          </table:table-cell>
          <table:table-cell office:value-type="string">
            <text:p>Trinolex (Franca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6-670X</text:p>
          </table:table-cell>
          <table:table-cell office:value-type="string">
            <text:p>INTERDISCIPLINAR <text:s text:c="33"/></text:p>
          </table:table-cell>
          <table:table-cell office:value-type="string">
            <text:p>TripleC (Vien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4747</text:p>
          </table:table-cell>
          <table:table-cell office:value-type="string">
            <text:p>INTERDISCIPLINAR <text:s text:c="33"/></text:p>
          </table:table-cell>
          <table:table-cell office:value-type="string">
            <text:p>Tropical Animal Health and Produc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4755</text:p>
          </table:table-cell>
          <table:table-cell office:value-type="string">
            <text:p>INTERDISCIPLINAR <text:s text:c="33"/></text:p>
          </table:table-cell>
          <table:table-cell office:value-type="string">
            <text:p>Tropical Docto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005</text:p>
          </table:table-cell>
          <table:table-cell office:value-type="string">
            <text:p>INTERDISCIPLINAR <text:s text:c="33"/></text:p>
          </table:table-cell>
          <table:table-cell office:value-type="string">
            <text:p>Tropical Oceanograph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013</text:p>
          </table:table-cell>
          <table:table-cell office:value-type="string">
            <text:p>INTERDISCIPLINAR <text:s text:c="33"/></text:p>
          </table:table-cell>
          <table:table-cell office:value-type="string">
            <text:p>Tropical Oceanograph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676</text:p>
          </table:table-cell>
          <table:table-cell office:value-type="string">
            <text:p>INTERDISCIPLINAR <text:s text:c="33"/></text:p>
          </table:table-cell>
          <table:table-cell office:value-type="string">
            <text:p>Tropical Plant Path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4-6975</text:p>
          </table:table-cell>
          <table:table-cell office:value-type="string">
            <text:p>INTERDISCIPLINAR <text:s text:c="33"/></text:p>
          </table:table-cell>
          <table:table-cell office:value-type="string">
            <text:p>Tropical Zoology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5-2740</text:p>
          </table:table-cell>
          <table:table-cell office:value-type="string">
            <text:p>INTERDISCIPLINAR <text:s text:c="33"/></text:p>
          </table:table-cell>
          <table:table-cell office:value-type="string">
            <text:p>TU Berlin Internat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279</text:p>
          </table:table-cell>
          <table:table-cell office:value-type="string">
            <text:p>INTERDISCIPLINAR <text:s text:c="33"/></text:p>
          </table:table-cell>
          <table:table-cell office:value-type="string">
            <text:p>Tuiutí (Curiti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414X</text:p>
          </table:table-cell>
          <table:table-cell office:value-type="string">
            <text:p>INTERDISCIPLINAR <text:s text:c="33"/></text:p>
          </table:table-cell>
          <table:table-cell office:value-type="string">
            <text:p>Tunnels &amp; Tunnelling (Cessou em 1997. Cont. ISSN 1369-3999 T&amp;T Internation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541</text:p>
          </table:table-cell>
          <table:table-cell office:value-type="string">
            <text:p>INTERDISCIPLINAR <text:s text:c="33"/></text:p>
          </table:table-cell>
          <table:table-cell office:value-type="string">
            <text:p>Turismo em Analise (Cessou em 2007. Cont. ISSN 1984-4867 Revista Turismo em Anális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393</text:p>
          </table:table-cell>
          <table:table-cell office:value-type="string">
            <text:p>INTERDISCIPLINAR <text:s text:c="33"/></text:p>
          </table:table-cell>
          <table:table-cell office:value-type="string">
            <text:p>Turismo. Visão e Ação (Itajaí) (Cessou em 2007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00-0098</text:p>
          </table:table-cell>
          <table:table-cell office:value-type="string">
            <text:p>INTERDISCIPLINAR <text:s text:c="33"/></text:p>
          </table:table-cell>
          <table:table-cell office:value-type="string">
            <text:p>Turkish journal of Mathema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8-5261</text:p>
          </table:table-cell>
          <table:table-cell office:value-type="string">
            <text:p>INTERDISCIPLINAR <text:s text:c="33"/></text:p>
          </table:table-cell>
          <table:table-cell office:value-type="string">
            <text:p>TURyDES (Málag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218</text:p>
          </table:table-cell>
          <table:table-cell office:value-type="string">
            <text:p>INTERDISCIPLINAR <text:s text:c="33"/></text:p>
          </table:table-cell>
          <table:table-cell office:value-type="string">
            <text:p>Uáquiri (UFA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776</text:p>
          </table:table-cell>
          <table:table-cell office:value-type="string">
            <text:p>INTERDISCIPLINAR <text:s text:c="33"/></text:p>
          </table:table-cell>
          <table:table-cell office:value-type="string">
            <text:p>Udesc em 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228</text:p>
          </table:table-cell>
          <table:table-cell office:value-type="string">
            <text:p>INTERDISCIPLINAR <text:s text:c="33"/></text:p>
          </table:table-cell>
          <table:table-cell office:value-type="string">
            <text:p>UFES. Revista de Odontologia (Cessou em 2008. Cont. ISSN 2175-3946 Revista Brasileira de Pesquisa em Saúd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177</text:p>
          </table:table-cell>
          <table:table-cell office:value-type="string">
            <text:p>INTERDISCIPLINAR <text:s text:c="33"/></text:p>
          </table:table-cell>
          <table:table-cell office:value-type="string">
            <text:p>Ultrasonics Son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8771</text:p>
          </table:table-cell>
          <table:table-cell office:value-type="string">
            <text:p>INTERDISCIPLINAR <text:s text:c="33"/></text:p>
          </table:table-cell>
          <table:table-cell office:value-type="string">
            <text:p>Ultrasound Quarterl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1-3123</text:p>
          </table:table-cell>
          <table:table-cell office:value-type="string">
            <text:p>INTERDISCIPLINAR <text:s text:c="33"/></text:p>
          </table:table-cell>
          <table:table-cell office:value-type="string">
            <text:p>Ultrastructural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6436</text:p>
          </table:table-cell>
          <table:table-cell office:value-type="string">
            <text:p>INTERDISCIPLINAR <text:s text:c="33"/></text:p>
          </table:table-cell>
          <table:table-cell office:value-type="string">
            <text:p>Unasylva (English ed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011</text:p>
          </table:table-cell>
          <table:table-cell office:value-type="string">
            <text:p>INTERDISCIPLINAR <text:s text:c="33"/></text:p>
          </table:table-cell>
          <table:table-cell office:value-type="string">
            <text:p>UnB Contábil (Cessou em 2007. Cont. ISSN 1984-3925 Contabilidade, Gestão e Governanç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141</text:p>
          </table:table-cell>
          <table:table-cell office:value-type="string">
            <text:p>INTERDISCIPLINAR <text:s text:c="33"/></text:p>
          </table:table-cell>
          <table:table-cell office:value-type="string">
            <text:p>Uniciências (UNI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415</text:p>
          </table:table-cell>
          <table:table-cell office:value-type="string">
            <text:p>INTERDISCIPLINAR <text:s text:c="33"/></text:p>
          </table:table-cell>
          <table:table-cell office:value-type="string">
            <text:p>Unidade (Porto Alegr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280</text:p>
          </table:table-cell>
          <table:table-cell office:value-type="string">
            <text:p>INTERDISCIPLINAR <text:s text:c="33"/></text:p>
          </table:table-cell>
          <table:table-cell office:value-type="string">
            <text:p>Unijus (Ubera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2571</text:p>
          </table:table-cell>
          <table:table-cell office:value-type="string">
            <text:p>INTERDISCIPLINAR <text:s text:c="33"/></text:p>
          </table:table-cell>
          <table:table-cell office:value-type="string">
            <text:p>UNIMONTES Científ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651</text:p>
          </table:table-cell>
          <table:table-cell office:value-type="string">
            <text:p>INTERDISCIPLINAR <text:s text:c="33"/></text:p>
          </table:table-cell>
          <table:table-cell office:value-type="string">
            <text:p>UNIrevista (UNISIN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951</text:p>
          </table:table-cell>
          <table:table-cell office:value-type="string">
            <text:p>INTERDISCIPLINAR <text:s text:c="33"/></text:p>
          </table:table-cell>
          <table:table-cell office:value-type="string">
            <text:p>Universa (UC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5692</text:p>
          </table:table-cell>
          <table:table-cell office:value-type="string">
            <text:p>INTERDISCIPLINAR <text:s text:c="33"/></text:p>
          </table:table-cell>
          <table:table-cell office:value-type="string">
            <text:p>Universidad de Medelli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779</text:p>
          </table:table-cell>
          <table:table-cell office:value-type="string">
            <text:p>INTERDISCIPLINAR <text:s text:c="33"/></text:p>
          </table:table-cell>
          <table:table-cell office:value-type="string">
            <text:p>Universidade e Sociedade (Bras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1213</text:p>
          </table:table-cell>
          <table:table-cell office:value-type="string">
            <text:p>INTERDISCIPLINAR <text:s text:c="33"/></text:p>
          </table:table-cell>
          <table:table-cell office:value-type="string">
            <text:p>Universitas (Mogi-Miri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334</text:p>
          </table:table-cell>
          <table:table-cell office:value-type="string">
            <text:p>INTERDISCIPLINAR <text:s text:c="33"/></text:p>
          </table:table-cell>
          <table:table-cell office:value-type="string">
            <text:p>Universitas. Biociências (UNICEUB) (Cessou em 2001. Fundiu-se com ISSN 1518-6342 Universitas. Psicologia e ISSN 1678-5398 Universitas. Ciências da Súde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570</text:p>
          </table:table-cell>
          <table:table-cell office:value-type="string">
            <text:p>INTERDISCIPLINAR <text:s text:c="33"/></text:p>
          </table:table-cell>
          <table:table-cell office:value-type="string">
            <text:p>UNOPAR Científica. Ciências Biológicas e da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88X</text:p>
          </table:table-cell>
          <table:table-cell office:value-type="string">
            <text:p>INTERDISCIPLINAR <text:s text:c="33"/></text:p>
          </table:table-cell>
          <table:table-cell office:value-type="string">
            <text:p>UNOPAR Científica. Ciências Exatas e Tecnológ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580</text:p>
          </table:table-cell>
          <table:table-cell office:value-type="string">
            <text:p>INTERDISCIPLINAR <text:s text:c="33"/></text:p>
          </table:table-cell>
          <table:table-cell office:value-type="string">
            <text:p>UNOPAR Científica. Ciências Humanas e Educ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7-4278</text:p>
          </table:table-cell>
          <table:table-cell office:value-type="string">
            <text:p>INTERDISCIPLINAR <text:s text:c="33"/></text:p>
          </table:table-cell>
          <table:table-cell office:value-type="string">
            <text:p>Urban Morph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0980</text:p>
          </table:table-cell>
          <table:table-cell office:value-type="string">
            <text:p>INTERDISCIPLINAR <text:s text:c="33"/></text:p>
          </table:table-cell>
          <table:table-cell office:value-type="string">
            <text:p>Urban Studies (Harlow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062X</text:p>
          </table:table-cell>
          <table:table-cell office:value-type="string">
            <text:p>INTERDISCIPLINAR <text:s text:c="33"/></text:p>
          </table:table-cell>
          <table:table-cell office:value-type="string">
            <text:p>Urban Water Jour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1022</text:p>
          </table:table-cell>
          <table:table-cell office:value-type="string">
            <text:p>INTERDISCIPLINAR <text:s text:c="33"/></text:p>
          </table:table-cell>
          <table:table-cell office:value-type="string">
            <text:p>Urbanistica (Torin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410X</text:p>
          </table:table-cell>
          <table:table-cell office:value-type="string">
            <text:p>INTERDISCIPLINAR <text:s text:c="33"/></text:p>
          </table:table-cell>
          <table:table-cell office:value-type="string">
            <text:p>Vaccine (Guild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1663</text:p>
          </table:table-cell>
          <table:table-cell office:value-type="string">
            <text:p>INTERDISCIPLINAR <text:s text:c="33"/></text:p>
          </table:table-cell>
          <table:table-cell office:value-type="string">
            <text:p>Vadose Zone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775</text:p>
          </table:table-cell>
          <table:table-cell office:value-type="string">
            <text:p>INTERDISCIPLINAR <text:s text:c="33"/></text:p>
          </table:table-cell>
          <table:table-cell office:value-type="string">
            <text:p>Varia História (UFMG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6-6344</text:p>
          </table:table-cell>
          <table:table-cell office:value-type="string">
            <text:p>INTERDISCIPLINAR <text:s text:c="33"/></text:p>
          </table:table-cell>
          <table:table-cell office:value-type="string">
            <text:p>Vascular Health and Risk Management (Cessou em 2008. Cont. ISSN 1178-2048 Vascular Health and Risk Management (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3667</text:p>
          </table:table-cell>
          <table:table-cell office:value-type="string">
            <text:p>INTERDISCIPLINAR <text:s text:c="33"/></text:p>
          </table:table-cell>
          <table:table-cell office:value-type="string">
            <text:p>Vector Borne and Zoonotic Diseases (Larchmont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839</text:p>
          </table:table-cell>
          <table:table-cell office:value-type="string">
            <text:p>INTERDISCIPLINAR <text:s text:c="33"/></text:p>
          </table:table-cell>
          <table:table-cell office:value-type="string">
            <text:p>VeraCidade (Salvado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845</text:p>
          </table:table-cell>
          <table:table-cell office:value-type="string">
            <text:p>INTERDISCIPLINAR <text:s text:c="33"/></text:p>
          </table:table-cell>
          <table:table-cell office:value-type="string">
            <text:p>Veredas do Direito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746</text:p>
          </table:table-cell>
          <table:table-cell office:value-type="string">
            <text:p>INTERDISCIPLINAR <text:s text:c="33"/></text:p>
          </table:table-cell>
          <table:table-cell office:value-type="string">
            <text:p>Veredas FAVIP (Cessou em 2006. Cont. ISSN 1984-8463 Veredas FAVIP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3955</text:p>
          </table:table-cell>
          <table:table-cell office:value-type="string">
            <text:p>INTERDISCIPLINAR <text:s text:c="33"/></text:p>
          </table:table-cell>
          <table:table-cell office:value-type="string">
            <text:p>Veritas (Porto Alegr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414</text:p>
          </table:table-cell>
          <table:table-cell office:value-type="string">
            <text:p>INTERDISCIPLINAR <text:s text:c="33"/></text:p>
          </table:table-cell>
          <table:table-cell office:value-type="string">
            <text:p>Verso e Reverso (UNISINOS. Impresso) (Cessou em 2003. Cont. ISSN 1806-6925 Verso e Reverso (UNISINOS. 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925</text:p>
          </table:table-cell>
          <table:table-cell office:value-type="string">
            <text:p>INTERDISCIPLINAR <text:s text:c="33"/></text:p>
          </table:table-cell>
          <table:table-cell office:value-type="string">
            <text:p>Verso e Reverso (Unisinos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473</text:p>
          </table:table-cell>
          <table:table-cell office:value-type="string">
            <text:p>INTERDISCIPLINAR <text:s text:c="33"/></text:p>
          </table:table-cell>
          <table:table-cell office:value-type="string">
            <text:p>Vertentes (UFS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843</text:p>
          </table:table-cell>
          <table:table-cell office:value-type="string">
            <text:p>INTERDISCIPLINAR <text:s text:c="33"/></text:p>
          </table:table-cell>
          <table:table-cell office:value-type="string">
            <text:p>Vértices (Campos dos Goitacaz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689</text:p>
          </table:table-cell>
          <table:table-cell office:value-type="string">
            <text:p>INTERDISCIPLINAR <text:s text:c="33"/></text:p>
          </table:table-cell>
          <table:table-cell office:value-type="string">
            <text:p>Vértices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090</text:p>
          </table:table-cell>
          <table:table-cell office:value-type="string">
            <text:p>INTERDISCIPLINAR <text:s text:c="33"/></text:p>
          </table:table-cell>
          <table:table-cell office:value-type="string">
            <text:p>Verve (PUC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237</text:p>
          </table:table-cell>
          <table:table-cell office:value-type="string">
            <text:p>INTERDISCIPLINAR <text:s text:c="33"/></text:p>
          </table:table-cell>
          <table:table-cell office:value-type="string">
            <text:p>Veterinária em Foco (ULBR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2427</text:p>
          </table:table-cell>
          <table:table-cell office:value-type="string">
            <text:p>INTERDISCIPLINAR <text:s text:c="33"/></text:p>
          </table:table-cell>
          <table:table-cell office:value-type="string">
            <text:p>Veterinary Immunology and Immunopath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135</text:p>
          </table:table-cell>
          <table:table-cell office:value-type="string">
            <text:p>INTERDISCIPLINAR <text:s text:c="33"/></text:p>
          </table:table-cell>
          <table:table-cell office:value-type="string">
            <text:p>Veterinary Microbiology (Amsterdam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5216</text:p>
          </table:table-cell>
          <table:table-cell office:value-type="string">
            <text:p>INTERDISCIPLINAR <text:s text:c="33"/></text:p>
          </table:table-cell>
          <table:table-cell office:value-type="string">
            <text:p>Veterinary Ophthalm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017</text:p>
          </table:table-cell>
          <table:table-cell office:value-type="string">
            <text:p>INTERDISCIPLINAR <text:s text:c="33"/></text:p>
          </table:table-cell>
          <table:table-cell office:value-type="string">
            <text:p>Veterinary Parasit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4249</text:p>
          </table:table-cell>
          <table:table-cell office:value-type="string">
            <text:p>INTERDISCIPLINAR <text:s text:c="33"/></text:p>
          </table:table-cell>
          <table:table-cell office:value-type="string">
            <text:p>Veterinary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7380</text:p>
          </table:table-cell>
          <table:table-cell office:value-type="string">
            <text:p>INTERDISCIPLINAR <text:s text:c="33"/></text:p>
          </table:table-cell>
          <table:table-cell office:value-type="string">
            <text:p>Veterinary Research Commun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262</text:p>
          </table:table-cell>
          <table:table-cell office:value-type="string">
            <text:p>INTERDISCIPLINAR <text:s text:c="33"/></text:p>
          </table:table-cell>
          <table:table-cell office:value-type="string">
            <text:p>Vetores &amp; Prag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131</text:p>
          </table:table-cell>
          <table:table-cell office:value-type="string">
            <text:p>INTERDISCIPLINAR <text:s text:c="33"/></text:p>
          </table:table-cell>
          <table:table-cell office:value-type="string">
            <text:p>Via Teológ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341</text:p>
          </table:table-cell>
          <table:table-cell office:value-type="string">
            <text:p>INTERDISCIPLINAR <text:s text:c="33"/></text:p>
          </table:table-cell>
          <table:table-cell office:value-type="string">
            <text:p>Vibrant (Florianópol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270X</text:p>
          </table:table-cell>
          <table:table-cell office:value-type="string">
            <text:p>INTERDISCIPLINAR <text:s text:c="33"/></text:p>
          </table:table-cell>
          <table:table-cell office:value-type="string">
            <text:p>Vidya (Santa Mar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422X</text:p>
          </table:table-cell>
          <table:table-cell office:value-type="string">
            <text:p>INTERDISCIPLINAR <text:s text:c="33"/></text:p>
          </table:table-cell>
          <table:table-cell office:value-type="string">
            <text:p>Virology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9628</text:p>
          </table:table-cell>
          <table:table-cell office:value-type="string">
            <text:p>INTERDISCIPLINAR <text:s text:c="33"/></text:p>
          </table:table-cell>
          <table:table-cell office:value-type="string">
            <text:p>Virtual Journal of Biological Physics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702</text:p>
          </table:table-cell>
          <table:table-cell office:value-type="string">
            <text:p>INTERDISCIPLINAR <text:s text:c="33"/></text:p>
          </table:table-cell>
          <table:table-cell office:value-type="string">
            <text:p>Virus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2563</text:p>
          </table:table-cell>
          <table:table-cell office:value-type="string">
            <text:p>INTERDISCIPLINAR <text:s text:c="33"/></text:p>
          </table:table-cell>
          <table:table-cell office:value-type="string">
            <text:p>Virus Reviews and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4-9237</text:p>
          </table:table-cell>
          <table:table-cell office:value-type="string">
            <text:p>INTERDISCIPLINAR <text:s text:c="33"/></text:p>
          </table:table-cell>
          <table:table-cell office:value-type="string">
            <text:p>Visages d'Amérique Lat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192</text:p>
          </table:table-cell>
          <table:table-cell office:value-type="string">
            <text:p>INTERDISCIPLINAR <text:s text:c="33"/></text:p>
          </table:table-cell>
          <table:table-cell office:value-type="string">
            <text:p>Visão Acadêmica (Curitib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402</text:p>
          </table:table-cell>
          <table:table-cell office:value-type="string">
            <text:p>INTERDISCIPLINAR <text:s text:c="33"/></text:p>
          </table:table-cell>
          <table:table-cell office:value-type="string">
            <text:p>Visão Agrícola (USP / ESALQ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951</text:p>
          </table:table-cell>
          <table:table-cell office:value-type="string">
            <text:p>INTERDISCIPLINAR <text:s text:c="33"/></text:p>
          </table:table-cell>
          <table:table-cell office:value-type="string">
            <text:p>Vita et Sanitas (FUG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064</text:p>
          </table:table-cell>
          <table:table-cell office:value-type="string">
            <text:p>INTERDISCIPLINAR <text:s text:c="33"/></text:p>
          </table:table-cell>
          <table:table-cell office:value-type="string">
            <text:p>Vivencia (UFR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073</text:p>
          </table:table-cell>
          <table:table-cell office:value-type="string">
            <text:p>INTERDISCIPLINAR <text:s text:c="33"/></text:p>
          </table:table-cell>
          <table:table-cell office:value-type="string">
            <text:p>Vox Scriptura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4-242X</text:p>
          </table:table-cell>
          <table:table-cell office:value-type="string">
            <text:p>INTERDISCIPLINAR <text:s text:c="33"/></text:p>
          </table:table-cell>
          <table:table-cell office:value-type="string">
            <text:p>Waste Management &amp; Research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053X</text:p>
          </table:table-cell>
          <table:table-cell office:value-type="string">
            <text:p>INTERDISCIPLINAR <text:s text:c="33"/></text:p>
          </table:table-cell>
          <table:table-cell office:value-type="string">
            <text:p>Waste Management (Elms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9-6503</text:p>
          </table:table-cell>
          <table:table-cell office:value-type="string">
            <text:p>INTERDISCIPLINAR <text:s text:c="33"/></text:p>
          </table:table-cell>
          <table:table-cell office:value-type="string">
            <text:p>Water Engineering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4303</text:p>
          </table:table-cell>
          <table:table-cell office:value-type="string">
            <text:p>INTERDISCIPLINAR <text:s text:c="33"/></text:p>
          </table:table-cell>
          <table:table-cell office:value-type="string">
            <text:p>Water Environment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8060</text:p>
          </table:table-cell>
          <table:table-cell office:value-type="string">
            <text:p>INTERDISCIPLINAR <text:s text:c="33"/></text:p>
          </table:table-cell>
          <table:table-cell office:value-type="string">
            <text:p>Water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1354</text:p>
          </table:table-cell>
          <table:table-cell office:value-type="string">
            <text:p>INTERDISCIPLINAR <text:s text:c="33"/></text:p>
          </table:table-cell>
          <table:table-cell office:value-type="string">
            <text:p>Water Research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4741</text:p>
          </table:table-cell>
          <table:table-cell office:value-type="string">
            <text:p>INTERDISCIPLINAR <text:s text:c="33"/></text:p>
          </table:table-cell>
          <table:table-cell office:value-type="string">
            <text:p>Water Resources Manag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1397</text:p>
          </table:table-cell>
          <table:table-cell office:value-type="string">
            <text:p>INTERDISCIPLINAR <text:s text:c="33"/></text:p>
          </table:table-cell>
          <table:table-cell office:value-type="string">
            <text:p>Water Resources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738</text:p>
          </table:table-cell>
          <table:table-cell office:value-type="string">
            <text:p>INTERDISCIPLINAR <text:s text:c="33"/></text:p>
          </table:table-cell>
          <table:table-cell office:value-type="string">
            <text:p>Water S.A. (Cessou em 2005. Cont. ISSN 1816-7950 Water SA (Online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1223</text:p>
          </table:table-cell>
          <table:table-cell office:value-type="string">
            <text:p>INTERDISCIPLINAR <text:s text:c="33"/></text:p>
          </table:table-cell>
          <table:table-cell office:value-type="string">
            <text:p>Water Science and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6979</text:p>
          </table:table-cell>
          <table:table-cell office:value-type="string">
            <text:p>INTERDISCIPLINAR <text:s text:c="33"/></text:p>
          </table:table-cell>
          <table:table-cell office:value-type="string">
            <text:p>Water, Air and Soil Pollu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1648</text:p>
          </table:table-cell>
          <table:table-cell office:value-type="string">
            <text:p>INTERDISCIPLINAR <text:s text:c="33"/></text:p>
          </table:table-cell>
          <table:table-cell office:value-type="string">
            <text:p>Wear (Lausan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8156</text:p>
          </table:table-cell>
          <table:table-cell office:value-type="string">
            <text:p>INTERDISCIPLINAR <text:s text:c="33"/></text:p>
          </table:table-cell>
          <table:table-cell office:value-type="string">
            <text:p>Weather and Forecast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263</text:p>
          </table:table-cell>
          <table:table-cell office:value-type="string">
            <text:p>INTERDISCIPLINAR <text:s text:c="33"/></text:p>
          </table:table-cell>
          <table:table-cell office:value-type="string">
            <text:p>Web Intelligence and Agent System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740</text:p>
          </table:table-cell>
          <table:table-cell office:value-type="string">
            <text:p>INTERDISCIPLINAR <text:s text:c="33"/></text:p>
          </table:table-cell>
          <table:table-cell office:value-type="string">
            <text:p>Web-Revista Discursividade: Estudos Lingüístic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1745</text:p>
          </table:table-cell>
          <table:table-cell office:value-type="string">
            <text:p>INTERDISCIPLINAR <text:s text:c="33"/></text:p>
          </table:table-cell>
          <table:table-cell office:value-type="string">
            <text:p>Weed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9-160X</text:p>
          </table:table-cell>
          <table:table-cell office:value-type="string">
            <text:p>INTERDISCIPLINAR <text:s text:c="33"/></text:p>
          </table:table-cell>
          <table:table-cell office:value-type="string">
            <text:p>West African Journal of Medi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4861</text:p>
          </table:table-cell>
          <table:table-cell office:value-type="string">
            <text:p>INTERDISCIPLINAR <text:s text:c="33"/></text:p>
          </table:table-cell>
          <table:table-cell office:value-type="string">
            <text:p>Wetlands Ecology and Manage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3541</text:p>
          </table:table-cell>
          <table:table-cell office:value-type="string">
            <text:p>INTERDISCIPLINAR <text:s text:c="33"/></text:p>
          </table:table-cell>
          <table:table-cell office:value-type="string">
            <text:p>WIT Transactions on Ecology and the Environment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99-1993</text:p>
          </table:table-cell>
          <table:table-cell office:value-type="string">
            <text:p>INTERDISCIPLINAR <text:s text:c="33"/></text:p>
          </table:table-cell>
          <table:table-cell office:value-type="string">
            <text:p>Women + Environments International Magaz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6-5500</text:p>
          </table:table-cell>
          <table:table-cell office:value-type="string">
            <text:p>INTERDISCIPLINAR <text:s text:c="33"/></text:p>
          </table:table-cell>
          <table:table-cell office:value-type="string">
            <text:p>Working Papers (Harvard University. Center for International Development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5602</text:p>
          </table:table-cell>
          <table:table-cell office:value-type="string">
            <text:p>INTERDISCIPLINAR <text:s text:c="33"/></text:p>
          </table:table-cell>
          <table:table-cell office:value-type="string">
            <text:p>World Aquacultur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50X</text:p>
          </table:table-cell>
          <table:table-cell office:value-type="string">
            <text:p>INTERDISCIPLINAR <text:s text:c="33"/></text:p>
          </table:table-cell>
          <table:table-cell office:value-type="string">
            <text:p>World Develop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7-9327</text:p>
          </table:table-cell>
          <table:table-cell office:value-type="string">
            <text:p>INTERDISCIPLINAR <text:s text:c="33"/></text:p>
          </table:table-cell>
          <table:table-cell office:value-type="string">
            <text:p>World Journal of Gastroente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993</text:p>
          </table:table-cell>
          <table:table-cell office:value-type="string">
            <text:p>INTERDISCIPLINAR <text:s text:c="33"/></text:p>
          </table:table-cell>
          <table:table-cell office:value-type="string">
            <text:p>World Journal of Microbiology &amp;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5-0710</text:p>
          </table:table-cell>
          <table:table-cell office:value-type="string">
            <text:p>INTERDISCIPLINAR <text:s text:c="33"/></text:p>
          </table:table-cell>
          <table:table-cell office:value-type="string">
            <text:p>World Mycotoxin Journal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3-8617</text:p>
          </table:table-cell>
          <table:table-cell office:value-type="string">
            <text:p>INTERDISCIPLINAR <text:s text:c="33"/></text:p>
          </table:table-cell>
          <table:table-cell office:value-type="string">
            <text:p>World Psychia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0-5095</text:p>
          </table:table-cell>
          <table:table-cell office:value-type="string">
            <text:p>INTERDISCIPLINAR <text:s text:c="33"/></text:p>
          </table:table-cell>
          <table:table-cell office:value-type="string">
            <text:p>WSEAS Mechanical Engineering Seri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9-9526</text:p>
          </table:table-cell>
          <table:table-cell office:value-type="string">
            <text:p>INTERDISCIPLINAR <text:s text:c="33"/></text:p>
          </table:table-cell>
          <table:table-cell office:value-type="string">
            <text:p>WSEAS Transactions on Business and Econom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0-5079</text:p>
          </table:table-cell>
          <table:table-cell office:value-type="string">
            <text:p>INTERDISCIPLINAR <text:s text:c="33"/></text:p>
          </table:table-cell>
          <table:table-cell office:value-type="string">
            <text:p>WSEAS Transactions on Environment and Developmen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9-2769</text:p>
          </table:table-cell>
          <table:table-cell office:value-type="string">
            <text:p>INTERDISCIPLINAR <text:s text:c="33"/></text:p>
          </table:table-cell>
          <table:table-cell office:value-type="string">
            <text:p>WSEAS Transactions on Mathema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0-5060</text:p>
          </table:table-cell>
          <table:table-cell office:value-type="string">
            <text:p>INTERDISCIPLINAR <text:s text:c="33"/></text:p>
          </table:table-cell>
          <table:table-cell office:value-type="string">
            <text:p>WSEAS Transactions on Power System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9-2777</text:p>
          </table:table-cell>
          <table:table-cell office:value-type="string">
            <text:p>INTERDISCIPLINAR <text:s text:c="33"/></text:p>
          </table:table-cell>
          <table:table-cell office:value-type="string">
            <text:p>WSEAS Transactions on System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INTERDISCIPLINAR <text:s text:c="33"/></text:p>
          </table:table-cell>
          <table:table-cell office:value-type="string">
            <text:p>www.ruthcasaeditorial.or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9630</text:p>
          </table:table-cell>
          <table:table-cell office:value-type="string">
            <text:p>INTERDISCIPLINAR <text:s text:c="33"/></text:p>
          </table:table-cell>
          <table:table-cell office:value-type="string">
            <text:p>Wychowanie Fizyczne i Sport / Physical Education and Spor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8246</text:p>
          </table:table-cell>
          <table:table-cell office:value-type="string">
            <text:p>INTERDISCIPLINAR <text:s text:c="33"/></text:p>
          </table:table-cell>
          <table:table-cell office:value-type="string">
            <text:p>X-Ray Spectrome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INTERDISCIPLINAR <text:s text:c="33"/></text:p>
          </table:table-cell>
          <table:table-cell office:value-type="string">
            <text:p>XI Congresso XVII Encontro da Associação Brasileira de Animais Selvagen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947-8274</text:p>
          </table:table-cell>
          <table:table-cell office:value-type="string">
            <text:p>INTERDISCIPLINAR <text:s text:c="33"/></text:p>
          </table:table-cell>
          <table:table-cell office:value-type="string">
            <text:p>XII Encontro Nacional de Tecnologia do Ambiente Construíd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1-9847</text:p>
          </table:table-cell>
          <table:table-cell office:value-type="string">
            <text:p>INTERDISCIPLINAR <text:s text:c="33"/></text:p>
          </table:table-cell>
          <table:table-cell office:value-type="string">
            <text:p>Yingyong Shuxue / Mathematica Applica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8-7035</text:p>
          </table:table-cell>
          <table:table-cell office:value-type="string">
            <text:p>INTERDISCIPLINAR <text:s text:c="33"/></text:p>
          </table:table-cell>
          <table:table-cell office:value-type="string">
            <text:p>Yupana (Santa F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0189</text:p>
          </table:table-cell>
          <table:table-cell office:value-type="string">
            <text:p>INTERDISCIPLINAR <text:s text:c="33"/></text:p>
          </table:table-cell>
          <table:table-cell office:value-type="string">
            <text:p>Zeitschrift der Deutschen Geologischen Gesellschaft (1929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2313</text:p>
          </table:table-cell>
          <table:table-cell office:value-type="string">
            <text:p>INTERDISCIPLINAR <text:s text:c="33"/></text:p>
          </table:table-cell>
          <table:table-cell office:value-type="string">
            <text:p>Zeitschrift fur Anorganische und Allgemeine Chemie (1950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2-8854</text:p>
          </table:table-cell>
          <table:table-cell office:value-type="string">
            <text:p>INTERDISCIPLINAR <text:s text:c="33"/></text:p>
          </table:table-cell>
          <table:table-cell office:value-type="string">
            <text:p>Zeitschrift für Geomorphologi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5075</text:p>
          </table:table-cell>
          <table:table-cell office:value-type="string">
            <text:p>INTERDISCIPLINAR <text:s text:c="33"/></text:p>
          </table:table-cell>
          <table:table-cell office:value-type="string">
            <text:p>Zeitschrift für Naturforschung. C, A Journal of Bio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8159</text:p>
          </table:table-cell>
          <table:table-cell office:value-type="string">
            <text:p>INTERDISCIPLINAR <text:s text:c="33"/></text:p>
          </table:table-cell>
          <table:table-cell office:value-type="string">
            <text:p>Zeitschrift für Pflanzenkrankheiten und Pflanzenschutz (1970) / Journal of Plant Diseases and Protection (1970) (Cessou em 2005. Cont. ISSN 1861-3829 Journal of Plant Diseases and Protection (2006. 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877</text:p>
          </table:table-cell>
          <table:table-cell office:value-type="string">
            <text:p>INTERDISCIPLINAR <text:s text:c="33"/></text:p>
          </table:table-cell>
          <table:table-cell office:value-type="string">
            <text:p>Zetetike (UNICAM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3188</text:p>
          </table:table-cell>
          <table:table-cell office:value-type="string">
            <text:p>INTERDISCIPLINAR <text:s text:c="33"/></text:p>
          </table:table-cell>
          <table:table-cell office:value-type="string">
            <text:p>Zoo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3256</text:p>
          </table:table-cell>
          <table:table-cell office:value-type="string">
            <text:p>INTERDISCIPLINAR <text:s text:c="33"/></text:p>
          </table:table-cell>
          <table:table-cell office:value-type="string">
            <text:p>Zoologica Script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4082</text:p>
          </table:table-cell>
          <table:table-cell office:value-type="string">
            <text:p>INTERDISCIPLINAR <text:s text:c="33"/></text:p>
          </table:table-cell>
          <table:table-cell office:value-type="string">
            <text:p>Zoological Journal of the Linnean Soci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9-0003</text:p>
          </table:table-cell>
          <table:table-cell office:value-type="string">
            <text:p>INTERDISCIPLINAR <text:s text:c="33"/></text:p>
          </table:table-cell>
          <table:table-cell office:value-type="string">
            <text:p>Zoological Science (Cessou em 2003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5506</text:p>
          </table:table-cell>
          <table:table-cell office:value-type="string">
            <text:p>INTERDISCIPLINAR <text:s text:c="33"/></text:p>
          </table:table-cell>
          <table:table-cell office:value-type="string">
            <text:p>Zoological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5326</text:p>
          </table:table-cell>
          <table:table-cell office:value-type="string">
            <text:p>INTERDISCIPLINAR <text:s text:c="33"/></text:p>
          </table:table-cell>
          <table:table-cell office:value-type="string">
            <text:p>Zootaxa (Aucklan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5334</text:p>
          </table:table-cell>
          <table:table-cell office:value-type="string">
            <text:p>INTERDISCIPLINAR <text:s text:c="33"/></text:p>
          </table:table-cell>
          <table:table-cell office:value-type="string">
            <text:p>Zootax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8-7269</text:p>
          </table:table-cell>
          <table:table-cell office:value-type="string">
            <text:p>INTERDISCIPLINAR <text:s text:c="33"/></text:p>
          </table:table-cell>
          <table:table-cell office:value-type="string">
            <text:p>Zootecnia Tropical - FONAIAP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8">08/04/2011</text:date>, <text:time>17:0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document-statistic meta:table-count="1" meta:cell-count="22586" meta:object-count="0"/>
  </office:meta>
</office:document-meta>
</file>